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2.17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1.96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17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1.96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p01.pddl/1</text:p>
          </table:table-cell>
          <table:table-cell office:value-type="float" office:value="0.063298"/>
          <table:table-cell office:value-type="float" office:value="0.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7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6007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770.0"/>
          <table:table-cell office:value-type="float" office:value="3.0"/>
          <table:table-cell office:value-type="float" office:value="0.0"/>
          <table:table-cell office:value-type="float" office:value="0.0"/>
          <table:table-cell table:formula="of:=MIN([.$B3];[.$O3])" office:value-type="float"/>
          <table:table-cell table:formula="of:=MIN([.$C3];[.$P3])" office:value-type="float"/>
          <table:table-cell table:formula="of:=MIN([.$D3];[.$Q3])" office:value-type="float"/>
          <table:table-cell table:formula="of:=MIN([.$E3];[.$R3])" office:value-type="float"/>
          <table:table-cell table:formula="of:=MIN([.$F3];[.$S3])" office:value-type="float"/>
          <table:table-cell table:formula="of:=MIN([.$G3];[.$T3])" office:value-type="float"/>
          <table:table-cell table:formula="of:=MIN([.$H3];[.$U3])" office:value-type="float"/>
          <table:table-cell table:formula="of:=MIN([.$I3];[.$V3])" office:value-type="float"/>
          <table:table-cell table:formula="of:=MIN([.$J3])" office:value-type="float"/>
          <table:table-cell table:formula="of:=MIN([.$K3];[.$W3])" office:value-type="float"/>
          <table:table-cell table:formula="of:=MIN([.$L3];[.$X3])" office:value-type="float"/>
          <table:table-cell table:formula="of:=MIN([.$M3];[.$Y3])" office:value-type="float"/>
          <table:table-cell table:formula="of:=MIN([.$N3];[.$Z3])" office:value-type="float"/>
          <table:table-cell table:formula="of:=MEDIAN([.$B3];[.$O3])" office:value-type="float"/>
          <table:table-cell table:formula="of:=MEDIAN([.$C3];[.$P3])" office:value-type="float"/>
          <table:table-cell table:formula="of:=MEDIAN([.$D3];[.$Q3])" office:value-type="float"/>
          <table:table-cell table:formula="of:=MEDIAN([.$E3];[.$R3])" office:value-type="float"/>
          <table:table-cell table:formula="of:=MEDIAN([.$F3];[.$S3])" office:value-type="float"/>
          <table:table-cell table:formula="of:=MEDIAN([.$G3];[.$T3])" office:value-type="float"/>
          <table:table-cell table:formula="of:=MEDIAN([.$H3];[.$U3])" office:value-type="float"/>
          <table:table-cell table:formula="of:=MEDIAN([.$I3];[.$V3])" office:value-type="float"/>
          <table:table-cell table:formula="of:=MEDIAN([.$J3])" office:value-type="float"/>
          <table:table-cell table:formula="of:=MEDIAN([.$K3];[.$W3])" office:value-type="float"/>
          <table:table-cell table:formula="of:=MEDIAN([.$L3];[.$X3])" office:value-type="float"/>
          <table:table-cell table:formula="of:=MEDIAN([.$M3];[.$Y3])" office:value-type="float"/>
          <table:table-cell table:formula="of:=MEDIAN([.$N3];[.$Z3])" office:value-type="float"/>
          <table:table-cell table:formula="of:=MAX([.$B3];[.$O3])" office:value-type="float"/>
          <table:table-cell table:formula="of:=MAX([.$C3];[.$P3])" office:value-type="float"/>
          <table:table-cell table:formula="of:=MAX([.$D3];[.$Q3])" office:value-type="float"/>
          <table:table-cell table:formula="of:=MAX([.$E3];[.$R3])" office:value-type="float"/>
          <table:table-cell table:formula="of:=MAX([.$F3];[.$S3])" office:value-type="float"/>
          <table:table-cell table:formula="of:=MAX([.$G3];[.$T3])" office:value-type="float"/>
          <table:table-cell table:formula="of:=MAX([.$H3];[.$U3])" office:value-type="float"/>
          <table:table-cell table:formula="of:=MAX([.$I3];[.$V3])" office:value-type="float"/>
          <table:table-cell table:formula="of:=MAX([.$J3])" office:value-type="float"/>
          <table:table-cell table:formula="of:=MAX([.$K3];[.$W3])" office:value-type="float"/>
          <table:table-cell table:formula="of:=MAX([.$L3];[.$X3])" office:value-type="float"/>
          <table:table-cell table:formula="of:=MAX([.$M3];[.$Y3])" office:value-type="float"/>
          <table:table-cell table:formula="of:=MAX([.$N3];[.$Z3])" office:value-type="float"/>
        </table:table-row>
        <table:table-row table:style-name="ro1">
          <table:table-cell office:value-type="string">
            <text:p>p01.pddl/10</text:p>
          </table:table-cell>
          <table:table-cell office:value-type="float" office:value="0.272408"/>
          <table:table-cell office:value-type="float" office:value="0.235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313.0"/>
          <table:table-cell office:value-type="float" office:value="7162.0"/>
          <table:table-cell office:value-type="float" office:value="6091.0"/>
          <table:table-cell office:value-type="float" office:value="11832.0"/>
          <table:table-cell office:value-type="float" office:value="7361.0"/>
          <table:table-cell office:value-type="float" office:value="0.0"/>
          <table:table-cell office:value-type="float" office:value="0.0"/>
          <table:table-cell office:value-type="float" office:value="0.251456"/>
          <table:table-cell office:value-type="float" office:value="0.212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90.0"/>
          <table:table-cell office:value-type="float" office:value="2702.0"/>
          <table:table-cell office:value-type="float" office:value="11832.0"/>
          <table:table-cell office:value-type="float" office:value="7361.0"/>
          <table:table-cell office:value-type="float" office:value="0.0"/>
          <table:table-cell office:value-type="float" office:value="0.0"/>
          <table:table-cell table:formula="of:=MIN([.$B4];[.$O4])" office:value-type="float"/>
          <table:table-cell table:formula="of:=MIN([.$C4];[.$P4])" office:value-type="float"/>
          <table:table-cell table:formula="of:=MIN([.$D4];[.$Q4])" office:value-type="float"/>
          <table:table-cell table:formula="of:=MIN([.$E4];[.$R4])" office:value-type="float"/>
          <table:table-cell table:formula="of:=MIN([.$F4];[.$S4])" office:value-type="float"/>
          <table:table-cell table:formula="of:=MIN([.$G4];[.$T4])" office:value-type="float"/>
          <table:table-cell table:formula="of:=MIN([.$H4];[.$U4])" office:value-type="float"/>
          <table:table-cell table:formula="of:=MIN([.$I4];[.$V4])" office:value-type="float"/>
          <table:table-cell table:formula="of:=MIN([.$J4])" office:value-type="float"/>
          <table:table-cell table:formula="of:=MIN([.$K4];[.$W4])" office:value-type="float"/>
          <table:table-cell table:formula="of:=MIN([.$L4];[.$X4])" office:value-type="float"/>
          <table:table-cell table:formula="of:=MIN([.$M4];[.$Y4])" office:value-type="float"/>
          <table:table-cell table:formula="of:=MIN([.$N4];[.$Z4])" office:value-type="float"/>
          <table:table-cell table:formula="of:=MEDIAN([.$B4];[.$O4])" office:value-type="float"/>
          <table:table-cell table:formula="of:=MEDIAN([.$C4];[.$P4])" office:value-type="float"/>
          <table:table-cell table:formula="of:=MEDIAN([.$D4];[.$Q4])" office:value-type="float"/>
          <table:table-cell table:formula="of:=MEDIAN([.$E4];[.$R4])" office:value-type="float"/>
          <table:table-cell table:formula="of:=MEDIAN([.$F4];[.$S4])" office:value-type="float"/>
          <table:table-cell table:formula="of:=MEDIAN([.$G4];[.$T4])" office:value-type="float"/>
          <table:table-cell table:formula="of:=MEDIAN([.$H4];[.$U4])" office:value-type="float"/>
          <table:table-cell table:formula="of:=MEDIAN([.$I4];[.$V4])" office:value-type="float"/>
          <table:table-cell table:formula="of:=MEDIAN([.$J4])" office:value-type="float"/>
          <table:table-cell table:formula="of:=MEDIAN([.$K4];[.$W4])" office:value-type="float"/>
          <table:table-cell table:formula="of:=MEDIAN([.$L4];[.$X4])" office:value-type="float"/>
          <table:table-cell table:formula="of:=MEDIAN([.$M4];[.$Y4])" office:value-type="float"/>
          <table:table-cell table:formula="of:=MEDIAN([.$N4];[.$Z4])" office:value-type="float"/>
          <table:table-cell table:formula="of:=MAX([.$B4];[.$O4])" office:value-type="float"/>
          <table:table-cell table:formula="of:=MAX([.$C4];[.$P4])" office:value-type="float"/>
          <table:table-cell table:formula="of:=MAX([.$D4];[.$Q4])" office:value-type="float"/>
          <table:table-cell table:formula="of:=MAX([.$E4];[.$R4])" office:value-type="float"/>
          <table:table-cell table:formula="of:=MAX([.$F4];[.$S4])" office:value-type="float"/>
          <table:table-cell table:formula="of:=MAX([.$G4];[.$T4])" office:value-type="float"/>
          <table:table-cell table:formula="of:=MAX([.$H4];[.$U4])" office:value-type="float"/>
          <table:table-cell table:formula="of:=MAX([.$I4];[.$V4])" office:value-type="float"/>
          <table:table-cell table:formula="of:=MAX([.$J4])" office:value-type="float"/>
          <table:table-cell table:formula="of:=MAX([.$K4];[.$W4])" office:value-type="float"/>
          <table:table-cell table:formula="of:=MAX([.$L4];[.$X4])" office:value-type="float"/>
          <table:table-cell table:formula="of:=MAX([.$M4];[.$Y4])" office:value-type="float"/>
          <table:table-cell table:formula="of:=MAX([.$N4];[.$Z4])" office:value-type="float"/>
        </table:table-row>
        <table:table-row table:style-name="ro1">
          <table:table-cell office:value-type="string">
            <text:p>p01.pddl/11</text:p>
          </table:table-cell>
          <table:table-cell office:value-type="float" office:value="0.605873"/>
          <table:table-cell office:value-type="float" office:value="0.567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364.0"/>
          <table:table-cell office:value-type="float" office:value="18022.0"/>
          <table:table-cell office:value-type="float" office:value="16362.0"/>
          <table:table-cell office:value-type="float" office:value="12950.0"/>
          <table:table-cell office:value-type="float" office:value="8327.0"/>
          <table:table-cell office:value-type="float" office:value="0.0"/>
          <table:table-cell office:value-type="float" office:value="0.0"/>
          <table:table-cell office:value-type="float" office:value="0.322207"/>
          <table:table-cell office:value-type="float" office:value="0.28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923.0"/>
          <table:table-cell office:value-type="float" office:value="4078.0"/>
          <table:table-cell office:value-type="float" office:value="12950.0"/>
          <table:table-cell office:value-type="float" office:value="8327.0"/>
          <table:table-cell office:value-type="float" office:value="0.0"/>
          <table:table-cell office:value-type="float" office:value="0.0"/>
          <table:table-cell table:formula="of:=MIN([.$B5];[.$O5])" office:value-type="float"/>
          <table:table-cell table:formula="of:=MIN([.$C5];[.$P5])" office:value-type="float"/>
          <table:table-cell table:formula="of:=MIN([.$D5];[.$Q5])" office:value-type="float"/>
          <table:table-cell table:formula="of:=MIN([.$E5];[.$R5])" office:value-type="float"/>
          <table:table-cell table:formula="of:=MIN([.$F5];[.$S5])" office:value-type="float"/>
          <table:table-cell table:formula="of:=MIN([.$G5];[.$T5])" office:value-type="float"/>
          <table:table-cell table:formula="of:=MIN([.$H5];[.$U5])" office:value-type="float"/>
          <table:table-cell table:formula="of:=MIN([.$I5];[.$V5])" office:value-type="float"/>
          <table:table-cell table:formula="of:=MIN([.$J5])" office:value-type="float"/>
          <table:table-cell table:formula="of:=MIN([.$K5];[.$W5])" office:value-type="float"/>
          <table:table-cell table:formula="of:=MIN([.$L5];[.$X5])" office:value-type="float"/>
          <table:table-cell table:formula="of:=MIN([.$M5];[.$Y5])" office:value-type="float"/>
          <table:table-cell table:formula="of:=MIN([.$N5];[.$Z5])" office:value-type="float"/>
          <table:table-cell table:formula="of:=MEDIAN([.$B5];[.$O5])" office:value-type="float"/>
          <table:table-cell table:formula="of:=MEDIAN([.$C5];[.$P5])" office:value-type="float"/>
          <table:table-cell table:formula="of:=MEDIAN([.$D5];[.$Q5])" office:value-type="float"/>
          <table:table-cell table:formula="of:=MEDIAN([.$E5];[.$R5])" office:value-type="float"/>
          <table:table-cell table:formula="of:=MEDIAN([.$F5];[.$S5])" office:value-type="float"/>
          <table:table-cell table:formula="of:=MEDIAN([.$G5];[.$T5])" office:value-type="float"/>
          <table:table-cell table:formula="of:=MEDIAN([.$H5];[.$U5])" office:value-type="float"/>
          <table:table-cell table:formula="of:=MEDIAN([.$I5];[.$V5])" office:value-type="float"/>
          <table:table-cell table:formula="of:=MEDIAN([.$J5])" office:value-type="float"/>
          <table:table-cell table:formula="of:=MEDIAN([.$K5];[.$W5])" office:value-type="float"/>
          <table:table-cell table:formula="of:=MEDIAN([.$L5];[.$X5])" office:value-type="float"/>
          <table:table-cell table:formula="of:=MEDIAN([.$M5];[.$Y5])" office:value-type="float"/>
          <table:table-cell table:formula="of:=MEDIAN([.$N5];[.$Z5])" office:value-type="float"/>
          <table:table-cell table:formula="of:=MAX([.$B5];[.$O5])" office:value-type="float"/>
          <table:table-cell table:formula="of:=MAX([.$C5];[.$P5])" office:value-type="float"/>
          <table:table-cell table:formula="of:=MAX([.$D5];[.$Q5])" office:value-type="float"/>
          <table:table-cell table:formula="of:=MAX([.$E5];[.$R5])" office:value-type="float"/>
          <table:table-cell table:formula="of:=MAX([.$F5];[.$S5])" office:value-type="float"/>
          <table:table-cell table:formula="of:=MAX([.$G5];[.$T5])" office:value-type="float"/>
          <table:table-cell table:formula="of:=MAX([.$H5];[.$U5])" office:value-type="float"/>
          <table:table-cell table:formula="of:=MAX([.$I5];[.$V5])" office:value-type="float"/>
          <table:table-cell table:formula="of:=MAX([.$J5])" office:value-type="float"/>
          <table:table-cell table:formula="of:=MAX([.$K5];[.$W5])" office:value-type="float"/>
          <table:table-cell table:formula="of:=MAX([.$L5];[.$X5])" office:value-type="float"/>
          <table:table-cell table:formula="of:=MAX([.$M5];[.$Y5])" office:value-type="float"/>
          <table:table-cell table:formula="of:=MAX([.$N5];[.$Z5])" office:value-type="float"/>
        </table:table-row>
        <table:table-row table:style-name="ro1">
          <table:table-cell office:value-type="string">
            <text:p>p01.pddl/12</text:p>
          </table:table-cell>
          <table:table-cell office:value-type="float" office:value="0.841423"/>
          <table:table-cell office:value-type="float" office:value="0.802"/>
          <table:table-cell office:value-type="float" office:value="0.64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663.0"/>
          <table:table-cell office:value-type="float" office:value="20662.0"/>
          <table:table-cell office:value-type="float" office:value="18574.0"/>
          <table:table-cell office:value-type="float" office:value="14068.0"/>
          <table:table-cell office:value-type="float" office:value="9293.0"/>
          <table:table-cell office:value-type="float" office:value="0.0"/>
          <table:table-cell office:value-type="float" office:value="0.0"/>
          <table:table-cell office:value-type="float" office:value="0.80948"/>
          <table:table-cell office:value-type="float" office:value="0.769"/>
          <table:table-cell office:value-type="float" office:value="0.64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903.0"/>
          <table:table-cell office:value-type="float" office:value="13126.0"/>
          <table:table-cell office:value-type="float" office:value="14068.0"/>
          <table:table-cell office:value-type="float" office:value="9293.0"/>
          <table:table-cell office:value-type="float" office:value="0.0"/>
          <table:table-cell office:value-type="float" office:value="0.0"/>
          <table:table-cell table:formula="of:=MIN([.$B6];[.$O6])" office:value-type="float"/>
          <table:table-cell table:formula="of:=MIN([.$C6];[.$P6])" office:value-type="float"/>
          <table:table-cell table:formula="of:=MIN([.$D6];[.$Q6])" office:value-type="float"/>
          <table:table-cell table:formula="of:=MIN([.$E6];[.$R6])" office:value-type="float"/>
          <table:table-cell table:formula="of:=MIN([.$F6];[.$S6])" office:value-type="float"/>
          <table:table-cell table:formula="of:=MIN([.$G6];[.$T6])" office:value-type="float"/>
          <table:table-cell table:formula="of:=MIN([.$H6];[.$U6])" office:value-type="float"/>
          <table:table-cell table:formula="of:=MIN([.$I6];[.$V6])" office:value-type="float"/>
          <table:table-cell table:formula="of:=MIN([.$J6])" office:value-type="float"/>
          <table:table-cell table:formula="of:=MIN([.$K6];[.$W6])" office:value-type="float"/>
          <table:table-cell table:formula="of:=MIN([.$L6];[.$X6])" office:value-type="float"/>
          <table:table-cell table:formula="of:=MIN([.$M6];[.$Y6])" office:value-type="float"/>
          <table:table-cell table:formula="of:=MIN([.$N6];[.$Z6])" office:value-type="float"/>
          <table:table-cell table:formula="of:=MEDIAN([.$B6];[.$O6])" office:value-type="float"/>
          <table:table-cell table:formula="of:=MEDIAN([.$C6];[.$P6])" office:value-type="float"/>
          <table:table-cell table:formula="of:=MEDIAN([.$D6];[.$Q6])" office:value-type="float"/>
          <table:table-cell table:formula="of:=MEDIAN([.$E6];[.$R6])" office:value-type="float"/>
          <table:table-cell table:formula="of:=MEDIAN([.$F6];[.$S6])" office:value-type="float"/>
          <table:table-cell table:formula="of:=MEDIAN([.$G6];[.$T6])" office:value-type="float"/>
          <table:table-cell table:formula="of:=MEDIAN([.$H6];[.$U6])" office:value-type="float"/>
          <table:table-cell table:formula="of:=MEDIAN([.$I6];[.$V6])" office:value-type="float"/>
          <table:table-cell table:formula="of:=MEDIAN([.$J6])" office:value-type="float"/>
          <table:table-cell table:formula="of:=MEDIAN([.$K6];[.$W6])" office:value-type="float"/>
          <table:table-cell table:formula="of:=MEDIAN([.$L6];[.$X6])" office:value-type="float"/>
          <table:table-cell table:formula="of:=MEDIAN([.$M6];[.$Y6])" office:value-type="float"/>
          <table:table-cell table:formula="of:=MEDIAN([.$N6];[.$Z6])" office:value-type="float"/>
          <table:table-cell table:formula="of:=MAX([.$B6];[.$O6])" office:value-type="float"/>
          <table:table-cell table:formula="of:=MAX([.$C6];[.$P6])" office:value-type="float"/>
          <table:table-cell table:formula="of:=MAX([.$D6];[.$Q6])" office:value-type="float"/>
          <table:table-cell table:formula="of:=MAX([.$E6];[.$R6])" office:value-type="float"/>
          <table:table-cell table:formula="of:=MAX([.$F6];[.$S6])" office:value-type="float"/>
          <table:table-cell table:formula="of:=MAX([.$G6];[.$T6])" office:value-type="float"/>
          <table:table-cell table:formula="of:=MAX([.$H6];[.$U6])" office:value-type="float"/>
          <table:table-cell table:formula="of:=MAX([.$I6];[.$V6])" office:value-type="float"/>
          <table:table-cell table:formula="of:=MAX([.$J6])" office:value-type="float"/>
          <table:table-cell table:formula="of:=MAX([.$K6];[.$W6])" office:value-type="float"/>
          <table:table-cell table:formula="of:=MAX([.$L6];[.$X6])" office:value-type="float"/>
          <table:table-cell table:formula="of:=MAX([.$M6];[.$Y6])" office:value-type="float"/>
          <table:table-cell table:formula="of:=MAX([.$N6];[.$Z6])" office:value-type="float"/>
        </table:table-row>
        <table:table-row table:style-name="ro1">
          <table:table-cell office:value-type="string">
            <text:p>p01.pddl/13</text:p>
          </table:table-cell>
          <table:table-cell office:value-type="float" office:value="1.88213"/>
          <table:table-cell office:value-type="float" office:value="1.843"/>
          <table:table-cell office:value-type="float" office:value="1.6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6312.0"/>
          <table:table-cell office:value-type="float" office:value="42303.0"/>
          <table:table-cell office:value-type="float" office:value="39381.0"/>
          <table:table-cell office:value-type="float" office:value="15186.0"/>
          <table:table-cell office:value-type="float" office:value="10259.0"/>
          <table:table-cell office:value-type="float" office:value="0.0"/>
          <table:table-cell office:value-type="float" office:value="0.0"/>
          <table:table-cell office:value-type="float" office:value="1.30135"/>
          <table:table-cell office:value-type="float" office:value="1.248"/>
          <table:table-cell office:value-type="float" office:value="1.11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3395.0"/>
          <table:table-cell office:value-type="float" office:value="17785.0"/>
          <table:table-cell office:value-type="float" office:value="15186.0"/>
          <table:table-cell office:value-type="float" office:value="10259.0"/>
          <table:table-cell office:value-type="float" office:value="0.0"/>
          <table:table-cell office:value-type="float" office:value="0.0"/>
          <table:table-cell table:formula="of:=MIN([.$B7];[.$O7])" office:value-type="float"/>
          <table:table-cell table:formula="of:=MIN([.$C7];[.$P7])" office:value-type="float"/>
          <table:table-cell table:formula="of:=MIN([.$D7];[.$Q7])" office:value-type="float"/>
          <table:table-cell table:formula="of:=MIN([.$E7];[.$R7])" office:value-type="float"/>
          <table:table-cell table:formula="of:=MIN([.$F7];[.$S7])" office:value-type="float"/>
          <table:table-cell table:formula="of:=MIN([.$G7];[.$T7])" office:value-type="float"/>
          <table:table-cell table:formula="of:=MIN([.$H7];[.$U7])" office:value-type="float"/>
          <table:table-cell table:formula="of:=MIN([.$I7];[.$V7])" office:value-type="float"/>
          <table:table-cell table:formula="of:=MIN([.$J7])" office:value-type="float"/>
          <table:table-cell table:formula="of:=MIN([.$K7];[.$W7])" office:value-type="float"/>
          <table:table-cell table:formula="of:=MIN([.$L7];[.$X7])" office:value-type="float"/>
          <table:table-cell table:formula="of:=MIN([.$M7];[.$Y7])" office:value-type="float"/>
          <table:table-cell table:formula="of:=MIN([.$N7];[.$Z7])" office:value-type="float"/>
          <table:table-cell table:formula="of:=MEDIAN([.$B7];[.$O7])" office:value-type="float"/>
          <table:table-cell table:formula="of:=MEDIAN([.$C7];[.$P7])" office:value-type="float"/>
          <table:table-cell table:formula="of:=MEDIAN([.$D7];[.$Q7])" office:value-type="float"/>
          <table:table-cell table:formula="of:=MEDIAN([.$E7];[.$R7])" office:value-type="float"/>
          <table:table-cell table:formula="of:=MEDIAN([.$F7];[.$S7])" office:value-type="float"/>
          <table:table-cell table:formula="of:=MEDIAN([.$G7];[.$T7])" office:value-type="float"/>
          <table:table-cell table:formula="of:=MEDIAN([.$H7];[.$U7])" office:value-type="float"/>
          <table:table-cell table:formula="of:=MEDIAN([.$I7];[.$V7])" office:value-type="float"/>
          <table:table-cell table:formula="of:=MEDIAN([.$J7])" office:value-type="float"/>
          <table:table-cell table:formula="of:=MEDIAN([.$K7];[.$W7])" office:value-type="float"/>
          <table:table-cell table:formula="of:=MEDIAN([.$L7];[.$X7])" office:value-type="float"/>
          <table:table-cell table:formula="of:=MEDIAN([.$M7];[.$Y7])" office:value-type="float"/>
          <table:table-cell table:formula="of:=MEDIAN([.$N7];[.$Z7])" office:value-type="float"/>
          <table:table-cell table:formula="of:=MAX([.$B7];[.$O7])" office:value-type="float"/>
          <table:table-cell table:formula="of:=MAX([.$C7];[.$P7])" office:value-type="float"/>
          <table:table-cell table:formula="of:=MAX([.$D7];[.$Q7])" office:value-type="float"/>
          <table:table-cell table:formula="of:=MAX([.$E7];[.$R7])" office:value-type="float"/>
          <table:table-cell table:formula="of:=MAX([.$F7];[.$S7])" office:value-type="float"/>
          <table:table-cell table:formula="of:=MAX([.$G7];[.$T7])" office:value-type="float"/>
          <table:table-cell table:formula="of:=MAX([.$H7];[.$U7])" office:value-type="float"/>
          <table:table-cell table:formula="of:=MAX([.$I7];[.$V7])" office:value-type="float"/>
          <table:table-cell table:formula="of:=MAX([.$J7])" office:value-type="float"/>
          <table:table-cell table:formula="of:=MAX([.$K7];[.$W7])" office:value-type="float"/>
          <table:table-cell table:formula="of:=MAX([.$L7];[.$X7])" office:value-type="float"/>
          <table:table-cell table:formula="of:=MAX([.$M7];[.$Y7])" office:value-type="float"/>
          <table:table-cell table:formula="of:=MAX([.$N7];[.$Z7])" office:value-type="float"/>
        </table:table-row>
        <table:table-row table:style-name="ro1">
          <table:table-cell office:value-type="string">
            <text:p>p01.pddl/14</text:p>
          </table:table-cell>
          <table:table-cell office:value-type="float" office:value="7.52251"/>
          <table:table-cell office:value-type="float" office:value="7.484"/>
          <table:table-cell office:value-type="float" office:value="7.32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7638.0"/>
          <table:table-cell office:value-type="float" office:value="133966.0"/>
          <table:table-cell office:value-type="float" office:value="127265.0"/>
          <table:table-cell office:value-type="float" office:value="16304.0"/>
          <table:table-cell office:value-type="float" office:value="11225.0"/>
          <table:table-cell office:value-type="float" office:value="0.0"/>
          <table:table-cell office:value-type="float" office:value="0.0"/>
          <table:table-cell office:value-type="float" office:value="2.38868"/>
          <table:table-cell office:value-type="float" office:value="2.35"/>
          <table:table-cell office:value-type="float" office:value="2.19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4771.0"/>
          <table:table-cell office:value-type="float" office:value="32731.0"/>
          <table:table-cell office:value-type="float" office:value="16304.0"/>
          <table:table-cell office:value-type="float" office:value="11225.0"/>
          <table:table-cell office:value-type="float" office:value="0.0"/>
          <table:table-cell office:value-type="float" office:value="0.0"/>
          <table:table-cell table:formula="of:=MIN([.$B8];[.$O8])" office:value-type="float"/>
          <table:table-cell table:formula="of:=MIN([.$C8];[.$P8])" office:value-type="float"/>
          <table:table-cell table:formula="of:=MIN([.$D8];[.$Q8])" office:value-type="float"/>
          <table:table-cell table:formula="of:=MIN([.$E8];[.$R8])" office:value-type="float"/>
          <table:table-cell table:formula="of:=MIN([.$F8];[.$S8])" office:value-type="float"/>
          <table:table-cell table:formula="of:=MIN([.$G8];[.$T8])" office:value-type="float"/>
          <table:table-cell table:formula="of:=MIN([.$H8];[.$U8])" office:value-type="float"/>
          <table:table-cell table:formula="of:=MIN([.$I8];[.$V8])" office:value-type="float"/>
          <table:table-cell table:formula="of:=MIN([.$J8])" office:value-type="float"/>
          <table:table-cell table:formula="of:=MIN([.$K8];[.$W8])" office:value-type="float"/>
          <table:table-cell table:formula="of:=MIN([.$L8];[.$X8])" office:value-type="float"/>
          <table:table-cell table:formula="of:=MIN([.$M8];[.$Y8])" office:value-type="float"/>
          <table:table-cell table:formula="of:=MIN([.$N8];[.$Z8])" office:value-type="float"/>
          <table:table-cell table:formula="of:=MEDIAN([.$B8];[.$O8])" office:value-type="float"/>
          <table:table-cell table:formula="of:=MEDIAN([.$C8];[.$P8])" office:value-type="float"/>
          <table:table-cell table:formula="of:=MEDIAN([.$D8];[.$Q8])" office:value-type="float"/>
          <table:table-cell table:formula="of:=MEDIAN([.$E8];[.$R8])" office:value-type="float"/>
          <table:table-cell table:formula="of:=MEDIAN([.$F8];[.$S8])" office:value-type="float"/>
          <table:table-cell table:formula="of:=MEDIAN([.$G8];[.$T8])" office:value-type="float"/>
          <table:table-cell table:formula="of:=MEDIAN([.$H8];[.$U8])" office:value-type="float"/>
          <table:table-cell table:formula="of:=MEDIAN([.$I8];[.$V8])" office:value-type="float"/>
          <table:table-cell table:formula="of:=MEDIAN([.$J8])" office:value-type="float"/>
          <table:table-cell table:formula="of:=MEDIAN([.$K8];[.$W8])" office:value-type="float"/>
          <table:table-cell table:formula="of:=MEDIAN([.$L8];[.$X8])" office:value-type="float"/>
          <table:table-cell table:formula="of:=MEDIAN([.$M8];[.$Y8])" office:value-type="float"/>
          <table:table-cell table:formula="of:=MEDIAN([.$N8];[.$Z8])" office:value-type="float"/>
          <table:table-cell table:formula="of:=MAX([.$B8];[.$O8])" office:value-type="float"/>
          <table:table-cell table:formula="of:=MAX([.$C8];[.$P8])" office:value-type="float"/>
          <table:table-cell table:formula="of:=MAX([.$D8];[.$Q8])" office:value-type="float"/>
          <table:table-cell table:formula="of:=MAX([.$E8];[.$R8])" office:value-type="float"/>
          <table:table-cell table:formula="of:=MAX([.$F8];[.$S8])" office:value-type="float"/>
          <table:table-cell table:formula="of:=MAX([.$G8];[.$T8])" office:value-type="float"/>
          <table:table-cell table:formula="of:=MAX([.$H8];[.$U8])" office:value-type="float"/>
          <table:table-cell table:formula="of:=MAX([.$I8];[.$V8])" office:value-type="float"/>
          <table:table-cell table:formula="of:=MAX([.$J8])" office:value-type="float"/>
          <table:table-cell table:formula="of:=MAX([.$K8];[.$W8])" office:value-type="float"/>
          <table:table-cell table:formula="of:=MAX([.$L8];[.$X8])" office:value-type="float"/>
          <table:table-cell table:formula="of:=MAX([.$M8];[.$Y8])" office:value-type="float"/>
          <table:table-cell table:formula="of:=MAX([.$N8];[.$Z8])" office:value-type="float"/>
        </table:table-row>
        <table:table-row table:style-name="ro1">
          <table:table-cell office:value-type="string">
            <text:p>p01.pddl/15</text:p>
          </table:table-cell>
          <table:table-cell office:value-type="float" office:value="11.6374"/>
          <table:table-cell office:value-type="float" office:value="11.592"/>
          <table:table-cell office:value-type="float" office:value="11.42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8507.0"/>
          <table:table-cell office:value-type="float" office:value="191474.0"/>
          <table:table-cell office:value-type="float" office:value="184356.0"/>
          <table:table-cell office:value-type="float" office:value="17422.0"/>
          <table:table-cell office:value-type="float" office:value="12191.0"/>
          <table:table-cell office:value-type="float" office:value="0.0"/>
          <table:table-cell office:value-type="float" office:value="0.0"/>
          <table:table-cell office:value-type="float" office:value="10.3714"/>
          <table:table-cell office:value-type="float" office:value="10.328"/>
          <table:table-cell office:value-type="float" office:value="10.15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7044.0"/>
          <table:table-cell office:value-type="float" office:value="124979.0"/>
          <table:table-cell office:value-type="float" office:value="17422.0"/>
          <table:table-cell office:value-type="float" office:value="12191.0"/>
          <table:table-cell office:value-type="float" office:value="0.0"/>
          <table:table-cell office:value-type="float" office:value="0.0"/>
          <table:table-cell table:formula="of:=MIN([.$B9];[.$O9])" office:value-type="float"/>
          <table:table-cell table:formula="of:=MIN([.$C9];[.$P9])" office:value-type="float"/>
          <table:table-cell table:formula="of:=MIN([.$D9];[.$Q9])" office:value-type="float"/>
          <table:table-cell table:formula="of:=MIN([.$E9];[.$R9])" office:value-type="float"/>
          <table:table-cell table:formula="of:=MIN([.$F9];[.$S9])" office:value-type="float"/>
          <table:table-cell table:formula="of:=MIN([.$G9];[.$T9])" office:value-type="float"/>
          <table:table-cell table:formula="of:=MIN([.$H9];[.$U9])" office:value-type="float"/>
          <table:table-cell table:formula="of:=MIN([.$I9];[.$V9])" office:value-type="float"/>
          <table:table-cell table:formula="of:=MIN([.$J9])" office:value-type="float"/>
          <table:table-cell table:formula="of:=MIN([.$K9];[.$W9])" office:value-type="float"/>
          <table:table-cell table:formula="of:=MIN([.$L9];[.$X9])" office:value-type="float"/>
          <table:table-cell table:formula="of:=MIN([.$M9];[.$Y9])" office:value-type="float"/>
          <table:table-cell table:formula="of:=MIN([.$N9];[.$Z9])" office:value-type="float"/>
          <table:table-cell table:formula="of:=MEDIAN([.$B9];[.$O9])" office:value-type="float"/>
          <table:table-cell table:formula="of:=MEDIAN([.$C9];[.$P9])" office:value-type="float"/>
          <table:table-cell table:formula="of:=MEDIAN([.$D9];[.$Q9])" office:value-type="float"/>
          <table:table-cell table:formula="of:=MEDIAN([.$E9];[.$R9])" office:value-type="float"/>
          <table:table-cell table:formula="of:=MEDIAN([.$F9];[.$S9])" office:value-type="float"/>
          <table:table-cell table:formula="of:=MEDIAN([.$G9];[.$T9])" office:value-type="float"/>
          <table:table-cell table:formula="of:=MEDIAN([.$H9];[.$U9])" office:value-type="float"/>
          <table:table-cell table:formula="of:=MEDIAN([.$I9];[.$V9])" office:value-type="float"/>
          <table:table-cell table:formula="of:=MEDIAN([.$J9])" office:value-type="float"/>
          <table:table-cell table:formula="of:=MEDIAN([.$K9];[.$W9])" office:value-type="float"/>
          <table:table-cell table:formula="of:=MEDIAN([.$L9];[.$X9])" office:value-type="float"/>
          <table:table-cell table:formula="of:=MEDIAN([.$M9];[.$Y9])" office:value-type="float"/>
          <table:table-cell table:formula="of:=MEDIAN([.$N9];[.$Z9])" office:value-type="float"/>
          <table:table-cell table:formula="of:=MAX([.$B9];[.$O9])" office:value-type="float"/>
          <table:table-cell table:formula="of:=MAX([.$C9];[.$P9])" office:value-type="float"/>
          <table:table-cell table:formula="of:=MAX([.$D9];[.$Q9])" office:value-type="float"/>
          <table:table-cell table:formula="of:=MAX([.$E9];[.$R9])" office:value-type="float"/>
          <table:table-cell table:formula="of:=MAX([.$F9];[.$S9])" office:value-type="float"/>
          <table:table-cell table:formula="of:=MAX([.$G9];[.$T9])" office:value-type="float"/>
          <table:table-cell table:formula="of:=MAX([.$H9];[.$U9])" office:value-type="float"/>
          <table:table-cell table:formula="of:=MAX([.$I9];[.$V9])" office:value-type="float"/>
          <table:table-cell table:formula="of:=MAX([.$J9])" office:value-type="float"/>
          <table:table-cell table:formula="of:=MAX([.$K9];[.$W9])" office:value-type="float"/>
          <table:table-cell table:formula="of:=MAX([.$L9];[.$X9])" office:value-type="float"/>
          <table:table-cell table:formula="of:=MAX([.$M9];[.$Y9])" office:value-type="float"/>
          <table:table-cell table:formula="of:=MAX([.$N9];[.$Z9])" office:value-type="float"/>
        </table:table-row>
        <table:table-row table:style-name="ro1">
          <table:table-cell office:value-type="string">
            <text:p>p01.pddl/16</text:p>
          </table:table-cell>
          <table:table-cell office:value-type="float" office:value="46.8572"/>
          <table:table-cell office:value-type="float" office:value="46.81"/>
          <table:table-cell office:value-type="float" office:value="46.62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49926.0"/>
          <table:table-cell office:value-type="float" office:value="612339.0"/>
          <table:table-cell office:value-type="float" office:value="599172.0"/>
          <table:table-cell office:value-type="float" office:value="18540.0"/>
          <table:table-cell office:value-type="float" office:value="13157.0"/>
          <table:table-cell office:value-type="float" office:value="0.0"/>
          <table:table-cell office:value-type="float" office:value="0.0"/>
          <table:table-cell office:value-type="float" office:value="24.6073"/>
          <table:table-cell office:value-type="float" office:value="24.566"/>
          <table:table-cell office:value-type="float" office:value="24.38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05708.0"/>
          <table:table-cell office:value-type="float" office:value="260201.0"/>
          <table:table-cell office:value-type="float" office:value="18540.0"/>
          <table:table-cell office:value-type="float" office:value="13157.0"/>
          <table:table-cell office:value-type="float" office:value="0.0"/>
          <table:table-cell office:value-type="float" office:value="0.0"/>
          <table:table-cell table:formula="of:=MIN([.$B10];[.$O10])" office:value-type="float"/>
          <table:table-cell table:formula="of:=MIN([.$C10];[.$P10])" office:value-type="float"/>
          <table:table-cell table:formula="of:=MIN([.$D10];[.$Q10])" office:value-type="float"/>
          <table:table-cell table:formula="of:=MIN([.$E10];[.$R10])" office:value-type="float"/>
          <table:table-cell table:formula="of:=MIN([.$F10];[.$S10])" office:value-type="float"/>
          <table:table-cell table:formula="of:=MIN([.$G10];[.$T10])" office:value-type="float"/>
          <table:table-cell table:formula="of:=MIN([.$H10];[.$U10])" office:value-type="float"/>
          <table:table-cell table:formula="of:=MIN([.$I10];[.$V10])" office:value-type="float"/>
          <table:table-cell table:formula="of:=MIN([.$J10])" office:value-type="float"/>
          <table:table-cell table:formula="of:=MIN([.$K10];[.$W10])" office:value-type="float"/>
          <table:table-cell table:formula="of:=MIN([.$L10];[.$X10])" office:value-type="float"/>
          <table:table-cell table:formula="of:=MIN([.$M10];[.$Y10])" office:value-type="float"/>
          <table:table-cell table:formula="of:=MIN([.$N10];[.$Z10])" office:value-type="float"/>
          <table:table-cell table:formula="of:=MEDIAN([.$B10];[.$O10])" office:value-type="float"/>
          <table:table-cell table:formula="of:=MEDIAN([.$C10];[.$P10])" office:value-type="float"/>
          <table:table-cell table:formula="of:=MEDIAN([.$D10];[.$Q10])" office:value-type="float"/>
          <table:table-cell table:formula="of:=MEDIAN([.$E10];[.$R10])" office:value-type="float"/>
          <table:table-cell table:formula="of:=MEDIAN([.$F10];[.$S10])" office:value-type="float"/>
          <table:table-cell table:formula="of:=MEDIAN([.$G10];[.$T10])" office:value-type="float"/>
          <table:table-cell table:formula="of:=MEDIAN([.$H10];[.$U10])" office:value-type="float"/>
          <table:table-cell table:formula="of:=MEDIAN([.$I10];[.$V10])" office:value-type="float"/>
          <table:table-cell table:formula="of:=MEDIAN([.$J10])" office:value-type="float"/>
          <table:table-cell table:formula="of:=MEDIAN([.$K10];[.$W10])" office:value-type="float"/>
          <table:table-cell table:formula="of:=MEDIAN([.$L10];[.$X10])" office:value-type="float"/>
          <table:table-cell table:formula="of:=MEDIAN([.$M10];[.$Y10])" office:value-type="float"/>
          <table:table-cell table:formula="of:=MEDIAN([.$N10];[.$Z10])" office:value-type="float"/>
          <table:table-cell table:formula="of:=MAX([.$B10];[.$O10])" office:value-type="float"/>
          <table:table-cell table:formula="of:=MAX([.$C10];[.$P10])" office:value-type="float"/>
          <table:table-cell table:formula="of:=MAX([.$D10];[.$Q10])" office:value-type="float"/>
          <table:table-cell table:formula="of:=MAX([.$E10];[.$R10])" office:value-type="float"/>
          <table:table-cell table:formula="of:=MAX([.$F10];[.$S10])" office:value-type="float"/>
          <table:table-cell table:formula="of:=MAX([.$G10];[.$T10])" office:value-type="float"/>
          <table:table-cell table:formula="of:=MAX([.$H10];[.$U10])" office:value-type="float"/>
          <table:table-cell table:formula="of:=MAX([.$I10];[.$V10])" office:value-type="float"/>
          <table:table-cell table:formula="of:=MAX([.$J10])" office:value-type="float"/>
          <table:table-cell table:formula="of:=MAX([.$K10];[.$W10])" office:value-type="float"/>
          <table:table-cell table:formula="of:=MAX([.$L10];[.$X10])" office:value-type="float"/>
          <table:table-cell table:formula="of:=MAX([.$M10];[.$Y10])" office:value-type="float"/>
          <table:table-cell table:formula="of:=MAX([.$N10];[.$Z10])" office:value-type="float"/>
        </table:table-row>
        <table:table-row table:style-name="ro1">
          <table:table-cell office:value-type="string">
            <text:p>p01.pddl/17</text:p>
          </table:table-cell>
          <table:table-cell office:value-type="float" office:value="300.0"/>
          <table:table-cell office:value-type="float" office:value="299.992"/>
          <table:table-cell office:value-type="float" office:value="299.75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09271.0"/>
          <table:table-cell office:value-type="float" office:value="2618307.0"/>
          <table:table-cell office:value-type="float" office:value="2594528.0"/>
          <table:table-cell office:value-type="float" office:value="19658.0"/>
          <table:table-cell office:value-type="float" office:value="14123.0"/>
          <table:table-cell office:value-type="float" office:value="0.0"/>
          <table:table-cell office:value-type="float" office:value="0.0"/>
          <table:table-cell office:value-type="float" office:value="38.8359"/>
          <table:table-cell office:value-type="float" office:value="38.794"/>
          <table:table-cell office:value-type="float" office:value="38.58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96765.0"/>
          <table:table-cell office:value-type="float" office:value="367133.0"/>
          <table:table-cell office:value-type="float" office:value="19658.0"/>
          <table:table-cell office:value-type="float" office:value="14123.0"/>
          <table:table-cell office:value-type="float" office:value="0.0"/>
          <table:table-cell office:value-type="float" office:value="0.0"/>
          <table:table-cell table:formula="of:=MIN([.$B11];[.$O11])" office:value-type="float"/>
          <table:table-cell table:formula="of:=MIN([.$C11];[.$P11])" office:value-type="float"/>
          <table:table-cell table:formula="of:=MIN([.$D11];[.$Q11])" office:value-type="float"/>
          <table:table-cell table:formula="of:=MIN([.$E11];[.$R11])" office:value-type="float"/>
          <table:table-cell table:formula="of:=MIN([.$F11];[.$S11])" office:value-type="float"/>
          <table:table-cell table:formula="of:=MIN([.$G11];[.$T11])" office:value-type="float"/>
          <table:table-cell table:formula="of:=MIN([.$H11];[.$U11])" office:value-type="float"/>
          <table:table-cell table:formula="of:=MIN([.$I11];[.$V11])" office:value-type="float"/>
          <table:table-cell table:formula="of:=MIN([.$J11])" office:value-type="float"/>
          <table:table-cell table:formula="of:=MIN([.$K11];[.$W11])" office:value-type="float"/>
          <table:table-cell table:formula="of:=MIN([.$L11];[.$X11])" office:value-type="float"/>
          <table:table-cell table:formula="of:=MIN([.$M11];[.$Y11])" office:value-type="float"/>
          <table:table-cell table:formula="of:=MIN([.$N11];[.$Z11])" office:value-type="float"/>
          <table:table-cell table:formula="of:=MEDIAN([.$B11];[.$O11])" office:value-type="float"/>
          <table:table-cell table:formula="of:=MEDIAN([.$C11];[.$P11])" office:value-type="float"/>
          <table:table-cell table:formula="of:=MEDIAN([.$D11];[.$Q11])" office:value-type="float"/>
          <table:table-cell table:formula="of:=MEDIAN([.$E11];[.$R11])" office:value-type="float"/>
          <table:table-cell table:formula="of:=MEDIAN([.$F11];[.$S11])" office:value-type="float"/>
          <table:table-cell table:formula="of:=MEDIAN([.$G11];[.$T11])" office:value-type="float"/>
          <table:table-cell table:formula="of:=MEDIAN([.$H11];[.$U11])" office:value-type="float"/>
          <table:table-cell table:formula="of:=MEDIAN([.$I11];[.$V11])" office:value-type="float"/>
          <table:table-cell table:formula="of:=MEDIAN([.$J11])" office:value-type="float"/>
          <table:table-cell table:formula="of:=MEDIAN([.$K11];[.$W11])" office:value-type="float"/>
          <table:table-cell table:formula="of:=MEDIAN([.$L11];[.$X11])" office:value-type="float"/>
          <table:table-cell table:formula="of:=MEDIAN([.$M11];[.$Y11])" office:value-type="float"/>
          <table:table-cell table:formula="of:=MEDIAN([.$N11];[.$Z11])" office:value-type="float"/>
          <table:table-cell table:formula="of:=MAX([.$B11];[.$O11])" office:value-type="float"/>
          <table:table-cell table:formula="of:=MAX([.$C11];[.$P11])" office:value-type="float"/>
          <table:table-cell table:formula="of:=MAX([.$D11];[.$Q11])" office:value-type="float"/>
          <table:table-cell table:formula="of:=MAX([.$E11];[.$R11])" office:value-type="float"/>
          <table:table-cell table:formula="of:=MAX([.$F11];[.$S11])" office:value-type="float"/>
          <table:table-cell table:formula="of:=MAX([.$G11];[.$T11])" office:value-type="float"/>
          <table:table-cell table:formula="of:=MAX([.$H11];[.$U11])" office:value-type="float"/>
          <table:table-cell table:formula="of:=MAX([.$I11];[.$V11])" office:value-type="float"/>
          <table:table-cell table:formula="of:=MAX([.$J11])" office:value-type="float"/>
          <table:table-cell table:formula="of:=MAX([.$K11];[.$W11])" office:value-type="float"/>
          <table:table-cell table:formula="of:=MAX([.$L11];[.$X11])" office:value-type="float"/>
          <table:table-cell table:formula="of:=MAX([.$M11];[.$Y11])" office:value-type="float"/>
          <table:table-cell table:formula="of:=MAX([.$N11];[.$Z11])" office:value-type="float"/>
        </table:table-row>
        <table:table-row table:style-name="ro1">
          <table:table-cell office:value-type="string">
            <text:p>p01.pddl/18</text:p>
          </table:table-cell>
          <table:table-cell office:value-type="float" office:value="300.0"/>
          <table:table-cell office:value-type="float" office:value="299.983"/>
          <table:table-cell office:value-type="float" office:value="299.7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42833.0"/>
          <table:table-cell office:value-type="float" office:value="2429363.0"/>
          <table:table-cell office:value-type="float" office:value="2409571.0"/>
          <table:table-cell office:value-type="float" office:value="20776.0"/>
          <table:table-cell office:value-type="float" office:value="15089.0"/>
          <table:table-cell office:value-type="float" office:value="0.0"/>
          <table:table-cell office:value-type="float" office:value="0.0"/>
          <table:table-cell office:value-type="float" office:value="70.3868"/>
          <table:table-cell office:value-type="float" office:value="70.342"/>
          <table:table-cell office:value-type="float" office:value="70.15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492316.0"/>
          <table:table-cell office:value-type="float" office:value="592994.0"/>
          <table:table-cell office:value-type="float" office:value="20776.0"/>
          <table:table-cell office:value-type="float" office:value="15089.0"/>
          <table:table-cell office:value-type="float" office:value="0.0"/>
          <table:table-cell office:value-type="float" office:value="0.0"/>
          <table:table-cell table:formula="of:=MIN([.$B12];[.$O12])" office:value-type="float"/>
          <table:table-cell table:formula="of:=MIN([.$C12];[.$P12])" office:value-type="float"/>
          <table:table-cell table:formula="of:=MIN([.$D12];[.$Q12])" office:value-type="float"/>
          <table:table-cell table:formula="of:=MIN([.$E12];[.$R12])" office:value-type="float"/>
          <table:table-cell table:formula="of:=MIN([.$F12];[.$S12])" office:value-type="float"/>
          <table:table-cell table:formula="of:=MIN([.$G12];[.$T12])" office:value-type="float"/>
          <table:table-cell table:formula="of:=MIN([.$H12];[.$U12])" office:value-type="float"/>
          <table:table-cell table:formula="of:=MIN([.$I12];[.$V12])" office:value-type="float"/>
          <table:table-cell table:formula="of:=MIN([.$J12])" office:value-type="float"/>
          <table:table-cell table:formula="of:=MIN([.$K12];[.$W12])" office:value-type="float"/>
          <table:table-cell table:formula="of:=MIN([.$L12];[.$X12])" office:value-type="float"/>
          <table:table-cell table:formula="of:=MIN([.$M12];[.$Y12])" office:value-type="float"/>
          <table:table-cell table:formula="of:=MIN([.$N12];[.$Z12])" office:value-type="float"/>
          <table:table-cell table:formula="of:=MEDIAN([.$B12];[.$O12])" office:value-type="float"/>
          <table:table-cell table:formula="of:=MEDIAN([.$C12];[.$P12])" office:value-type="float"/>
          <table:table-cell table:formula="of:=MEDIAN([.$D12];[.$Q12])" office:value-type="float"/>
          <table:table-cell table:formula="of:=MEDIAN([.$E12];[.$R12])" office:value-type="float"/>
          <table:table-cell table:formula="of:=MEDIAN([.$F12];[.$S12])" office:value-type="float"/>
          <table:table-cell table:formula="of:=MEDIAN([.$G12];[.$T12])" office:value-type="float"/>
          <table:table-cell table:formula="of:=MEDIAN([.$H12];[.$U12])" office:value-type="float"/>
          <table:table-cell table:formula="of:=MEDIAN([.$I12];[.$V12])" office:value-type="float"/>
          <table:table-cell table:formula="of:=MEDIAN([.$J12])" office:value-type="float"/>
          <table:table-cell table:formula="of:=MEDIAN([.$K12];[.$W12])" office:value-type="float"/>
          <table:table-cell table:formula="of:=MEDIAN([.$L12];[.$X12])" office:value-type="float"/>
          <table:table-cell table:formula="of:=MEDIAN([.$M12];[.$Y12])" office:value-type="float"/>
          <table:table-cell table:formula="of:=MEDIAN([.$N12];[.$Z12])" office:value-type="float"/>
          <table:table-cell table:formula="of:=MAX([.$B12];[.$O12])" office:value-type="float"/>
          <table:table-cell table:formula="of:=MAX([.$C12];[.$P12])" office:value-type="float"/>
          <table:table-cell table:formula="of:=MAX([.$D12];[.$Q12])" office:value-type="float"/>
          <table:table-cell table:formula="of:=MAX([.$E12];[.$R12])" office:value-type="float"/>
          <table:table-cell table:formula="of:=MAX([.$F12];[.$S12])" office:value-type="float"/>
          <table:table-cell table:formula="of:=MAX([.$G12];[.$T12])" office:value-type="float"/>
          <table:table-cell table:formula="of:=MAX([.$H12];[.$U12])" office:value-type="float"/>
          <table:table-cell table:formula="of:=MAX([.$I12];[.$V12])" office:value-type="float"/>
          <table:table-cell table:formula="of:=MAX([.$J12])" office:value-type="float"/>
          <table:table-cell table:formula="of:=MAX([.$K12];[.$W12])" office:value-type="float"/>
          <table:table-cell table:formula="of:=MAX([.$L12];[.$X12])" office:value-type="float"/>
          <table:table-cell table:formula="of:=MAX([.$M12];[.$Y12])" office:value-type="float"/>
          <table:table-cell table:formula="of:=MAX([.$N12];[.$Z12])" office:value-type="float"/>
        </table:table-row>
        <table:table-row table:style-name="ro1">
          <table:table-cell office:value-type="string">
            <text:p>p01.pddl/19</text:p>
          </table:table-cell>
          <table:table-cell office:value-type="float" office:value="300.0"/>
          <table:table-cell office:value-type="float" office:value="299.985"/>
          <table:table-cell office:value-type="float" office:value="299.76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38626.0"/>
          <table:table-cell office:value-type="float" office:value="2656344.0"/>
          <table:table-cell office:value-type="float" office:value="2633995.0"/>
          <table:table-cell office:value-type="float" office:value="21894.0"/>
          <table:table-cell office:value-type="float" office:value="16055.0"/>
          <table:table-cell office:value-type="float" office:value="0.0"/>
          <table:table-cell office:value-type="float" office:value="0.0"/>
          <table:table-cell office:value-type="float" office:value="224.782"/>
          <table:table-cell office:value-type="float" office:value="224.731"/>
          <table:table-cell office:value-type="float" office:value="224.53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1223528.0"/>
          <table:table-cell office:value-type="float" office:value="1503384.0"/>
          <table:table-cell office:value-type="float" office:value="21894.0"/>
          <table:table-cell office:value-type="float" office:value="16055.0"/>
          <table:table-cell office:value-type="float" office:value="0.0"/>
          <table:table-cell office:value-type="float" office:value="0.0"/>
          <table:table-cell table:formula="of:=MIN([.$B13];[.$O13])" office:value-type="float"/>
          <table:table-cell table:formula="of:=MIN([.$C13];[.$P13])" office:value-type="float"/>
          <table:table-cell table:formula="of:=MIN([.$D13];[.$Q13])" office:value-type="float"/>
          <table:table-cell table:formula="of:=MIN([.$E13];[.$R13])" office:value-type="float"/>
          <table:table-cell table:formula="of:=MIN([.$F13];[.$S13])" office:value-type="float"/>
          <table:table-cell table:formula="of:=MIN([.$G13];[.$T13])" office:value-type="float"/>
          <table:table-cell table:formula="of:=MIN([.$H13];[.$U13])" office:value-type="float"/>
          <table:table-cell table:formula="of:=MIN([.$I13];[.$V13])" office:value-type="float"/>
          <table:table-cell table:formula="of:=MIN([.$J13])" office:value-type="float"/>
          <table:table-cell table:formula="of:=MIN([.$K13];[.$W13])" office:value-type="float"/>
          <table:table-cell table:formula="of:=MIN([.$L13];[.$X13])" office:value-type="float"/>
          <table:table-cell table:formula="of:=MIN([.$M13];[.$Y13])" office:value-type="float"/>
          <table:table-cell table:formula="of:=MIN([.$N13];[.$Z13])" office:value-type="float"/>
          <table:table-cell table:formula="of:=MEDIAN([.$B13];[.$O13])" office:value-type="float"/>
          <table:table-cell table:formula="of:=MEDIAN([.$C13];[.$P13])" office:value-type="float"/>
          <table:table-cell table:formula="of:=MEDIAN([.$D13];[.$Q13])" office:value-type="float"/>
          <table:table-cell table:formula="of:=MEDIAN([.$E13];[.$R13])" office:value-type="float"/>
          <table:table-cell table:formula="of:=MEDIAN([.$F13];[.$S13])" office:value-type="float"/>
          <table:table-cell table:formula="of:=MEDIAN([.$G13];[.$T13])" office:value-type="float"/>
          <table:table-cell table:formula="of:=MEDIAN([.$H13];[.$U13])" office:value-type="float"/>
          <table:table-cell table:formula="of:=MEDIAN([.$I13];[.$V13])" office:value-type="float"/>
          <table:table-cell table:formula="of:=MEDIAN([.$J13])" office:value-type="float"/>
          <table:table-cell table:formula="of:=MEDIAN([.$K13];[.$W13])" office:value-type="float"/>
          <table:table-cell table:formula="of:=MEDIAN([.$L13];[.$X13])" office:value-type="float"/>
          <table:table-cell table:formula="of:=MEDIAN([.$M13];[.$Y13])" office:value-type="float"/>
          <table:table-cell table:formula="of:=MEDIAN([.$N13];[.$Z13])" office:value-type="float"/>
          <table:table-cell table:formula="of:=MAX([.$B13];[.$O13])" office:value-type="float"/>
          <table:table-cell table:formula="of:=MAX([.$C13];[.$P13])" office:value-type="float"/>
          <table:table-cell table:formula="of:=MAX([.$D13];[.$Q13])" office:value-type="float"/>
          <table:table-cell table:formula="of:=MAX([.$E13];[.$R13])" office:value-type="float"/>
          <table:table-cell table:formula="of:=MAX([.$F13];[.$S13])" office:value-type="float"/>
          <table:table-cell table:formula="of:=MAX([.$G13];[.$T13])" office:value-type="float"/>
          <table:table-cell table:formula="of:=MAX([.$H13];[.$U13])" office:value-type="float"/>
          <table:table-cell table:formula="of:=MAX([.$I13];[.$V13])" office:value-type="float"/>
          <table:table-cell table:formula="of:=MAX([.$J13])" office:value-type="float"/>
          <table:table-cell table:formula="of:=MAX([.$K13];[.$W13])" office:value-type="float"/>
          <table:table-cell table:formula="of:=MAX([.$L13];[.$X13])" office:value-type="float"/>
          <table:table-cell table:formula="of:=MAX([.$M13];[.$Y13])" office:value-type="float"/>
          <table:table-cell table:formula="of:=MAX([.$N13];[.$Z13])" office:value-type="float"/>
        </table:table-row>
        <table:table-row table:style-name="ro1">
          <table:table-cell office:value-type="string">
            <text:p>p01.pddl/2</text:p>
          </table:table-cell>
          <table:table-cell office:value-type="float" office:value="0.07262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88.0"/>
          <table:table-cell office:value-type="float" office:value="50.0"/>
          <table:table-cell office:value-type="float" office:value="0.0"/>
          <table:table-cell office:value-type="float" office:value="0.0"/>
          <table:table-cell office:value-type="float" office:value="0.067033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888.0"/>
          <table:table-cell office:value-type="float" office:value="50.0"/>
          <table:table-cell office:value-type="float" office:value="0.0"/>
          <table:table-cell office:value-type="float" office:value="0.0"/>
          <table:table-cell table:formula="of:=MIN([.$B14];[.$O14])" office:value-type="float"/>
          <table:table-cell table:formula="of:=MIN([.$C14];[.$P14])" office:value-type="float"/>
          <table:table-cell table:formula="of:=MIN([.$D14];[.$Q14])" office:value-type="float"/>
          <table:table-cell table:formula="of:=MIN([.$E14];[.$R14])" office:value-type="float"/>
          <table:table-cell table:formula="of:=MIN([.$F14];[.$S14])" office:value-type="float"/>
          <table:table-cell table:formula="of:=MIN([.$G14];[.$T14])" office:value-type="float"/>
          <table:table-cell table:formula="of:=MIN([.$H14];[.$U14])" office:value-type="float"/>
          <table:table-cell table:formula="of:=MIN([.$I14];[.$V14])" office:value-type="float"/>
          <table:table-cell table:formula="of:=MIN([.$J14])" office:value-type="float"/>
          <table:table-cell table:formula="of:=MIN([.$K14];[.$W14])" office:value-type="float"/>
          <table:table-cell table:formula="of:=MIN([.$L14];[.$X14])" office:value-type="float"/>
          <table:table-cell table:formula="of:=MIN([.$M14];[.$Y14])" office:value-type="float"/>
          <table:table-cell table:formula="of:=MIN([.$N14];[.$Z14])" office:value-type="float"/>
          <table:table-cell table:formula="of:=MEDIAN([.$B14];[.$O14])" office:value-type="float"/>
          <table:table-cell table:formula="of:=MEDIAN([.$C14];[.$P14])" office:value-type="float"/>
          <table:table-cell table:formula="of:=MEDIAN([.$D14];[.$Q14])" office:value-type="float"/>
          <table:table-cell table:formula="of:=MEDIAN([.$E14];[.$R14])" office:value-type="float"/>
          <table:table-cell table:formula="of:=MEDIAN([.$F14];[.$S14])" office:value-type="float"/>
          <table:table-cell table:formula="of:=MEDIAN([.$G14];[.$T14])" office:value-type="float"/>
          <table:table-cell table:formula="of:=MEDIAN([.$H14];[.$U14])" office:value-type="float"/>
          <table:table-cell table:formula="of:=MEDIAN([.$I14];[.$V14])" office:value-type="float"/>
          <table:table-cell table:formula="of:=MEDIAN([.$J14])" office:value-type="float"/>
          <table:table-cell table:formula="of:=MEDIAN([.$K14];[.$W14])" office:value-type="float"/>
          <table:table-cell table:formula="of:=MEDIAN([.$L14];[.$X14])" office:value-type="float"/>
          <table:table-cell table:formula="of:=MEDIAN([.$M14];[.$Y14])" office:value-type="float"/>
          <table:table-cell table:formula="of:=MEDIAN([.$N14];[.$Z14])" office:value-type="float"/>
          <table:table-cell table:formula="of:=MAX([.$B14];[.$O14])" office:value-type="float"/>
          <table:table-cell table:formula="of:=MAX([.$C14];[.$P14])" office:value-type="float"/>
          <table:table-cell table:formula="of:=MAX([.$D14];[.$Q14])" office:value-type="float"/>
          <table:table-cell table:formula="of:=MAX([.$E14];[.$R14])" office:value-type="float"/>
          <table:table-cell table:formula="of:=MAX([.$F14];[.$S14])" office:value-type="float"/>
          <table:table-cell table:formula="of:=MAX([.$G14];[.$T14])" office:value-type="float"/>
          <table:table-cell table:formula="of:=MAX([.$H14];[.$U14])" office:value-type="float"/>
          <table:table-cell table:formula="of:=MAX([.$I14];[.$V14])" office:value-type="float"/>
          <table:table-cell table:formula="of:=MAX([.$J14])" office:value-type="float"/>
          <table:table-cell table:formula="of:=MAX([.$K14];[.$W14])" office:value-type="float"/>
          <table:table-cell table:formula="of:=MAX([.$L14];[.$X14])" office:value-type="float"/>
          <table:table-cell table:formula="of:=MAX([.$M14];[.$Y14])" office:value-type="float"/>
          <table:table-cell table:formula="of:=MAX([.$N14];[.$Z14])" office:value-type="float"/>
        </table:table-row>
        <table:table-row table:style-name="ro1">
          <table:table-cell office:value-type="string">
            <text:p>p01.pddl/20</text:p>
          </table:table-cell>
          <table:table-cell office:value-type="float" office:value="300.0"/>
          <table:table-cell office:value-type="float" office:value="299.991"/>
          <table:table-cell office:value-type="float" office:value="299.75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51346.0"/>
          <table:table-cell office:value-type="float" office:value="2399363.0"/>
          <table:table-cell office:value-type="float" office:value="2368462.0"/>
          <table:table-cell office:value-type="float" office:value="23012.0"/>
          <table:table-cell office:value-type="float" office:value="1702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78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58828.0"/>
          <table:table-cell office:value-type="float" office:value="1818858.0"/>
          <table:table-cell office:value-type="float" office:value="23012.0"/>
          <table:table-cell office:value-type="float" office:value="17021.0"/>
          <table:table-cell office:value-type="float" office:value="0.0"/>
          <table:table-cell office:value-type="float" office:value="0.0"/>
          <table:table-cell table:formula="of:=MIN([.$B15];[.$O15])" office:value-type="float"/>
          <table:table-cell table:formula="of:=MIN([.$C15];[.$P15])" office:value-type="float"/>
          <table:table-cell table:formula="of:=MIN([.$D15];[.$Q15])" office:value-type="float"/>
          <table:table-cell table:formula="of:=MIN([.$E15];[.$R15])" office:value-type="float"/>
          <table:table-cell table:formula="of:=MIN([.$F15];[.$S15])" office:value-type="float"/>
          <table:table-cell table:formula="of:=MIN([.$G15];[.$T15])" office:value-type="float"/>
          <table:table-cell table:formula="of:=MIN([.$H15];[.$U15])" office:value-type="float"/>
          <table:table-cell table:formula="of:=MIN([.$I15];[.$V15])" office:value-type="float"/>
          <table:table-cell table:formula="of:=MIN([.$J15])" office:value-type="float"/>
          <table:table-cell table:formula="of:=MIN([.$K15];[.$W15])" office:value-type="float"/>
          <table:table-cell table:formula="of:=MIN([.$L15];[.$X15])" office:value-type="float"/>
          <table:table-cell table:formula="of:=MIN([.$M15];[.$Y15])" office:value-type="float"/>
          <table:table-cell table:formula="of:=MIN([.$N15];[.$Z15])" office:value-type="float"/>
          <table:table-cell table:formula="of:=MEDIAN([.$B15];[.$O15])" office:value-type="float"/>
          <table:table-cell table:formula="of:=MEDIAN([.$C15];[.$P15])" office:value-type="float"/>
          <table:table-cell table:formula="of:=MEDIAN([.$D15];[.$Q15])" office:value-type="float"/>
          <table:table-cell table:formula="of:=MEDIAN([.$E15];[.$R15])" office:value-type="float"/>
          <table:table-cell table:formula="of:=MEDIAN([.$F15];[.$S15])" office:value-type="float"/>
          <table:table-cell table:formula="of:=MEDIAN([.$G15];[.$T15])" office:value-type="float"/>
          <table:table-cell table:formula="of:=MEDIAN([.$H15];[.$U15])" office:value-type="float"/>
          <table:table-cell table:formula="of:=MEDIAN([.$I15];[.$V15])" office:value-type="float"/>
          <table:table-cell table:formula="of:=MEDIAN([.$J15])" office:value-type="float"/>
          <table:table-cell table:formula="of:=MEDIAN([.$K15];[.$W15])" office:value-type="float"/>
          <table:table-cell table:formula="of:=MEDIAN([.$L15];[.$X15])" office:value-type="float"/>
          <table:table-cell table:formula="of:=MEDIAN([.$M15];[.$Y15])" office:value-type="float"/>
          <table:table-cell table:formula="of:=MEDIAN([.$N15];[.$Z15])" office:value-type="float"/>
          <table:table-cell table:formula="of:=MAX([.$B15];[.$O15])" office:value-type="float"/>
          <table:table-cell table:formula="of:=MAX([.$C15];[.$P15])" office:value-type="float"/>
          <table:table-cell table:formula="of:=MAX([.$D15];[.$Q15])" office:value-type="float"/>
          <table:table-cell table:formula="of:=MAX([.$E15];[.$R15])" office:value-type="float"/>
          <table:table-cell table:formula="of:=MAX([.$F15];[.$S15])" office:value-type="float"/>
          <table:table-cell table:formula="of:=MAX([.$G15];[.$T15])" office:value-type="float"/>
          <table:table-cell table:formula="of:=MAX([.$H15];[.$U15])" office:value-type="float"/>
          <table:table-cell table:formula="of:=MAX([.$I15];[.$V15])" office:value-type="float"/>
          <table:table-cell table:formula="of:=MAX([.$J15])" office:value-type="float"/>
          <table:table-cell table:formula="of:=MAX([.$K15];[.$W15])" office:value-type="float"/>
          <table:table-cell table:formula="of:=MAX([.$L15];[.$X15])" office:value-type="float"/>
          <table:table-cell table:formula="of:=MAX([.$M15];[.$Y15])" office:value-type="float"/>
          <table:table-cell table:formula="of:=MAX([.$N15];[.$Z15])" office:value-type="float"/>
        </table:table-row>
        <table:table-row table:style-name="ro1">
          <table:table-cell office:value-type="string">
            <text:p>p01.pddl/21</text:p>
          </table:table-cell>
          <table:table-cell office:value-type="float" office:value="300.0"/>
          <table:table-cell office:value-type="float" office:value="299.983"/>
          <table:table-cell office:value-type="float" office:value="299.7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87255.0"/>
          <table:table-cell office:value-type="float" office:value="2397680.0"/>
          <table:table-cell office:value-type="float" office:value="2374466.0"/>
          <table:table-cell office:value-type="float" office:value="24130.0"/>
          <table:table-cell office:value-type="float" office:value="1798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7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13829.0"/>
          <table:table-cell office:value-type="float" office:value="1786371.0"/>
          <table:table-cell office:value-type="float" office:value="24130.0"/>
          <table:table-cell office:value-type="float" office:value="17987.0"/>
          <table:table-cell office:value-type="float" office:value="0.0"/>
          <table:table-cell office:value-type="float" office:value="0.0"/>
          <table:table-cell table:formula="of:=MIN([.$B16];[.$O16])" office:value-type="float"/>
          <table:table-cell table:formula="of:=MIN([.$C16];[.$P16])" office:value-type="float"/>
          <table:table-cell table:formula="of:=MIN([.$D16];[.$Q16])" office:value-type="float"/>
          <table:table-cell table:formula="of:=MIN([.$E16];[.$R16])" office:value-type="float"/>
          <table:table-cell table:formula="of:=MIN([.$F16];[.$S16])" office:value-type="float"/>
          <table:table-cell table:formula="of:=MIN([.$G16];[.$T16])" office:value-type="float"/>
          <table:table-cell table:formula="of:=MIN([.$H16];[.$U16])" office:value-type="float"/>
          <table:table-cell table:formula="of:=MIN([.$I16];[.$V16])" office:value-type="float"/>
          <table:table-cell table:formula="of:=MIN([.$J16])" office:value-type="float"/>
          <table:table-cell table:formula="of:=MIN([.$K16];[.$W16])" office:value-type="float"/>
          <table:table-cell table:formula="of:=MIN([.$L16];[.$X16])" office:value-type="float"/>
          <table:table-cell table:formula="of:=MIN([.$M16];[.$Y16])" office:value-type="float"/>
          <table:table-cell table:formula="of:=MIN([.$N16];[.$Z16])" office:value-type="float"/>
          <table:table-cell table:formula="of:=MEDIAN([.$B16];[.$O16])" office:value-type="float"/>
          <table:table-cell table:formula="of:=MEDIAN([.$C16];[.$P16])" office:value-type="float"/>
          <table:table-cell table:formula="of:=MEDIAN([.$D16];[.$Q16])" office:value-type="float"/>
          <table:table-cell table:formula="of:=MEDIAN([.$E16];[.$R16])" office:value-type="float"/>
          <table:table-cell table:formula="of:=MEDIAN([.$F16];[.$S16])" office:value-type="float"/>
          <table:table-cell table:formula="of:=MEDIAN([.$G16];[.$T16])" office:value-type="float"/>
          <table:table-cell table:formula="of:=MEDIAN([.$H16];[.$U16])" office:value-type="float"/>
          <table:table-cell table:formula="of:=MEDIAN([.$I16];[.$V16])" office:value-type="float"/>
          <table:table-cell table:formula="of:=MEDIAN([.$J16])" office:value-type="float"/>
          <table:table-cell table:formula="of:=MEDIAN([.$K16];[.$W16])" office:value-type="float"/>
          <table:table-cell table:formula="of:=MEDIAN([.$L16];[.$X16])" office:value-type="float"/>
          <table:table-cell table:formula="of:=MEDIAN([.$M16];[.$Y16])" office:value-type="float"/>
          <table:table-cell table:formula="of:=MEDIAN([.$N16];[.$Z16])" office:value-type="float"/>
          <table:table-cell table:formula="of:=MAX([.$B16];[.$O16])" office:value-type="float"/>
          <table:table-cell table:formula="of:=MAX([.$C16];[.$P16])" office:value-type="float"/>
          <table:table-cell table:formula="of:=MAX([.$D16];[.$Q16])" office:value-type="float"/>
          <table:table-cell table:formula="of:=MAX([.$E16];[.$R16])" office:value-type="float"/>
          <table:table-cell table:formula="of:=MAX([.$F16];[.$S16])" office:value-type="float"/>
          <table:table-cell table:formula="of:=MAX([.$G16];[.$T16])" office:value-type="float"/>
          <table:table-cell table:formula="of:=MAX([.$H16];[.$U16])" office:value-type="float"/>
          <table:table-cell table:formula="of:=MAX([.$I16];[.$V16])" office:value-type="float"/>
          <table:table-cell table:formula="of:=MAX([.$J16])" office:value-type="float"/>
          <table:table-cell table:formula="of:=MAX([.$K16];[.$W16])" office:value-type="float"/>
          <table:table-cell table:formula="of:=MAX([.$L16];[.$X16])" office:value-type="float"/>
          <table:table-cell table:formula="of:=MAX([.$M16];[.$Y16])" office:value-type="float"/>
          <table:table-cell table:formula="of:=MAX([.$N16];[.$Z16])" office:value-type="float"/>
        </table:table-row>
        <table:table-row table:style-name="ro1">
          <table:table-cell office:value-type="string">
            <text:p>p01.pddl/22</text:p>
          </table:table-cell>
          <table:table-cell office:value-type="float" office:value="300.0"/>
          <table:table-cell office:value-type="float" office:value="299.98"/>
          <table:table-cell office:value-type="float" office:value="299.7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19472.0"/>
          <table:table-cell office:value-type="float" office:value="2319789.0"/>
          <table:table-cell office:value-type="float" office:value="2304709.0"/>
          <table:table-cell office:value-type="float" office:value="25248.0"/>
          <table:table-cell office:value-type="float" office:value="1895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76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35242.0"/>
          <table:table-cell office:value-type="float" office:value="1773567.0"/>
          <table:table-cell office:value-type="float" office:value="25248.0"/>
          <table:table-cell office:value-type="float" office:value="18953.0"/>
          <table:table-cell office:value-type="float" office:value="0.0"/>
          <table:table-cell office:value-type="float" office:value="0.0"/>
          <table:table-cell table:formula="of:=MIN([.$B17];[.$O17])" office:value-type="float"/>
          <table:table-cell table:formula="of:=MIN([.$C17];[.$P17])" office:value-type="float"/>
          <table:table-cell table:formula="of:=MIN([.$D17];[.$Q17])" office:value-type="float"/>
          <table:table-cell table:formula="of:=MIN([.$E17];[.$R17])" office:value-type="float"/>
          <table:table-cell table:formula="of:=MIN([.$F17];[.$S17])" office:value-type="float"/>
          <table:table-cell table:formula="of:=MIN([.$G17];[.$T17])" office:value-type="float"/>
          <table:table-cell table:formula="of:=MIN([.$H17];[.$U17])" office:value-type="float"/>
          <table:table-cell table:formula="of:=MIN([.$I17];[.$V17])" office:value-type="float"/>
          <table:table-cell table:formula="of:=MIN([.$J17])" office:value-type="float"/>
          <table:table-cell table:formula="of:=MIN([.$K17];[.$W17])" office:value-type="float"/>
          <table:table-cell table:formula="of:=MIN([.$L17];[.$X17])" office:value-type="float"/>
          <table:table-cell table:formula="of:=MIN([.$M17];[.$Y17])" office:value-type="float"/>
          <table:table-cell table:formula="of:=MIN([.$N17];[.$Z17])" office:value-type="float"/>
          <table:table-cell table:formula="of:=MEDIAN([.$B17];[.$O17])" office:value-type="float"/>
          <table:table-cell table:formula="of:=MEDIAN([.$C17];[.$P17])" office:value-type="float"/>
          <table:table-cell table:formula="of:=MEDIAN([.$D17];[.$Q17])" office:value-type="float"/>
          <table:table-cell table:formula="of:=MEDIAN([.$E17];[.$R17])" office:value-type="float"/>
          <table:table-cell table:formula="of:=MEDIAN([.$F17];[.$S17])" office:value-type="float"/>
          <table:table-cell table:formula="of:=MEDIAN([.$G17];[.$T17])" office:value-type="float"/>
          <table:table-cell table:formula="of:=MEDIAN([.$H17];[.$U17])" office:value-type="float"/>
          <table:table-cell table:formula="of:=MEDIAN([.$I17];[.$V17])" office:value-type="float"/>
          <table:table-cell table:formula="of:=MEDIAN([.$J17])" office:value-type="float"/>
          <table:table-cell table:formula="of:=MEDIAN([.$K17];[.$W17])" office:value-type="float"/>
          <table:table-cell table:formula="of:=MEDIAN([.$L17];[.$X17])" office:value-type="float"/>
          <table:table-cell table:formula="of:=MEDIAN([.$M17];[.$Y17])" office:value-type="float"/>
          <table:table-cell table:formula="of:=MEDIAN([.$N17];[.$Z17])" office:value-type="float"/>
          <table:table-cell table:formula="of:=MAX([.$B17];[.$O17])" office:value-type="float"/>
          <table:table-cell table:formula="of:=MAX([.$C17];[.$P17])" office:value-type="float"/>
          <table:table-cell table:formula="of:=MAX([.$D17];[.$Q17])" office:value-type="float"/>
          <table:table-cell table:formula="of:=MAX([.$E17];[.$R17])" office:value-type="float"/>
          <table:table-cell table:formula="of:=MAX([.$F17];[.$S17])" office:value-type="float"/>
          <table:table-cell table:formula="of:=MAX([.$G17];[.$T17])" office:value-type="float"/>
          <table:table-cell table:formula="of:=MAX([.$H17];[.$U17])" office:value-type="float"/>
          <table:table-cell table:formula="of:=MAX([.$I17];[.$V17])" office:value-type="float"/>
          <table:table-cell table:formula="of:=MAX([.$J17])" office:value-type="float"/>
          <table:table-cell table:formula="of:=MAX([.$K17];[.$W17])" office:value-type="float"/>
          <table:table-cell table:formula="of:=MAX([.$L17];[.$X17])" office:value-type="float"/>
          <table:table-cell table:formula="of:=MAX([.$M17];[.$Y17])" office:value-type="float"/>
          <table:table-cell table:formula="of:=MAX([.$N17];[.$Z17])" office:value-type="float"/>
        </table:table-row>
        <table:table-row table:style-name="ro1">
          <table:table-cell office:value-type="string">
            <text:p>p01.pddl/23</text:p>
          </table:table-cell>
          <table:table-cell office:value-type="float" office:value="0.620412"/>
          <table:table-cell office:value-type="float" office:value="0.569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681.0"/>
          <table:table-cell office:value-type="float" office:value="57115.0"/>
          <table:table-cell office:value-type="float" office:value="55303.0"/>
          <table:table-cell office:value-type="float" office:value="26366.0"/>
          <table:table-cell office:value-type="float" office:value="19919.0"/>
          <table:table-cell office:value-type="float" office:value="0.0"/>
          <table:table-cell office:value-type="float" office:value="0.0"/>
          <table:table-cell office:value-type="float" office:value="11.4053"/>
          <table:table-cell office:value-type="float" office:value="11.355"/>
          <table:table-cell office:value-type="float" office:value="11.1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81133.0"/>
          <table:table-cell office:value-type="float" office:value="102263.0"/>
          <table:table-cell office:value-type="float" office:value="26366.0"/>
          <table:table-cell office:value-type="float" office:value="19919.0"/>
          <table:table-cell office:value-type="float" office:value="0.0"/>
          <table:table-cell office:value-type="float" office:value="0.0"/>
          <table:table-cell table:formula="of:=MIN([.$B18];[.$O18])" office:value-type="float"/>
          <table:table-cell table:formula="of:=MIN([.$C18];[.$P18])" office:value-type="float"/>
          <table:table-cell table:formula="of:=MIN([.$D18];[.$Q18])" office:value-type="float"/>
          <table:table-cell table:formula="of:=MIN([.$E18];[.$R18])" office:value-type="float"/>
          <table:table-cell table:formula="of:=MIN([.$F18];[.$S18])" office:value-type="float"/>
          <table:table-cell table:formula="of:=MIN([.$G18];[.$T18])" office:value-type="float"/>
          <table:table-cell table:formula="of:=MIN([.$H18];[.$U18])" office:value-type="float"/>
          <table:table-cell table:formula="of:=MIN([.$I18];[.$V18])" office:value-type="float"/>
          <table:table-cell table:formula="of:=MIN([.$J18])" office:value-type="float"/>
          <table:table-cell table:formula="of:=MIN([.$K18];[.$W18])" office:value-type="float"/>
          <table:table-cell table:formula="of:=MIN([.$L18];[.$X18])" office:value-type="float"/>
          <table:table-cell table:formula="of:=MIN([.$M18];[.$Y18])" office:value-type="float"/>
          <table:table-cell table:formula="of:=MIN([.$N18];[.$Z18])" office:value-type="float"/>
          <table:table-cell table:formula="of:=MEDIAN([.$B18];[.$O18])" office:value-type="float"/>
          <table:table-cell table:formula="of:=MEDIAN([.$C18];[.$P18])" office:value-type="float"/>
          <table:table-cell table:formula="of:=MEDIAN([.$D18];[.$Q18])" office:value-type="float"/>
          <table:table-cell table:formula="of:=MEDIAN([.$E18];[.$R18])" office:value-type="float"/>
          <table:table-cell table:formula="of:=MEDIAN([.$F18];[.$S18])" office:value-type="float"/>
          <table:table-cell table:formula="of:=MEDIAN([.$G18];[.$T18])" office:value-type="float"/>
          <table:table-cell table:formula="of:=MEDIAN([.$H18];[.$U18])" office:value-type="float"/>
          <table:table-cell table:formula="of:=MEDIAN([.$I18];[.$V18])" office:value-type="float"/>
          <table:table-cell table:formula="of:=MEDIAN([.$J18])" office:value-type="float"/>
          <table:table-cell table:formula="of:=MEDIAN([.$K18];[.$W18])" office:value-type="float"/>
          <table:table-cell table:formula="of:=MEDIAN([.$L18];[.$X18])" office:value-type="float"/>
          <table:table-cell table:formula="of:=MEDIAN([.$M18];[.$Y18])" office:value-type="float"/>
          <table:table-cell table:formula="of:=MEDIAN([.$N18];[.$Z18])" office:value-type="float"/>
          <table:table-cell table:formula="of:=MAX([.$B18];[.$O18])" office:value-type="float"/>
          <table:table-cell table:formula="of:=MAX([.$C18];[.$P18])" office:value-type="float"/>
          <table:table-cell table:formula="of:=MAX([.$D18];[.$Q18])" office:value-type="float"/>
          <table:table-cell table:formula="of:=MAX([.$E18];[.$R18])" office:value-type="float"/>
          <table:table-cell table:formula="of:=MAX([.$F18];[.$S18])" office:value-type="float"/>
          <table:table-cell table:formula="of:=MAX([.$G18];[.$T18])" office:value-type="float"/>
          <table:table-cell table:formula="of:=MAX([.$H18];[.$U18])" office:value-type="float"/>
          <table:table-cell table:formula="of:=MAX([.$I18];[.$V18])" office:value-type="float"/>
          <table:table-cell table:formula="of:=MAX([.$J18])" office:value-type="float"/>
          <table:table-cell table:formula="of:=MAX([.$K18];[.$W18])" office:value-type="float"/>
          <table:table-cell table:formula="of:=MAX([.$L18];[.$X18])" office:value-type="float"/>
          <table:table-cell table:formula="of:=MAX([.$M18];[.$Y18])" office:value-type="float"/>
          <table:table-cell table:formula="of:=MAX([.$N18];[.$Z18])" office:value-type="float"/>
        </table:table-row>
        <table:table-row table:style-name="ro1">
          <table:table-cell office:value-type="string">
            <text:p>p01.pddl/24</text:p>
          </table:table-cell>
          <table:table-cell office:value-type="float" office:value="0.706161"/>
          <table:table-cell office:value-type="float" office:value="0.615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037.0"/>
          <table:table-cell office:value-type="float" office:value="59681.0"/>
          <table:table-cell office:value-type="float" office:value="57846.0"/>
          <table:table-cell office:value-type="float" office:value="27484.0"/>
          <table:table-cell office:value-type="float" office:value="20885.0"/>
          <table:table-cell office:value-type="float" office:value="0.0"/>
          <table:table-cell office:value-type="float" office:value="0.0"/>
          <table:table-cell office:value-type="float" office:value="5.52434"/>
          <table:table-cell office:value-type="float" office:value="5.24"/>
          <table:table-cell office:value-type="float" office:value="4.99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0781.0"/>
          <table:table-cell office:value-type="float" office:value="49757.0"/>
          <table:table-cell office:value-type="float" office:value="27484.0"/>
          <table:table-cell office:value-type="float" office:value="20885.0"/>
          <table:table-cell office:value-type="float" office:value="0.0"/>
          <table:table-cell office:value-type="float" office:value="0.0"/>
          <table:table-cell table:formula="of:=MIN([.$B19];[.$O19])" office:value-type="float"/>
          <table:table-cell table:formula="of:=MIN([.$C19];[.$P19])" office:value-type="float"/>
          <table:table-cell table:formula="of:=MIN([.$D19];[.$Q19])" office:value-type="float"/>
          <table:table-cell table:formula="of:=MIN([.$E19];[.$R19])" office:value-type="float"/>
          <table:table-cell table:formula="of:=MIN([.$F19];[.$S19])" office:value-type="float"/>
          <table:table-cell table:formula="of:=MIN([.$G19];[.$T19])" office:value-type="float"/>
          <table:table-cell table:formula="of:=MIN([.$H19];[.$U19])" office:value-type="float"/>
          <table:table-cell table:formula="of:=MIN([.$I19];[.$V19])" office:value-type="float"/>
          <table:table-cell table:formula="of:=MIN([.$J19])" office:value-type="float"/>
          <table:table-cell table:formula="of:=MIN([.$K19];[.$W19])" office:value-type="float"/>
          <table:table-cell table:formula="of:=MIN([.$L19];[.$X19])" office:value-type="float"/>
          <table:table-cell table:formula="of:=MIN([.$M19];[.$Y19])" office:value-type="float"/>
          <table:table-cell table:formula="of:=MIN([.$N19];[.$Z19])" office:value-type="float"/>
          <table:table-cell table:formula="of:=MEDIAN([.$B19];[.$O19])" office:value-type="float"/>
          <table:table-cell table:formula="of:=MEDIAN([.$C19];[.$P19])" office:value-type="float"/>
          <table:table-cell table:formula="of:=MEDIAN([.$D19];[.$Q19])" office:value-type="float"/>
          <table:table-cell table:formula="of:=MEDIAN([.$E19];[.$R19])" office:value-type="float"/>
          <table:table-cell table:formula="of:=MEDIAN([.$F19];[.$S19])" office:value-type="float"/>
          <table:table-cell table:formula="of:=MEDIAN([.$G19];[.$T19])" office:value-type="float"/>
          <table:table-cell table:formula="of:=MEDIAN([.$H19];[.$U19])" office:value-type="float"/>
          <table:table-cell table:formula="of:=MEDIAN([.$I19];[.$V19])" office:value-type="float"/>
          <table:table-cell table:formula="of:=MEDIAN([.$J19])" office:value-type="float"/>
          <table:table-cell table:formula="of:=MEDIAN([.$K19];[.$W19])" office:value-type="float"/>
          <table:table-cell table:formula="of:=MEDIAN([.$L19];[.$X19])" office:value-type="float"/>
          <table:table-cell table:formula="of:=MEDIAN([.$M19];[.$Y19])" office:value-type="float"/>
          <table:table-cell table:formula="of:=MEDIAN([.$N19];[.$Z19])" office:value-type="float"/>
          <table:table-cell table:formula="of:=MAX([.$B19];[.$O19])" office:value-type="float"/>
          <table:table-cell table:formula="of:=MAX([.$C19];[.$P19])" office:value-type="float"/>
          <table:table-cell table:formula="of:=MAX([.$D19];[.$Q19])" office:value-type="float"/>
          <table:table-cell table:formula="of:=MAX([.$E19];[.$R19])" office:value-type="float"/>
          <table:table-cell table:formula="of:=MAX([.$F19];[.$S19])" office:value-type="float"/>
          <table:table-cell table:formula="of:=MAX([.$G19];[.$T19])" office:value-type="float"/>
          <table:table-cell table:formula="of:=MAX([.$H19];[.$U19])" office:value-type="float"/>
          <table:table-cell table:formula="of:=MAX([.$I19];[.$V19])" office:value-type="float"/>
          <table:table-cell table:formula="of:=MAX([.$J19])" office:value-type="float"/>
          <table:table-cell table:formula="of:=MAX([.$K19];[.$W19])" office:value-type="float"/>
          <table:table-cell table:formula="of:=MAX([.$L19];[.$X19])" office:value-type="float"/>
          <table:table-cell table:formula="of:=MAX([.$M19];[.$Y19])" office:value-type="float"/>
          <table:table-cell table:formula="of:=MAX([.$N19];[.$Z19])" office:value-type="float"/>
        </table:table-row>
        <table:table-row table:style-name="ro1">
          <table:table-cell office:value-type="string">
            <text:p>p01.pddl/25</text:p>
          </table:table-cell>
          <table:table-cell office:value-type="float" office:value="0.672581"/>
          <table:table-cell office:value-type="float" office:value="0.621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755.0"/>
          <table:table-cell office:value-type="float" office:value="57968.0"/>
          <table:table-cell office:value-type="float" office:value="56500.0"/>
          <table:table-cell office:value-type="float" office:value="28602.0"/>
          <table:table-cell office:value-type="float" office:value="21851.0"/>
          <table:table-cell office:value-type="float" office:value="0.0"/>
          <table:table-cell office:value-type="float" office:value="0.0"/>
          <table:table-cell office:value-type="float" office:value="0.72599"/>
          <table:table-cell office:value-type="float" office:value="0.682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308.0"/>
          <table:table-cell office:value-type="float" office:value="7328.0"/>
          <table:table-cell office:value-type="float" office:value="28602.0"/>
          <table:table-cell office:value-type="float" office:value="21851.0"/>
          <table:table-cell office:value-type="float" office:value="0.0"/>
          <table:table-cell office:value-type="float" office:value="0.0"/>
          <table:table-cell table:formula="of:=MIN([.$B20];[.$O20])" office:value-type="float"/>
          <table:table-cell table:formula="of:=MIN([.$C20];[.$P20])" office:value-type="float"/>
          <table:table-cell table:formula="of:=MIN([.$D20];[.$Q20])" office:value-type="float"/>
          <table:table-cell table:formula="of:=MIN([.$E20];[.$R20])" office:value-type="float"/>
          <table:table-cell table:formula="of:=MIN([.$F20];[.$S20])" office:value-type="float"/>
          <table:table-cell table:formula="of:=MIN([.$G20];[.$T20])" office:value-type="float"/>
          <table:table-cell table:formula="of:=MIN([.$H20];[.$U20])" office:value-type="float"/>
          <table:table-cell table:formula="of:=MIN([.$I20];[.$V20])" office:value-type="float"/>
          <table:table-cell table:formula="of:=MIN([.$J20])" office:value-type="float"/>
          <table:table-cell table:formula="of:=MIN([.$K20];[.$W20])" office:value-type="float"/>
          <table:table-cell table:formula="of:=MIN([.$L20];[.$X20])" office:value-type="float"/>
          <table:table-cell table:formula="of:=MIN([.$M20];[.$Y20])" office:value-type="float"/>
          <table:table-cell table:formula="of:=MIN([.$N20];[.$Z20])" office:value-type="float"/>
          <table:table-cell table:formula="of:=MEDIAN([.$B20];[.$O20])" office:value-type="float"/>
          <table:table-cell table:formula="of:=MEDIAN([.$C20];[.$P20])" office:value-type="float"/>
          <table:table-cell table:formula="of:=MEDIAN([.$D20];[.$Q20])" office:value-type="float"/>
          <table:table-cell table:formula="of:=MEDIAN([.$E20];[.$R20])" office:value-type="float"/>
          <table:table-cell table:formula="of:=MEDIAN([.$F20];[.$S20])" office:value-type="float"/>
          <table:table-cell table:formula="of:=MEDIAN([.$G20];[.$T20])" office:value-type="float"/>
          <table:table-cell table:formula="of:=MEDIAN([.$H20];[.$U20])" office:value-type="float"/>
          <table:table-cell table:formula="of:=MEDIAN([.$I20];[.$V20])" office:value-type="float"/>
          <table:table-cell table:formula="of:=MEDIAN([.$J20])" office:value-type="float"/>
          <table:table-cell table:formula="of:=MEDIAN([.$K20];[.$W20])" office:value-type="float"/>
          <table:table-cell table:formula="of:=MEDIAN([.$L20];[.$X20])" office:value-type="float"/>
          <table:table-cell table:formula="of:=MEDIAN([.$M20];[.$Y20])" office:value-type="float"/>
          <table:table-cell table:formula="of:=MEDIAN([.$N20];[.$Z20])" office:value-type="float"/>
          <table:table-cell table:formula="of:=MAX([.$B20];[.$O20])" office:value-type="float"/>
          <table:table-cell table:formula="of:=MAX([.$C20];[.$P20])" office:value-type="float"/>
          <table:table-cell table:formula="of:=MAX([.$D20];[.$Q20])" office:value-type="float"/>
          <table:table-cell table:formula="of:=MAX([.$E20];[.$R20])" office:value-type="float"/>
          <table:table-cell table:formula="of:=MAX([.$F20];[.$S20])" office:value-type="float"/>
          <table:table-cell table:formula="of:=MAX([.$G20];[.$T20])" office:value-type="float"/>
          <table:table-cell table:formula="of:=MAX([.$H20];[.$U20])" office:value-type="float"/>
          <table:table-cell table:formula="of:=MAX([.$I20];[.$V20])" office:value-type="float"/>
          <table:table-cell table:formula="of:=MAX([.$J20])" office:value-type="float"/>
          <table:table-cell table:formula="of:=MAX([.$K20];[.$W20])" office:value-type="float"/>
          <table:table-cell table:formula="of:=MAX([.$L20];[.$X20])" office:value-type="float"/>
          <table:table-cell table:formula="of:=MAX([.$M20];[.$Y20])" office:value-type="float"/>
          <table:table-cell table:formula="of:=MAX([.$N20];[.$Z20])" office:value-type="float"/>
        </table:table-row>
        <table:table-row table:style-name="ro1">
          <table:table-cell office:value-type="string">
            <text:p>p01.pddl/26</text:p>
          </table:table-cell>
          <table:table-cell office:value-type="float" office:value="300.0"/>
          <table:table-cell office:value-type="float" office:value="299.989"/>
          <table:table-cell office:value-type="float" office:value="299.6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12817.0"/>
          <table:table-cell office:value-type="float" office:value="1251371.0"/>
          <table:table-cell office:value-type="float" office:value="1244297.0"/>
          <table:table-cell office:value-type="float" office:value="29720.0"/>
          <table:table-cell office:value-type="float" office:value="2281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72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94607.0"/>
          <table:table-cell office:value-type="float" office:value="1279914.0"/>
          <table:table-cell office:value-type="float" office:value="29720.0"/>
          <table:table-cell office:value-type="float" office:value="22817.0"/>
          <table:table-cell office:value-type="float" office:value="0.0"/>
          <table:table-cell office:value-type="float" office:value="0.0"/>
          <table:table-cell table:formula="of:=MIN([.$B21];[.$O21])" office:value-type="float"/>
          <table:table-cell table:formula="of:=MIN([.$C21];[.$P21])" office:value-type="float"/>
          <table:table-cell table:formula="of:=MIN([.$D21];[.$Q21])" office:value-type="float"/>
          <table:table-cell table:formula="of:=MIN([.$E21];[.$R21])" office:value-type="float"/>
          <table:table-cell table:formula="of:=MIN([.$F21];[.$S21])" office:value-type="float"/>
          <table:table-cell table:formula="of:=MIN([.$G21];[.$T21])" office:value-type="float"/>
          <table:table-cell table:formula="of:=MIN([.$H21];[.$U21])" office:value-type="float"/>
          <table:table-cell table:formula="of:=MIN([.$I21];[.$V21])" office:value-type="float"/>
          <table:table-cell table:formula="of:=MIN([.$J21])" office:value-type="float"/>
          <table:table-cell table:formula="of:=MIN([.$K21];[.$W21])" office:value-type="float"/>
          <table:table-cell table:formula="of:=MIN([.$L21];[.$X21])" office:value-type="float"/>
          <table:table-cell table:formula="of:=MIN([.$M21];[.$Y21])" office:value-type="float"/>
          <table:table-cell table:formula="of:=MIN([.$N21];[.$Z21])" office:value-type="float"/>
          <table:table-cell table:formula="of:=MEDIAN([.$B21];[.$O21])" office:value-type="float"/>
          <table:table-cell table:formula="of:=MEDIAN([.$C21];[.$P21])" office:value-type="float"/>
          <table:table-cell table:formula="of:=MEDIAN([.$D21];[.$Q21])" office:value-type="float"/>
          <table:table-cell table:formula="of:=MEDIAN([.$E21];[.$R21])" office:value-type="float"/>
          <table:table-cell table:formula="of:=MEDIAN([.$F21];[.$S21])" office:value-type="float"/>
          <table:table-cell table:formula="of:=MEDIAN([.$G21];[.$T21])" office:value-type="float"/>
          <table:table-cell table:formula="of:=MEDIAN([.$H21];[.$U21])" office:value-type="float"/>
          <table:table-cell table:formula="of:=MEDIAN([.$I21];[.$V21])" office:value-type="float"/>
          <table:table-cell table:formula="of:=MEDIAN([.$J21])" office:value-type="float"/>
          <table:table-cell table:formula="of:=MEDIAN([.$K21];[.$W21])" office:value-type="float"/>
          <table:table-cell table:formula="of:=MEDIAN([.$L21];[.$X21])" office:value-type="float"/>
          <table:table-cell table:formula="of:=MEDIAN([.$M21];[.$Y21])" office:value-type="float"/>
          <table:table-cell table:formula="of:=MEDIAN([.$N21];[.$Z21])" office:value-type="float"/>
          <table:table-cell table:formula="of:=MAX([.$B21];[.$O21])" office:value-type="float"/>
          <table:table-cell table:formula="of:=MAX([.$C21];[.$P21])" office:value-type="float"/>
          <table:table-cell table:formula="of:=MAX([.$D21];[.$Q21])" office:value-type="float"/>
          <table:table-cell table:formula="of:=MAX([.$E21];[.$R21])" office:value-type="float"/>
          <table:table-cell table:formula="of:=MAX([.$F21];[.$S21])" office:value-type="float"/>
          <table:table-cell table:formula="of:=MAX([.$G21];[.$T21])" office:value-type="float"/>
          <table:table-cell table:formula="of:=MAX([.$H21];[.$U21])" office:value-type="float"/>
          <table:table-cell table:formula="of:=MAX([.$I21];[.$V21])" office:value-type="float"/>
          <table:table-cell table:formula="of:=MAX([.$J21])" office:value-type="float"/>
          <table:table-cell table:formula="of:=MAX([.$K21];[.$W21])" office:value-type="float"/>
          <table:table-cell table:formula="of:=MAX([.$L21];[.$X21])" office:value-type="float"/>
          <table:table-cell table:formula="of:=MAX([.$M21];[.$Y21])" office:value-type="float"/>
          <table:table-cell table:formula="of:=MAX([.$N21];[.$Z21])" office:value-type="float"/>
        </table:table-row>
        <table:table-row table:style-name="ro1">
          <table:table-cell office:value-type="string">
            <text:p>p01.pddl/27</text:p>
          </table:table-cell>
          <table:table-cell office:value-type="float" office:value="300.0"/>
          <table:table-cell office:value-type="float" office:value="299.991"/>
          <table:table-cell office:value-type="float" office:value="299.63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17199.0"/>
          <table:table-cell office:value-type="float" office:value="1211004.0"/>
          <table:table-cell office:value-type="float" office:value="1203733.0"/>
          <table:table-cell office:value-type="float" office:value="30838.0"/>
          <table:table-cell office:value-type="float" office:value="2378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9.7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38096.0"/>
          <table:table-cell office:value-type="float" office:value="1080177.0"/>
          <table:table-cell office:value-type="float" office:value="30838.0"/>
          <table:table-cell office:value-type="float" office:value="23783.0"/>
          <table:table-cell office:value-type="float" office:value="0.0"/>
          <table:table-cell office:value-type="float" office:value="0.0"/>
          <table:table-cell table:formula="of:=MIN([.$B22];[.$O22])" office:value-type="float"/>
          <table:table-cell table:formula="of:=MIN([.$C22];[.$P22])" office:value-type="float"/>
          <table:table-cell table:formula="of:=MIN([.$D22];[.$Q22])" office:value-type="float"/>
          <table:table-cell table:formula="of:=MIN([.$E22];[.$R22])" office:value-type="float"/>
          <table:table-cell table:formula="of:=MIN([.$F22];[.$S22])" office:value-type="float"/>
          <table:table-cell table:formula="of:=MIN([.$G22];[.$T22])" office:value-type="float"/>
          <table:table-cell table:formula="of:=MIN([.$H22];[.$U22])" office:value-type="float"/>
          <table:table-cell table:formula="of:=MIN([.$I22];[.$V22])" office:value-type="float"/>
          <table:table-cell table:formula="of:=MIN([.$J22])" office:value-type="float"/>
          <table:table-cell table:formula="of:=MIN([.$K22];[.$W22])" office:value-type="float"/>
          <table:table-cell table:formula="of:=MIN([.$L22];[.$X22])" office:value-type="float"/>
          <table:table-cell table:formula="of:=MIN([.$M22];[.$Y22])" office:value-type="float"/>
          <table:table-cell table:formula="of:=MIN([.$N22];[.$Z22])" office:value-type="float"/>
          <table:table-cell table:formula="of:=MEDIAN([.$B22];[.$O22])" office:value-type="float"/>
          <table:table-cell table:formula="of:=MEDIAN([.$C22];[.$P22])" office:value-type="float"/>
          <table:table-cell table:formula="of:=MEDIAN([.$D22];[.$Q22])" office:value-type="float"/>
          <table:table-cell table:formula="of:=MEDIAN([.$E22];[.$R22])" office:value-type="float"/>
          <table:table-cell table:formula="of:=MEDIAN([.$F22];[.$S22])" office:value-type="float"/>
          <table:table-cell table:formula="of:=MEDIAN([.$G22];[.$T22])" office:value-type="float"/>
          <table:table-cell table:formula="of:=MEDIAN([.$H22];[.$U22])" office:value-type="float"/>
          <table:table-cell table:formula="of:=MEDIAN([.$I22];[.$V22])" office:value-type="float"/>
          <table:table-cell table:formula="of:=MEDIAN([.$J22])" office:value-type="float"/>
          <table:table-cell table:formula="of:=MEDIAN([.$K22];[.$W22])" office:value-type="float"/>
          <table:table-cell table:formula="of:=MEDIAN([.$L22];[.$X22])" office:value-type="float"/>
          <table:table-cell table:formula="of:=MEDIAN([.$M22];[.$Y22])" office:value-type="float"/>
          <table:table-cell table:formula="of:=MEDIAN([.$N22];[.$Z22])" office:value-type="float"/>
          <table:table-cell table:formula="of:=MAX([.$B22];[.$O22])" office:value-type="float"/>
          <table:table-cell table:formula="of:=MAX([.$C22];[.$P22])" office:value-type="float"/>
          <table:table-cell table:formula="of:=MAX([.$D22];[.$Q22])" office:value-type="float"/>
          <table:table-cell table:formula="of:=MAX([.$E22];[.$R22])" office:value-type="float"/>
          <table:table-cell table:formula="of:=MAX([.$F22];[.$S22])" office:value-type="float"/>
          <table:table-cell table:formula="of:=MAX([.$G22];[.$T22])" office:value-type="float"/>
          <table:table-cell table:formula="of:=MAX([.$H22];[.$U22])" office:value-type="float"/>
          <table:table-cell table:formula="of:=MAX([.$I22];[.$V22])" office:value-type="float"/>
          <table:table-cell table:formula="of:=MAX([.$J22])" office:value-type="float"/>
          <table:table-cell table:formula="of:=MAX([.$K22];[.$W22])" office:value-type="float"/>
          <table:table-cell table:formula="of:=MAX([.$L22];[.$X22])" office:value-type="float"/>
          <table:table-cell table:formula="of:=MAX([.$M22];[.$Y22])" office:value-type="float"/>
          <table:table-cell table:formula="of:=MAX([.$N22];[.$Z22])" office:value-type="float"/>
        </table:table-row>
        <table:table-row table:style-name="ro1">
          <table:table-cell office:value-type="string">
            <text:p>p01.pddl/28</text:p>
          </table:table-cell>
          <table:table-cell office:value-type="float" office:value="300.0"/>
          <table:table-cell office:value-type="float" office:value="299.999"/>
          <table:table-cell office:value-type="float" office:value="299.6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88924.0"/>
          <table:table-cell office:value-type="float" office:value="1122920.0"/>
          <table:table-cell office:value-type="float" office:value="1114508.0"/>
          <table:table-cell office:value-type="float" office:value="31956.0"/>
          <table:table-cell office:value-type="float" office:value="247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38597.0"/>
          <table:table-cell office:value-type="float" office:value="1108404.0"/>
          <table:table-cell office:value-type="float" office:value="31956.0"/>
          <table:table-cell office:value-type="float" office:value="24749.0"/>
          <table:table-cell office:value-type="float" office:value="0.0"/>
          <table:table-cell office:value-type="float" office:value="0.0"/>
          <table:table-cell table:formula="of:=MIN([.$B23];[.$O23])" office:value-type="float"/>
          <table:table-cell table:formula="of:=MIN([.$C23];[.$P23])" office:value-type="float"/>
          <table:table-cell table:formula="of:=MIN([.$D23];[.$Q23])" office:value-type="float"/>
          <table:table-cell table:formula="of:=MIN([.$E23];[.$R23])" office:value-type="float"/>
          <table:table-cell table:formula="of:=MIN([.$F23];[.$S23])" office:value-type="float"/>
          <table:table-cell table:formula="of:=MIN([.$G23];[.$T23])" office:value-type="float"/>
          <table:table-cell table:formula="of:=MIN([.$H23];[.$U23])" office:value-type="float"/>
          <table:table-cell table:formula="of:=MIN([.$I23];[.$V23])" office:value-type="float"/>
          <table:table-cell table:formula="of:=MIN([.$J23])" office:value-type="float"/>
          <table:table-cell table:formula="of:=MIN([.$K23];[.$W23])" office:value-type="float"/>
          <table:table-cell table:formula="of:=MIN([.$L23];[.$X23])" office:value-type="float"/>
          <table:table-cell table:formula="of:=MIN([.$M23];[.$Y23])" office:value-type="float"/>
          <table:table-cell table:formula="of:=MIN([.$N23];[.$Z23])" office:value-type="float"/>
          <table:table-cell table:formula="of:=MEDIAN([.$B23];[.$O23])" office:value-type="float"/>
          <table:table-cell table:formula="of:=MEDIAN([.$C23];[.$P23])" office:value-type="float"/>
          <table:table-cell table:formula="of:=MEDIAN([.$D23];[.$Q23])" office:value-type="float"/>
          <table:table-cell table:formula="of:=MEDIAN([.$E23];[.$R23])" office:value-type="float"/>
          <table:table-cell table:formula="of:=MEDIAN([.$F23];[.$S23])" office:value-type="float"/>
          <table:table-cell table:formula="of:=MEDIAN([.$G23];[.$T23])" office:value-type="float"/>
          <table:table-cell table:formula="of:=MEDIAN([.$H23];[.$U23])" office:value-type="float"/>
          <table:table-cell table:formula="of:=MEDIAN([.$I23];[.$V23])" office:value-type="float"/>
          <table:table-cell table:formula="of:=MEDIAN([.$J23])" office:value-type="float"/>
          <table:table-cell table:formula="of:=MEDIAN([.$K23];[.$W23])" office:value-type="float"/>
          <table:table-cell table:formula="of:=MEDIAN([.$L23];[.$X23])" office:value-type="float"/>
          <table:table-cell table:formula="of:=MEDIAN([.$M23];[.$Y23])" office:value-type="float"/>
          <table:table-cell table:formula="of:=MEDIAN([.$N23];[.$Z23])" office:value-type="float"/>
          <table:table-cell table:formula="of:=MAX([.$B23];[.$O23])" office:value-type="float"/>
          <table:table-cell table:formula="of:=MAX([.$C23];[.$P23])" office:value-type="float"/>
          <table:table-cell table:formula="of:=MAX([.$D23];[.$Q23])" office:value-type="float"/>
          <table:table-cell table:formula="of:=MAX([.$E23];[.$R23])" office:value-type="float"/>
          <table:table-cell table:formula="of:=MAX([.$F23];[.$S23])" office:value-type="float"/>
          <table:table-cell table:formula="of:=MAX([.$G23];[.$T23])" office:value-type="float"/>
          <table:table-cell table:formula="of:=MAX([.$H23];[.$U23])" office:value-type="float"/>
          <table:table-cell table:formula="of:=MAX([.$I23];[.$V23])" office:value-type="float"/>
          <table:table-cell table:formula="of:=MAX([.$J23])" office:value-type="float"/>
          <table:table-cell table:formula="of:=MAX([.$K23];[.$W23])" office:value-type="float"/>
          <table:table-cell table:formula="of:=MAX([.$L23];[.$X23])" office:value-type="float"/>
          <table:table-cell table:formula="of:=MAX([.$M23];[.$Y23])" office:value-type="float"/>
          <table:table-cell table:formula="of:=MAX([.$N23];[.$Z23])" office:value-type="float"/>
        </table:table-row>
        <table:table-row table:style-name="ro1">
          <table:table-cell office:value-type="string">
            <text:p>p01.pddl/29</text:p>
          </table:table-cell>
          <table:table-cell office:value-type="float" office:value="300.0"/>
          <table:table-cell office:value-type="float" office:value="299.983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10894.0"/>
          <table:table-cell office:value-type="float" office:value="1212071.0"/>
          <table:table-cell office:value-type="float" office:value="1201614.0"/>
          <table:table-cell office:value-type="float" office:value="33074.0"/>
          <table:table-cell office:value-type="float" office:value="257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6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56327.0"/>
          <table:table-cell office:value-type="float" office:value="981656.0"/>
          <table:table-cell office:value-type="float" office:value="33074.0"/>
          <table:table-cell office:value-type="float" office:value="25715.0"/>
          <table:table-cell office:value-type="float" office:value="0.0"/>
          <table:table-cell office:value-type="float" office:value="0.0"/>
          <table:table-cell table:formula="of:=MIN([.$B24];[.$O24])" office:value-type="float"/>
          <table:table-cell table:formula="of:=MIN([.$C24];[.$P24])" office:value-type="float"/>
          <table:table-cell table:formula="of:=MIN([.$D24];[.$Q24])" office:value-type="float"/>
          <table:table-cell table:formula="of:=MIN([.$E24];[.$R24])" office:value-type="float"/>
          <table:table-cell table:formula="of:=MIN([.$F24];[.$S24])" office:value-type="float"/>
          <table:table-cell table:formula="of:=MIN([.$G24];[.$T24])" office:value-type="float"/>
          <table:table-cell table:formula="of:=MIN([.$H24];[.$U24])" office:value-type="float"/>
          <table:table-cell table:formula="of:=MIN([.$I24];[.$V24])" office:value-type="float"/>
          <table:table-cell table:formula="of:=MIN([.$J24])" office:value-type="float"/>
          <table:table-cell table:formula="of:=MIN([.$K24];[.$W24])" office:value-type="float"/>
          <table:table-cell table:formula="of:=MIN([.$L24];[.$X24])" office:value-type="float"/>
          <table:table-cell table:formula="of:=MIN([.$M24];[.$Y24])" office:value-type="float"/>
          <table:table-cell table:formula="of:=MIN([.$N24];[.$Z24])" office:value-type="float"/>
          <table:table-cell table:formula="of:=MEDIAN([.$B24];[.$O24])" office:value-type="float"/>
          <table:table-cell table:formula="of:=MEDIAN([.$C24];[.$P24])" office:value-type="float"/>
          <table:table-cell table:formula="of:=MEDIAN([.$D24];[.$Q24])" office:value-type="float"/>
          <table:table-cell table:formula="of:=MEDIAN([.$E24];[.$R24])" office:value-type="float"/>
          <table:table-cell table:formula="of:=MEDIAN([.$F24];[.$S24])" office:value-type="float"/>
          <table:table-cell table:formula="of:=MEDIAN([.$G24];[.$T24])" office:value-type="float"/>
          <table:table-cell table:formula="of:=MEDIAN([.$H24];[.$U24])" office:value-type="float"/>
          <table:table-cell table:formula="of:=MEDIAN([.$I24];[.$V24])" office:value-type="float"/>
          <table:table-cell table:formula="of:=MEDIAN([.$J24])" office:value-type="float"/>
          <table:table-cell table:formula="of:=MEDIAN([.$K24];[.$W24])" office:value-type="float"/>
          <table:table-cell table:formula="of:=MEDIAN([.$L24];[.$X24])" office:value-type="float"/>
          <table:table-cell table:formula="of:=MEDIAN([.$M24];[.$Y24])" office:value-type="float"/>
          <table:table-cell table:formula="of:=MEDIAN([.$N24];[.$Z24])" office:value-type="float"/>
          <table:table-cell table:formula="of:=MAX([.$B24];[.$O24])" office:value-type="float"/>
          <table:table-cell table:formula="of:=MAX([.$C24];[.$P24])" office:value-type="float"/>
          <table:table-cell table:formula="of:=MAX([.$D24];[.$Q24])" office:value-type="float"/>
          <table:table-cell table:formula="of:=MAX([.$E24];[.$R24])" office:value-type="float"/>
          <table:table-cell table:formula="of:=MAX([.$F24];[.$S24])" office:value-type="float"/>
          <table:table-cell table:formula="of:=MAX([.$G24];[.$T24])" office:value-type="float"/>
          <table:table-cell table:formula="of:=MAX([.$H24];[.$U24])" office:value-type="float"/>
          <table:table-cell table:formula="of:=MAX([.$I24];[.$V24])" office:value-type="float"/>
          <table:table-cell table:formula="of:=MAX([.$J24])" office:value-type="float"/>
          <table:table-cell table:formula="of:=MAX([.$K24];[.$W24])" office:value-type="float"/>
          <table:table-cell table:formula="of:=MAX([.$L24];[.$X24])" office:value-type="float"/>
          <table:table-cell table:formula="of:=MAX([.$M24];[.$Y24])" office:value-type="float"/>
          <table:table-cell table:formula="of:=MAX([.$N24];[.$Z24])" office:value-type="float"/>
        </table:table-row>
        <table:table-row table:style-name="ro1">
          <table:table-cell office:value-type="string">
            <text:p>p01.pddl/3</text:p>
          </table:table-cell>
          <table:table-cell office:value-type="float" office:value="0.093613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006.0"/>
          <table:table-cell office:value-type="float" office:value="106.0"/>
          <table:table-cell office:value-type="float" office:value="0.0"/>
          <table:table-cell office:value-type="float" office:value="0.0"/>
          <table:table-cell office:value-type="float" office:value="0.077006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06.0"/>
          <table:table-cell office:value-type="float" office:value="106.0"/>
          <table:table-cell office:value-type="float" office:value="0.0"/>
          <table:table-cell office:value-type="float" office:value="0.0"/>
          <table:table-cell table:formula="of:=MIN([.$B25];[.$O25])" office:value-type="float"/>
          <table:table-cell table:formula="of:=MIN([.$C25];[.$P25])" office:value-type="float"/>
          <table:table-cell table:formula="of:=MIN([.$D25];[.$Q25])" office:value-type="float"/>
          <table:table-cell table:formula="of:=MIN([.$E25];[.$R25])" office:value-type="float"/>
          <table:table-cell table:formula="of:=MIN([.$F25];[.$S25])" office:value-type="float"/>
          <table:table-cell table:formula="of:=MIN([.$G25];[.$T25])" office:value-type="float"/>
          <table:table-cell table:formula="of:=MIN([.$H25];[.$U25])" office:value-type="float"/>
          <table:table-cell table:formula="of:=MIN([.$I25];[.$V25])" office:value-type="float"/>
          <table:table-cell table:formula="of:=MIN([.$J25])" office:value-type="float"/>
          <table:table-cell table:formula="of:=MIN([.$K25];[.$W25])" office:value-type="float"/>
          <table:table-cell table:formula="of:=MIN([.$L25];[.$X25])" office:value-type="float"/>
          <table:table-cell table:formula="of:=MIN([.$M25];[.$Y25])" office:value-type="float"/>
          <table:table-cell table:formula="of:=MIN([.$N25];[.$Z25])" office:value-type="float"/>
          <table:table-cell table:formula="of:=MEDIAN([.$B25];[.$O25])" office:value-type="float"/>
          <table:table-cell table:formula="of:=MEDIAN([.$C25];[.$P25])" office:value-type="float"/>
          <table:table-cell table:formula="of:=MEDIAN([.$D25];[.$Q25])" office:value-type="float"/>
          <table:table-cell table:formula="of:=MEDIAN([.$E25];[.$R25])" office:value-type="float"/>
          <table:table-cell table:formula="of:=MEDIAN([.$F25];[.$S25])" office:value-type="float"/>
          <table:table-cell table:formula="of:=MEDIAN([.$G25];[.$T25])" office:value-type="float"/>
          <table:table-cell table:formula="of:=MEDIAN([.$H25];[.$U25])" office:value-type="float"/>
          <table:table-cell table:formula="of:=MEDIAN([.$I25];[.$V25])" office:value-type="float"/>
          <table:table-cell table:formula="of:=MEDIAN([.$J25])" office:value-type="float"/>
          <table:table-cell table:formula="of:=MEDIAN([.$K25];[.$W25])" office:value-type="float"/>
          <table:table-cell table:formula="of:=MEDIAN([.$L25];[.$X25])" office:value-type="float"/>
          <table:table-cell table:formula="of:=MEDIAN([.$M25];[.$Y25])" office:value-type="float"/>
          <table:table-cell table:formula="of:=MEDIAN([.$N25];[.$Z25])" office:value-type="float"/>
          <table:table-cell table:formula="of:=MAX([.$B25];[.$O25])" office:value-type="float"/>
          <table:table-cell table:formula="of:=MAX([.$C25];[.$P25])" office:value-type="float"/>
          <table:table-cell table:formula="of:=MAX([.$D25];[.$Q25])" office:value-type="float"/>
          <table:table-cell table:formula="of:=MAX([.$E25];[.$R25])" office:value-type="float"/>
          <table:table-cell table:formula="of:=MAX([.$F25];[.$S25])" office:value-type="float"/>
          <table:table-cell table:formula="of:=MAX([.$G25];[.$T25])" office:value-type="float"/>
          <table:table-cell table:formula="of:=MAX([.$H25];[.$U25])" office:value-type="float"/>
          <table:table-cell table:formula="of:=MAX([.$I25];[.$V25])" office:value-type="float"/>
          <table:table-cell table:formula="of:=MAX([.$J25])" office:value-type="float"/>
          <table:table-cell table:formula="of:=MAX([.$K25];[.$W25])" office:value-type="float"/>
          <table:table-cell table:formula="of:=MAX([.$L25];[.$X25])" office:value-type="float"/>
          <table:table-cell table:formula="of:=MAX([.$M25];[.$Y25])" office:value-type="float"/>
          <table:table-cell table:formula="of:=MAX([.$N25];[.$Z25])" office:value-type="float"/>
        </table:table-row>
        <table:table-row table:style-name="ro1">
          <table:table-cell office:value-type="string">
            <text:p>p01.pddl/30</text:p>
          </table:table-cell>
          <table:table-cell office:value-type="float" office:value="300.0"/>
          <table:table-cell office:value-type="float" office:value="299.989"/>
          <table:table-cell office:value-type="float" office:value="299.6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81120.0"/>
          <table:table-cell office:value-type="float" office:value="1288842.0"/>
          <table:table-cell office:value-type="float" office:value="1275086.0"/>
          <table:table-cell office:value-type="float" office:value="34192.0"/>
          <table:table-cell office:value-type="float" office:value="2668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6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76303.0"/>
          <table:table-cell office:value-type="float" office:value="1004064.0"/>
          <table:table-cell office:value-type="float" office:value="34192.0"/>
          <table:table-cell office:value-type="float" office:value="26681.0"/>
          <table:table-cell office:value-type="float" office:value="0.0"/>
          <table:table-cell office:value-type="float" office:value="0.0"/>
          <table:table-cell table:formula="of:=MIN([.$B26];[.$O26])" office:value-type="float"/>
          <table:table-cell table:formula="of:=MIN([.$C26];[.$P26])" office:value-type="float"/>
          <table:table-cell table:formula="of:=MIN([.$D26];[.$Q26])" office:value-type="float"/>
          <table:table-cell table:formula="of:=MIN([.$E26];[.$R26])" office:value-type="float"/>
          <table:table-cell table:formula="of:=MIN([.$F26];[.$S26])" office:value-type="float"/>
          <table:table-cell table:formula="of:=MIN([.$G26];[.$T26])" office:value-type="float"/>
          <table:table-cell table:formula="of:=MIN([.$H26];[.$U26])" office:value-type="float"/>
          <table:table-cell table:formula="of:=MIN([.$I26];[.$V26])" office:value-type="float"/>
          <table:table-cell table:formula="of:=MIN([.$J26])" office:value-type="float"/>
          <table:table-cell table:formula="of:=MIN([.$K26];[.$W26])" office:value-type="float"/>
          <table:table-cell table:formula="of:=MIN([.$L26];[.$X26])" office:value-type="float"/>
          <table:table-cell table:formula="of:=MIN([.$M26];[.$Y26])" office:value-type="float"/>
          <table:table-cell table:formula="of:=MIN([.$N26];[.$Z26])" office:value-type="float"/>
          <table:table-cell table:formula="of:=MEDIAN([.$B26];[.$O26])" office:value-type="float"/>
          <table:table-cell table:formula="of:=MEDIAN([.$C26];[.$P26])" office:value-type="float"/>
          <table:table-cell table:formula="of:=MEDIAN([.$D26];[.$Q26])" office:value-type="float"/>
          <table:table-cell table:formula="of:=MEDIAN([.$E26];[.$R26])" office:value-type="float"/>
          <table:table-cell table:formula="of:=MEDIAN([.$F26];[.$S26])" office:value-type="float"/>
          <table:table-cell table:formula="of:=MEDIAN([.$G26];[.$T26])" office:value-type="float"/>
          <table:table-cell table:formula="of:=MEDIAN([.$H26];[.$U26])" office:value-type="float"/>
          <table:table-cell table:formula="of:=MEDIAN([.$I26];[.$V26])" office:value-type="float"/>
          <table:table-cell table:formula="of:=MEDIAN([.$J26])" office:value-type="float"/>
          <table:table-cell table:formula="of:=MEDIAN([.$K26];[.$W26])" office:value-type="float"/>
          <table:table-cell table:formula="of:=MEDIAN([.$L26];[.$X26])" office:value-type="float"/>
          <table:table-cell table:formula="of:=MEDIAN([.$M26];[.$Y26])" office:value-type="float"/>
          <table:table-cell table:formula="of:=MEDIAN([.$N26];[.$Z26])" office:value-type="float"/>
          <table:table-cell table:formula="of:=MAX([.$B26];[.$O26])" office:value-type="float"/>
          <table:table-cell table:formula="of:=MAX([.$C26];[.$P26])" office:value-type="float"/>
          <table:table-cell table:formula="of:=MAX([.$D26];[.$Q26])" office:value-type="float"/>
          <table:table-cell table:formula="of:=MAX([.$E26];[.$R26])" office:value-type="float"/>
          <table:table-cell table:formula="of:=MAX([.$F26];[.$S26])" office:value-type="float"/>
          <table:table-cell table:formula="of:=MAX([.$G26];[.$T26])" office:value-type="float"/>
          <table:table-cell table:formula="of:=MAX([.$H26];[.$U26])" office:value-type="float"/>
          <table:table-cell table:formula="of:=MAX([.$I26];[.$V26])" office:value-type="float"/>
          <table:table-cell table:formula="of:=MAX([.$J26])" office:value-type="float"/>
          <table:table-cell table:formula="of:=MAX([.$K26];[.$W26])" office:value-type="float"/>
          <table:table-cell table:formula="of:=MAX([.$L26];[.$X26])" office:value-type="float"/>
          <table:table-cell table:formula="of:=MAX([.$M26];[.$Y26])" office:value-type="float"/>
          <table:table-cell table:formula="of:=MAX([.$N26];[.$Z26])" office:value-type="float"/>
        </table:table-row>
        <table:table-row table:style-name="ro1">
          <table:table-cell office:value-type="string">
            <text:p>p01.pddl/31</text:p>
          </table:table-cell>
          <table:table-cell office:value-type="float" office:value="300.0"/>
          <table:table-cell office:value-type="float" office:value="299.99"/>
          <table:table-cell office:value-type="float" office:value="299.6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43215.0"/>
          <table:table-cell office:value-type="float" office:value="1286508.0"/>
          <table:table-cell office:value-type="float" office:value="1272434.0"/>
          <table:table-cell office:value-type="float" office:value="35310.0"/>
          <table:table-cell office:value-type="float" office:value="2764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6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50808.0"/>
          <table:table-cell office:value-type="float" office:value="967622.0"/>
          <table:table-cell office:value-type="float" office:value="35310.0"/>
          <table:table-cell office:value-type="float" office:value="27647.0"/>
          <table:table-cell office:value-type="float" office:value="0.0"/>
          <table:table-cell office:value-type="float" office:value="0.0"/>
          <table:table-cell table:formula="of:=MIN([.$B27];[.$O27])" office:value-type="float"/>
          <table:table-cell table:formula="of:=MIN([.$C27];[.$P27])" office:value-type="float"/>
          <table:table-cell table:formula="of:=MIN([.$D27];[.$Q27])" office:value-type="float"/>
          <table:table-cell table:formula="of:=MIN([.$E27];[.$R27])" office:value-type="float"/>
          <table:table-cell table:formula="of:=MIN([.$F27];[.$S27])" office:value-type="float"/>
          <table:table-cell table:formula="of:=MIN([.$G27];[.$T27])" office:value-type="float"/>
          <table:table-cell table:formula="of:=MIN([.$H27];[.$U27])" office:value-type="float"/>
          <table:table-cell table:formula="of:=MIN([.$I27];[.$V27])" office:value-type="float"/>
          <table:table-cell table:formula="of:=MIN([.$J27])" office:value-type="float"/>
          <table:table-cell table:formula="of:=MIN([.$K27];[.$W27])" office:value-type="float"/>
          <table:table-cell table:formula="of:=MIN([.$L27];[.$X27])" office:value-type="float"/>
          <table:table-cell table:formula="of:=MIN([.$M27];[.$Y27])" office:value-type="float"/>
          <table:table-cell table:formula="of:=MIN([.$N27];[.$Z27])" office:value-type="float"/>
          <table:table-cell table:formula="of:=MEDIAN([.$B27];[.$O27])" office:value-type="float"/>
          <table:table-cell table:formula="of:=MEDIAN([.$C27];[.$P27])" office:value-type="float"/>
          <table:table-cell table:formula="of:=MEDIAN([.$D27];[.$Q27])" office:value-type="float"/>
          <table:table-cell table:formula="of:=MEDIAN([.$E27];[.$R27])" office:value-type="float"/>
          <table:table-cell table:formula="of:=MEDIAN([.$F27];[.$S27])" office:value-type="float"/>
          <table:table-cell table:formula="of:=MEDIAN([.$G27];[.$T27])" office:value-type="float"/>
          <table:table-cell table:formula="of:=MEDIAN([.$H27];[.$U27])" office:value-type="float"/>
          <table:table-cell table:formula="of:=MEDIAN([.$I27];[.$V27])" office:value-type="float"/>
          <table:table-cell table:formula="of:=MEDIAN([.$J27])" office:value-type="float"/>
          <table:table-cell table:formula="of:=MEDIAN([.$K27];[.$W27])" office:value-type="float"/>
          <table:table-cell table:formula="of:=MEDIAN([.$L27];[.$X27])" office:value-type="float"/>
          <table:table-cell table:formula="of:=MEDIAN([.$M27];[.$Y27])" office:value-type="float"/>
          <table:table-cell table:formula="of:=MEDIAN([.$N27];[.$Z27])" office:value-type="float"/>
          <table:table-cell table:formula="of:=MAX([.$B27];[.$O27])" office:value-type="float"/>
          <table:table-cell table:formula="of:=MAX([.$C27];[.$P27])" office:value-type="float"/>
          <table:table-cell table:formula="of:=MAX([.$D27];[.$Q27])" office:value-type="float"/>
          <table:table-cell table:formula="of:=MAX([.$E27];[.$R27])" office:value-type="float"/>
          <table:table-cell table:formula="of:=MAX([.$F27];[.$S27])" office:value-type="float"/>
          <table:table-cell table:formula="of:=MAX([.$G27];[.$T27])" office:value-type="float"/>
          <table:table-cell table:formula="of:=MAX([.$H27];[.$U27])" office:value-type="float"/>
          <table:table-cell table:formula="of:=MAX([.$I27];[.$V27])" office:value-type="float"/>
          <table:table-cell table:formula="of:=MAX([.$J27])" office:value-type="float"/>
          <table:table-cell table:formula="of:=MAX([.$K27];[.$W27])" office:value-type="float"/>
          <table:table-cell table:formula="of:=MAX([.$L27];[.$X27])" office:value-type="float"/>
          <table:table-cell table:formula="of:=MAX([.$M27];[.$Y27])" office:value-type="float"/>
          <table:table-cell table:formula="of:=MAX([.$N27];[.$Z27])" office:value-type="float"/>
        </table:table-row>
        <table:table-row table:style-name="ro1">
          <table:table-cell office:value-type="string">
            <text:p>p01.pddl/32</text:p>
          </table:table-cell>
          <table:table-cell office:value-type="float" office:value="300.0"/>
          <table:table-cell office:value-type="float" office:value="299.987"/>
          <table:table-cell office:value-type="float" office:value="299.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8755.0"/>
          <table:table-cell office:value-type="float" office:value="1300358.0"/>
          <table:table-cell office:value-type="float" office:value="1285276.0"/>
          <table:table-cell office:value-type="float" office:value="36428.0"/>
          <table:table-cell office:value-type="float" office:value="2861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6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79725.0"/>
          <table:table-cell office:value-type="float" office:value="1009046.0"/>
          <table:table-cell office:value-type="float" office:value="36428.0"/>
          <table:table-cell office:value-type="float" office:value="28613.0"/>
          <table:table-cell office:value-type="float" office:value="0.0"/>
          <table:table-cell office:value-type="float" office:value="0.0"/>
          <table:table-cell table:formula="of:=MIN([.$B28];[.$O28])" office:value-type="float"/>
          <table:table-cell table:formula="of:=MIN([.$C28];[.$P28])" office:value-type="float"/>
          <table:table-cell table:formula="of:=MIN([.$D28];[.$Q28])" office:value-type="float"/>
          <table:table-cell table:formula="of:=MIN([.$E28];[.$R28])" office:value-type="float"/>
          <table:table-cell table:formula="of:=MIN([.$F28];[.$S28])" office:value-type="float"/>
          <table:table-cell table:formula="of:=MIN([.$G28];[.$T28])" office:value-type="float"/>
          <table:table-cell table:formula="of:=MIN([.$H28];[.$U28])" office:value-type="float"/>
          <table:table-cell table:formula="of:=MIN([.$I28];[.$V28])" office:value-type="float"/>
          <table:table-cell table:formula="of:=MIN([.$J28])" office:value-type="float"/>
          <table:table-cell table:formula="of:=MIN([.$K28];[.$W28])" office:value-type="float"/>
          <table:table-cell table:formula="of:=MIN([.$L28];[.$X28])" office:value-type="float"/>
          <table:table-cell table:formula="of:=MIN([.$M28];[.$Y28])" office:value-type="float"/>
          <table:table-cell table:formula="of:=MIN([.$N28];[.$Z28])" office:value-type="float"/>
          <table:table-cell table:formula="of:=MEDIAN([.$B28];[.$O28])" office:value-type="float"/>
          <table:table-cell table:formula="of:=MEDIAN([.$C28];[.$P28])" office:value-type="float"/>
          <table:table-cell table:formula="of:=MEDIAN([.$D28];[.$Q28])" office:value-type="float"/>
          <table:table-cell table:formula="of:=MEDIAN([.$E28];[.$R28])" office:value-type="float"/>
          <table:table-cell table:formula="of:=MEDIAN([.$F28];[.$S28])" office:value-type="float"/>
          <table:table-cell table:formula="of:=MEDIAN([.$G28];[.$T28])" office:value-type="float"/>
          <table:table-cell table:formula="of:=MEDIAN([.$H28];[.$U28])" office:value-type="float"/>
          <table:table-cell table:formula="of:=MEDIAN([.$I28];[.$V28])" office:value-type="float"/>
          <table:table-cell table:formula="of:=MEDIAN([.$J28])" office:value-type="float"/>
          <table:table-cell table:formula="of:=MEDIAN([.$K28];[.$W28])" office:value-type="float"/>
          <table:table-cell table:formula="of:=MEDIAN([.$L28];[.$X28])" office:value-type="float"/>
          <table:table-cell table:formula="of:=MEDIAN([.$M28];[.$Y28])" office:value-type="float"/>
          <table:table-cell table:formula="of:=MEDIAN([.$N28];[.$Z28])" office:value-type="float"/>
          <table:table-cell table:formula="of:=MAX([.$B28];[.$O28])" office:value-type="float"/>
          <table:table-cell table:formula="of:=MAX([.$C28];[.$P28])" office:value-type="float"/>
          <table:table-cell table:formula="of:=MAX([.$D28];[.$Q28])" office:value-type="float"/>
          <table:table-cell table:formula="of:=MAX([.$E28];[.$R28])" office:value-type="float"/>
          <table:table-cell table:formula="of:=MAX([.$F28];[.$S28])" office:value-type="float"/>
          <table:table-cell table:formula="of:=MAX([.$G28];[.$T28])" office:value-type="float"/>
          <table:table-cell table:formula="of:=MAX([.$H28];[.$U28])" office:value-type="float"/>
          <table:table-cell table:formula="of:=MAX([.$I28];[.$V28])" office:value-type="float"/>
          <table:table-cell table:formula="of:=MAX([.$J28])" office:value-type="float"/>
          <table:table-cell table:formula="of:=MAX([.$K28];[.$W28])" office:value-type="float"/>
          <table:table-cell table:formula="of:=MAX([.$L28];[.$X28])" office:value-type="float"/>
          <table:table-cell table:formula="of:=MAX([.$M28];[.$Y28])" office:value-type="float"/>
          <table:table-cell table:formula="of:=MAX([.$N28];[.$Z28])" office:value-type="float"/>
        </table:table-row>
        <table:table-row table:style-name="ro1">
          <table:table-cell office:value-type="string">
            <text:p>p01.pddl/33</text:p>
          </table:table-cell>
          <table:table-cell office:value-type="float" office:value="300.0"/>
          <table:table-cell office:value-type="float" office:value="299.99"/>
          <table:table-cell office:value-type="float" office:value="299.5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6210.0"/>
          <table:table-cell office:value-type="float" office:value="1370085.0"/>
          <table:table-cell office:value-type="float" office:value="1356276.0"/>
          <table:table-cell office:value-type="float" office:value="37546.0"/>
          <table:table-cell office:value-type="float" office:value="2957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68098.0"/>
          <table:table-cell office:value-type="float" office:value="991013.0"/>
          <table:table-cell office:value-type="float" office:value="37546.0"/>
          <table:table-cell office:value-type="float" office:value="29579.0"/>
          <table:table-cell office:value-type="float" office:value="0.0"/>
          <table:table-cell office:value-type="float" office:value="0.0"/>
          <table:table-cell table:formula="of:=MIN([.$B29];[.$O29])" office:value-type="float"/>
          <table:table-cell table:formula="of:=MIN([.$C29];[.$P29])" office:value-type="float"/>
          <table:table-cell table:formula="of:=MIN([.$D29];[.$Q29])" office:value-type="float"/>
          <table:table-cell table:formula="of:=MIN([.$E29];[.$R29])" office:value-type="float"/>
          <table:table-cell table:formula="of:=MIN([.$F29];[.$S29])" office:value-type="float"/>
          <table:table-cell table:formula="of:=MIN([.$G29];[.$T29])" office:value-type="float"/>
          <table:table-cell table:formula="of:=MIN([.$H29];[.$U29])" office:value-type="float"/>
          <table:table-cell table:formula="of:=MIN([.$I29];[.$V29])" office:value-type="float"/>
          <table:table-cell table:formula="of:=MIN([.$J29])" office:value-type="float"/>
          <table:table-cell table:formula="of:=MIN([.$K29];[.$W29])" office:value-type="float"/>
          <table:table-cell table:formula="of:=MIN([.$L29];[.$X29])" office:value-type="float"/>
          <table:table-cell table:formula="of:=MIN([.$M29];[.$Y29])" office:value-type="float"/>
          <table:table-cell table:formula="of:=MIN([.$N29];[.$Z29])" office:value-type="float"/>
          <table:table-cell table:formula="of:=MEDIAN([.$B29];[.$O29])" office:value-type="float"/>
          <table:table-cell table:formula="of:=MEDIAN([.$C29];[.$P29])" office:value-type="float"/>
          <table:table-cell table:formula="of:=MEDIAN([.$D29];[.$Q29])" office:value-type="float"/>
          <table:table-cell table:formula="of:=MEDIAN([.$E29];[.$R29])" office:value-type="float"/>
          <table:table-cell table:formula="of:=MEDIAN([.$F29];[.$S29])" office:value-type="float"/>
          <table:table-cell table:formula="of:=MEDIAN([.$G29];[.$T29])" office:value-type="float"/>
          <table:table-cell table:formula="of:=MEDIAN([.$H29];[.$U29])" office:value-type="float"/>
          <table:table-cell table:formula="of:=MEDIAN([.$I29];[.$V29])" office:value-type="float"/>
          <table:table-cell table:formula="of:=MEDIAN([.$J29])" office:value-type="float"/>
          <table:table-cell table:formula="of:=MEDIAN([.$K29];[.$W29])" office:value-type="float"/>
          <table:table-cell table:formula="of:=MEDIAN([.$L29];[.$X29])" office:value-type="float"/>
          <table:table-cell table:formula="of:=MEDIAN([.$M29];[.$Y29])" office:value-type="float"/>
          <table:table-cell table:formula="of:=MEDIAN([.$N29];[.$Z29])" office:value-type="float"/>
          <table:table-cell table:formula="of:=MAX([.$B29];[.$O29])" office:value-type="float"/>
          <table:table-cell table:formula="of:=MAX([.$C29];[.$P29])" office:value-type="float"/>
          <table:table-cell table:formula="of:=MAX([.$D29];[.$Q29])" office:value-type="float"/>
          <table:table-cell table:formula="of:=MAX([.$E29];[.$R29])" office:value-type="float"/>
          <table:table-cell table:formula="of:=MAX([.$F29];[.$S29])" office:value-type="float"/>
          <table:table-cell table:formula="of:=MAX([.$G29];[.$T29])" office:value-type="float"/>
          <table:table-cell table:formula="of:=MAX([.$H29];[.$U29])" office:value-type="float"/>
          <table:table-cell table:formula="of:=MAX([.$I29];[.$V29])" office:value-type="float"/>
          <table:table-cell table:formula="of:=MAX([.$J29])" office:value-type="float"/>
          <table:table-cell table:formula="of:=MAX([.$K29];[.$W29])" office:value-type="float"/>
          <table:table-cell table:formula="of:=MAX([.$L29];[.$X29])" office:value-type="float"/>
          <table:table-cell table:formula="of:=MAX([.$M29];[.$Y29])" office:value-type="float"/>
          <table:table-cell table:formula="of:=MAX([.$N29];[.$Z29])" office:value-type="float"/>
        </table:table-row>
        <table:table-row table:style-name="ro1">
          <table:table-cell office:value-type="string">
            <text:p>p01.pddl/34</text:p>
          </table:table-cell>
          <table:table-cell office:value-type="float" office:value="300.0"/>
          <table:table-cell office:value-type="float" office:value="299.987"/>
          <table:table-cell office:value-type="float" office:value="299.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2665.0"/>
          <table:table-cell office:value-type="float" office:value="1357539.0"/>
          <table:table-cell office:value-type="float" office:value="1347230.0"/>
          <table:table-cell office:value-type="float" office:value="38664.0"/>
          <table:table-cell office:value-type="float" office:value="3054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93180.0"/>
          <table:table-cell office:value-type="float" office:value="906223.0"/>
          <table:table-cell office:value-type="float" office:value="38664.0"/>
          <table:table-cell office:value-type="float" office:value="30545.0"/>
          <table:table-cell office:value-type="float" office:value="0.0"/>
          <table:table-cell office:value-type="float" office:value="0.0"/>
          <table:table-cell table:formula="of:=MIN([.$B30];[.$O30])" office:value-type="float"/>
          <table:table-cell table:formula="of:=MIN([.$C30];[.$P30])" office:value-type="float"/>
          <table:table-cell table:formula="of:=MIN([.$D30];[.$Q30])" office:value-type="float"/>
          <table:table-cell table:formula="of:=MIN([.$E30];[.$R30])" office:value-type="float"/>
          <table:table-cell table:formula="of:=MIN([.$F30];[.$S30])" office:value-type="float"/>
          <table:table-cell table:formula="of:=MIN([.$G30];[.$T30])" office:value-type="float"/>
          <table:table-cell table:formula="of:=MIN([.$H30];[.$U30])" office:value-type="float"/>
          <table:table-cell table:formula="of:=MIN([.$I30];[.$V30])" office:value-type="float"/>
          <table:table-cell table:formula="of:=MIN([.$J30])" office:value-type="float"/>
          <table:table-cell table:formula="of:=MIN([.$K30];[.$W30])" office:value-type="float"/>
          <table:table-cell table:formula="of:=MIN([.$L30];[.$X30])" office:value-type="float"/>
          <table:table-cell table:formula="of:=MIN([.$M30];[.$Y30])" office:value-type="float"/>
          <table:table-cell table:formula="of:=MIN([.$N30];[.$Z30])" office:value-type="float"/>
          <table:table-cell table:formula="of:=MEDIAN([.$B30];[.$O30])" office:value-type="float"/>
          <table:table-cell table:formula="of:=MEDIAN([.$C30];[.$P30])" office:value-type="float"/>
          <table:table-cell table:formula="of:=MEDIAN([.$D30];[.$Q30])" office:value-type="float"/>
          <table:table-cell table:formula="of:=MEDIAN([.$E30];[.$R30])" office:value-type="float"/>
          <table:table-cell table:formula="of:=MEDIAN([.$F30];[.$S30])" office:value-type="float"/>
          <table:table-cell table:formula="of:=MEDIAN([.$G30];[.$T30])" office:value-type="float"/>
          <table:table-cell table:formula="of:=MEDIAN([.$H30];[.$U30])" office:value-type="float"/>
          <table:table-cell table:formula="of:=MEDIAN([.$I30];[.$V30])" office:value-type="float"/>
          <table:table-cell table:formula="of:=MEDIAN([.$J30])" office:value-type="float"/>
          <table:table-cell table:formula="of:=MEDIAN([.$K30];[.$W30])" office:value-type="float"/>
          <table:table-cell table:formula="of:=MEDIAN([.$L30];[.$X30])" office:value-type="float"/>
          <table:table-cell table:formula="of:=MEDIAN([.$M30];[.$Y30])" office:value-type="float"/>
          <table:table-cell table:formula="of:=MEDIAN([.$N30];[.$Z30])" office:value-type="float"/>
          <table:table-cell table:formula="of:=MAX([.$B30];[.$O30])" office:value-type="float"/>
          <table:table-cell table:formula="of:=MAX([.$C30];[.$P30])" office:value-type="float"/>
          <table:table-cell table:formula="of:=MAX([.$D30];[.$Q30])" office:value-type="float"/>
          <table:table-cell table:formula="of:=MAX([.$E30];[.$R30])" office:value-type="float"/>
          <table:table-cell table:formula="of:=MAX([.$F30];[.$S30])" office:value-type="float"/>
          <table:table-cell table:formula="of:=MAX([.$G30];[.$T30])" office:value-type="float"/>
          <table:table-cell table:formula="of:=MAX([.$H30];[.$U30])" office:value-type="float"/>
          <table:table-cell table:formula="of:=MAX([.$I30];[.$V30])" office:value-type="float"/>
          <table:table-cell table:formula="of:=MAX([.$J30])" office:value-type="float"/>
          <table:table-cell table:formula="of:=MAX([.$K30];[.$W30])" office:value-type="float"/>
          <table:table-cell table:formula="of:=MAX([.$L30];[.$X30])" office:value-type="float"/>
          <table:table-cell table:formula="of:=MAX([.$M30];[.$Y30])" office:value-type="float"/>
          <table:table-cell table:formula="of:=MAX([.$N30];[.$Z30])" office:value-type="float"/>
        </table:table-row>
        <table:table-row table:style-name="ro1">
          <table:table-cell office:value-type="string">
            <text:p>p01.pddl/35</text:p>
          </table:table-cell>
          <table:table-cell office:value-type="float" office:value="300.0"/>
          <table:table-cell office:value-type="float" office:value="299.987"/>
          <table:table-cell office:value-type="float" office:value="299.5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1845.0"/>
          <table:table-cell office:value-type="float" office:value="1423660.0"/>
          <table:table-cell office:value-type="float" office:value="1409696.0"/>
          <table:table-cell office:value-type="float" office:value="39782.0"/>
          <table:table-cell office:value-type="float" office:value="3151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6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68159.0"/>
          <table:table-cell office:value-type="float" office:value="867629.0"/>
          <table:table-cell office:value-type="float" office:value="39782.0"/>
          <table:table-cell office:value-type="float" office:value="31511.0"/>
          <table:table-cell office:value-type="float" office:value="0.0"/>
          <table:table-cell office:value-type="float" office:value="0.0"/>
          <table:table-cell table:formula="of:=MIN([.$B31];[.$O31])" office:value-type="float"/>
          <table:table-cell table:formula="of:=MIN([.$C31];[.$P31])" office:value-type="float"/>
          <table:table-cell table:formula="of:=MIN([.$D31];[.$Q31])" office:value-type="float"/>
          <table:table-cell table:formula="of:=MIN([.$E31];[.$R31])" office:value-type="float"/>
          <table:table-cell table:formula="of:=MIN([.$F31];[.$S31])" office:value-type="float"/>
          <table:table-cell table:formula="of:=MIN([.$G31];[.$T31])" office:value-type="float"/>
          <table:table-cell table:formula="of:=MIN([.$H31];[.$U31])" office:value-type="float"/>
          <table:table-cell table:formula="of:=MIN([.$I31];[.$V31])" office:value-type="float"/>
          <table:table-cell table:formula="of:=MIN([.$J31])" office:value-type="float"/>
          <table:table-cell table:formula="of:=MIN([.$K31];[.$W31])" office:value-type="float"/>
          <table:table-cell table:formula="of:=MIN([.$L31];[.$X31])" office:value-type="float"/>
          <table:table-cell table:formula="of:=MIN([.$M31];[.$Y31])" office:value-type="float"/>
          <table:table-cell table:formula="of:=MIN([.$N31];[.$Z31])" office:value-type="float"/>
          <table:table-cell table:formula="of:=MEDIAN([.$B31];[.$O31])" office:value-type="float"/>
          <table:table-cell table:formula="of:=MEDIAN([.$C31];[.$P31])" office:value-type="float"/>
          <table:table-cell table:formula="of:=MEDIAN([.$D31];[.$Q31])" office:value-type="float"/>
          <table:table-cell table:formula="of:=MEDIAN([.$E31];[.$R31])" office:value-type="float"/>
          <table:table-cell table:formula="of:=MEDIAN([.$F31];[.$S31])" office:value-type="float"/>
          <table:table-cell table:formula="of:=MEDIAN([.$G31];[.$T31])" office:value-type="float"/>
          <table:table-cell table:formula="of:=MEDIAN([.$H31];[.$U31])" office:value-type="float"/>
          <table:table-cell table:formula="of:=MEDIAN([.$I31];[.$V31])" office:value-type="float"/>
          <table:table-cell table:formula="of:=MEDIAN([.$J31])" office:value-type="float"/>
          <table:table-cell table:formula="of:=MEDIAN([.$K31];[.$W31])" office:value-type="float"/>
          <table:table-cell table:formula="of:=MEDIAN([.$L31];[.$X31])" office:value-type="float"/>
          <table:table-cell table:formula="of:=MEDIAN([.$M31];[.$Y31])" office:value-type="float"/>
          <table:table-cell table:formula="of:=MEDIAN([.$N31];[.$Z31])" office:value-type="float"/>
          <table:table-cell table:formula="of:=MAX([.$B31];[.$O31])" office:value-type="float"/>
          <table:table-cell table:formula="of:=MAX([.$C31];[.$P31])" office:value-type="float"/>
          <table:table-cell table:formula="of:=MAX([.$D31];[.$Q31])" office:value-type="float"/>
          <table:table-cell table:formula="of:=MAX([.$E31];[.$R31])" office:value-type="float"/>
          <table:table-cell table:formula="of:=MAX([.$F31];[.$S31])" office:value-type="float"/>
          <table:table-cell table:formula="of:=MAX([.$G31];[.$T31])" office:value-type="float"/>
          <table:table-cell table:formula="of:=MAX([.$H31];[.$U31])" office:value-type="float"/>
          <table:table-cell table:formula="of:=MAX([.$I31];[.$V31])" office:value-type="float"/>
          <table:table-cell table:formula="of:=MAX([.$J31])" office:value-type="float"/>
          <table:table-cell table:formula="of:=MAX([.$K31];[.$W31])" office:value-type="float"/>
          <table:table-cell table:formula="of:=MAX([.$L31];[.$X31])" office:value-type="float"/>
          <table:table-cell table:formula="of:=MAX([.$M31];[.$Y31])" office:value-type="float"/>
          <table:table-cell table:formula="of:=MAX([.$N31];[.$Z31])" office:value-type="float"/>
        </table:table-row>
        <table:table-row table:style-name="ro1">
          <table:table-cell office:value-type="string">
            <text:p>p01.pddl/36</text:p>
          </table:table-cell>
          <table:table-cell office:value-type="float" office:value="300.0"/>
          <table:table-cell office:value-type="float" office:value="299.988"/>
          <table:table-cell office:value-type="float" office:value="299.5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2611.0"/>
          <table:table-cell office:value-type="float" office:value="1517915.0"/>
          <table:table-cell office:value-type="float" office:value="1501958.0"/>
          <table:table-cell office:value-type="float" office:value="40900.0"/>
          <table:table-cell office:value-type="float" office:value="3247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01284.0"/>
          <table:table-cell office:value-type="float" office:value="914334.0"/>
          <table:table-cell office:value-type="float" office:value="40900.0"/>
          <table:table-cell office:value-type="float" office:value="32477.0"/>
          <table:table-cell office:value-type="float" office:value="0.0"/>
          <table:table-cell office:value-type="float" office:value="0.0"/>
          <table:table-cell table:formula="of:=MIN([.$B32];[.$O32])" office:value-type="float"/>
          <table:table-cell table:formula="of:=MIN([.$C32];[.$P32])" office:value-type="float"/>
          <table:table-cell table:formula="of:=MIN([.$D32];[.$Q32])" office:value-type="float"/>
          <table:table-cell table:formula="of:=MIN([.$E32];[.$R32])" office:value-type="float"/>
          <table:table-cell table:formula="of:=MIN([.$F32];[.$S32])" office:value-type="float"/>
          <table:table-cell table:formula="of:=MIN([.$G32];[.$T32])" office:value-type="float"/>
          <table:table-cell table:formula="of:=MIN([.$H32];[.$U32])" office:value-type="float"/>
          <table:table-cell table:formula="of:=MIN([.$I32];[.$V32])" office:value-type="float"/>
          <table:table-cell table:formula="of:=MIN([.$J32])" office:value-type="float"/>
          <table:table-cell table:formula="of:=MIN([.$K32];[.$W32])" office:value-type="float"/>
          <table:table-cell table:formula="of:=MIN([.$L32];[.$X32])" office:value-type="float"/>
          <table:table-cell table:formula="of:=MIN([.$M32];[.$Y32])" office:value-type="float"/>
          <table:table-cell table:formula="of:=MIN([.$N32];[.$Z32])" office:value-type="float"/>
          <table:table-cell table:formula="of:=MEDIAN([.$B32];[.$O32])" office:value-type="float"/>
          <table:table-cell table:formula="of:=MEDIAN([.$C32];[.$P32])" office:value-type="float"/>
          <table:table-cell table:formula="of:=MEDIAN([.$D32];[.$Q32])" office:value-type="float"/>
          <table:table-cell table:formula="of:=MEDIAN([.$E32];[.$R32])" office:value-type="float"/>
          <table:table-cell table:formula="of:=MEDIAN([.$F32];[.$S32])" office:value-type="float"/>
          <table:table-cell table:formula="of:=MEDIAN([.$G32];[.$T32])" office:value-type="float"/>
          <table:table-cell table:formula="of:=MEDIAN([.$H32];[.$U32])" office:value-type="float"/>
          <table:table-cell table:formula="of:=MEDIAN([.$I32];[.$V32])" office:value-type="float"/>
          <table:table-cell table:formula="of:=MEDIAN([.$J32])" office:value-type="float"/>
          <table:table-cell table:formula="of:=MEDIAN([.$K32];[.$W32])" office:value-type="float"/>
          <table:table-cell table:formula="of:=MEDIAN([.$L32];[.$X32])" office:value-type="float"/>
          <table:table-cell table:formula="of:=MEDIAN([.$M32];[.$Y32])" office:value-type="float"/>
          <table:table-cell table:formula="of:=MEDIAN([.$N32];[.$Z32])" office:value-type="float"/>
          <table:table-cell table:formula="of:=MAX([.$B32];[.$O32])" office:value-type="float"/>
          <table:table-cell table:formula="of:=MAX([.$C32];[.$P32])" office:value-type="float"/>
          <table:table-cell table:formula="of:=MAX([.$D32];[.$Q32])" office:value-type="float"/>
          <table:table-cell table:formula="of:=MAX([.$E32];[.$R32])" office:value-type="float"/>
          <table:table-cell table:formula="of:=MAX([.$F32];[.$S32])" office:value-type="float"/>
          <table:table-cell table:formula="of:=MAX([.$G32];[.$T32])" office:value-type="float"/>
          <table:table-cell table:formula="of:=MAX([.$H32];[.$U32])" office:value-type="float"/>
          <table:table-cell table:formula="of:=MAX([.$I32];[.$V32])" office:value-type="float"/>
          <table:table-cell table:formula="of:=MAX([.$J32])" office:value-type="float"/>
          <table:table-cell table:formula="of:=MAX([.$K32];[.$W32])" office:value-type="float"/>
          <table:table-cell table:formula="of:=MAX([.$L32];[.$X32])" office:value-type="float"/>
          <table:table-cell table:formula="of:=MAX([.$M32];[.$Y32])" office:value-type="float"/>
          <table:table-cell table:formula="of:=MAX([.$N32];[.$Z32])" office:value-type="float"/>
        </table:table-row>
        <table:table-row table:style-name="ro1">
          <table:table-cell office:value-type="string">
            <text:p>p01.pddl/37</text:p>
          </table:table-cell>
          <table:table-cell office:value-type="float" office:value="300.0"/>
          <table:table-cell office:value-type="float" office:value="299.988"/>
          <table:table-cell office:value-type="float" office:value="299.5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6157.0"/>
          <table:table-cell office:value-type="float" office:value="1842906.0"/>
          <table:table-cell office:value-type="float" office:value="1829220.0"/>
          <table:table-cell office:value-type="float" office:value="42018.0"/>
          <table:table-cell office:value-type="float" office:value="3344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9.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53673.0"/>
          <table:table-cell office:value-type="float" office:value="849979.0"/>
          <table:table-cell office:value-type="float" office:value="42018.0"/>
          <table:table-cell office:value-type="float" office:value="33443.0"/>
          <table:table-cell office:value-type="float" office:value="0.0"/>
          <table:table-cell office:value-type="float" office:value="0.0"/>
          <table:table-cell table:formula="of:=MIN([.$B33];[.$O33])" office:value-type="float"/>
          <table:table-cell table:formula="of:=MIN([.$C33];[.$P33])" office:value-type="float"/>
          <table:table-cell table:formula="of:=MIN([.$D33];[.$Q33])" office:value-type="float"/>
          <table:table-cell table:formula="of:=MIN([.$E33];[.$R33])" office:value-type="float"/>
          <table:table-cell table:formula="of:=MIN([.$F33];[.$S33])" office:value-type="float"/>
          <table:table-cell table:formula="of:=MIN([.$G33];[.$T33])" office:value-type="float"/>
          <table:table-cell table:formula="of:=MIN([.$H33];[.$U33])" office:value-type="float"/>
          <table:table-cell table:formula="of:=MIN([.$I33];[.$V33])" office:value-type="float"/>
          <table:table-cell table:formula="of:=MIN([.$J33])" office:value-type="float"/>
          <table:table-cell table:formula="of:=MIN([.$K33];[.$W33])" office:value-type="float"/>
          <table:table-cell table:formula="of:=MIN([.$L33];[.$X33])" office:value-type="float"/>
          <table:table-cell table:formula="of:=MIN([.$M33];[.$Y33])" office:value-type="float"/>
          <table:table-cell table:formula="of:=MIN([.$N33];[.$Z33])" office:value-type="float"/>
          <table:table-cell table:formula="of:=MEDIAN([.$B33];[.$O33])" office:value-type="float"/>
          <table:table-cell table:formula="of:=MEDIAN([.$C33];[.$P33])" office:value-type="float"/>
          <table:table-cell table:formula="of:=MEDIAN([.$D33];[.$Q33])" office:value-type="float"/>
          <table:table-cell table:formula="of:=MEDIAN([.$E33];[.$R33])" office:value-type="float"/>
          <table:table-cell table:formula="of:=MEDIAN([.$F33];[.$S33])" office:value-type="float"/>
          <table:table-cell table:formula="of:=MEDIAN([.$G33];[.$T33])" office:value-type="float"/>
          <table:table-cell table:formula="of:=MEDIAN([.$H33];[.$U33])" office:value-type="float"/>
          <table:table-cell table:formula="of:=MEDIAN([.$I33];[.$V33])" office:value-type="float"/>
          <table:table-cell table:formula="of:=MEDIAN([.$J33])" office:value-type="float"/>
          <table:table-cell table:formula="of:=MEDIAN([.$K33];[.$W33])" office:value-type="float"/>
          <table:table-cell table:formula="of:=MEDIAN([.$L33];[.$X33])" office:value-type="float"/>
          <table:table-cell table:formula="of:=MEDIAN([.$M33];[.$Y33])" office:value-type="float"/>
          <table:table-cell table:formula="of:=MEDIAN([.$N33];[.$Z33])" office:value-type="float"/>
          <table:table-cell table:formula="of:=MAX([.$B33];[.$O33])" office:value-type="float"/>
          <table:table-cell table:formula="of:=MAX([.$C33];[.$P33])" office:value-type="float"/>
          <table:table-cell table:formula="of:=MAX([.$D33];[.$Q33])" office:value-type="float"/>
          <table:table-cell table:formula="of:=MAX([.$E33];[.$R33])" office:value-type="float"/>
          <table:table-cell table:formula="of:=MAX([.$F33];[.$S33])" office:value-type="float"/>
          <table:table-cell table:formula="of:=MAX([.$G33];[.$T33])" office:value-type="float"/>
          <table:table-cell table:formula="of:=MAX([.$H33];[.$U33])" office:value-type="float"/>
          <table:table-cell table:formula="of:=MAX([.$I33];[.$V33])" office:value-type="float"/>
          <table:table-cell table:formula="of:=MAX([.$J33])" office:value-type="float"/>
          <table:table-cell table:formula="of:=MAX([.$K33];[.$W33])" office:value-type="float"/>
          <table:table-cell table:formula="of:=MAX([.$L33];[.$X33])" office:value-type="float"/>
          <table:table-cell table:formula="of:=MAX([.$M33];[.$Y33])" office:value-type="float"/>
          <table:table-cell table:formula="of:=MAX([.$N33];[.$Z33])" office:value-type="float"/>
        </table:table-row>
        <table:table-row table:style-name="ro1">
          <table:table-cell office:value-type="string">
            <text:p>p01.pddl/38</text:p>
          </table:table-cell>
          <table:table-cell office:value-type="float" office:value="300.0"/>
          <table:table-cell office:value-type="float" office:value="299.994"/>
          <table:table-cell office:value-type="float" office:value="299.5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1542.0"/>
          <table:table-cell office:value-type="float" office:value="1735394.0"/>
          <table:table-cell office:value-type="float" office:value="1719530.0"/>
          <table:table-cell office:value-type="float" office:value="43136.0"/>
          <table:table-cell office:value-type="float" office:value="3440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5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42024.0"/>
          <table:table-cell office:value-type="float" office:value="844967.0"/>
          <table:table-cell office:value-type="float" office:value="43136.0"/>
          <table:table-cell office:value-type="float" office:value="34409.0"/>
          <table:table-cell office:value-type="float" office:value="0.0"/>
          <table:table-cell office:value-type="float" office:value="0.0"/>
          <table:table-cell table:formula="of:=MIN([.$B34];[.$O34])" office:value-type="float"/>
          <table:table-cell table:formula="of:=MIN([.$C34];[.$P34])" office:value-type="float"/>
          <table:table-cell table:formula="of:=MIN([.$D34];[.$Q34])" office:value-type="float"/>
          <table:table-cell table:formula="of:=MIN([.$E34];[.$R34])" office:value-type="float"/>
          <table:table-cell table:formula="of:=MIN([.$F34];[.$S34])" office:value-type="float"/>
          <table:table-cell table:formula="of:=MIN([.$G34];[.$T34])" office:value-type="float"/>
          <table:table-cell table:formula="of:=MIN([.$H34];[.$U34])" office:value-type="float"/>
          <table:table-cell table:formula="of:=MIN([.$I34];[.$V34])" office:value-type="float"/>
          <table:table-cell table:formula="of:=MIN([.$J34])" office:value-type="float"/>
          <table:table-cell table:formula="of:=MIN([.$K34];[.$W34])" office:value-type="float"/>
          <table:table-cell table:formula="of:=MIN([.$L34];[.$X34])" office:value-type="float"/>
          <table:table-cell table:formula="of:=MIN([.$M34];[.$Y34])" office:value-type="float"/>
          <table:table-cell table:formula="of:=MIN([.$N34];[.$Z34])" office:value-type="float"/>
          <table:table-cell table:formula="of:=MEDIAN([.$B34];[.$O34])" office:value-type="float"/>
          <table:table-cell table:formula="of:=MEDIAN([.$C34];[.$P34])" office:value-type="float"/>
          <table:table-cell table:formula="of:=MEDIAN([.$D34];[.$Q34])" office:value-type="float"/>
          <table:table-cell table:formula="of:=MEDIAN([.$E34];[.$R34])" office:value-type="float"/>
          <table:table-cell table:formula="of:=MEDIAN([.$F34];[.$S34])" office:value-type="float"/>
          <table:table-cell table:formula="of:=MEDIAN([.$G34];[.$T34])" office:value-type="float"/>
          <table:table-cell table:formula="of:=MEDIAN([.$H34];[.$U34])" office:value-type="float"/>
          <table:table-cell table:formula="of:=MEDIAN([.$I34];[.$V34])" office:value-type="float"/>
          <table:table-cell table:formula="of:=MEDIAN([.$J34])" office:value-type="float"/>
          <table:table-cell table:formula="of:=MEDIAN([.$K34];[.$W34])" office:value-type="float"/>
          <table:table-cell table:formula="of:=MEDIAN([.$L34];[.$X34])" office:value-type="float"/>
          <table:table-cell table:formula="of:=MEDIAN([.$M34];[.$Y34])" office:value-type="float"/>
          <table:table-cell table:formula="of:=MEDIAN([.$N34];[.$Z34])" office:value-type="float"/>
          <table:table-cell table:formula="of:=MAX([.$B34];[.$O34])" office:value-type="float"/>
          <table:table-cell table:formula="of:=MAX([.$C34];[.$P34])" office:value-type="float"/>
          <table:table-cell table:formula="of:=MAX([.$D34];[.$Q34])" office:value-type="float"/>
          <table:table-cell table:formula="of:=MAX([.$E34];[.$R34])" office:value-type="float"/>
          <table:table-cell table:formula="of:=MAX([.$F34];[.$S34])" office:value-type="float"/>
          <table:table-cell table:formula="of:=MAX([.$G34];[.$T34])" office:value-type="float"/>
          <table:table-cell table:formula="of:=MAX([.$H34];[.$U34])" office:value-type="float"/>
          <table:table-cell table:formula="of:=MAX([.$I34];[.$V34])" office:value-type="float"/>
          <table:table-cell table:formula="of:=MAX([.$J34])" office:value-type="float"/>
          <table:table-cell table:formula="of:=MAX([.$K34];[.$W34])" office:value-type="float"/>
          <table:table-cell table:formula="of:=MAX([.$L34];[.$X34])" office:value-type="float"/>
          <table:table-cell table:formula="of:=MAX([.$M34];[.$Y34])" office:value-type="float"/>
          <table:table-cell table:formula="of:=MAX([.$N34];[.$Z34])" office:value-type="float"/>
        </table:table-row>
        <table:table-row table:style-name="ro1">
          <table:table-cell office:value-type="string">
            <text:p>p01.pddl/39</text:p>
          </table:table-cell>
          <table:table-cell office:value-type="float" office:value="300.0"/>
          <table:table-cell office:value-type="float" office:value="299.986"/>
          <table:table-cell office:value-type="float" office:value="299.5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2139.0"/>
          <table:table-cell office:value-type="float" office:value="1840121.0"/>
          <table:table-cell office:value-type="float" office:value="1826420.0"/>
          <table:table-cell office:value-type="float" office:value="44254.0"/>
          <table:table-cell office:value-type="float" office:value="3537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6"/>
          <table:table-cell office:value-type="float" office:value="299.5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62553.0"/>
          <table:table-cell office:value-type="float" office:value="868901.0"/>
          <table:table-cell office:value-type="float" office:value="44254.0"/>
          <table:table-cell office:value-type="float" office:value="35375.0"/>
          <table:table-cell office:value-type="float" office:value="0.0"/>
          <table:table-cell office:value-type="float" office:value="0.0"/>
          <table:table-cell table:formula="of:=MIN([.$B35];[.$O35])" office:value-type="float"/>
          <table:table-cell table:formula="of:=MIN([.$C35];[.$P35])" office:value-type="float"/>
          <table:table-cell table:formula="of:=MIN([.$D35];[.$Q35])" office:value-type="float"/>
          <table:table-cell table:formula="of:=MIN([.$E35];[.$R35])" office:value-type="float"/>
          <table:table-cell table:formula="of:=MIN([.$F35];[.$S35])" office:value-type="float"/>
          <table:table-cell table:formula="of:=MIN([.$G35];[.$T35])" office:value-type="float"/>
          <table:table-cell table:formula="of:=MIN([.$H35];[.$U35])" office:value-type="float"/>
          <table:table-cell table:formula="of:=MIN([.$I35];[.$V35])" office:value-type="float"/>
          <table:table-cell table:formula="of:=MIN([.$J35])" office:value-type="float"/>
          <table:table-cell table:formula="of:=MIN([.$K35];[.$W35])" office:value-type="float"/>
          <table:table-cell table:formula="of:=MIN([.$L35];[.$X35])" office:value-type="float"/>
          <table:table-cell table:formula="of:=MIN([.$M35];[.$Y35])" office:value-type="float"/>
          <table:table-cell table:formula="of:=MIN([.$N35];[.$Z35])" office:value-type="float"/>
          <table:table-cell table:formula="of:=MEDIAN([.$B35];[.$O35])" office:value-type="float"/>
          <table:table-cell table:formula="of:=MEDIAN([.$C35];[.$P35])" office:value-type="float"/>
          <table:table-cell table:formula="of:=MEDIAN([.$D35];[.$Q35])" office:value-type="float"/>
          <table:table-cell table:formula="of:=MEDIAN([.$E35];[.$R35])" office:value-type="float"/>
          <table:table-cell table:formula="of:=MEDIAN([.$F35];[.$S35])" office:value-type="float"/>
          <table:table-cell table:formula="of:=MEDIAN([.$G35];[.$T35])" office:value-type="float"/>
          <table:table-cell table:formula="of:=MEDIAN([.$H35];[.$U35])" office:value-type="float"/>
          <table:table-cell table:formula="of:=MEDIAN([.$I35];[.$V35])" office:value-type="float"/>
          <table:table-cell table:formula="of:=MEDIAN([.$J35])" office:value-type="float"/>
          <table:table-cell table:formula="of:=MEDIAN([.$K35];[.$W35])" office:value-type="float"/>
          <table:table-cell table:formula="of:=MEDIAN([.$L35];[.$X35])" office:value-type="float"/>
          <table:table-cell table:formula="of:=MEDIAN([.$M35];[.$Y35])" office:value-type="float"/>
          <table:table-cell table:formula="of:=MEDIAN([.$N35];[.$Z35])" office:value-type="float"/>
          <table:table-cell table:formula="of:=MAX([.$B35];[.$O35])" office:value-type="float"/>
          <table:table-cell table:formula="of:=MAX([.$C35];[.$P35])" office:value-type="float"/>
          <table:table-cell table:formula="of:=MAX([.$D35];[.$Q35])" office:value-type="float"/>
          <table:table-cell table:formula="of:=MAX([.$E35];[.$R35])" office:value-type="float"/>
          <table:table-cell table:formula="of:=MAX([.$F35];[.$S35])" office:value-type="float"/>
          <table:table-cell table:formula="of:=MAX([.$G35];[.$T35])" office:value-type="float"/>
          <table:table-cell table:formula="of:=MAX([.$H35];[.$U35])" office:value-type="float"/>
          <table:table-cell table:formula="of:=MAX([.$I35];[.$V35])" office:value-type="float"/>
          <table:table-cell table:formula="of:=MAX([.$J35])" office:value-type="float"/>
          <table:table-cell table:formula="of:=MAX([.$K35];[.$W35])" office:value-type="float"/>
          <table:table-cell table:formula="of:=MAX([.$L35];[.$X35])" office:value-type="float"/>
          <table:table-cell table:formula="of:=MAX([.$M35];[.$Y35])" office:value-type="float"/>
          <table:table-cell table:formula="of:=MAX([.$N35];[.$Z35])" office:value-type="float"/>
        </table:table-row>
        <table:table-row table:style-name="ro1">
          <table:table-cell office:value-type="string">
            <text:p>p01.pddl/4</text:p>
          </table:table-cell>
          <table:table-cell office:value-type="float" office:value="0.098385"/>
          <table:table-cell office:value-type="float" office:value="0.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3.0"/>
          <table:table-cell office:value-type="float" office:value="1.0"/>
          <table:table-cell office:value-type="float" office:value="5124.0"/>
          <table:table-cell office:value-type="float" office:value="1625.0"/>
          <table:table-cell office:value-type="float" office:value="0.0"/>
          <table:table-cell office:value-type="float" office:value="0.0"/>
          <table:table-cell office:value-type="float" office:value="0.084579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3.0"/>
          <table:table-cell office:value-type="float" office:value="5124.0"/>
          <table:table-cell office:value-type="float" office:value="1625.0"/>
          <table:table-cell office:value-type="float" office:value="0.0"/>
          <table:table-cell office:value-type="float" office:value="0.0"/>
          <table:table-cell table:formula="of:=MIN([.$B36];[.$O36])" office:value-type="float"/>
          <table:table-cell table:formula="of:=MIN([.$C36];[.$P36])" office:value-type="float"/>
          <table:table-cell table:formula="of:=MIN([.$D36];[.$Q36])" office:value-type="float"/>
          <table:table-cell table:formula="of:=MIN([.$E36];[.$R36])" office:value-type="float"/>
          <table:table-cell table:formula="of:=MIN([.$F36];[.$S36])" office:value-type="float"/>
          <table:table-cell table:formula="of:=MIN([.$G36];[.$T36])" office:value-type="float"/>
          <table:table-cell table:formula="of:=MIN([.$H36];[.$U36])" office:value-type="float"/>
          <table:table-cell table:formula="of:=MIN([.$I36];[.$V36])" office:value-type="float"/>
          <table:table-cell table:formula="of:=MIN([.$J36])" office:value-type="float"/>
          <table:table-cell table:formula="of:=MIN([.$K36];[.$W36])" office:value-type="float"/>
          <table:table-cell table:formula="of:=MIN([.$L36];[.$X36])" office:value-type="float"/>
          <table:table-cell table:formula="of:=MIN([.$M36];[.$Y36])" office:value-type="float"/>
          <table:table-cell table:formula="of:=MIN([.$N36];[.$Z36])" office:value-type="float"/>
          <table:table-cell table:formula="of:=MEDIAN([.$B36];[.$O36])" office:value-type="float"/>
          <table:table-cell table:formula="of:=MEDIAN([.$C36];[.$P36])" office:value-type="float"/>
          <table:table-cell table:formula="of:=MEDIAN([.$D36];[.$Q36])" office:value-type="float"/>
          <table:table-cell table:formula="of:=MEDIAN([.$E36];[.$R36])" office:value-type="float"/>
          <table:table-cell table:formula="of:=MEDIAN([.$F36];[.$S36])" office:value-type="float"/>
          <table:table-cell table:formula="of:=MEDIAN([.$G36];[.$T36])" office:value-type="float"/>
          <table:table-cell table:formula="of:=MEDIAN([.$H36];[.$U36])" office:value-type="float"/>
          <table:table-cell table:formula="of:=MEDIAN([.$I36];[.$V36])" office:value-type="float"/>
          <table:table-cell table:formula="of:=MEDIAN([.$J36])" office:value-type="float"/>
          <table:table-cell table:formula="of:=MEDIAN([.$K36];[.$W36])" office:value-type="float"/>
          <table:table-cell table:formula="of:=MEDIAN([.$L36];[.$X36])" office:value-type="float"/>
          <table:table-cell table:formula="of:=MEDIAN([.$M36];[.$Y36])" office:value-type="float"/>
          <table:table-cell table:formula="of:=MEDIAN([.$N36];[.$Z36])" office:value-type="float"/>
          <table:table-cell table:formula="of:=MAX([.$B36];[.$O36])" office:value-type="float"/>
          <table:table-cell table:formula="of:=MAX([.$C36];[.$P36])" office:value-type="float"/>
          <table:table-cell table:formula="of:=MAX([.$D36];[.$Q36])" office:value-type="float"/>
          <table:table-cell table:formula="of:=MAX([.$E36];[.$R36])" office:value-type="float"/>
          <table:table-cell table:formula="of:=MAX([.$F36];[.$S36])" office:value-type="float"/>
          <table:table-cell table:formula="of:=MAX([.$G36];[.$T36])" office:value-type="float"/>
          <table:table-cell table:formula="of:=MAX([.$H36];[.$U36])" office:value-type="float"/>
          <table:table-cell table:formula="of:=MAX([.$I36];[.$V36])" office:value-type="float"/>
          <table:table-cell table:formula="of:=MAX([.$J36])" office:value-type="float"/>
          <table:table-cell table:formula="of:=MAX([.$K36];[.$W36])" office:value-type="float"/>
          <table:table-cell table:formula="of:=MAX([.$L36];[.$X36])" office:value-type="float"/>
          <table:table-cell table:formula="of:=MAX([.$M36];[.$Y36])" office:value-type="float"/>
          <table:table-cell table:formula="of:=MAX([.$N36];[.$Z36])" office:value-type="float"/>
        </table:table-row>
        <table:table-row table:style-name="ro1">
          <table:table-cell office:value-type="string">
            <text:p>p01.pddl/40</text:p>
          </table:table-cell>
          <table:table-cell office:value-type="float" office:value="300.0"/>
          <table:table-cell office:value-type="float" office:value="299.984"/>
          <table:table-cell office:value-type="float" office:value="299.4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3635.0"/>
          <table:table-cell office:value-type="float" office:value="1892074.0"/>
          <table:table-cell office:value-type="float" office:value="1876146.0"/>
          <table:table-cell office:value-type="float" office:value="45372.0"/>
          <table:table-cell office:value-type="float" office:value="3634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5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31039.0"/>
          <table:table-cell office:value-type="float" office:value="821694.0"/>
          <table:table-cell office:value-type="float" office:value="45372.0"/>
          <table:table-cell office:value-type="float" office:value="36341.0"/>
          <table:table-cell office:value-type="float" office:value="0.0"/>
          <table:table-cell office:value-type="float" office:value="0.0"/>
          <table:table-cell table:formula="of:=MIN([.$B37];[.$O37])" office:value-type="float"/>
          <table:table-cell table:formula="of:=MIN([.$C37];[.$P37])" office:value-type="float"/>
          <table:table-cell table:formula="of:=MIN([.$D37];[.$Q37])" office:value-type="float"/>
          <table:table-cell table:formula="of:=MIN([.$E37];[.$R37])" office:value-type="float"/>
          <table:table-cell table:formula="of:=MIN([.$F37];[.$S37])" office:value-type="float"/>
          <table:table-cell table:formula="of:=MIN([.$G37];[.$T37])" office:value-type="float"/>
          <table:table-cell table:formula="of:=MIN([.$H37];[.$U37])" office:value-type="float"/>
          <table:table-cell table:formula="of:=MIN([.$I37];[.$V37])" office:value-type="float"/>
          <table:table-cell table:formula="of:=MIN([.$J37])" office:value-type="float"/>
          <table:table-cell table:formula="of:=MIN([.$K37];[.$W37])" office:value-type="float"/>
          <table:table-cell table:formula="of:=MIN([.$L37];[.$X37])" office:value-type="float"/>
          <table:table-cell table:formula="of:=MIN([.$M37];[.$Y37])" office:value-type="float"/>
          <table:table-cell table:formula="of:=MIN([.$N37];[.$Z37])" office:value-type="float"/>
          <table:table-cell table:formula="of:=MEDIAN([.$B37];[.$O37])" office:value-type="float"/>
          <table:table-cell table:formula="of:=MEDIAN([.$C37];[.$P37])" office:value-type="float"/>
          <table:table-cell table:formula="of:=MEDIAN([.$D37];[.$Q37])" office:value-type="float"/>
          <table:table-cell table:formula="of:=MEDIAN([.$E37];[.$R37])" office:value-type="float"/>
          <table:table-cell table:formula="of:=MEDIAN([.$F37];[.$S37])" office:value-type="float"/>
          <table:table-cell table:formula="of:=MEDIAN([.$G37];[.$T37])" office:value-type="float"/>
          <table:table-cell table:formula="of:=MEDIAN([.$H37];[.$U37])" office:value-type="float"/>
          <table:table-cell table:formula="of:=MEDIAN([.$I37];[.$V37])" office:value-type="float"/>
          <table:table-cell table:formula="of:=MEDIAN([.$J37])" office:value-type="float"/>
          <table:table-cell table:formula="of:=MEDIAN([.$K37];[.$W37])" office:value-type="float"/>
          <table:table-cell table:formula="of:=MEDIAN([.$L37];[.$X37])" office:value-type="float"/>
          <table:table-cell table:formula="of:=MEDIAN([.$M37];[.$Y37])" office:value-type="float"/>
          <table:table-cell table:formula="of:=MEDIAN([.$N37];[.$Z37])" office:value-type="float"/>
          <table:table-cell table:formula="of:=MAX([.$B37];[.$O37])" office:value-type="float"/>
          <table:table-cell table:formula="of:=MAX([.$C37];[.$P37])" office:value-type="float"/>
          <table:table-cell table:formula="of:=MAX([.$D37];[.$Q37])" office:value-type="float"/>
          <table:table-cell table:formula="of:=MAX([.$E37];[.$R37])" office:value-type="float"/>
          <table:table-cell table:formula="of:=MAX([.$F37];[.$S37])" office:value-type="float"/>
          <table:table-cell table:formula="of:=MAX([.$G37];[.$T37])" office:value-type="float"/>
          <table:table-cell table:formula="of:=MAX([.$H37];[.$U37])" office:value-type="float"/>
          <table:table-cell table:formula="of:=MAX([.$I37];[.$V37])" office:value-type="float"/>
          <table:table-cell table:formula="of:=MAX([.$J37])" office:value-type="float"/>
          <table:table-cell table:formula="of:=MAX([.$K37];[.$W37])" office:value-type="float"/>
          <table:table-cell table:formula="of:=MAX([.$L37];[.$X37])" office:value-type="float"/>
          <table:table-cell table:formula="of:=MAX([.$M37];[.$Y37])" office:value-type="float"/>
          <table:table-cell table:formula="of:=MAX([.$N37];[.$Z37])" office:value-type="float"/>
        </table:table-row>
        <table:table-row table:style-name="ro1">
          <table:table-cell office:value-type="string">
            <text:p>p01.pddl/5</text:p>
          </table:table-cell>
          <table:table-cell office:value-type="float" office:value="0.111162"/>
          <table:table-cell office:value-type="float" office:value="0.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170.0"/>
          <table:table-cell office:value-type="float" office:value="67.0"/>
          <table:table-cell office:value-type="float" office:value="6242.0"/>
          <table:table-cell office:value-type="float" office:value="2531.0"/>
          <table:table-cell office:value-type="float" office:value="0.0"/>
          <table:table-cell office:value-type="float" office:value="0.0"/>
          <table:table-cell office:value-type="float" office:value="0.095197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31.0"/>
          <table:table-cell office:value-type="float" office:value="6242.0"/>
          <table:table-cell office:value-type="float" office:value="2531.0"/>
          <table:table-cell office:value-type="float" office:value="0.0"/>
          <table:table-cell office:value-type="float" office:value="0.0"/>
          <table:table-cell table:formula="of:=MIN([.$B38];[.$O38])" office:value-type="float"/>
          <table:table-cell table:formula="of:=MIN([.$C38];[.$P38])" office:value-type="float"/>
          <table:table-cell table:formula="of:=MIN([.$D38];[.$Q38])" office:value-type="float"/>
          <table:table-cell table:formula="of:=MIN([.$E38];[.$R38])" office:value-type="float"/>
          <table:table-cell table:formula="of:=MIN([.$F38];[.$S38])" office:value-type="float"/>
          <table:table-cell table:formula="of:=MIN([.$G38];[.$T38])" office:value-type="float"/>
          <table:table-cell table:formula="of:=MIN([.$H38];[.$U38])" office:value-type="float"/>
          <table:table-cell table:formula="of:=MIN([.$I38];[.$V38])" office:value-type="float"/>
          <table:table-cell table:formula="of:=MIN([.$J38])" office:value-type="float"/>
          <table:table-cell table:formula="of:=MIN([.$K38];[.$W38])" office:value-type="float"/>
          <table:table-cell table:formula="of:=MIN([.$L38];[.$X38])" office:value-type="float"/>
          <table:table-cell table:formula="of:=MIN([.$M38];[.$Y38])" office:value-type="float"/>
          <table:table-cell table:formula="of:=MIN([.$N38];[.$Z38])" office:value-type="float"/>
          <table:table-cell table:formula="of:=MEDIAN([.$B38];[.$O38])" office:value-type="float"/>
          <table:table-cell table:formula="of:=MEDIAN([.$C38];[.$P38])" office:value-type="float"/>
          <table:table-cell table:formula="of:=MEDIAN([.$D38];[.$Q38])" office:value-type="float"/>
          <table:table-cell table:formula="of:=MEDIAN([.$E38];[.$R38])" office:value-type="float"/>
          <table:table-cell table:formula="of:=MEDIAN([.$F38];[.$S38])" office:value-type="float"/>
          <table:table-cell table:formula="of:=MEDIAN([.$G38];[.$T38])" office:value-type="float"/>
          <table:table-cell table:formula="of:=MEDIAN([.$H38];[.$U38])" office:value-type="float"/>
          <table:table-cell table:formula="of:=MEDIAN([.$I38];[.$V38])" office:value-type="float"/>
          <table:table-cell table:formula="of:=MEDIAN([.$J38])" office:value-type="float"/>
          <table:table-cell table:formula="of:=MEDIAN([.$K38];[.$W38])" office:value-type="float"/>
          <table:table-cell table:formula="of:=MEDIAN([.$L38];[.$X38])" office:value-type="float"/>
          <table:table-cell table:formula="of:=MEDIAN([.$M38];[.$Y38])" office:value-type="float"/>
          <table:table-cell table:formula="of:=MEDIAN([.$N38];[.$Z38])" office:value-type="float"/>
          <table:table-cell table:formula="of:=MAX([.$B38];[.$O38])" office:value-type="float"/>
          <table:table-cell table:formula="of:=MAX([.$C38];[.$P38])" office:value-type="float"/>
          <table:table-cell table:formula="of:=MAX([.$D38];[.$Q38])" office:value-type="float"/>
          <table:table-cell table:formula="of:=MAX([.$E38];[.$R38])" office:value-type="float"/>
          <table:table-cell table:formula="of:=MAX([.$F38];[.$S38])" office:value-type="float"/>
          <table:table-cell table:formula="of:=MAX([.$G38];[.$T38])" office:value-type="float"/>
          <table:table-cell table:formula="of:=MAX([.$H38];[.$U38])" office:value-type="float"/>
          <table:table-cell table:formula="of:=MAX([.$I38];[.$V38])" office:value-type="float"/>
          <table:table-cell table:formula="of:=MAX([.$J38])" office:value-type="float"/>
          <table:table-cell table:formula="of:=MAX([.$K38];[.$W38])" office:value-type="float"/>
          <table:table-cell table:formula="of:=MAX([.$L38];[.$X38])" office:value-type="float"/>
          <table:table-cell table:formula="of:=MAX([.$M38];[.$Y38])" office:value-type="float"/>
          <table:table-cell table:formula="of:=MAX([.$N38];[.$Z38])" office:value-type="float"/>
        </table:table-row>
        <table:table-row table:style-name="ro1">
          <table:table-cell office:value-type="string">
            <text:p>p01.pddl/6</text:p>
          </table:table-cell>
          <table:table-cell office:value-type="float" office:value="0.12503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.0"/>
          <table:table-cell office:value-type="float" office:value="377.0"/>
          <table:table-cell office:value-type="float" office:value="261.0"/>
          <table:table-cell office:value-type="float" office:value="7360.0"/>
          <table:table-cell office:value-type="float" office:value="3497.0"/>
          <table:table-cell office:value-type="float" office:value="0.0"/>
          <table:table-cell office:value-type="float" office:value="0.0"/>
          <table:table-cell office:value-type="float" office:value="0.107777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60.0"/>
          <table:table-cell office:value-type="float" office:value="7360.0"/>
          <table:table-cell office:value-type="float" office:value="3497.0"/>
          <table:table-cell office:value-type="float" office:value="0.0"/>
          <table:table-cell office:value-type="float" office:value="0.0"/>
          <table:table-cell table:formula="of:=MIN([.$B39];[.$O39])" office:value-type="float"/>
          <table:table-cell table:formula="of:=MIN([.$C39];[.$P39])" office:value-type="float"/>
          <table:table-cell table:formula="of:=MIN([.$D39];[.$Q39])" office:value-type="float"/>
          <table:table-cell table:formula="of:=MIN([.$E39];[.$R39])" office:value-type="float"/>
          <table:table-cell table:formula="of:=MIN([.$F39];[.$S39])" office:value-type="float"/>
          <table:table-cell table:formula="of:=MIN([.$G39];[.$T39])" office:value-type="float"/>
          <table:table-cell table:formula="of:=MIN([.$H39];[.$U39])" office:value-type="float"/>
          <table:table-cell table:formula="of:=MIN([.$I39];[.$V39])" office:value-type="float"/>
          <table:table-cell table:formula="of:=MIN([.$J39])" office:value-type="float"/>
          <table:table-cell table:formula="of:=MIN([.$K39];[.$W39])" office:value-type="float"/>
          <table:table-cell table:formula="of:=MIN([.$L39];[.$X39])" office:value-type="float"/>
          <table:table-cell table:formula="of:=MIN([.$M39];[.$Y39])" office:value-type="float"/>
          <table:table-cell table:formula="of:=MIN([.$N39];[.$Z39])" office:value-type="float"/>
          <table:table-cell table:formula="of:=MEDIAN([.$B39];[.$O39])" office:value-type="float"/>
          <table:table-cell table:formula="of:=MEDIAN([.$C39];[.$P39])" office:value-type="float"/>
          <table:table-cell table:formula="of:=MEDIAN([.$D39];[.$Q39])" office:value-type="float"/>
          <table:table-cell table:formula="of:=MEDIAN([.$E39];[.$R39])" office:value-type="float"/>
          <table:table-cell table:formula="of:=MEDIAN([.$F39];[.$S39])" office:value-type="float"/>
          <table:table-cell table:formula="of:=MEDIAN([.$G39];[.$T39])" office:value-type="float"/>
          <table:table-cell table:formula="of:=MEDIAN([.$H39];[.$U39])" office:value-type="float"/>
          <table:table-cell table:formula="of:=MEDIAN([.$I39];[.$V39])" office:value-type="float"/>
          <table:table-cell table:formula="of:=MEDIAN([.$J39])" office:value-type="float"/>
          <table:table-cell table:formula="of:=MEDIAN([.$K39];[.$W39])" office:value-type="float"/>
          <table:table-cell table:formula="of:=MEDIAN([.$L39];[.$X39])" office:value-type="float"/>
          <table:table-cell table:formula="of:=MEDIAN([.$M39];[.$Y39])" office:value-type="float"/>
          <table:table-cell table:formula="of:=MEDIAN([.$N39];[.$Z39])" office:value-type="float"/>
          <table:table-cell table:formula="of:=MAX([.$B39];[.$O39])" office:value-type="float"/>
          <table:table-cell table:formula="of:=MAX([.$C39];[.$P39])" office:value-type="float"/>
          <table:table-cell table:formula="of:=MAX([.$D39];[.$Q39])" office:value-type="float"/>
          <table:table-cell table:formula="of:=MAX([.$E39];[.$R39])" office:value-type="float"/>
          <table:table-cell table:formula="of:=MAX([.$F39];[.$S39])" office:value-type="float"/>
          <table:table-cell table:formula="of:=MAX([.$G39];[.$T39])" office:value-type="float"/>
          <table:table-cell table:formula="of:=MAX([.$H39];[.$U39])" office:value-type="float"/>
          <table:table-cell table:formula="of:=MAX([.$I39];[.$V39])" office:value-type="float"/>
          <table:table-cell table:formula="of:=MAX([.$J39])" office:value-type="float"/>
          <table:table-cell table:formula="of:=MAX([.$K39];[.$W39])" office:value-type="float"/>
          <table:table-cell table:formula="of:=MAX([.$L39];[.$X39])" office:value-type="float"/>
          <table:table-cell table:formula="of:=MAX([.$M39];[.$Y39])" office:value-type="float"/>
          <table:table-cell table:formula="of:=MAX([.$N39];[.$Z39])" office:value-type="float"/>
        </table:table-row>
        <table:table-row table:style-name="ro1">
          <table:table-cell office:value-type="string">
            <text:p>p01.pddl/7</text:p>
          </table:table-cell>
          <table:table-cell office:value-type="float" office:value="0.150742"/>
          <table:table-cell office:value-type="float" office:value="0.11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52.0"/>
          <table:table-cell office:value-type="float" office:value="967.0"/>
          <table:table-cell office:value-type="float" office:value="615.0"/>
          <table:table-cell office:value-type="float" office:value="8478.0"/>
          <table:table-cell office:value-type="float" office:value="4463.0"/>
          <table:table-cell office:value-type="float" office:value="0.0"/>
          <table:table-cell office:value-type="float" office:value="0.0"/>
          <table:table-cell office:value-type="float" office:value="0.120159"/>
          <table:table-cell office:value-type="float" office:value="0.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8.0"/>
          <table:table-cell office:value-type="float" office:value="227.0"/>
          <table:table-cell office:value-type="float" office:value="8478.0"/>
          <table:table-cell office:value-type="float" office:value="4463.0"/>
          <table:table-cell office:value-type="float" office:value="0.0"/>
          <table:table-cell office:value-type="float" office:value="0.0"/>
          <table:table-cell table:formula="of:=MIN([.$B40];[.$O40])" office:value-type="float"/>
          <table:table-cell table:formula="of:=MIN([.$C40];[.$P40])" office:value-type="float"/>
          <table:table-cell table:formula="of:=MIN([.$D40];[.$Q40])" office:value-type="float"/>
          <table:table-cell table:formula="of:=MIN([.$E40];[.$R40])" office:value-type="float"/>
          <table:table-cell table:formula="of:=MIN([.$F40];[.$S40])" office:value-type="float"/>
          <table:table-cell table:formula="of:=MIN([.$G40];[.$T40])" office:value-type="float"/>
          <table:table-cell table:formula="of:=MIN([.$H40];[.$U40])" office:value-type="float"/>
          <table:table-cell table:formula="of:=MIN([.$I40];[.$V40])" office:value-type="float"/>
          <table:table-cell table:formula="of:=MIN([.$J40])" office:value-type="float"/>
          <table:table-cell table:formula="of:=MIN([.$K40];[.$W40])" office:value-type="float"/>
          <table:table-cell table:formula="of:=MIN([.$L40];[.$X40])" office:value-type="float"/>
          <table:table-cell table:formula="of:=MIN([.$M40];[.$Y40])" office:value-type="float"/>
          <table:table-cell table:formula="of:=MIN([.$N40];[.$Z40])" office:value-type="float"/>
          <table:table-cell table:formula="of:=MEDIAN([.$B40];[.$O40])" office:value-type="float"/>
          <table:table-cell table:formula="of:=MEDIAN([.$C40];[.$P40])" office:value-type="float"/>
          <table:table-cell table:formula="of:=MEDIAN([.$D40];[.$Q40])" office:value-type="float"/>
          <table:table-cell table:formula="of:=MEDIAN([.$E40];[.$R40])" office:value-type="float"/>
          <table:table-cell table:formula="of:=MEDIAN([.$F40];[.$S40])" office:value-type="float"/>
          <table:table-cell table:formula="of:=MEDIAN([.$G40];[.$T40])" office:value-type="float"/>
          <table:table-cell table:formula="of:=MEDIAN([.$H40];[.$U40])" office:value-type="float"/>
          <table:table-cell table:formula="of:=MEDIAN([.$I40];[.$V40])" office:value-type="float"/>
          <table:table-cell table:formula="of:=MEDIAN([.$J40])" office:value-type="float"/>
          <table:table-cell table:formula="of:=MEDIAN([.$K40];[.$W40])" office:value-type="float"/>
          <table:table-cell table:formula="of:=MEDIAN([.$L40];[.$X40])" office:value-type="float"/>
          <table:table-cell table:formula="of:=MEDIAN([.$M40];[.$Y40])" office:value-type="float"/>
          <table:table-cell table:formula="of:=MEDIAN([.$N40];[.$Z40])" office:value-type="float"/>
          <table:table-cell table:formula="of:=MAX([.$B40];[.$O40])" office:value-type="float"/>
          <table:table-cell table:formula="of:=MAX([.$C40];[.$P40])" office:value-type="float"/>
          <table:table-cell table:formula="of:=MAX([.$D40];[.$Q40])" office:value-type="float"/>
          <table:table-cell table:formula="of:=MAX([.$E40];[.$R40])" office:value-type="float"/>
          <table:table-cell table:formula="of:=MAX([.$F40];[.$S40])" office:value-type="float"/>
          <table:table-cell table:formula="of:=MAX([.$G40];[.$T40])" office:value-type="float"/>
          <table:table-cell table:formula="of:=MAX([.$H40];[.$U40])" office:value-type="float"/>
          <table:table-cell table:formula="of:=MAX([.$I40];[.$V40])" office:value-type="float"/>
          <table:table-cell table:formula="of:=MAX([.$J40])" office:value-type="float"/>
          <table:table-cell table:formula="of:=MAX([.$K40];[.$W40])" office:value-type="float"/>
          <table:table-cell table:formula="of:=MAX([.$L40];[.$X40])" office:value-type="float"/>
          <table:table-cell table:formula="of:=MAX([.$M40];[.$Y40])" office:value-type="float"/>
          <table:table-cell table:formula="of:=MAX([.$N40];[.$Z40])" office:value-type="float"/>
        </table:table-row>
        <table:table-row table:style-name="ro1">
          <table:table-cell office:value-type="string">
            <text:p>p01.pddl/8</text:p>
          </table:table-cell>
          <table:table-cell office:value-type="float" office:value="0.157047"/>
          <table:table-cell office:value-type="float" office:value="0.1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91.0"/>
          <table:table-cell office:value-type="float" office:value="1771.0"/>
          <table:table-cell office:value-type="float" office:value="1322.0"/>
          <table:table-cell office:value-type="float" office:value="9596.0"/>
          <table:table-cell office:value-type="float" office:value="5429.0"/>
          <table:table-cell office:value-type="float" office:value="0.0"/>
          <table:table-cell office:value-type="float" office:value="0.0"/>
          <table:table-cell office:value-type="float" office:value="0.137844"/>
          <table:table-cell office:value-type="float" office:value="0.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3.0"/>
          <table:table-cell office:value-type="float" office:value="474.0"/>
          <table:table-cell office:value-type="float" office:value="9596.0"/>
          <table:table-cell office:value-type="float" office:value="5429.0"/>
          <table:table-cell office:value-type="float" office:value="0.0"/>
          <table:table-cell office:value-type="float" office:value="0.0"/>
          <table:table-cell table:formula="of:=MIN([.$B41];[.$O41])" office:value-type="float"/>
          <table:table-cell table:formula="of:=MIN([.$C41];[.$P41])" office:value-type="float"/>
          <table:table-cell table:formula="of:=MIN([.$D41];[.$Q41])" office:value-type="float"/>
          <table:table-cell table:formula="of:=MIN([.$E41];[.$R41])" office:value-type="float"/>
          <table:table-cell table:formula="of:=MIN([.$F41];[.$S41])" office:value-type="float"/>
          <table:table-cell table:formula="of:=MIN([.$G41];[.$T41])" office:value-type="float"/>
          <table:table-cell table:formula="of:=MIN([.$H41];[.$U41])" office:value-type="float"/>
          <table:table-cell table:formula="of:=MIN([.$I41];[.$V41])" office:value-type="float"/>
          <table:table-cell table:formula="of:=MIN([.$J41])" office:value-type="float"/>
          <table:table-cell table:formula="of:=MIN([.$K41];[.$W41])" office:value-type="float"/>
          <table:table-cell table:formula="of:=MIN([.$L41];[.$X41])" office:value-type="float"/>
          <table:table-cell table:formula="of:=MIN([.$M41];[.$Y41])" office:value-type="float"/>
          <table:table-cell table:formula="of:=MIN([.$N41];[.$Z41])" office:value-type="float"/>
          <table:table-cell table:formula="of:=MEDIAN([.$B41];[.$O41])" office:value-type="float"/>
          <table:table-cell table:formula="of:=MEDIAN([.$C41];[.$P41])" office:value-type="float"/>
          <table:table-cell table:formula="of:=MEDIAN([.$D41];[.$Q41])" office:value-type="float"/>
          <table:table-cell table:formula="of:=MEDIAN([.$E41];[.$R41])" office:value-type="float"/>
          <table:table-cell table:formula="of:=MEDIAN([.$F41];[.$S41])" office:value-type="float"/>
          <table:table-cell table:formula="of:=MEDIAN([.$G41];[.$T41])" office:value-type="float"/>
          <table:table-cell table:formula="of:=MEDIAN([.$H41];[.$U41])" office:value-type="float"/>
          <table:table-cell table:formula="of:=MEDIAN([.$I41];[.$V41])" office:value-type="float"/>
          <table:table-cell table:formula="of:=MEDIAN([.$J41])" office:value-type="float"/>
          <table:table-cell table:formula="of:=MEDIAN([.$K41];[.$W41])" office:value-type="float"/>
          <table:table-cell table:formula="of:=MEDIAN([.$L41];[.$X41])" office:value-type="float"/>
          <table:table-cell table:formula="of:=MEDIAN([.$M41];[.$Y41])" office:value-type="float"/>
          <table:table-cell table:formula="of:=MEDIAN([.$N41];[.$Z41])" office:value-type="float"/>
          <table:table-cell table:formula="of:=MAX([.$B41];[.$O41])" office:value-type="float"/>
          <table:table-cell table:formula="of:=MAX([.$C41];[.$P41])" office:value-type="float"/>
          <table:table-cell table:formula="of:=MAX([.$D41];[.$Q41])" office:value-type="float"/>
          <table:table-cell table:formula="of:=MAX([.$E41];[.$R41])" office:value-type="float"/>
          <table:table-cell table:formula="of:=MAX([.$F41];[.$S41])" office:value-type="float"/>
          <table:table-cell table:formula="of:=MAX([.$G41];[.$T41])" office:value-type="float"/>
          <table:table-cell table:formula="of:=MAX([.$H41];[.$U41])" office:value-type="float"/>
          <table:table-cell table:formula="of:=MAX([.$I41];[.$V41])" office:value-type="float"/>
          <table:table-cell table:formula="of:=MAX([.$J41])" office:value-type="float"/>
          <table:table-cell table:formula="of:=MAX([.$K41];[.$W41])" office:value-type="float"/>
          <table:table-cell table:formula="of:=MAX([.$L41];[.$X41])" office:value-type="float"/>
          <table:table-cell table:formula="of:=MAX([.$M41];[.$Y41])" office:value-type="float"/>
          <table:table-cell table:formula="of:=MAX([.$N41];[.$Z41])" office:value-type="float"/>
        </table:table-row>
        <table:table-row table:style-name="ro1">
          <table:table-cell office:value-type="string">
            <text:p>p01.pddl/9</text:p>
          </table:table-cell>
          <table:table-cell office:value-type="float" office:value="0.189799"/>
          <table:table-cell office:value-type="float" office:value="0.15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29.0"/>
          <table:table-cell office:value-type="float" office:value="2766.0"/>
          <table:table-cell office:value-type="float" office:value="2232.0"/>
          <table:table-cell office:value-type="float" office:value="10714.0"/>
          <table:table-cell office:value-type="float" office:value="6395.0"/>
          <table:table-cell office:value-type="float" office:value="0.0"/>
          <table:table-cell office:value-type="float" office:value="0.0"/>
          <table:table-cell office:value-type="float" office:value="0.149909"/>
          <table:table-cell office:value-type="float" office:value="0.11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91.0"/>
          <table:table-cell office:value-type="float" office:value="700.0"/>
          <table:table-cell office:value-type="float" office:value="10714.0"/>
          <table:table-cell office:value-type="float" office:value="6395.0"/>
          <table:table-cell office:value-type="float" office:value="0.0"/>
          <table:table-cell office:value-type="float" office:value="0.0"/>
          <table:table-cell table:formula="of:=MIN([.$B42];[.$O42])" office:value-type="float"/>
          <table:table-cell table:formula="of:=MIN([.$C42];[.$P42])" office:value-type="float"/>
          <table:table-cell table:formula="of:=MIN([.$D42];[.$Q42])" office:value-type="float"/>
          <table:table-cell table:formula="of:=MIN([.$E42];[.$R42])" office:value-type="float"/>
          <table:table-cell table:formula="of:=MIN([.$F42];[.$S42])" office:value-type="float"/>
          <table:table-cell table:formula="of:=MIN([.$G42];[.$T42])" office:value-type="float"/>
          <table:table-cell table:formula="of:=MIN([.$H42];[.$U42])" office:value-type="float"/>
          <table:table-cell table:formula="of:=MIN([.$I42];[.$V42])" office:value-type="float"/>
          <table:table-cell table:formula="of:=MIN([.$J42])" office:value-type="float"/>
          <table:table-cell table:formula="of:=MIN([.$K42];[.$W42])" office:value-type="float"/>
          <table:table-cell table:formula="of:=MIN([.$L42];[.$X42])" office:value-type="float"/>
          <table:table-cell table:formula="of:=MIN([.$M42];[.$Y42])" office:value-type="float"/>
          <table:table-cell table:formula="of:=MIN([.$N42];[.$Z42])" office:value-type="float"/>
          <table:table-cell table:formula="of:=MEDIAN([.$B42];[.$O42])" office:value-type="float"/>
          <table:table-cell table:formula="of:=MEDIAN([.$C42];[.$P42])" office:value-type="float"/>
          <table:table-cell table:formula="of:=MEDIAN([.$D42];[.$Q42])" office:value-type="float"/>
          <table:table-cell table:formula="of:=MEDIAN([.$E42];[.$R42])" office:value-type="float"/>
          <table:table-cell table:formula="of:=MEDIAN([.$F42];[.$S42])" office:value-type="float"/>
          <table:table-cell table:formula="of:=MEDIAN([.$G42];[.$T42])" office:value-type="float"/>
          <table:table-cell table:formula="of:=MEDIAN([.$H42];[.$U42])" office:value-type="float"/>
          <table:table-cell table:formula="of:=MEDIAN([.$I42];[.$V42])" office:value-type="float"/>
          <table:table-cell table:formula="of:=MEDIAN([.$J42])" office:value-type="float"/>
          <table:table-cell table:formula="of:=MEDIAN([.$K42];[.$W42])" office:value-type="float"/>
          <table:table-cell table:formula="of:=MEDIAN([.$L42];[.$X42])" office:value-type="float"/>
          <table:table-cell table:formula="of:=MEDIAN([.$M42];[.$Y42])" office:value-type="float"/>
          <table:table-cell table:formula="of:=MEDIAN([.$N42];[.$Z42])" office:value-type="float"/>
          <table:table-cell table:formula="of:=MAX([.$B42];[.$O42])" office:value-type="float"/>
          <table:table-cell table:formula="of:=MAX([.$C42];[.$P42])" office:value-type="float"/>
          <table:table-cell table:formula="of:=MAX([.$D42];[.$Q42])" office:value-type="float"/>
          <table:table-cell table:formula="of:=MAX([.$E42];[.$R42])" office:value-type="float"/>
          <table:table-cell table:formula="of:=MAX([.$F42];[.$S42])" office:value-type="float"/>
          <table:table-cell table:formula="of:=MAX([.$G42];[.$T42])" office:value-type="float"/>
          <table:table-cell table:formula="of:=MAX([.$H42];[.$U42])" office:value-type="float"/>
          <table:table-cell table:formula="of:=MAX([.$I42];[.$V42])" office:value-type="float"/>
          <table:table-cell table:formula="of:=MAX([.$J42])" office:value-type="float"/>
          <table:table-cell table:formula="of:=MAX([.$K42];[.$W42])" office:value-type="float"/>
          <table:table-cell table:formula="of:=MAX([.$L42];[.$X42])" office:value-type="float"/>
          <table:table-cell table:formula="of:=MAX([.$M42];[.$Y42])" office:value-type="float"/>
          <table:table-cell table:formula="of:=MAX([.$N42];[.$Z42])" office:value-type="float"/>
        </table:table-row>
        <table:table-row table:style-name="ro1">
          <table:table-cell office:value-type="string">
            <text:p>p02.pddl/1</text:p>
          </table:table-cell>
          <table:table-cell office:value-type="float" office:value="0.076274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7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561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770.0"/>
          <table:table-cell office:value-type="float" office:value="3.0"/>
          <table:table-cell office:value-type="float" office:value="0.0"/>
          <table:table-cell office:value-type="float" office:value="0.0"/>
          <table:table-cell table:formula="of:=MIN([.$B43];[.$O43])" office:value-type="float"/>
          <table:table-cell table:formula="of:=MIN([.$C43];[.$P43])" office:value-type="float"/>
          <table:table-cell table:formula="of:=MIN([.$D43];[.$Q43])" office:value-type="float"/>
          <table:table-cell table:formula="of:=MIN([.$E43];[.$R43])" office:value-type="float"/>
          <table:table-cell table:formula="of:=MIN([.$F43];[.$S43])" office:value-type="float"/>
          <table:table-cell table:formula="of:=MIN([.$G43];[.$T43])" office:value-type="float"/>
          <table:table-cell table:formula="of:=MIN([.$H43];[.$U43])" office:value-type="float"/>
          <table:table-cell table:formula="of:=MIN([.$I43];[.$V43])" office:value-type="float"/>
          <table:table-cell table:formula="of:=MIN([.$J43])" office:value-type="float"/>
          <table:table-cell table:formula="of:=MIN([.$K43];[.$W43])" office:value-type="float"/>
          <table:table-cell table:formula="of:=MIN([.$L43];[.$X43])" office:value-type="float"/>
          <table:table-cell table:formula="of:=MIN([.$M43];[.$Y43])" office:value-type="float"/>
          <table:table-cell table:formula="of:=MIN([.$N43];[.$Z43])" office:value-type="float"/>
          <table:table-cell table:formula="of:=MEDIAN([.$B43];[.$O43])" office:value-type="float"/>
          <table:table-cell table:formula="of:=MEDIAN([.$C43];[.$P43])" office:value-type="float"/>
          <table:table-cell table:formula="of:=MEDIAN([.$D43];[.$Q43])" office:value-type="float"/>
          <table:table-cell table:formula="of:=MEDIAN([.$E43];[.$R43])" office:value-type="float"/>
          <table:table-cell table:formula="of:=MEDIAN([.$F43];[.$S43])" office:value-type="float"/>
          <table:table-cell table:formula="of:=MEDIAN([.$G43];[.$T43])" office:value-type="float"/>
          <table:table-cell table:formula="of:=MEDIAN([.$H43];[.$U43])" office:value-type="float"/>
          <table:table-cell table:formula="of:=MEDIAN([.$I43];[.$V43])" office:value-type="float"/>
          <table:table-cell table:formula="of:=MEDIAN([.$J43])" office:value-type="float"/>
          <table:table-cell table:formula="of:=MEDIAN([.$K43];[.$W43])" office:value-type="float"/>
          <table:table-cell table:formula="of:=MEDIAN([.$L43];[.$X43])" office:value-type="float"/>
          <table:table-cell table:formula="of:=MEDIAN([.$M43];[.$Y43])" office:value-type="float"/>
          <table:table-cell table:formula="of:=MEDIAN([.$N43];[.$Z43])" office:value-type="float"/>
          <table:table-cell table:formula="of:=MAX([.$B43];[.$O43])" office:value-type="float"/>
          <table:table-cell table:formula="of:=MAX([.$C43];[.$P43])" office:value-type="float"/>
          <table:table-cell table:formula="of:=MAX([.$D43];[.$Q43])" office:value-type="float"/>
          <table:table-cell table:formula="of:=MAX([.$E43];[.$R43])" office:value-type="float"/>
          <table:table-cell table:formula="of:=MAX([.$F43];[.$S43])" office:value-type="float"/>
          <table:table-cell table:formula="of:=MAX([.$G43];[.$T43])" office:value-type="float"/>
          <table:table-cell table:formula="of:=MAX([.$H43];[.$U43])" office:value-type="float"/>
          <table:table-cell table:formula="of:=MAX([.$I43];[.$V43])" office:value-type="float"/>
          <table:table-cell table:formula="of:=MAX([.$J43])" office:value-type="float"/>
          <table:table-cell table:formula="of:=MAX([.$K43];[.$W43])" office:value-type="float"/>
          <table:table-cell table:formula="of:=MAX([.$L43];[.$X43])" office:value-type="float"/>
          <table:table-cell table:formula="of:=MAX([.$M43];[.$Y43])" office:value-type="float"/>
          <table:table-cell table:formula="of:=MAX([.$N43];[.$Z43])" office:value-type="float"/>
        </table:table-row>
        <table:table-row table:style-name="ro1">
          <table:table-cell office:value-type="string">
            <text:p>p02.pddl/10</text:p>
          </table:table-cell>
          <table:table-cell office:value-type="float" office:value="0.20476"/>
          <table:table-cell office:value-type="float" office:value="0.169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30.0"/>
          <table:table-cell office:value-type="float" office:value="4979.0"/>
          <table:table-cell office:value-type="float" office:value="4089.0"/>
          <table:table-cell office:value-type="float" office:value="11832.0"/>
          <table:table-cell office:value-type="float" office:value="7361.0"/>
          <table:table-cell office:value-type="float" office:value="0.0"/>
          <table:table-cell office:value-type="float" office:value="0.0"/>
          <table:table-cell office:value-type="float" office:value="0.187887"/>
          <table:table-cell office:value-type="float" office:value="0.15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01.0"/>
          <table:table-cell office:value-type="float" office:value="1333.0"/>
          <table:table-cell office:value-type="float" office:value="11832.0"/>
          <table:table-cell office:value-type="float" office:value="7361.0"/>
          <table:table-cell office:value-type="float" office:value="0.0"/>
          <table:table-cell office:value-type="float" office:value="0.0"/>
          <table:table-cell table:formula="of:=MIN([.$B44];[.$O44])" office:value-type="float"/>
          <table:table-cell table:formula="of:=MIN([.$C44];[.$P44])" office:value-type="float"/>
          <table:table-cell table:formula="of:=MIN([.$D44];[.$Q44])" office:value-type="float"/>
          <table:table-cell table:formula="of:=MIN([.$E44];[.$R44])" office:value-type="float"/>
          <table:table-cell table:formula="of:=MIN([.$F44];[.$S44])" office:value-type="float"/>
          <table:table-cell table:formula="of:=MIN([.$G44];[.$T44])" office:value-type="float"/>
          <table:table-cell table:formula="of:=MIN([.$H44];[.$U44])" office:value-type="float"/>
          <table:table-cell table:formula="of:=MIN([.$I44];[.$V44])" office:value-type="float"/>
          <table:table-cell table:formula="of:=MIN([.$J44])" office:value-type="float"/>
          <table:table-cell table:formula="of:=MIN([.$K44];[.$W44])" office:value-type="float"/>
          <table:table-cell table:formula="of:=MIN([.$L44];[.$X44])" office:value-type="float"/>
          <table:table-cell table:formula="of:=MIN([.$M44];[.$Y44])" office:value-type="float"/>
          <table:table-cell table:formula="of:=MIN([.$N44];[.$Z44])" office:value-type="float"/>
          <table:table-cell table:formula="of:=MEDIAN([.$B44];[.$O44])" office:value-type="float"/>
          <table:table-cell table:formula="of:=MEDIAN([.$C44];[.$P44])" office:value-type="float"/>
          <table:table-cell table:formula="of:=MEDIAN([.$D44];[.$Q44])" office:value-type="float"/>
          <table:table-cell table:formula="of:=MEDIAN([.$E44];[.$R44])" office:value-type="float"/>
          <table:table-cell table:formula="of:=MEDIAN([.$F44];[.$S44])" office:value-type="float"/>
          <table:table-cell table:formula="of:=MEDIAN([.$G44];[.$T44])" office:value-type="float"/>
          <table:table-cell table:formula="of:=MEDIAN([.$H44];[.$U44])" office:value-type="float"/>
          <table:table-cell table:formula="of:=MEDIAN([.$I44];[.$V44])" office:value-type="float"/>
          <table:table-cell table:formula="of:=MEDIAN([.$J44])" office:value-type="float"/>
          <table:table-cell table:formula="of:=MEDIAN([.$K44];[.$W44])" office:value-type="float"/>
          <table:table-cell table:formula="of:=MEDIAN([.$L44];[.$X44])" office:value-type="float"/>
          <table:table-cell table:formula="of:=MEDIAN([.$M44];[.$Y44])" office:value-type="float"/>
          <table:table-cell table:formula="of:=MEDIAN([.$N44];[.$Z44])" office:value-type="float"/>
          <table:table-cell table:formula="of:=MAX([.$B44];[.$O44])" office:value-type="float"/>
          <table:table-cell table:formula="of:=MAX([.$C44];[.$P44])" office:value-type="float"/>
          <table:table-cell table:formula="of:=MAX([.$D44];[.$Q44])" office:value-type="float"/>
          <table:table-cell table:formula="of:=MAX([.$E44];[.$R44])" office:value-type="float"/>
          <table:table-cell table:formula="of:=MAX([.$F44];[.$S44])" office:value-type="float"/>
          <table:table-cell table:formula="of:=MAX([.$G44];[.$T44])" office:value-type="float"/>
          <table:table-cell table:formula="of:=MAX([.$H44];[.$U44])" office:value-type="float"/>
          <table:table-cell table:formula="of:=MAX([.$I44];[.$V44])" office:value-type="float"/>
          <table:table-cell table:formula="of:=MAX([.$J44])" office:value-type="float"/>
          <table:table-cell table:formula="of:=MAX([.$K44];[.$W44])" office:value-type="float"/>
          <table:table-cell table:formula="of:=MAX([.$L44];[.$X44])" office:value-type="float"/>
          <table:table-cell table:formula="of:=MAX([.$M44];[.$Y44])" office:value-type="float"/>
          <table:table-cell table:formula="of:=MAX([.$N44];[.$Z44])" office:value-type="float"/>
        </table:table-row>
        <table:table-row table:style-name="ro1">
          <table:table-cell office:value-type="string">
            <text:p>p02.pddl/11</text:p>
          </table:table-cell>
          <table:table-cell office:value-type="float" office:value="0.361736"/>
          <table:table-cell office:value-type="float" office:value="0.326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013.0"/>
          <table:table-cell office:value-type="float" office:value="10384.0"/>
          <table:table-cell office:value-type="float" office:value="8931.0"/>
          <table:table-cell office:value-type="float" office:value="12950.0"/>
          <table:table-cell office:value-type="float" office:value="8327.0"/>
          <table:table-cell office:value-type="float" office:value="0.0"/>
          <table:table-cell office:value-type="float" office:value="0.0"/>
          <table:table-cell office:value-type="float" office:value="0.347999"/>
          <table:table-cell office:value-type="float" office:value="0.311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290.0"/>
          <table:table-cell office:value-type="float" office:value="4715.0"/>
          <table:table-cell office:value-type="float" office:value="12950.0"/>
          <table:table-cell office:value-type="float" office:value="8327.0"/>
          <table:table-cell office:value-type="float" office:value="0.0"/>
          <table:table-cell office:value-type="float" office:value="0.0"/>
          <table:table-cell table:formula="of:=MIN([.$B45];[.$O45])" office:value-type="float"/>
          <table:table-cell table:formula="of:=MIN([.$C45];[.$P45])" office:value-type="float"/>
          <table:table-cell table:formula="of:=MIN([.$D45];[.$Q45])" office:value-type="float"/>
          <table:table-cell table:formula="of:=MIN([.$E45];[.$R45])" office:value-type="float"/>
          <table:table-cell table:formula="of:=MIN([.$F45];[.$S45])" office:value-type="float"/>
          <table:table-cell table:formula="of:=MIN([.$G45];[.$T45])" office:value-type="float"/>
          <table:table-cell table:formula="of:=MIN([.$H45];[.$U45])" office:value-type="float"/>
          <table:table-cell table:formula="of:=MIN([.$I45];[.$V45])" office:value-type="float"/>
          <table:table-cell table:formula="of:=MIN([.$J45])" office:value-type="float"/>
          <table:table-cell table:formula="of:=MIN([.$K45];[.$W45])" office:value-type="float"/>
          <table:table-cell table:formula="of:=MIN([.$L45];[.$X45])" office:value-type="float"/>
          <table:table-cell table:formula="of:=MIN([.$M45];[.$Y45])" office:value-type="float"/>
          <table:table-cell table:formula="of:=MIN([.$N45];[.$Z45])" office:value-type="float"/>
          <table:table-cell table:formula="of:=MEDIAN([.$B45];[.$O45])" office:value-type="float"/>
          <table:table-cell table:formula="of:=MEDIAN([.$C45];[.$P45])" office:value-type="float"/>
          <table:table-cell table:formula="of:=MEDIAN([.$D45];[.$Q45])" office:value-type="float"/>
          <table:table-cell table:formula="of:=MEDIAN([.$E45];[.$R45])" office:value-type="float"/>
          <table:table-cell table:formula="of:=MEDIAN([.$F45];[.$S45])" office:value-type="float"/>
          <table:table-cell table:formula="of:=MEDIAN([.$G45];[.$T45])" office:value-type="float"/>
          <table:table-cell table:formula="of:=MEDIAN([.$H45];[.$U45])" office:value-type="float"/>
          <table:table-cell table:formula="of:=MEDIAN([.$I45];[.$V45])" office:value-type="float"/>
          <table:table-cell table:formula="of:=MEDIAN([.$J45])" office:value-type="float"/>
          <table:table-cell table:formula="of:=MEDIAN([.$K45];[.$W45])" office:value-type="float"/>
          <table:table-cell table:formula="of:=MEDIAN([.$L45];[.$X45])" office:value-type="float"/>
          <table:table-cell table:formula="of:=MEDIAN([.$M45];[.$Y45])" office:value-type="float"/>
          <table:table-cell table:formula="of:=MEDIAN([.$N45];[.$Z45])" office:value-type="float"/>
          <table:table-cell table:formula="of:=MAX([.$B45];[.$O45])" office:value-type="float"/>
          <table:table-cell table:formula="of:=MAX([.$C45];[.$P45])" office:value-type="float"/>
          <table:table-cell table:formula="of:=MAX([.$D45];[.$Q45])" office:value-type="float"/>
          <table:table-cell table:formula="of:=MAX([.$E45];[.$R45])" office:value-type="float"/>
          <table:table-cell table:formula="of:=MAX([.$F45];[.$S45])" office:value-type="float"/>
          <table:table-cell table:formula="of:=MAX([.$G45];[.$T45])" office:value-type="float"/>
          <table:table-cell table:formula="of:=MAX([.$H45];[.$U45])" office:value-type="float"/>
          <table:table-cell table:formula="of:=MAX([.$I45];[.$V45])" office:value-type="float"/>
          <table:table-cell table:formula="of:=MAX([.$J45])" office:value-type="float"/>
          <table:table-cell table:formula="of:=MAX([.$K45];[.$W45])" office:value-type="float"/>
          <table:table-cell table:formula="of:=MAX([.$L45];[.$X45])" office:value-type="float"/>
          <table:table-cell table:formula="of:=MAX([.$M45];[.$Y45])" office:value-type="float"/>
          <table:table-cell table:formula="of:=MAX([.$N45];[.$Z45])" office:value-type="float"/>
        </table:table-row>
        <table:table-row table:style-name="ro1">
          <table:table-cell office:value-type="string">
            <text:p>p02.pddl/12</text:p>
          </table:table-cell>
          <table:table-cell office:value-type="float" office:value="0.733346"/>
          <table:table-cell office:value-type="float" office:value="0.696"/>
          <table:table-cell office:value-type="float" office:value="0.56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683.0"/>
          <table:table-cell office:value-type="float" office:value="19624.0"/>
          <table:table-cell office:value-type="float" office:value="17432.0"/>
          <table:table-cell office:value-type="float" office:value="14068.0"/>
          <table:table-cell office:value-type="float" office:value="9293.0"/>
          <table:table-cell office:value-type="float" office:value="0.0"/>
          <table:table-cell office:value-type="float" office:value="0.0"/>
          <table:table-cell office:value-type="float" office:value="0.605358"/>
          <table:table-cell office:value-type="float" office:value="0.568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864.0"/>
          <table:table-cell office:value-type="float" office:value="10344.0"/>
          <table:table-cell office:value-type="float" office:value="14068.0"/>
          <table:table-cell office:value-type="float" office:value="9293.0"/>
          <table:table-cell office:value-type="float" office:value="0.0"/>
          <table:table-cell office:value-type="float" office:value="0.0"/>
          <table:table-cell table:formula="of:=MIN([.$B46];[.$O46])" office:value-type="float"/>
          <table:table-cell table:formula="of:=MIN([.$C46];[.$P46])" office:value-type="float"/>
          <table:table-cell table:formula="of:=MIN([.$D46];[.$Q46])" office:value-type="float"/>
          <table:table-cell table:formula="of:=MIN([.$E46];[.$R46])" office:value-type="float"/>
          <table:table-cell table:formula="of:=MIN([.$F46];[.$S46])" office:value-type="float"/>
          <table:table-cell table:formula="of:=MIN([.$G46];[.$T46])" office:value-type="float"/>
          <table:table-cell table:formula="of:=MIN([.$H46];[.$U46])" office:value-type="float"/>
          <table:table-cell table:formula="of:=MIN([.$I46];[.$V46])" office:value-type="float"/>
          <table:table-cell table:formula="of:=MIN([.$J46])" office:value-type="float"/>
          <table:table-cell table:formula="of:=MIN([.$K46];[.$W46])" office:value-type="float"/>
          <table:table-cell table:formula="of:=MIN([.$L46];[.$X46])" office:value-type="float"/>
          <table:table-cell table:formula="of:=MIN([.$M46];[.$Y46])" office:value-type="float"/>
          <table:table-cell table:formula="of:=MIN([.$N46];[.$Z46])" office:value-type="float"/>
          <table:table-cell table:formula="of:=MEDIAN([.$B46];[.$O46])" office:value-type="float"/>
          <table:table-cell table:formula="of:=MEDIAN([.$C46];[.$P46])" office:value-type="float"/>
          <table:table-cell table:formula="of:=MEDIAN([.$D46];[.$Q46])" office:value-type="float"/>
          <table:table-cell table:formula="of:=MEDIAN([.$E46];[.$R46])" office:value-type="float"/>
          <table:table-cell table:formula="of:=MEDIAN([.$F46];[.$S46])" office:value-type="float"/>
          <table:table-cell table:formula="of:=MEDIAN([.$G46];[.$T46])" office:value-type="float"/>
          <table:table-cell table:formula="of:=MEDIAN([.$H46];[.$U46])" office:value-type="float"/>
          <table:table-cell table:formula="of:=MEDIAN([.$I46];[.$V46])" office:value-type="float"/>
          <table:table-cell table:formula="of:=MEDIAN([.$J46])" office:value-type="float"/>
          <table:table-cell table:formula="of:=MEDIAN([.$K46];[.$W46])" office:value-type="float"/>
          <table:table-cell table:formula="of:=MEDIAN([.$L46];[.$X46])" office:value-type="float"/>
          <table:table-cell table:formula="of:=MEDIAN([.$M46];[.$Y46])" office:value-type="float"/>
          <table:table-cell table:formula="of:=MEDIAN([.$N46];[.$Z46])" office:value-type="float"/>
          <table:table-cell table:formula="of:=MAX([.$B46];[.$O46])" office:value-type="float"/>
          <table:table-cell table:formula="of:=MAX([.$C46];[.$P46])" office:value-type="float"/>
          <table:table-cell table:formula="of:=MAX([.$D46];[.$Q46])" office:value-type="float"/>
          <table:table-cell table:formula="of:=MAX([.$E46];[.$R46])" office:value-type="float"/>
          <table:table-cell table:formula="of:=MAX([.$F46];[.$S46])" office:value-type="float"/>
          <table:table-cell table:formula="of:=MAX([.$G46];[.$T46])" office:value-type="float"/>
          <table:table-cell table:formula="of:=MAX([.$H46];[.$U46])" office:value-type="float"/>
          <table:table-cell table:formula="of:=MAX([.$I46];[.$V46])" office:value-type="float"/>
          <table:table-cell table:formula="of:=MAX([.$J46])" office:value-type="float"/>
          <table:table-cell table:formula="of:=MAX([.$K46];[.$W46])" office:value-type="float"/>
          <table:table-cell table:formula="of:=MAX([.$L46];[.$X46])" office:value-type="float"/>
          <table:table-cell table:formula="of:=MAX([.$M46];[.$Y46])" office:value-type="float"/>
          <table:table-cell table:formula="of:=MAX([.$N46];[.$Z46])" office:value-type="float"/>
        </table:table-row>
        <table:table-row table:style-name="ro1">
          <table:table-cell office:value-type="string">
            <text:p>p02.pddl/13</text:p>
          </table:table-cell>
          <table:table-cell office:value-type="float" office:value="1.71906"/>
          <table:table-cell office:value-type="float" office:value="1.682"/>
          <table:table-cell office:value-type="float" office:value="1.53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807.0"/>
          <table:table-cell office:value-type="float" office:value="43759.0"/>
          <table:table-cell office:value-type="float" office:value="40316.0"/>
          <table:table-cell office:value-type="float" office:value="15186.0"/>
          <table:table-cell office:value-type="float" office:value="10259.0"/>
          <table:table-cell office:value-type="float" office:value="0.0"/>
          <table:table-cell office:value-type="float" office:value="0.0"/>
          <table:table-cell office:value-type="float" office:value="1.29345"/>
          <table:table-cell office:value-type="float" office:value="1.256"/>
          <table:table-cell office:value-type="float" office:value="1.1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882.0"/>
          <table:table-cell office:value-type="float" office:value="17113.0"/>
          <table:table-cell office:value-type="float" office:value="15186.0"/>
          <table:table-cell office:value-type="float" office:value="10259.0"/>
          <table:table-cell office:value-type="float" office:value="0.0"/>
          <table:table-cell office:value-type="float" office:value="0.0"/>
          <table:table-cell table:formula="of:=MIN([.$B47];[.$O47])" office:value-type="float"/>
          <table:table-cell table:formula="of:=MIN([.$C47];[.$P47])" office:value-type="float"/>
          <table:table-cell table:formula="of:=MIN([.$D47];[.$Q47])" office:value-type="float"/>
          <table:table-cell table:formula="of:=MIN([.$E47];[.$R47])" office:value-type="float"/>
          <table:table-cell table:formula="of:=MIN([.$F47];[.$S47])" office:value-type="float"/>
          <table:table-cell table:formula="of:=MIN([.$G47];[.$T47])" office:value-type="float"/>
          <table:table-cell table:formula="of:=MIN([.$H47];[.$U47])" office:value-type="float"/>
          <table:table-cell table:formula="of:=MIN([.$I47];[.$V47])" office:value-type="float"/>
          <table:table-cell table:formula="of:=MIN([.$J47])" office:value-type="float"/>
          <table:table-cell table:formula="of:=MIN([.$K47];[.$W47])" office:value-type="float"/>
          <table:table-cell table:formula="of:=MIN([.$L47];[.$X47])" office:value-type="float"/>
          <table:table-cell table:formula="of:=MIN([.$M47];[.$Y47])" office:value-type="float"/>
          <table:table-cell table:formula="of:=MIN([.$N47];[.$Z47])" office:value-type="float"/>
          <table:table-cell table:formula="of:=MEDIAN([.$B47];[.$O47])" office:value-type="float"/>
          <table:table-cell table:formula="of:=MEDIAN([.$C47];[.$P47])" office:value-type="float"/>
          <table:table-cell table:formula="of:=MEDIAN([.$D47];[.$Q47])" office:value-type="float"/>
          <table:table-cell table:formula="of:=MEDIAN([.$E47];[.$R47])" office:value-type="float"/>
          <table:table-cell table:formula="of:=MEDIAN([.$F47];[.$S47])" office:value-type="float"/>
          <table:table-cell table:formula="of:=MEDIAN([.$G47];[.$T47])" office:value-type="float"/>
          <table:table-cell table:formula="of:=MEDIAN([.$H47];[.$U47])" office:value-type="float"/>
          <table:table-cell table:formula="of:=MEDIAN([.$I47];[.$V47])" office:value-type="float"/>
          <table:table-cell table:formula="of:=MEDIAN([.$J47])" office:value-type="float"/>
          <table:table-cell table:formula="of:=MEDIAN([.$K47];[.$W47])" office:value-type="float"/>
          <table:table-cell table:formula="of:=MEDIAN([.$L47];[.$X47])" office:value-type="float"/>
          <table:table-cell table:formula="of:=MEDIAN([.$M47];[.$Y47])" office:value-type="float"/>
          <table:table-cell table:formula="of:=MEDIAN([.$N47];[.$Z47])" office:value-type="float"/>
          <table:table-cell table:formula="of:=MAX([.$B47];[.$O47])" office:value-type="float"/>
          <table:table-cell table:formula="of:=MAX([.$C47];[.$P47])" office:value-type="float"/>
          <table:table-cell table:formula="of:=MAX([.$D47];[.$Q47])" office:value-type="float"/>
          <table:table-cell table:formula="of:=MAX([.$E47];[.$R47])" office:value-type="float"/>
          <table:table-cell table:formula="of:=MAX([.$F47];[.$S47])" office:value-type="float"/>
          <table:table-cell table:formula="of:=MAX([.$G47];[.$T47])" office:value-type="float"/>
          <table:table-cell table:formula="of:=MAX([.$H47];[.$U47])" office:value-type="float"/>
          <table:table-cell table:formula="of:=MAX([.$I47];[.$V47])" office:value-type="float"/>
          <table:table-cell table:formula="of:=MAX([.$J47])" office:value-type="float"/>
          <table:table-cell table:formula="of:=MAX([.$K47];[.$W47])" office:value-type="float"/>
          <table:table-cell table:formula="of:=MAX([.$L47];[.$X47])" office:value-type="float"/>
          <table:table-cell table:formula="of:=MAX([.$M47];[.$Y47])" office:value-type="float"/>
          <table:table-cell table:formula="of:=MAX([.$N47];[.$Z47])" office:value-type="float"/>
        </table:table-row>
        <table:table-row table:style-name="ro1">
          <table:table-cell office:value-type="string">
            <text:p>p02.pddl/14</text:p>
          </table:table-cell>
          <table:table-cell office:value-type="float" office:value="4.9844"/>
          <table:table-cell office:value-type="float" office:value="4.94"/>
          <table:table-cell office:value-type="float" office:value="4.7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8002.0"/>
          <table:table-cell office:value-type="float" office:value="86272.0"/>
          <table:table-cell office:value-type="float" office:value="82292.0"/>
          <table:table-cell office:value-type="float" office:value="16304.0"/>
          <table:table-cell office:value-type="float" office:value="11225.0"/>
          <table:table-cell office:value-type="float" office:value="0.0"/>
          <table:table-cell office:value-type="float" office:value="0.0"/>
          <table:table-cell office:value-type="float" office:value="1.73102"/>
          <table:table-cell office:value-type="float" office:value="1.692"/>
          <table:table-cell office:value-type="float" office:value="1.55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8474.0"/>
          <table:table-cell office:value-type="float" office:value="25864.0"/>
          <table:table-cell office:value-type="float" office:value="16304.0"/>
          <table:table-cell office:value-type="float" office:value="11225.0"/>
          <table:table-cell office:value-type="float" office:value="0.0"/>
          <table:table-cell office:value-type="float" office:value="0.0"/>
          <table:table-cell table:formula="of:=MIN([.$B48];[.$O48])" office:value-type="float"/>
          <table:table-cell table:formula="of:=MIN([.$C48];[.$P48])" office:value-type="float"/>
          <table:table-cell table:formula="of:=MIN([.$D48];[.$Q48])" office:value-type="float"/>
          <table:table-cell table:formula="of:=MIN([.$E48];[.$R48])" office:value-type="float"/>
          <table:table-cell table:formula="of:=MIN([.$F48];[.$S48])" office:value-type="float"/>
          <table:table-cell table:formula="of:=MIN([.$G48];[.$T48])" office:value-type="float"/>
          <table:table-cell table:formula="of:=MIN([.$H48];[.$U48])" office:value-type="float"/>
          <table:table-cell table:formula="of:=MIN([.$I48];[.$V48])" office:value-type="float"/>
          <table:table-cell table:formula="of:=MIN([.$J48])" office:value-type="float"/>
          <table:table-cell table:formula="of:=MIN([.$K48];[.$W48])" office:value-type="float"/>
          <table:table-cell table:formula="of:=MIN([.$L48];[.$X48])" office:value-type="float"/>
          <table:table-cell table:formula="of:=MIN([.$M48];[.$Y48])" office:value-type="float"/>
          <table:table-cell table:formula="of:=MIN([.$N48];[.$Z48])" office:value-type="float"/>
          <table:table-cell table:formula="of:=MEDIAN([.$B48];[.$O48])" office:value-type="float"/>
          <table:table-cell table:formula="of:=MEDIAN([.$C48];[.$P48])" office:value-type="float"/>
          <table:table-cell table:formula="of:=MEDIAN([.$D48];[.$Q48])" office:value-type="float"/>
          <table:table-cell table:formula="of:=MEDIAN([.$E48];[.$R48])" office:value-type="float"/>
          <table:table-cell table:formula="of:=MEDIAN([.$F48];[.$S48])" office:value-type="float"/>
          <table:table-cell table:formula="of:=MEDIAN([.$G48];[.$T48])" office:value-type="float"/>
          <table:table-cell table:formula="of:=MEDIAN([.$H48];[.$U48])" office:value-type="float"/>
          <table:table-cell table:formula="of:=MEDIAN([.$I48];[.$V48])" office:value-type="float"/>
          <table:table-cell table:formula="of:=MEDIAN([.$J48])" office:value-type="float"/>
          <table:table-cell table:formula="of:=MEDIAN([.$K48];[.$W48])" office:value-type="float"/>
          <table:table-cell table:formula="of:=MEDIAN([.$L48];[.$X48])" office:value-type="float"/>
          <table:table-cell table:formula="of:=MEDIAN([.$M48];[.$Y48])" office:value-type="float"/>
          <table:table-cell table:formula="of:=MEDIAN([.$N48];[.$Z48])" office:value-type="float"/>
          <table:table-cell table:formula="of:=MAX([.$B48];[.$O48])" office:value-type="float"/>
          <table:table-cell table:formula="of:=MAX([.$C48];[.$P48])" office:value-type="float"/>
          <table:table-cell table:formula="of:=MAX([.$D48];[.$Q48])" office:value-type="float"/>
          <table:table-cell table:formula="of:=MAX([.$E48];[.$R48])" office:value-type="float"/>
          <table:table-cell table:formula="of:=MAX([.$F48];[.$S48])" office:value-type="float"/>
          <table:table-cell table:formula="of:=MAX([.$G48];[.$T48])" office:value-type="float"/>
          <table:table-cell table:formula="of:=MAX([.$H48];[.$U48])" office:value-type="float"/>
          <table:table-cell table:formula="of:=MAX([.$I48];[.$V48])" office:value-type="float"/>
          <table:table-cell table:formula="of:=MAX([.$J48])" office:value-type="float"/>
          <table:table-cell table:formula="of:=MAX([.$K48];[.$W48])" office:value-type="float"/>
          <table:table-cell table:formula="of:=MAX([.$L48];[.$X48])" office:value-type="float"/>
          <table:table-cell table:formula="of:=MAX([.$M48];[.$Y48])" office:value-type="float"/>
          <table:table-cell table:formula="of:=MAX([.$N48];[.$Z48])" office:value-type="float"/>
        </table:table-row>
        <table:table-row table:style-name="ro1">
          <table:table-cell office:value-type="string">
            <text:p>p02.pddl/15</text:p>
          </table:table-cell>
          <table:table-cell office:value-type="float" office:value="10.8968"/>
          <table:table-cell office:value-type="float" office:value="10.853"/>
          <table:table-cell office:value-type="float" office:value="10.6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6392.0"/>
          <table:table-cell office:value-type="float" office:value="211744.0"/>
          <table:table-cell office:value-type="float" office:value="204351.0"/>
          <table:table-cell office:value-type="float" office:value="17422.0"/>
          <table:table-cell office:value-type="float" office:value="12191.0"/>
          <table:table-cell office:value-type="float" office:value="0.0"/>
          <table:table-cell office:value-type="float" office:value="0.0"/>
          <table:table-cell office:value-type="float" office:value="7.35742"/>
          <table:table-cell office:value-type="float" office:value="7.316"/>
          <table:table-cell office:value-type="float" office:value="7.16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9367.0"/>
          <table:table-cell office:value-type="float" office:value="89220.0"/>
          <table:table-cell office:value-type="float" office:value="17422.0"/>
          <table:table-cell office:value-type="float" office:value="12191.0"/>
          <table:table-cell office:value-type="float" office:value="0.0"/>
          <table:table-cell office:value-type="float" office:value="0.0"/>
          <table:table-cell table:formula="of:=MIN([.$B49];[.$O49])" office:value-type="float"/>
          <table:table-cell table:formula="of:=MIN([.$C49];[.$P49])" office:value-type="float"/>
          <table:table-cell table:formula="of:=MIN([.$D49];[.$Q49])" office:value-type="float"/>
          <table:table-cell table:formula="of:=MIN([.$E49];[.$R49])" office:value-type="float"/>
          <table:table-cell table:formula="of:=MIN([.$F49];[.$S49])" office:value-type="float"/>
          <table:table-cell table:formula="of:=MIN([.$G49];[.$T49])" office:value-type="float"/>
          <table:table-cell table:formula="of:=MIN([.$H49];[.$U49])" office:value-type="float"/>
          <table:table-cell table:formula="of:=MIN([.$I49];[.$V49])" office:value-type="float"/>
          <table:table-cell table:formula="of:=MIN([.$J49])" office:value-type="float"/>
          <table:table-cell table:formula="of:=MIN([.$K49];[.$W49])" office:value-type="float"/>
          <table:table-cell table:formula="of:=MIN([.$L49];[.$X49])" office:value-type="float"/>
          <table:table-cell table:formula="of:=MIN([.$M49];[.$Y49])" office:value-type="float"/>
          <table:table-cell table:formula="of:=MIN([.$N49];[.$Z49])" office:value-type="float"/>
          <table:table-cell table:formula="of:=MEDIAN([.$B49];[.$O49])" office:value-type="float"/>
          <table:table-cell table:formula="of:=MEDIAN([.$C49];[.$P49])" office:value-type="float"/>
          <table:table-cell table:formula="of:=MEDIAN([.$D49];[.$Q49])" office:value-type="float"/>
          <table:table-cell table:formula="of:=MEDIAN([.$E49];[.$R49])" office:value-type="float"/>
          <table:table-cell table:formula="of:=MEDIAN([.$F49];[.$S49])" office:value-type="float"/>
          <table:table-cell table:formula="of:=MEDIAN([.$G49];[.$T49])" office:value-type="float"/>
          <table:table-cell table:formula="of:=MEDIAN([.$H49];[.$U49])" office:value-type="float"/>
          <table:table-cell table:formula="of:=MEDIAN([.$I49];[.$V49])" office:value-type="float"/>
          <table:table-cell table:formula="of:=MEDIAN([.$J49])" office:value-type="float"/>
          <table:table-cell table:formula="of:=MEDIAN([.$K49];[.$W49])" office:value-type="float"/>
          <table:table-cell table:formula="of:=MEDIAN([.$L49];[.$X49])" office:value-type="float"/>
          <table:table-cell table:formula="of:=MEDIAN([.$M49];[.$Y49])" office:value-type="float"/>
          <table:table-cell table:formula="of:=MEDIAN([.$N49];[.$Z49])" office:value-type="float"/>
          <table:table-cell table:formula="of:=MAX([.$B49];[.$O49])" office:value-type="float"/>
          <table:table-cell table:formula="of:=MAX([.$C49];[.$P49])" office:value-type="float"/>
          <table:table-cell table:formula="of:=MAX([.$D49];[.$Q49])" office:value-type="float"/>
          <table:table-cell table:formula="of:=MAX([.$E49];[.$R49])" office:value-type="float"/>
          <table:table-cell table:formula="of:=MAX([.$F49];[.$S49])" office:value-type="float"/>
          <table:table-cell table:formula="of:=MAX([.$G49];[.$T49])" office:value-type="float"/>
          <table:table-cell table:formula="of:=MAX([.$H49];[.$U49])" office:value-type="float"/>
          <table:table-cell table:formula="of:=MAX([.$I49];[.$V49])" office:value-type="float"/>
          <table:table-cell table:formula="of:=MAX([.$J49])" office:value-type="float"/>
          <table:table-cell table:formula="of:=MAX([.$K49];[.$W49])" office:value-type="float"/>
          <table:table-cell table:formula="of:=MAX([.$L49];[.$X49])" office:value-type="float"/>
          <table:table-cell table:formula="of:=MAX([.$M49];[.$Y49])" office:value-type="float"/>
          <table:table-cell table:formula="of:=MAX([.$N49];[.$Z49])" office:value-type="float"/>
        </table:table-row>
        <table:table-row table:style-name="ro1">
          <table:table-cell office:value-type="string">
            <text:p>p02.pddl/16</text:p>
          </table:table-cell>
          <table:table-cell office:value-type="float" office:value="59.6221"/>
          <table:table-cell office:value-type="float" office:value="59.574"/>
          <table:table-cell office:value-type="float" office:value="59.38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03247.0"/>
          <table:table-cell office:value-type="float" office:value="800896.0"/>
          <table:table-cell office:value-type="float" office:value="784146.0"/>
          <table:table-cell office:value-type="float" office:value="18540.0"/>
          <table:table-cell office:value-type="float" office:value="13157.0"/>
          <table:table-cell office:value-type="float" office:value="0.0"/>
          <table:table-cell office:value-type="float" office:value="0.0"/>
          <table:table-cell office:value-type="float" office:value="10.738"/>
          <table:table-cell office:value-type="float" office:value="10.692"/>
          <table:table-cell office:value-type="float" office:value="10.52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8844.0"/>
          <table:table-cell office:value-type="float" office:value="127399.0"/>
          <table:table-cell office:value-type="float" office:value="18540.0"/>
          <table:table-cell office:value-type="float" office:value="13157.0"/>
          <table:table-cell office:value-type="float" office:value="0.0"/>
          <table:table-cell office:value-type="float" office:value="0.0"/>
          <table:table-cell table:formula="of:=MIN([.$B50];[.$O50])" office:value-type="float"/>
          <table:table-cell table:formula="of:=MIN([.$C50];[.$P50])" office:value-type="float"/>
          <table:table-cell table:formula="of:=MIN([.$D50];[.$Q50])" office:value-type="float"/>
          <table:table-cell table:formula="of:=MIN([.$E50];[.$R50])" office:value-type="float"/>
          <table:table-cell table:formula="of:=MIN([.$F50];[.$S50])" office:value-type="float"/>
          <table:table-cell table:formula="of:=MIN([.$G50];[.$T50])" office:value-type="float"/>
          <table:table-cell table:formula="of:=MIN([.$H50];[.$U50])" office:value-type="float"/>
          <table:table-cell table:formula="of:=MIN([.$I50];[.$V50])" office:value-type="float"/>
          <table:table-cell table:formula="of:=MIN([.$J50])" office:value-type="float"/>
          <table:table-cell table:formula="of:=MIN([.$K50];[.$W50])" office:value-type="float"/>
          <table:table-cell table:formula="of:=MIN([.$L50];[.$X50])" office:value-type="float"/>
          <table:table-cell table:formula="of:=MIN([.$M50];[.$Y50])" office:value-type="float"/>
          <table:table-cell table:formula="of:=MIN([.$N50];[.$Z50])" office:value-type="float"/>
          <table:table-cell table:formula="of:=MEDIAN([.$B50];[.$O50])" office:value-type="float"/>
          <table:table-cell table:formula="of:=MEDIAN([.$C50];[.$P50])" office:value-type="float"/>
          <table:table-cell table:formula="of:=MEDIAN([.$D50];[.$Q50])" office:value-type="float"/>
          <table:table-cell table:formula="of:=MEDIAN([.$E50];[.$R50])" office:value-type="float"/>
          <table:table-cell table:formula="of:=MEDIAN([.$F50];[.$S50])" office:value-type="float"/>
          <table:table-cell table:formula="of:=MEDIAN([.$G50];[.$T50])" office:value-type="float"/>
          <table:table-cell table:formula="of:=MEDIAN([.$H50];[.$U50])" office:value-type="float"/>
          <table:table-cell table:formula="of:=MEDIAN([.$I50];[.$V50])" office:value-type="float"/>
          <table:table-cell table:formula="of:=MEDIAN([.$J50])" office:value-type="float"/>
          <table:table-cell table:formula="of:=MEDIAN([.$K50];[.$W50])" office:value-type="float"/>
          <table:table-cell table:formula="of:=MEDIAN([.$L50];[.$X50])" office:value-type="float"/>
          <table:table-cell table:formula="of:=MEDIAN([.$M50];[.$Y50])" office:value-type="float"/>
          <table:table-cell table:formula="of:=MEDIAN([.$N50];[.$Z50])" office:value-type="float"/>
          <table:table-cell table:formula="of:=MAX([.$B50];[.$O50])" office:value-type="float"/>
          <table:table-cell table:formula="of:=MAX([.$C50];[.$P50])" office:value-type="float"/>
          <table:table-cell table:formula="of:=MAX([.$D50];[.$Q50])" office:value-type="float"/>
          <table:table-cell table:formula="of:=MAX([.$E50];[.$R50])" office:value-type="float"/>
          <table:table-cell table:formula="of:=MAX([.$F50];[.$S50])" office:value-type="float"/>
          <table:table-cell table:formula="of:=MAX([.$G50];[.$T50])" office:value-type="float"/>
          <table:table-cell table:formula="of:=MAX([.$H50];[.$U50])" office:value-type="float"/>
          <table:table-cell table:formula="of:=MAX([.$I50];[.$V50])" office:value-type="float"/>
          <table:table-cell table:formula="of:=MAX([.$J50])" office:value-type="float"/>
          <table:table-cell table:formula="of:=MAX([.$K50];[.$W50])" office:value-type="float"/>
          <table:table-cell table:formula="of:=MAX([.$L50];[.$X50])" office:value-type="float"/>
          <table:table-cell table:formula="of:=MAX([.$M50];[.$Y50])" office:value-type="float"/>
          <table:table-cell table:formula="of:=MAX([.$N50];[.$Z50])" office:value-type="float"/>
        </table:table-row>
        <table:table-row table:style-name="ro1">
          <table:table-cell office:value-type="string">
            <text:p>p02.pddl/17</text:p>
          </table:table-cell>
          <table:table-cell office:value-type="float" office:value="193.375"/>
          <table:table-cell office:value-type="float" office:value="193.331"/>
          <table:table-cell office:value-type="float" office:value="193.1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851225.0"/>
          <table:table-cell office:value-type="float" office:value="1968208.0"/>
          <table:table-cell office:value-type="float" office:value="1940719.0"/>
          <table:table-cell office:value-type="float" office:value="19658.0"/>
          <table:table-cell office:value-type="float" office:value="14123.0"/>
          <table:table-cell office:value-type="float" office:value="0.0"/>
          <table:table-cell office:value-type="float" office:value="0.0"/>
          <table:table-cell office:value-type="float" office:value="40.5861"/>
          <table:table-cell office:value-type="float" office:value="40.541"/>
          <table:table-cell office:value-type="float" office:value="40.36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97525.0"/>
          <table:table-cell office:value-type="float" office:value="379945.0"/>
          <table:table-cell office:value-type="float" office:value="19658.0"/>
          <table:table-cell office:value-type="float" office:value="14123.0"/>
          <table:table-cell office:value-type="float" office:value="0.0"/>
          <table:table-cell office:value-type="float" office:value="0.0"/>
          <table:table-cell table:formula="of:=MIN([.$B51];[.$O51])" office:value-type="float"/>
          <table:table-cell table:formula="of:=MIN([.$C51];[.$P51])" office:value-type="float"/>
          <table:table-cell table:formula="of:=MIN([.$D51];[.$Q51])" office:value-type="float"/>
          <table:table-cell table:formula="of:=MIN([.$E51];[.$R51])" office:value-type="float"/>
          <table:table-cell table:formula="of:=MIN([.$F51];[.$S51])" office:value-type="float"/>
          <table:table-cell table:formula="of:=MIN([.$G51];[.$T51])" office:value-type="float"/>
          <table:table-cell table:formula="of:=MIN([.$H51];[.$U51])" office:value-type="float"/>
          <table:table-cell table:formula="of:=MIN([.$I51];[.$V51])" office:value-type="float"/>
          <table:table-cell table:formula="of:=MIN([.$J51])" office:value-type="float"/>
          <table:table-cell table:formula="of:=MIN([.$K51];[.$W51])" office:value-type="float"/>
          <table:table-cell table:formula="of:=MIN([.$L51];[.$X51])" office:value-type="float"/>
          <table:table-cell table:formula="of:=MIN([.$M51];[.$Y51])" office:value-type="float"/>
          <table:table-cell table:formula="of:=MIN([.$N51];[.$Z51])" office:value-type="float"/>
          <table:table-cell table:formula="of:=MEDIAN([.$B51];[.$O51])" office:value-type="float"/>
          <table:table-cell table:formula="of:=MEDIAN([.$C51];[.$P51])" office:value-type="float"/>
          <table:table-cell table:formula="of:=MEDIAN([.$D51];[.$Q51])" office:value-type="float"/>
          <table:table-cell table:formula="of:=MEDIAN([.$E51];[.$R51])" office:value-type="float"/>
          <table:table-cell table:formula="of:=MEDIAN([.$F51];[.$S51])" office:value-type="float"/>
          <table:table-cell table:formula="of:=MEDIAN([.$G51];[.$T51])" office:value-type="float"/>
          <table:table-cell table:formula="of:=MEDIAN([.$H51];[.$U51])" office:value-type="float"/>
          <table:table-cell table:formula="of:=MEDIAN([.$I51];[.$V51])" office:value-type="float"/>
          <table:table-cell table:formula="of:=MEDIAN([.$J51])" office:value-type="float"/>
          <table:table-cell table:formula="of:=MEDIAN([.$K51];[.$W51])" office:value-type="float"/>
          <table:table-cell table:formula="of:=MEDIAN([.$L51];[.$X51])" office:value-type="float"/>
          <table:table-cell table:formula="of:=MEDIAN([.$M51];[.$Y51])" office:value-type="float"/>
          <table:table-cell table:formula="of:=MEDIAN([.$N51];[.$Z51])" office:value-type="float"/>
          <table:table-cell table:formula="of:=MAX([.$B51];[.$O51])" office:value-type="float"/>
          <table:table-cell table:formula="of:=MAX([.$C51];[.$P51])" office:value-type="float"/>
          <table:table-cell table:formula="of:=MAX([.$D51];[.$Q51])" office:value-type="float"/>
          <table:table-cell table:formula="of:=MAX([.$E51];[.$R51])" office:value-type="float"/>
          <table:table-cell table:formula="of:=MAX([.$F51];[.$S51])" office:value-type="float"/>
          <table:table-cell table:formula="of:=MAX([.$G51];[.$T51])" office:value-type="float"/>
          <table:table-cell table:formula="of:=MAX([.$H51];[.$U51])" office:value-type="float"/>
          <table:table-cell table:formula="of:=MAX([.$I51];[.$V51])" office:value-type="float"/>
          <table:table-cell table:formula="of:=MAX([.$J51])" office:value-type="float"/>
          <table:table-cell table:formula="of:=MAX([.$K51];[.$W51])" office:value-type="float"/>
          <table:table-cell table:formula="of:=MAX([.$L51];[.$X51])" office:value-type="float"/>
          <table:table-cell table:formula="of:=MAX([.$M51];[.$Y51])" office:value-type="float"/>
          <table:table-cell table:formula="of:=MAX([.$N51];[.$Z51])" office:value-type="float"/>
        </table:table-row>
        <table:table-row table:style-name="ro1">
          <table:table-cell office:value-type="string">
            <text:p>p02.pddl/18</text:p>
          </table:table-cell>
          <table:table-cell office:value-type="float" office:value="300.0"/>
          <table:table-cell office:value-type="float" office:value="299.989"/>
          <table:table-cell office:value-type="float" office:value="299.74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36146.0"/>
          <table:table-cell office:value-type="float" office:value="2831858.0"/>
          <table:table-cell office:value-type="float" office:value="2804737.0"/>
          <table:table-cell office:value-type="float" office:value="20776.0"/>
          <table:table-cell office:value-type="float" office:value="15089.0"/>
          <table:table-cell office:value-type="float" office:value="0.0"/>
          <table:table-cell office:value-type="float" office:value="0.0"/>
          <table:table-cell office:value-type="float" office:value="143.469"/>
          <table:table-cell office:value-type="float" office:value="143.42"/>
          <table:table-cell office:value-type="float" office:value="143.23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858806.0"/>
          <table:table-cell office:value-type="float" office:value="1088098.0"/>
          <table:table-cell office:value-type="float" office:value="20776.0"/>
          <table:table-cell office:value-type="float" office:value="15089.0"/>
          <table:table-cell office:value-type="float" office:value="0.0"/>
          <table:table-cell office:value-type="float" office:value="0.0"/>
          <table:table-cell table:formula="of:=MIN([.$B52];[.$O52])" office:value-type="float"/>
          <table:table-cell table:formula="of:=MIN([.$C52];[.$P52])" office:value-type="float"/>
          <table:table-cell table:formula="of:=MIN([.$D52];[.$Q52])" office:value-type="float"/>
          <table:table-cell table:formula="of:=MIN([.$E52];[.$R52])" office:value-type="float"/>
          <table:table-cell table:formula="of:=MIN([.$F52];[.$S52])" office:value-type="float"/>
          <table:table-cell table:formula="of:=MIN([.$G52];[.$T52])" office:value-type="float"/>
          <table:table-cell table:formula="of:=MIN([.$H52];[.$U52])" office:value-type="float"/>
          <table:table-cell table:formula="of:=MIN([.$I52];[.$V52])" office:value-type="float"/>
          <table:table-cell table:formula="of:=MIN([.$J52])" office:value-type="float"/>
          <table:table-cell table:formula="of:=MIN([.$K52];[.$W52])" office:value-type="float"/>
          <table:table-cell table:formula="of:=MIN([.$L52];[.$X52])" office:value-type="float"/>
          <table:table-cell table:formula="of:=MIN([.$M52];[.$Y52])" office:value-type="float"/>
          <table:table-cell table:formula="of:=MIN([.$N52];[.$Z52])" office:value-type="float"/>
          <table:table-cell table:formula="of:=MEDIAN([.$B52];[.$O52])" office:value-type="float"/>
          <table:table-cell table:formula="of:=MEDIAN([.$C52];[.$P52])" office:value-type="float"/>
          <table:table-cell table:formula="of:=MEDIAN([.$D52];[.$Q52])" office:value-type="float"/>
          <table:table-cell table:formula="of:=MEDIAN([.$E52];[.$R52])" office:value-type="float"/>
          <table:table-cell table:formula="of:=MEDIAN([.$F52];[.$S52])" office:value-type="float"/>
          <table:table-cell table:formula="of:=MEDIAN([.$G52];[.$T52])" office:value-type="float"/>
          <table:table-cell table:formula="of:=MEDIAN([.$H52];[.$U52])" office:value-type="float"/>
          <table:table-cell table:formula="of:=MEDIAN([.$I52];[.$V52])" office:value-type="float"/>
          <table:table-cell table:formula="of:=MEDIAN([.$J52])" office:value-type="float"/>
          <table:table-cell table:formula="of:=MEDIAN([.$K52];[.$W52])" office:value-type="float"/>
          <table:table-cell table:formula="of:=MEDIAN([.$L52];[.$X52])" office:value-type="float"/>
          <table:table-cell table:formula="of:=MEDIAN([.$M52];[.$Y52])" office:value-type="float"/>
          <table:table-cell table:formula="of:=MEDIAN([.$N52];[.$Z52])" office:value-type="float"/>
          <table:table-cell table:formula="of:=MAX([.$B52];[.$O52])" office:value-type="float"/>
          <table:table-cell table:formula="of:=MAX([.$C52];[.$P52])" office:value-type="float"/>
          <table:table-cell table:formula="of:=MAX([.$D52];[.$Q52])" office:value-type="float"/>
          <table:table-cell table:formula="of:=MAX([.$E52];[.$R52])" office:value-type="float"/>
          <table:table-cell table:formula="of:=MAX([.$F52];[.$S52])" office:value-type="float"/>
          <table:table-cell table:formula="of:=MAX([.$G52];[.$T52])" office:value-type="float"/>
          <table:table-cell table:formula="of:=MAX([.$H52];[.$U52])" office:value-type="float"/>
          <table:table-cell table:formula="of:=MAX([.$I52];[.$V52])" office:value-type="float"/>
          <table:table-cell table:formula="of:=MAX([.$J52])" office:value-type="float"/>
          <table:table-cell table:formula="of:=MAX([.$K52];[.$W52])" office:value-type="float"/>
          <table:table-cell table:formula="of:=MAX([.$L52];[.$X52])" office:value-type="float"/>
          <table:table-cell table:formula="of:=MAX([.$M52];[.$Y52])" office:value-type="float"/>
          <table:table-cell table:formula="of:=MAX([.$N52];[.$Z52])" office:value-type="float"/>
        </table:table-row>
        <table:table-row table:style-name="ro1">
          <table:table-cell office:value-type="string">
            <text:p>p02.pddl/19</text:p>
          </table:table-cell>
          <table:table-cell office:value-type="float" office:value="300.0"/>
          <table:table-cell office:value-type="float" office:value="299.99"/>
          <table:table-cell office:value-type="float" office:value="299.76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80409.0"/>
          <table:table-cell office:value-type="float" office:value="2825525.0"/>
          <table:table-cell office:value-type="float" office:value="2791045.0"/>
          <table:table-cell office:value-type="float" office:value="21894.0"/>
          <table:table-cell office:value-type="float" office:value="1605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79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85038.0"/>
          <table:table-cell office:value-type="float" office:value="1874924.0"/>
          <table:table-cell office:value-type="float" office:value="21894.0"/>
          <table:table-cell office:value-type="float" office:value="16055.0"/>
          <table:table-cell office:value-type="float" office:value="0.0"/>
          <table:table-cell office:value-type="float" office:value="0.0"/>
          <table:table-cell table:formula="of:=MIN([.$B53];[.$O53])" office:value-type="float"/>
          <table:table-cell table:formula="of:=MIN([.$C53];[.$P53])" office:value-type="float"/>
          <table:table-cell table:formula="of:=MIN([.$D53];[.$Q53])" office:value-type="float"/>
          <table:table-cell table:formula="of:=MIN([.$E53];[.$R53])" office:value-type="float"/>
          <table:table-cell table:formula="of:=MIN([.$F53];[.$S53])" office:value-type="float"/>
          <table:table-cell table:formula="of:=MIN([.$G53];[.$T53])" office:value-type="float"/>
          <table:table-cell table:formula="of:=MIN([.$H53];[.$U53])" office:value-type="float"/>
          <table:table-cell table:formula="of:=MIN([.$I53];[.$V53])" office:value-type="float"/>
          <table:table-cell table:formula="of:=MIN([.$J53])" office:value-type="float"/>
          <table:table-cell table:formula="of:=MIN([.$K53];[.$W53])" office:value-type="float"/>
          <table:table-cell table:formula="of:=MIN([.$L53];[.$X53])" office:value-type="float"/>
          <table:table-cell table:formula="of:=MIN([.$M53];[.$Y53])" office:value-type="float"/>
          <table:table-cell table:formula="of:=MIN([.$N53];[.$Z53])" office:value-type="float"/>
          <table:table-cell table:formula="of:=MEDIAN([.$B53];[.$O53])" office:value-type="float"/>
          <table:table-cell table:formula="of:=MEDIAN([.$C53];[.$P53])" office:value-type="float"/>
          <table:table-cell table:formula="of:=MEDIAN([.$D53];[.$Q53])" office:value-type="float"/>
          <table:table-cell table:formula="of:=MEDIAN([.$E53];[.$R53])" office:value-type="float"/>
          <table:table-cell table:formula="of:=MEDIAN([.$F53];[.$S53])" office:value-type="float"/>
          <table:table-cell table:formula="of:=MEDIAN([.$G53];[.$T53])" office:value-type="float"/>
          <table:table-cell table:formula="of:=MEDIAN([.$H53];[.$U53])" office:value-type="float"/>
          <table:table-cell table:formula="of:=MEDIAN([.$I53];[.$V53])" office:value-type="float"/>
          <table:table-cell table:formula="of:=MEDIAN([.$J53])" office:value-type="float"/>
          <table:table-cell table:formula="of:=MEDIAN([.$K53];[.$W53])" office:value-type="float"/>
          <table:table-cell table:formula="of:=MEDIAN([.$L53];[.$X53])" office:value-type="float"/>
          <table:table-cell table:formula="of:=MEDIAN([.$M53];[.$Y53])" office:value-type="float"/>
          <table:table-cell table:formula="of:=MEDIAN([.$N53];[.$Z53])" office:value-type="float"/>
          <table:table-cell table:formula="of:=MAX([.$B53];[.$O53])" office:value-type="float"/>
          <table:table-cell table:formula="of:=MAX([.$C53];[.$P53])" office:value-type="float"/>
          <table:table-cell table:formula="of:=MAX([.$D53];[.$Q53])" office:value-type="float"/>
          <table:table-cell table:formula="of:=MAX([.$E53];[.$R53])" office:value-type="float"/>
          <table:table-cell table:formula="of:=MAX([.$F53];[.$S53])" office:value-type="float"/>
          <table:table-cell table:formula="of:=MAX([.$G53];[.$T53])" office:value-type="float"/>
          <table:table-cell table:formula="of:=MAX([.$H53];[.$U53])" office:value-type="float"/>
          <table:table-cell table:formula="of:=MAX([.$I53];[.$V53])" office:value-type="float"/>
          <table:table-cell table:formula="of:=MAX([.$J53])" office:value-type="float"/>
          <table:table-cell table:formula="of:=MAX([.$K53];[.$W53])" office:value-type="float"/>
          <table:table-cell table:formula="of:=MAX([.$L53];[.$X53])" office:value-type="float"/>
          <table:table-cell table:formula="of:=MAX([.$M53];[.$Y53])" office:value-type="float"/>
          <table:table-cell table:formula="of:=MAX([.$N53];[.$Z53])" office:value-type="float"/>
        </table:table-row>
        <table:table-row table:style-name="ro1">
          <table:table-cell office:value-type="string">
            <text:p>p02.pddl/2</text:p>
          </table:table-cell>
          <table:table-cell office:value-type="float" office:value="0.067049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88.0"/>
          <table:table-cell office:value-type="float" office:value="50.0"/>
          <table:table-cell office:value-type="float" office:value="0.0"/>
          <table:table-cell office:value-type="float" office:value="0.0"/>
          <table:table-cell office:value-type="float" office:value="0.064071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888.0"/>
          <table:table-cell office:value-type="float" office:value="50.0"/>
          <table:table-cell office:value-type="float" office:value="0.0"/>
          <table:table-cell office:value-type="float" office:value="0.0"/>
          <table:table-cell table:formula="of:=MIN([.$B54];[.$O54])" office:value-type="float"/>
          <table:table-cell table:formula="of:=MIN([.$C54];[.$P54])" office:value-type="float"/>
          <table:table-cell table:formula="of:=MIN([.$D54];[.$Q54])" office:value-type="float"/>
          <table:table-cell table:formula="of:=MIN([.$E54];[.$R54])" office:value-type="float"/>
          <table:table-cell table:formula="of:=MIN([.$F54];[.$S54])" office:value-type="float"/>
          <table:table-cell table:formula="of:=MIN([.$G54];[.$T54])" office:value-type="float"/>
          <table:table-cell table:formula="of:=MIN([.$H54];[.$U54])" office:value-type="float"/>
          <table:table-cell table:formula="of:=MIN([.$I54];[.$V54])" office:value-type="float"/>
          <table:table-cell table:formula="of:=MIN([.$J54])" office:value-type="float"/>
          <table:table-cell table:formula="of:=MIN([.$K54];[.$W54])" office:value-type="float"/>
          <table:table-cell table:formula="of:=MIN([.$L54];[.$X54])" office:value-type="float"/>
          <table:table-cell table:formula="of:=MIN([.$M54];[.$Y54])" office:value-type="float"/>
          <table:table-cell table:formula="of:=MIN([.$N54];[.$Z54])" office:value-type="float"/>
          <table:table-cell table:formula="of:=MEDIAN([.$B54];[.$O54])" office:value-type="float"/>
          <table:table-cell table:formula="of:=MEDIAN([.$C54];[.$P54])" office:value-type="float"/>
          <table:table-cell table:formula="of:=MEDIAN([.$D54];[.$Q54])" office:value-type="float"/>
          <table:table-cell table:formula="of:=MEDIAN([.$E54];[.$R54])" office:value-type="float"/>
          <table:table-cell table:formula="of:=MEDIAN([.$F54];[.$S54])" office:value-type="float"/>
          <table:table-cell table:formula="of:=MEDIAN([.$G54];[.$T54])" office:value-type="float"/>
          <table:table-cell table:formula="of:=MEDIAN([.$H54];[.$U54])" office:value-type="float"/>
          <table:table-cell table:formula="of:=MEDIAN([.$I54];[.$V54])" office:value-type="float"/>
          <table:table-cell table:formula="of:=MEDIAN([.$J54])" office:value-type="float"/>
          <table:table-cell table:formula="of:=MEDIAN([.$K54];[.$W54])" office:value-type="float"/>
          <table:table-cell table:formula="of:=MEDIAN([.$L54];[.$X54])" office:value-type="float"/>
          <table:table-cell table:formula="of:=MEDIAN([.$M54];[.$Y54])" office:value-type="float"/>
          <table:table-cell table:formula="of:=MEDIAN([.$N54];[.$Z54])" office:value-type="float"/>
          <table:table-cell table:formula="of:=MAX([.$B54];[.$O54])" office:value-type="float"/>
          <table:table-cell table:formula="of:=MAX([.$C54];[.$P54])" office:value-type="float"/>
          <table:table-cell table:formula="of:=MAX([.$D54];[.$Q54])" office:value-type="float"/>
          <table:table-cell table:formula="of:=MAX([.$E54];[.$R54])" office:value-type="float"/>
          <table:table-cell table:formula="of:=MAX([.$F54];[.$S54])" office:value-type="float"/>
          <table:table-cell table:formula="of:=MAX([.$G54];[.$T54])" office:value-type="float"/>
          <table:table-cell table:formula="of:=MAX([.$H54];[.$U54])" office:value-type="float"/>
          <table:table-cell table:formula="of:=MAX([.$I54];[.$V54])" office:value-type="float"/>
          <table:table-cell table:formula="of:=MAX([.$J54])" office:value-type="float"/>
          <table:table-cell table:formula="of:=MAX([.$K54];[.$W54])" office:value-type="float"/>
          <table:table-cell table:formula="of:=MAX([.$L54];[.$X54])" office:value-type="float"/>
          <table:table-cell table:formula="of:=MAX([.$M54];[.$Y54])" office:value-type="float"/>
          <table:table-cell table:formula="of:=MAX([.$N54];[.$Z54])" office:value-type="float"/>
        </table:table-row>
        <table:table-row table:style-name="ro1">
          <table:table-cell office:value-type="string">
            <text:p>p02.pddl/20</text:p>
          </table:table-cell>
          <table:table-cell office:value-type="float" office:value="300.0"/>
          <table:table-cell office:value-type="float" office:value="299.988"/>
          <table:table-cell office:value-type="float" office:value="299.75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65845.0"/>
          <table:table-cell office:value-type="float" office:value="2868115.0"/>
          <table:table-cell office:value-type="float" office:value="2838527.0"/>
          <table:table-cell office:value-type="float" office:value="23012.0"/>
          <table:table-cell office:value-type="float" office:value="1702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78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498810.0"/>
          <table:table-cell office:value-type="float" office:value="1861167.0"/>
          <table:table-cell office:value-type="float" office:value="23012.0"/>
          <table:table-cell office:value-type="float" office:value="17021.0"/>
          <table:table-cell office:value-type="float" office:value="0.0"/>
          <table:table-cell office:value-type="float" office:value="0.0"/>
          <table:table-cell table:formula="of:=MIN([.$B55];[.$O55])" office:value-type="float"/>
          <table:table-cell table:formula="of:=MIN([.$C55];[.$P55])" office:value-type="float"/>
          <table:table-cell table:formula="of:=MIN([.$D55];[.$Q55])" office:value-type="float"/>
          <table:table-cell table:formula="of:=MIN([.$E55];[.$R55])" office:value-type="float"/>
          <table:table-cell table:formula="of:=MIN([.$F55];[.$S55])" office:value-type="float"/>
          <table:table-cell table:formula="of:=MIN([.$G55];[.$T55])" office:value-type="float"/>
          <table:table-cell table:formula="of:=MIN([.$H55];[.$U55])" office:value-type="float"/>
          <table:table-cell table:formula="of:=MIN([.$I55];[.$V55])" office:value-type="float"/>
          <table:table-cell table:formula="of:=MIN([.$J55])" office:value-type="float"/>
          <table:table-cell table:formula="of:=MIN([.$K55];[.$W55])" office:value-type="float"/>
          <table:table-cell table:formula="of:=MIN([.$L55];[.$X55])" office:value-type="float"/>
          <table:table-cell table:formula="of:=MIN([.$M55];[.$Y55])" office:value-type="float"/>
          <table:table-cell table:formula="of:=MIN([.$N55];[.$Z55])" office:value-type="float"/>
          <table:table-cell table:formula="of:=MEDIAN([.$B55];[.$O55])" office:value-type="float"/>
          <table:table-cell table:formula="of:=MEDIAN([.$C55];[.$P55])" office:value-type="float"/>
          <table:table-cell table:formula="of:=MEDIAN([.$D55];[.$Q55])" office:value-type="float"/>
          <table:table-cell table:formula="of:=MEDIAN([.$E55];[.$R55])" office:value-type="float"/>
          <table:table-cell table:formula="of:=MEDIAN([.$F55];[.$S55])" office:value-type="float"/>
          <table:table-cell table:formula="of:=MEDIAN([.$G55];[.$T55])" office:value-type="float"/>
          <table:table-cell table:formula="of:=MEDIAN([.$H55];[.$U55])" office:value-type="float"/>
          <table:table-cell table:formula="of:=MEDIAN([.$I55];[.$V55])" office:value-type="float"/>
          <table:table-cell table:formula="of:=MEDIAN([.$J55])" office:value-type="float"/>
          <table:table-cell table:formula="of:=MEDIAN([.$K55];[.$W55])" office:value-type="float"/>
          <table:table-cell table:formula="of:=MEDIAN([.$L55];[.$X55])" office:value-type="float"/>
          <table:table-cell table:formula="of:=MEDIAN([.$M55];[.$Y55])" office:value-type="float"/>
          <table:table-cell table:formula="of:=MEDIAN([.$N55];[.$Z55])" office:value-type="float"/>
          <table:table-cell table:formula="of:=MAX([.$B55];[.$O55])" office:value-type="float"/>
          <table:table-cell table:formula="of:=MAX([.$C55];[.$P55])" office:value-type="float"/>
          <table:table-cell table:formula="of:=MAX([.$D55];[.$Q55])" office:value-type="float"/>
          <table:table-cell table:formula="of:=MAX([.$E55];[.$R55])" office:value-type="float"/>
          <table:table-cell table:formula="of:=MAX([.$F55];[.$S55])" office:value-type="float"/>
          <table:table-cell table:formula="of:=MAX([.$G55];[.$T55])" office:value-type="float"/>
          <table:table-cell table:formula="of:=MAX([.$H55];[.$U55])" office:value-type="float"/>
          <table:table-cell table:formula="of:=MAX([.$I55];[.$V55])" office:value-type="float"/>
          <table:table-cell table:formula="of:=MAX([.$J55])" office:value-type="float"/>
          <table:table-cell table:formula="of:=MAX([.$K55];[.$W55])" office:value-type="float"/>
          <table:table-cell table:formula="of:=MAX([.$L55];[.$X55])" office:value-type="float"/>
          <table:table-cell table:formula="of:=MAX([.$M55];[.$Y55])" office:value-type="float"/>
          <table:table-cell table:formula="of:=MAX([.$N55];[.$Z55])" office:value-type="float"/>
        </table:table-row>
        <table:table-row table:style-name="ro1">
          <table:table-cell office:value-type="string">
            <text:p>p02.pddl/21</text:p>
          </table:table-cell>
          <table:table-cell office:value-type="float" office:value="300.0"/>
          <table:table-cell office:value-type="float" office:value="299.988"/>
          <table:table-cell office:value-type="float" office:value="299.74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06320.0"/>
          <table:table-cell office:value-type="float" office:value="2576064.0"/>
          <table:table-cell office:value-type="float" office:value="2555777.0"/>
          <table:table-cell office:value-type="float" office:value="24130.0"/>
          <table:table-cell office:value-type="float" office:value="1798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7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82216.0"/>
          <table:table-cell office:value-type="float" office:value="1871810.0"/>
          <table:table-cell office:value-type="float" office:value="24130.0"/>
          <table:table-cell office:value-type="float" office:value="17987.0"/>
          <table:table-cell office:value-type="float" office:value="0.0"/>
          <table:table-cell office:value-type="float" office:value="0.0"/>
          <table:table-cell table:formula="of:=MIN([.$B56];[.$O56])" office:value-type="float"/>
          <table:table-cell table:formula="of:=MIN([.$C56];[.$P56])" office:value-type="float"/>
          <table:table-cell table:formula="of:=MIN([.$D56];[.$Q56])" office:value-type="float"/>
          <table:table-cell table:formula="of:=MIN([.$E56];[.$R56])" office:value-type="float"/>
          <table:table-cell table:formula="of:=MIN([.$F56];[.$S56])" office:value-type="float"/>
          <table:table-cell table:formula="of:=MIN([.$G56];[.$T56])" office:value-type="float"/>
          <table:table-cell table:formula="of:=MIN([.$H56];[.$U56])" office:value-type="float"/>
          <table:table-cell table:formula="of:=MIN([.$I56];[.$V56])" office:value-type="float"/>
          <table:table-cell table:formula="of:=MIN([.$J56])" office:value-type="float"/>
          <table:table-cell table:formula="of:=MIN([.$K56];[.$W56])" office:value-type="float"/>
          <table:table-cell table:formula="of:=MIN([.$L56];[.$X56])" office:value-type="float"/>
          <table:table-cell table:formula="of:=MIN([.$M56];[.$Y56])" office:value-type="float"/>
          <table:table-cell table:formula="of:=MIN([.$N56];[.$Z56])" office:value-type="float"/>
          <table:table-cell table:formula="of:=MEDIAN([.$B56];[.$O56])" office:value-type="float"/>
          <table:table-cell table:formula="of:=MEDIAN([.$C56];[.$P56])" office:value-type="float"/>
          <table:table-cell table:formula="of:=MEDIAN([.$D56];[.$Q56])" office:value-type="float"/>
          <table:table-cell table:formula="of:=MEDIAN([.$E56];[.$R56])" office:value-type="float"/>
          <table:table-cell table:formula="of:=MEDIAN([.$F56];[.$S56])" office:value-type="float"/>
          <table:table-cell table:formula="of:=MEDIAN([.$G56];[.$T56])" office:value-type="float"/>
          <table:table-cell table:formula="of:=MEDIAN([.$H56];[.$U56])" office:value-type="float"/>
          <table:table-cell table:formula="of:=MEDIAN([.$I56];[.$V56])" office:value-type="float"/>
          <table:table-cell table:formula="of:=MEDIAN([.$J56])" office:value-type="float"/>
          <table:table-cell table:formula="of:=MEDIAN([.$K56];[.$W56])" office:value-type="float"/>
          <table:table-cell table:formula="of:=MEDIAN([.$L56];[.$X56])" office:value-type="float"/>
          <table:table-cell table:formula="of:=MEDIAN([.$M56];[.$Y56])" office:value-type="float"/>
          <table:table-cell table:formula="of:=MEDIAN([.$N56];[.$Z56])" office:value-type="float"/>
          <table:table-cell table:formula="of:=MAX([.$B56];[.$O56])" office:value-type="float"/>
          <table:table-cell table:formula="of:=MAX([.$C56];[.$P56])" office:value-type="float"/>
          <table:table-cell table:formula="of:=MAX([.$D56];[.$Q56])" office:value-type="float"/>
          <table:table-cell table:formula="of:=MAX([.$E56];[.$R56])" office:value-type="float"/>
          <table:table-cell table:formula="of:=MAX([.$F56];[.$S56])" office:value-type="float"/>
          <table:table-cell table:formula="of:=MAX([.$G56];[.$T56])" office:value-type="float"/>
          <table:table-cell table:formula="of:=MAX([.$H56];[.$U56])" office:value-type="float"/>
          <table:table-cell table:formula="of:=MAX([.$I56];[.$V56])" office:value-type="float"/>
          <table:table-cell table:formula="of:=MAX([.$J56])" office:value-type="float"/>
          <table:table-cell table:formula="of:=MAX([.$K56];[.$W56])" office:value-type="float"/>
          <table:table-cell table:formula="of:=MAX([.$L56];[.$X56])" office:value-type="float"/>
          <table:table-cell table:formula="of:=MAX([.$M56];[.$Y56])" office:value-type="float"/>
          <table:table-cell table:formula="of:=MAX([.$N56];[.$Z56])" office:value-type="float"/>
        </table:table-row>
        <table:table-row table:style-name="ro1">
          <table:table-cell office:value-type="string">
            <text:p>p02.pddl/22</text:p>
          </table:table-cell>
          <table:table-cell office:value-type="float" office:value="300.0"/>
          <table:table-cell office:value-type="float" office:value="299.985"/>
          <table:table-cell office:value-type="float" office:value="299.73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49924.0"/>
          <table:table-cell office:value-type="float" office:value="2525294.0"/>
          <table:table-cell office:value-type="float" office:value="2506367.0"/>
          <table:table-cell office:value-type="float" office:value="25248.0"/>
          <table:table-cell office:value-type="float" office:value="1895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9"/>
          <table:table-cell office:value-type="float" office:value="299.7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50256.0"/>
          <table:table-cell office:value-type="float" office:value="1681195.0"/>
          <table:table-cell office:value-type="float" office:value="25248.0"/>
          <table:table-cell office:value-type="float" office:value="18953.0"/>
          <table:table-cell office:value-type="float" office:value="0.0"/>
          <table:table-cell office:value-type="float" office:value="0.0"/>
          <table:table-cell table:formula="of:=MIN([.$B57];[.$O57])" office:value-type="float"/>
          <table:table-cell table:formula="of:=MIN([.$C57];[.$P57])" office:value-type="float"/>
          <table:table-cell table:formula="of:=MIN([.$D57];[.$Q57])" office:value-type="float"/>
          <table:table-cell table:formula="of:=MIN([.$E57];[.$R57])" office:value-type="float"/>
          <table:table-cell table:formula="of:=MIN([.$F57];[.$S57])" office:value-type="float"/>
          <table:table-cell table:formula="of:=MIN([.$G57];[.$T57])" office:value-type="float"/>
          <table:table-cell table:formula="of:=MIN([.$H57];[.$U57])" office:value-type="float"/>
          <table:table-cell table:formula="of:=MIN([.$I57];[.$V57])" office:value-type="float"/>
          <table:table-cell table:formula="of:=MIN([.$J57])" office:value-type="float"/>
          <table:table-cell table:formula="of:=MIN([.$K57];[.$W57])" office:value-type="float"/>
          <table:table-cell table:formula="of:=MIN([.$L57];[.$X57])" office:value-type="float"/>
          <table:table-cell table:formula="of:=MIN([.$M57];[.$Y57])" office:value-type="float"/>
          <table:table-cell table:formula="of:=MIN([.$N57];[.$Z57])" office:value-type="float"/>
          <table:table-cell table:formula="of:=MEDIAN([.$B57];[.$O57])" office:value-type="float"/>
          <table:table-cell table:formula="of:=MEDIAN([.$C57];[.$P57])" office:value-type="float"/>
          <table:table-cell table:formula="of:=MEDIAN([.$D57];[.$Q57])" office:value-type="float"/>
          <table:table-cell table:formula="of:=MEDIAN([.$E57];[.$R57])" office:value-type="float"/>
          <table:table-cell table:formula="of:=MEDIAN([.$F57];[.$S57])" office:value-type="float"/>
          <table:table-cell table:formula="of:=MEDIAN([.$G57];[.$T57])" office:value-type="float"/>
          <table:table-cell table:formula="of:=MEDIAN([.$H57];[.$U57])" office:value-type="float"/>
          <table:table-cell table:formula="of:=MEDIAN([.$I57];[.$V57])" office:value-type="float"/>
          <table:table-cell table:formula="of:=MEDIAN([.$J57])" office:value-type="float"/>
          <table:table-cell table:formula="of:=MEDIAN([.$K57];[.$W57])" office:value-type="float"/>
          <table:table-cell table:formula="of:=MEDIAN([.$L57];[.$X57])" office:value-type="float"/>
          <table:table-cell table:formula="of:=MEDIAN([.$M57];[.$Y57])" office:value-type="float"/>
          <table:table-cell table:formula="of:=MEDIAN([.$N57];[.$Z57])" office:value-type="float"/>
          <table:table-cell table:formula="of:=MAX([.$B57];[.$O57])" office:value-type="float"/>
          <table:table-cell table:formula="of:=MAX([.$C57];[.$P57])" office:value-type="float"/>
          <table:table-cell table:formula="of:=MAX([.$D57];[.$Q57])" office:value-type="float"/>
          <table:table-cell table:formula="of:=MAX([.$E57];[.$R57])" office:value-type="float"/>
          <table:table-cell table:formula="of:=MAX([.$F57];[.$S57])" office:value-type="float"/>
          <table:table-cell table:formula="of:=MAX([.$G57];[.$T57])" office:value-type="float"/>
          <table:table-cell table:formula="of:=MAX([.$H57];[.$U57])" office:value-type="float"/>
          <table:table-cell table:formula="of:=MAX([.$I57];[.$V57])" office:value-type="float"/>
          <table:table-cell table:formula="of:=MAX([.$J57])" office:value-type="float"/>
          <table:table-cell table:formula="of:=MAX([.$K57];[.$W57])" office:value-type="float"/>
          <table:table-cell table:formula="of:=MAX([.$L57];[.$X57])" office:value-type="float"/>
          <table:table-cell table:formula="of:=MAX([.$M57];[.$Y57])" office:value-type="float"/>
          <table:table-cell table:formula="of:=MAX([.$N57];[.$Z57])" office:value-type="float"/>
        </table:table-row>
        <table:table-row table:style-name="ro1">
          <table:table-cell office:value-type="string">
            <text:p>p02.pddl/23</text:p>
          </table:table-cell>
          <table:table-cell office:value-type="float" office:value="0.514048"/>
          <table:table-cell office:value-type="float" office:value="0.467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987.0"/>
          <table:table-cell office:value-type="float" office:value="29587.0"/>
          <table:table-cell office:value-type="float" office:value="27785.0"/>
          <table:table-cell office:value-type="float" office:value="26366.0"/>
          <table:table-cell office:value-type="float" office:value="19919.0"/>
          <table:table-cell office:value-type="float" office:value="0.0"/>
          <table:table-cell office:value-type="float" office:value="0.0"/>
          <table:table-cell office:value-type="float" office:value="17.2833"/>
          <table:table-cell office:value-type="float" office:value="17.233"/>
          <table:table-cell office:value-type="float" office:value="17.0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28137.0"/>
          <table:table-cell office:value-type="float" office:value="164929.0"/>
          <table:table-cell office:value-type="float" office:value="26366.0"/>
          <table:table-cell office:value-type="float" office:value="19919.0"/>
          <table:table-cell office:value-type="float" office:value="0.0"/>
          <table:table-cell office:value-type="float" office:value="0.0"/>
          <table:table-cell table:formula="of:=MIN([.$B58];[.$O58])" office:value-type="float"/>
          <table:table-cell table:formula="of:=MIN([.$C58];[.$P58])" office:value-type="float"/>
          <table:table-cell table:formula="of:=MIN([.$D58];[.$Q58])" office:value-type="float"/>
          <table:table-cell table:formula="of:=MIN([.$E58];[.$R58])" office:value-type="float"/>
          <table:table-cell table:formula="of:=MIN([.$F58];[.$S58])" office:value-type="float"/>
          <table:table-cell table:formula="of:=MIN([.$G58];[.$T58])" office:value-type="float"/>
          <table:table-cell table:formula="of:=MIN([.$H58];[.$U58])" office:value-type="float"/>
          <table:table-cell table:formula="of:=MIN([.$I58];[.$V58])" office:value-type="float"/>
          <table:table-cell table:formula="of:=MIN([.$J58])" office:value-type="float"/>
          <table:table-cell table:formula="of:=MIN([.$K58];[.$W58])" office:value-type="float"/>
          <table:table-cell table:formula="of:=MIN([.$L58];[.$X58])" office:value-type="float"/>
          <table:table-cell table:formula="of:=MIN([.$M58];[.$Y58])" office:value-type="float"/>
          <table:table-cell table:formula="of:=MIN([.$N58];[.$Z58])" office:value-type="float"/>
          <table:table-cell table:formula="of:=MEDIAN([.$B58];[.$O58])" office:value-type="float"/>
          <table:table-cell table:formula="of:=MEDIAN([.$C58];[.$P58])" office:value-type="float"/>
          <table:table-cell table:formula="of:=MEDIAN([.$D58];[.$Q58])" office:value-type="float"/>
          <table:table-cell table:formula="of:=MEDIAN([.$E58];[.$R58])" office:value-type="float"/>
          <table:table-cell table:formula="of:=MEDIAN([.$F58];[.$S58])" office:value-type="float"/>
          <table:table-cell table:formula="of:=MEDIAN([.$G58];[.$T58])" office:value-type="float"/>
          <table:table-cell table:formula="of:=MEDIAN([.$H58];[.$U58])" office:value-type="float"/>
          <table:table-cell table:formula="of:=MEDIAN([.$I58];[.$V58])" office:value-type="float"/>
          <table:table-cell table:formula="of:=MEDIAN([.$J58])" office:value-type="float"/>
          <table:table-cell table:formula="of:=MEDIAN([.$K58];[.$W58])" office:value-type="float"/>
          <table:table-cell table:formula="of:=MEDIAN([.$L58];[.$X58])" office:value-type="float"/>
          <table:table-cell table:formula="of:=MEDIAN([.$M58];[.$Y58])" office:value-type="float"/>
          <table:table-cell table:formula="of:=MEDIAN([.$N58];[.$Z58])" office:value-type="float"/>
          <table:table-cell table:formula="of:=MAX([.$B58];[.$O58])" office:value-type="float"/>
          <table:table-cell table:formula="of:=MAX([.$C58];[.$P58])" office:value-type="float"/>
          <table:table-cell table:formula="of:=MAX([.$D58];[.$Q58])" office:value-type="float"/>
          <table:table-cell table:formula="of:=MAX([.$E58];[.$R58])" office:value-type="float"/>
          <table:table-cell table:formula="of:=MAX([.$F58];[.$S58])" office:value-type="float"/>
          <table:table-cell table:formula="of:=MAX([.$G58];[.$T58])" office:value-type="float"/>
          <table:table-cell table:formula="of:=MAX([.$H58];[.$U58])" office:value-type="float"/>
          <table:table-cell table:formula="of:=MAX([.$I58];[.$V58])" office:value-type="float"/>
          <table:table-cell table:formula="of:=MAX([.$J58])" office:value-type="float"/>
          <table:table-cell table:formula="of:=MAX([.$K58];[.$W58])" office:value-type="float"/>
          <table:table-cell table:formula="of:=MAX([.$L58];[.$X58])" office:value-type="float"/>
          <table:table-cell table:formula="of:=MAX([.$M58];[.$Y58])" office:value-type="float"/>
          <table:table-cell table:formula="of:=MAX([.$N58];[.$Z58])" office:value-type="float"/>
        </table:table-row>
        <table:table-row table:style-name="ro1">
          <table:table-cell office:value-type="string">
            <text:p>p02.pddl/24</text:p>
          </table:table-cell>
          <table:table-cell office:value-type="float" office:value="0.603791"/>
          <table:table-cell office:value-type="float" office:value="0.529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002.0"/>
          <table:table-cell office:value-type="float" office:value="37893.0"/>
          <table:table-cell office:value-type="float" office:value="35968.0"/>
          <table:table-cell office:value-type="float" office:value="27484.0"/>
          <table:table-cell office:value-type="float" office:value="20885.0"/>
          <table:table-cell office:value-type="float" office:value="0.0"/>
          <table:table-cell office:value-type="float" office:value="0.0"/>
          <table:table-cell office:value-type="float" office:value="1.20807"/>
          <table:table-cell office:value-type="float" office:value="1.164"/>
          <table:table-cell office:value-type="float" office:value="0.92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8570.0"/>
          <table:table-cell office:value-type="float" office:value="11097.0"/>
          <table:table-cell office:value-type="float" office:value="27484.0"/>
          <table:table-cell office:value-type="float" office:value="20885.0"/>
          <table:table-cell office:value-type="float" office:value="0.0"/>
          <table:table-cell office:value-type="float" office:value="0.0"/>
          <table:table-cell table:formula="of:=MIN([.$B59];[.$O59])" office:value-type="float"/>
          <table:table-cell table:formula="of:=MIN([.$C59];[.$P59])" office:value-type="float"/>
          <table:table-cell table:formula="of:=MIN([.$D59];[.$Q59])" office:value-type="float"/>
          <table:table-cell table:formula="of:=MIN([.$E59];[.$R59])" office:value-type="float"/>
          <table:table-cell table:formula="of:=MIN([.$F59];[.$S59])" office:value-type="float"/>
          <table:table-cell table:formula="of:=MIN([.$G59];[.$T59])" office:value-type="float"/>
          <table:table-cell table:formula="of:=MIN([.$H59];[.$U59])" office:value-type="float"/>
          <table:table-cell table:formula="of:=MIN([.$I59];[.$V59])" office:value-type="float"/>
          <table:table-cell table:formula="of:=MIN([.$J59])" office:value-type="float"/>
          <table:table-cell table:formula="of:=MIN([.$K59];[.$W59])" office:value-type="float"/>
          <table:table-cell table:formula="of:=MIN([.$L59];[.$X59])" office:value-type="float"/>
          <table:table-cell table:formula="of:=MIN([.$M59];[.$Y59])" office:value-type="float"/>
          <table:table-cell table:formula="of:=MIN([.$N59];[.$Z59])" office:value-type="float"/>
          <table:table-cell table:formula="of:=MEDIAN([.$B59];[.$O59])" office:value-type="float"/>
          <table:table-cell table:formula="of:=MEDIAN([.$C59];[.$P59])" office:value-type="float"/>
          <table:table-cell table:formula="of:=MEDIAN([.$D59];[.$Q59])" office:value-type="float"/>
          <table:table-cell table:formula="of:=MEDIAN([.$E59];[.$R59])" office:value-type="float"/>
          <table:table-cell table:formula="of:=MEDIAN([.$F59];[.$S59])" office:value-type="float"/>
          <table:table-cell table:formula="of:=MEDIAN([.$G59];[.$T59])" office:value-type="float"/>
          <table:table-cell table:formula="of:=MEDIAN([.$H59];[.$U59])" office:value-type="float"/>
          <table:table-cell table:formula="of:=MEDIAN([.$I59];[.$V59])" office:value-type="float"/>
          <table:table-cell table:formula="of:=MEDIAN([.$J59])" office:value-type="float"/>
          <table:table-cell table:formula="of:=MEDIAN([.$K59];[.$W59])" office:value-type="float"/>
          <table:table-cell table:formula="of:=MEDIAN([.$L59];[.$X59])" office:value-type="float"/>
          <table:table-cell table:formula="of:=MEDIAN([.$M59];[.$Y59])" office:value-type="float"/>
          <table:table-cell table:formula="of:=MEDIAN([.$N59];[.$Z59])" office:value-type="float"/>
          <table:table-cell table:formula="of:=MAX([.$B59];[.$O59])" office:value-type="float"/>
          <table:table-cell table:formula="of:=MAX([.$C59];[.$P59])" office:value-type="float"/>
          <table:table-cell table:formula="of:=MAX([.$D59];[.$Q59])" office:value-type="float"/>
          <table:table-cell table:formula="of:=MAX([.$E59];[.$R59])" office:value-type="float"/>
          <table:table-cell table:formula="of:=MAX([.$F59];[.$S59])" office:value-type="float"/>
          <table:table-cell table:formula="of:=MAX([.$G59];[.$T59])" office:value-type="float"/>
          <table:table-cell table:formula="of:=MAX([.$H59];[.$U59])" office:value-type="float"/>
          <table:table-cell table:formula="of:=MAX([.$I59];[.$V59])" office:value-type="float"/>
          <table:table-cell table:formula="of:=MAX([.$J59])" office:value-type="float"/>
          <table:table-cell table:formula="of:=MAX([.$K59];[.$W59])" office:value-type="float"/>
          <table:table-cell table:formula="of:=MAX([.$L59];[.$X59])" office:value-type="float"/>
          <table:table-cell table:formula="of:=MAX([.$M59];[.$Y59])" office:value-type="float"/>
          <table:table-cell table:formula="of:=MAX([.$N59];[.$Z59])" office:value-type="float"/>
        </table:table-row>
        <table:table-row table:style-name="ro1">
          <table:table-cell office:value-type="string">
            <text:p>p02.pddl/25</text:p>
          </table:table-cell>
          <table:table-cell office:value-type="float" office:value="0.565579"/>
          <table:table-cell office:value-type="float" office:value="0.522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134.0"/>
          <table:table-cell office:value-type="float" office:value="38342.0"/>
          <table:table-cell office:value-type="float" office:value="36478.0"/>
          <table:table-cell office:value-type="float" office:value="28602.0"/>
          <table:table-cell office:value-type="float" office:value="21851.0"/>
          <table:table-cell office:value-type="float" office:value="0.0"/>
          <table:table-cell office:value-type="float" office:value="0.0"/>
          <table:table-cell office:value-type="float" office:value="0.356217"/>
          <table:table-cell office:value-type="float" office:value="0.31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15.0"/>
          <table:table-cell office:value-type="float" office:value="2505.0"/>
          <table:table-cell office:value-type="float" office:value="28602.0"/>
          <table:table-cell office:value-type="float" office:value="21851.0"/>
          <table:table-cell office:value-type="float" office:value="0.0"/>
          <table:table-cell office:value-type="float" office:value="0.0"/>
          <table:table-cell table:formula="of:=MIN([.$B60];[.$O60])" office:value-type="float"/>
          <table:table-cell table:formula="of:=MIN([.$C60];[.$P60])" office:value-type="float"/>
          <table:table-cell table:formula="of:=MIN([.$D60];[.$Q60])" office:value-type="float"/>
          <table:table-cell table:formula="of:=MIN([.$E60];[.$R60])" office:value-type="float"/>
          <table:table-cell table:formula="of:=MIN([.$F60];[.$S60])" office:value-type="float"/>
          <table:table-cell table:formula="of:=MIN([.$G60];[.$T60])" office:value-type="float"/>
          <table:table-cell table:formula="of:=MIN([.$H60];[.$U60])" office:value-type="float"/>
          <table:table-cell table:formula="of:=MIN([.$I60];[.$V60])" office:value-type="float"/>
          <table:table-cell table:formula="of:=MIN([.$J60])" office:value-type="float"/>
          <table:table-cell table:formula="of:=MIN([.$K60];[.$W60])" office:value-type="float"/>
          <table:table-cell table:formula="of:=MIN([.$L60];[.$X60])" office:value-type="float"/>
          <table:table-cell table:formula="of:=MIN([.$M60];[.$Y60])" office:value-type="float"/>
          <table:table-cell table:formula="of:=MIN([.$N60];[.$Z60])" office:value-type="float"/>
          <table:table-cell table:formula="of:=MEDIAN([.$B60];[.$O60])" office:value-type="float"/>
          <table:table-cell table:formula="of:=MEDIAN([.$C60];[.$P60])" office:value-type="float"/>
          <table:table-cell table:formula="of:=MEDIAN([.$D60];[.$Q60])" office:value-type="float"/>
          <table:table-cell table:formula="of:=MEDIAN([.$E60];[.$R60])" office:value-type="float"/>
          <table:table-cell table:formula="of:=MEDIAN([.$F60];[.$S60])" office:value-type="float"/>
          <table:table-cell table:formula="of:=MEDIAN([.$G60];[.$T60])" office:value-type="float"/>
          <table:table-cell table:formula="of:=MEDIAN([.$H60];[.$U60])" office:value-type="float"/>
          <table:table-cell table:formula="of:=MEDIAN([.$I60];[.$V60])" office:value-type="float"/>
          <table:table-cell table:formula="of:=MEDIAN([.$J60])" office:value-type="float"/>
          <table:table-cell table:formula="of:=MEDIAN([.$K60];[.$W60])" office:value-type="float"/>
          <table:table-cell table:formula="of:=MEDIAN([.$L60];[.$X60])" office:value-type="float"/>
          <table:table-cell table:formula="of:=MEDIAN([.$M60];[.$Y60])" office:value-type="float"/>
          <table:table-cell table:formula="of:=MEDIAN([.$N60];[.$Z60])" office:value-type="float"/>
          <table:table-cell table:formula="of:=MAX([.$B60];[.$O60])" office:value-type="float"/>
          <table:table-cell table:formula="of:=MAX([.$C60];[.$P60])" office:value-type="float"/>
          <table:table-cell table:formula="of:=MAX([.$D60];[.$Q60])" office:value-type="float"/>
          <table:table-cell table:formula="of:=MAX([.$E60];[.$R60])" office:value-type="float"/>
          <table:table-cell table:formula="of:=MAX([.$F60];[.$S60])" office:value-type="float"/>
          <table:table-cell table:formula="of:=MAX([.$G60];[.$T60])" office:value-type="float"/>
          <table:table-cell table:formula="of:=MAX([.$H60];[.$U60])" office:value-type="float"/>
          <table:table-cell table:formula="of:=MAX([.$I60];[.$V60])" office:value-type="float"/>
          <table:table-cell table:formula="of:=MAX([.$J60])" office:value-type="float"/>
          <table:table-cell table:formula="of:=MAX([.$K60];[.$W60])" office:value-type="float"/>
          <table:table-cell table:formula="of:=MAX([.$L60];[.$X60])" office:value-type="float"/>
          <table:table-cell table:formula="of:=MAX([.$M60];[.$Y60])" office:value-type="float"/>
          <table:table-cell table:formula="of:=MAX([.$N60];[.$Z60])" office:value-type="float"/>
        </table:table-row>
        <table:table-row table:style-name="ro1">
          <table:table-cell office:value-type="string">
            <text:p>p02.pddl/26</text:p>
          </table:table-cell>
          <table:table-cell office:value-type="float" office:value="300.0"/>
          <table:table-cell office:value-type="float" office:value="299.988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39639.0"/>
          <table:table-cell office:value-type="float" office:value="1393460.0"/>
          <table:table-cell office:value-type="float" office:value="1383038.0"/>
          <table:table-cell office:value-type="float" office:value="29720.0"/>
          <table:table-cell office:value-type="float" office:value="2281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73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55158.0"/>
          <table:table-cell office:value-type="float" office:value="1116260.0"/>
          <table:table-cell office:value-type="float" office:value="29720.0"/>
          <table:table-cell office:value-type="float" office:value="22817.0"/>
          <table:table-cell office:value-type="float" office:value="0.0"/>
          <table:table-cell office:value-type="float" office:value="0.0"/>
          <table:table-cell table:formula="of:=MIN([.$B61];[.$O61])" office:value-type="float"/>
          <table:table-cell table:formula="of:=MIN([.$C61];[.$P61])" office:value-type="float"/>
          <table:table-cell table:formula="of:=MIN([.$D61];[.$Q61])" office:value-type="float"/>
          <table:table-cell table:formula="of:=MIN([.$E61];[.$R61])" office:value-type="float"/>
          <table:table-cell table:formula="of:=MIN([.$F61];[.$S61])" office:value-type="float"/>
          <table:table-cell table:formula="of:=MIN([.$G61];[.$T61])" office:value-type="float"/>
          <table:table-cell table:formula="of:=MIN([.$H61];[.$U61])" office:value-type="float"/>
          <table:table-cell table:formula="of:=MIN([.$I61];[.$V61])" office:value-type="float"/>
          <table:table-cell table:formula="of:=MIN([.$J61])" office:value-type="float"/>
          <table:table-cell table:formula="of:=MIN([.$K61];[.$W61])" office:value-type="float"/>
          <table:table-cell table:formula="of:=MIN([.$L61];[.$X61])" office:value-type="float"/>
          <table:table-cell table:formula="of:=MIN([.$M61];[.$Y61])" office:value-type="float"/>
          <table:table-cell table:formula="of:=MIN([.$N61];[.$Z61])" office:value-type="float"/>
          <table:table-cell table:formula="of:=MEDIAN([.$B61];[.$O61])" office:value-type="float"/>
          <table:table-cell table:formula="of:=MEDIAN([.$C61];[.$P61])" office:value-type="float"/>
          <table:table-cell table:formula="of:=MEDIAN([.$D61];[.$Q61])" office:value-type="float"/>
          <table:table-cell table:formula="of:=MEDIAN([.$E61];[.$R61])" office:value-type="float"/>
          <table:table-cell table:formula="of:=MEDIAN([.$F61];[.$S61])" office:value-type="float"/>
          <table:table-cell table:formula="of:=MEDIAN([.$G61];[.$T61])" office:value-type="float"/>
          <table:table-cell table:formula="of:=MEDIAN([.$H61];[.$U61])" office:value-type="float"/>
          <table:table-cell table:formula="of:=MEDIAN([.$I61];[.$V61])" office:value-type="float"/>
          <table:table-cell table:formula="of:=MEDIAN([.$J61])" office:value-type="float"/>
          <table:table-cell table:formula="of:=MEDIAN([.$K61];[.$W61])" office:value-type="float"/>
          <table:table-cell table:formula="of:=MEDIAN([.$L61];[.$X61])" office:value-type="float"/>
          <table:table-cell table:formula="of:=MEDIAN([.$M61];[.$Y61])" office:value-type="float"/>
          <table:table-cell table:formula="of:=MEDIAN([.$N61];[.$Z61])" office:value-type="float"/>
          <table:table-cell table:formula="of:=MAX([.$B61];[.$O61])" office:value-type="float"/>
          <table:table-cell table:formula="of:=MAX([.$C61];[.$P61])" office:value-type="float"/>
          <table:table-cell table:formula="of:=MAX([.$D61];[.$Q61])" office:value-type="float"/>
          <table:table-cell table:formula="of:=MAX([.$E61];[.$R61])" office:value-type="float"/>
          <table:table-cell table:formula="of:=MAX([.$F61];[.$S61])" office:value-type="float"/>
          <table:table-cell table:formula="of:=MAX([.$G61];[.$T61])" office:value-type="float"/>
          <table:table-cell table:formula="of:=MAX([.$H61];[.$U61])" office:value-type="float"/>
          <table:table-cell table:formula="of:=MAX([.$I61];[.$V61])" office:value-type="float"/>
          <table:table-cell table:formula="of:=MAX([.$J61])" office:value-type="float"/>
          <table:table-cell table:formula="of:=MAX([.$K61];[.$W61])" office:value-type="float"/>
          <table:table-cell table:formula="of:=MAX([.$L61];[.$X61])" office:value-type="float"/>
          <table:table-cell table:formula="of:=MAX([.$M61];[.$Y61])" office:value-type="float"/>
          <table:table-cell table:formula="of:=MAX([.$N61];[.$Z61])" office:value-type="float"/>
        </table:table-row>
        <table:table-row table:style-name="ro1">
          <table:table-cell office:value-type="string">
            <text:p>p02.pddl/27</text:p>
          </table:table-cell>
          <table:table-cell office:value-type="float" office:value="300.0"/>
          <table:table-cell office:value-type="float" office:value="299.987"/>
          <table:table-cell office:value-type="float" office:value="299.6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07324.0"/>
          <table:table-cell office:value-type="float" office:value="1357976.0"/>
          <table:table-cell office:value-type="float" office:value="1337690.0"/>
          <table:table-cell office:value-type="float" office:value="30838.0"/>
          <table:table-cell office:value-type="float" office:value="2378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7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24227.0"/>
          <table:table-cell office:value-type="float" office:value="1052209.0"/>
          <table:table-cell office:value-type="float" office:value="30838.0"/>
          <table:table-cell office:value-type="float" office:value="23783.0"/>
          <table:table-cell office:value-type="float" office:value="0.0"/>
          <table:table-cell office:value-type="float" office:value="0.0"/>
          <table:table-cell table:formula="of:=MIN([.$B62];[.$O62])" office:value-type="float"/>
          <table:table-cell table:formula="of:=MIN([.$C62];[.$P62])" office:value-type="float"/>
          <table:table-cell table:formula="of:=MIN([.$D62];[.$Q62])" office:value-type="float"/>
          <table:table-cell table:formula="of:=MIN([.$E62];[.$R62])" office:value-type="float"/>
          <table:table-cell table:formula="of:=MIN([.$F62];[.$S62])" office:value-type="float"/>
          <table:table-cell table:formula="of:=MIN([.$G62];[.$T62])" office:value-type="float"/>
          <table:table-cell table:formula="of:=MIN([.$H62];[.$U62])" office:value-type="float"/>
          <table:table-cell table:formula="of:=MIN([.$I62];[.$V62])" office:value-type="float"/>
          <table:table-cell table:formula="of:=MIN([.$J62])" office:value-type="float"/>
          <table:table-cell table:formula="of:=MIN([.$K62];[.$W62])" office:value-type="float"/>
          <table:table-cell table:formula="of:=MIN([.$L62];[.$X62])" office:value-type="float"/>
          <table:table-cell table:formula="of:=MIN([.$M62];[.$Y62])" office:value-type="float"/>
          <table:table-cell table:formula="of:=MIN([.$N62];[.$Z62])" office:value-type="float"/>
          <table:table-cell table:formula="of:=MEDIAN([.$B62];[.$O62])" office:value-type="float"/>
          <table:table-cell table:formula="of:=MEDIAN([.$C62];[.$P62])" office:value-type="float"/>
          <table:table-cell table:formula="of:=MEDIAN([.$D62];[.$Q62])" office:value-type="float"/>
          <table:table-cell table:formula="of:=MEDIAN([.$E62];[.$R62])" office:value-type="float"/>
          <table:table-cell table:formula="of:=MEDIAN([.$F62];[.$S62])" office:value-type="float"/>
          <table:table-cell table:formula="of:=MEDIAN([.$G62];[.$T62])" office:value-type="float"/>
          <table:table-cell table:formula="of:=MEDIAN([.$H62];[.$U62])" office:value-type="float"/>
          <table:table-cell table:formula="of:=MEDIAN([.$I62];[.$V62])" office:value-type="float"/>
          <table:table-cell table:formula="of:=MEDIAN([.$J62])" office:value-type="float"/>
          <table:table-cell table:formula="of:=MEDIAN([.$K62];[.$W62])" office:value-type="float"/>
          <table:table-cell table:formula="of:=MEDIAN([.$L62];[.$X62])" office:value-type="float"/>
          <table:table-cell table:formula="of:=MEDIAN([.$M62];[.$Y62])" office:value-type="float"/>
          <table:table-cell table:formula="of:=MEDIAN([.$N62];[.$Z62])" office:value-type="float"/>
          <table:table-cell table:formula="of:=MAX([.$B62];[.$O62])" office:value-type="float"/>
          <table:table-cell table:formula="of:=MAX([.$C62];[.$P62])" office:value-type="float"/>
          <table:table-cell table:formula="of:=MAX([.$D62];[.$Q62])" office:value-type="float"/>
          <table:table-cell table:formula="of:=MAX([.$E62];[.$R62])" office:value-type="float"/>
          <table:table-cell table:formula="of:=MAX([.$F62];[.$S62])" office:value-type="float"/>
          <table:table-cell table:formula="of:=MAX([.$G62];[.$T62])" office:value-type="float"/>
          <table:table-cell table:formula="of:=MAX([.$H62];[.$U62])" office:value-type="float"/>
          <table:table-cell table:formula="of:=MAX([.$I62];[.$V62])" office:value-type="float"/>
          <table:table-cell table:formula="of:=MAX([.$J62])" office:value-type="float"/>
          <table:table-cell table:formula="of:=MAX([.$K62];[.$W62])" office:value-type="float"/>
          <table:table-cell table:formula="of:=MAX([.$L62];[.$X62])" office:value-type="float"/>
          <table:table-cell table:formula="of:=MAX([.$M62];[.$Y62])" office:value-type="float"/>
          <table:table-cell table:formula="of:=MAX([.$N62];[.$Z62])" office:value-type="float"/>
        </table:table-row>
        <table:table-row table:style-name="ro1">
          <table:table-cell office:value-type="string">
            <text:p>p02.pddl/28</text:p>
          </table:table-cell>
          <table:table-cell office:value-type="float" office:value="300.0"/>
          <table:table-cell office:value-type="float" office:value="299.989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05270.0"/>
          <table:table-cell office:value-type="float" office:value="1443905.0"/>
          <table:table-cell office:value-type="float" office:value="1424889.0"/>
          <table:table-cell office:value-type="float" office:value="31956.0"/>
          <table:table-cell office:value-type="float" office:value="247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29445.0"/>
          <table:table-cell office:value-type="float" office:value="940073.0"/>
          <table:table-cell office:value-type="float" office:value="31956.0"/>
          <table:table-cell office:value-type="float" office:value="24749.0"/>
          <table:table-cell office:value-type="float" office:value="0.0"/>
          <table:table-cell office:value-type="float" office:value="0.0"/>
          <table:table-cell table:formula="of:=MIN([.$B63];[.$O63])" office:value-type="float"/>
          <table:table-cell table:formula="of:=MIN([.$C63];[.$P63])" office:value-type="float"/>
          <table:table-cell table:formula="of:=MIN([.$D63];[.$Q63])" office:value-type="float"/>
          <table:table-cell table:formula="of:=MIN([.$E63];[.$R63])" office:value-type="float"/>
          <table:table-cell table:formula="of:=MIN([.$F63];[.$S63])" office:value-type="float"/>
          <table:table-cell table:formula="of:=MIN([.$G63];[.$T63])" office:value-type="float"/>
          <table:table-cell table:formula="of:=MIN([.$H63];[.$U63])" office:value-type="float"/>
          <table:table-cell table:formula="of:=MIN([.$I63];[.$V63])" office:value-type="float"/>
          <table:table-cell table:formula="of:=MIN([.$J63])" office:value-type="float"/>
          <table:table-cell table:formula="of:=MIN([.$K63];[.$W63])" office:value-type="float"/>
          <table:table-cell table:formula="of:=MIN([.$L63];[.$X63])" office:value-type="float"/>
          <table:table-cell table:formula="of:=MIN([.$M63];[.$Y63])" office:value-type="float"/>
          <table:table-cell table:formula="of:=MIN([.$N63];[.$Z63])" office:value-type="float"/>
          <table:table-cell table:formula="of:=MEDIAN([.$B63];[.$O63])" office:value-type="float"/>
          <table:table-cell table:formula="of:=MEDIAN([.$C63];[.$P63])" office:value-type="float"/>
          <table:table-cell table:formula="of:=MEDIAN([.$D63];[.$Q63])" office:value-type="float"/>
          <table:table-cell table:formula="of:=MEDIAN([.$E63];[.$R63])" office:value-type="float"/>
          <table:table-cell table:formula="of:=MEDIAN([.$F63];[.$S63])" office:value-type="float"/>
          <table:table-cell table:formula="of:=MEDIAN([.$G63];[.$T63])" office:value-type="float"/>
          <table:table-cell table:formula="of:=MEDIAN([.$H63];[.$U63])" office:value-type="float"/>
          <table:table-cell table:formula="of:=MEDIAN([.$I63];[.$V63])" office:value-type="float"/>
          <table:table-cell table:formula="of:=MEDIAN([.$J63])" office:value-type="float"/>
          <table:table-cell table:formula="of:=MEDIAN([.$K63];[.$W63])" office:value-type="float"/>
          <table:table-cell table:formula="of:=MEDIAN([.$L63];[.$X63])" office:value-type="float"/>
          <table:table-cell table:formula="of:=MEDIAN([.$M63];[.$Y63])" office:value-type="float"/>
          <table:table-cell table:formula="of:=MEDIAN([.$N63];[.$Z63])" office:value-type="float"/>
          <table:table-cell table:formula="of:=MAX([.$B63];[.$O63])" office:value-type="float"/>
          <table:table-cell table:formula="of:=MAX([.$C63];[.$P63])" office:value-type="float"/>
          <table:table-cell table:formula="of:=MAX([.$D63];[.$Q63])" office:value-type="float"/>
          <table:table-cell table:formula="of:=MAX([.$E63];[.$R63])" office:value-type="float"/>
          <table:table-cell table:formula="of:=MAX([.$F63];[.$S63])" office:value-type="float"/>
          <table:table-cell table:formula="of:=MAX([.$G63];[.$T63])" office:value-type="float"/>
          <table:table-cell table:formula="of:=MAX([.$H63];[.$U63])" office:value-type="float"/>
          <table:table-cell table:formula="of:=MAX([.$I63];[.$V63])" office:value-type="float"/>
          <table:table-cell table:formula="of:=MAX([.$J63])" office:value-type="float"/>
          <table:table-cell table:formula="of:=MAX([.$K63];[.$W63])" office:value-type="float"/>
          <table:table-cell table:formula="of:=MAX([.$L63];[.$X63])" office:value-type="float"/>
          <table:table-cell table:formula="of:=MAX([.$M63];[.$Y63])" office:value-type="float"/>
          <table:table-cell table:formula="of:=MAX([.$N63];[.$Z63])" office:value-type="float"/>
        </table:table-row>
        <table:table-row table:style-name="ro1">
          <table:table-cell office:value-type="string">
            <text:p>p02.pddl/29</text:p>
          </table:table-cell>
          <table:table-cell office:value-type="float" office:value="300.0"/>
          <table:table-cell office:value-type="float" office:value="299.988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55796.0"/>
          <table:table-cell office:value-type="float" office:value="1556944.0"/>
          <table:table-cell office:value-type="float" office:value="1530263.0"/>
          <table:table-cell office:value-type="float" office:value="33074.0"/>
          <table:table-cell office:value-type="float" office:value="257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7"/>
          <table:table-cell office:value-type="float" office:value="299.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92301.0"/>
          <table:table-cell office:value-type="float" office:value="903788.0"/>
          <table:table-cell office:value-type="float" office:value="33074.0"/>
          <table:table-cell office:value-type="float" office:value="25715.0"/>
          <table:table-cell office:value-type="float" office:value="0.0"/>
          <table:table-cell office:value-type="float" office:value="0.0"/>
          <table:table-cell table:formula="of:=MIN([.$B64];[.$O64])" office:value-type="float"/>
          <table:table-cell table:formula="of:=MIN([.$C64];[.$P64])" office:value-type="float"/>
          <table:table-cell table:formula="of:=MIN([.$D64];[.$Q64])" office:value-type="float"/>
          <table:table-cell table:formula="of:=MIN([.$E64];[.$R64])" office:value-type="float"/>
          <table:table-cell table:formula="of:=MIN([.$F64];[.$S64])" office:value-type="float"/>
          <table:table-cell table:formula="of:=MIN([.$G64];[.$T64])" office:value-type="float"/>
          <table:table-cell table:formula="of:=MIN([.$H64];[.$U64])" office:value-type="float"/>
          <table:table-cell table:formula="of:=MIN([.$I64];[.$V64])" office:value-type="float"/>
          <table:table-cell table:formula="of:=MIN([.$J64])" office:value-type="float"/>
          <table:table-cell table:formula="of:=MIN([.$K64];[.$W64])" office:value-type="float"/>
          <table:table-cell table:formula="of:=MIN([.$L64];[.$X64])" office:value-type="float"/>
          <table:table-cell table:formula="of:=MIN([.$M64];[.$Y64])" office:value-type="float"/>
          <table:table-cell table:formula="of:=MIN([.$N64];[.$Z64])" office:value-type="float"/>
          <table:table-cell table:formula="of:=MEDIAN([.$B64];[.$O64])" office:value-type="float"/>
          <table:table-cell table:formula="of:=MEDIAN([.$C64];[.$P64])" office:value-type="float"/>
          <table:table-cell table:formula="of:=MEDIAN([.$D64];[.$Q64])" office:value-type="float"/>
          <table:table-cell table:formula="of:=MEDIAN([.$E64];[.$R64])" office:value-type="float"/>
          <table:table-cell table:formula="of:=MEDIAN([.$F64];[.$S64])" office:value-type="float"/>
          <table:table-cell table:formula="of:=MEDIAN([.$G64];[.$T64])" office:value-type="float"/>
          <table:table-cell table:formula="of:=MEDIAN([.$H64];[.$U64])" office:value-type="float"/>
          <table:table-cell table:formula="of:=MEDIAN([.$I64];[.$V64])" office:value-type="float"/>
          <table:table-cell table:formula="of:=MEDIAN([.$J64])" office:value-type="float"/>
          <table:table-cell table:formula="of:=MEDIAN([.$K64];[.$W64])" office:value-type="float"/>
          <table:table-cell table:formula="of:=MEDIAN([.$L64];[.$X64])" office:value-type="float"/>
          <table:table-cell table:formula="of:=MEDIAN([.$M64];[.$Y64])" office:value-type="float"/>
          <table:table-cell table:formula="of:=MEDIAN([.$N64];[.$Z64])" office:value-type="float"/>
          <table:table-cell table:formula="of:=MAX([.$B64];[.$O64])" office:value-type="float"/>
          <table:table-cell table:formula="of:=MAX([.$C64];[.$P64])" office:value-type="float"/>
          <table:table-cell table:formula="of:=MAX([.$D64];[.$Q64])" office:value-type="float"/>
          <table:table-cell table:formula="of:=MAX([.$E64];[.$R64])" office:value-type="float"/>
          <table:table-cell table:formula="of:=MAX([.$F64];[.$S64])" office:value-type="float"/>
          <table:table-cell table:formula="of:=MAX([.$G64];[.$T64])" office:value-type="float"/>
          <table:table-cell table:formula="of:=MAX([.$H64];[.$U64])" office:value-type="float"/>
          <table:table-cell table:formula="of:=MAX([.$I64];[.$V64])" office:value-type="float"/>
          <table:table-cell table:formula="of:=MAX([.$J64])" office:value-type="float"/>
          <table:table-cell table:formula="of:=MAX([.$K64];[.$W64])" office:value-type="float"/>
          <table:table-cell table:formula="of:=MAX([.$L64];[.$X64])" office:value-type="float"/>
          <table:table-cell table:formula="of:=MAX([.$M64];[.$Y64])" office:value-type="float"/>
          <table:table-cell table:formula="of:=MAX([.$N64];[.$Z64])" office:value-type="float"/>
        </table:table-row>
        <table:table-row table:style-name="ro1">
          <table:table-cell office:value-type="string">
            <text:p>p02.pddl/3</text:p>
          </table:table-cell>
          <table:table-cell office:value-type="float" office:value="0.077058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006.0"/>
          <table:table-cell office:value-type="float" office:value="106.0"/>
          <table:table-cell office:value-type="float" office:value="0.0"/>
          <table:table-cell office:value-type="float" office:value="0.0"/>
          <table:table-cell office:value-type="float" office:value="0.073445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06.0"/>
          <table:table-cell office:value-type="float" office:value="106.0"/>
          <table:table-cell office:value-type="float" office:value="0.0"/>
          <table:table-cell office:value-type="float" office:value="0.0"/>
          <table:table-cell table:formula="of:=MIN([.$B65];[.$O65])" office:value-type="float"/>
          <table:table-cell table:formula="of:=MIN([.$C65];[.$P65])" office:value-type="float"/>
          <table:table-cell table:formula="of:=MIN([.$D65];[.$Q65])" office:value-type="float"/>
          <table:table-cell table:formula="of:=MIN([.$E65];[.$R65])" office:value-type="float"/>
          <table:table-cell table:formula="of:=MIN([.$F65];[.$S65])" office:value-type="float"/>
          <table:table-cell table:formula="of:=MIN([.$G65];[.$T65])" office:value-type="float"/>
          <table:table-cell table:formula="of:=MIN([.$H65];[.$U65])" office:value-type="float"/>
          <table:table-cell table:formula="of:=MIN([.$I65];[.$V65])" office:value-type="float"/>
          <table:table-cell table:formula="of:=MIN([.$J65])" office:value-type="float"/>
          <table:table-cell table:formula="of:=MIN([.$K65];[.$W65])" office:value-type="float"/>
          <table:table-cell table:formula="of:=MIN([.$L65];[.$X65])" office:value-type="float"/>
          <table:table-cell table:formula="of:=MIN([.$M65];[.$Y65])" office:value-type="float"/>
          <table:table-cell table:formula="of:=MIN([.$N65];[.$Z65])" office:value-type="float"/>
          <table:table-cell table:formula="of:=MEDIAN([.$B65];[.$O65])" office:value-type="float"/>
          <table:table-cell table:formula="of:=MEDIAN([.$C65];[.$P65])" office:value-type="float"/>
          <table:table-cell table:formula="of:=MEDIAN([.$D65];[.$Q65])" office:value-type="float"/>
          <table:table-cell table:formula="of:=MEDIAN([.$E65];[.$R65])" office:value-type="float"/>
          <table:table-cell table:formula="of:=MEDIAN([.$F65];[.$S65])" office:value-type="float"/>
          <table:table-cell table:formula="of:=MEDIAN([.$G65];[.$T65])" office:value-type="float"/>
          <table:table-cell table:formula="of:=MEDIAN([.$H65];[.$U65])" office:value-type="float"/>
          <table:table-cell table:formula="of:=MEDIAN([.$I65];[.$V65])" office:value-type="float"/>
          <table:table-cell table:formula="of:=MEDIAN([.$J65])" office:value-type="float"/>
          <table:table-cell table:formula="of:=MEDIAN([.$K65];[.$W65])" office:value-type="float"/>
          <table:table-cell table:formula="of:=MEDIAN([.$L65];[.$X65])" office:value-type="float"/>
          <table:table-cell table:formula="of:=MEDIAN([.$M65];[.$Y65])" office:value-type="float"/>
          <table:table-cell table:formula="of:=MEDIAN([.$N65];[.$Z65])" office:value-type="float"/>
          <table:table-cell table:formula="of:=MAX([.$B65];[.$O65])" office:value-type="float"/>
          <table:table-cell table:formula="of:=MAX([.$C65];[.$P65])" office:value-type="float"/>
          <table:table-cell table:formula="of:=MAX([.$D65];[.$Q65])" office:value-type="float"/>
          <table:table-cell table:formula="of:=MAX([.$E65];[.$R65])" office:value-type="float"/>
          <table:table-cell table:formula="of:=MAX([.$F65];[.$S65])" office:value-type="float"/>
          <table:table-cell table:formula="of:=MAX([.$G65];[.$T65])" office:value-type="float"/>
          <table:table-cell table:formula="of:=MAX([.$H65];[.$U65])" office:value-type="float"/>
          <table:table-cell table:formula="of:=MAX([.$I65];[.$V65])" office:value-type="float"/>
          <table:table-cell table:formula="of:=MAX([.$J65])" office:value-type="float"/>
          <table:table-cell table:formula="of:=MAX([.$K65];[.$W65])" office:value-type="float"/>
          <table:table-cell table:formula="of:=MAX([.$L65];[.$X65])" office:value-type="float"/>
          <table:table-cell table:formula="of:=MAX([.$M65];[.$Y65])" office:value-type="float"/>
          <table:table-cell table:formula="of:=MAX([.$N65];[.$Z65])" office:value-type="float"/>
        </table:table-row>
        <table:table-row table:style-name="ro1">
          <table:table-cell office:value-type="string">
            <text:p>p02.pddl/30</text:p>
          </table:table-cell>
          <table:table-cell office:value-type="float" office:value="300.0"/>
          <table:table-cell office:value-type="float" office:value="299.992"/>
          <table:table-cell office:value-type="float" office:value="299.5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4661.0"/>
          <table:table-cell office:value-type="float" office:value="1471402.0"/>
          <table:table-cell office:value-type="float" office:value="1447754.0"/>
          <table:table-cell office:value-type="float" office:value="34192.0"/>
          <table:table-cell office:value-type="float" office:value="2668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6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06609.0"/>
          <table:table-cell office:value-type="float" office:value="1042176.0"/>
          <table:table-cell office:value-type="float" office:value="34192.0"/>
          <table:table-cell office:value-type="float" office:value="26681.0"/>
          <table:table-cell office:value-type="float" office:value="0.0"/>
          <table:table-cell office:value-type="float" office:value="0.0"/>
          <table:table-cell table:formula="of:=MIN([.$B66];[.$O66])" office:value-type="float"/>
          <table:table-cell table:formula="of:=MIN([.$C66];[.$P66])" office:value-type="float"/>
          <table:table-cell table:formula="of:=MIN([.$D66];[.$Q66])" office:value-type="float"/>
          <table:table-cell table:formula="of:=MIN([.$E66];[.$R66])" office:value-type="float"/>
          <table:table-cell table:formula="of:=MIN([.$F66];[.$S66])" office:value-type="float"/>
          <table:table-cell table:formula="of:=MIN([.$G66];[.$T66])" office:value-type="float"/>
          <table:table-cell table:formula="of:=MIN([.$H66];[.$U66])" office:value-type="float"/>
          <table:table-cell table:formula="of:=MIN([.$I66];[.$V66])" office:value-type="float"/>
          <table:table-cell table:formula="of:=MIN([.$J66])" office:value-type="float"/>
          <table:table-cell table:formula="of:=MIN([.$K66];[.$W66])" office:value-type="float"/>
          <table:table-cell table:formula="of:=MIN([.$L66];[.$X66])" office:value-type="float"/>
          <table:table-cell table:formula="of:=MIN([.$M66];[.$Y66])" office:value-type="float"/>
          <table:table-cell table:formula="of:=MIN([.$N66];[.$Z66])" office:value-type="float"/>
          <table:table-cell table:formula="of:=MEDIAN([.$B66];[.$O66])" office:value-type="float"/>
          <table:table-cell table:formula="of:=MEDIAN([.$C66];[.$P66])" office:value-type="float"/>
          <table:table-cell table:formula="of:=MEDIAN([.$D66];[.$Q66])" office:value-type="float"/>
          <table:table-cell table:formula="of:=MEDIAN([.$E66];[.$R66])" office:value-type="float"/>
          <table:table-cell table:formula="of:=MEDIAN([.$F66];[.$S66])" office:value-type="float"/>
          <table:table-cell table:formula="of:=MEDIAN([.$G66];[.$T66])" office:value-type="float"/>
          <table:table-cell table:formula="of:=MEDIAN([.$H66];[.$U66])" office:value-type="float"/>
          <table:table-cell table:formula="of:=MEDIAN([.$I66];[.$V66])" office:value-type="float"/>
          <table:table-cell table:formula="of:=MEDIAN([.$J66])" office:value-type="float"/>
          <table:table-cell table:formula="of:=MEDIAN([.$K66];[.$W66])" office:value-type="float"/>
          <table:table-cell table:formula="of:=MEDIAN([.$L66];[.$X66])" office:value-type="float"/>
          <table:table-cell table:formula="of:=MEDIAN([.$M66];[.$Y66])" office:value-type="float"/>
          <table:table-cell table:formula="of:=MEDIAN([.$N66];[.$Z66])" office:value-type="float"/>
          <table:table-cell table:formula="of:=MAX([.$B66];[.$O66])" office:value-type="float"/>
          <table:table-cell table:formula="of:=MAX([.$C66];[.$P66])" office:value-type="float"/>
          <table:table-cell table:formula="of:=MAX([.$D66];[.$Q66])" office:value-type="float"/>
          <table:table-cell table:formula="of:=MAX([.$E66];[.$R66])" office:value-type="float"/>
          <table:table-cell table:formula="of:=MAX([.$F66];[.$S66])" office:value-type="float"/>
          <table:table-cell table:formula="of:=MAX([.$G66];[.$T66])" office:value-type="float"/>
          <table:table-cell table:formula="of:=MAX([.$H66];[.$U66])" office:value-type="float"/>
          <table:table-cell table:formula="of:=MAX([.$I66];[.$V66])" office:value-type="float"/>
          <table:table-cell table:formula="of:=MAX([.$J66])" office:value-type="float"/>
          <table:table-cell table:formula="of:=MAX([.$K66];[.$W66])" office:value-type="float"/>
          <table:table-cell table:formula="of:=MAX([.$L66];[.$X66])" office:value-type="float"/>
          <table:table-cell table:formula="of:=MAX([.$M66];[.$Y66])" office:value-type="float"/>
          <table:table-cell table:formula="of:=MAX([.$N66];[.$Z66])" office:value-type="float"/>
        </table:table-row>
        <table:table-row table:style-name="ro1">
          <table:table-cell office:value-type="string">
            <text:p>p02.pddl/31</text:p>
          </table:table-cell>
          <table:table-cell office:value-type="float" office:value="300.0"/>
          <table:table-cell office:value-type="float" office:value="299.987"/>
          <table:table-cell office:value-type="float" office:value="299.63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4887.0"/>
          <table:table-cell office:value-type="float" office:value="1532775.0"/>
          <table:table-cell office:value-type="float" office:value="1515749.0"/>
          <table:table-cell office:value-type="float" office:value="35310.0"/>
          <table:table-cell office:value-type="float" office:value="2764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6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52937.0"/>
          <table:table-cell office:value-type="float" office:value="975555.0"/>
          <table:table-cell office:value-type="float" office:value="35310.0"/>
          <table:table-cell office:value-type="float" office:value="27647.0"/>
          <table:table-cell office:value-type="float" office:value="0.0"/>
          <table:table-cell office:value-type="float" office:value="0.0"/>
          <table:table-cell table:formula="of:=MIN([.$B67];[.$O67])" office:value-type="float"/>
          <table:table-cell table:formula="of:=MIN([.$C67];[.$P67])" office:value-type="float"/>
          <table:table-cell table:formula="of:=MIN([.$D67];[.$Q67])" office:value-type="float"/>
          <table:table-cell table:formula="of:=MIN([.$E67];[.$R67])" office:value-type="float"/>
          <table:table-cell table:formula="of:=MIN([.$F67];[.$S67])" office:value-type="float"/>
          <table:table-cell table:formula="of:=MIN([.$G67];[.$T67])" office:value-type="float"/>
          <table:table-cell table:formula="of:=MIN([.$H67];[.$U67])" office:value-type="float"/>
          <table:table-cell table:formula="of:=MIN([.$I67];[.$V67])" office:value-type="float"/>
          <table:table-cell table:formula="of:=MIN([.$J67])" office:value-type="float"/>
          <table:table-cell table:formula="of:=MIN([.$K67];[.$W67])" office:value-type="float"/>
          <table:table-cell table:formula="of:=MIN([.$L67];[.$X67])" office:value-type="float"/>
          <table:table-cell table:formula="of:=MIN([.$M67];[.$Y67])" office:value-type="float"/>
          <table:table-cell table:formula="of:=MIN([.$N67];[.$Z67])" office:value-type="float"/>
          <table:table-cell table:formula="of:=MEDIAN([.$B67];[.$O67])" office:value-type="float"/>
          <table:table-cell table:formula="of:=MEDIAN([.$C67];[.$P67])" office:value-type="float"/>
          <table:table-cell table:formula="of:=MEDIAN([.$D67];[.$Q67])" office:value-type="float"/>
          <table:table-cell table:formula="of:=MEDIAN([.$E67];[.$R67])" office:value-type="float"/>
          <table:table-cell table:formula="of:=MEDIAN([.$F67];[.$S67])" office:value-type="float"/>
          <table:table-cell table:formula="of:=MEDIAN([.$G67];[.$T67])" office:value-type="float"/>
          <table:table-cell table:formula="of:=MEDIAN([.$H67];[.$U67])" office:value-type="float"/>
          <table:table-cell table:formula="of:=MEDIAN([.$I67];[.$V67])" office:value-type="float"/>
          <table:table-cell table:formula="of:=MEDIAN([.$J67])" office:value-type="float"/>
          <table:table-cell table:formula="of:=MEDIAN([.$K67];[.$W67])" office:value-type="float"/>
          <table:table-cell table:formula="of:=MEDIAN([.$L67];[.$X67])" office:value-type="float"/>
          <table:table-cell table:formula="of:=MEDIAN([.$M67];[.$Y67])" office:value-type="float"/>
          <table:table-cell table:formula="of:=MEDIAN([.$N67];[.$Z67])" office:value-type="float"/>
          <table:table-cell table:formula="of:=MAX([.$B67];[.$O67])" office:value-type="float"/>
          <table:table-cell table:formula="of:=MAX([.$C67];[.$P67])" office:value-type="float"/>
          <table:table-cell table:formula="of:=MAX([.$D67];[.$Q67])" office:value-type="float"/>
          <table:table-cell table:formula="of:=MAX([.$E67];[.$R67])" office:value-type="float"/>
          <table:table-cell table:formula="of:=MAX([.$F67];[.$S67])" office:value-type="float"/>
          <table:table-cell table:formula="of:=MAX([.$G67];[.$T67])" office:value-type="float"/>
          <table:table-cell table:formula="of:=MAX([.$H67];[.$U67])" office:value-type="float"/>
          <table:table-cell table:formula="of:=MAX([.$I67];[.$V67])" office:value-type="float"/>
          <table:table-cell table:formula="of:=MAX([.$J67])" office:value-type="float"/>
          <table:table-cell table:formula="of:=MAX([.$K67];[.$W67])" office:value-type="float"/>
          <table:table-cell table:formula="of:=MAX([.$L67];[.$X67])" office:value-type="float"/>
          <table:table-cell table:formula="of:=MAX([.$M67];[.$Y67])" office:value-type="float"/>
          <table:table-cell table:formula="of:=MAX([.$N67];[.$Z67])" office:value-type="float"/>
        </table:table-row>
        <table:table-row table:style-name="ro1">
          <table:table-cell office:value-type="string">
            <text:p>p02.pddl/32</text:p>
          </table:table-cell>
          <table:table-cell office:value-type="float" office:value="300.0"/>
          <table:table-cell office:value-type="float" office:value="299.993"/>
          <table:table-cell office:value-type="float" office:value="299.5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88271.0"/>
          <table:table-cell office:value-type="float" office:value="1490763.0"/>
          <table:table-cell office:value-type="float" office:value="1474280.0"/>
          <table:table-cell office:value-type="float" office:value="36428.0"/>
          <table:table-cell office:value-type="float" office:value="2861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44867.0"/>
          <table:table-cell office:value-type="float" office:value="965328.0"/>
          <table:table-cell office:value-type="float" office:value="36428.0"/>
          <table:table-cell office:value-type="float" office:value="28613.0"/>
          <table:table-cell office:value-type="float" office:value="0.0"/>
          <table:table-cell office:value-type="float" office:value="0.0"/>
          <table:table-cell table:formula="of:=MIN([.$B68];[.$O68])" office:value-type="float"/>
          <table:table-cell table:formula="of:=MIN([.$C68];[.$P68])" office:value-type="float"/>
          <table:table-cell table:formula="of:=MIN([.$D68];[.$Q68])" office:value-type="float"/>
          <table:table-cell table:formula="of:=MIN([.$E68];[.$R68])" office:value-type="float"/>
          <table:table-cell table:formula="of:=MIN([.$F68];[.$S68])" office:value-type="float"/>
          <table:table-cell table:formula="of:=MIN([.$G68];[.$T68])" office:value-type="float"/>
          <table:table-cell table:formula="of:=MIN([.$H68];[.$U68])" office:value-type="float"/>
          <table:table-cell table:formula="of:=MIN([.$I68];[.$V68])" office:value-type="float"/>
          <table:table-cell table:formula="of:=MIN([.$J68])" office:value-type="float"/>
          <table:table-cell table:formula="of:=MIN([.$K68];[.$W68])" office:value-type="float"/>
          <table:table-cell table:formula="of:=MIN([.$L68];[.$X68])" office:value-type="float"/>
          <table:table-cell table:formula="of:=MIN([.$M68];[.$Y68])" office:value-type="float"/>
          <table:table-cell table:formula="of:=MIN([.$N68];[.$Z68])" office:value-type="float"/>
          <table:table-cell table:formula="of:=MEDIAN([.$B68];[.$O68])" office:value-type="float"/>
          <table:table-cell table:formula="of:=MEDIAN([.$C68];[.$P68])" office:value-type="float"/>
          <table:table-cell table:formula="of:=MEDIAN([.$D68];[.$Q68])" office:value-type="float"/>
          <table:table-cell table:formula="of:=MEDIAN([.$E68];[.$R68])" office:value-type="float"/>
          <table:table-cell table:formula="of:=MEDIAN([.$F68];[.$S68])" office:value-type="float"/>
          <table:table-cell table:formula="of:=MEDIAN([.$G68];[.$T68])" office:value-type="float"/>
          <table:table-cell table:formula="of:=MEDIAN([.$H68];[.$U68])" office:value-type="float"/>
          <table:table-cell table:formula="of:=MEDIAN([.$I68];[.$V68])" office:value-type="float"/>
          <table:table-cell table:formula="of:=MEDIAN([.$J68])" office:value-type="float"/>
          <table:table-cell table:formula="of:=MEDIAN([.$K68];[.$W68])" office:value-type="float"/>
          <table:table-cell table:formula="of:=MEDIAN([.$L68];[.$X68])" office:value-type="float"/>
          <table:table-cell table:formula="of:=MEDIAN([.$M68];[.$Y68])" office:value-type="float"/>
          <table:table-cell table:formula="of:=MEDIAN([.$N68];[.$Z68])" office:value-type="float"/>
          <table:table-cell table:formula="of:=MAX([.$B68];[.$O68])" office:value-type="float"/>
          <table:table-cell table:formula="of:=MAX([.$C68];[.$P68])" office:value-type="float"/>
          <table:table-cell table:formula="of:=MAX([.$D68];[.$Q68])" office:value-type="float"/>
          <table:table-cell table:formula="of:=MAX([.$E68];[.$R68])" office:value-type="float"/>
          <table:table-cell table:formula="of:=MAX([.$F68];[.$S68])" office:value-type="float"/>
          <table:table-cell table:formula="of:=MAX([.$G68];[.$T68])" office:value-type="float"/>
          <table:table-cell table:formula="of:=MAX([.$H68];[.$U68])" office:value-type="float"/>
          <table:table-cell table:formula="of:=MAX([.$I68];[.$V68])" office:value-type="float"/>
          <table:table-cell table:formula="of:=MAX([.$J68])" office:value-type="float"/>
          <table:table-cell table:formula="of:=MAX([.$K68];[.$W68])" office:value-type="float"/>
          <table:table-cell table:formula="of:=MAX([.$L68];[.$X68])" office:value-type="float"/>
          <table:table-cell table:formula="of:=MAX([.$M68];[.$Y68])" office:value-type="float"/>
          <table:table-cell table:formula="of:=MAX([.$N68];[.$Z68])" office:value-type="float"/>
        </table:table-row>
        <table:table-row table:style-name="ro1">
          <table:table-cell office:value-type="string">
            <text:p>p02.pddl/33</text:p>
          </table:table-cell>
          <table:table-cell office:value-type="float" office:value="300.0"/>
          <table:table-cell office:value-type="float" office:value="299.989"/>
          <table:table-cell office:value-type="float" office:value="299.6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60440.0"/>
          <table:table-cell office:value-type="float" office:value="1213447.0"/>
          <table:table-cell office:value-type="float" office:value="1203864.0"/>
          <table:table-cell office:value-type="float" office:value="37546.0"/>
          <table:table-cell office:value-type="float" office:value="2957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75644.0"/>
          <table:table-cell office:value-type="float" office:value="878190.0"/>
          <table:table-cell office:value-type="float" office:value="37546.0"/>
          <table:table-cell office:value-type="float" office:value="29579.0"/>
          <table:table-cell office:value-type="float" office:value="0.0"/>
          <table:table-cell office:value-type="float" office:value="0.0"/>
          <table:table-cell table:formula="of:=MIN([.$B69];[.$O69])" office:value-type="float"/>
          <table:table-cell table:formula="of:=MIN([.$C69];[.$P69])" office:value-type="float"/>
          <table:table-cell table:formula="of:=MIN([.$D69];[.$Q69])" office:value-type="float"/>
          <table:table-cell table:formula="of:=MIN([.$E69];[.$R69])" office:value-type="float"/>
          <table:table-cell table:formula="of:=MIN([.$F69];[.$S69])" office:value-type="float"/>
          <table:table-cell table:formula="of:=MIN([.$G69];[.$T69])" office:value-type="float"/>
          <table:table-cell table:formula="of:=MIN([.$H69];[.$U69])" office:value-type="float"/>
          <table:table-cell table:formula="of:=MIN([.$I69];[.$V69])" office:value-type="float"/>
          <table:table-cell table:formula="of:=MIN([.$J69])" office:value-type="float"/>
          <table:table-cell table:formula="of:=MIN([.$K69];[.$W69])" office:value-type="float"/>
          <table:table-cell table:formula="of:=MIN([.$L69];[.$X69])" office:value-type="float"/>
          <table:table-cell table:formula="of:=MIN([.$M69];[.$Y69])" office:value-type="float"/>
          <table:table-cell table:formula="of:=MIN([.$N69];[.$Z69])" office:value-type="float"/>
          <table:table-cell table:formula="of:=MEDIAN([.$B69];[.$O69])" office:value-type="float"/>
          <table:table-cell table:formula="of:=MEDIAN([.$C69];[.$P69])" office:value-type="float"/>
          <table:table-cell table:formula="of:=MEDIAN([.$D69];[.$Q69])" office:value-type="float"/>
          <table:table-cell table:formula="of:=MEDIAN([.$E69];[.$R69])" office:value-type="float"/>
          <table:table-cell table:formula="of:=MEDIAN([.$F69];[.$S69])" office:value-type="float"/>
          <table:table-cell table:formula="of:=MEDIAN([.$G69];[.$T69])" office:value-type="float"/>
          <table:table-cell table:formula="of:=MEDIAN([.$H69];[.$U69])" office:value-type="float"/>
          <table:table-cell table:formula="of:=MEDIAN([.$I69];[.$V69])" office:value-type="float"/>
          <table:table-cell table:formula="of:=MEDIAN([.$J69])" office:value-type="float"/>
          <table:table-cell table:formula="of:=MEDIAN([.$K69];[.$W69])" office:value-type="float"/>
          <table:table-cell table:formula="of:=MEDIAN([.$L69];[.$X69])" office:value-type="float"/>
          <table:table-cell table:formula="of:=MEDIAN([.$M69];[.$Y69])" office:value-type="float"/>
          <table:table-cell table:formula="of:=MEDIAN([.$N69];[.$Z69])" office:value-type="float"/>
          <table:table-cell table:formula="of:=MAX([.$B69];[.$O69])" office:value-type="float"/>
          <table:table-cell table:formula="of:=MAX([.$C69];[.$P69])" office:value-type="float"/>
          <table:table-cell table:formula="of:=MAX([.$D69];[.$Q69])" office:value-type="float"/>
          <table:table-cell table:formula="of:=MAX([.$E69];[.$R69])" office:value-type="float"/>
          <table:table-cell table:formula="of:=MAX([.$F69];[.$S69])" office:value-type="float"/>
          <table:table-cell table:formula="of:=MAX([.$G69];[.$T69])" office:value-type="float"/>
          <table:table-cell table:formula="of:=MAX([.$H69];[.$U69])" office:value-type="float"/>
          <table:table-cell table:formula="of:=MAX([.$I69];[.$V69])" office:value-type="float"/>
          <table:table-cell table:formula="of:=MAX([.$J69])" office:value-type="float"/>
          <table:table-cell table:formula="of:=MAX([.$K69];[.$W69])" office:value-type="float"/>
          <table:table-cell table:formula="of:=MAX([.$L69];[.$X69])" office:value-type="float"/>
          <table:table-cell table:formula="of:=MAX([.$M69];[.$Y69])" office:value-type="float"/>
          <table:table-cell table:formula="of:=MAX([.$N69];[.$Z69])" office:value-type="float"/>
        </table:table-row>
        <table:table-row table:style-name="ro1">
          <table:table-cell office:value-type="string">
            <text:p>p02.pddl/34</text:p>
          </table:table-cell>
          <table:table-cell office:value-type="float" office:value="300.0"/>
          <table:table-cell office:value-type="float" office:value="299.995"/>
          <table:table-cell office:value-type="float" office:value="299.5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46208.0"/>
          <table:table-cell office:value-type="float" office:value="1439516.0"/>
          <table:table-cell office:value-type="float" office:value="1421114.0"/>
          <table:table-cell office:value-type="float" office:value="38664.0"/>
          <table:table-cell office:value-type="float" office:value="3054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78134.0"/>
          <table:table-cell office:value-type="float" office:value="877612.0"/>
          <table:table-cell office:value-type="float" office:value="38664.0"/>
          <table:table-cell office:value-type="float" office:value="30545.0"/>
          <table:table-cell office:value-type="float" office:value="0.0"/>
          <table:table-cell office:value-type="float" office:value="0.0"/>
          <table:table-cell table:formula="of:=MIN([.$B70];[.$O70])" office:value-type="float"/>
          <table:table-cell table:formula="of:=MIN([.$C70];[.$P70])" office:value-type="float"/>
          <table:table-cell table:formula="of:=MIN([.$D70];[.$Q70])" office:value-type="float"/>
          <table:table-cell table:formula="of:=MIN([.$E70];[.$R70])" office:value-type="float"/>
          <table:table-cell table:formula="of:=MIN([.$F70];[.$S70])" office:value-type="float"/>
          <table:table-cell table:formula="of:=MIN([.$G70];[.$T70])" office:value-type="float"/>
          <table:table-cell table:formula="of:=MIN([.$H70];[.$U70])" office:value-type="float"/>
          <table:table-cell table:formula="of:=MIN([.$I70];[.$V70])" office:value-type="float"/>
          <table:table-cell table:formula="of:=MIN([.$J70])" office:value-type="float"/>
          <table:table-cell table:formula="of:=MIN([.$K70];[.$W70])" office:value-type="float"/>
          <table:table-cell table:formula="of:=MIN([.$L70];[.$X70])" office:value-type="float"/>
          <table:table-cell table:formula="of:=MIN([.$M70];[.$Y70])" office:value-type="float"/>
          <table:table-cell table:formula="of:=MIN([.$N70];[.$Z70])" office:value-type="float"/>
          <table:table-cell table:formula="of:=MEDIAN([.$B70];[.$O70])" office:value-type="float"/>
          <table:table-cell table:formula="of:=MEDIAN([.$C70];[.$P70])" office:value-type="float"/>
          <table:table-cell table:formula="of:=MEDIAN([.$D70];[.$Q70])" office:value-type="float"/>
          <table:table-cell table:formula="of:=MEDIAN([.$E70];[.$R70])" office:value-type="float"/>
          <table:table-cell table:formula="of:=MEDIAN([.$F70];[.$S70])" office:value-type="float"/>
          <table:table-cell table:formula="of:=MEDIAN([.$G70];[.$T70])" office:value-type="float"/>
          <table:table-cell table:formula="of:=MEDIAN([.$H70];[.$U70])" office:value-type="float"/>
          <table:table-cell table:formula="of:=MEDIAN([.$I70];[.$V70])" office:value-type="float"/>
          <table:table-cell table:formula="of:=MEDIAN([.$J70])" office:value-type="float"/>
          <table:table-cell table:formula="of:=MEDIAN([.$K70];[.$W70])" office:value-type="float"/>
          <table:table-cell table:formula="of:=MEDIAN([.$L70];[.$X70])" office:value-type="float"/>
          <table:table-cell table:formula="of:=MEDIAN([.$M70];[.$Y70])" office:value-type="float"/>
          <table:table-cell table:formula="of:=MEDIAN([.$N70];[.$Z70])" office:value-type="float"/>
          <table:table-cell table:formula="of:=MAX([.$B70];[.$O70])" office:value-type="float"/>
          <table:table-cell table:formula="of:=MAX([.$C70];[.$P70])" office:value-type="float"/>
          <table:table-cell table:formula="of:=MAX([.$D70];[.$Q70])" office:value-type="float"/>
          <table:table-cell table:formula="of:=MAX([.$E70];[.$R70])" office:value-type="float"/>
          <table:table-cell table:formula="of:=MAX([.$F70];[.$S70])" office:value-type="float"/>
          <table:table-cell table:formula="of:=MAX([.$G70];[.$T70])" office:value-type="float"/>
          <table:table-cell table:formula="of:=MAX([.$H70];[.$U70])" office:value-type="float"/>
          <table:table-cell table:formula="of:=MAX([.$I70];[.$V70])" office:value-type="float"/>
          <table:table-cell table:formula="of:=MAX([.$J70])" office:value-type="float"/>
          <table:table-cell table:formula="of:=MAX([.$K70];[.$W70])" office:value-type="float"/>
          <table:table-cell table:formula="of:=MAX([.$L70];[.$X70])" office:value-type="float"/>
          <table:table-cell table:formula="of:=MAX([.$M70];[.$Y70])" office:value-type="float"/>
          <table:table-cell table:formula="of:=MAX([.$N70];[.$Z70])" office:value-type="float"/>
        </table:table-row>
        <table:table-row table:style-name="ro1">
          <table:table-cell office:value-type="string">
            <text:p>p02.pddl/35</text:p>
          </table:table-cell>
          <table:table-cell office:value-type="float" office:value="300.0"/>
          <table:table-cell office:value-type="float" office:value="299.991"/>
          <table:table-cell office:value-type="float" office:value="299.5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8011.0"/>
          <table:table-cell office:value-type="float" office:value="1259243.0"/>
          <table:table-cell office:value-type="float" office:value="1247955.0"/>
          <table:table-cell office:value-type="float" office:value="39782.0"/>
          <table:table-cell office:value-type="float" office:value="3151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6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8915.0"/>
          <table:table-cell office:value-type="float" office:value="824770.0"/>
          <table:table-cell office:value-type="float" office:value="39782.0"/>
          <table:table-cell office:value-type="float" office:value="31511.0"/>
          <table:table-cell office:value-type="float" office:value="0.0"/>
          <table:table-cell office:value-type="float" office:value="0.0"/>
          <table:table-cell table:formula="of:=MIN([.$B71];[.$O71])" office:value-type="float"/>
          <table:table-cell table:formula="of:=MIN([.$C71];[.$P71])" office:value-type="float"/>
          <table:table-cell table:formula="of:=MIN([.$D71];[.$Q71])" office:value-type="float"/>
          <table:table-cell table:formula="of:=MIN([.$E71];[.$R71])" office:value-type="float"/>
          <table:table-cell table:formula="of:=MIN([.$F71];[.$S71])" office:value-type="float"/>
          <table:table-cell table:formula="of:=MIN([.$G71];[.$T71])" office:value-type="float"/>
          <table:table-cell table:formula="of:=MIN([.$H71];[.$U71])" office:value-type="float"/>
          <table:table-cell table:formula="of:=MIN([.$I71];[.$V71])" office:value-type="float"/>
          <table:table-cell table:formula="of:=MIN([.$J71])" office:value-type="float"/>
          <table:table-cell table:formula="of:=MIN([.$K71];[.$W71])" office:value-type="float"/>
          <table:table-cell table:formula="of:=MIN([.$L71];[.$X71])" office:value-type="float"/>
          <table:table-cell table:formula="of:=MIN([.$M71];[.$Y71])" office:value-type="float"/>
          <table:table-cell table:formula="of:=MIN([.$N71];[.$Z71])" office:value-type="float"/>
          <table:table-cell table:formula="of:=MEDIAN([.$B71];[.$O71])" office:value-type="float"/>
          <table:table-cell table:formula="of:=MEDIAN([.$C71];[.$P71])" office:value-type="float"/>
          <table:table-cell table:formula="of:=MEDIAN([.$D71];[.$Q71])" office:value-type="float"/>
          <table:table-cell table:formula="of:=MEDIAN([.$E71];[.$R71])" office:value-type="float"/>
          <table:table-cell table:formula="of:=MEDIAN([.$F71];[.$S71])" office:value-type="float"/>
          <table:table-cell table:formula="of:=MEDIAN([.$G71];[.$T71])" office:value-type="float"/>
          <table:table-cell table:formula="of:=MEDIAN([.$H71];[.$U71])" office:value-type="float"/>
          <table:table-cell table:formula="of:=MEDIAN([.$I71];[.$V71])" office:value-type="float"/>
          <table:table-cell table:formula="of:=MEDIAN([.$J71])" office:value-type="float"/>
          <table:table-cell table:formula="of:=MEDIAN([.$K71];[.$W71])" office:value-type="float"/>
          <table:table-cell table:formula="of:=MEDIAN([.$L71];[.$X71])" office:value-type="float"/>
          <table:table-cell table:formula="of:=MEDIAN([.$M71];[.$Y71])" office:value-type="float"/>
          <table:table-cell table:formula="of:=MEDIAN([.$N71];[.$Z71])" office:value-type="float"/>
          <table:table-cell table:formula="of:=MAX([.$B71];[.$O71])" office:value-type="float"/>
          <table:table-cell table:formula="of:=MAX([.$C71];[.$P71])" office:value-type="float"/>
          <table:table-cell table:formula="of:=MAX([.$D71];[.$Q71])" office:value-type="float"/>
          <table:table-cell table:formula="of:=MAX([.$E71];[.$R71])" office:value-type="float"/>
          <table:table-cell table:formula="of:=MAX([.$F71];[.$S71])" office:value-type="float"/>
          <table:table-cell table:formula="of:=MAX([.$G71];[.$T71])" office:value-type="float"/>
          <table:table-cell table:formula="of:=MAX([.$H71];[.$U71])" office:value-type="float"/>
          <table:table-cell table:formula="of:=MAX([.$I71];[.$V71])" office:value-type="float"/>
          <table:table-cell table:formula="of:=MAX([.$J71])" office:value-type="float"/>
          <table:table-cell table:formula="of:=MAX([.$K71];[.$W71])" office:value-type="float"/>
          <table:table-cell table:formula="of:=MAX([.$L71];[.$X71])" office:value-type="float"/>
          <table:table-cell table:formula="of:=MAX([.$M71];[.$Y71])" office:value-type="float"/>
          <table:table-cell table:formula="of:=MAX([.$N71];[.$Z71])" office:value-type="float"/>
        </table:table-row>
        <table:table-row table:style-name="ro1">
          <table:table-cell office:value-type="string">
            <text:p>p02.pddl/36</text:p>
          </table:table-cell>
          <table:table-cell office:value-type="float" office:value="300.0"/>
          <table:table-cell office:value-type="float" office:value="299.989"/>
          <table:table-cell office:value-type="float" office:value="299.5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19388.0"/>
          <table:table-cell office:value-type="float" office:value="1709607.0"/>
          <table:table-cell office:value-type="float" office:value="1693062.0"/>
          <table:table-cell office:value-type="float" office:value="40900.0"/>
          <table:table-cell office:value-type="float" office:value="3247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6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2159.0"/>
          <table:table-cell office:value-type="float" office:value="818886.0"/>
          <table:table-cell office:value-type="float" office:value="40900.0"/>
          <table:table-cell office:value-type="float" office:value="32477.0"/>
          <table:table-cell office:value-type="float" office:value="0.0"/>
          <table:table-cell office:value-type="float" office:value="0.0"/>
          <table:table-cell table:formula="of:=MIN([.$B72];[.$O72])" office:value-type="float"/>
          <table:table-cell table:formula="of:=MIN([.$C72];[.$P72])" office:value-type="float"/>
          <table:table-cell table:formula="of:=MIN([.$D72];[.$Q72])" office:value-type="float"/>
          <table:table-cell table:formula="of:=MIN([.$E72];[.$R72])" office:value-type="float"/>
          <table:table-cell table:formula="of:=MIN([.$F72];[.$S72])" office:value-type="float"/>
          <table:table-cell table:formula="of:=MIN([.$G72];[.$T72])" office:value-type="float"/>
          <table:table-cell table:formula="of:=MIN([.$H72];[.$U72])" office:value-type="float"/>
          <table:table-cell table:formula="of:=MIN([.$I72];[.$V72])" office:value-type="float"/>
          <table:table-cell table:formula="of:=MIN([.$J72])" office:value-type="float"/>
          <table:table-cell table:formula="of:=MIN([.$K72];[.$W72])" office:value-type="float"/>
          <table:table-cell table:formula="of:=MIN([.$L72];[.$X72])" office:value-type="float"/>
          <table:table-cell table:formula="of:=MIN([.$M72];[.$Y72])" office:value-type="float"/>
          <table:table-cell table:formula="of:=MIN([.$N72];[.$Z72])" office:value-type="float"/>
          <table:table-cell table:formula="of:=MEDIAN([.$B72];[.$O72])" office:value-type="float"/>
          <table:table-cell table:formula="of:=MEDIAN([.$C72];[.$P72])" office:value-type="float"/>
          <table:table-cell table:formula="of:=MEDIAN([.$D72];[.$Q72])" office:value-type="float"/>
          <table:table-cell table:formula="of:=MEDIAN([.$E72];[.$R72])" office:value-type="float"/>
          <table:table-cell table:formula="of:=MEDIAN([.$F72];[.$S72])" office:value-type="float"/>
          <table:table-cell table:formula="of:=MEDIAN([.$G72];[.$T72])" office:value-type="float"/>
          <table:table-cell table:formula="of:=MEDIAN([.$H72];[.$U72])" office:value-type="float"/>
          <table:table-cell table:formula="of:=MEDIAN([.$I72];[.$V72])" office:value-type="float"/>
          <table:table-cell table:formula="of:=MEDIAN([.$J72])" office:value-type="float"/>
          <table:table-cell table:formula="of:=MEDIAN([.$K72];[.$W72])" office:value-type="float"/>
          <table:table-cell table:formula="of:=MEDIAN([.$L72];[.$X72])" office:value-type="float"/>
          <table:table-cell table:formula="of:=MEDIAN([.$M72];[.$Y72])" office:value-type="float"/>
          <table:table-cell table:formula="of:=MEDIAN([.$N72];[.$Z72])" office:value-type="float"/>
          <table:table-cell table:formula="of:=MAX([.$B72];[.$O72])" office:value-type="float"/>
          <table:table-cell table:formula="of:=MAX([.$C72];[.$P72])" office:value-type="float"/>
          <table:table-cell table:formula="of:=MAX([.$D72];[.$Q72])" office:value-type="float"/>
          <table:table-cell table:formula="of:=MAX([.$E72];[.$R72])" office:value-type="float"/>
          <table:table-cell table:formula="of:=MAX([.$F72];[.$S72])" office:value-type="float"/>
          <table:table-cell table:formula="of:=MAX([.$G72];[.$T72])" office:value-type="float"/>
          <table:table-cell table:formula="of:=MAX([.$H72];[.$U72])" office:value-type="float"/>
          <table:table-cell table:formula="of:=MAX([.$I72];[.$V72])" office:value-type="float"/>
          <table:table-cell table:formula="of:=MAX([.$J72])" office:value-type="float"/>
          <table:table-cell table:formula="of:=MAX([.$K72];[.$W72])" office:value-type="float"/>
          <table:table-cell table:formula="of:=MAX([.$L72];[.$X72])" office:value-type="float"/>
          <table:table-cell table:formula="of:=MAX([.$M72];[.$Y72])" office:value-type="float"/>
          <table:table-cell table:formula="of:=MAX([.$N72];[.$Z72])" office:value-type="float"/>
        </table:table-row>
        <table:table-row table:style-name="ro1">
          <table:table-cell office:value-type="string">
            <text:p>p02.pddl/37</text:p>
          </table:table-cell>
          <table:table-cell office:value-type="float" office:value="300.0"/>
          <table:table-cell office:value-type="float" office:value="299.987"/>
          <table:table-cell office:value-type="float" office:value="299.5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27896.0"/>
          <table:table-cell office:value-type="float" office:value="1537958.0"/>
          <table:table-cell office:value-type="float" office:value="1523384.0"/>
          <table:table-cell office:value-type="float" office:value="42018.0"/>
          <table:table-cell office:value-type="float" office:value="3344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98301.0"/>
          <table:table-cell office:value-type="float" office:value="906415.0"/>
          <table:table-cell office:value-type="float" office:value="42018.0"/>
          <table:table-cell office:value-type="float" office:value="33443.0"/>
          <table:table-cell office:value-type="float" office:value="0.0"/>
          <table:table-cell office:value-type="float" office:value="0.0"/>
          <table:table-cell table:formula="of:=MIN([.$B73];[.$O73])" office:value-type="float"/>
          <table:table-cell table:formula="of:=MIN([.$C73];[.$P73])" office:value-type="float"/>
          <table:table-cell table:formula="of:=MIN([.$D73];[.$Q73])" office:value-type="float"/>
          <table:table-cell table:formula="of:=MIN([.$E73];[.$R73])" office:value-type="float"/>
          <table:table-cell table:formula="of:=MIN([.$F73];[.$S73])" office:value-type="float"/>
          <table:table-cell table:formula="of:=MIN([.$G73];[.$T73])" office:value-type="float"/>
          <table:table-cell table:formula="of:=MIN([.$H73];[.$U73])" office:value-type="float"/>
          <table:table-cell table:formula="of:=MIN([.$I73];[.$V73])" office:value-type="float"/>
          <table:table-cell table:formula="of:=MIN([.$J73])" office:value-type="float"/>
          <table:table-cell table:formula="of:=MIN([.$K73];[.$W73])" office:value-type="float"/>
          <table:table-cell table:formula="of:=MIN([.$L73];[.$X73])" office:value-type="float"/>
          <table:table-cell table:formula="of:=MIN([.$M73];[.$Y73])" office:value-type="float"/>
          <table:table-cell table:formula="of:=MIN([.$N73];[.$Z73])" office:value-type="float"/>
          <table:table-cell table:formula="of:=MEDIAN([.$B73];[.$O73])" office:value-type="float"/>
          <table:table-cell table:formula="of:=MEDIAN([.$C73];[.$P73])" office:value-type="float"/>
          <table:table-cell table:formula="of:=MEDIAN([.$D73];[.$Q73])" office:value-type="float"/>
          <table:table-cell table:formula="of:=MEDIAN([.$E73];[.$R73])" office:value-type="float"/>
          <table:table-cell table:formula="of:=MEDIAN([.$F73];[.$S73])" office:value-type="float"/>
          <table:table-cell table:formula="of:=MEDIAN([.$G73];[.$T73])" office:value-type="float"/>
          <table:table-cell table:formula="of:=MEDIAN([.$H73];[.$U73])" office:value-type="float"/>
          <table:table-cell table:formula="of:=MEDIAN([.$I73];[.$V73])" office:value-type="float"/>
          <table:table-cell table:formula="of:=MEDIAN([.$J73])" office:value-type="float"/>
          <table:table-cell table:formula="of:=MEDIAN([.$K73];[.$W73])" office:value-type="float"/>
          <table:table-cell table:formula="of:=MEDIAN([.$L73];[.$X73])" office:value-type="float"/>
          <table:table-cell table:formula="of:=MEDIAN([.$M73];[.$Y73])" office:value-type="float"/>
          <table:table-cell table:formula="of:=MEDIAN([.$N73];[.$Z73])" office:value-type="float"/>
          <table:table-cell table:formula="of:=MAX([.$B73];[.$O73])" office:value-type="float"/>
          <table:table-cell table:formula="of:=MAX([.$C73];[.$P73])" office:value-type="float"/>
          <table:table-cell table:formula="of:=MAX([.$D73];[.$Q73])" office:value-type="float"/>
          <table:table-cell table:formula="of:=MAX([.$E73];[.$R73])" office:value-type="float"/>
          <table:table-cell table:formula="of:=MAX([.$F73];[.$S73])" office:value-type="float"/>
          <table:table-cell table:formula="of:=MAX([.$G73];[.$T73])" office:value-type="float"/>
          <table:table-cell table:formula="of:=MAX([.$H73];[.$U73])" office:value-type="float"/>
          <table:table-cell table:formula="of:=MAX([.$I73];[.$V73])" office:value-type="float"/>
          <table:table-cell table:formula="of:=MAX([.$J73])" office:value-type="float"/>
          <table:table-cell table:formula="of:=MAX([.$K73];[.$W73])" office:value-type="float"/>
          <table:table-cell table:formula="of:=MAX([.$L73];[.$X73])" office:value-type="float"/>
          <table:table-cell table:formula="of:=MAX([.$M73];[.$Y73])" office:value-type="float"/>
          <table:table-cell table:formula="of:=MAX([.$N73];[.$Z73])" office:value-type="float"/>
        </table:table-row>
        <table:table-row table:style-name="ro1">
          <table:table-cell office:value-type="string">
            <text:p>p02.pddl/38</text:p>
          </table:table-cell>
          <table:table-cell office:value-type="float" office:value="300.0"/>
          <table:table-cell office:value-type="float" office:value="299.987"/>
          <table:table-cell office:value-type="float" office:value="299.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9341.0"/>
          <table:table-cell office:value-type="float" office:value="1520033.0"/>
          <table:table-cell office:value-type="float" office:value="1505183.0"/>
          <table:table-cell office:value-type="float" office:value="43136.0"/>
          <table:table-cell office:value-type="float" office:value="3440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9.5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94651.0"/>
          <table:table-cell office:value-type="float" office:value="904106.0"/>
          <table:table-cell office:value-type="float" office:value="43136.0"/>
          <table:table-cell office:value-type="float" office:value="34409.0"/>
          <table:table-cell office:value-type="float" office:value="0.0"/>
          <table:table-cell office:value-type="float" office:value="0.0"/>
          <table:table-cell table:formula="of:=MIN([.$B74];[.$O74])" office:value-type="float"/>
          <table:table-cell table:formula="of:=MIN([.$C74];[.$P74])" office:value-type="float"/>
          <table:table-cell table:formula="of:=MIN([.$D74];[.$Q74])" office:value-type="float"/>
          <table:table-cell table:formula="of:=MIN([.$E74];[.$R74])" office:value-type="float"/>
          <table:table-cell table:formula="of:=MIN([.$F74];[.$S74])" office:value-type="float"/>
          <table:table-cell table:formula="of:=MIN([.$G74];[.$T74])" office:value-type="float"/>
          <table:table-cell table:formula="of:=MIN([.$H74];[.$U74])" office:value-type="float"/>
          <table:table-cell table:formula="of:=MIN([.$I74];[.$V74])" office:value-type="float"/>
          <table:table-cell table:formula="of:=MIN([.$J74])" office:value-type="float"/>
          <table:table-cell table:formula="of:=MIN([.$K74];[.$W74])" office:value-type="float"/>
          <table:table-cell table:formula="of:=MIN([.$L74];[.$X74])" office:value-type="float"/>
          <table:table-cell table:formula="of:=MIN([.$M74];[.$Y74])" office:value-type="float"/>
          <table:table-cell table:formula="of:=MIN([.$N74];[.$Z74])" office:value-type="float"/>
          <table:table-cell table:formula="of:=MEDIAN([.$B74];[.$O74])" office:value-type="float"/>
          <table:table-cell table:formula="of:=MEDIAN([.$C74];[.$P74])" office:value-type="float"/>
          <table:table-cell table:formula="of:=MEDIAN([.$D74];[.$Q74])" office:value-type="float"/>
          <table:table-cell table:formula="of:=MEDIAN([.$E74];[.$R74])" office:value-type="float"/>
          <table:table-cell table:formula="of:=MEDIAN([.$F74];[.$S74])" office:value-type="float"/>
          <table:table-cell table:formula="of:=MEDIAN([.$G74];[.$T74])" office:value-type="float"/>
          <table:table-cell table:formula="of:=MEDIAN([.$H74];[.$U74])" office:value-type="float"/>
          <table:table-cell table:formula="of:=MEDIAN([.$I74];[.$V74])" office:value-type="float"/>
          <table:table-cell table:formula="of:=MEDIAN([.$J74])" office:value-type="float"/>
          <table:table-cell table:formula="of:=MEDIAN([.$K74];[.$W74])" office:value-type="float"/>
          <table:table-cell table:formula="of:=MEDIAN([.$L74];[.$X74])" office:value-type="float"/>
          <table:table-cell table:formula="of:=MEDIAN([.$M74];[.$Y74])" office:value-type="float"/>
          <table:table-cell table:formula="of:=MEDIAN([.$N74];[.$Z74])" office:value-type="float"/>
          <table:table-cell table:formula="of:=MAX([.$B74];[.$O74])" office:value-type="float"/>
          <table:table-cell table:formula="of:=MAX([.$C74];[.$P74])" office:value-type="float"/>
          <table:table-cell table:formula="of:=MAX([.$D74];[.$Q74])" office:value-type="float"/>
          <table:table-cell table:formula="of:=MAX([.$E74];[.$R74])" office:value-type="float"/>
          <table:table-cell table:formula="of:=MAX([.$F74];[.$S74])" office:value-type="float"/>
          <table:table-cell table:formula="of:=MAX([.$G74];[.$T74])" office:value-type="float"/>
          <table:table-cell table:formula="of:=MAX([.$H74];[.$U74])" office:value-type="float"/>
          <table:table-cell table:formula="of:=MAX([.$I74];[.$V74])" office:value-type="float"/>
          <table:table-cell table:formula="of:=MAX([.$J74])" office:value-type="float"/>
          <table:table-cell table:formula="of:=MAX([.$K74];[.$W74])" office:value-type="float"/>
          <table:table-cell table:formula="of:=MAX([.$L74];[.$X74])" office:value-type="float"/>
          <table:table-cell table:formula="of:=MAX([.$M74];[.$Y74])" office:value-type="float"/>
          <table:table-cell table:formula="of:=MAX([.$N74];[.$Z74])" office:value-type="float"/>
        </table:table-row>
        <table:table-row table:style-name="ro1">
          <table:table-cell office:value-type="string">
            <text:p>p02.pddl/39</text:p>
          </table:table-cell>
          <table:table-cell office:value-type="float" office:value="300.0"/>
          <table:table-cell office:value-type="float" office:value="299.993"/>
          <table:table-cell office:value-type="float" office:value="299.5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3843.0"/>
          <table:table-cell office:value-type="float" office:value="1892927.0"/>
          <table:table-cell office:value-type="float" office:value="1877401.0"/>
          <table:table-cell office:value-type="float" office:value="44254.0"/>
          <table:table-cell office:value-type="float" office:value="3537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9"/>
          <table:table-cell office:value-type="float" office:value="299.5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47484.0"/>
          <table:table-cell office:value-type="float" office:value="839522.0"/>
          <table:table-cell office:value-type="float" office:value="44254.0"/>
          <table:table-cell office:value-type="float" office:value="35375.0"/>
          <table:table-cell office:value-type="float" office:value="0.0"/>
          <table:table-cell office:value-type="float" office:value="0.0"/>
          <table:table-cell table:formula="of:=MIN([.$B75];[.$O75])" office:value-type="float"/>
          <table:table-cell table:formula="of:=MIN([.$C75];[.$P75])" office:value-type="float"/>
          <table:table-cell table:formula="of:=MIN([.$D75];[.$Q75])" office:value-type="float"/>
          <table:table-cell table:formula="of:=MIN([.$E75];[.$R75])" office:value-type="float"/>
          <table:table-cell table:formula="of:=MIN([.$F75];[.$S75])" office:value-type="float"/>
          <table:table-cell table:formula="of:=MIN([.$G75];[.$T75])" office:value-type="float"/>
          <table:table-cell table:formula="of:=MIN([.$H75];[.$U75])" office:value-type="float"/>
          <table:table-cell table:formula="of:=MIN([.$I75];[.$V75])" office:value-type="float"/>
          <table:table-cell table:formula="of:=MIN([.$J75])" office:value-type="float"/>
          <table:table-cell table:formula="of:=MIN([.$K75];[.$W75])" office:value-type="float"/>
          <table:table-cell table:formula="of:=MIN([.$L75];[.$X75])" office:value-type="float"/>
          <table:table-cell table:formula="of:=MIN([.$M75];[.$Y75])" office:value-type="float"/>
          <table:table-cell table:formula="of:=MIN([.$N75];[.$Z75])" office:value-type="float"/>
          <table:table-cell table:formula="of:=MEDIAN([.$B75];[.$O75])" office:value-type="float"/>
          <table:table-cell table:formula="of:=MEDIAN([.$C75];[.$P75])" office:value-type="float"/>
          <table:table-cell table:formula="of:=MEDIAN([.$D75];[.$Q75])" office:value-type="float"/>
          <table:table-cell table:formula="of:=MEDIAN([.$E75];[.$R75])" office:value-type="float"/>
          <table:table-cell table:formula="of:=MEDIAN([.$F75];[.$S75])" office:value-type="float"/>
          <table:table-cell table:formula="of:=MEDIAN([.$G75];[.$T75])" office:value-type="float"/>
          <table:table-cell table:formula="of:=MEDIAN([.$H75];[.$U75])" office:value-type="float"/>
          <table:table-cell table:formula="of:=MEDIAN([.$I75];[.$V75])" office:value-type="float"/>
          <table:table-cell table:formula="of:=MEDIAN([.$J75])" office:value-type="float"/>
          <table:table-cell table:formula="of:=MEDIAN([.$K75];[.$W75])" office:value-type="float"/>
          <table:table-cell table:formula="of:=MEDIAN([.$L75];[.$X75])" office:value-type="float"/>
          <table:table-cell table:formula="of:=MEDIAN([.$M75];[.$Y75])" office:value-type="float"/>
          <table:table-cell table:formula="of:=MEDIAN([.$N75];[.$Z75])" office:value-type="float"/>
          <table:table-cell table:formula="of:=MAX([.$B75];[.$O75])" office:value-type="float"/>
          <table:table-cell table:formula="of:=MAX([.$C75];[.$P75])" office:value-type="float"/>
          <table:table-cell table:formula="of:=MAX([.$D75];[.$Q75])" office:value-type="float"/>
          <table:table-cell table:formula="of:=MAX([.$E75];[.$R75])" office:value-type="float"/>
          <table:table-cell table:formula="of:=MAX([.$F75];[.$S75])" office:value-type="float"/>
          <table:table-cell table:formula="of:=MAX([.$G75];[.$T75])" office:value-type="float"/>
          <table:table-cell table:formula="of:=MAX([.$H75];[.$U75])" office:value-type="float"/>
          <table:table-cell table:formula="of:=MAX([.$I75];[.$V75])" office:value-type="float"/>
          <table:table-cell table:formula="of:=MAX([.$J75])" office:value-type="float"/>
          <table:table-cell table:formula="of:=MAX([.$K75];[.$W75])" office:value-type="float"/>
          <table:table-cell table:formula="of:=MAX([.$L75];[.$X75])" office:value-type="float"/>
          <table:table-cell table:formula="of:=MAX([.$M75];[.$Y75])" office:value-type="float"/>
          <table:table-cell table:formula="of:=MAX([.$N75];[.$Z75])" office:value-type="float"/>
        </table:table-row>
        <table:table-row table:style-name="ro1">
          <table:table-cell office:value-type="string">
            <text:p>p02.pddl/4</text:p>
          </table:table-cell>
          <table:table-cell office:value-type="float" office:value="0.088729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3.0"/>
          <table:table-cell office:value-type="float" office:value="1.0"/>
          <table:table-cell office:value-type="float" office:value="5124.0"/>
          <table:table-cell office:value-type="float" office:value="1625.0"/>
          <table:table-cell office:value-type="float" office:value="0.0"/>
          <table:table-cell office:value-type="float" office:value="0.0"/>
          <table:table-cell office:value-type="float" office:value="0.090949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3.0"/>
          <table:table-cell office:value-type="float" office:value="5124.0"/>
          <table:table-cell office:value-type="float" office:value="1625.0"/>
          <table:table-cell office:value-type="float" office:value="0.0"/>
          <table:table-cell office:value-type="float" office:value="0.0"/>
          <table:table-cell table:formula="of:=MIN([.$B76];[.$O76])" office:value-type="float"/>
          <table:table-cell table:formula="of:=MIN([.$C76];[.$P76])" office:value-type="float"/>
          <table:table-cell table:formula="of:=MIN([.$D76];[.$Q76])" office:value-type="float"/>
          <table:table-cell table:formula="of:=MIN([.$E76];[.$R76])" office:value-type="float"/>
          <table:table-cell table:formula="of:=MIN([.$F76];[.$S76])" office:value-type="float"/>
          <table:table-cell table:formula="of:=MIN([.$G76];[.$T76])" office:value-type="float"/>
          <table:table-cell table:formula="of:=MIN([.$H76];[.$U76])" office:value-type="float"/>
          <table:table-cell table:formula="of:=MIN([.$I76];[.$V76])" office:value-type="float"/>
          <table:table-cell table:formula="of:=MIN([.$J76])" office:value-type="float"/>
          <table:table-cell table:formula="of:=MIN([.$K76];[.$W76])" office:value-type="float"/>
          <table:table-cell table:formula="of:=MIN([.$L76];[.$X76])" office:value-type="float"/>
          <table:table-cell table:formula="of:=MIN([.$M76];[.$Y76])" office:value-type="float"/>
          <table:table-cell table:formula="of:=MIN([.$N76];[.$Z76])" office:value-type="float"/>
          <table:table-cell table:formula="of:=MEDIAN([.$B76];[.$O76])" office:value-type="float"/>
          <table:table-cell table:formula="of:=MEDIAN([.$C76];[.$P76])" office:value-type="float"/>
          <table:table-cell table:formula="of:=MEDIAN([.$D76];[.$Q76])" office:value-type="float"/>
          <table:table-cell table:formula="of:=MEDIAN([.$E76];[.$R76])" office:value-type="float"/>
          <table:table-cell table:formula="of:=MEDIAN([.$F76];[.$S76])" office:value-type="float"/>
          <table:table-cell table:formula="of:=MEDIAN([.$G76];[.$T76])" office:value-type="float"/>
          <table:table-cell table:formula="of:=MEDIAN([.$H76];[.$U76])" office:value-type="float"/>
          <table:table-cell table:formula="of:=MEDIAN([.$I76];[.$V76])" office:value-type="float"/>
          <table:table-cell table:formula="of:=MEDIAN([.$J76])" office:value-type="float"/>
          <table:table-cell table:formula="of:=MEDIAN([.$K76];[.$W76])" office:value-type="float"/>
          <table:table-cell table:formula="of:=MEDIAN([.$L76];[.$X76])" office:value-type="float"/>
          <table:table-cell table:formula="of:=MEDIAN([.$M76];[.$Y76])" office:value-type="float"/>
          <table:table-cell table:formula="of:=MEDIAN([.$N76];[.$Z76])" office:value-type="float"/>
          <table:table-cell table:formula="of:=MAX([.$B76];[.$O76])" office:value-type="float"/>
          <table:table-cell table:formula="of:=MAX([.$C76];[.$P76])" office:value-type="float"/>
          <table:table-cell table:formula="of:=MAX([.$D76];[.$Q76])" office:value-type="float"/>
          <table:table-cell table:formula="of:=MAX([.$E76];[.$R76])" office:value-type="float"/>
          <table:table-cell table:formula="of:=MAX([.$F76];[.$S76])" office:value-type="float"/>
          <table:table-cell table:formula="of:=MAX([.$G76];[.$T76])" office:value-type="float"/>
          <table:table-cell table:formula="of:=MAX([.$H76];[.$U76])" office:value-type="float"/>
          <table:table-cell table:formula="of:=MAX([.$I76];[.$V76])" office:value-type="float"/>
          <table:table-cell table:formula="of:=MAX([.$J76])" office:value-type="float"/>
          <table:table-cell table:formula="of:=MAX([.$K76];[.$W76])" office:value-type="float"/>
          <table:table-cell table:formula="of:=MAX([.$L76];[.$X76])" office:value-type="float"/>
          <table:table-cell table:formula="of:=MAX([.$M76];[.$Y76])" office:value-type="float"/>
          <table:table-cell table:formula="of:=MAX([.$N76];[.$Z76])" office:value-type="float"/>
        </table:table-row>
        <table:table-row table:style-name="ro1">
          <table:table-cell office:value-type="string">
            <text:p>p02.pddl/40</text:p>
          </table:table-cell>
          <table:table-cell office:value-type="float" office:value="300.0"/>
          <table:table-cell office:value-type="float" office:value="299.986"/>
          <table:table-cell office:value-type="float" office:value="299.4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5731.0"/>
          <table:table-cell office:value-type="float" office:value="1354978.0"/>
          <table:table-cell office:value-type="float" office:value="1343974.0"/>
          <table:table-cell office:value-type="float" office:value="45372.0"/>
          <table:table-cell office:value-type="float" office:value="3634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5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94406.0"/>
          <table:table-cell office:value-type="float" office:value="786723.0"/>
          <table:table-cell office:value-type="float" office:value="45372.0"/>
          <table:table-cell office:value-type="float" office:value="36341.0"/>
          <table:table-cell office:value-type="float" office:value="0.0"/>
          <table:table-cell office:value-type="float" office:value="0.0"/>
          <table:table-cell table:formula="of:=MIN([.$B77];[.$O77])" office:value-type="float"/>
          <table:table-cell table:formula="of:=MIN([.$C77];[.$P77])" office:value-type="float"/>
          <table:table-cell table:formula="of:=MIN([.$D77];[.$Q77])" office:value-type="float"/>
          <table:table-cell table:formula="of:=MIN([.$E77];[.$R77])" office:value-type="float"/>
          <table:table-cell table:formula="of:=MIN([.$F77];[.$S77])" office:value-type="float"/>
          <table:table-cell table:formula="of:=MIN([.$G77];[.$T77])" office:value-type="float"/>
          <table:table-cell table:formula="of:=MIN([.$H77];[.$U77])" office:value-type="float"/>
          <table:table-cell table:formula="of:=MIN([.$I77];[.$V77])" office:value-type="float"/>
          <table:table-cell table:formula="of:=MIN([.$J77])" office:value-type="float"/>
          <table:table-cell table:formula="of:=MIN([.$K77];[.$W77])" office:value-type="float"/>
          <table:table-cell table:formula="of:=MIN([.$L77];[.$X77])" office:value-type="float"/>
          <table:table-cell table:formula="of:=MIN([.$M77];[.$Y77])" office:value-type="float"/>
          <table:table-cell table:formula="of:=MIN([.$N77];[.$Z77])" office:value-type="float"/>
          <table:table-cell table:formula="of:=MEDIAN([.$B77];[.$O77])" office:value-type="float"/>
          <table:table-cell table:formula="of:=MEDIAN([.$C77];[.$P77])" office:value-type="float"/>
          <table:table-cell table:formula="of:=MEDIAN([.$D77];[.$Q77])" office:value-type="float"/>
          <table:table-cell table:formula="of:=MEDIAN([.$E77];[.$R77])" office:value-type="float"/>
          <table:table-cell table:formula="of:=MEDIAN([.$F77];[.$S77])" office:value-type="float"/>
          <table:table-cell table:formula="of:=MEDIAN([.$G77];[.$T77])" office:value-type="float"/>
          <table:table-cell table:formula="of:=MEDIAN([.$H77];[.$U77])" office:value-type="float"/>
          <table:table-cell table:formula="of:=MEDIAN([.$I77];[.$V77])" office:value-type="float"/>
          <table:table-cell table:formula="of:=MEDIAN([.$J77])" office:value-type="float"/>
          <table:table-cell table:formula="of:=MEDIAN([.$K77];[.$W77])" office:value-type="float"/>
          <table:table-cell table:formula="of:=MEDIAN([.$L77];[.$X77])" office:value-type="float"/>
          <table:table-cell table:formula="of:=MEDIAN([.$M77];[.$Y77])" office:value-type="float"/>
          <table:table-cell table:formula="of:=MEDIAN([.$N77];[.$Z77])" office:value-type="float"/>
          <table:table-cell table:formula="of:=MAX([.$B77];[.$O77])" office:value-type="float"/>
          <table:table-cell table:formula="of:=MAX([.$C77];[.$P77])" office:value-type="float"/>
          <table:table-cell table:formula="of:=MAX([.$D77];[.$Q77])" office:value-type="float"/>
          <table:table-cell table:formula="of:=MAX([.$E77];[.$R77])" office:value-type="float"/>
          <table:table-cell table:formula="of:=MAX([.$F77];[.$S77])" office:value-type="float"/>
          <table:table-cell table:formula="of:=MAX([.$G77];[.$T77])" office:value-type="float"/>
          <table:table-cell table:formula="of:=MAX([.$H77];[.$U77])" office:value-type="float"/>
          <table:table-cell table:formula="of:=MAX([.$I77];[.$V77])" office:value-type="float"/>
          <table:table-cell table:formula="of:=MAX([.$J77])" office:value-type="float"/>
          <table:table-cell table:formula="of:=MAX([.$K77];[.$W77])" office:value-type="float"/>
          <table:table-cell table:formula="of:=MAX([.$L77];[.$X77])" office:value-type="float"/>
          <table:table-cell table:formula="of:=MAX([.$M77];[.$Y77])" office:value-type="float"/>
          <table:table-cell table:formula="of:=MAX([.$N77];[.$Z77])" office:value-type="float"/>
        </table:table-row>
        <table:table-row table:style-name="ro1">
          <table:table-cell office:value-type="string">
            <text:p>p02.pddl/5</text:p>
          </table:table-cell>
          <table:table-cell office:value-type="float" office:value="0.098968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5.0"/>
          <table:table-cell office:value-type="float" office:value="46.0"/>
          <table:table-cell office:value-type="float" office:value="6242.0"/>
          <table:table-cell office:value-type="float" office:value="2531.0"/>
          <table:table-cell office:value-type="float" office:value="0.0"/>
          <table:table-cell office:value-type="float" office:value="0.0"/>
          <table:table-cell office:value-type="float" office:value="0.094471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31.0"/>
          <table:table-cell office:value-type="float" office:value="6242.0"/>
          <table:table-cell office:value-type="float" office:value="2531.0"/>
          <table:table-cell office:value-type="float" office:value="0.0"/>
          <table:table-cell office:value-type="float" office:value="0.0"/>
          <table:table-cell table:formula="of:=MIN([.$B78];[.$O78])" office:value-type="float"/>
          <table:table-cell table:formula="of:=MIN([.$C78];[.$P78])" office:value-type="float"/>
          <table:table-cell table:formula="of:=MIN([.$D78];[.$Q78])" office:value-type="float"/>
          <table:table-cell table:formula="of:=MIN([.$E78];[.$R78])" office:value-type="float"/>
          <table:table-cell table:formula="of:=MIN([.$F78];[.$S78])" office:value-type="float"/>
          <table:table-cell table:formula="of:=MIN([.$G78];[.$T78])" office:value-type="float"/>
          <table:table-cell table:formula="of:=MIN([.$H78];[.$U78])" office:value-type="float"/>
          <table:table-cell table:formula="of:=MIN([.$I78];[.$V78])" office:value-type="float"/>
          <table:table-cell table:formula="of:=MIN([.$J78])" office:value-type="float"/>
          <table:table-cell table:formula="of:=MIN([.$K78];[.$W78])" office:value-type="float"/>
          <table:table-cell table:formula="of:=MIN([.$L78];[.$X78])" office:value-type="float"/>
          <table:table-cell table:formula="of:=MIN([.$M78];[.$Y78])" office:value-type="float"/>
          <table:table-cell table:formula="of:=MIN([.$N78];[.$Z78])" office:value-type="float"/>
          <table:table-cell table:formula="of:=MEDIAN([.$B78];[.$O78])" office:value-type="float"/>
          <table:table-cell table:formula="of:=MEDIAN([.$C78];[.$P78])" office:value-type="float"/>
          <table:table-cell table:formula="of:=MEDIAN([.$D78];[.$Q78])" office:value-type="float"/>
          <table:table-cell table:formula="of:=MEDIAN([.$E78];[.$R78])" office:value-type="float"/>
          <table:table-cell table:formula="of:=MEDIAN([.$F78];[.$S78])" office:value-type="float"/>
          <table:table-cell table:formula="of:=MEDIAN([.$G78];[.$T78])" office:value-type="float"/>
          <table:table-cell table:formula="of:=MEDIAN([.$H78];[.$U78])" office:value-type="float"/>
          <table:table-cell table:formula="of:=MEDIAN([.$I78];[.$V78])" office:value-type="float"/>
          <table:table-cell table:formula="of:=MEDIAN([.$J78])" office:value-type="float"/>
          <table:table-cell table:formula="of:=MEDIAN([.$K78];[.$W78])" office:value-type="float"/>
          <table:table-cell table:formula="of:=MEDIAN([.$L78];[.$X78])" office:value-type="float"/>
          <table:table-cell table:formula="of:=MEDIAN([.$M78];[.$Y78])" office:value-type="float"/>
          <table:table-cell table:formula="of:=MEDIAN([.$N78];[.$Z78])" office:value-type="float"/>
          <table:table-cell table:formula="of:=MAX([.$B78];[.$O78])" office:value-type="float"/>
          <table:table-cell table:formula="of:=MAX([.$C78];[.$P78])" office:value-type="float"/>
          <table:table-cell table:formula="of:=MAX([.$D78];[.$Q78])" office:value-type="float"/>
          <table:table-cell table:formula="of:=MAX([.$E78];[.$R78])" office:value-type="float"/>
          <table:table-cell table:formula="of:=MAX([.$F78];[.$S78])" office:value-type="float"/>
          <table:table-cell table:formula="of:=MAX([.$G78];[.$T78])" office:value-type="float"/>
          <table:table-cell table:formula="of:=MAX([.$H78];[.$U78])" office:value-type="float"/>
          <table:table-cell table:formula="of:=MAX([.$I78];[.$V78])" office:value-type="float"/>
          <table:table-cell table:formula="of:=MAX([.$J78])" office:value-type="float"/>
          <table:table-cell table:formula="of:=MAX([.$K78];[.$W78])" office:value-type="float"/>
          <table:table-cell table:formula="of:=MAX([.$L78];[.$X78])" office:value-type="float"/>
          <table:table-cell table:formula="of:=MAX([.$M78];[.$Y78])" office:value-type="float"/>
          <table:table-cell table:formula="of:=MAX([.$N78];[.$Z78])" office:value-type="float"/>
        </table:table-row>
        <table:table-row table:style-name="ro1">
          <table:table-cell office:value-type="string">
            <text:p>p02.pddl/6</text:p>
          </table:table-cell>
          <table:table-cell office:value-type="float" office:value="0.114"/>
          <table:table-cell office:value-type="float" office:value="0.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3.0"/>
          <table:table-cell office:value-type="float" office:value="399.0"/>
          <table:table-cell office:value-type="float" office:value="242.0"/>
          <table:table-cell office:value-type="float" office:value="7360.0"/>
          <table:table-cell office:value-type="float" office:value="3497.0"/>
          <table:table-cell office:value-type="float" office:value="0.0"/>
          <table:table-cell office:value-type="float" office:value="0.0"/>
          <table:table-cell office:value-type="float" office:value="0.105779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4.0"/>
          <table:table-cell office:value-type="float" office:value="177.0"/>
          <table:table-cell office:value-type="float" office:value="7360.0"/>
          <table:table-cell office:value-type="float" office:value="3497.0"/>
          <table:table-cell office:value-type="float" office:value="0.0"/>
          <table:table-cell office:value-type="float" office:value="0.0"/>
          <table:table-cell table:formula="of:=MIN([.$B79];[.$O79])" office:value-type="float"/>
          <table:table-cell table:formula="of:=MIN([.$C79];[.$P79])" office:value-type="float"/>
          <table:table-cell table:formula="of:=MIN([.$D79];[.$Q79])" office:value-type="float"/>
          <table:table-cell table:formula="of:=MIN([.$E79];[.$R79])" office:value-type="float"/>
          <table:table-cell table:formula="of:=MIN([.$F79];[.$S79])" office:value-type="float"/>
          <table:table-cell table:formula="of:=MIN([.$G79];[.$T79])" office:value-type="float"/>
          <table:table-cell table:formula="of:=MIN([.$H79];[.$U79])" office:value-type="float"/>
          <table:table-cell table:formula="of:=MIN([.$I79];[.$V79])" office:value-type="float"/>
          <table:table-cell table:formula="of:=MIN([.$J79])" office:value-type="float"/>
          <table:table-cell table:formula="of:=MIN([.$K79];[.$W79])" office:value-type="float"/>
          <table:table-cell table:formula="of:=MIN([.$L79];[.$X79])" office:value-type="float"/>
          <table:table-cell table:formula="of:=MIN([.$M79];[.$Y79])" office:value-type="float"/>
          <table:table-cell table:formula="of:=MIN([.$N79];[.$Z79])" office:value-type="float"/>
          <table:table-cell table:formula="of:=MEDIAN([.$B79];[.$O79])" office:value-type="float"/>
          <table:table-cell table:formula="of:=MEDIAN([.$C79];[.$P79])" office:value-type="float"/>
          <table:table-cell table:formula="of:=MEDIAN([.$D79];[.$Q79])" office:value-type="float"/>
          <table:table-cell table:formula="of:=MEDIAN([.$E79];[.$R79])" office:value-type="float"/>
          <table:table-cell table:formula="of:=MEDIAN([.$F79];[.$S79])" office:value-type="float"/>
          <table:table-cell table:formula="of:=MEDIAN([.$G79];[.$T79])" office:value-type="float"/>
          <table:table-cell table:formula="of:=MEDIAN([.$H79];[.$U79])" office:value-type="float"/>
          <table:table-cell table:formula="of:=MEDIAN([.$I79];[.$V79])" office:value-type="float"/>
          <table:table-cell table:formula="of:=MEDIAN([.$J79])" office:value-type="float"/>
          <table:table-cell table:formula="of:=MEDIAN([.$K79];[.$W79])" office:value-type="float"/>
          <table:table-cell table:formula="of:=MEDIAN([.$L79];[.$X79])" office:value-type="float"/>
          <table:table-cell table:formula="of:=MEDIAN([.$M79];[.$Y79])" office:value-type="float"/>
          <table:table-cell table:formula="of:=MEDIAN([.$N79];[.$Z79])" office:value-type="float"/>
          <table:table-cell table:formula="of:=MAX([.$B79];[.$O79])" office:value-type="float"/>
          <table:table-cell table:formula="of:=MAX([.$C79];[.$P79])" office:value-type="float"/>
          <table:table-cell table:formula="of:=MAX([.$D79];[.$Q79])" office:value-type="float"/>
          <table:table-cell table:formula="of:=MAX([.$E79];[.$R79])" office:value-type="float"/>
          <table:table-cell table:formula="of:=MAX([.$F79];[.$S79])" office:value-type="float"/>
          <table:table-cell table:formula="of:=MAX([.$G79];[.$T79])" office:value-type="float"/>
          <table:table-cell table:formula="of:=MAX([.$H79];[.$U79])" office:value-type="float"/>
          <table:table-cell table:formula="of:=MAX([.$I79];[.$V79])" office:value-type="float"/>
          <table:table-cell table:formula="of:=MAX([.$J79])" office:value-type="float"/>
          <table:table-cell table:formula="of:=MAX([.$K79];[.$W79])" office:value-type="float"/>
          <table:table-cell table:formula="of:=MAX([.$L79];[.$X79])" office:value-type="float"/>
          <table:table-cell table:formula="of:=MAX([.$M79];[.$Y79])" office:value-type="float"/>
          <table:table-cell table:formula="of:=MAX([.$N79];[.$Z79])" office:value-type="float"/>
        </table:table-row>
        <table:table-row table:style-name="ro1">
          <table:table-cell office:value-type="string">
            <text:p>p02.pddl/7</text:p>
          </table:table-cell>
          <table:table-cell office:value-type="float" office:value="0.131622"/>
          <table:table-cell office:value-type="float" office:value="0.09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40.0"/>
          <table:table-cell office:value-type="float" office:value="1054.0"/>
          <table:table-cell office:value-type="float" office:value="707.0"/>
          <table:table-cell office:value-type="float" office:value="8478.0"/>
          <table:table-cell office:value-type="float" office:value="4463.0"/>
          <table:table-cell office:value-type="float" office:value="0.0"/>
          <table:table-cell office:value-type="float" office:value="0.0"/>
          <table:table-cell office:value-type="float" office:value="0.120545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120.0"/>
          <table:table-cell office:value-type="float" office:value="8478.0"/>
          <table:table-cell office:value-type="float" office:value="4463.0"/>
          <table:table-cell office:value-type="float" office:value="0.0"/>
          <table:table-cell office:value-type="float" office:value="0.0"/>
          <table:table-cell table:formula="of:=MIN([.$B80];[.$O80])" office:value-type="float"/>
          <table:table-cell table:formula="of:=MIN([.$C80];[.$P80])" office:value-type="float"/>
          <table:table-cell table:formula="of:=MIN([.$D80];[.$Q80])" office:value-type="float"/>
          <table:table-cell table:formula="of:=MIN([.$E80];[.$R80])" office:value-type="float"/>
          <table:table-cell table:formula="of:=MIN([.$F80];[.$S80])" office:value-type="float"/>
          <table:table-cell table:formula="of:=MIN([.$G80];[.$T80])" office:value-type="float"/>
          <table:table-cell table:formula="of:=MIN([.$H80];[.$U80])" office:value-type="float"/>
          <table:table-cell table:formula="of:=MIN([.$I80];[.$V80])" office:value-type="float"/>
          <table:table-cell table:formula="of:=MIN([.$J80])" office:value-type="float"/>
          <table:table-cell table:formula="of:=MIN([.$K80];[.$W80])" office:value-type="float"/>
          <table:table-cell table:formula="of:=MIN([.$L80];[.$X80])" office:value-type="float"/>
          <table:table-cell table:formula="of:=MIN([.$M80];[.$Y80])" office:value-type="float"/>
          <table:table-cell table:formula="of:=MIN([.$N80];[.$Z80])" office:value-type="float"/>
          <table:table-cell table:formula="of:=MEDIAN([.$B80];[.$O80])" office:value-type="float"/>
          <table:table-cell table:formula="of:=MEDIAN([.$C80];[.$P80])" office:value-type="float"/>
          <table:table-cell table:formula="of:=MEDIAN([.$D80];[.$Q80])" office:value-type="float"/>
          <table:table-cell table:formula="of:=MEDIAN([.$E80];[.$R80])" office:value-type="float"/>
          <table:table-cell table:formula="of:=MEDIAN([.$F80];[.$S80])" office:value-type="float"/>
          <table:table-cell table:formula="of:=MEDIAN([.$G80];[.$T80])" office:value-type="float"/>
          <table:table-cell table:formula="of:=MEDIAN([.$H80];[.$U80])" office:value-type="float"/>
          <table:table-cell table:formula="of:=MEDIAN([.$I80];[.$V80])" office:value-type="float"/>
          <table:table-cell table:formula="of:=MEDIAN([.$J80])" office:value-type="float"/>
          <table:table-cell table:formula="of:=MEDIAN([.$K80];[.$W80])" office:value-type="float"/>
          <table:table-cell table:formula="of:=MEDIAN([.$L80];[.$X80])" office:value-type="float"/>
          <table:table-cell table:formula="of:=MEDIAN([.$M80];[.$Y80])" office:value-type="float"/>
          <table:table-cell table:formula="of:=MEDIAN([.$N80];[.$Z80])" office:value-type="float"/>
          <table:table-cell table:formula="of:=MAX([.$B80];[.$O80])" office:value-type="float"/>
          <table:table-cell table:formula="of:=MAX([.$C80];[.$P80])" office:value-type="float"/>
          <table:table-cell table:formula="of:=MAX([.$D80];[.$Q80])" office:value-type="float"/>
          <table:table-cell table:formula="of:=MAX([.$E80];[.$R80])" office:value-type="float"/>
          <table:table-cell table:formula="of:=MAX([.$F80];[.$S80])" office:value-type="float"/>
          <table:table-cell table:formula="of:=MAX([.$G80];[.$T80])" office:value-type="float"/>
          <table:table-cell table:formula="of:=MAX([.$H80];[.$U80])" office:value-type="float"/>
          <table:table-cell table:formula="of:=MAX([.$I80];[.$V80])" office:value-type="float"/>
          <table:table-cell table:formula="of:=MAX([.$J80])" office:value-type="float"/>
          <table:table-cell table:formula="of:=MAX([.$K80];[.$W80])" office:value-type="float"/>
          <table:table-cell table:formula="of:=MAX([.$L80];[.$X80])" office:value-type="float"/>
          <table:table-cell table:formula="of:=MAX([.$M80];[.$Y80])" office:value-type="float"/>
          <table:table-cell table:formula="of:=MAX([.$N80];[.$Z80])" office:value-type="float"/>
        </table:table-row>
        <table:table-row table:style-name="ro1">
          <table:table-cell office:value-type="string">
            <text:p>p02.pddl/8</text:p>
          </table:table-cell>
          <table:table-cell office:value-type="float" office:value="0.156574"/>
          <table:table-cell office:value-type="float" office:value="0.1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51.0"/>
          <table:table-cell office:value-type="float" office:value="1969.0"/>
          <table:table-cell office:value-type="float" office:value="1531.0"/>
          <table:table-cell office:value-type="float" office:value="9596.0"/>
          <table:table-cell office:value-type="float" office:value="5429.0"/>
          <table:table-cell office:value-type="float" office:value="0.0"/>
          <table:table-cell office:value-type="float" office:value="0.0"/>
          <table:table-cell office:value-type="float" office:value="0.132763"/>
          <table:table-cell office:value-type="float" office:value="0.09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1.0"/>
          <table:table-cell office:value-type="float" office:value="434.0"/>
          <table:table-cell office:value-type="float" office:value="9596.0"/>
          <table:table-cell office:value-type="float" office:value="5429.0"/>
          <table:table-cell office:value-type="float" office:value="0.0"/>
          <table:table-cell office:value-type="float" office:value="0.0"/>
          <table:table-cell table:formula="of:=MIN([.$B81];[.$O81])" office:value-type="float"/>
          <table:table-cell table:formula="of:=MIN([.$C81];[.$P81])" office:value-type="float"/>
          <table:table-cell table:formula="of:=MIN([.$D81];[.$Q81])" office:value-type="float"/>
          <table:table-cell table:formula="of:=MIN([.$E81];[.$R81])" office:value-type="float"/>
          <table:table-cell table:formula="of:=MIN([.$F81];[.$S81])" office:value-type="float"/>
          <table:table-cell table:formula="of:=MIN([.$G81];[.$T81])" office:value-type="float"/>
          <table:table-cell table:formula="of:=MIN([.$H81];[.$U81])" office:value-type="float"/>
          <table:table-cell table:formula="of:=MIN([.$I81];[.$V81])" office:value-type="float"/>
          <table:table-cell table:formula="of:=MIN([.$J81])" office:value-type="float"/>
          <table:table-cell table:formula="of:=MIN([.$K81];[.$W81])" office:value-type="float"/>
          <table:table-cell table:formula="of:=MIN([.$L81];[.$X81])" office:value-type="float"/>
          <table:table-cell table:formula="of:=MIN([.$M81];[.$Y81])" office:value-type="float"/>
          <table:table-cell table:formula="of:=MIN([.$N81];[.$Z81])" office:value-type="float"/>
          <table:table-cell table:formula="of:=MEDIAN([.$B81];[.$O81])" office:value-type="float"/>
          <table:table-cell table:formula="of:=MEDIAN([.$C81];[.$P81])" office:value-type="float"/>
          <table:table-cell table:formula="of:=MEDIAN([.$D81];[.$Q81])" office:value-type="float"/>
          <table:table-cell table:formula="of:=MEDIAN([.$E81];[.$R81])" office:value-type="float"/>
          <table:table-cell table:formula="of:=MEDIAN([.$F81];[.$S81])" office:value-type="float"/>
          <table:table-cell table:formula="of:=MEDIAN([.$G81];[.$T81])" office:value-type="float"/>
          <table:table-cell table:formula="of:=MEDIAN([.$H81];[.$U81])" office:value-type="float"/>
          <table:table-cell table:formula="of:=MEDIAN([.$I81];[.$V81])" office:value-type="float"/>
          <table:table-cell table:formula="of:=MEDIAN([.$J81])" office:value-type="float"/>
          <table:table-cell table:formula="of:=MEDIAN([.$K81];[.$W81])" office:value-type="float"/>
          <table:table-cell table:formula="of:=MEDIAN([.$L81];[.$X81])" office:value-type="float"/>
          <table:table-cell table:formula="of:=MEDIAN([.$M81];[.$Y81])" office:value-type="float"/>
          <table:table-cell table:formula="of:=MEDIAN([.$N81];[.$Z81])" office:value-type="float"/>
          <table:table-cell table:formula="of:=MAX([.$B81];[.$O81])" office:value-type="float"/>
          <table:table-cell table:formula="of:=MAX([.$C81];[.$P81])" office:value-type="float"/>
          <table:table-cell table:formula="of:=MAX([.$D81];[.$Q81])" office:value-type="float"/>
          <table:table-cell table:formula="of:=MAX([.$E81];[.$R81])" office:value-type="float"/>
          <table:table-cell table:formula="of:=MAX([.$F81];[.$S81])" office:value-type="float"/>
          <table:table-cell table:formula="of:=MAX([.$G81];[.$T81])" office:value-type="float"/>
          <table:table-cell table:formula="of:=MAX([.$H81];[.$U81])" office:value-type="float"/>
          <table:table-cell table:formula="of:=MAX([.$I81];[.$V81])" office:value-type="float"/>
          <table:table-cell table:formula="of:=MAX([.$J81])" office:value-type="float"/>
          <table:table-cell table:formula="of:=MAX([.$K81];[.$W81])" office:value-type="float"/>
          <table:table-cell table:formula="of:=MAX([.$L81];[.$X81])" office:value-type="float"/>
          <table:table-cell table:formula="of:=MAX([.$M81];[.$Y81])" office:value-type="float"/>
          <table:table-cell table:formula="of:=MAX([.$N81];[.$Z81])" office:value-type="float"/>
        </table:table-row>
        <table:table-row table:style-name="ro1">
          <table:table-cell office:value-type="string">
            <text:p>p02.pddl/9</text:p>
          </table:table-cell>
          <table:table-cell office:value-type="float" office:value="0.168526"/>
          <table:table-cell office:value-type="float" office:value="0.13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43.0"/>
          <table:table-cell office:value-type="float" office:value="2624.0"/>
          <table:table-cell office:value-type="float" office:value="2066.0"/>
          <table:table-cell office:value-type="float" office:value="10714.0"/>
          <table:table-cell office:value-type="float" office:value="6395.0"/>
          <table:table-cell office:value-type="float" office:value="0.0"/>
          <table:table-cell office:value-type="float" office:value="0.0"/>
          <table:table-cell office:value-type="float" office:value="0.165968"/>
          <table:table-cell office:value-type="float" office:value="0.1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41.0"/>
          <table:table-cell office:value-type="float" office:value="857.0"/>
          <table:table-cell office:value-type="float" office:value="10714.0"/>
          <table:table-cell office:value-type="float" office:value="6395.0"/>
          <table:table-cell office:value-type="float" office:value="0.0"/>
          <table:table-cell office:value-type="float" office:value="0.0"/>
          <table:table-cell table:formula="of:=MIN([.$B82];[.$O82])" office:value-type="float"/>
          <table:table-cell table:formula="of:=MIN([.$C82];[.$P82])" office:value-type="float"/>
          <table:table-cell table:formula="of:=MIN([.$D82];[.$Q82])" office:value-type="float"/>
          <table:table-cell table:formula="of:=MIN([.$E82];[.$R82])" office:value-type="float"/>
          <table:table-cell table:formula="of:=MIN([.$F82];[.$S82])" office:value-type="float"/>
          <table:table-cell table:formula="of:=MIN([.$G82];[.$T82])" office:value-type="float"/>
          <table:table-cell table:formula="of:=MIN([.$H82];[.$U82])" office:value-type="float"/>
          <table:table-cell table:formula="of:=MIN([.$I82];[.$V82])" office:value-type="float"/>
          <table:table-cell table:formula="of:=MIN([.$J82])" office:value-type="float"/>
          <table:table-cell table:formula="of:=MIN([.$K82];[.$W82])" office:value-type="float"/>
          <table:table-cell table:formula="of:=MIN([.$L82];[.$X82])" office:value-type="float"/>
          <table:table-cell table:formula="of:=MIN([.$M82];[.$Y82])" office:value-type="float"/>
          <table:table-cell table:formula="of:=MIN([.$N82];[.$Z82])" office:value-type="float"/>
          <table:table-cell table:formula="of:=MEDIAN([.$B82];[.$O82])" office:value-type="float"/>
          <table:table-cell table:formula="of:=MEDIAN([.$C82];[.$P82])" office:value-type="float"/>
          <table:table-cell table:formula="of:=MEDIAN([.$D82];[.$Q82])" office:value-type="float"/>
          <table:table-cell table:formula="of:=MEDIAN([.$E82];[.$R82])" office:value-type="float"/>
          <table:table-cell table:formula="of:=MEDIAN([.$F82];[.$S82])" office:value-type="float"/>
          <table:table-cell table:formula="of:=MEDIAN([.$G82];[.$T82])" office:value-type="float"/>
          <table:table-cell table:formula="of:=MEDIAN([.$H82];[.$U82])" office:value-type="float"/>
          <table:table-cell table:formula="of:=MEDIAN([.$I82];[.$V82])" office:value-type="float"/>
          <table:table-cell table:formula="of:=MEDIAN([.$J82])" office:value-type="float"/>
          <table:table-cell table:formula="of:=MEDIAN([.$K82];[.$W82])" office:value-type="float"/>
          <table:table-cell table:formula="of:=MEDIAN([.$L82];[.$X82])" office:value-type="float"/>
          <table:table-cell table:formula="of:=MEDIAN([.$M82];[.$Y82])" office:value-type="float"/>
          <table:table-cell table:formula="of:=MEDIAN([.$N82];[.$Z82])" office:value-type="float"/>
          <table:table-cell table:formula="of:=MAX([.$B82];[.$O82])" office:value-type="float"/>
          <table:table-cell table:formula="of:=MAX([.$C82];[.$P82])" office:value-type="float"/>
          <table:table-cell table:formula="of:=MAX([.$D82];[.$Q82])" office:value-type="float"/>
          <table:table-cell table:formula="of:=MAX([.$E82];[.$R82])" office:value-type="float"/>
          <table:table-cell table:formula="of:=MAX([.$F82];[.$S82])" office:value-type="float"/>
          <table:table-cell table:formula="of:=MAX([.$G82];[.$T82])" office:value-type="float"/>
          <table:table-cell table:formula="of:=MAX([.$H82];[.$U82])" office:value-type="float"/>
          <table:table-cell table:formula="of:=MAX([.$I82];[.$V82])" office:value-type="float"/>
          <table:table-cell table:formula="of:=MAX([.$J82])" office:value-type="float"/>
          <table:table-cell table:formula="of:=MAX([.$K82];[.$W82])" office:value-type="float"/>
          <table:table-cell table:formula="of:=MAX([.$L82];[.$X82])" office:value-type="float"/>
          <table:table-cell table:formula="of:=MAX([.$M82];[.$Y82])" office:value-type="float"/>
          <table:table-cell table:formula="of:=MAX([.$N82];[.$Z82])" office:value-type="float"/>
        </table:table-row>
        <table:table-row table:style-name="ro1">
          <table:table-cell office:value-type="string">
            <text:p>p03.pddl/1</text:p>
          </table:table-cell>
          <table:table-cell office:value-type="float" office:value="0.063008"/>
          <table:table-cell office:value-type="float" office:value="0.0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7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606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770.0"/>
          <table:table-cell office:value-type="float" office:value="3.0"/>
          <table:table-cell office:value-type="float" office:value="0.0"/>
          <table:table-cell office:value-type="float" office:value="0.0"/>
          <table:table-cell table:formula="of:=MIN([.$B83];[.$O83])" office:value-type="float"/>
          <table:table-cell table:formula="of:=MIN([.$C83];[.$P83])" office:value-type="float"/>
          <table:table-cell table:formula="of:=MIN([.$D83];[.$Q83])" office:value-type="float"/>
          <table:table-cell table:formula="of:=MIN([.$E83];[.$R83])" office:value-type="float"/>
          <table:table-cell table:formula="of:=MIN([.$F83];[.$S83])" office:value-type="float"/>
          <table:table-cell table:formula="of:=MIN([.$G83];[.$T83])" office:value-type="float"/>
          <table:table-cell table:formula="of:=MIN([.$H83];[.$U83])" office:value-type="float"/>
          <table:table-cell table:formula="of:=MIN([.$I83];[.$V83])" office:value-type="float"/>
          <table:table-cell table:formula="of:=MIN([.$J83])" office:value-type="float"/>
          <table:table-cell table:formula="of:=MIN([.$K83];[.$W83])" office:value-type="float"/>
          <table:table-cell table:formula="of:=MIN([.$L83];[.$X83])" office:value-type="float"/>
          <table:table-cell table:formula="of:=MIN([.$M83];[.$Y83])" office:value-type="float"/>
          <table:table-cell table:formula="of:=MIN([.$N83];[.$Z83])" office:value-type="float"/>
          <table:table-cell table:formula="of:=MEDIAN([.$B83];[.$O83])" office:value-type="float"/>
          <table:table-cell table:formula="of:=MEDIAN([.$C83];[.$P83])" office:value-type="float"/>
          <table:table-cell table:formula="of:=MEDIAN([.$D83];[.$Q83])" office:value-type="float"/>
          <table:table-cell table:formula="of:=MEDIAN([.$E83];[.$R83])" office:value-type="float"/>
          <table:table-cell table:formula="of:=MEDIAN([.$F83];[.$S83])" office:value-type="float"/>
          <table:table-cell table:formula="of:=MEDIAN([.$G83];[.$T83])" office:value-type="float"/>
          <table:table-cell table:formula="of:=MEDIAN([.$H83];[.$U83])" office:value-type="float"/>
          <table:table-cell table:formula="of:=MEDIAN([.$I83];[.$V83])" office:value-type="float"/>
          <table:table-cell table:formula="of:=MEDIAN([.$J83])" office:value-type="float"/>
          <table:table-cell table:formula="of:=MEDIAN([.$K83];[.$W83])" office:value-type="float"/>
          <table:table-cell table:formula="of:=MEDIAN([.$L83];[.$X83])" office:value-type="float"/>
          <table:table-cell table:formula="of:=MEDIAN([.$M83];[.$Y83])" office:value-type="float"/>
          <table:table-cell table:formula="of:=MEDIAN([.$N83];[.$Z83])" office:value-type="float"/>
          <table:table-cell table:formula="of:=MAX([.$B83];[.$O83])" office:value-type="float"/>
          <table:table-cell table:formula="of:=MAX([.$C83];[.$P83])" office:value-type="float"/>
          <table:table-cell table:formula="of:=MAX([.$D83];[.$Q83])" office:value-type="float"/>
          <table:table-cell table:formula="of:=MAX([.$E83];[.$R83])" office:value-type="float"/>
          <table:table-cell table:formula="of:=MAX([.$F83];[.$S83])" office:value-type="float"/>
          <table:table-cell table:formula="of:=MAX([.$G83];[.$T83])" office:value-type="float"/>
          <table:table-cell table:formula="of:=MAX([.$H83];[.$U83])" office:value-type="float"/>
          <table:table-cell table:formula="of:=MAX([.$I83];[.$V83])" office:value-type="float"/>
          <table:table-cell table:formula="of:=MAX([.$J83])" office:value-type="float"/>
          <table:table-cell table:formula="of:=MAX([.$K83];[.$W83])" office:value-type="float"/>
          <table:table-cell table:formula="of:=MAX([.$L83];[.$X83])" office:value-type="float"/>
          <table:table-cell table:formula="of:=MAX([.$M83];[.$Y83])" office:value-type="float"/>
          <table:table-cell table:formula="of:=MAX([.$N83];[.$Z83])" office:value-type="float"/>
        </table:table-row>
        <table:table-row table:style-name="ro1">
          <table:table-cell office:value-type="string">
            <text:p>p03.pddl/10</text:p>
          </table:table-cell>
          <table:table-cell office:value-type="float" office:value="0.254299"/>
          <table:table-cell office:value-type="float" office:value="0.215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46.0"/>
          <table:table-cell office:value-type="float" office:value="5656.0"/>
          <table:table-cell office:value-type="float" office:value="4648.0"/>
          <table:table-cell office:value-type="float" office:value="11832.0"/>
          <table:table-cell office:value-type="float" office:value="7361.0"/>
          <table:table-cell office:value-type="float" office:value="0.0"/>
          <table:table-cell office:value-type="float" office:value="0.0"/>
          <table:table-cell office:value-type="float" office:value="0.23765"/>
          <table:table-cell office:value-type="float" office:value="0.2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505.0"/>
          <table:table-cell office:value-type="float" office:value="2273.0"/>
          <table:table-cell office:value-type="float" office:value="11832.0"/>
          <table:table-cell office:value-type="float" office:value="7361.0"/>
          <table:table-cell office:value-type="float" office:value="0.0"/>
          <table:table-cell office:value-type="float" office:value="0.0"/>
          <table:table-cell table:formula="of:=MIN([.$B84];[.$O84])" office:value-type="float"/>
          <table:table-cell table:formula="of:=MIN([.$C84];[.$P84])" office:value-type="float"/>
          <table:table-cell table:formula="of:=MIN([.$D84];[.$Q84])" office:value-type="float"/>
          <table:table-cell table:formula="of:=MIN([.$E84];[.$R84])" office:value-type="float"/>
          <table:table-cell table:formula="of:=MIN([.$F84];[.$S84])" office:value-type="float"/>
          <table:table-cell table:formula="of:=MIN([.$G84];[.$T84])" office:value-type="float"/>
          <table:table-cell table:formula="of:=MIN([.$H84];[.$U84])" office:value-type="float"/>
          <table:table-cell table:formula="of:=MIN([.$I84];[.$V84])" office:value-type="float"/>
          <table:table-cell table:formula="of:=MIN([.$J84])" office:value-type="float"/>
          <table:table-cell table:formula="of:=MIN([.$K84];[.$W84])" office:value-type="float"/>
          <table:table-cell table:formula="of:=MIN([.$L84];[.$X84])" office:value-type="float"/>
          <table:table-cell table:formula="of:=MIN([.$M84];[.$Y84])" office:value-type="float"/>
          <table:table-cell table:formula="of:=MIN([.$N84];[.$Z84])" office:value-type="float"/>
          <table:table-cell table:formula="of:=MEDIAN([.$B84];[.$O84])" office:value-type="float"/>
          <table:table-cell table:formula="of:=MEDIAN([.$C84];[.$P84])" office:value-type="float"/>
          <table:table-cell table:formula="of:=MEDIAN([.$D84];[.$Q84])" office:value-type="float"/>
          <table:table-cell table:formula="of:=MEDIAN([.$E84];[.$R84])" office:value-type="float"/>
          <table:table-cell table:formula="of:=MEDIAN([.$F84];[.$S84])" office:value-type="float"/>
          <table:table-cell table:formula="of:=MEDIAN([.$G84];[.$T84])" office:value-type="float"/>
          <table:table-cell table:formula="of:=MEDIAN([.$H84];[.$U84])" office:value-type="float"/>
          <table:table-cell table:formula="of:=MEDIAN([.$I84];[.$V84])" office:value-type="float"/>
          <table:table-cell table:formula="of:=MEDIAN([.$J84])" office:value-type="float"/>
          <table:table-cell table:formula="of:=MEDIAN([.$K84];[.$W84])" office:value-type="float"/>
          <table:table-cell table:formula="of:=MEDIAN([.$L84];[.$X84])" office:value-type="float"/>
          <table:table-cell table:formula="of:=MEDIAN([.$M84];[.$Y84])" office:value-type="float"/>
          <table:table-cell table:formula="of:=MEDIAN([.$N84];[.$Z84])" office:value-type="float"/>
          <table:table-cell table:formula="of:=MAX([.$B84];[.$O84])" office:value-type="float"/>
          <table:table-cell table:formula="of:=MAX([.$C84];[.$P84])" office:value-type="float"/>
          <table:table-cell table:formula="of:=MAX([.$D84];[.$Q84])" office:value-type="float"/>
          <table:table-cell table:formula="of:=MAX([.$E84];[.$R84])" office:value-type="float"/>
          <table:table-cell table:formula="of:=MAX([.$F84];[.$S84])" office:value-type="float"/>
          <table:table-cell table:formula="of:=MAX([.$G84];[.$T84])" office:value-type="float"/>
          <table:table-cell table:formula="of:=MAX([.$H84];[.$U84])" office:value-type="float"/>
          <table:table-cell table:formula="of:=MAX([.$I84];[.$V84])" office:value-type="float"/>
          <table:table-cell table:formula="of:=MAX([.$J84])" office:value-type="float"/>
          <table:table-cell table:formula="of:=MAX([.$K84];[.$W84])" office:value-type="float"/>
          <table:table-cell table:formula="of:=MAX([.$L84];[.$X84])" office:value-type="float"/>
          <table:table-cell table:formula="of:=MAX([.$M84];[.$Y84])" office:value-type="float"/>
          <table:table-cell table:formula="of:=MAX([.$N84];[.$Z84])" office:value-type="float"/>
        </table:table-row>
        <table:table-row table:style-name="ro1">
          <table:table-cell office:value-type="string">
            <text:p>p03.pddl/11</text:p>
          </table:table-cell>
          <table:table-cell office:value-type="float" office:value="0.373901"/>
          <table:table-cell office:value-type="float" office:value="0.333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306.0"/>
          <table:table-cell office:value-type="float" office:value="10668.0"/>
          <table:table-cell office:value-type="float" office:value="9180.0"/>
          <table:table-cell office:value-type="float" office:value="12950.0"/>
          <table:table-cell office:value-type="float" office:value="8327.0"/>
          <table:table-cell office:value-type="float" office:value="0.0"/>
          <table:table-cell office:value-type="float" office:value="0.0"/>
          <table:table-cell office:value-type="float" office:value="0.335161"/>
          <table:table-cell office:value-type="float" office:value="0.296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735.0"/>
          <table:table-cell office:value-type="float" office:value="3751.0"/>
          <table:table-cell office:value-type="float" office:value="12950.0"/>
          <table:table-cell office:value-type="float" office:value="8327.0"/>
          <table:table-cell office:value-type="float" office:value="0.0"/>
          <table:table-cell office:value-type="float" office:value="0.0"/>
          <table:table-cell table:formula="of:=MIN([.$B85];[.$O85])" office:value-type="float"/>
          <table:table-cell table:formula="of:=MIN([.$C85];[.$P85])" office:value-type="float"/>
          <table:table-cell table:formula="of:=MIN([.$D85];[.$Q85])" office:value-type="float"/>
          <table:table-cell table:formula="of:=MIN([.$E85];[.$R85])" office:value-type="float"/>
          <table:table-cell table:formula="of:=MIN([.$F85];[.$S85])" office:value-type="float"/>
          <table:table-cell table:formula="of:=MIN([.$G85];[.$T85])" office:value-type="float"/>
          <table:table-cell table:formula="of:=MIN([.$H85];[.$U85])" office:value-type="float"/>
          <table:table-cell table:formula="of:=MIN([.$I85];[.$V85])" office:value-type="float"/>
          <table:table-cell table:formula="of:=MIN([.$J85])" office:value-type="float"/>
          <table:table-cell table:formula="of:=MIN([.$K85];[.$W85])" office:value-type="float"/>
          <table:table-cell table:formula="of:=MIN([.$L85];[.$X85])" office:value-type="float"/>
          <table:table-cell table:formula="of:=MIN([.$M85];[.$Y85])" office:value-type="float"/>
          <table:table-cell table:formula="of:=MIN([.$N85];[.$Z85])" office:value-type="float"/>
          <table:table-cell table:formula="of:=MEDIAN([.$B85];[.$O85])" office:value-type="float"/>
          <table:table-cell table:formula="of:=MEDIAN([.$C85];[.$P85])" office:value-type="float"/>
          <table:table-cell table:formula="of:=MEDIAN([.$D85];[.$Q85])" office:value-type="float"/>
          <table:table-cell table:formula="of:=MEDIAN([.$E85];[.$R85])" office:value-type="float"/>
          <table:table-cell table:formula="of:=MEDIAN([.$F85];[.$S85])" office:value-type="float"/>
          <table:table-cell table:formula="of:=MEDIAN([.$G85];[.$T85])" office:value-type="float"/>
          <table:table-cell table:formula="of:=MEDIAN([.$H85];[.$U85])" office:value-type="float"/>
          <table:table-cell table:formula="of:=MEDIAN([.$I85];[.$V85])" office:value-type="float"/>
          <table:table-cell table:formula="of:=MEDIAN([.$J85])" office:value-type="float"/>
          <table:table-cell table:formula="of:=MEDIAN([.$K85];[.$W85])" office:value-type="float"/>
          <table:table-cell table:formula="of:=MEDIAN([.$L85];[.$X85])" office:value-type="float"/>
          <table:table-cell table:formula="of:=MEDIAN([.$M85];[.$Y85])" office:value-type="float"/>
          <table:table-cell table:formula="of:=MEDIAN([.$N85];[.$Z85])" office:value-type="float"/>
          <table:table-cell table:formula="of:=MAX([.$B85];[.$O85])" office:value-type="float"/>
          <table:table-cell table:formula="of:=MAX([.$C85];[.$P85])" office:value-type="float"/>
          <table:table-cell table:formula="of:=MAX([.$D85];[.$Q85])" office:value-type="float"/>
          <table:table-cell table:formula="of:=MAX([.$E85];[.$R85])" office:value-type="float"/>
          <table:table-cell table:formula="of:=MAX([.$F85];[.$S85])" office:value-type="float"/>
          <table:table-cell table:formula="of:=MAX([.$G85];[.$T85])" office:value-type="float"/>
          <table:table-cell table:formula="of:=MAX([.$H85];[.$U85])" office:value-type="float"/>
          <table:table-cell table:formula="of:=MAX([.$I85];[.$V85])" office:value-type="float"/>
          <table:table-cell table:formula="of:=MAX([.$J85])" office:value-type="float"/>
          <table:table-cell table:formula="of:=MAX([.$K85];[.$W85])" office:value-type="float"/>
          <table:table-cell table:formula="of:=MAX([.$L85];[.$X85])" office:value-type="float"/>
          <table:table-cell table:formula="of:=MAX([.$M85];[.$Y85])" office:value-type="float"/>
          <table:table-cell table:formula="of:=MAX([.$N85];[.$Z85])" office:value-type="float"/>
        </table:table-row>
        <table:table-row table:style-name="ro1">
          <table:table-cell office:value-type="string">
            <text:p>p03.pddl/12</text:p>
          </table:table-cell>
          <table:table-cell office:value-type="float" office:value="1.01933"/>
          <table:table-cell office:value-type="float" office:value="0.978"/>
          <table:table-cell office:value-type="float" office:value="0.84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419.0"/>
          <table:table-cell office:value-type="float" office:value="24179.0"/>
          <table:table-cell office:value-type="float" office:value="22242.0"/>
          <table:table-cell office:value-type="float" office:value="14068.0"/>
          <table:table-cell office:value-type="float" office:value="9293.0"/>
          <table:table-cell office:value-type="float" office:value="0.0"/>
          <table:table-cell office:value-type="float" office:value="0.0"/>
          <table:table-cell office:value-type="float" office:value="0.771198"/>
          <table:table-cell office:value-type="float" office:value="0.731"/>
          <table:table-cell office:value-type="float" office:value="0.59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518.0"/>
          <table:table-cell office:value-type="float" office:value="11544.0"/>
          <table:table-cell office:value-type="float" office:value="14068.0"/>
          <table:table-cell office:value-type="float" office:value="9293.0"/>
          <table:table-cell office:value-type="float" office:value="0.0"/>
          <table:table-cell office:value-type="float" office:value="0.0"/>
          <table:table-cell table:formula="of:=MIN([.$B86];[.$O86])" office:value-type="float"/>
          <table:table-cell table:formula="of:=MIN([.$C86];[.$P86])" office:value-type="float"/>
          <table:table-cell table:formula="of:=MIN([.$D86];[.$Q86])" office:value-type="float"/>
          <table:table-cell table:formula="of:=MIN([.$E86];[.$R86])" office:value-type="float"/>
          <table:table-cell table:formula="of:=MIN([.$F86];[.$S86])" office:value-type="float"/>
          <table:table-cell table:formula="of:=MIN([.$G86];[.$T86])" office:value-type="float"/>
          <table:table-cell table:formula="of:=MIN([.$H86];[.$U86])" office:value-type="float"/>
          <table:table-cell table:formula="of:=MIN([.$I86];[.$V86])" office:value-type="float"/>
          <table:table-cell table:formula="of:=MIN([.$J86])" office:value-type="float"/>
          <table:table-cell table:formula="of:=MIN([.$K86];[.$W86])" office:value-type="float"/>
          <table:table-cell table:formula="of:=MIN([.$L86];[.$X86])" office:value-type="float"/>
          <table:table-cell table:formula="of:=MIN([.$M86];[.$Y86])" office:value-type="float"/>
          <table:table-cell table:formula="of:=MIN([.$N86];[.$Z86])" office:value-type="float"/>
          <table:table-cell table:formula="of:=MEDIAN([.$B86];[.$O86])" office:value-type="float"/>
          <table:table-cell table:formula="of:=MEDIAN([.$C86];[.$P86])" office:value-type="float"/>
          <table:table-cell table:formula="of:=MEDIAN([.$D86];[.$Q86])" office:value-type="float"/>
          <table:table-cell table:formula="of:=MEDIAN([.$E86];[.$R86])" office:value-type="float"/>
          <table:table-cell table:formula="of:=MEDIAN([.$F86];[.$S86])" office:value-type="float"/>
          <table:table-cell table:formula="of:=MEDIAN([.$G86];[.$T86])" office:value-type="float"/>
          <table:table-cell table:formula="of:=MEDIAN([.$H86];[.$U86])" office:value-type="float"/>
          <table:table-cell table:formula="of:=MEDIAN([.$I86];[.$V86])" office:value-type="float"/>
          <table:table-cell table:formula="of:=MEDIAN([.$J86])" office:value-type="float"/>
          <table:table-cell table:formula="of:=MEDIAN([.$K86];[.$W86])" office:value-type="float"/>
          <table:table-cell table:formula="of:=MEDIAN([.$L86];[.$X86])" office:value-type="float"/>
          <table:table-cell table:formula="of:=MEDIAN([.$M86];[.$Y86])" office:value-type="float"/>
          <table:table-cell table:formula="of:=MEDIAN([.$N86];[.$Z86])" office:value-type="float"/>
          <table:table-cell table:formula="of:=MAX([.$B86];[.$O86])" office:value-type="float"/>
          <table:table-cell table:formula="of:=MAX([.$C86];[.$P86])" office:value-type="float"/>
          <table:table-cell table:formula="of:=MAX([.$D86];[.$Q86])" office:value-type="float"/>
          <table:table-cell table:formula="of:=MAX([.$E86];[.$R86])" office:value-type="float"/>
          <table:table-cell table:formula="of:=MAX([.$F86];[.$S86])" office:value-type="float"/>
          <table:table-cell table:formula="of:=MAX([.$G86];[.$T86])" office:value-type="float"/>
          <table:table-cell table:formula="of:=MAX([.$H86];[.$U86])" office:value-type="float"/>
          <table:table-cell table:formula="of:=MAX([.$I86];[.$V86])" office:value-type="float"/>
          <table:table-cell table:formula="of:=MAX([.$J86])" office:value-type="float"/>
          <table:table-cell table:formula="of:=MAX([.$K86];[.$W86])" office:value-type="float"/>
          <table:table-cell table:formula="of:=MAX([.$L86];[.$X86])" office:value-type="float"/>
          <table:table-cell table:formula="of:=MAX([.$M86];[.$Y86])" office:value-type="float"/>
          <table:table-cell table:formula="of:=MAX([.$N86];[.$Z86])" office:value-type="float"/>
        </table:table-row>
        <table:table-row table:style-name="ro1">
          <table:table-cell office:value-type="string">
            <text:p>p03.pddl/13</text:p>
          </table:table-cell>
          <table:table-cell office:value-type="float" office:value="1.56304"/>
          <table:table-cell office:value-type="float" office:value="1.522"/>
          <table:table-cell office:value-type="float" office:value="1.37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3643.0"/>
          <table:table-cell office:value-type="float" office:value="40373.0"/>
          <table:table-cell office:value-type="float" office:value="37531.0"/>
          <table:table-cell office:value-type="float" office:value="15186.0"/>
          <table:table-cell office:value-type="float" office:value="10259.0"/>
          <table:table-cell office:value-type="float" office:value="0.0"/>
          <table:table-cell office:value-type="float" office:value="0.0"/>
          <table:table-cell office:value-type="float" office:value="0.891965"/>
          <table:table-cell office:value-type="float" office:value="0.851"/>
          <table:table-cell office:value-type="float" office:value="0.69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021.0"/>
          <table:table-cell office:value-type="float" office:value="12748.0"/>
          <table:table-cell office:value-type="float" office:value="15186.0"/>
          <table:table-cell office:value-type="float" office:value="10259.0"/>
          <table:table-cell office:value-type="float" office:value="0.0"/>
          <table:table-cell office:value-type="float" office:value="0.0"/>
          <table:table-cell table:formula="of:=MIN([.$B87];[.$O87])" office:value-type="float"/>
          <table:table-cell table:formula="of:=MIN([.$C87];[.$P87])" office:value-type="float"/>
          <table:table-cell table:formula="of:=MIN([.$D87];[.$Q87])" office:value-type="float"/>
          <table:table-cell table:formula="of:=MIN([.$E87];[.$R87])" office:value-type="float"/>
          <table:table-cell table:formula="of:=MIN([.$F87];[.$S87])" office:value-type="float"/>
          <table:table-cell table:formula="of:=MIN([.$G87];[.$T87])" office:value-type="float"/>
          <table:table-cell table:formula="of:=MIN([.$H87];[.$U87])" office:value-type="float"/>
          <table:table-cell table:formula="of:=MIN([.$I87];[.$V87])" office:value-type="float"/>
          <table:table-cell table:formula="of:=MIN([.$J87])" office:value-type="float"/>
          <table:table-cell table:formula="of:=MIN([.$K87];[.$W87])" office:value-type="float"/>
          <table:table-cell table:formula="of:=MIN([.$L87];[.$X87])" office:value-type="float"/>
          <table:table-cell table:formula="of:=MIN([.$M87];[.$Y87])" office:value-type="float"/>
          <table:table-cell table:formula="of:=MIN([.$N87];[.$Z87])" office:value-type="float"/>
          <table:table-cell table:formula="of:=MEDIAN([.$B87];[.$O87])" office:value-type="float"/>
          <table:table-cell table:formula="of:=MEDIAN([.$C87];[.$P87])" office:value-type="float"/>
          <table:table-cell table:formula="of:=MEDIAN([.$D87];[.$Q87])" office:value-type="float"/>
          <table:table-cell table:formula="of:=MEDIAN([.$E87];[.$R87])" office:value-type="float"/>
          <table:table-cell table:formula="of:=MEDIAN([.$F87];[.$S87])" office:value-type="float"/>
          <table:table-cell table:formula="of:=MEDIAN([.$G87];[.$T87])" office:value-type="float"/>
          <table:table-cell table:formula="of:=MEDIAN([.$H87];[.$U87])" office:value-type="float"/>
          <table:table-cell table:formula="of:=MEDIAN([.$I87];[.$V87])" office:value-type="float"/>
          <table:table-cell table:formula="of:=MEDIAN([.$J87])" office:value-type="float"/>
          <table:table-cell table:formula="of:=MEDIAN([.$K87];[.$W87])" office:value-type="float"/>
          <table:table-cell table:formula="of:=MEDIAN([.$L87];[.$X87])" office:value-type="float"/>
          <table:table-cell table:formula="of:=MEDIAN([.$M87];[.$Y87])" office:value-type="float"/>
          <table:table-cell table:formula="of:=MEDIAN([.$N87];[.$Z87])" office:value-type="float"/>
          <table:table-cell table:formula="of:=MAX([.$B87];[.$O87])" office:value-type="float"/>
          <table:table-cell table:formula="of:=MAX([.$C87];[.$P87])" office:value-type="float"/>
          <table:table-cell table:formula="of:=MAX([.$D87];[.$Q87])" office:value-type="float"/>
          <table:table-cell table:formula="of:=MAX([.$E87];[.$R87])" office:value-type="float"/>
          <table:table-cell table:formula="of:=MAX([.$F87];[.$S87])" office:value-type="float"/>
          <table:table-cell table:formula="of:=MAX([.$G87];[.$T87])" office:value-type="float"/>
          <table:table-cell table:formula="of:=MAX([.$H87];[.$U87])" office:value-type="float"/>
          <table:table-cell table:formula="of:=MAX([.$I87];[.$V87])" office:value-type="float"/>
          <table:table-cell table:formula="of:=MAX([.$J87])" office:value-type="float"/>
          <table:table-cell table:formula="of:=MAX([.$K87];[.$W87])" office:value-type="float"/>
          <table:table-cell table:formula="of:=MAX([.$L87];[.$X87])" office:value-type="float"/>
          <table:table-cell table:formula="of:=MAX([.$M87];[.$Y87])" office:value-type="float"/>
          <table:table-cell table:formula="of:=MAX([.$N87];[.$Z87])" office:value-type="float"/>
        </table:table-row>
        <table:table-row table:style-name="ro1">
          <table:table-cell office:value-type="string">
            <text:p>p03.pddl/14</text:p>
          </table:table-cell>
          <table:table-cell office:value-type="float" office:value="5.97986"/>
          <table:table-cell office:value-type="float" office:value="5.94"/>
          <table:table-cell office:value-type="float" office:value="5.75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3402.0"/>
          <table:table-cell office:value-type="float" office:value="107297.0"/>
          <table:table-cell office:value-type="float" office:value="101707.0"/>
          <table:table-cell office:value-type="float" office:value="16304.0"/>
          <table:table-cell office:value-type="float" office:value="11225.0"/>
          <table:table-cell office:value-type="float" office:value="0.0"/>
          <table:table-cell office:value-type="float" office:value="0.0"/>
          <table:table-cell office:value-type="float" office:value="3.70831"/>
          <table:table-cell office:value-type="float" office:value="3.67"/>
          <table:table-cell office:value-type="float" office:value="3.52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9464.0"/>
          <table:table-cell office:value-type="float" office:value="53886.0"/>
          <table:table-cell office:value-type="float" office:value="16304.0"/>
          <table:table-cell office:value-type="float" office:value="11225.0"/>
          <table:table-cell office:value-type="float" office:value="0.0"/>
          <table:table-cell office:value-type="float" office:value="0.0"/>
          <table:table-cell table:formula="of:=MIN([.$B88];[.$O88])" office:value-type="float"/>
          <table:table-cell table:formula="of:=MIN([.$C88];[.$P88])" office:value-type="float"/>
          <table:table-cell table:formula="of:=MIN([.$D88];[.$Q88])" office:value-type="float"/>
          <table:table-cell table:formula="of:=MIN([.$E88];[.$R88])" office:value-type="float"/>
          <table:table-cell table:formula="of:=MIN([.$F88];[.$S88])" office:value-type="float"/>
          <table:table-cell table:formula="of:=MIN([.$G88];[.$T88])" office:value-type="float"/>
          <table:table-cell table:formula="of:=MIN([.$H88];[.$U88])" office:value-type="float"/>
          <table:table-cell table:formula="of:=MIN([.$I88];[.$V88])" office:value-type="float"/>
          <table:table-cell table:formula="of:=MIN([.$J88])" office:value-type="float"/>
          <table:table-cell table:formula="of:=MIN([.$K88];[.$W88])" office:value-type="float"/>
          <table:table-cell table:formula="of:=MIN([.$L88];[.$X88])" office:value-type="float"/>
          <table:table-cell table:formula="of:=MIN([.$M88];[.$Y88])" office:value-type="float"/>
          <table:table-cell table:formula="of:=MIN([.$N88];[.$Z88])" office:value-type="float"/>
          <table:table-cell table:formula="of:=MEDIAN([.$B88];[.$O88])" office:value-type="float"/>
          <table:table-cell table:formula="of:=MEDIAN([.$C88];[.$P88])" office:value-type="float"/>
          <table:table-cell table:formula="of:=MEDIAN([.$D88];[.$Q88])" office:value-type="float"/>
          <table:table-cell table:formula="of:=MEDIAN([.$E88];[.$R88])" office:value-type="float"/>
          <table:table-cell table:formula="of:=MEDIAN([.$F88];[.$S88])" office:value-type="float"/>
          <table:table-cell table:formula="of:=MEDIAN([.$G88];[.$T88])" office:value-type="float"/>
          <table:table-cell table:formula="of:=MEDIAN([.$H88];[.$U88])" office:value-type="float"/>
          <table:table-cell table:formula="of:=MEDIAN([.$I88];[.$V88])" office:value-type="float"/>
          <table:table-cell table:formula="of:=MEDIAN([.$J88])" office:value-type="float"/>
          <table:table-cell table:formula="of:=MEDIAN([.$K88];[.$W88])" office:value-type="float"/>
          <table:table-cell table:formula="of:=MEDIAN([.$L88];[.$X88])" office:value-type="float"/>
          <table:table-cell table:formula="of:=MEDIAN([.$M88];[.$Y88])" office:value-type="float"/>
          <table:table-cell table:formula="of:=MEDIAN([.$N88];[.$Z88])" office:value-type="float"/>
          <table:table-cell table:formula="of:=MAX([.$B88];[.$O88])" office:value-type="float"/>
          <table:table-cell table:formula="of:=MAX([.$C88];[.$P88])" office:value-type="float"/>
          <table:table-cell table:formula="of:=MAX([.$D88];[.$Q88])" office:value-type="float"/>
          <table:table-cell table:formula="of:=MAX([.$E88];[.$R88])" office:value-type="float"/>
          <table:table-cell table:formula="of:=MAX([.$F88];[.$S88])" office:value-type="float"/>
          <table:table-cell table:formula="of:=MAX([.$G88];[.$T88])" office:value-type="float"/>
          <table:table-cell table:formula="of:=MAX([.$H88];[.$U88])" office:value-type="float"/>
          <table:table-cell table:formula="of:=MAX([.$I88];[.$V88])" office:value-type="float"/>
          <table:table-cell table:formula="of:=MAX([.$J88])" office:value-type="float"/>
          <table:table-cell table:formula="of:=MAX([.$K88];[.$W88])" office:value-type="float"/>
          <table:table-cell table:formula="of:=MAX([.$L88];[.$X88])" office:value-type="float"/>
          <table:table-cell table:formula="of:=MAX([.$M88];[.$Y88])" office:value-type="float"/>
          <table:table-cell table:formula="of:=MAX([.$N88];[.$Z88])" office:value-type="float"/>
        </table:table-row>
        <table:table-row table:style-name="ro1">
          <table:table-cell office:value-type="string">
            <text:p>p03.pddl/15</text:p>
          </table:table-cell>
          <table:table-cell office:value-type="float" office:value="18.5897"/>
          <table:table-cell office:value-type="float" office:value="18.545"/>
          <table:table-cell office:value-type="float" office:value="18.37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18118.0"/>
          <table:table-cell office:value-type="float" office:value="302466.0"/>
          <table:table-cell office:value-type="float" office:value="293932.0"/>
          <table:table-cell office:value-type="float" office:value="17422.0"/>
          <table:table-cell office:value-type="float" office:value="12191.0"/>
          <table:table-cell office:value-type="float" office:value="0.0"/>
          <table:table-cell office:value-type="float" office:value="0.0"/>
          <table:table-cell office:value-type="float" office:value="7.81974"/>
          <table:table-cell office:value-type="float" office:value="7.777"/>
          <table:table-cell office:value-type="float" office:value="7.62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3177.0"/>
          <table:table-cell office:value-type="float" office:value="90235.0"/>
          <table:table-cell office:value-type="float" office:value="17422.0"/>
          <table:table-cell office:value-type="float" office:value="12191.0"/>
          <table:table-cell office:value-type="float" office:value="0.0"/>
          <table:table-cell office:value-type="float" office:value="0.0"/>
          <table:table-cell table:formula="of:=MIN([.$B89];[.$O89])" office:value-type="float"/>
          <table:table-cell table:formula="of:=MIN([.$C89];[.$P89])" office:value-type="float"/>
          <table:table-cell table:formula="of:=MIN([.$D89];[.$Q89])" office:value-type="float"/>
          <table:table-cell table:formula="of:=MIN([.$E89];[.$R89])" office:value-type="float"/>
          <table:table-cell table:formula="of:=MIN([.$F89];[.$S89])" office:value-type="float"/>
          <table:table-cell table:formula="of:=MIN([.$G89];[.$T89])" office:value-type="float"/>
          <table:table-cell table:formula="of:=MIN([.$H89];[.$U89])" office:value-type="float"/>
          <table:table-cell table:formula="of:=MIN([.$I89];[.$V89])" office:value-type="float"/>
          <table:table-cell table:formula="of:=MIN([.$J89])" office:value-type="float"/>
          <table:table-cell table:formula="of:=MIN([.$K89];[.$W89])" office:value-type="float"/>
          <table:table-cell table:formula="of:=MIN([.$L89];[.$X89])" office:value-type="float"/>
          <table:table-cell table:formula="of:=MIN([.$M89];[.$Y89])" office:value-type="float"/>
          <table:table-cell table:formula="of:=MIN([.$N89];[.$Z89])" office:value-type="float"/>
          <table:table-cell table:formula="of:=MEDIAN([.$B89];[.$O89])" office:value-type="float"/>
          <table:table-cell table:formula="of:=MEDIAN([.$C89];[.$P89])" office:value-type="float"/>
          <table:table-cell table:formula="of:=MEDIAN([.$D89];[.$Q89])" office:value-type="float"/>
          <table:table-cell table:formula="of:=MEDIAN([.$E89];[.$R89])" office:value-type="float"/>
          <table:table-cell table:formula="of:=MEDIAN([.$F89];[.$S89])" office:value-type="float"/>
          <table:table-cell table:formula="of:=MEDIAN([.$G89];[.$T89])" office:value-type="float"/>
          <table:table-cell table:formula="of:=MEDIAN([.$H89];[.$U89])" office:value-type="float"/>
          <table:table-cell table:formula="of:=MEDIAN([.$I89];[.$V89])" office:value-type="float"/>
          <table:table-cell table:formula="of:=MEDIAN([.$J89])" office:value-type="float"/>
          <table:table-cell table:formula="of:=MEDIAN([.$K89];[.$W89])" office:value-type="float"/>
          <table:table-cell table:formula="of:=MEDIAN([.$L89];[.$X89])" office:value-type="float"/>
          <table:table-cell table:formula="of:=MEDIAN([.$M89];[.$Y89])" office:value-type="float"/>
          <table:table-cell table:formula="of:=MEDIAN([.$N89];[.$Z89])" office:value-type="float"/>
          <table:table-cell table:formula="of:=MAX([.$B89];[.$O89])" office:value-type="float"/>
          <table:table-cell table:formula="of:=MAX([.$C89];[.$P89])" office:value-type="float"/>
          <table:table-cell table:formula="of:=MAX([.$D89];[.$Q89])" office:value-type="float"/>
          <table:table-cell table:formula="of:=MAX([.$E89];[.$R89])" office:value-type="float"/>
          <table:table-cell table:formula="of:=MAX([.$F89];[.$S89])" office:value-type="float"/>
          <table:table-cell table:formula="of:=MAX([.$G89];[.$T89])" office:value-type="float"/>
          <table:table-cell table:formula="of:=MAX([.$H89];[.$U89])" office:value-type="float"/>
          <table:table-cell table:formula="of:=MAX([.$I89];[.$V89])" office:value-type="float"/>
          <table:table-cell table:formula="of:=MAX([.$J89])" office:value-type="float"/>
          <table:table-cell table:formula="of:=MAX([.$K89];[.$W89])" office:value-type="float"/>
          <table:table-cell table:formula="of:=MAX([.$L89];[.$X89])" office:value-type="float"/>
          <table:table-cell table:formula="of:=MAX([.$M89];[.$Y89])" office:value-type="float"/>
          <table:table-cell table:formula="of:=MAX([.$N89];[.$Z89])" office:value-type="float"/>
        </table:table-row>
        <table:table-row table:style-name="ro1">
          <table:table-cell office:value-type="string">
            <text:p>p03.pddl/16</text:p>
          </table:table-cell>
          <table:table-cell office:value-type="float" office:value="72.8128"/>
          <table:table-cell office:value-type="float" office:value="72.766"/>
          <table:table-cell office:value-type="float" office:value="72.58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74611.0"/>
          <table:table-cell office:value-type="float" office:value="883155.0"/>
          <table:table-cell office:value-type="float" office:value="864657.0"/>
          <table:table-cell office:value-type="float" office:value="18540.0"/>
          <table:table-cell office:value-type="float" office:value="13157.0"/>
          <table:table-cell office:value-type="float" office:value="0.0"/>
          <table:table-cell office:value-type="float" office:value="0.0"/>
          <table:table-cell office:value-type="float" office:value="22.0866"/>
          <table:table-cell office:value-type="float" office:value="22.045"/>
          <table:table-cell office:value-type="float" office:value="21.88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72192.0"/>
          <table:table-cell office:value-type="float" office:value="215187.0"/>
          <table:table-cell office:value-type="float" office:value="18540.0"/>
          <table:table-cell office:value-type="float" office:value="13157.0"/>
          <table:table-cell office:value-type="float" office:value="0.0"/>
          <table:table-cell office:value-type="float" office:value="0.0"/>
          <table:table-cell table:formula="of:=MIN([.$B90];[.$O90])" office:value-type="float"/>
          <table:table-cell table:formula="of:=MIN([.$C90];[.$P90])" office:value-type="float"/>
          <table:table-cell table:formula="of:=MIN([.$D90];[.$Q90])" office:value-type="float"/>
          <table:table-cell table:formula="of:=MIN([.$E90];[.$R90])" office:value-type="float"/>
          <table:table-cell table:formula="of:=MIN([.$F90];[.$S90])" office:value-type="float"/>
          <table:table-cell table:formula="of:=MIN([.$G90];[.$T90])" office:value-type="float"/>
          <table:table-cell table:formula="of:=MIN([.$H90];[.$U90])" office:value-type="float"/>
          <table:table-cell table:formula="of:=MIN([.$I90];[.$V90])" office:value-type="float"/>
          <table:table-cell table:formula="of:=MIN([.$J90])" office:value-type="float"/>
          <table:table-cell table:formula="of:=MIN([.$K90];[.$W90])" office:value-type="float"/>
          <table:table-cell table:formula="of:=MIN([.$L90];[.$X90])" office:value-type="float"/>
          <table:table-cell table:formula="of:=MIN([.$M90];[.$Y90])" office:value-type="float"/>
          <table:table-cell table:formula="of:=MIN([.$N90];[.$Z90])" office:value-type="float"/>
          <table:table-cell table:formula="of:=MEDIAN([.$B90];[.$O90])" office:value-type="float"/>
          <table:table-cell table:formula="of:=MEDIAN([.$C90];[.$P90])" office:value-type="float"/>
          <table:table-cell table:formula="of:=MEDIAN([.$D90];[.$Q90])" office:value-type="float"/>
          <table:table-cell table:formula="of:=MEDIAN([.$E90];[.$R90])" office:value-type="float"/>
          <table:table-cell table:formula="of:=MEDIAN([.$F90];[.$S90])" office:value-type="float"/>
          <table:table-cell table:formula="of:=MEDIAN([.$G90];[.$T90])" office:value-type="float"/>
          <table:table-cell table:formula="of:=MEDIAN([.$H90];[.$U90])" office:value-type="float"/>
          <table:table-cell table:formula="of:=MEDIAN([.$I90];[.$V90])" office:value-type="float"/>
          <table:table-cell table:formula="of:=MEDIAN([.$J90])" office:value-type="float"/>
          <table:table-cell table:formula="of:=MEDIAN([.$K90];[.$W90])" office:value-type="float"/>
          <table:table-cell table:formula="of:=MEDIAN([.$L90];[.$X90])" office:value-type="float"/>
          <table:table-cell table:formula="of:=MEDIAN([.$M90];[.$Y90])" office:value-type="float"/>
          <table:table-cell table:formula="of:=MEDIAN([.$N90];[.$Z90])" office:value-type="float"/>
          <table:table-cell table:formula="of:=MAX([.$B90];[.$O90])" office:value-type="float"/>
          <table:table-cell table:formula="of:=MAX([.$C90];[.$P90])" office:value-type="float"/>
          <table:table-cell table:formula="of:=MAX([.$D90];[.$Q90])" office:value-type="float"/>
          <table:table-cell table:formula="of:=MAX([.$E90];[.$R90])" office:value-type="float"/>
          <table:table-cell table:formula="of:=MAX([.$F90];[.$S90])" office:value-type="float"/>
          <table:table-cell table:formula="of:=MAX([.$G90];[.$T90])" office:value-type="float"/>
          <table:table-cell table:formula="of:=MAX([.$H90];[.$U90])" office:value-type="float"/>
          <table:table-cell table:formula="of:=MAX([.$I90];[.$V90])" office:value-type="float"/>
          <table:table-cell table:formula="of:=MAX([.$J90])" office:value-type="float"/>
          <table:table-cell table:formula="of:=MAX([.$K90];[.$W90])" office:value-type="float"/>
          <table:table-cell table:formula="of:=MAX([.$L90];[.$X90])" office:value-type="float"/>
          <table:table-cell table:formula="of:=MAX([.$M90];[.$Y90])" office:value-type="float"/>
          <table:table-cell table:formula="of:=MAX([.$N90];[.$Z90])" office:value-type="float"/>
        </table:table-row>
        <table:table-row table:style-name="ro1">
          <table:table-cell office:value-type="string">
            <text:p>p03.pddl/17</text:p>
          </table:table-cell>
          <table:table-cell office:value-type="float" office:value="147.321"/>
          <table:table-cell office:value-type="float" office:value="147.274"/>
          <table:table-cell office:value-type="float" office:value="147.07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21390.0"/>
          <table:table-cell office:value-type="float" office:value="1442392.0"/>
          <table:table-cell office:value-type="float" office:value="1420884.0"/>
          <table:table-cell office:value-type="float" office:value="19658.0"/>
          <table:table-cell office:value-type="float" office:value="14123.0"/>
          <table:table-cell office:value-type="float" office:value="0.0"/>
          <table:table-cell office:value-type="float" office:value="0.0"/>
          <table:table-cell office:value-type="float" office:value="45.7286"/>
          <table:table-cell office:value-type="float" office:value="45.687"/>
          <table:table-cell office:value-type="float" office:value="45.51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14574.0"/>
          <table:table-cell office:value-type="float" office:value="394969.0"/>
          <table:table-cell office:value-type="float" office:value="19658.0"/>
          <table:table-cell office:value-type="float" office:value="14123.0"/>
          <table:table-cell office:value-type="float" office:value="0.0"/>
          <table:table-cell office:value-type="float" office:value="0.0"/>
          <table:table-cell table:formula="of:=MIN([.$B91];[.$O91])" office:value-type="float"/>
          <table:table-cell table:formula="of:=MIN([.$C91];[.$P91])" office:value-type="float"/>
          <table:table-cell table:formula="of:=MIN([.$D91];[.$Q91])" office:value-type="float"/>
          <table:table-cell table:formula="of:=MIN([.$E91];[.$R91])" office:value-type="float"/>
          <table:table-cell table:formula="of:=MIN([.$F91];[.$S91])" office:value-type="float"/>
          <table:table-cell table:formula="of:=MIN([.$G91];[.$T91])" office:value-type="float"/>
          <table:table-cell table:formula="of:=MIN([.$H91];[.$U91])" office:value-type="float"/>
          <table:table-cell table:formula="of:=MIN([.$I91];[.$V91])" office:value-type="float"/>
          <table:table-cell table:formula="of:=MIN([.$J91])" office:value-type="float"/>
          <table:table-cell table:formula="of:=MIN([.$K91];[.$W91])" office:value-type="float"/>
          <table:table-cell table:formula="of:=MIN([.$L91];[.$X91])" office:value-type="float"/>
          <table:table-cell table:formula="of:=MIN([.$M91];[.$Y91])" office:value-type="float"/>
          <table:table-cell table:formula="of:=MIN([.$N91];[.$Z91])" office:value-type="float"/>
          <table:table-cell table:formula="of:=MEDIAN([.$B91];[.$O91])" office:value-type="float"/>
          <table:table-cell table:formula="of:=MEDIAN([.$C91];[.$P91])" office:value-type="float"/>
          <table:table-cell table:formula="of:=MEDIAN([.$D91];[.$Q91])" office:value-type="float"/>
          <table:table-cell table:formula="of:=MEDIAN([.$E91];[.$R91])" office:value-type="float"/>
          <table:table-cell table:formula="of:=MEDIAN([.$F91];[.$S91])" office:value-type="float"/>
          <table:table-cell table:formula="of:=MEDIAN([.$G91];[.$T91])" office:value-type="float"/>
          <table:table-cell table:formula="of:=MEDIAN([.$H91];[.$U91])" office:value-type="float"/>
          <table:table-cell table:formula="of:=MEDIAN([.$I91];[.$V91])" office:value-type="float"/>
          <table:table-cell table:formula="of:=MEDIAN([.$J91])" office:value-type="float"/>
          <table:table-cell table:formula="of:=MEDIAN([.$K91];[.$W91])" office:value-type="float"/>
          <table:table-cell table:formula="of:=MEDIAN([.$L91];[.$X91])" office:value-type="float"/>
          <table:table-cell table:formula="of:=MEDIAN([.$M91];[.$Y91])" office:value-type="float"/>
          <table:table-cell table:formula="of:=MEDIAN([.$N91];[.$Z91])" office:value-type="float"/>
          <table:table-cell table:formula="of:=MAX([.$B91];[.$O91])" office:value-type="float"/>
          <table:table-cell table:formula="of:=MAX([.$C91];[.$P91])" office:value-type="float"/>
          <table:table-cell table:formula="of:=MAX([.$D91];[.$Q91])" office:value-type="float"/>
          <table:table-cell table:formula="of:=MAX([.$E91];[.$R91])" office:value-type="float"/>
          <table:table-cell table:formula="of:=MAX([.$F91];[.$S91])" office:value-type="float"/>
          <table:table-cell table:formula="of:=MAX([.$G91];[.$T91])" office:value-type="float"/>
          <table:table-cell table:formula="of:=MAX([.$H91];[.$U91])" office:value-type="float"/>
          <table:table-cell table:formula="of:=MAX([.$I91];[.$V91])" office:value-type="float"/>
          <table:table-cell table:formula="of:=MAX([.$J91])" office:value-type="float"/>
          <table:table-cell table:formula="of:=MAX([.$K91];[.$W91])" office:value-type="float"/>
          <table:table-cell table:formula="of:=MAX([.$L91];[.$X91])" office:value-type="float"/>
          <table:table-cell table:formula="of:=MAX([.$M91];[.$Y91])" office:value-type="float"/>
          <table:table-cell table:formula="of:=MAX([.$N91];[.$Z91])" office:value-type="float"/>
        </table:table-row>
        <table:table-row table:style-name="ro1">
          <table:table-cell office:value-type="string">
            <text:p>p03.pddl/18</text:p>
          </table:table-cell>
          <table:table-cell office:value-type="float" office:value="300.0"/>
          <table:table-cell office:value-type="float" office:value="299.986"/>
          <table:table-cell office:value-type="float" office:value="299.7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68755.0"/>
          <table:table-cell office:value-type="float" office:value="2804347.0"/>
          <table:table-cell office:value-type="float" office:value="2783226.0"/>
          <table:table-cell office:value-type="float" office:value="20776.0"/>
          <table:table-cell office:value-type="float" office:value="15089.0"/>
          <table:table-cell office:value-type="float" office:value="0.0"/>
          <table:table-cell office:value-type="float" office:value="0.0"/>
          <table:table-cell office:value-type="float" office:value="77.5233"/>
          <table:table-cell office:value-type="float" office:value="77.476"/>
          <table:table-cell office:value-type="float" office:value="77.29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18508.0"/>
          <table:table-cell office:value-type="float" office:value="649391.0"/>
          <table:table-cell office:value-type="float" office:value="20776.0"/>
          <table:table-cell office:value-type="float" office:value="15089.0"/>
          <table:table-cell office:value-type="float" office:value="0.0"/>
          <table:table-cell office:value-type="float" office:value="0.0"/>
          <table:table-cell table:formula="of:=MIN([.$B92];[.$O92])" office:value-type="float"/>
          <table:table-cell table:formula="of:=MIN([.$C92];[.$P92])" office:value-type="float"/>
          <table:table-cell table:formula="of:=MIN([.$D92];[.$Q92])" office:value-type="float"/>
          <table:table-cell table:formula="of:=MIN([.$E92];[.$R92])" office:value-type="float"/>
          <table:table-cell table:formula="of:=MIN([.$F92];[.$S92])" office:value-type="float"/>
          <table:table-cell table:formula="of:=MIN([.$G92];[.$T92])" office:value-type="float"/>
          <table:table-cell table:formula="of:=MIN([.$H92];[.$U92])" office:value-type="float"/>
          <table:table-cell table:formula="of:=MIN([.$I92];[.$V92])" office:value-type="float"/>
          <table:table-cell table:formula="of:=MIN([.$J92])" office:value-type="float"/>
          <table:table-cell table:formula="of:=MIN([.$K92];[.$W92])" office:value-type="float"/>
          <table:table-cell table:formula="of:=MIN([.$L92];[.$X92])" office:value-type="float"/>
          <table:table-cell table:formula="of:=MIN([.$M92];[.$Y92])" office:value-type="float"/>
          <table:table-cell table:formula="of:=MIN([.$N92];[.$Z92])" office:value-type="float"/>
          <table:table-cell table:formula="of:=MEDIAN([.$B92];[.$O92])" office:value-type="float"/>
          <table:table-cell table:formula="of:=MEDIAN([.$C92];[.$P92])" office:value-type="float"/>
          <table:table-cell table:formula="of:=MEDIAN([.$D92];[.$Q92])" office:value-type="float"/>
          <table:table-cell table:formula="of:=MEDIAN([.$E92];[.$R92])" office:value-type="float"/>
          <table:table-cell table:formula="of:=MEDIAN([.$F92];[.$S92])" office:value-type="float"/>
          <table:table-cell table:formula="of:=MEDIAN([.$G92];[.$T92])" office:value-type="float"/>
          <table:table-cell table:formula="of:=MEDIAN([.$H92];[.$U92])" office:value-type="float"/>
          <table:table-cell table:formula="of:=MEDIAN([.$I92];[.$V92])" office:value-type="float"/>
          <table:table-cell table:formula="of:=MEDIAN([.$J92])" office:value-type="float"/>
          <table:table-cell table:formula="of:=MEDIAN([.$K92];[.$W92])" office:value-type="float"/>
          <table:table-cell table:formula="of:=MEDIAN([.$L92];[.$X92])" office:value-type="float"/>
          <table:table-cell table:formula="of:=MEDIAN([.$M92];[.$Y92])" office:value-type="float"/>
          <table:table-cell table:formula="of:=MEDIAN([.$N92];[.$Z92])" office:value-type="float"/>
          <table:table-cell table:formula="of:=MAX([.$B92];[.$O92])" office:value-type="float"/>
          <table:table-cell table:formula="of:=MAX([.$C92];[.$P92])" office:value-type="float"/>
          <table:table-cell table:formula="of:=MAX([.$D92];[.$Q92])" office:value-type="float"/>
          <table:table-cell table:formula="of:=MAX([.$E92];[.$R92])" office:value-type="float"/>
          <table:table-cell table:formula="of:=MAX([.$F92];[.$S92])" office:value-type="float"/>
          <table:table-cell table:formula="of:=MAX([.$G92];[.$T92])" office:value-type="float"/>
          <table:table-cell table:formula="of:=MAX([.$H92];[.$U92])" office:value-type="float"/>
          <table:table-cell table:formula="of:=MAX([.$I92];[.$V92])" office:value-type="float"/>
          <table:table-cell table:formula="of:=MAX([.$J92])" office:value-type="float"/>
          <table:table-cell table:formula="of:=MAX([.$K92];[.$W92])" office:value-type="float"/>
          <table:table-cell table:formula="of:=MAX([.$L92];[.$X92])" office:value-type="float"/>
          <table:table-cell table:formula="of:=MAX([.$M92];[.$Y92])" office:value-type="float"/>
          <table:table-cell table:formula="of:=MAX([.$N92];[.$Z92])" office:value-type="float"/>
        </table:table-row>
        <table:table-row table:style-name="ro1">
          <table:table-cell office:value-type="string">
            <text:p>p03.pddl/19</text:p>
          </table:table-cell>
          <table:table-cell office:value-type="float" office:value="300.0"/>
          <table:table-cell office:value-type="float" office:value="299.994"/>
          <table:table-cell office:value-type="float" office:value="299.7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78854.0"/>
          <table:table-cell office:value-type="float" office:value="2520354.0"/>
          <table:table-cell office:value-type="float" office:value="2492725.0"/>
          <table:table-cell office:value-type="float" office:value="21894.0"/>
          <table:table-cell office:value-type="float" office:value="16055.0"/>
          <table:table-cell office:value-type="float" office:value="0.0"/>
          <table:table-cell office:value-type="float" office:value="0.0"/>
          <table:table-cell office:value-type="float" office:value="289.651"/>
          <table:table-cell office:value-type="float" office:value="289.598"/>
          <table:table-cell office:value-type="float" office:value="289.4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1403759.0"/>
          <table:table-cell office:value-type="float" office:value="1738636.0"/>
          <table:table-cell office:value-type="float" office:value="21894.0"/>
          <table:table-cell office:value-type="float" office:value="16055.0"/>
          <table:table-cell office:value-type="float" office:value="0.0"/>
          <table:table-cell office:value-type="float" office:value="0.0"/>
          <table:table-cell table:formula="of:=MIN([.$B93];[.$O93])" office:value-type="float"/>
          <table:table-cell table:formula="of:=MIN([.$C93];[.$P93])" office:value-type="float"/>
          <table:table-cell table:formula="of:=MIN([.$D93];[.$Q93])" office:value-type="float"/>
          <table:table-cell table:formula="of:=MIN([.$E93];[.$R93])" office:value-type="float"/>
          <table:table-cell table:formula="of:=MIN([.$F93];[.$S93])" office:value-type="float"/>
          <table:table-cell table:formula="of:=MIN([.$G93];[.$T93])" office:value-type="float"/>
          <table:table-cell table:formula="of:=MIN([.$H93];[.$U93])" office:value-type="float"/>
          <table:table-cell table:formula="of:=MIN([.$I93];[.$V93])" office:value-type="float"/>
          <table:table-cell table:formula="of:=MIN([.$J93])" office:value-type="float"/>
          <table:table-cell table:formula="of:=MIN([.$K93];[.$W93])" office:value-type="float"/>
          <table:table-cell table:formula="of:=MIN([.$L93];[.$X93])" office:value-type="float"/>
          <table:table-cell table:formula="of:=MIN([.$M93];[.$Y93])" office:value-type="float"/>
          <table:table-cell table:formula="of:=MIN([.$N93];[.$Z93])" office:value-type="float"/>
          <table:table-cell table:formula="of:=MEDIAN([.$B93];[.$O93])" office:value-type="float"/>
          <table:table-cell table:formula="of:=MEDIAN([.$C93];[.$P93])" office:value-type="float"/>
          <table:table-cell table:formula="of:=MEDIAN([.$D93];[.$Q93])" office:value-type="float"/>
          <table:table-cell table:formula="of:=MEDIAN([.$E93];[.$R93])" office:value-type="float"/>
          <table:table-cell table:formula="of:=MEDIAN([.$F93];[.$S93])" office:value-type="float"/>
          <table:table-cell table:formula="of:=MEDIAN([.$G93];[.$T93])" office:value-type="float"/>
          <table:table-cell table:formula="of:=MEDIAN([.$H93];[.$U93])" office:value-type="float"/>
          <table:table-cell table:formula="of:=MEDIAN([.$I93];[.$V93])" office:value-type="float"/>
          <table:table-cell table:formula="of:=MEDIAN([.$J93])" office:value-type="float"/>
          <table:table-cell table:formula="of:=MEDIAN([.$K93];[.$W93])" office:value-type="float"/>
          <table:table-cell table:formula="of:=MEDIAN([.$L93];[.$X93])" office:value-type="float"/>
          <table:table-cell table:formula="of:=MEDIAN([.$M93];[.$Y93])" office:value-type="float"/>
          <table:table-cell table:formula="of:=MEDIAN([.$N93];[.$Z93])" office:value-type="float"/>
          <table:table-cell table:formula="of:=MAX([.$B93];[.$O93])" office:value-type="float"/>
          <table:table-cell table:formula="of:=MAX([.$C93];[.$P93])" office:value-type="float"/>
          <table:table-cell table:formula="of:=MAX([.$D93];[.$Q93])" office:value-type="float"/>
          <table:table-cell table:formula="of:=MAX([.$E93];[.$R93])" office:value-type="float"/>
          <table:table-cell table:formula="of:=MAX([.$F93];[.$S93])" office:value-type="float"/>
          <table:table-cell table:formula="of:=MAX([.$G93];[.$T93])" office:value-type="float"/>
          <table:table-cell table:formula="of:=MAX([.$H93];[.$U93])" office:value-type="float"/>
          <table:table-cell table:formula="of:=MAX([.$I93];[.$V93])" office:value-type="float"/>
          <table:table-cell table:formula="of:=MAX([.$J93])" office:value-type="float"/>
          <table:table-cell table:formula="of:=MAX([.$K93];[.$W93])" office:value-type="float"/>
          <table:table-cell table:formula="of:=MAX([.$L93];[.$X93])" office:value-type="float"/>
          <table:table-cell table:formula="of:=MAX([.$M93];[.$Y93])" office:value-type="float"/>
          <table:table-cell table:formula="of:=MAX([.$N93];[.$Z93])" office:value-type="float"/>
        </table:table-row>
        <table:table-row table:style-name="ro1">
          <table:table-cell office:value-type="string">
            <text:p>p03.pddl/2</text:p>
          </table:table-cell>
          <table:table-cell office:value-type="float" office:value="0.068009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88.0"/>
          <table:table-cell office:value-type="float" office:value="50.0"/>
          <table:table-cell office:value-type="float" office:value="0.0"/>
          <table:table-cell office:value-type="float" office:value="0.0"/>
          <table:table-cell office:value-type="float" office:value="0.071748"/>
          <table:table-cell office:value-type="float" office:value="0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888.0"/>
          <table:table-cell office:value-type="float" office:value="50.0"/>
          <table:table-cell office:value-type="float" office:value="0.0"/>
          <table:table-cell office:value-type="float" office:value="0.0"/>
          <table:table-cell table:formula="of:=MIN([.$B94];[.$O94])" office:value-type="float"/>
          <table:table-cell table:formula="of:=MIN([.$C94];[.$P94])" office:value-type="float"/>
          <table:table-cell table:formula="of:=MIN([.$D94];[.$Q94])" office:value-type="float"/>
          <table:table-cell table:formula="of:=MIN([.$E94];[.$R94])" office:value-type="float"/>
          <table:table-cell table:formula="of:=MIN([.$F94];[.$S94])" office:value-type="float"/>
          <table:table-cell table:formula="of:=MIN([.$G94];[.$T94])" office:value-type="float"/>
          <table:table-cell table:formula="of:=MIN([.$H94];[.$U94])" office:value-type="float"/>
          <table:table-cell table:formula="of:=MIN([.$I94];[.$V94])" office:value-type="float"/>
          <table:table-cell table:formula="of:=MIN([.$J94])" office:value-type="float"/>
          <table:table-cell table:formula="of:=MIN([.$K94];[.$W94])" office:value-type="float"/>
          <table:table-cell table:formula="of:=MIN([.$L94];[.$X94])" office:value-type="float"/>
          <table:table-cell table:formula="of:=MIN([.$M94];[.$Y94])" office:value-type="float"/>
          <table:table-cell table:formula="of:=MIN([.$N94];[.$Z94])" office:value-type="float"/>
          <table:table-cell table:formula="of:=MEDIAN([.$B94];[.$O94])" office:value-type="float"/>
          <table:table-cell table:formula="of:=MEDIAN([.$C94];[.$P94])" office:value-type="float"/>
          <table:table-cell table:formula="of:=MEDIAN([.$D94];[.$Q94])" office:value-type="float"/>
          <table:table-cell table:formula="of:=MEDIAN([.$E94];[.$R94])" office:value-type="float"/>
          <table:table-cell table:formula="of:=MEDIAN([.$F94];[.$S94])" office:value-type="float"/>
          <table:table-cell table:formula="of:=MEDIAN([.$G94];[.$T94])" office:value-type="float"/>
          <table:table-cell table:formula="of:=MEDIAN([.$H94];[.$U94])" office:value-type="float"/>
          <table:table-cell table:formula="of:=MEDIAN([.$I94];[.$V94])" office:value-type="float"/>
          <table:table-cell table:formula="of:=MEDIAN([.$J94])" office:value-type="float"/>
          <table:table-cell table:formula="of:=MEDIAN([.$K94];[.$W94])" office:value-type="float"/>
          <table:table-cell table:formula="of:=MEDIAN([.$L94];[.$X94])" office:value-type="float"/>
          <table:table-cell table:formula="of:=MEDIAN([.$M94];[.$Y94])" office:value-type="float"/>
          <table:table-cell table:formula="of:=MEDIAN([.$N94];[.$Z94])" office:value-type="float"/>
          <table:table-cell table:formula="of:=MAX([.$B94];[.$O94])" office:value-type="float"/>
          <table:table-cell table:formula="of:=MAX([.$C94];[.$P94])" office:value-type="float"/>
          <table:table-cell table:formula="of:=MAX([.$D94];[.$Q94])" office:value-type="float"/>
          <table:table-cell table:formula="of:=MAX([.$E94];[.$R94])" office:value-type="float"/>
          <table:table-cell table:formula="of:=MAX([.$F94];[.$S94])" office:value-type="float"/>
          <table:table-cell table:formula="of:=MAX([.$G94];[.$T94])" office:value-type="float"/>
          <table:table-cell table:formula="of:=MAX([.$H94];[.$U94])" office:value-type="float"/>
          <table:table-cell table:formula="of:=MAX([.$I94];[.$V94])" office:value-type="float"/>
          <table:table-cell table:formula="of:=MAX([.$J94])" office:value-type="float"/>
          <table:table-cell table:formula="of:=MAX([.$K94];[.$W94])" office:value-type="float"/>
          <table:table-cell table:formula="of:=MAX([.$L94];[.$X94])" office:value-type="float"/>
          <table:table-cell table:formula="of:=MAX([.$M94];[.$Y94])" office:value-type="float"/>
          <table:table-cell table:formula="of:=MAX([.$N94];[.$Z94])" office:value-type="float"/>
        </table:table-row>
        <table:table-row table:style-name="ro1">
          <table:table-cell office:value-type="string">
            <text:p>p03.pddl/20</text:p>
          </table:table-cell>
          <table:table-cell office:value-type="float" office:value="300.0"/>
          <table:table-cell office:value-type="float" office:value="299.984"/>
          <table:table-cell office:value-type="float" office:value="299.75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18385.0"/>
          <table:table-cell office:value-type="float" office:value="2291897.0"/>
          <table:table-cell office:value-type="float" office:value="2269539.0"/>
          <table:table-cell office:value-type="float" office:value="23012.0"/>
          <table:table-cell office:value-type="float" office:value="1702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78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99672.0"/>
          <table:table-cell office:value-type="float" office:value="1725650.0"/>
          <table:table-cell office:value-type="float" office:value="23012.0"/>
          <table:table-cell office:value-type="float" office:value="17021.0"/>
          <table:table-cell office:value-type="float" office:value="0.0"/>
          <table:table-cell office:value-type="float" office:value="0.0"/>
          <table:table-cell table:formula="of:=MIN([.$B95];[.$O95])" office:value-type="float"/>
          <table:table-cell table:formula="of:=MIN([.$C95];[.$P95])" office:value-type="float"/>
          <table:table-cell table:formula="of:=MIN([.$D95];[.$Q95])" office:value-type="float"/>
          <table:table-cell table:formula="of:=MIN([.$E95];[.$R95])" office:value-type="float"/>
          <table:table-cell table:formula="of:=MIN([.$F95];[.$S95])" office:value-type="float"/>
          <table:table-cell table:formula="of:=MIN([.$G95];[.$T95])" office:value-type="float"/>
          <table:table-cell table:formula="of:=MIN([.$H95];[.$U95])" office:value-type="float"/>
          <table:table-cell table:formula="of:=MIN([.$I95];[.$V95])" office:value-type="float"/>
          <table:table-cell table:formula="of:=MIN([.$J95])" office:value-type="float"/>
          <table:table-cell table:formula="of:=MIN([.$K95];[.$W95])" office:value-type="float"/>
          <table:table-cell table:formula="of:=MIN([.$L95];[.$X95])" office:value-type="float"/>
          <table:table-cell table:formula="of:=MIN([.$M95];[.$Y95])" office:value-type="float"/>
          <table:table-cell table:formula="of:=MIN([.$N95];[.$Z95])" office:value-type="float"/>
          <table:table-cell table:formula="of:=MEDIAN([.$B95];[.$O95])" office:value-type="float"/>
          <table:table-cell table:formula="of:=MEDIAN([.$C95];[.$P95])" office:value-type="float"/>
          <table:table-cell table:formula="of:=MEDIAN([.$D95];[.$Q95])" office:value-type="float"/>
          <table:table-cell table:formula="of:=MEDIAN([.$E95];[.$R95])" office:value-type="float"/>
          <table:table-cell table:formula="of:=MEDIAN([.$F95];[.$S95])" office:value-type="float"/>
          <table:table-cell table:formula="of:=MEDIAN([.$G95];[.$T95])" office:value-type="float"/>
          <table:table-cell table:formula="of:=MEDIAN([.$H95];[.$U95])" office:value-type="float"/>
          <table:table-cell table:formula="of:=MEDIAN([.$I95];[.$V95])" office:value-type="float"/>
          <table:table-cell table:formula="of:=MEDIAN([.$J95])" office:value-type="float"/>
          <table:table-cell table:formula="of:=MEDIAN([.$K95];[.$W95])" office:value-type="float"/>
          <table:table-cell table:formula="of:=MEDIAN([.$L95];[.$X95])" office:value-type="float"/>
          <table:table-cell table:formula="of:=MEDIAN([.$M95];[.$Y95])" office:value-type="float"/>
          <table:table-cell table:formula="of:=MEDIAN([.$N95];[.$Z95])" office:value-type="float"/>
          <table:table-cell table:formula="of:=MAX([.$B95];[.$O95])" office:value-type="float"/>
          <table:table-cell table:formula="of:=MAX([.$C95];[.$P95])" office:value-type="float"/>
          <table:table-cell table:formula="of:=MAX([.$D95];[.$Q95])" office:value-type="float"/>
          <table:table-cell table:formula="of:=MAX([.$E95];[.$R95])" office:value-type="float"/>
          <table:table-cell table:formula="of:=MAX([.$F95];[.$S95])" office:value-type="float"/>
          <table:table-cell table:formula="of:=MAX([.$G95];[.$T95])" office:value-type="float"/>
          <table:table-cell table:formula="of:=MAX([.$H95];[.$U95])" office:value-type="float"/>
          <table:table-cell table:formula="of:=MAX([.$I95];[.$V95])" office:value-type="float"/>
          <table:table-cell table:formula="of:=MAX([.$J95])" office:value-type="float"/>
          <table:table-cell table:formula="of:=MAX([.$K95];[.$W95])" office:value-type="float"/>
          <table:table-cell table:formula="of:=MAX([.$L95];[.$X95])" office:value-type="float"/>
          <table:table-cell table:formula="of:=MAX([.$M95];[.$Y95])" office:value-type="float"/>
          <table:table-cell table:formula="of:=MAX([.$N95];[.$Z95])" office:value-type="float"/>
        </table:table-row>
        <table:table-row table:style-name="ro1">
          <table:table-cell office:value-type="string">
            <text:p>p03.pddl/21</text:p>
          </table:table-cell>
          <table:table-cell office:value-type="float" office:value="300.0"/>
          <table:table-cell office:value-type="float" office:value="299.982"/>
          <table:table-cell office:value-type="float" office:value="299.7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71711.0"/>
          <table:table-cell office:value-type="float" office:value="2440766.0"/>
          <table:table-cell office:value-type="float" office:value="2415844.0"/>
          <table:table-cell office:value-type="float" office:value="24130.0"/>
          <table:table-cell office:value-type="float" office:value="1798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9.78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57808.0"/>
          <table:table-cell office:value-type="float" office:value="1819916.0"/>
          <table:table-cell office:value-type="float" office:value="24130.0"/>
          <table:table-cell office:value-type="float" office:value="17987.0"/>
          <table:table-cell office:value-type="float" office:value="0.0"/>
          <table:table-cell office:value-type="float" office:value="0.0"/>
          <table:table-cell table:formula="of:=MIN([.$B96];[.$O96])" office:value-type="float"/>
          <table:table-cell table:formula="of:=MIN([.$C96];[.$P96])" office:value-type="float"/>
          <table:table-cell table:formula="of:=MIN([.$D96];[.$Q96])" office:value-type="float"/>
          <table:table-cell table:formula="of:=MIN([.$E96];[.$R96])" office:value-type="float"/>
          <table:table-cell table:formula="of:=MIN([.$F96];[.$S96])" office:value-type="float"/>
          <table:table-cell table:formula="of:=MIN([.$G96];[.$T96])" office:value-type="float"/>
          <table:table-cell table:formula="of:=MIN([.$H96];[.$U96])" office:value-type="float"/>
          <table:table-cell table:formula="of:=MIN([.$I96];[.$V96])" office:value-type="float"/>
          <table:table-cell table:formula="of:=MIN([.$J96])" office:value-type="float"/>
          <table:table-cell table:formula="of:=MIN([.$K96];[.$W96])" office:value-type="float"/>
          <table:table-cell table:formula="of:=MIN([.$L96];[.$X96])" office:value-type="float"/>
          <table:table-cell table:formula="of:=MIN([.$M96];[.$Y96])" office:value-type="float"/>
          <table:table-cell table:formula="of:=MIN([.$N96];[.$Z96])" office:value-type="float"/>
          <table:table-cell table:formula="of:=MEDIAN([.$B96];[.$O96])" office:value-type="float"/>
          <table:table-cell table:formula="of:=MEDIAN([.$C96];[.$P96])" office:value-type="float"/>
          <table:table-cell table:formula="of:=MEDIAN([.$D96];[.$Q96])" office:value-type="float"/>
          <table:table-cell table:formula="of:=MEDIAN([.$E96];[.$R96])" office:value-type="float"/>
          <table:table-cell table:formula="of:=MEDIAN([.$F96];[.$S96])" office:value-type="float"/>
          <table:table-cell table:formula="of:=MEDIAN([.$G96];[.$T96])" office:value-type="float"/>
          <table:table-cell table:formula="of:=MEDIAN([.$H96];[.$U96])" office:value-type="float"/>
          <table:table-cell table:formula="of:=MEDIAN([.$I96];[.$V96])" office:value-type="float"/>
          <table:table-cell table:formula="of:=MEDIAN([.$J96])" office:value-type="float"/>
          <table:table-cell table:formula="of:=MEDIAN([.$K96];[.$W96])" office:value-type="float"/>
          <table:table-cell table:formula="of:=MEDIAN([.$L96];[.$X96])" office:value-type="float"/>
          <table:table-cell table:formula="of:=MEDIAN([.$M96];[.$Y96])" office:value-type="float"/>
          <table:table-cell table:formula="of:=MEDIAN([.$N96];[.$Z96])" office:value-type="float"/>
          <table:table-cell table:formula="of:=MAX([.$B96];[.$O96])" office:value-type="float"/>
          <table:table-cell table:formula="of:=MAX([.$C96];[.$P96])" office:value-type="float"/>
          <table:table-cell table:formula="of:=MAX([.$D96];[.$Q96])" office:value-type="float"/>
          <table:table-cell table:formula="of:=MAX([.$E96];[.$R96])" office:value-type="float"/>
          <table:table-cell table:formula="of:=MAX([.$F96];[.$S96])" office:value-type="float"/>
          <table:table-cell table:formula="of:=MAX([.$G96];[.$T96])" office:value-type="float"/>
          <table:table-cell table:formula="of:=MAX([.$H96];[.$U96])" office:value-type="float"/>
          <table:table-cell table:formula="of:=MAX([.$I96];[.$V96])" office:value-type="float"/>
          <table:table-cell table:formula="of:=MAX([.$J96])" office:value-type="float"/>
          <table:table-cell table:formula="of:=MAX([.$K96];[.$W96])" office:value-type="float"/>
          <table:table-cell table:formula="of:=MAX([.$L96];[.$X96])" office:value-type="float"/>
          <table:table-cell table:formula="of:=MAX([.$M96];[.$Y96])" office:value-type="float"/>
          <table:table-cell table:formula="of:=MAX([.$N96];[.$Z96])" office:value-type="float"/>
        </table:table-row>
        <table:table-row table:style-name="ro1">
          <table:table-cell office:value-type="string">
            <text:p>p03.pddl/22</text:p>
          </table:table-cell>
          <table:table-cell office:value-type="float" office:value="300.0"/>
          <table:table-cell office:value-type="float" office:value="299.984"/>
          <table:table-cell office:value-type="float" office:value="299.73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22863.0"/>
          <table:table-cell office:value-type="float" office:value="2669597.0"/>
          <table:table-cell office:value-type="float" office:value="2656552.0"/>
          <table:table-cell office:value-type="float" office:value="25248.0"/>
          <table:table-cell office:value-type="float" office:value="1895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76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01353.0"/>
          <table:table-cell office:value-type="float" office:value="1609011.0"/>
          <table:table-cell office:value-type="float" office:value="25248.0"/>
          <table:table-cell office:value-type="float" office:value="18953.0"/>
          <table:table-cell office:value-type="float" office:value="0.0"/>
          <table:table-cell office:value-type="float" office:value="0.0"/>
          <table:table-cell table:formula="of:=MIN([.$B97];[.$O97])" office:value-type="float"/>
          <table:table-cell table:formula="of:=MIN([.$C97];[.$P97])" office:value-type="float"/>
          <table:table-cell table:formula="of:=MIN([.$D97];[.$Q97])" office:value-type="float"/>
          <table:table-cell table:formula="of:=MIN([.$E97];[.$R97])" office:value-type="float"/>
          <table:table-cell table:formula="of:=MIN([.$F97];[.$S97])" office:value-type="float"/>
          <table:table-cell table:formula="of:=MIN([.$G97];[.$T97])" office:value-type="float"/>
          <table:table-cell table:formula="of:=MIN([.$H97];[.$U97])" office:value-type="float"/>
          <table:table-cell table:formula="of:=MIN([.$I97];[.$V97])" office:value-type="float"/>
          <table:table-cell table:formula="of:=MIN([.$J97])" office:value-type="float"/>
          <table:table-cell table:formula="of:=MIN([.$K97];[.$W97])" office:value-type="float"/>
          <table:table-cell table:formula="of:=MIN([.$L97];[.$X97])" office:value-type="float"/>
          <table:table-cell table:formula="of:=MIN([.$M97];[.$Y97])" office:value-type="float"/>
          <table:table-cell table:formula="of:=MIN([.$N97];[.$Z97])" office:value-type="float"/>
          <table:table-cell table:formula="of:=MEDIAN([.$B97];[.$O97])" office:value-type="float"/>
          <table:table-cell table:formula="of:=MEDIAN([.$C97];[.$P97])" office:value-type="float"/>
          <table:table-cell table:formula="of:=MEDIAN([.$D97];[.$Q97])" office:value-type="float"/>
          <table:table-cell table:formula="of:=MEDIAN([.$E97];[.$R97])" office:value-type="float"/>
          <table:table-cell table:formula="of:=MEDIAN([.$F97];[.$S97])" office:value-type="float"/>
          <table:table-cell table:formula="of:=MEDIAN([.$G97];[.$T97])" office:value-type="float"/>
          <table:table-cell table:formula="of:=MEDIAN([.$H97];[.$U97])" office:value-type="float"/>
          <table:table-cell table:formula="of:=MEDIAN([.$I97];[.$V97])" office:value-type="float"/>
          <table:table-cell table:formula="of:=MEDIAN([.$J97])" office:value-type="float"/>
          <table:table-cell table:formula="of:=MEDIAN([.$K97];[.$W97])" office:value-type="float"/>
          <table:table-cell table:formula="of:=MEDIAN([.$L97];[.$X97])" office:value-type="float"/>
          <table:table-cell table:formula="of:=MEDIAN([.$M97];[.$Y97])" office:value-type="float"/>
          <table:table-cell table:formula="of:=MEDIAN([.$N97];[.$Z97])" office:value-type="float"/>
          <table:table-cell table:formula="of:=MAX([.$B97];[.$O97])" office:value-type="float"/>
          <table:table-cell table:formula="of:=MAX([.$C97];[.$P97])" office:value-type="float"/>
          <table:table-cell table:formula="of:=MAX([.$D97];[.$Q97])" office:value-type="float"/>
          <table:table-cell table:formula="of:=MAX([.$E97];[.$R97])" office:value-type="float"/>
          <table:table-cell table:formula="of:=MAX([.$F97];[.$S97])" office:value-type="float"/>
          <table:table-cell table:formula="of:=MAX([.$G97];[.$T97])" office:value-type="float"/>
          <table:table-cell table:formula="of:=MAX([.$H97];[.$U97])" office:value-type="float"/>
          <table:table-cell table:formula="of:=MAX([.$I97];[.$V97])" office:value-type="float"/>
          <table:table-cell table:formula="of:=MAX([.$J97])" office:value-type="float"/>
          <table:table-cell table:formula="of:=MAX([.$K97];[.$W97])" office:value-type="float"/>
          <table:table-cell table:formula="of:=MAX([.$L97];[.$X97])" office:value-type="float"/>
          <table:table-cell table:formula="of:=MAX([.$M97];[.$Y97])" office:value-type="float"/>
          <table:table-cell table:formula="of:=MAX([.$N97];[.$Z97])" office:value-type="float"/>
        </table:table-row>
        <table:table-row table:style-name="ro1">
          <table:table-cell office:value-type="string">
            <text:p>p03.pddl/23</text:p>
          </table:table-cell>
          <table:table-cell office:value-type="float" office:value="0.69477"/>
          <table:table-cell office:value-type="float" office:value="0.65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835.0"/>
          <table:table-cell office:value-type="float" office:value="57247.0"/>
          <table:table-cell office:value-type="float" office:value="55527.0"/>
          <table:table-cell office:value-type="float" office:value="26366.0"/>
          <table:table-cell office:value-type="float" office:value="19919.0"/>
          <table:table-cell office:value-type="float" office:value="0.0"/>
          <table:table-cell office:value-type="float" office:value="0.0"/>
          <table:table-cell office:value-type="float" office:value="13.65"/>
          <table:table-cell office:value-type="float" office:value="13.599"/>
          <table:table-cell office:value-type="float" office:value="13.36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99952.0"/>
          <table:table-cell office:value-type="float" office:value="130064.0"/>
          <table:table-cell office:value-type="float" office:value="26366.0"/>
          <table:table-cell office:value-type="float" office:value="19919.0"/>
          <table:table-cell office:value-type="float" office:value="0.0"/>
          <table:table-cell office:value-type="float" office:value="0.0"/>
          <table:table-cell table:formula="of:=MIN([.$B98];[.$O98])" office:value-type="float"/>
          <table:table-cell table:formula="of:=MIN([.$C98];[.$P98])" office:value-type="float"/>
          <table:table-cell table:formula="of:=MIN([.$D98];[.$Q98])" office:value-type="float"/>
          <table:table-cell table:formula="of:=MIN([.$E98];[.$R98])" office:value-type="float"/>
          <table:table-cell table:formula="of:=MIN([.$F98];[.$S98])" office:value-type="float"/>
          <table:table-cell table:formula="of:=MIN([.$G98];[.$T98])" office:value-type="float"/>
          <table:table-cell table:formula="of:=MIN([.$H98];[.$U98])" office:value-type="float"/>
          <table:table-cell table:formula="of:=MIN([.$I98];[.$V98])" office:value-type="float"/>
          <table:table-cell table:formula="of:=MIN([.$J98])" office:value-type="float"/>
          <table:table-cell table:formula="of:=MIN([.$K98];[.$W98])" office:value-type="float"/>
          <table:table-cell table:formula="of:=MIN([.$L98];[.$X98])" office:value-type="float"/>
          <table:table-cell table:formula="of:=MIN([.$M98];[.$Y98])" office:value-type="float"/>
          <table:table-cell table:formula="of:=MIN([.$N98];[.$Z98])" office:value-type="float"/>
          <table:table-cell table:formula="of:=MEDIAN([.$B98];[.$O98])" office:value-type="float"/>
          <table:table-cell table:formula="of:=MEDIAN([.$C98];[.$P98])" office:value-type="float"/>
          <table:table-cell table:formula="of:=MEDIAN([.$D98];[.$Q98])" office:value-type="float"/>
          <table:table-cell table:formula="of:=MEDIAN([.$E98];[.$R98])" office:value-type="float"/>
          <table:table-cell table:formula="of:=MEDIAN([.$F98];[.$S98])" office:value-type="float"/>
          <table:table-cell table:formula="of:=MEDIAN([.$G98];[.$T98])" office:value-type="float"/>
          <table:table-cell table:formula="of:=MEDIAN([.$H98];[.$U98])" office:value-type="float"/>
          <table:table-cell table:formula="of:=MEDIAN([.$I98];[.$V98])" office:value-type="float"/>
          <table:table-cell table:formula="of:=MEDIAN([.$J98])" office:value-type="float"/>
          <table:table-cell table:formula="of:=MEDIAN([.$K98];[.$W98])" office:value-type="float"/>
          <table:table-cell table:formula="of:=MEDIAN([.$L98];[.$X98])" office:value-type="float"/>
          <table:table-cell table:formula="of:=MEDIAN([.$M98];[.$Y98])" office:value-type="float"/>
          <table:table-cell table:formula="of:=MEDIAN([.$N98];[.$Z98])" office:value-type="float"/>
          <table:table-cell table:formula="of:=MAX([.$B98];[.$O98])" office:value-type="float"/>
          <table:table-cell table:formula="of:=MAX([.$C98];[.$P98])" office:value-type="float"/>
          <table:table-cell table:formula="of:=MAX([.$D98];[.$Q98])" office:value-type="float"/>
          <table:table-cell table:formula="of:=MAX([.$E98];[.$R98])" office:value-type="float"/>
          <table:table-cell table:formula="of:=MAX([.$F98];[.$S98])" office:value-type="float"/>
          <table:table-cell table:formula="of:=MAX([.$G98];[.$T98])" office:value-type="float"/>
          <table:table-cell table:formula="of:=MAX([.$H98];[.$U98])" office:value-type="float"/>
          <table:table-cell table:formula="of:=MAX([.$I98];[.$V98])" office:value-type="float"/>
          <table:table-cell table:formula="of:=MAX([.$J98])" office:value-type="float"/>
          <table:table-cell table:formula="of:=MAX([.$K98];[.$W98])" office:value-type="float"/>
          <table:table-cell table:formula="of:=MAX([.$L98];[.$X98])" office:value-type="float"/>
          <table:table-cell table:formula="of:=MAX([.$M98];[.$Y98])" office:value-type="float"/>
          <table:table-cell table:formula="of:=MAX([.$N98];[.$Z98])" office:value-type="float"/>
        </table:table-row>
        <table:table-row table:style-name="ro1">
          <table:table-cell office:value-type="string">
            <text:p>p03.pddl/24</text:p>
          </table:table-cell>
          <table:table-cell office:value-type="float" office:value="0.607235"/>
          <table:table-cell office:value-type="float" office:value="0.534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471.0"/>
          <table:table-cell office:value-type="float" office:value="56400.0"/>
          <table:table-cell office:value-type="float" office:value="54705.0"/>
          <table:table-cell office:value-type="float" office:value="27484.0"/>
          <table:table-cell office:value-type="float" office:value="20885.0"/>
          <table:table-cell office:value-type="float" office:value="0.0"/>
          <table:table-cell office:value-type="float" office:value="0.0"/>
          <table:table-cell office:value-type="float" office:value="1.26643"/>
          <table:table-cell office:value-type="float" office:value="1.222"/>
          <table:table-cell office:value-type="float" office:value="0.98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1895.0"/>
          <table:table-cell office:value-type="float" office:value="16237.0"/>
          <table:table-cell office:value-type="float" office:value="27484.0"/>
          <table:table-cell office:value-type="float" office:value="20885.0"/>
          <table:table-cell office:value-type="float" office:value="0.0"/>
          <table:table-cell office:value-type="float" office:value="0.0"/>
          <table:table-cell table:formula="of:=MIN([.$B99];[.$O99])" office:value-type="float"/>
          <table:table-cell table:formula="of:=MIN([.$C99];[.$P99])" office:value-type="float"/>
          <table:table-cell table:formula="of:=MIN([.$D99];[.$Q99])" office:value-type="float"/>
          <table:table-cell table:formula="of:=MIN([.$E99];[.$R99])" office:value-type="float"/>
          <table:table-cell table:formula="of:=MIN([.$F99];[.$S99])" office:value-type="float"/>
          <table:table-cell table:formula="of:=MIN([.$G99];[.$T99])" office:value-type="float"/>
          <table:table-cell table:formula="of:=MIN([.$H99];[.$U99])" office:value-type="float"/>
          <table:table-cell table:formula="of:=MIN([.$I99];[.$V99])" office:value-type="float"/>
          <table:table-cell table:formula="of:=MIN([.$J99])" office:value-type="float"/>
          <table:table-cell table:formula="of:=MIN([.$K99];[.$W99])" office:value-type="float"/>
          <table:table-cell table:formula="of:=MIN([.$L99];[.$X99])" office:value-type="float"/>
          <table:table-cell table:formula="of:=MIN([.$M99];[.$Y99])" office:value-type="float"/>
          <table:table-cell table:formula="of:=MIN([.$N99];[.$Z99])" office:value-type="float"/>
          <table:table-cell table:formula="of:=MEDIAN([.$B99];[.$O99])" office:value-type="float"/>
          <table:table-cell table:formula="of:=MEDIAN([.$C99];[.$P99])" office:value-type="float"/>
          <table:table-cell table:formula="of:=MEDIAN([.$D99];[.$Q99])" office:value-type="float"/>
          <table:table-cell table:formula="of:=MEDIAN([.$E99];[.$R99])" office:value-type="float"/>
          <table:table-cell table:formula="of:=MEDIAN([.$F99];[.$S99])" office:value-type="float"/>
          <table:table-cell table:formula="of:=MEDIAN([.$G99];[.$T99])" office:value-type="float"/>
          <table:table-cell table:formula="of:=MEDIAN([.$H99];[.$U99])" office:value-type="float"/>
          <table:table-cell table:formula="of:=MEDIAN([.$I99];[.$V99])" office:value-type="float"/>
          <table:table-cell table:formula="of:=MEDIAN([.$J99])" office:value-type="float"/>
          <table:table-cell table:formula="of:=MEDIAN([.$K99];[.$W99])" office:value-type="float"/>
          <table:table-cell table:formula="of:=MEDIAN([.$L99];[.$X99])" office:value-type="float"/>
          <table:table-cell table:formula="of:=MEDIAN([.$M99];[.$Y99])" office:value-type="float"/>
          <table:table-cell table:formula="of:=MEDIAN([.$N99];[.$Z99])" office:value-type="float"/>
          <table:table-cell table:formula="of:=MAX([.$B99];[.$O99])" office:value-type="float"/>
          <table:table-cell table:formula="of:=MAX([.$C99];[.$P99])" office:value-type="float"/>
          <table:table-cell table:formula="of:=MAX([.$D99];[.$Q99])" office:value-type="float"/>
          <table:table-cell table:formula="of:=MAX([.$E99];[.$R99])" office:value-type="float"/>
          <table:table-cell table:formula="of:=MAX([.$F99];[.$S99])" office:value-type="float"/>
          <table:table-cell table:formula="of:=MAX([.$G99];[.$T99])" office:value-type="float"/>
          <table:table-cell table:formula="of:=MAX([.$H99];[.$U99])" office:value-type="float"/>
          <table:table-cell table:formula="of:=MAX([.$I99];[.$V99])" office:value-type="float"/>
          <table:table-cell table:formula="of:=MAX([.$J99])" office:value-type="float"/>
          <table:table-cell table:formula="of:=MAX([.$K99];[.$W99])" office:value-type="float"/>
          <table:table-cell table:formula="of:=MAX([.$L99];[.$X99])" office:value-type="float"/>
          <table:table-cell table:formula="of:=MAX([.$M99];[.$Y99])" office:value-type="float"/>
          <table:table-cell table:formula="of:=MAX([.$N99];[.$Z99])" office:value-type="float"/>
        </table:table-row>
        <table:table-row table:style-name="ro1">
          <table:table-cell office:value-type="string">
            <text:p>p03.pddl/25</text:p>
          </table:table-cell>
          <table:table-cell office:value-type="float" office:value="0.529805"/>
          <table:table-cell office:value-type="float" office:value="0.488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717.0"/>
          <table:table-cell office:value-type="float" office:value="51334.0"/>
          <table:table-cell office:value-type="float" office:value="49770.0"/>
          <table:table-cell office:value-type="float" office:value="28602.0"/>
          <table:table-cell office:value-type="float" office:value="21851.0"/>
          <table:table-cell office:value-type="float" office:value="0.0"/>
          <table:table-cell office:value-type="float" office:value="0.0"/>
          <table:table-cell office:value-type="float" office:value="0.380715"/>
          <table:table-cell office:value-type="float" office:value="0.33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121.0"/>
          <table:table-cell office:value-type="float" office:value="2206.0"/>
          <table:table-cell office:value-type="float" office:value="28602.0"/>
          <table:table-cell office:value-type="float" office:value="21851.0"/>
          <table:table-cell office:value-type="float" office:value="0.0"/>
          <table:table-cell office:value-type="float" office:value="0.0"/>
          <table:table-cell table:formula="of:=MIN([.$B100];[.$O100])" office:value-type="float"/>
          <table:table-cell table:formula="of:=MIN([.$C100];[.$P100])" office:value-type="float"/>
          <table:table-cell table:formula="of:=MIN([.$D100];[.$Q100])" office:value-type="float"/>
          <table:table-cell table:formula="of:=MIN([.$E100];[.$R100])" office:value-type="float"/>
          <table:table-cell table:formula="of:=MIN([.$F100];[.$S100])" office:value-type="float"/>
          <table:table-cell table:formula="of:=MIN([.$G100];[.$T100])" office:value-type="float"/>
          <table:table-cell table:formula="of:=MIN([.$H100];[.$U100])" office:value-type="float"/>
          <table:table-cell table:formula="of:=MIN([.$I100];[.$V100])" office:value-type="float"/>
          <table:table-cell table:formula="of:=MIN([.$J100])" office:value-type="float"/>
          <table:table-cell table:formula="of:=MIN([.$K100];[.$W100])" office:value-type="float"/>
          <table:table-cell table:formula="of:=MIN([.$L100];[.$X100])" office:value-type="float"/>
          <table:table-cell table:formula="of:=MIN([.$M100];[.$Y100])" office:value-type="float"/>
          <table:table-cell table:formula="of:=MIN([.$N100];[.$Z100])" office:value-type="float"/>
          <table:table-cell table:formula="of:=MEDIAN([.$B100];[.$O100])" office:value-type="float"/>
          <table:table-cell table:formula="of:=MEDIAN([.$C100];[.$P100])" office:value-type="float"/>
          <table:table-cell table:formula="of:=MEDIAN([.$D100];[.$Q100])" office:value-type="float"/>
          <table:table-cell table:formula="of:=MEDIAN([.$E100];[.$R100])" office:value-type="float"/>
          <table:table-cell table:formula="of:=MEDIAN([.$F100];[.$S100])" office:value-type="float"/>
          <table:table-cell table:formula="of:=MEDIAN([.$G100];[.$T100])" office:value-type="float"/>
          <table:table-cell table:formula="of:=MEDIAN([.$H100];[.$U100])" office:value-type="float"/>
          <table:table-cell table:formula="of:=MEDIAN([.$I100];[.$V100])" office:value-type="float"/>
          <table:table-cell table:formula="of:=MEDIAN([.$J100])" office:value-type="float"/>
          <table:table-cell table:formula="of:=MEDIAN([.$K100];[.$W100])" office:value-type="float"/>
          <table:table-cell table:formula="of:=MEDIAN([.$L100];[.$X100])" office:value-type="float"/>
          <table:table-cell table:formula="of:=MEDIAN([.$M100];[.$Y100])" office:value-type="float"/>
          <table:table-cell table:formula="of:=MEDIAN([.$N100];[.$Z100])" office:value-type="float"/>
          <table:table-cell table:formula="of:=MAX([.$B100];[.$O100])" office:value-type="float"/>
          <table:table-cell table:formula="of:=MAX([.$C100];[.$P100])" office:value-type="float"/>
          <table:table-cell table:formula="of:=MAX([.$D100];[.$Q100])" office:value-type="float"/>
          <table:table-cell table:formula="of:=MAX([.$E100];[.$R100])" office:value-type="float"/>
          <table:table-cell table:formula="of:=MAX([.$F100];[.$S100])" office:value-type="float"/>
          <table:table-cell table:formula="of:=MAX([.$G100];[.$T100])" office:value-type="float"/>
          <table:table-cell table:formula="of:=MAX([.$H100];[.$U100])" office:value-type="float"/>
          <table:table-cell table:formula="of:=MAX([.$I100];[.$V100])" office:value-type="float"/>
          <table:table-cell table:formula="of:=MAX([.$J100])" office:value-type="float"/>
          <table:table-cell table:formula="of:=MAX([.$K100];[.$W100])" office:value-type="float"/>
          <table:table-cell table:formula="of:=MAX([.$L100];[.$X100])" office:value-type="float"/>
          <table:table-cell table:formula="of:=MAX([.$M100];[.$Y100])" office:value-type="float"/>
          <table:table-cell table:formula="of:=MAX([.$N100];[.$Z100])" office:value-type="float"/>
        </table:table-row>
        <table:table-row table:style-name="ro1">
          <table:table-cell office:value-type="string">
            <text:p>p03.pddl/26</text:p>
          </table:table-cell>
          <table:table-cell office:value-type="float" office:value="300.0"/>
          <table:table-cell office:value-type="float" office:value="299.996"/>
          <table:table-cell office:value-type="float" office:value="299.6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4951.0"/>
          <table:table-cell office:value-type="float" office:value="1252185.0"/>
          <table:table-cell office:value-type="float" office:value="1245311.0"/>
          <table:table-cell office:value-type="float" office:value="29720.0"/>
          <table:table-cell office:value-type="float" office:value="2281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9.68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15612.0"/>
          <table:table-cell office:value-type="float" office:value="1182727.0"/>
          <table:table-cell office:value-type="float" office:value="29720.0"/>
          <table:table-cell office:value-type="float" office:value="22817.0"/>
          <table:table-cell office:value-type="float" office:value="0.0"/>
          <table:table-cell office:value-type="float" office:value="0.0"/>
          <table:table-cell table:formula="of:=MIN([.$B101];[.$O101])" office:value-type="float"/>
          <table:table-cell table:formula="of:=MIN([.$C101];[.$P101])" office:value-type="float"/>
          <table:table-cell table:formula="of:=MIN([.$D101];[.$Q101])" office:value-type="float"/>
          <table:table-cell table:formula="of:=MIN([.$E101];[.$R101])" office:value-type="float"/>
          <table:table-cell table:formula="of:=MIN([.$F101];[.$S101])" office:value-type="float"/>
          <table:table-cell table:formula="of:=MIN([.$G101];[.$T101])" office:value-type="float"/>
          <table:table-cell table:formula="of:=MIN([.$H101];[.$U101])" office:value-type="float"/>
          <table:table-cell table:formula="of:=MIN([.$I101];[.$V101])" office:value-type="float"/>
          <table:table-cell table:formula="of:=MIN([.$J101])" office:value-type="float"/>
          <table:table-cell table:formula="of:=MIN([.$K101];[.$W101])" office:value-type="float"/>
          <table:table-cell table:formula="of:=MIN([.$L101];[.$X101])" office:value-type="float"/>
          <table:table-cell table:formula="of:=MIN([.$M101];[.$Y101])" office:value-type="float"/>
          <table:table-cell table:formula="of:=MIN([.$N101];[.$Z101])" office:value-type="float"/>
          <table:table-cell table:formula="of:=MEDIAN([.$B101];[.$O101])" office:value-type="float"/>
          <table:table-cell table:formula="of:=MEDIAN([.$C101];[.$P101])" office:value-type="float"/>
          <table:table-cell table:formula="of:=MEDIAN([.$D101];[.$Q101])" office:value-type="float"/>
          <table:table-cell table:formula="of:=MEDIAN([.$E101];[.$R101])" office:value-type="float"/>
          <table:table-cell table:formula="of:=MEDIAN([.$F101];[.$S101])" office:value-type="float"/>
          <table:table-cell table:formula="of:=MEDIAN([.$G101];[.$T101])" office:value-type="float"/>
          <table:table-cell table:formula="of:=MEDIAN([.$H101];[.$U101])" office:value-type="float"/>
          <table:table-cell table:formula="of:=MEDIAN([.$I101];[.$V101])" office:value-type="float"/>
          <table:table-cell table:formula="of:=MEDIAN([.$J101])" office:value-type="float"/>
          <table:table-cell table:formula="of:=MEDIAN([.$K101];[.$W101])" office:value-type="float"/>
          <table:table-cell table:formula="of:=MEDIAN([.$L101];[.$X101])" office:value-type="float"/>
          <table:table-cell table:formula="of:=MEDIAN([.$M101];[.$Y101])" office:value-type="float"/>
          <table:table-cell table:formula="of:=MEDIAN([.$N101];[.$Z101])" office:value-type="float"/>
          <table:table-cell table:formula="of:=MAX([.$B101];[.$O101])" office:value-type="float"/>
          <table:table-cell table:formula="of:=MAX([.$C101];[.$P101])" office:value-type="float"/>
          <table:table-cell table:formula="of:=MAX([.$D101];[.$Q101])" office:value-type="float"/>
          <table:table-cell table:formula="of:=MAX([.$E101];[.$R101])" office:value-type="float"/>
          <table:table-cell table:formula="of:=MAX([.$F101];[.$S101])" office:value-type="float"/>
          <table:table-cell table:formula="of:=MAX([.$G101];[.$T101])" office:value-type="float"/>
          <table:table-cell table:formula="of:=MAX([.$H101];[.$U101])" office:value-type="float"/>
          <table:table-cell table:formula="of:=MAX([.$I101];[.$V101])" office:value-type="float"/>
          <table:table-cell table:formula="of:=MAX([.$J101])" office:value-type="float"/>
          <table:table-cell table:formula="of:=MAX([.$K101];[.$W101])" office:value-type="float"/>
          <table:table-cell table:formula="of:=MAX([.$L101];[.$X101])" office:value-type="float"/>
          <table:table-cell table:formula="of:=MAX([.$M101];[.$Y101])" office:value-type="float"/>
          <table:table-cell table:formula="of:=MAX([.$N101];[.$Z101])" office:value-type="float"/>
        </table:table-row>
        <table:table-row table:style-name="ro1">
          <table:table-cell office:value-type="string">
            <text:p>p03.pddl/27</text:p>
          </table:table-cell>
          <table:table-cell office:value-type="float" office:value="300.0"/>
          <table:table-cell office:value-type="float" office:value="299.985"/>
          <table:table-cell office:value-type="float" office:value="299.6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02671.0"/>
          <table:table-cell office:value-type="float" office:value="1087401.0"/>
          <table:table-cell office:value-type="float" office:value="1080761.0"/>
          <table:table-cell office:value-type="float" office:value="30838.0"/>
          <table:table-cell office:value-type="float" office:value="2378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7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44186.0"/>
          <table:table-cell office:value-type="float" office:value="1095949.0"/>
          <table:table-cell office:value-type="float" office:value="30838.0"/>
          <table:table-cell office:value-type="float" office:value="23783.0"/>
          <table:table-cell office:value-type="float" office:value="0.0"/>
          <table:table-cell office:value-type="float" office:value="0.0"/>
          <table:table-cell table:formula="of:=MIN([.$B102];[.$O102])" office:value-type="float"/>
          <table:table-cell table:formula="of:=MIN([.$C102];[.$P102])" office:value-type="float"/>
          <table:table-cell table:formula="of:=MIN([.$D102];[.$Q102])" office:value-type="float"/>
          <table:table-cell table:formula="of:=MIN([.$E102];[.$R102])" office:value-type="float"/>
          <table:table-cell table:formula="of:=MIN([.$F102];[.$S102])" office:value-type="float"/>
          <table:table-cell table:formula="of:=MIN([.$G102];[.$T102])" office:value-type="float"/>
          <table:table-cell table:formula="of:=MIN([.$H102];[.$U102])" office:value-type="float"/>
          <table:table-cell table:formula="of:=MIN([.$I102];[.$V102])" office:value-type="float"/>
          <table:table-cell table:formula="of:=MIN([.$J102])" office:value-type="float"/>
          <table:table-cell table:formula="of:=MIN([.$K102];[.$W102])" office:value-type="float"/>
          <table:table-cell table:formula="of:=MIN([.$L102];[.$X102])" office:value-type="float"/>
          <table:table-cell table:formula="of:=MIN([.$M102];[.$Y102])" office:value-type="float"/>
          <table:table-cell table:formula="of:=MIN([.$N102];[.$Z102])" office:value-type="float"/>
          <table:table-cell table:formula="of:=MEDIAN([.$B102];[.$O102])" office:value-type="float"/>
          <table:table-cell table:formula="of:=MEDIAN([.$C102];[.$P102])" office:value-type="float"/>
          <table:table-cell table:formula="of:=MEDIAN([.$D102];[.$Q102])" office:value-type="float"/>
          <table:table-cell table:formula="of:=MEDIAN([.$E102];[.$R102])" office:value-type="float"/>
          <table:table-cell table:formula="of:=MEDIAN([.$F102];[.$S102])" office:value-type="float"/>
          <table:table-cell table:formula="of:=MEDIAN([.$G102];[.$T102])" office:value-type="float"/>
          <table:table-cell table:formula="of:=MEDIAN([.$H102];[.$U102])" office:value-type="float"/>
          <table:table-cell table:formula="of:=MEDIAN([.$I102];[.$V102])" office:value-type="float"/>
          <table:table-cell table:formula="of:=MEDIAN([.$J102])" office:value-type="float"/>
          <table:table-cell table:formula="of:=MEDIAN([.$K102];[.$W102])" office:value-type="float"/>
          <table:table-cell table:formula="of:=MEDIAN([.$L102];[.$X102])" office:value-type="float"/>
          <table:table-cell table:formula="of:=MEDIAN([.$M102];[.$Y102])" office:value-type="float"/>
          <table:table-cell table:formula="of:=MEDIAN([.$N102];[.$Z102])" office:value-type="float"/>
          <table:table-cell table:formula="of:=MAX([.$B102];[.$O102])" office:value-type="float"/>
          <table:table-cell table:formula="of:=MAX([.$C102];[.$P102])" office:value-type="float"/>
          <table:table-cell table:formula="of:=MAX([.$D102];[.$Q102])" office:value-type="float"/>
          <table:table-cell table:formula="of:=MAX([.$E102];[.$R102])" office:value-type="float"/>
          <table:table-cell table:formula="of:=MAX([.$F102];[.$S102])" office:value-type="float"/>
          <table:table-cell table:formula="of:=MAX([.$G102];[.$T102])" office:value-type="float"/>
          <table:table-cell table:formula="of:=MAX([.$H102];[.$U102])" office:value-type="float"/>
          <table:table-cell table:formula="of:=MAX([.$I102];[.$V102])" office:value-type="float"/>
          <table:table-cell table:formula="of:=MAX([.$J102])" office:value-type="float"/>
          <table:table-cell table:formula="of:=MAX([.$K102];[.$W102])" office:value-type="float"/>
          <table:table-cell table:formula="of:=MAX([.$L102];[.$X102])" office:value-type="float"/>
          <table:table-cell table:formula="of:=MAX([.$M102];[.$Y102])" office:value-type="float"/>
          <table:table-cell table:formula="of:=MAX([.$N102];[.$Z102])" office:value-type="float"/>
        </table:table-row>
        <table:table-row table:style-name="ro1">
          <table:table-cell office:value-type="string">
            <text:p>p03.pddl/28</text:p>
          </table:table-cell>
          <table:table-cell office:value-type="float" office:value="300.0"/>
          <table:table-cell office:value-type="float" office:value="299.989"/>
          <table:table-cell office:value-type="float" office:value="299.63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42849.0"/>
          <table:table-cell office:value-type="float" office:value="1296871.0"/>
          <table:table-cell office:value-type="float" office:value="1288430.0"/>
          <table:table-cell office:value-type="float" office:value="31956.0"/>
          <table:table-cell office:value-type="float" office:value="247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6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29179.0"/>
          <table:table-cell office:value-type="float" office:value="1066070.0"/>
          <table:table-cell office:value-type="float" office:value="31956.0"/>
          <table:table-cell office:value-type="float" office:value="24749.0"/>
          <table:table-cell office:value-type="float" office:value="0.0"/>
          <table:table-cell office:value-type="float" office:value="0.0"/>
          <table:table-cell table:formula="of:=MIN([.$B103];[.$O103])" office:value-type="float"/>
          <table:table-cell table:formula="of:=MIN([.$C103];[.$P103])" office:value-type="float"/>
          <table:table-cell table:formula="of:=MIN([.$D103];[.$Q103])" office:value-type="float"/>
          <table:table-cell table:formula="of:=MIN([.$E103];[.$R103])" office:value-type="float"/>
          <table:table-cell table:formula="of:=MIN([.$F103];[.$S103])" office:value-type="float"/>
          <table:table-cell table:formula="of:=MIN([.$G103];[.$T103])" office:value-type="float"/>
          <table:table-cell table:formula="of:=MIN([.$H103];[.$U103])" office:value-type="float"/>
          <table:table-cell table:formula="of:=MIN([.$I103];[.$V103])" office:value-type="float"/>
          <table:table-cell table:formula="of:=MIN([.$J103])" office:value-type="float"/>
          <table:table-cell table:formula="of:=MIN([.$K103];[.$W103])" office:value-type="float"/>
          <table:table-cell table:formula="of:=MIN([.$L103];[.$X103])" office:value-type="float"/>
          <table:table-cell table:formula="of:=MIN([.$M103];[.$Y103])" office:value-type="float"/>
          <table:table-cell table:formula="of:=MIN([.$N103];[.$Z103])" office:value-type="float"/>
          <table:table-cell table:formula="of:=MEDIAN([.$B103];[.$O103])" office:value-type="float"/>
          <table:table-cell table:formula="of:=MEDIAN([.$C103];[.$P103])" office:value-type="float"/>
          <table:table-cell table:formula="of:=MEDIAN([.$D103];[.$Q103])" office:value-type="float"/>
          <table:table-cell table:formula="of:=MEDIAN([.$E103];[.$R103])" office:value-type="float"/>
          <table:table-cell table:formula="of:=MEDIAN([.$F103];[.$S103])" office:value-type="float"/>
          <table:table-cell table:formula="of:=MEDIAN([.$G103];[.$T103])" office:value-type="float"/>
          <table:table-cell table:formula="of:=MEDIAN([.$H103];[.$U103])" office:value-type="float"/>
          <table:table-cell table:formula="of:=MEDIAN([.$I103];[.$V103])" office:value-type="float"/>
          <table:table-cell table:formula="of:=MEDIAN([.$J103])" office:value-type="float"/>
          <table:table-cell table:formula="of:=MEDIAN([.$K103];[.$W103])" office:value-type="float"/>
          <table:table-cell table:formula="of:=MEDIAN([.$L103];[.$X103])" office:value-type="float"/>
          <table:table-cell table:formula="of:=MEDIAN([.$M103];[.$Y103])" office:value-type="float"/>
          <table:table-cell table:formula="of:=MEDIAN([.$N103];[.$Z103])" office:value-type="float"/>
          <table:table-cell table:formula="of:=MAX([.$B103];[.$O103])" office:value-type="float"/>
          <table:table-cell table:formula="of:=MAX([.$C103];[.$P103])" office:value-type="float"/>
          <table:table-cell table:formula="of:=MAX([.$D103];[.$Q103])" office:value-type="float"/>
          <table:table-cell table:formula="of:=MAX([.$E103];[.$R103])" office:value-type="float"/>
          <table:table-cell table:formula="of:=MAX([.$F103];[.$S103])" office:value-type="float"/>
          <table:table-cell table:formula="of:=MAX([.$G103];[.$T103])" office:value-type="float"/>
          <table:table-cell table:formula="of:=MAX([.$H103];[.$U103])" office:value-type="float"/>
          <table:table-cell table:formula="of:=MAX([.$I103];[.$V103])" office:value-type="float"/>
          <table:table-cell table:formula="of:=MAX([.$J103])" office:value-type="float"/>
          <table:table-cell table:formula="of:=MAX([.$K103];[.$W103])" office:value-type="float"/>
          <table:table-cell table:formula="of:=MAX([.$L103];[.$X103])" office:value-type="float"/>
          <table:table-cell table:formula="of:=MAX([.$M103];[.$Y103])" office:value-type="float"/>
          <table:table-cell table:formula="of:=MAX([.$N103];[.$Z103])" office:value-type="float"/>
        </table:table-row>
        <table:table-row table:style-name="ro1">
          <table:table-cell office:value-type="string">
            <text:p>p03.pddl/29</text:p>
          </table:table-cell>
          <table:table-cell office:value-type="float" office:value="300.0"/>
          <table:table-cell office:value-type="float" office:value="299.983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02173.0"/>
          <table:table-cell office:value-type="float" office:value="1333193.0"/>
          <table:table-cell office:value-type="float" office:value="1320741.0"/>
          <table:table-cell office:value-type="float" office:value="33074.0"/>
          <table:table-cell office:value-type="float" office:value="257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6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64820.0"/>
          <table:table-cell office:value-type="float" office:value="1108586.0"/>
          <table:table-cell office:value-type="float" office:value="33074.0"/>
          <table:table-cell office:value-type="float" office:value="25715.0"/>
          <table:table-cell office:value-type="float" office:value="0.0"/>
          <table:table-cell office:value-type="float" office:value="0.0"/>
          <table:table-cell table:formula="of:=MIN([.$B104];[.$O104])" office:value-type="float"/>
          <table:table-cell table:formula="of:=MIN([.$C104];[.$P104])" office:value-type="float"/>
          <table:table-cell table:formula="of:=MIN([.$D104];[.$Q104])" office:value-type="float"/>
          <table:table-cell table:formula="of:=MIN([.$E104];[.$R104])" office:value-type="float"/>
          <table:table-cell table:formula="of:=MIN([.$F104];[.$S104])" office:value-type="float"/>
          <table:table-cell table:formula="of:=MIN([.$G104];[.$T104])" office:value-type="float"/>
          <table:table-cell table:formula="of:=MIN([.$H104];[.$U104])" office:value-type="float"/>
          <table:table-cell table:formula="of:=MIN([.$I104];[.$V104])" office:value-type="float"/>
          <table:table-cell table:formula="of:=MIN([.$J104])" office:value-type="float"/>
          <table:table-cell table:formula="of:=MIN([.$K104];[.$W104])" office:value-type="float"/>
          <table:table-cell table:formula="of:=MIN([.$L104];[.$X104])" office:value-type="float"/>
          <table:table-cell table:formula="of:=MIN([.$M104];[.$Y104])" office:value-type="float"/>
          <table:table-cell table:formula="of:=MIN([.$N104];[.$Z104])" office:value-type="float"/>
          <table:table-cell table:formula="of:=MEDIAN([.$B104];[.$O104])" office:value-type="float"/>
          <table:table-cell table:formula="of:=MEDIAN([.$C104];[.$P104])" office:value-type="float"/>
          <table:table-cell table:formula="of:=MEDIAN([.$D104];[.$Q104])" office:value-type="float"/>
          <table:table-cell table:formula="of:=MEDIAN([.$E104];[.$R104])" office:value-type="float"/>
          <table:table-cell table:formula="of:=MEDIAN([.$F104];[.$S104])" office:value-type="float"/>
          <table:table-cell table:formula="of:=MEDIAN([.$G104];[.$T104])" office:value-type="float"/>
          <table:table-cell table:formula="of:=MEDIAN([.$H104];[.$U104])" office:value-type="float"/>
          <table:table-cell table:formula="of:=MEDIAN([.$I104];[.$V104])" office:value-type="float"/>
          <table:table-cell table:formula="of:=MEDIAN([.$J104])" office:value-type="float"/>
          <table:table-cell table:formula="of:=MEDIAN([.$K104];[.$W104])" office:value-type="float"/>
          <table:table-cell table:formula="of:=MEDIAN([.$L104];[.$X104])" office:value-type="float"/>
          <table:table-cell table:formula="of:=MEDIAN([.$M104];[.$Y104])" office:value-type="float"/>
          <table:table-cell table:formula="of:=MEDIAN([.$N104];[.$Z104])" office:value-type="float"/>
          <table:table-cell table:formula="of:=MAX([.$B104];[.$O104])" office:value-type="float"/>
          <table:table-cell table:formula="of:=MAX([.$C104];[.$P104])" office:value-type="float"/>
          <table:table-cell table:formula="of:=MAX([.$D104];[.$Q104])" office:value-type="float"/>
          <table:table-cell table:formula="of:=MAX([.$E104];[.$R104])" office:value-type="float"/>
          <table:table-cell table:formula="of:=MAX([.$F104];[.$S104])" office:value-type="float"/>
          <table:table-cell table:formula="of:=MAX([.$G104];[.$T104])" office:value-type="float"/>
          <table:table-cell table:formula="of:=MAX([.$H104];[.$U104])" office:value-type="float"/>
          <table:table-cell table:formula="of:=MAX([.$I104];[.$V104])" office:value-type="float"/>
          <table:table-cell table:formula="of:=MAX([.$J104])" office:value-type="float"/>
          <table:table-cell table:formula="of:=MAX([.$K104];[.$W104])" office:value-type="float"/>
          <table:table-cell table:formula="of:=MAX([.$L104];[.$X104])" office:value-type="float"/>
          <table:table-cell table:formula="of:=MAX([.$M104];[.$Y104])" office:value-type="float"/>
          <table:table-cell table:formula="of:=MAX([.$N104];[.$Z104])" office:value-type="float"/>
        </table:table-row>
        <table:table-row table:style-name="ro1">
          <table:table-cell office:value-type="string">
            <text:p>p03.pddl/3</text:p>
          </table:table-cell>
          <table:table-cell office:value-type="float" office:value="0.077833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006.0"/>
          <table:table-cell office:value-type="float" office:value="106.0"/>
          <table:table-cell office:value-type="float" office:value="0.0"/>
          <table:table-cell office:value-type="float" office:value="0.0"/>
          <table:table-cell office:value-type="float" office:value="0.080764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06.0"/>
          <table:table-cell office:value-type="float" office:value="106.0"/>
          <table:table-cell office:value-type="float" office:value="0.0"/>
          <table:table-cell office:value-type="float" office:value="0.0"/>
          <table:table-cell table:formula="of:=MIN([.$B105];[.$O105])" office:value-type="float"/>
          <table:table-cell table:formula="of:=MIN([.$C105];[.$P105])" office:value-type="float"/>
          <table:table-cell table:formula="of:=MIN([.$D105];[.$Q105])" office:value-type="float"/>
          <table:table-cell table:formula="of:=MIN([.$E105];[.$R105])" office:value-type="float"/>
          <table:table-cell table:formula="of:=MIN([.$F105];[.$S105])" office:value-type="float"/>
          <table:table-cell table:formula="of:=MIN([.$G105];[.$T105])" office:value-type="float"/>
          <table:table-cell table:formula="of:=MIN([.$H105];[.$U105])" office:value-type="float"/>
          <table:table-cell table:formula="of:=MIN([.$I105];[.$V105])" office:value-type="float"/>
          <table:table-cell table:formula="of:=MIN([.$J105])" office:value-type="float"/>
          <table:table-cell table:formula="of:=MIN([.$K105];[.$W105])" office:value-type="float"/>
          <table:table-cell table:formula="of:=MIN([.$L105];[.$X105])" office:value-type="float"/>
          <table:table-cell table:formula="of:=MIN([.$M105];[.$Y105])" office:value-type="float"/>
          <table:table-cell table:formula="of:=MIN([.$N105];[.$Z105])" office:value-type="float"/>
          <table:table-cell table:formula="of:=MEDIAN([.$B105];[.$O105])" office:value-type="float"/>
          <table:table-cell table:formula="of:=MEDIAN([.$C105];[.$P105])" office:value-type="float"/>
          <table:table-cell table:formula="of:=MEDIAN([.$D105];[.$Q105])" office:value-type="float"/>
          <table:table-cell table:formula="of:=MEDIAN([.$E105];[.$R105])" office:value-type="float"/>
          <table:table-cell table:formula="of:=MEDIAN([.$F105];[.$S105])" office:value-type="float"/>
          <table:table-cell table:formula="of:=MEDIAN([.$G105];[.$T105])" office:value-type="float"/>
          <table:table-cell table:formula="of:=MEDIAN([.$H105];[.$U105])" office:value-type="float"/>
          <table:table-cell table:formula="of:=MEDIAN([.$I105];[.$V105])" office:value-type="float"/>
          <table:table-cell table:formula="of:=MEDIAN([.$J105])" office:value-type="float"/>
          <table:table-cell table:formula="of:=MEDIAN([.$K105];[.$W105])" office:value-type="float"/>
          <table:table-cell table:formula="of:=MEDIAN([.$L105];[.$X105])" office:value-type="float"/>
          <table:table-cell table:formula="of:=MEDIAN([.$M105];[.$Y105])" office:value-type="float"/>
          <table:table-cell table:formula="of:=MEDIAN([.$N105];[.$Z105])" office:value-type="float"/>
          <table:table-cell table:formula="of:=MAX([.$B105];[.$O105])" office:value-type="float"/>
          <table:table-cell table:formula="of:=MAX([.$C105];[.$P105])" office:value-type="float"/>
          <table:table-cell table:formula="of:=MAX([.$D105];[.$Q105])" office:value-type="float"/>
          <table:table-cell table:formula="of:=MAX([.$E105];[.$R105])" office:value-type="float"/>
          <table:table-cell table:formula="of:=MAX([.$F105];[.$S105])" office:value-type="float"/>
          <table:table-cell table:formula="of:=MAX([.$G105];[.$T105])" office:value-type="float"/>
          <table:table-cell table:formula="of:=MAX([.$H105];[.$U105])" office:value-type="float"/>
          <table:table-cell table:formula="of:=MAX([.$I105];[.$V105])" office:value-type="float"/>
          <table:table-cell table:formula="of:=MAX([.$J105])" office:value-type="float"/>
          <table:table-cell table:formula="of:=MAX([.$K105];[.$W105])" office:value-type="float"/>
          <table:table-cell table:formula="of:=MAX([.$L105];[.$X105])" office:value-type="float"/>
          <table:table-cell table:formula="of:=MAX([.$M105];[.$Y105])" office:value-type="float"/>
          <table:table-cell table:formula="of:=MAX([.$N105];[.$Z105])" office:value-type="float"/>
        </table:table-row>
        <table:table-row table:style-name="ro1">
          <table:table-cell office:value-type="string">
            <text:p>p03.pddl/30</text:p>
          </table:table-cell>
          <table:table-cell office:value-type="float" office:value="300.0"/>
          <table:table-cell office:value-type="float" office:value="299.988"/>
          <table:table-cell office:value-type="float" office:value="299.6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66566.0"/>
          <table:table-cell office:value-type="float" office:value="1304880.0"/>
          <table:table-cell office:value-type="float" office:value="1290967.0"/>
          <table:table-cell office:value-type="float" office:value="34192.0"/>
          <table:table-cell office:value-type="float" office:value="2668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69261.0"/>
          <table:table-cell office:value-type="float" office:value="1005904.0"/>
          <table:table-cell office:value-type="float" office:value="34192.0"/>
          <table:table-cell office:value-type="float" office:value="26681.0"/>
          <table:table-cell office:value-type="float" office:value="0.0"/>
          <table:table-cell office:value-type="float" office:value="0.0"/>
          <table:table-cell table:formula="of:=MIN([.$B106];[.$O106])" office:value-type="float"/>
          <table:table-cell table:formula="of:=MIN([.$C106];[.$P106])" office:value-type="float"/>
          <table:table-cell table:formula="of:=MIN([.$D106];[.$Q106])" office:value-type="float"/>
          <table:table-cell table:formula="of:=MIN([.$E106];[.$R106])" office:value-type="float"/>
          <table:table-cell table:formula="of:=MIN([.$F106];[.$S106])" office:value-type="float"/>
          <table:table-cell table:formula="of:=MIN([.$G106];[.$T106])" office:value-type="float"/>
          <table:table-cell table:formula="of:=MIN([.$H106];[.$U106])" office:value-type="float"/>
          <table:table-cell table:formula="of:=MIN([.$I106];[.$V106])" office:value-type="float"/>
          <table:table-cell table:formula="of:=MIN([.$J106])" office:value-type="float"/>
          <table:table-cell table:formula="of:=MIN([.$K106];[.$W106])" office:value-type="float"/>
          <table:table-cell table:formula="of:=MIN([.$L106];[.$X106])" office:value-type="float"/>
          <table:table-cell table:formula="of:=MIN([.$M106];[.$Y106])" office:value-type="float"/>
          <table:table-cell table:formula="of:=MIN([.$N106];[.$Z106])" office:value-type="float"/>
          <table:table-cell table:formula="of:=MEDIAN([.$B106];[.$O106])" office:value-type="float"/>
          <table:table-cell table:formula="of:=MEDIAN([.$C106];[.$P106])" office:value-type="float"/>
          <table:table-cell table:formula="of:=MEDIAN([.$D106];[.$Q106])" office:value-type="float"/>
          <table:table-cell table:formula="of:=MEDIAN([.$E106];[.$R106])" office:value-type="float"/>
          <table:table-cell table:formula="of:=MEDIAN([.$F106];[.$S106])" office:value-type="float"/>
          <table:table-cell table:formula="of:=MEDIAN([.$G106];[.$T106])" office:value-type="float"/>
          <table:table-cell table:formula="of:=MEDIAN([.$H106];[.$U106])" office:value-type="float"/>
          <table:table-cell table:formula="of:=MEDIAN([.$I106];[.$V106])" office:value-type="float"/>
          <table:table-cell table:formula="of:=MEDIAN([.$J106])" office:value-type="float"/>
          <table:table-cell table:formula="of:=MEDIAN([.$K106];[.$W106])" office:value-type="float"/>
          <table:table-cell table:formula="of:=MEDIAN([.$L106];[.$X106])" office:value-type="float"/>
          <table:table-cell table:formula="of:=MEDIAN([.$M106];[.$Y106])" office:value-type="float"/>
          <table:table-cell table:formula="of:=MEDIAN([.$N106];[.$Z106])" office:value-type="float"/>
          <table:table-cell table:formula="of:=MAX([.$B106];[.$O106])" office:value-type="float"/>
          <table:table-cell table:formula="of:=MAX([.$C106];[.$P106])" office:value-type="float"/>
          <table:table-cell table:formula="of:=MAX([.$D106];[.$Q106])" office:value-type="float"/>
          <table:table-cell table:formula="of:=MAX([.$E106];[.$R106])" office:value-type="float"/>
          <table:table-cell table:formula="of:=MAX([.$F106];[.$S106])" office:value-type="float"/>
          <table:table-cell table:formula="of:=MAX([.$G106];[.$T106])" office:value-type="float"/>
          <table:table-cell table:formula="of:=MAX([.$H106];[.$U106])" office:value-type="float"/>
          <table:table-cell table:formula="of:=MAX([.$I106];[.$V106])" office:value-type="float"/>
          <table:table-cell table:formula="of:=MAX([.$J106])" office:value-type="float"/>
          <table:table-cell table:formula="of:=MAX([.$K106];[.$W106])" office:value-type="float"/>
          <table:table-cell table:formula="of:=MAX([.$L106];[.$X106])" office:value-type="float"/>
          <table:table-cell table:formula="of:=MAX([.$M106];[.$Y106])" office:value-type="float"/>
          <table:table-cell table:formula="of:=MAX([.$N106];[.$Z106])" office:value-type="float"/>
        </table:table-row>
        <table:table-row table:style-name="ro1">
          <table:table-cell office:value-type="string">
            <text:p>p03.pddl/31</text:p>
          </table:table-cell>
          <table:table-cell office:value-type="float" office:value="300.0"/>
          <table:table-cell office:value-type="float" office:value="299.983"/>
          <table:table-cell office:value-type="float" office:value="299.6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59105.0"/>
          <table:table-cell office:value-type="float" office:value="1394308.0"/>
          <table:table-cell office:value-type="float" office:value="1382746.0"/>
          <table:table-cell office:value-type="float" office:value="35310.0"/>
          <table:table-cell office:value-type="float" office:value="2764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6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67904.0"/>
          <table:table-cell office:value-type="float" office:value="990339.0"/>
          <table:table-cell office:value-type="float" office:value="35310.0"/>
          <table:table-cell office:value-type="float" office:value="27647.0"/>
          <table:table-cell office:value-type="float" office:value="0.0"/>
          <table:table-cell office:value-type="float" office:value="0.0"/>
          <table:table-cell table:formula="of:=MIN([.$B107];[.$O107])" office:value-type="float"/>
          <table:table-cell table:formula="of:=MIN([.$C107];[.$P107])" office:value-type="float"/>
          <table:table-cell table:formula="of:=MIN([.$D107];[.$Q107])" office:value-type="float"/>
          <table:table-cell table:formula="of:=MIN([.$E107];[.$R107])" office:value-type="float"/>
          <table:table-cell table:formula="of:=MIN([.$F107];[.$S107])" office:value-type="float"/>
          <table:table-cell table:formula="of:=MIN([.$G107];[.$T107])" office:value-type="float"/>
          <table:table-cell table:formula="of:=MIN([.$H107];[.$U107])" office:value-type="float"/>
          <table:table-cell table:formula="of:=MIN([.$I107];[.$V107])" office:value-type="float"/>
          <table:table-cell table:formula="of:=MIN([.$J107])" office:value-type="float"/>
          <table:table-cell table:formula="of:=MIN([.$K107];[.$W107])" office:value-type="float"/>
          <table:table-cell table:formula="of:=MIN([.$L107];[.$X107])" office:value-type="float"/>
          <table:table-cell table:formula="of:=MIN([.$M107];[.$Y107])" office:value-type="float"/>
          <table:table-cell table:formula="of:=MIN([.$N107];[.$Z107])" office:value-type="float"/>
          <table:table-cell table:formula="of:=MEDIAN([.$B107];[.$O107])" office:value-type="float"/>
          <table:table-cell table:formula="of:=MEDIAN([.$C107];[.$P107])" office:value-type="float"/>
          <table:table-cell table:formula="of:=MEDIAN([.$D107];[.$Q107])" office:value-type="float"/>
          <table:table-cell table:formula="of:=MEDIAN([.$E107];[.$R107])" office:value-type="float"/>
          <table:table-cell table:formula="of:=MEDIAN([.$F107];[.$S107])" office:value-type="float"/>
          <table:table-cell table:formula="of:=MEDIAN([.$G107];[.$T107])" office:value-type="float"/>
          <table:table-cell table:formula="of:=MEDIAN([.$H107];[.$U107])" office:value-type="float"/>
          <table:table-cell table:formula="of:=MEDIAN([.$I107];[.$V107])" office:value-type="float"/>
          <table:table-cell table:formula="of:=MEDIAN([.$J107])" office:value-type="float"/>
          <table:table-cell table:formula="of:=MEDIAN([.$K107];[.$W107])" office:value-type="float"/>
          <table:table-cell table:formula="of:=MEDIAN([.$L107];[.$X107])" office:value-type="float"/>
          <table:table-cell table:formula="of:=MEDIAN([.$M107];[.$Y107])" office:value-type="float"/>
          <table:table-cell table:formula="of:=MEDIAN([.$N107];[.$Z107])" office:value-type="float"/>
          <table:table-cell table:formula="of:=MAX([.$B107];[.$O107])" office:value-type="float"/>
          <table:table-cell table:formula="of:=MAX([.$C107];[.$P107])" office:value-type="float"/>
          <table:table-cell table:formula="of:=MAX([.$D107];[.$Q107])" office:value-type="float"/>
          <table:table-cell table:formula="of:=MAX([.$E107];[.$R107])" office:value-type="float"/>
          <table:table-cell table:formula="of:=MAX([.$F107];[.$S107])" office:value-type="float"/>
          <table:table-cell table:formula="of:=MAX([.$G107];[.$T107])" office:value-type="float"/>
          <table:table-cell table:formula="of:=MAX([.$H107];[.$U107])" office:value-type="float"/>
          <table:table-cell table:formula="of:=MAX([.$I107];[.$V107])" office:value-type="float"/>
          <table:table-cell table:formula="of:=MAX([.$J107])" office:value-type="float"/>
          <table:table-cell table:formula="of:=MAX([.$K107];[.$W107])" office:value-type="float"/>
          <table:table-cell table:formula="of:=MAX([.$L107];[.$X107])" office:value-type="float"/>
          <table:table-cell table:formula="of:=MAX([.$M107];[.$Y107])" office:value-type="float"/>
          <table:table-cell table:formula="of:=MAX([.$N107];[.$Z107])" office:value-type="float"/>
        </table:table-row>
        <table:table-row table:style-name="ro1">
          <table:table-cell office:value-type="string">
            <text:p>p03.pddl/32</text:p>
          </table:table-cell>
          <table:table-cell office:value-type="float" office:value="300.0"/>
          <table:table-cell office:value-type="float" office:value="299.989"/>
          <table:table-cell office:value-type="float" office:value="299.6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14321.0"/>
          <table:table-cell office:value-type="float" office:value="1315109.0"/>
          <table:table-cell office:value-type="float" office:value="1301582.0"/>
          <table:table-cell office:value-type="float" office:value="36428.0"/>
          <table:table-cell office:value-type="float" office:value="2861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6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03962.0"/>
          <table:table-cell office:value-type="float" office:value="1037831.0"/>
          <table:table-cell office:value-type="float" office:value="36428.0"/>
          <table:table-cell office:value-type="float" office:value="28613.0"/>
          <table:table-cell office:value-type="float" office:value="0.0"/>
          <table:table-cell office:value-type="float" office:value="0.0"/>
          <table:table-cell table:formula="of:=MIN([.$B108];[.$O108])" office:value-type="float"/>
          <table:table-cell table:formula="of:=MIN([.$C108];[.$P108])" office:value-type="float"/>
          <table:table-cell table:formula="of:=MIN([.$D108];[.$Q108])" office:value-type="float"/>
          <table:table-cell table:formula="of:=MIN([.$E108];[.$R108])" office:value-type="float"/>
          <table:table-cell table:formula="of:=MIN([.$F108];[.$S108])" office:value-type="float"/>
          <table:table-cell table:formula="of:=MIN([.$G108];[.$T108])" office:value-type="float"/>
          <table:table-cell table:formula="of:=MIN([.$H108];[.$U108])" office:value-type="float"/>
          <table:table-cell table:formula="of:=MIN([.$I108];[.$V108])" office:value-type="float"/>
          <table:table-cell table:formula="of:=MIN([.$J108])" office:value-type="float"/>
          <table:table-cell table:formula="of:=MIN([.$K108];[.$W108])" office:value-type="float"/>
          <table:table-cell table:formula="of:=MIN([.$L108];[.$X108])" office:value-type="float"/>
          <table:table-cell table:formula="of:=MIN([.$M108];[.$Y108])" office:value-type="float"/>
          <table:table-cell table:formula="of:=MIN([.$N108];[.$Z108])" office:value-type="float"/>
          <table:table-cell table:formula="of:=MEDIAN([.$B108];[.$O108])" office:value-type="float"/>
          <table:table-cell table:formula="of:=MEDIAN([.$C108];[.$P108])" office:value-type="float"/>
          <table:table-cell table:formula="of:=MEDIAN([.$D108];[.$Q108])" office:value-type="float"/>
          <table:table-cell table:formula="of:=MEDIAN([.$E108];[.$R108])" office:value-type="float"/>
          <table:table-cell table:formula="of:=MEDIAN([.$F108];[.$S108])" office:value-type="float"/>
          <table:table-cell table:formula="of:=MEDIAN([.$G108];[.$T108])" office:value-type="float"/>
          <table:table-cell table:formula="of:=MEDIAN([.$H108];[.$U108])" office:value-type="float"/>
          <table:table-cell table:formula="of:=MEDIAN([.$I108];[.$V108])" office:value-type="float"/>
          <table:table-cell table:formula="of:=MEDIAN([.$J108])" office:value-type="float"/>
          <table:table-cell table:formula="of:=MEDIAN([.$K108];[.$W108])" office:value-type="float"/>
          <table:table-cell table:formula="of:=MEDIAN([.$L108];[.$X108])" office:value-type="float"/>
          <table:table-cell table:formula="of:=MEDIAN([.$M108];[.$Y108])" office:value-type="float"/>
          <table:table-cell table:formula="of:=MEDIAN([.$N108];[.$Z108])" office:value-type="float"/>
          <table:table-cell table:formula="of:=MAX([.$B108];[.$O108])" office:value-type="float"/>
          <table:table-cell table:formula="of:=MAX([.$C108];[.$P108])" office:value-type="float"/>
          <table:table-cell table:formula="of:=MAX([.$D108];[.$Q108])" office:value-type="float"/>
          <table:table-cell table:formula="of:=MAX([.$E108];[.$R108])" office:value-type="float"/>
          <table:table-cell table:formula="of:=MAX([.$F108];[.$S108])" office:value-type="float"/>
          <table:table-cell table:formula="of:=MAX([.$G108];[.$T108])" office:value-type="float"/>
          <table:table-cell table:formula="of:=MAX([.$H108];[.$U108])" office:value-type="float"/>
          <table:table-cell table:formula="of:=MAX([.$I108];[.$V108])" office:value-type="float"/>
          <table:table-cell table:formula="of:=MAX([.$J108])" office:value-type="float"/>
          <table:table-cell table:formula="of:=MAX([.$K108];[.$W108])" office:value-type="float"/>
          <table:table-cell table:formula="of:=MAX([.$L108];[.$X108])" office:value-type="float"/>
          <table:table-cell table:formula="of:=MAX([.$M108];[.$Y108])" office:value-type="float"/>
          <table:table-cell table:formula="of:=MAX([.$N108];[.$Z108])" office:value-type="float"/>
        </table:table-row>
        <table:table-row table:style-name="ro1">
          <table:table-cell office:value-type="string">
            <text:p>p03.pddl/33</text:p>
          </table:table-cell>
          <table:table-cell office:value-type="float" office:value="300.0"/>
          <table:table-cell office:value-type="float" office:value="299.985"/>
          <table:table-cell office:value-type="float" office:value="299.5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17160.0"/>
          <table:table-cell office:value-type="float" office:value="1465302.0"/>
          <table:table-cell office:value-type="float" office:value="1450633.0"/>
          <table:table-cell office:value-type="float" office:value="37546.0"/>
          <table:table-cell office:value-type="float" office:value="2957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40031.0"/>
          <table:table-cell office:value-type="float" office:value="948796.0"/>
          <table:table-cell office:value-type="float" office:value="37546.0"/>
          <table:table-cell office:value-type="float" office:value="29579.0"/>
          <table:table-cell office:value-type="float" office:value="0.0"/>
          <table:table-cell office:value-type="float" office:value="0.0"/>
          <table:table-cell table:formula="of:=MIN([.$B109];[.$O109])" office:value-type="float"/>
          <table:table-cell table:formula="of:=MIN([.$C109];[.$P109])" office:value-type="float"/>
          <table:table-cell table:formula="of:=MIN([.$D109];[.$Q109])" office:value-type="float"/>
          <table:table-cell table:formula="of:=MIN([.$E109];[.$R109])" office:value-type="float"/>
          <table:table-cell table:formula="of:=MIN([.$F109];[.$S109])" office:value-type="float"/>
          <table:table-cell table:formula="of:=MIN([.$G109];[.$T109])" office:value-type="float"/>
          <table:table-cell table:formula="of:=MIN([.$H109];[.$U109])" office:value-type="float"/>
          <table:table-cell table:formula="of:=MIN([.$I109];[.$V109])" office:value-type="float"/>
          <table:table-cell table:formula="of:=MIN([.$J109])" office:value-type="float"/>
          <table:table-cell table:formula="of:=MIN([.$K109];[.$W109])" office:value-type="float"/>
          <table:table-cell table:formula="of:=MIN([.$L109];[.$X109])" office:value-type="float"/>
          <table:table-cell table:formula="of:=MIN([.$M109];[.$Y109])" office:value-type="float"/>
          <table:table-cell table:formula="of:=MIN([.$N109];[.$Z109])" office:value-type="float"/>
          <table:table-cell table:formula="of:=MEDIAN([.$B109];[.$O109])" office:value-type="float"/>
          <table:table-cell table:formula="of:=MEDIAN([.$C109];[.$P109])" office:value-type="float"/>
          <table:table-cell table:formula="of:=MEDIAN([.$D109];[.$Q109])" office:value-type="float"/>
          <table:table-cell table:formula="of:=MEDIAN([.$E109];[.$R109])" office:value-type="float"/>
          <table:table-cell table:formula="of:=MEDIAN([.$F109];[.$S109])" office:value-type="float"/>
          <table:table-cell table:formula="of:=MEDIAN([.$G109];[.$T109])" office:value-type="float"/>
          <table:table-cell table:formula="of:=MEDIAN([.$H109];[.$U109])" office:value-type="float"/>
          <table:table-cell table:formula="of:=MEDIAN([.$I109];[.$V109])" office:value-type="float"/>
          <table:table-cell table:formula="of:=MEDIAN([.$J109])" office:value-type="float"/>
          <table:table-cell table:formula="of:=MEDIAN([.$K109];[.$W109])" office:value-type="float"/>
          <table:table-cell table:formula="of:=MEDIAN([.$L109];[.$X109])" office:value-type="float"/>
          <table:table-cell table:formula="of:=MEDIAN([.$M109];[.$Y109])" office:value-type="float"/>
          <table:table-cell table:formula="of:=MEDIAN([.$N109];[.$Z109])" office:value-type="float"/>
          <table:table-cell table:formula="of:=MAX([.$B109];[.$O109])" office:value-type="float"/>
          <table:table-cell table:formula="of:=MAX([.$C109];[.$P109])" office:value-type="float"/>
          <table:table-cell table:formula="of:=MAX([.$D109];[.$Q109])" office:value-type="float"/>
          <table:table-cell table:formula="of:=MAX([.$E109];[.$R109])" office:value-type="float"/>
          <table:table-cell table:formula="of:=MAX([.$F109];[.$S109])" office:value-type="float"/>
          <table:table-cell table:formula="of:=MAX([.$G109];[.$T109])" office:value-type="float"/>
          <table:table-cell table:formula="of:=MAX([.$H109];[.$U109])" office:value-type="float"/>
          <table:table-cell table:formula="of:=MAX([.$I109];[.$V109])" office:value-type="float"/>
          <table:table-cell table:formula="of:=MAX([.$J109])" office:value-type="float"/>
          <table:table-cell table:formula="of:=MAX([.$K109];[.$W109])" office:value-type="float"/>
          <table:table-cell table:formula="of:=MAX([.$L109];[.$X109])" office:value-type="float"/>
          <table:table-cell table:formula="of:=MAX([.$M109];[.$Y109])" office:value-type="float"/>
          <table:table-cell table:formula="of:=MAX([.$N109];[.$Z109])" office:value-type="float"/>
        </table:table-row>
        <table:table-row table:style-name="ro1">
          <table:table-cell office:value-type="string">
            <text:p>p03.pddl/34</text:p>
          </table:table-cell>
          <table:table-cell office:value-type="float" office:value="300.0"/>
          <table:table-cell office:value-type="float" office:value="299.998"/>
          <table:table-cell office:value-type="float" office:value="299.6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16886.0"/>
          <table:table-cell office:value-type="float" office:value="1513189.0"/>
          <table:table-cell office:value-type="float" office:value="1496802.0"/>
          <table:table-cell office:value-type="float" office:value="38664.0"/>
          <table:table-cell office:value-type="float" office:value="3054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5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35309.0"/>
          <table:table-cell office:value-type="float" office:value="951116.0"/>
          <table:table-cell office:value-type="float" office:value="38664.0"/>
          <table:table-cell office:value-type="float" office:value="30545.0"/>
          <table:table-cell office:value-type="float" office:value="0.0"/>
          <table:table-cell office:value-type="float" office:value="0.0"/>
          <table:table-cell table:formula="of:=MIN([.$B110];[.$O110])" office:value-type="float"/>
          <table:table-cell table:formula="of:=MIN([.$C110];[.$P110])" office:value-type="float"/>
          <table:table-cell table:formula="of:=MIN([.$D110];[.$Q110])" office:value-type="float"/>
          <table:table-cell table:formula="of:=MIN([.$E110];[.$R110])" office:value-type="float"/>
          <table:table-cell table:formula="of:=MIN([.$F110];[.$S110])" office:value-type="float"/>
          <table:table-cell table:formula="of:=MIN([.$G110];[.$T110])" office:value-type="float"/>
          <table:table-cell table:formula="of:=MIN([.$H110];[.$U110])" office:value-type="float"/>
          <table:table-cell table:formula="of:=MIN([.$I110];[.$V110])" office:value-type="float"/>
          <table:table-cell table:formula="of:=MIN([.$J110])" office:value-type="float"/>
          <table:table-cell table:formula="of:=MIN([.$K110];[.$W110])" office:value-type="float"/>
          <table:table-cell table:formula="of:=MIN([.$L110];[.$X110])" office:value-type="float"/>
          <table:table-cell table:formula="of:=MIN([.$M110];[.$Y110])" office:value-type="float"/>
          <table:table-cell table:formula="of:=MIN([.$N110];[.$Z110])" office:value-type="float"/>
          <table:table-cell table:formula="of:=MEDIAN([.$B110];[.$O110])" office:value-type="float"/>
          <table:table-cell table:formula="of:=MEDIAN([.$C110];[.$P110])" office:value-type="float"/>
          <table:table-cell table:formula="of:=MEDIAN([.$D110];[.$Q110])" office:value-type="float"/>
          <table:table-cell table:formula="of:=MEDIAN([.$E110];[.$R110])" office:value-type="float"/>
          <table:table-cell table:formula="of:=MEDIAN([.$F110];[.$S110])" office:value-type="float"/>
          <table:table-cell table:formula="of:=MEDIAN([.$G110];[.$T110])" office:value-type="float"/>
          <table:table-cell table:formula="of:=MEDIAN([.$H110];[.$U110])" office:value-type="float"/>
          <table:table-cell table:formula="of:=MEDIAN([.$I110];[.$V110])" office:value-type="float"/>
          <table:table-cell table:formula="of:=MEDIAN([.$J110])" office:value-type="float"/>
          <table:table-cell table:formula="of:=MEDIAN([.$K110];[.$W110])" office:value-type="float"/>
          <table:table-cell table:formula="of:=MEDIAN([.$L110];[.$X110])" office:value-type="float"/>
          <table:table-cell table:formula="of:=MEDIAN([.$M110];[.$Y110])" office:value-type="float"/>
          <table:table-cell table:formula="of:=MEDIAN([.$N110];[.$Z110])" office:value-type="float"/>
          <table:table-cell table:formula="of:=MAX([.$B110];[.$O110])" office:value-type="float"/>
          <table:table-cell table:formula="of:=MAX([.$C110];[.$P110])" office:value-type="float"/>
          <table:table-cell table:formula="of:=MAX([.$D110];[.$Q110])" office:value-type="float"/>
          <table:table-cell table:formula="of:=MAX([.$E110];[.$R110])" office:value-type="float"/>
          <table:table-cell table:formula="of:=MAX([.$F110];[.$S110])" office:value-type="float"/>
          <table:table-cell table:formula="of:=MAX([.$G110];[.$T110])" office:value-type="float"/>
          <table:table-cell table:formula="of:=MAX([.$H110];[.$U110])" office:value-type="float"/>
          <table:table-cell table:formula="of:=MAX([.$I110];[.$V110])" office:value-type="float"/>
          <table:table-cell table:formula="of:=MAX([.$J110])" office:value-type="float"/>
          <table:table-cell table:formula="of:=MAX([.$K110];[.$W110])" office:value-type="float"/>
          <table:table-cell table:formula="of:=MAX([.$L110];[.$X110])" office:value-type="float"/>
          <table:table-cell table:formula="of:=MAX([.$M110];[.$Y110])" office:value-type="float"/>
          <table:table-cell table:formula="of:=MAX([.$N110];[.$Z110])" office:value-type="float"/>
        </table:table-row>
        <table:table-row table:style-name="ro1">
          <table:table-cell office:value-type="string">
            <text:p>p03.pddl/35</text:p>
          </table:table-cell>
          <table:table-cell office:value-type="float" office:value="300.0"/>
          <table:table-cell office:value-type="float" office:value="299.985"/>
          <table:table-cell office:value-type="float" office:value="299.5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17174.0"/>
          <table:table-cell office:value-type="float" office:value="1599611.0"/>
          <table:table-cell office:value-type="float" office:value="1585838.0"/>
          <table:table-cell office:value-type="float" office:value="39782.0"/>
          <table:table-cell office:value-type="float" office:value="3151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5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88802.0"/>
          <table:table-cell office:value-type="float" office:value="900897.0"/>
          <table:table-cell office:value-type="float" office:value="39782.0"/>
          <table:table-cell office:value-type="float" office:value="31511.0"/>
          <table:table-cell office:value-type="float" office:value="0.0"/>
          <table:table-cell office:value-type="float" office:value="0.0"/>
          <table:table-cell table:formula="of:=MIN([.$B111];[.$O111])" office:value-type="float"/>
          <table:table-cell table:formula="of:=MIN([.$C111];[.$P111])" office:value-type="float"/>
          <table:table-cell table:formula="of:=MIN([.$D111];[.$Q111])" office:value-type="float"/>
          <table:table-cell table:formula="of:=MIN([.$E111];[.$R111])" office:value-type="float"/>
          <table:table-cell table:formula="of:=MIN([.$F111];[.$S111])" office:value-type="float"/>
          <table:table-cell table:formula="of:=MIN([.$G111];[.$T111])" office:value-type="float"/>
          <table:table-cell table:formula="of:=MIN([.$H111];[.$U111])" office:value-type="float"/>
          <table:table-cell table:formula="of:=MIN([.$I111];[.$V111])" office:value-type="float"/>
          <table:table-cell table:formula="of:=MIN([.$J111])" office:value-type="float"/>
          <table:table-cell table:formula="of:=MIN([.$K111];[.$W111])" office:value-type="float"/>
          <table:table-cell table:formula="of:=MIN([.$L111];[.$X111])" office:value-type="float"/>
          <table:table-cell table:formula="of:=MIN([.$M111];[.$Y111])" office:value-type="float"/>
          <table:table-cell table:formula="of:=MIN([.$N111];[.$Z111])" office:value-type="float"/>
          <table:table-cell table:formula="of:=MEDIAN([.$B111];[.$O111])" office:value-type="float"/>
          <table:table-cell table:formula="of:=MEDIAN([.$C111];[.$P111])" office:value-type="float"/>
          <table:table-cell table:formula="of:=MEDIAN([.$D111];[.$Q111])" office:value-type="float"/>
          <table:table-cell table:formula="of:=MEDIAN([.$E111];[.$R111])" office:value-type="float"/>
          <table:table-cell table:formula="of:=MEDIAN([.$F111];[.$S111])" office:value-type="float"/>
          <table:table-cell table:formula="of:=MEDIAN([.$G111];[.$T111])" office:value-type="float"/>
          <table:table-cell table:formula="of:=MEDIAN([.$H111];[.$U111])" office:value-type="float"/>
          <table:table-cell table:formula="of:=MEDIAN([.$I111];[.$V111])" office:value-type="float"/>
          <table:table-cell table:formula="of:=MEDIAN([.$J111])" office:value-type="float"/>
          <table:table-cell table:formula="of:=MEDIAN([.$K111];[.$W111])" office:value-type="float"/>
          <table:table-cell table:formula="of:=MEDIAN([.$L111];[.$X111])" office:value-type="float"/>
          <table:table-cell table:formula="of:=MEDIAN([.$M111];[.$Y111])" office:value-type="float"/>
          <table:table-cell table:formula="of:=MEDIAN([.$N111];[.$Z111])" office:value-type="float"/>
          <table:table-cell table:formula="of:=MAX([.$B111];[.$O111])" office:value-type="float"/>
          <table:table-cell table:formula="of:=MAX([.$C111];[.$P111])" office:value-type="float"/>
          <table:table-cell table:formula="of:=MAX([.$D111];[.$Q111])" office:value-type="float"/>
          <table:table-cell table:formula="of:=MAX([.$E111];[.$R111])" office:value-type="float"/>
          <table:table-cell table:formula="of:=MAX([.$F111];[.$S111])" office:value-type="float"/>
          <table:table-cell table:formula="of:=MAX([.$G111];[.$T111])" office:value-type="float"/>
          <table:table-cell table:formula="of:=MAX([.$H111];[.$U111])" office:value-type="float"/>
          <table:table-cell table:formula="of:=MAX([.$I111];[.$V111])" office:value-type="float"/>
          <table:table-cell table:formula="of:=MAX([.$J111])" office:value-type="float"/>
          <table:table-cell table:formula="of:=MAX([.$K111];[.$W111])" office:value-type="float"/>
          <table:table-cell table:formula="of:=MAX([.$L111];[.$X111])" office:value-type="float"/>
          <table:table-cell table:formula="of:=MAX([.$M111];[.$Y111])" office:value-type="float"/>
          <table:table-cell table:formula="of:=MAX([.$N111];[.$Z111])" office:value-type="float"/>
        </table:table-row>
        <table:table-row table:style-name="ro1">
          <table:table-cell office:value-type="string">
            <text:p>p03.pddl/36</text:p>
          </table:table-cell>
          <table:table-cell office:value-type="float" office:value="300.0"/>
          <table:table-cell office:value-type="float" office:value="299.997"/>
          <table:table-cell office:value-type="float" office:value="299.5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7513.0"/>
          <table:table-cell office:value-type="float" office:value="1745127.0"/>
          <table:table-cell office:value-type="float" office:value="1731180.0"/>
          <table:table-cell office:value-type="float" office:value="40900.0"/>
          <table:table-cell office:value-type="float" office:value="3247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5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55578.0"/>
          <table:table-cell office:value-type="float" office:value="858829.0"/>
          <table:table-cell office:value-type="float" office:value="40900.0"/>
          <table:table-cell office:value-type="float" office:value="32477.0"/>
          <table:table-cell office:value-type="float" office:value="0.0"/>
          <table:table-cell office:value-type="float" office:value="0.0"/>
          <table:table-cell table:formula="of:=MIN([.$B112];[.$O112])" office:value-type="float"/>
          <table:table-cell table:formula="of:=MIN([.$C112];[.$P112])" office:value-type="float"/>
          <table:table-cell table:formula="of:=MIN([.$D112];[.$Q112])" office:value-type="float"/>
          <table:table-cell table:formula="of:=MIN([.$E112];[.$R112])" office:value-type="float"/>
          <table:table-cell table:formula="of:=MIN([.$F112];[.$S112])" office:value-type="float"/>
          <table:table-cell table:formula="of:=MIN([.$G112];[.$T112])" office:value-type="float"/>
          <table:table-cell table:formula="of:=MIN([.$H112];[.$U112])" office:value-type="float"/>
          <table:table-cell table:formula="of:=MIN([.$I112];[.$V112])" office:value-type="float"/>
          <table:table-cell table:formula="of:=MIN([.$J112])" office:value-type="float"/>
          <table:table-cell table:formula="of:=MIN([.$K112];[.$W112])" office:value-type="float"/>
          <table:table-cell table:formula="of:=MIN([.$L112];[.$X112])" office:value-type="float"/>
          <table:table-cell table:formula="of:=MIN([.$M112];[.$Y112])" office:value-type="float"/>
          <table:table-cell table:formula="of:=MIN([.$N112];[.$Z112])" office:value-type="float"/>
          <table:table-cell table:formula="of:=MEDIAN([.$B112];[.$O112])" office:value-type="float"/>
          <table:table-cell table:formula="of:=MEDIAN([.$C112];[.$P112])" office:value-type="float"/>
          <table:table-cell table:formula="of:=MEDIAN([.$D112];[.$Q112])" office:value-type="float"/>
          <table:table-cell table:formula="of:=MEDIAN([.$E112];[.$R112])" office:value-type="float"/>
          <table:table-cell table:formula="of:=MEDIAN([.$F112];[.$S112])" office:value-type="float"/>
          <table:table-cell table:formula="of:=MEDIAN([.$G112];[.$T112])" office:value-type="float"/>
          <table:table-cell table:formula="of:=MEDIAN([.$H112];[.$U112])" office:value-type="float"/>
          <table:table-cell table:formula="of:=MEDIAN([.$I112];[.$V112])" office:value-type="float"/>
          <table:table-cell table:formula="of:=MEDIAN([.$J112])" office:value-type="float"/>
          <table:table-cell table:formula="of:=MEDIAN([.$K112];[.$W112])" office:value-type="float"/>
          <table:table-cell table:formula="of:=MEDIAN([.$L112];[.$X112])" office:value-type="float"/>
          <table:table-cell table:formula="of:=MEDIAN([.$M112];[.$Y112])" office:value-type="float"/>
          <table:table-cell table:formula="of:=MEDIAN([.$N112];[.$Z112])" office:value-type="float"/>
          <table:table-cell table:formula="of:=MAX([.$B112];[.$O112])" office:value-type="float"/>
          <table:table-cell table:formula="of:=MAX([.$C112];[.$P112])" office:value-type="float"/>
          <table:table-cell table:formula="of:=MAX([.$D112];[.$Q112])" office:value-type="float"/>
          <table:table-cell table:formula="of:=MAX([.$E112];[.$R112])" office:value-type="float"/>
          <table:table-cell table:formula="of:=MAX([.$F112];[.$S112])" office:value-type="float"/>
          <table:table-cell table:formula="of:=MAX([.$G112];[.$T112])" office:value-type="float"/>
          <table:table-cell table:formula="of:=MAX([.$H112];[.$U112])" office:value-type="float"/>
          <table:table-cell table:formula="of:=MAX([.$I112];[.$V112])" office:value-type="float"/>
          <table:table-cell table:formula="of:=MAX([.$J112])" office:value-type="float"/>
          <table:table-cell table:formula="of:=MAX([.$K112];[.$W112])" office:value-type="float"/>
          <table:table-cell table:formula="of:=MAX([.$L112];[.$X112])" office:value-type="float"/>
          <table:table-cell table:formula="of:=MAX([.$M112];[.$Y112])" office:value-type="float"/>
          <table:table-cell table:formula="of:=MAX([.$N112];[.$Z112])" office:value-type="float"/>
        </table:table-row>
        <table:table-row table:style-name="ro1">
          <table:table-cell office:value-type="string">
            <text:p>p03.pddl/37</text:p>
          </table:table-cell>
          <table:table-cell office:value-type="float" office:value="300.0"/>
          <table:table-cell office:value-type="float" office:value="299.985"/>
          <table:table-cell office:value-type="float" office:value="299.5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9530.0"/>
          <table:table-cell office:value-type="float" office:value="1571667.0"/>
          <table:table-cell office:value-type="float" office:value="1559027.0"/>
          <table:table-cell office:value-type="float" office:value="42018.0"/>
          <table:table-cell office:value-type="float" office:value="3344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53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93475.0"/>
          <table:table-cell office:value-type="float" office:value="890628.0"/>
          <table:table-cell office:value-type="float" office:value="42018.0"/>
          <table:table-cell office:value-type="float" office:value="33443.0"/>
          <table:table-cell office:value-type="float" office:value="0.0"/>
          <table:table-cell office:value-type="float" office:value="0.0"/>
          <table:table-cell table:formula="of:=MIN([.$B113];[.$O113])" office:value-type="float"/>
          <table:table-cell table:formula="of:=MIN([.$C113];[.$P113])" office:value-type="float"/>
          <table:table-cell table:formula="of:=MIN([.$D113];[.$Q113])" office:value-type="float"/>
          <table:table-cell table:formula="of:=MIN([.$E113];[.$R113])" office:value-type="float"/>
          <table:table-cell table:formula="of:=MIN([.$F113];[.$S113])" office:value-type="float"/>
          <table:table-cell table:formula="of:=MIN([.$G113];[.$T113])" office:value-type="float"/>
          <table:table-cell table:formula="of:=MIN([.$H113];[.$U113])" office:value-type="float"/>
          <table:table-cell table:formula="of:=MIN([.$I113];[.$V113])" office:value-type="float"/>
          <table:table-cell table:formula="of:=MIN([.$J113])" office:value-type="float"/>
          <table:table-cell table:formula="of:=MIN([.$K113];[.$W113])" office:value-type="float"/>
          <table:table-cell table:formula="of:=MIN([.$L113];[.$X113])" office:value-type="float"/>
          <table:table-cell table:formula="of:=MIN([.$M113];[.$Y113])" office:value-type="float"/>
          <table:table-cell table:formula="of:=MIN([.$N113];[.$Z113])" office:value-type="float"/>
          <table:table-cell table:formula="of:=MEDIAN([.$B113];[.$O113])" office:value-type="float"/>
          <table:table-cell table:formula="of:=MEDIAN([.$C113];[.$P113])" office:value-type="float"/>
          <table:table-cell table:formula="of:=MEDIAN([.$D113];[.$Q113])" office:value-type="float"/>
          <table:table-cell table:formula="of:=MEDIAN([.$E113];[.$R113])" office:value-type="float"/>
          <table:table-cell table:formula="of:=MEDIAN([.$F113];[.$S113])" office:value-type="float"/>
          <table:table-cell table:formula="of:=MEDIAN([.$G113];[.$T113])" office:value-type="float"/>
          <table:table-cell table:formula="of:=MEDIAN([.$H113];[.$U113])" office:value-type="float"/>
          <table:table-cell table:formula="of:=MEDIAN([.$I113];[.$V113])" office:value-type="float"/>
          <table:table-cell table:formula="of:=MEDIAN([.$J113])" office:value-type="float"/>
          <table:table-cell table:formula="of:=MEDIAN([.$K113];[.$W113])" office:value-type="float"/>
          <table:table-cell table:formula="of:=MEDIAN([.$L113];[.$X113])" office:value-type="float"/>
          <table:table-cell table:formula="of:=MEDIAN([.$M113];[.$Y113])" office:value-type="float"/>
          <table:table-cell table:formula="of:=MEDIAN([.$N113];[.$Z113])" office:value-type="float"/>
          <table:table-cell table:formula="of:=MAX([.$B113];[.$O113])" office:value-type="float"/>
          <table:table-cell table:formula="of:=MAX([.$C113];[.$P113])" office:value-type="float"/>
          <table:table-cell table:formula="of:=MAX([.$D113];[.$Q113])" office:value-type="float"/>
          <table:table-cell table:formula="of:=MAX([.$E113];[.$R113])" office:value-type="float"/>
          <table:table-cell table:formula="of:=MAX([.$F113];[.$S113])" office:value-type="float"/>
          <table:table-cell table:formula="of:=MAX([.$G113];[.$T113])" office:value-type="float"/>
          <table:table-cell table:formula="of:=MAX([.$H113];[.$U113])" office:value-type="float"/>
          <table:table-cell table:formula="of:=MAX([.$I113];[.$V113])" office:value-type="float"/>
          <table:table-cell table:formula="of:=MAX([.$J113])" office:value-type="float"/>
          <table:table-cell table:formula="of:=MAX([.$K113];[.$W113])" office:value-type="float"/>
          <table:table-cell table:formula="of:=MAX([.$L113];[.$X113])" office:value-type="float"/>
          <table:table-cell table:formula="of:=MAX([.$M113];[.$Y113])" office:value-type="float"/>
          <table:table-cell table:formula="of:=MAX([.$N113];[.$Z113])" office:value-type="float"/>
        </table:table-row>
        <table:table-row table:style-name="ro1">
          <table:table-cell office:value-type="string">
            <text:p>p03.pddl/38</text:p>
          </table:table-cell>
          <table:table-cell office:value-type="float" office:value="300.0"/>
          <table:table-cell office:value-type="float" office:value="299.985"/>
          <table:table-cell office:value-type="float" office:value="299.5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5314.0"/>
          <table:table-cell office:value-type="float" office:value="1876620.0"/>
          <table:table-cell office:value-type="float" office:value="1859091.0"/>
          <table:table-cell office:value-type="float" office:value="43136.0"/>
          <table:table-cell office:value-type="float" office:value="3440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5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48313.0"/>
          <table:table-cell office:value-type="float" office:value="847351.0"/>
          <table:table-cell office:value-type="float" office:value="43136.0"/>
          <table:table-cell office:value-type="float" office:value="34409.0"/>
          <table:table-cell office:value-type="float" office:value="0.0"/>
          <table:table-cell office:value-type="float" office:value="0.0"/>
          <table:table-cell table:formula="of:=MIN([.$B114];[.$O114])" office:value-type="float"/>
          <table:table-cell table:formula="of:=MIN([.$C114];[.$P114])" office:value-type="float"/>
          <table:table-cell table:formula="of:=MIN([.$D114];[.$Q114])" office:value-type="float"/>
          <table:table-cell table:formula="of:=MIN([.$E114];[.$R114])" office:value-type="float"/>
          <table:table-cell table:formula="of:=MIN([.$F114];[.$S114])" office:value-type="float"/>
          <table:table-cell table:formula="of:=MIN([.$G114];[.$T114])" office:value-type="float"/>
          <table:table-cell table:formula="of:=MIN([.$H114];[.$U114])" office:value-type="float"/>
          <table:table-cell table:formula="of:=MIN([.$I114];[.$V114])" office:value-type="float"/>
          <table:table-cell table:formula="of:=MIN([.$J114])" office:value-type="float"/>
          <table:table-cell table:formula="of:=MIN([.$K114];[.$W114])" office:value-type="float"/>
          <table:table-cell table:formula="of:=MIN([.$L114];[.$X114])" office:value-type="float"/>
          <table:table-cell table:formula="of:=MIN([.$M114];[.$Y114])" office:value-type="float"/>
          <table:table-cell table:formula="of:=MIN([.$N114];[.$Z114])" office:value-type="float"/>
          <table:table-cell table:formula="of:=MEDIAN([.$B114];[.$O114])" office:value-type="float"/>
          <table:table-cell table:formula="of:=MEDIAN([.$C114];[.$P114])" office:value-type="float"/>
          <table:table-cell table:formula="of:=MEDIAN([.$D114];[.$Q114])" office:value-type="float"/>
          <table:table-cell table:formula="of:=MEDIAN([.$E114];[.$R114])" office:value-type="float"/>
          <table:table-cell table:formula="of:=MEDIAN([.$F114];[.$S114])" office:value-type="float"/>
          <table:table-cell table:formula="of:=MEDIAN([.$G114];[.$T114])" office:value-type="float"/>
          <table:table-cell table:formula="of:=MEDIAN([.$H114];[.$U114])" office:value-type="float"/>
          <table:table-cell table:formula="of:=MEDIAN([.$I114];[.$V114])" office:value-type="float"/>
          <table:table-cell table:formula="of:=MEDIAN([.$J114])" office:value-type="float"/>
          <table:table-cell table:formula="of:=MEDIAN([.$K114];[.$W114])" office:value-type="float"/>
          <table:table-cell table:formula="of:=MEDIAN([.$L114];[.$X114])" office:value-type="float"/>
          <table:table-cell table:formula="of:=MEDIAN([.$M114];[.$Y114])" office:value-type="float"/>
          <table:table-cell table:formula="of:=MEDIAN([.$N114];[.$Z114])" office:value-type="float"/>
          <table:table-cell table:formula="of:=MAX([.$B114];[.$O114])" office:value-type="float"/>
          <table:table-cell table:formula="of:=MAX([.$C114];[.$P114])" office:value-type="float"/>
          <table:table-cell table:formula="of:=MAX([.$D114];[.$Q114])" office:value-type="float"/>
          <table:table-cell table:formula="of:=MAX([.$E114];[.$R114])" office:value-type="float"/>
          <table:table-cell table:formula="of:=MAX([.$F114];[.$S114])" office:value-type="float"/>
          <table:table-cell table:formula="of:=MAX([.$G114];[.$T114])" office:value-type="float"/>
          <table:table-cell table:formula="of:=MAX([.$H114];[.$U114])" office:value-type="float"/>
          <table:table-cell table:formula="of:=MAX([.$I114];[.$V114])" office:value-type="float"/>
          <table:table-cell table:formula="of:=MAX([.$J114])" office:value-type="float"/>
          <table:table-cell table:formula="of:=MAX([.$K114];[.$W114])" office:value-type="float"/>
          <table:table-cell table:formula="of:=MAX([.$L114];[.$X114])" office:value-type="float"/>
          <table:table-cell table:formula="of:=MAX([.$M114];[.$Y114])" office:value-type="float"/>
          <table:table-cell table:formula="of:=MAX([.$N114];[.$Z114])" office:value-type="float"/>
        </table:table-row>
        <table:table-row table:style-name="ro1">
          <table:table-cell office:value-type="string">
            <text:p>p03.pddl/39</text:p>
          </table:table-cell>
          <table:table-cell office:value-type="float" office:value="300.0"/>
          <table:table-cell office:value-type="float" office:value="299.996"/>
          <table:table-cell office:value-type="float" office:value="299.5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9317.0"/>
          <table:table-cell office:value-type="float" office:value="1848175.0"/>
          <table:table-cell office:value-type="float" office:value="1834526.0"/>
          <table:table-cell office:value-type="float" office:value="44254.0"/>
          <table:table-cell office:value-type="float" office:value="3537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5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5550.0"/>
          <table:table-cell office:value-type="float" office:value="827230.0"/>
          <table:table-cell office:value-type="float" office:value="44254.0"/>
          <table:table-cell office:value-type="float" office:value="35375.0"/>
          <table:table-cell office:value-type="float" office:value="0.0"/>
          <table:table-cell office:value-type="float" office:value="0.0"/>
          <table:table-cell table:formula="of:=MIN([.$B115];[.$O115])" office:value-type="float"/>
          <table:table-cell table:formula="of:=MIN([.$C115];[.$P115])" office:value-type="float"/>
          <table:table-cell table:formula="of:=MIN([.$D115];[.$Q115])" office:value-type="float"/>
          <table:table-cell table:formula="of:=MIN([.$E115];[.$R115])" office:value-type="float"/>
          <table:table-cell table:formula="of:=MIN([.$F115];[.$S115])" office:value-type="float"/>
          <table:table-cell table:formula="of:=MIN([.$G115];[.$T115])" office:value-type="float"/>
          <table:table-cell table:formula="of:=MIN([.$H115];[.$U115])" office:value-type="float"/>
          <table:table-cell table:formula="of:=MIN([.$I115];[.$V115])" office:value-type="float"/>
          <table:table-cell table:formula="of:=MIN([.$J115])" office:value-type="float"/>
          <table:table-cell table:formula="of:=MIN([.$K115];[.$W115])" office:value-type="float"/>
          <table:table-cell table:formula="of:=MIN([.$L115];[.$X115])" office:value-type="float"/>
          <table:table-cell table:formula="of:=MIN([.$M115];[.$Y115])" office:value-type="float"/>
          <table:table-cell table:formula="of:=MIN([.$N115];[.$Z115])" office:value-type="float"/>
          <table:table-cell table:formula="of:=MEDIAN([.$B115];[.$O115])" office:value-type="float"/>
          <table:table-cell table:formula="of:=MEDIAN([.$C115];[.$P115])" office:value-type="float"/>
          <table:table-cell table:formula="of:=MEDIAN([.$D115];[.$Q115])" office:value-type="float"/>
          <table:table-cell table:formula="of:=MEDIAN([.$E115];[.$R115])" office:value-type="float"/>
          <table:table-cell table:formula="of:=MEDIAN([.$F115];[.$S115])" office:value-type="float"/>
          <table:table-cell table:formula="of:=MEDIAN([.$G115];[.$T115])" office:value-type="float"/>
          <table:table-cell table:formula="of:=MEDIAN([.$H115];[.$U115])" office:value-type="float"/>
          <table:table-cell table:formula="of:=MEDIAN([.$I115];[.$V115])" office:value-type="float"/>
          <table:table-cell table:formula="of:=MEDIAN([.$J115])" office:value-type="float"/>
          <table:table-cell table:formula="of:=MEDIAN([.$K115];[.$W115])" office:value-type="float"/>
          <table:table-cell table:formula="of:=MEDIAN([.$L115];[.$X115])" office:value-type="float"/>
          <table:table-cell table:formula="of:=MEDIAN([.$M115];[.$Y115])" office:value-type="float"/>
          <table:table-cell table:formula="of:=MEDIAN([.$N115];[.$Z115])" office:value-type="float"/>
          <table:table-cell table:formula="of:=MAX([.$B115];[.$O115])" office:value-type="float"/>
          <table:table-cell table:formula="of:=MAX([.$C115];[.$P115])" office:value-type="float"/>
          <table:table-cell table:formula="of:=MAX([.$D115];[.$Q115])" office:value-type="float"/>
          <table:table-cell table:formula="of:=MAX([.$E115];[.$R115])" office:value-type="float"/>
          <table:table-cell table:formula="of:=MAX([.$F115];[.$S115])" office:value-type="float"/>
          <table:table-cell table:formula="of:=MAX([.$G115];[.$T115])" office:value-type="float"/>
          <table:table-cell table:formula="of:=MAX([.$H115];[.$U115])" office:value-type="float"/>
          <table:table-cell table:formula="of:=MAX([.$I115];[.$V115])" office:value-type="float"/>
          <table:table-cell table:formula="of:=MAX([.$J115])" office:value-type="float"/>
          <table:table-cell table:formula="of:=MAX([.$K115];[.$W115])" office:value-type="float"/>
          <table:table-cell table:formula="of:=MAX([.$L115];[.$X115])" office:value-type="float"/>
          <table:table-cell table:formula="of:=MAX([.$M115];[.$Y115])" office:value-type="float"/>
          <table:table-cell table:formula="of:=MAX([.$N115];[.$Z115])" office:value-type="float"/>
        </table:table-row>
        <table:table-row table:style-name="ro1">
          <table:table-cell office:value-type="string">
            <text:p>p03.pddl/4</text:p>
          </table:table-cell>
          <table:table-cell office:value-type="float" office:value="0.091181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.0"/>
          <table:table-cell office:value-type="float" office:value="1.0"/>
          <table:table-cell office:value-type="float" office:value="5124.0"/>
          <table:table-cell office:value-type="float" office:value="1625.0"/>
          <table:table-cell office:value-type="float" office:value="0.0"/>
          <table:table-cell office:value-type="float" office:value="0.0"/>
          <table:table-cell office:value-type="float" office:value="0.102035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3.0"/>
          <table:table-cell office:value-type="float" office:value="5124.0"/>
          <table:table-cell office:value-type="float" office:value="1625.0"/>
          <table:table-cell office:value-type="float" office:value="0.0"/>
          <table:table-cell office:value-type="float" office:value="0.0"/>
          <table:table-cell table:formula="of:=MIN([.$B116];[.$O116])" office:value-type="float"/>
          <table:table-cell table:formula="of:=MIN([.$C116];[.$P116])" office:value-type="float"/>
          <table:table-cell table:formula="of:=MIN([.$D116];[.$Q116])" office:value-type="float"/>
          <table:table-cell table:formula="of:=MIN([.$E116];[.$R116])" office:value-type="float"/>
          <table:table-cell table:formula="of:=MIN([.$F116];[.$S116])" office:value-type="float"/>
          <table:table-cell table:formula="of:=MIN([.$G116];[.$T116])" office:value-type="float"/>
          <table:table-cell table:formula="of:=MIN([.$H116];[.$U116])" office:value-type="float"/>
          <table:table-cell table:formula="of:=MIN([.$I116];[.$V116])" office:value-type="float"/>
          <table:table-cell table:formula="of:=MIN([.$J116])" office:value-type="float"/>
          <table:table-cell table:formula="of:=MIN([.$K116];[.$W116])" office:value-type="float"/>
          <table:table-cell table:formula="of:=MIN([.$L116];[.$X116])" office:value-type="float"/>
          <table:table-cell table:formula="of:=MIN([.$M116];[.$Y116])" office:value-type="float"/>
          <table:table-cell table:formula="of:=MIN([.$N116];[.$Z116])" office:value-type="float"/>
          <table:table-cell table:formula="of:=MEDIAN([.$B116];[.$O116])" office:value-type="float"/>
          <table:table-cell table:formula="of:=MEDIAN([.$C116];[.$P116])" office:value-type="float"/>
          <table:table-cell table:formula="of:=MEDIAN([.$D116];[.$Q116])" office:value-type="float"/>
          <table:table-cell table:formula="of:=MEDIAN([.$E116];[.$R116])" office:value-type="float"/>
          <table:table-cell table:formula="of:=MEDIAN([.$F116];[.$S116])" office:value-type="float"/>
          <table:table-cell table:formula="of:=MEDIAN([.$G116];[.$T116])" office:value-type="float"/>
          <table:table-cell table:formula="of:=MEDIAN([.$H116];[.$U116])" office:value-type="float"/>
          <table:table-cell table:formula="of:=MEDIAN([.$I116];[.$V116])" office:value-type="float"/>
          <table:table-cell table:formula="of:=MEDIAN([.$J116])" office:value-type="float"/>
          <table:table-cell table:formula="of:=MEDIAN([.$K116];[.$W116])" office:value-type="float"/>
          <table:table-cell table:formula="of:=MEDIAN([.$L116];[.$X116])" office:value-type="float"/>
          <table:table-cell table:formula="of:=MEDIAN([.$M116];[.$Y116])" office:value-type="float"/>
          <table:table-cell table:formula="of:=MEDIAN([.$N116];[.$Z116])" office:value-type="float"/>
          <table:table-cell table:formula="of:=MAX([.$B116];[.$O116])" office:value-type="float"/>
          <table:table-cell table:formula="of:=MAX([.$C116];[.$P116])" office:value-type="float"/>
          <table:table-cell table:formula="of:=MAX([.$D116];[.$Q116])" office:value-type="float"/>
          <table:table-cell table:formula="of:=MAX([.$E116];[.$R116])" office:value-type="float"/>
          <table:table-cell table:formula="of:=MAX([.$F116];[.$S116])" office:value-type="float"/>
          <table:table-cell table:formula="of:=MAX([.$G116];[.$T116])" office:value-type="float"/>
          <table:table-cell table:formula="of:=MAX([.$H116];[.$U116])" office:value-type="float"/>
          <table:table-cell table:formula="of:=MAX([.$I116];[.$V116])" office:value-type="float"/>
          <table:table-cell table:formula="of:=MAX([.$J116])" office:value-type="float"/>
          <table:table-cell table:formula="of:=MAX([.$K116];[.$W116])" office:value-type="float"/>
          <table:table-cell table:formula="of:=MAX([.$L116];[.$X116])" office:value-type="float"/>
          <table:table-cell table:formula="of:=MAX([.$M116];[.$Y116])" office:value-type="float"/>
          <table:table-cell table:formula="of:=MAX([.$N116];[.$Z116])" office:value-type="float"/>
        </table:table-row>
        <table:table-row table:style-name="ro1">
          <table:table-cell office:value-type="string">
            <text:p>p03.pddl/40</text:p>
          </table:table-cell>
          <table:table-cell office:value-type="float" office:value="300.0"/>
          <table:table-cell office:value-type="float" office:value="299.993"/>
          <table:table-cell office:value-type="float" office:value="299.5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7290.0"/>
          <table:table-cell office:value-type="float" office:value="2201650.0"/>
          <table:table-cell office:value-type="float" office:value="2187929.0"/>
          <table:table-cell office:value-type="float" office:value="45372.0"/>
          <table:table-cell office:value-type="float" office:value="3634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5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35567.0"/>
          <table:table-cell office:value-type="float" office:value="839723.0"/>
          <table:table-cell office:value-type="float" office:value="45372.0"/>
          <table:table-cell office:value-type="float" office:value="36341.0"/>
          <table:table-cell office:value-type="float" office:value="0.0"/>
          <table:table-cell office:value-type="float" office:value="0.0"/>
          <table:table-cell table:formula="of:=MIN([.$B117];[.$O117])" office:value-type="float"/>
          <table:table-cell table:formula="of:=MIN([.$C117];[.$P117])" office:value-type="float"/>
          <table:table-cell table:formula="of:=MIN([.$D117];[.$Q117])" office:value-type="float"/>
          <table:table-cell table:formula="of:=MIN([.$E117];[.$R117])" office:value-type="float"/>
          <table:table-cell table:formula="of:=MIN([.$F117];[.$S117])" office:value-type="float"/>
          <table:table-cell table:formula="of:=MIN([.$G117];[.$T117])" office:value-type="float"/>
          <table:table-cell table:formula="of:=MIN([.$H117];[.$U117])" office:value-type="float"/>
          <table:table-cell table:formula="of:=MIN([.$I117];[.$V117])" office:value-type="float"/>
          <table:table-cell table:formula="of:=MIN([.$J117])" office:value-type="float"/>
          <table:table-cell table:formula="of:=MIN([.$K117];[.$W117])" office:value-type="float"/>
          <table:table-cell table:formula="of:=MIN([.$L117];[.$X117])" office:value-type="float"/>
          <table:table-cell table:formula="of:=MIN([.$M117];[.$Y117])" office:value-type="float"/>
          <table:table-cell table:formula="of:=MIN([.$N117];[.$Z117])" office:value-type="float"/>
          <table:table-cell table:formula="of:=MEDIAN([.$B117];[.$O117])" office:value-type="float"/>
          <table:table-cell table:formula="of:=MEDIAN([.$C117];[.$P117])" office:value-type="float"/>
          <table:table-cell table:formula="of:=MEDIAN([.$D117];[.$Q117])" office:value-type="float"/>
          <table:table-cell table:formula="of:=MEDIAN([.$E117];[.$R117])" office:value-type="float"/>
          <table:table-cell table:formula="of:=MEDIAN([.$F117];[.$S117])" office:value-type="float"/>
          <table:table-cell table:formula="of:=MEDIAN([.$G117];[.$T117])" office:value-type="float"/>
          <table:table-cell table:formula="of:=MEDIAN([.$H117];[.$U117])" office:value-type="float"/>
          <table:table-cell table:formula="of:=MEDIAN([.$I117];[.$V117])" office:value-type="float"/>
          <table:table-cell table:formula="of:=MEDIAN([.$J117])" office:value-type="float"/>
          <table:table-cell table:formula="of:=MEDIAN([.$K117];[.$W117])" office:value-type="float"/>
          <table:table-cell table:formula="of:=MEDIAN([.$L117];[.$X117])" office:value-type="float"/>
          <table:table-cell table:formula="of:=MEDIAN([.$M117];[.$Y117])" office:value-type="float"/>
          <table:table-cell table:formula="of:=MEDIAN([.$N117];[.$Z117])" office:value-type="float"/>
          <table:table-cell table:formula="of:=MAX([.$B117];[.$O117])" office:value-type="float"/>
          <table:table-cell table:formula="of:=MAX([.$C117];[.$P117])" office:value-type="float"/>
          <table:table-cell table:formula="of:=MAX([.$D117];[.$Q117])" office:value-type="float"/>
          <table:table-cell table:formula="of:=MAX([.$E117];[.$R117])" office:value-type="float"/>
          <table:table-cell table:formula="of:=MAX([.$F117];[.$S117])" office:value-type="float"/>
          <table:table-cell table:formula="of:=MAX([.$G117];[.$T117])" office:value-type="float"/>
          <table:table-cell table:formula="of:=MAX([.$H117];[.$U117])" office:value-type="float"/>
          <table:table-cell table:formula="of:=MAX([.$I117];[.$V117])" office:value-type="float"/>
          <table:table-cell table:formula="of:=MAX([.$J117])" office:value-type="float"/>
          <table:table-cell table:formula="of:=MAX([.$K117];[.$W117])" office:value-type="float"/>
          <table:table-cell table:formula="of:=MAX([.$L117];[.$X117])" office:value-type="float"/>
          <table:table-cell table:formula="of:=MAX([.$M117];[.$Y117])" office:value-type="float"/>
          <table:table-cell table:formula="of:=MAX([.$N117];[.$Z117])" office:value-type="float"/>
        </table:table-row>
        <table:table-row table:style-name="ro1">
          <table:table-cell office:value-type="string">
            <text:p>p03.pddl/5</text:p>
          </table:table-cell>
          <table:table-cell office:value-type="float" office:value="0.101627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96.0"/>
          <table:table-cell office:value-type="float" office:value="48.0"/>
          <table:table-cell office:value-type="float" office:value="6242.0"/>
          <table:table-cell office:value-type="float" office:value="2531.0"/>
          <table:table-cell office:value-type="float" office:value="0.0"/>
          <table:table-cell office:value-type="float" office:value="0.0"/>
          <table:table-cell office:value-type="float" office:value="0.106079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116.0"/>
          <table:table-cell office:value-type="float" office:value="6242.0"/>
          <table:table-cell office:value-type="float" office:value="2531.0"/>
          <table:table-cell office:value-type="float" office:value="0.0"/>
          <table:table-cell office:value-type="float" office:value="0.0"/>
          <table:table-cell table:formula="of:=MIN([.$B118];[.$O118])" office:value-type="float"/>
          <table:table-cell table:formula="of:=MIN([.$C118];[.$P118])" office:value-type="float"/>
          <table:table-cell table:formula="of:=MIN([.$D118];[.$Q118])" office:value-type="float"/>
          <table:table-cell table:formula="of:=MIN([.$E118];[.$R118])" office:value-type="float"/>
          <table:table-cell table:formula="of:=MIN([.$F118];[.$S118])" office:value-type="float"/>
          <table:table-cell table:formula="of:=MIN([.$G118];[.$T118])" office:value-type="float"/>
          <table:table-cell table:formula="of:=MIN([.$H118];[.$U118])" office:value-type="float"/>
          <table:table-cell table:formula="of:=MIN([.$I118];[.$V118])" office:value-type="float"/>
          <table:table-cell table:formula="of:=MIN([.$J118])" office:value-type="float"/>
          <table:table-cell table:formula="of:=MIN([.$K118];[.$W118])" office:value-type="float"/>
          <table:table-cell table:formula="of:=MIN([.$L118];[.$X118])" office:value-type="float"/>
          <table:table-cell table:formula="of:=MIN([.$M118];[.$Y118])" office:value-type="float"/>
          <table:table-cell table:formula="of:=MIN([.$N118];[.$Z118])" office:value-type="float"/>
          <table:table-cell table:formula="of:=MEDIAN([.$B118];[.$O118])" office:value-type="float"/>
          <table:table-cell table:formula="of:=MEDIAN([.$C118];[.$P118])" office:value-type="float"/>
          <table:table-cell table:formula="of:=MEDIAN([.$D118];[.$Q118])" office:value-type="float"/>
          <table:table-cell table:formula="of:=MEDIAN([.$E118];[.$R118])" office:value-type="float"/>
          <table:table-cell table:formula="of:=MEDIAN([.$F118];[.$S118])" office:value-type="float"/>
          <table:table-cell table:formula="of:=MEDIAN([.$G118];[.$T118])" office:value-type="float"/>
          <table:table-cell table:formula="of:=MEDIAN([.$H118];[.$U118])" office:value-type="float"/>
          <table:table-cell table:formula="of:=MEDIAN([.$I118];[.$V118])" office:value-type="float"/>
          <table:table-cell table:formula="of:=MEDIAN([.$J118])" office:value-type="float"/>
          <table:table-cell table:formula="of:=MEDIAN([.$K118];[.$W118])" office:value-type="float"/>
          <table:table-cell table:formula="of:=MEDIAN([.$L118];[.$X118])" office:value-type="float"/>
          <table:table-cell table:formula="of:=MEDIAN([.$M118];[.$Y118])" office:value-type="float"/>
          <table:table-cell table:formula="of:=MEDIAN([.$N118];[.$Z118])" office:value-type="float"/>
          <table:table-cell table:formula="of:=MAX([.$B118];[.$O118])" office:value-type="float"/>
          <table:table-cell table:formula="of:=MAX([.$C118];[.$P118])" office:value-type="float"/>
          <table:table-cell table:formula="of:=MAX([.$D118];[.$Q118])" office:value-type="float"/>
          <table:table-cell table:formula="of:=MAX([.$E118];[.$R118])" office:value-type="float"/>
          <table:table-cell table:formula="of:=MAX([.$F118];[.$S118])" office:value-type="float"/>
          <table:table-cell table:formula="of:=MAX([.$G118];[.$T118])" office:value-type="float"/>
          <table:table-cell table:formula="of:=MAX([.$H118];[.$U118])" office:value-type="float"/>
          <table:table-cell table:formula="of:=MAX([.$I118];[.$V118])" office:value-type="float"/>
          <table:table-cell table:formula="of:=MAX([.$J118])" office:value-type="float"/>
          <table:table-cell table:formula="of:=MAX([.$K118];[.$W118])" office:value-type="float"/>
          <table:table-cell table:formula="of:=MAX([.$L118];[.$X118])" office:value-type="float"/>
          <table:table-cell table:formula="of:=MAX([.$M118];[.$Y118])" office:value-type="float"/>
          <table:table-cell table:formula="of:=MAX([.$N118];[.$Z118])" office:value-type="float"/>
        </table:table-row>
        <table:table-row table:style-name="ro1">
          <table:table-cell office:value-type="string">
            <text:p>p03.pddl/6</text:p>
          </table:table-cell>
          <table:table-cell office:value-type="float" office:value="0.117128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8.0"/>
          <table:table-cell office:value-type="float" office:value="336.0"/>
          <table:table-cell office:value-type="float" office:value="222.0"/>
          <table:table-cell office:value-type="float" office:value="7360.0"/>
          <table:table-cell office:value-type="float" office:value="3497.0"/>
          <table:table-cell office:value-type="float" office:value="0.0"/>
          <table:table-cell office:value-type="float" office:value="0.0"/>
          <table:table-cell office:value-type="float" office:value="0.12272"/>
          <table:table-cell office:value-type="float" office:value="0.08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7.0"/>
          <table:table-cell office:value-type="float" office:value="351.0"/>
          <table:table-cell office:value-type="float" office:value="7360.0"/>
          <table:table-cell office:value-type="float" office:value="3497.0"/>
          <table:table-cell office:value-type="float" office:value="0.0"/>
          <table:table-cell office:value-type="float" office:value="0.0"/>
          <table:table-cell table:formula="of:=MIN([.$B119];[.$O119])" office:value-type="float"/>
          <table:table-cell table:formula="of:=MIN([.$C119];[.$P119])" office:value-type="float"/>
          <table:table-cell table:formula="of:=MIN([.$D119];[.$Q119])" office:value-type="float"/>
          <table:table-cell table:formula="of:=MIN([.$E119];[.$R119])" office:value-type="float"/>
          <table:table-cell table:formula="of:=MIN([.$F119];[.$S119])" office:value-type="float"/>
          <table:table-cell table:formula="of:=MIN([.$G119];[.$T119])" office:value-type="float"/>
          <table:table-cell table:formula="of:=MIN([.$H119];[.$U119])" office:value-type="float"/>
          <table:table-cell table:formula="of:=MIN([.$I119];[.$V119])" office:value-type="float"/>
          <table:table-cell table:formula="of:=MIN([.$J119])" office:value-type="float"/>
          <table:table-cell table:formula="of:=MIN([.$K119];[.$W119])" office:value-type="float"/>
          <table:table-cell table:formula="of:=MIN([.$L119];[.$X119])" office:value-type="float"/>
          <table:table-cell table:formula="of:=MIN([.$M119];[.$Y119])" office:value-type="float"/>
          <table:table-cell table:formula="of:=MIN([.$N119];[.$Z119])" office:value-type="float"/>
          <table:table-cell table:formula="of:=MEDIAN([.$B119];[.$O119])" office:value-type="float"/>
          <table:table-cell table:formula="of:=MEDIAN([.$C119];[.$P119])" office:value-type="float"/>
          <table:table-cell table:formula="of:=MEDIAN([.$D119];[.$Q119])" office:value-type="float"/>
          <table:table-cell table:formula="of:=MEDIAN([.$E119];[.$R119])" office:value-type="float"/>
          <table:table-cell table:formula="of:=MEDIAN([.$F119];[.$S119])" office:value-type="float"/>
          <table:table-cell table:formula="of:=MEDIAN([.$G119];[.$T119])" office:value-type="float"/>
          <table:table-cell table:formula="of:=MEDIAN([.$H119];[.$U119])" office:value-type="float"/>
          <table:table-cell table:formula="of:=MEDIAN([.$I119];[.$V119])" office:value-type="float"/>
          <table:table-cell table:formula="of:=MEDIAN([.$J119])" office:value-type="float"/>
          <table:table-cell table:formula="of:=MEDIAN([.$K119];[.$W119])" office:value-type="float"/>
          <table:table-cell table:formula="of:=MEDIAN([.$L119];[.$X119])" office:value-type="float"/>
          <table:table-cell table:formula="of:=MEDIAN([.$M119];[.$Y119])" office:value-type="float"/>
          <table:table-cell table:formula="of:=MEDIAN([.$N119];[.$Z119])" office:value-type="float"/>
          <table:table-cell table:formula="of:=MAX([.$B119];[.$O119])" office:value-type="float"/>
          <table:table-cell table:formula="of:=MAX([.$C119];[.$P119])" office:value-type="float"/>
          <table:table-cell table:formula="of:=MAX([.$D119];[.$Q119])" office:value-type="float"/>
          <table:table-cell table:formula="of:=MAX([.$E119];[.$R119])" office:value-type="float"/>
          <table:table-cell table:formula="of:=MAX([.$F119];[.$S119])" office:value-type="float"/>
          <table:table-cell table:formula="of:=MAX([.$G119];[.$T119])" office:value-type="float"/>
          <table:table-cell table:formula="of:=MAX([.$H119];[.$U119])" office:value-type="float"/>
          <table:table-cell table:formula="of:=MAX([.$I119];[.$V119])" office:value-type="float"/>
          <table:table-cell table:formula="of:=MAX([.$J119])" office:value-type="float"/>
          <table:table-cell table:formula="of:=MAX([.$K119];[.$W119])" office:value-type="float"/>
          <table:table-cell table:formula="of:=MAX([.$L119];[.$X119])" office:value-type="float"/>
          <table:table-cell table:formula="of:=MAX([.$M119];[.$Y119])" office:value-type="float"/>
          <table:table-cell table:formula="of:=MAX([.$N119];[.$Z119])" office:value-type="float"/>
        </table:table-row>
        <table:table-row table:style-name="ro1">
          <table:table-cell office:value-type="string">
            <text:p>p03.pddl/7</text:p>
          </table:table-cell>
          <table:table-cell office:value-type="float" office:value="0.13457"/>
          <table:table-cell office:value-type="float" office:value="0.09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73.0"/>
          <table:table-cell office:value-type="float" office:value="1081.0"/>
          <table:table-cell office:value-type="float" office:value="703.0"/>
          <table:table-cell office:value-type="float" office:value="8478.0"/>
          <table:table-cell office:value-type="float" office:value="4463.0"/>
          <table:table-cell office:value-type="float" office:value="0.0"/>
          <table:table-cell office:value-type="float" office:value="0.0"/>
          <table:table-cell office:value-type="float" office:value="0.133092"/>
          <table:table-cell office:value-type="float" office:value="0.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.0"/>
          <table:table-cell office:value-type="float" office:value="235.0"/>
          <table:table-cell office:value-type="float" office:value="8478.0"/>
          <table:table-cell office:value-type="float" office:value="4463.0"/>
          <table:table-cell office:value-type="float" office:value="0.0"/>
          <table:table-cell office:value-type="float" office:value="0.0"/>
          <table:table-cell table:formula="of:=MIN([.$B120];[.$O120])" office:value-type="float"/>
          <table:table-cell table:formula="of:=MIN([.$C120];[.$P120])" office:value-type="float"/>
          <table:table-cell table:formula="of:=MIN([.$D120];[.$Q120])" office:value-type="float"/>
          <table:table-cell table:formula="of:=MIN([.$E120];[.$R120])" office:value-type="float"/>
          <table:table-cell table:formula="of:=MIN([.$F120];[.$S120])" office:value-type="float"/>
          <table:table-cell table:formula="of:=MIN([.$G120];[.$T120])" office:value-type="float"/>
          <table:table-cell table:formula="of:=MIN([.$H120];[.$U120])" office:value-type="float"/>
          <table:table-cell table:formula="of:=MIN([.$I120];[.$V120])" office:value-type="float"/>
          <table:table-cell table:formula="of:=MIN([.$J120])" office:value-type="float"/>
          <table:table-cell table:formula="of:=MIN([.$K120];[.$W120])" office:value-type="float"/>
          <table:table-cell table:formula="of:=MIN([.$L120];[.$X120])" office:value-type="float"/>
          <table:table-cell table:formula="of:=MIN([.$M120];[.$Y120])" office:value-type="float"/>
          <table:table-cell table:formula="of:=MIN([.$N120];[.$Z120])" office:value-type="float"/>
          <table:table-cell table:formula="of:=MEDIAN([.$B120];[.$O120])" office:value-type="float"/>
          <table:table-cell table:formula="of:=MEDIAN([.$C120];[.$P120])" office:value-type="float"/>
          <table:table-cell table:formula="of:=MEDIAN([.$D120];[.$Q120])" office:value-type="float"/>
          <table:table-cell table:formula="of:=MEDIAN([.$E120];[.$R120])" office:value-type="float"/>
          <table:table-cell table:formula="of:=MEDIAN([.$F120];[.$S120])" office:value-type="float"/>
          <table:table-cell table:formula="of:=MEDIAN([.$G120];[.$T120])" office:value-type="float"/>
          <table:table-cell table:formula="of:=MEDIAN([.$H120];[.$U120])" office:value-type="float"/>
          <table:table-cell table:formula="of:=MEDIAN([.$I120];[.$V120])" office:value-type="float"/>
          <table:table-cell table:formula="of:=MEDIAN([.$J120])" office:value-type="float"/>
          <table:table-cell table:formula="of:=MEDIAN([.$K120];[.$W120])" office:value-type="float"/>
          <table:table-cell table:formula="of:=MEDIAN([.$L120];[.$X120])" office:value-type="float"/>
          <table:table-cell table:formula="of:=MEDIAN([.$M120];[.$Y120])" office:value-type="float"/>
          <table:table-cell table:formula="of:=MEDIAN([.$N120];[.$Z120])" office:value-type="float"/>
          <table:table-cell table:formula="of:=MAX([.$B120];[.$O120])" office:value-type="float"/>
          <table:table-cell table:formula="of:=MAX([.$C120];[.$P120])" office:value-type="float"/>
          <table:table-cell table:formula="of:=MAX([.$D120];[.$Q120])" office:value-type="float"/>
          <table:table-cell table:formula="of:=MAX([.$E120];[.$R120])" office:value-type="float"/>
          <table:table-cell table:formula="of:=MAX([.$F120];[.$S120])" office:value-type="float"/>
          <table:table-cell table:formula="of:=MAX([.$G120];[.$T120])" office:value-type="float"/>
          <table:table-cell table:formula="of:=MAX([.$H120];[.$U120])" office:value-type="float"/>
          <table:table-cell table:formula="of:=MAX([.$I120];[.$V120])" office:value-type="float"/>
          <table:table-cell table:formula="of:=MAX([.$J120])" office:value-type="float"/>
          <table:table-cell table:formula="of:=MAX([.$K120];[.$W120])" office:value-type="float"/>
          <table:table-cell table:formula="of:=MAX([.$L120];[.$X120])" office:value-type="float"/>
          <table:table-cell table:formula="of:=MAX([.$M120];[.$Y120])" office:value-type="float"/>
          <table:table-cell table:formula="of:=MAX([.$N120];[.$Z120])" office:value-type="float"/>
        </table:table-row>
        <table:table-row table:style-name="ro1">
          <table:table-cell office:value-type="string">
            <text:p>p03.pddl/8</text:p>
          </table:table-cell>
          <table:table-cell office:value-type="float" office:value="0.15343"/>
          <table:table-cell office:value-type="float" office:value="0.11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57.0"/>
          <table:table-cell office:value-type="float" office:value="1570.0"/>
          <table:table-cell office:value-type="float" office:value="1233.0"/>
          <table:table-cell office:value-type="float" office:value="9596.0"/>
          <table:table-cell office:value-type="float" office:value="5429.0"/>
          <table:table-cell office:value-type="float" office:value="0.0"/>
          <table:table-cell office:value-type="float" office:value="0.0"/>
          <table:table-cell office:value-type="float" office:value="0.145841"/>
          <table:table-cell office:value-type="float" office:value="0.10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85.0"/>
          <table:table-cell office:value-type="float" office:value="460.0"/>
          <table:table-cell office:value-type="float" office:value="9596.0"/>
          <table:table-cell office:value-type="float" office:value="5429.0"/>
          <table:table-cell office:value-type="float" office:value="0.0"/>
          <table:table-cell office:value-type="float" office:value="0.0"/>
          <table:table-cell table:formula="of:=MIN([.$B121];[.$O121])" office:value-type="float"/>
          <table:table-cell table:formula="of:=MIN([.$C121];[.$P121])" office:value-type="float"/>
          <table:table-cell table:formula="of:=MIN([.$D121];[.$Q121])" office:value-type="float"/>
          <table:table-cell table:formula="of:=MIN([.$E121];[.$R121])" office:value-type="float"/>
          <table:table-cell table:formula="of:=MIN([.$F121];[.$S121])" office:value-type="float"/>
          <table:table-cell table:formula="of:=MIN([.$G121];[.$T121])" office:value-type="float"/>
          <table:table-cell table:formula="of:=MIN([.$H121];[.$U121])" office:value-type="float"/>
          <table:table-cell table:formula="of:=MIN([.$I121];[.$V121])" office:value-type="float"/>
          <table:table-cell table:formula="of:=MIN([.$J121])" office:value-type="float"/>
          <table:table-cell table:formula="of:=MIN([.$K121];[.$W121])" office:value-type="float"/>
          <table:table-cell table:formula="of:=MIN([.$L121];[.$X121])" office:value-type="float"/>
          <table:table-cell table:formula="of:=MIN([.$M121];[.$Y121])" office:value-type="float"/>
          <table:table-cell table:formula="of:=MIN([.$N121];[.$Z121])" office:value-type="float"/>
          <table:table-cell table:formula="of:=MEDIAN([.$B121];[.$O121])" office:value-type="float"/>
          <table:table-cell table:formula="of:=MEDIAN([.$C121];[.$P121])" office:value-type="float"/>
          <table:table-cell table:formula="of:=MEDIAN([.$D121];[.$Q121])" office:value-type="float"/>
          <table:table-cell table:formula="of:=MEDIAN([.$E121];[.$R121])" office:value-type="float"/>
          <table:table-cell table:formula="of:=MEDIAN([.$F121];[.$S121])" office:value-type="float"/>
          <table:table-cell table:formula="of:=MEDIAN([.$G121];[.$T121])" office:value-type="float"/>
          <table:table-cell table:formula="of:=MEDIAN([.$H121];[.$U121])" office:value-type="float"/>
          <table:table-cell table:formula="of:=MEDIAN([.$I121];[.$V121])" office:value-type="float"/>
          <table:table-cell table:formula="of:=MEDIAN([.$J121])" office:value-type="float"/>
          <table:table-cell table:formula="of:=MEDIAN([.$K121];[.$W121])" office:value-type="float"/>
          <table:table-cell table:formula="of:=MEDIAN([.$L121];[.$X121])" office:value-type="float"/>
          <table:table-cell table:formula="of:=MEDIAN([.$M121];[.$Y121])" office:value-type="float"/>
          <table:table-cell table:formula="of:=MEDIAN([.$N121];[.$Z121])" office:value-type="float"/>
          <table:table-cell table:formula="of:=MAX([.$B121];[.$O121])" office:value-type="float"/>
          <table:table-cell table:formula="of:=MAX([.$C121];[.$P121])" office:value-type="float"/>
          <table:table-cell table:formula="of:=MAX([.$D121];[.$Q121])" office:value-type="float"/>
          <table:table-cell table:formula="of:=MAX([.$E121];[.$R121])" office:value-type="float"/>
          <table:table-cell table:formula="of:=MAX([.$F121];[.$S121])" office:value-type="float"/>
          <table:table-cell table:formula="of:=MAX([.$G121];[.$T121])" office:value-type="float"/>
          <table:table-cell table:formula="of:=MAX([.$H121];[.$U121])" office:value-type="float"/>
          <table:table-cell table:formula="of:=MAX([.$I121];[.$V121])" office:value-type="float"/>
          <table:table-cell table:formula="of:=MAX([.$J121])" office:value-type="float"/>
          <table:table-cell table:formula="of:=MAX([.$K121];[.$W121])" office:value-type="float"/>
          <table:table-cell table:formula="of:=MAX([.$L121];[.$X121])" office:value-type="float"/>
          <table:table-cell table:formula="of:=MAX([.$M121];[.$Y121])" office:value-type="float"/>
          <table:table-cell table:formula="of:=MAX([.$N121];[.$Z121])" office:value-type="float"/>
        </table:table-row>
        <table:table-row table:style-name="ro1">
          <table:table-cell office:value-type="string">
            <text:p>p03.pddl/9</text:p>
          </table:table-cell>
          <table:table-cell office:value-type="float" office:value="0.189799"/>
          <table:table-cell office:value-type="float" office:value="0.15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63.0"/>
          <table:table-cell office:value-type="float" office:value="3877.0"/>
          <table:table-cell office:value-type="float" office:value="3107.0"/>
          <table:table-cell office:value-type="float" office:value="10714.0"/>
          <table:table-cell office:value-type="float" office:value="6395.0"/>
          <table:table-cell office:value-type="float" office:value="0.0"/>
          <table:table-cell office:value-type="float" office:value="0.0"/>
          <table:table-cell office:value-type="float" office:value="0.177093"/>
          <table:table-cell office:value-type="float" office:value="0.139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94.0"/>
          <table:table-cell office:value-type="float" office:value="779.0"/>
          <table:table-cell office:value-type="float" office:value="10714.0"/>
          <table:table-cell office:value-type="float" office:value="6395.0"/>
          <table:table-cell office:value-type="float" office:value="0.0"/>
          <table:table-cell office:value-type="float" office:value="0.0"/>
          <table:table-cell table:formula="of:=MIN([.$B122];[.$O122])" office:value-type="float"/>
          <table:table-cell table:formula="of:=MIN([.$C122];[.$P122])" office:value-type="float"/>
          <table:table-cell table:formula="of:=MIN([.$D122];[.$Q122])" office:value-type="float"/>
          <table:table-cell table:formula="of:=MIN([.$E122];[.$R122])" office:value-type="float"/>
          <table:table-cell table:formula="of:=MIN([.$F122];[.$S122])" office:value-type="float"/>
          <table:table-cell table:formula="of:=MIN([.$G122];[.$T122])" office:value-type="float"/>
          <table:table-cell table:formula="of:=MIN([.$H122];[.$U122])" office:value-type="float"/>
          <table:table-cell table:formula="of:=MIN([.$I122];[.$V122])" office:value-type="float"/>
          <table:table-cell table:formula="of:=MIN([.$J122])" office:value-type="float"/>
          <table:table-cell table:formula="of:=MIN([.$K122];[.$W122])" office:value-type="float"/>
          <table:table-cell table:formula="of:=MIN([.$L122];[.$X122])" office:value-type="float"/>
          <table:table-cell table:formula="of:=MIN([.$M122];[.$Y122])" office:value-type="float"/>
          <table:table-cell table:formula="of:=MIN([.$N122];[.$Z122])" office:value-type="float"/>
          <table:table-cell table:formula="of:=MEDIAN([.$B122];[.$O122])" office:value-type="float"/>
          <table:table-cell table:formula="of:=MEDIAN([.$C122];[.$P122])" office:value-type="float"/>
          <table:table-cell table:formula="of:=MEDIAN([.$D122];[.$Q122])" office:value-type="float"/>
          <table:table-cell table:formula="of:=MEDIAN([.$E122];[.$R122])" office:value-type="float"/>
          <table:table-cell table:formula="of:=MEDIAN([.$F122];[.$S122])" office:value-type="float"/>
          <table:table-cell table:formula="of:=MEDIAN([.$G122];[.$T122])" office:value-type="float"/>
          <table:table-cell table:formula="of:=MEDIAN([.$H122];[.$U122])" office:value-type="float"/>
          <table:table-cell table:formula="of:=MEDIAN([.$I122];[.$V122])" office:value-type="float"/>
          <table:table-cell table:formula="of:=MEDIAN([.$J122])" office:value-type="float"/>
          <table:table-cell table:formula="of:=MEDIAN([.$K122];[.$W122])" office:value-type="float"/>
          <table:table-cell table:formula="of:=MEDIAN([.$L122];[.$X122])" office:value-type="float"/>
          <table:table-cell table:formula="of:=MEDIAN([.$M122];[.$Y122])" office:value-type="float"/>
          <table:table-cell table:formula="of:=MEDIAN([.$N122];[.$Z122])" office:value-type="float"/>
          <table:table-cell table:formula="of:=MAX([.$B122];[.$O122])" office:value-type="float"/>
          <table:table-cell table:formula="of:=MAX([.$C122];[.$P122])" office:value-type="float"/>
          <table:table-cell table:formula="of:=MAX([.$D122];[.$Q122])" office:value-type="float"/>
          <table:table-cell table:formula="of:=MAX([.$E122];[.$R122])" office:value-type="float"/>
          <table:table-cell table:formula="of:=MAX([.$F122];[.$S122])" office:value-type="float"/>
          <table:table-cell table:formula="of:=MAX([.$G122];[.$T122])" office:value-type="float"/>
          <table:table-cell table:formula="of:=MAX([.$H122];[.$U122])" office:value-type="float"/>
          <table:table-cell table:formula="of:=MAX([.$I122];[.$V122])" office:value-type="float"/>
          <table:table-cell table:formula="of:=MAX([.$J122])" office:value-type="float"/>
          <table:table-cell table:formula="of:=MAX([.$K122];[.$W122])" office:value-type="float"/>
          <table:table-cell table:formula="of:=MAX([.$L122];[.$X122])" office:value-type="float"/>
          <table:table-cell table:formula="of:=MAX([.$M122];[.$Y122])" office:value-type="float"/>
          <table:table-cell table:formula="of:=MAX([.$N122];[.$Z122])" office:value-type="float"/>
        </table:table-row>
        <table:table-row table:style-name="ro1">
          <table:table-cell office:value-type="string">
            <text:p>p04.pddl/1</text:p>
          </table:table-cell>
          <table:table-cell office:value-type="float" office:value="0.061901"/>
          <table:table-cell office:value-type="float" office:value="0.0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7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60184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770.0"/>
          <table:table-cell office:value-type="float" office:value="3.0"/>
          <table:table-cell office:value-type="float" office:value="0.0"/>
          <table:table-cell office:value-type="float" office:value="0.0"/>
          <table:table-cell table:formula="of:=MIN([.$B123];[.$O123])" office:value-type="float"/>
          <table:table-cell table:formula="of:=MIN([.$C123];[.$P123])" office:value-type="float"/>
          <table:table-cell table:formula="of:=MIN([.$D123];[.$Q123])" office:value-type="float"/>
          <table:table-cell table:formula="of:=MIN([.$E123];[.$R123])" office:value-type="float"/>
          <table:table-cell table:formula="of:=MIN([.$F123];[.$S123])" office:value-type="float"/>
          <table:table-cell table:formula="of:=MIN([.$G123];[.$T123])" office:value-type="float"/>
          <table:table-cell table:formula="of:=MIN([.$H123];[.$U123])" office:value-type="float"/>
          <table:table-cell table:formula="of:=MIN([.$I123];[.$V123])" office:value-type="float"/>
          <table:table-cell table:formula="of:=MIN([.$J123])" office:value-type="float"/>
          <table:table-cell table:formula="of:=MIN([.$K123];[.$W123])" office:value-type="float"/>
          <table:table-cell table:formula="of:=MIN([.$L123];[.$X123])" office:value-type="float"/>
          <table:table-cell table:formula="of:=MIN([.$M123];[.$Y123])" office:value-type="float"/>
          <table:table-cell table:formula="of:=MIN([.$N123];[.$Z123])" office:value-type="float"/>
          <table:table-cell table:formula="of:=MEDIAN([.$B123];[.$O123])" office:value-type="float"/>
          <table:table-cell table:formula="of:=MEDIAN([.$C123];[.$P123])" office:value-type="float"/>
          <table:table-cell table:formula="of:=MEDIAN([.$D123];[.$Q123])" office:value-type="float"/>
          <table:table-cell table:formula="of:=MEDIAN([.$E123];[.$R123])" office:value-type="float"/>
          <table:table-cell table:formula="of:=MEDIAN([.$F123];[.$S123])" office:value-type="float"/>
          <table:table-cell table:formula="of:=MEDIAN([.$G123];[.$T123])" office:value-type="float"/>
          <table:table-cell table:formula="of:=MEDIAN([.$H123];[.$U123])" office:value-type="float"/>
          <table:table-cell table:formula="of:=MEDIAN([.$I123];[.$V123])" office:value-type="float"/>
          <table:table-cell table:formula="of:=MEDIAN([.$J123])" office:value-type="float"/>
          <table:table-cell table:formula="of:=MEDIAN([.$K123];[.$W123])" office:value-type="float"/>
          <table:table-cell table:formula="of:=MEDIAN([.$L123];[.$X123])" office:value-type="float"/>
          <table:table-cell table:formula="of:=MEDIAN([.$M123];[.$Y123])" office:value-type="float"/>
          <table:table-cell table:formula="of:=MEDIAN([.$N123];[.$Z123])" office:value-type="float"/>
          <table:table-cell table:formula="of:=MAX([.$B123];[.$O123])" office:value-type="float"/>
          <table:table-cell table:formula="of:=MAX([.$C123];[.$P123])" office:value-type="float"/>
          <table:table-cell table:formula="of:=MAX([.$D123];[.$Q123])" office:value-type="float"/>
          <table:table-cell table:formula="of:=MAX([.$E123];[.$R123])" office:value-type="float"/>
          <table:table-cell table:formula="of:=MAX([.$F123];[.$S123])" office:value-type="float"/>
          <table:table-cell table:formula="of:=MAX([.$G123];[.$T123])" office:value-type="float"/>
          <table:table-cell table:formula="of:=MAX([.$H123];[.$U123])" office:value-type="float"/>
          <table:table-cell table:formula="of:=MAX([.$I123];[.$V123])" office:value-type="float"/>
          <table:table-cell table:formula="of:=MAX([.$J123])" office:value-type="float"/>
          <table:table-cell table:formula="of:=MAX([.$K123];[.$W123])" office:value-type="float"/>
          <table:table-cell table:formula="of:=MAX([.$L123];[.$X123])" office:value-type="float"/>
          <table:table-cell table:formula="of:=MAX([.$M123];[.$Y123])" office:value-type="float"/>
          <table:table-cell table:formula="of:=MAX([.$N123];[.$Z123])" office:value-type="float"/>
        </table:table-row>
        <table:table-row table:style-name="ro1">
          <table:table-cell office:value-type="string">
            <text:p>p04.pddl/10</text:p>
          </table:table-cell>
          <table:table-cell office:value-type="float" office:value="0.233279"/>
          <table:table-cell office:value-type="float" office:value="0.196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96.0"/>
          <table:table-cell office:value-type="float" office:value="5683.0"/>
          <table:table-cell office:value-type="float" office:value="4534.0"/>
          <table:table-cell office:value-type="float" office:value="11832.0"/>
          <table:table-cell office:value-type="float" office:value="7361.0"/>
          <table:table-cell office:value-type="float" office:value="0.0"/>
          <table:table-cell office:value-type="float" office:value="0.0"/>
          <table:table-cell office:value-type="float" office:value="0.179775"/>
          <table:table-cell office:value-type="float" office:value="0.14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87.0"/>
          <table:table-cell office:value-type="float" office:value="1473.0"/>
          <table:table-cell office:value-type="float" office:value="11832.0"/>
          <table:table-cell office:value-type="float" office:value="7361.0"/>
          <table:table-cell office:value-type="float" office:value="0.0"/>
          <table:table-cell office:value-type="float" office:value="0.0"/>
          <table:table-cell table:formula="of:=MIN([.$B124];[.$O124])" office:value-type="float"/>
          <table:table-cell table:formula="of:=MIN([.$C124];[.$P124])" office:value-type="float"/>
          <table:table-cell table:formula="of:=MIN([.$D124];[.$Q124])" office:value-type="float"/>
          <table:table-cell table:formula="of:=MIN([.$E124];[.$R124])" office:value-type="float"/>
          <table:table-cell table:formula="of:=MIN([.$F124];[.$S124])" office:value-type="float"/>
          <table:table-cell table:formula="of:=MIN([.$G124];[.$T124])" office:value-type="float"/>
          <table:table-cell table:formula="of:=MIN([.$H124];[.$U124])" office:value-type="float"/>
          <table:table-cell table:formula="of:=MIN([.$I124];[.$V124])" office:value-type="float"/>
          <table:table-cell table:formula="of:=MIN([.$J124])" office:value-type="float"/>
          <table:table-cell table:formula="of:=MIN([.$K124];[.$W124])" office:value-type="float"/>
          <table:table-cell table:formula="of:=MIN([.$L124];[.$X124])" office:value-type="float"/>
          <table:table-cell table:formula="of:=MIN([.$M124];[.$Y124])" office:value-type="float"/>
          <table:table-cell table:formula="of:=MIN([.$N124];[.$Z124])" office:value-type="float"/>
          <table:table-cell table:formula="of:=MEDIAN([.$B124];[.$O124])" office:value-type="float"/>
          <table:table-cell table:formula="of:=MEDIAN([.$C124];[.$P124])" office:value-type="float"/>
          <table:table-cell table:formula="of:=MEDIAN([.$D124];[.$Q124])" office:value-type="float"/>
          <table:table-cell table:formula="of:=MEDIAN([.$E124];[.$R124])" office:value-type="float"/>
          <table:table-cell table:formula="of:=MEDIAN([.$F124];[.$S124])" office:value-type="float"/>
          <table:table-cell table:formula="of:=MEDIAN([.$G124];[.$T124])" office:value-type="float"/>
          <table:table-cell table:formula="of:=MEDIAN([.$H124];[.$U124])" office:value-type="float"/>
          <table:table-cell table:formula="of:=MEDIAN([.$I124];[.$V124])" office:value-type="float"/>
          <table:table-cell table:formula="of:=MEDIAN([.$J124])" office:value-type="float"/>
          <table:table-cell table:formula="of:=MEDIAN([.$K124];[.$W124])" office:value-type="float"/>
          <table:table-cell table:formula="of:=MEDIAN([.$L124];[.$X124])" office:value-type="float"/>
          <table:table-cell table:formula="of:=MEDIAN([.$M124];[.$Y124])" office:value-type="float"/>
          <table:table-cell table:formula="of:=MEDIAN([.$N124];[.$Z124])" office:value-type="float"/>
          <table:table-cell table:formula="of:=MAX([.$B124];[.$O124])" office:value-type="float"/>
          <table:table-cell table:formula="of:=MAX([.$C124];[.$P124])" office:value-type="float"/>
          <table:table-cell table:formula="of:=MAX([.$D124];[.$Q124])" office:value-type="float"/>
          <table:table-cell table:formula="of:=MAX([.$E124];[.$R124])" office:value-type="float"/>
          <table:table-cell table:formula="of:=MAX([.$F124];[.$S124])" office:value-type="float"/>
          <table:table-cell table:formula="of:=MAX([.$G124];[.$T124])" office:value-type="float"/>
          <table:table-cell table:formula="of:=MAX([.$H124];[.$U124])" office:value-type="float"/>
          <table:table-cell table:formula="of:=MAX([.$I124];[.$V124])" office:value-type="float"/>
          <table:table-cell table:formula="of:=MAX([.$J124])" office:value-type="float"/>
          <table:table-cell table:formula="of:=MAX([.$K124];[.$W124])" office:value-type="float"/>
          <table:table-cell table:formula="of:=MAX([.$L124];[.$X124])" office:value-type="float"/>
          <table:table-cell table:formula="of:=MAX([.$M124];[.$Y124])" office:value-type="float"/>
          <table:table-cell table:formula="of:=MAX([.$N124];[.$Z124])" office:value-type="float"/>
        </table:table-row>
        <table:table-row table:style-name="ro1">
          <table:table-cell office:value-type="string">
            <text:p>p04.pddl/11</text:p>
          </table:table-cell>
          <table:table-cell office:value-type="float" office:value="0.378139"/>
          <table:table-cell office:value-type="float" office:value="0.337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372.0"/>
          <table:table-cell office:value-type="float" office:value="11124.0"/>
          <table:table-cell office:value-type="float" office:value="9656.0"/>
          <table:table-cell office:value-type="float" office:value="12950.0"/>
          <table:table-cell office:value-type="float" office:value="8327.0"/>
          <table:table-cell office:value-type="float" office:value="0.0"/>
          <table:table-cell office:value-type="float" office:value="0.0"/>
          <table:table-cell office:value-type="float" office:value="0.369828"/>
          <table:table-cell office:value-type="float" office:value="0.329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887.0"/>
          <table:table-cell office:value-type="float" office:value="5792.0"/>
          <table:table-cell office:value-type="float" office:value="12950.0"/>
          <table:table-cell office:value-type="float" office:value="8327.0"/>
          <table:table-cell office:value-type="float" office:value="0.0"/>
          <table:table-cell office:value-type="float" office:value="0.0"/>
          <table:table-cell table:formula="of:=MIN([.$B125];[.$O125])" office:value-type="float"/>
          <table:table-cell table:formula="of:=MIN([.$C125];[.$P125])" office:value-type="float"/>
          <table:table-cell table:formula="of:=MIN([.$D125];[.$Q125])" office:value-type="float"/>
          <table:table-cell table:formula="of:=MIN([.$E125];[.$R125])" office:value-type="float"/>
          <table:table-cell table:formula="of:=MIN([.$F125];[.$S125])" office:value-type="float"/>
          <table:table-cell table:formula="of:=MIN([.$G125];[.$T125])" office:value-type="float"/>
          <table:table-cell table:formula="of:=MIN([.$H125];[.$U125])" office:value-type="float"/>
          <table:table-cell table:formula="of:=MIN([.$I125];[.$V125])" office:value-type="float"/>
          <table:table-cell table:formula="of:=MIN([.$J125])" office:value-type="float"/>
          <table:table-cell table:formula="of:=MIN([.$K125];[.$W125])" office:value-type="float"/>
          <table:table-cell table:formula="of:=MIN([.$L125];[.$X125])" office:value-type="float"/>
          <table:table-cell table:formula="of:=MIN([.$M125];[.$Y125])" office:value-type="float"/>
          <table:table-cell table:formula="of:=MIN([.$N125];[.$Z125])" office:value-type="float"/>
          <table:table-cell table:formula="of:=MEDIAN([.$B125];[.$O125])" office:value-type="float"/>
          <table:table-cell table:formula="of:=MEDIAN([.$C125];[.$P125])" office:value-type="float"/>
          <table:table-cell table:formula="of:=MEDIAN([.$D125];[.$Q125])" office:value-type="float"/>
          <table:table-cell table:formula="of:=MEDIAN([.$E125];[.$R125])" office:value-type="float"/>
          <table:table-cell table:formula="of:=MEDIAN([.$F125];[.$S125])" office:value-type="float"/>
          <table:table-cell table:formula="of:=MEDIAN([.$G125];[.$T125])" office:value-type="float"/>
          <table:table-cell table:formula="of:=MEDIAN([.$H125];[.$U125])" office:value-type="float"/>
          <table:table-cell table:formula="of:=MEDIAN([.$I125];[.$V125])" office:value-type="float"/>
          <table:table-cell table:formula="of:=MEDIAN([.$J125])" office:value-type="float"/>
          <table:table-cell table:formula="of:=MEDIAN([.$K125];[.$W125])" office:value-type="float"/>
          <table:table-cell table:formula="of:=MEDIAN([.$L125];[.$X125])" office:value-type="float"/>
          <table:table-cell table:formula="of:=MEDIAN([.$M125];[.$Y125])" office:value-type="float"/>
          <table:table-cell table:formula="of:=MEDIAN([.$N125];[.$Z125])" office:value-type="float"/>
          <table:table-cell table:formula="of:=MAX([.$B125];[.$O125])" office:value-type="float"/>
          <table:table-cell table:formula="of:=MAX([.$C125];[.$P125])" office:value-type="float"/>
          <table:table-cell table:formula="of:=MAX([.$D125];[.$Q125])" office:value-type="float"/>
          <table:table-cell table:formula="of:=MAX([.$E125];[.$R125])" office:value-type="float"/>
          <table:table-cell table:formula="of:=MAX([.$F125];[.$S125])" office:value-type="float"/>
          <table:table-cell table:formula="of:=MAX([.$G125];[.$T125])" office:value-type="float"/>
          <table:table-cell table:formula="of:=MAX([.$H125];[.$U125])" office:value-type="float"/>
          <table:table-cell table:formula="of:=MAX([.$I125];[.$V125])" office:value-type="float"/>
          <table:table-cell table:formula="of:=MAX([.$J125])" office:value-type="float"/>
          <table:table-cell table:formula="of:=MAX([.$K125];[.$W125])" office:value-type="float"/>
          <table:table-cell table:formula="of:=MAX([.$L125];[.$X125])" office:value-type="float"/>
          <table:table-cell table:formula="of:=MAX([.$M125];[.$Y125])" office:value-type="float"/>
          <table:table-cell table:formula="of:=MAX([.$N125];[.$Z125])" office:value-type="float"/>
        </table:table-row>
        <table:table-row table:style-name="ro1">
          <table:table-cell office:value-type="string">
            <text:p>p04.pddl/12</text:p>
          </table:table-cell>
          <table:table-cell office:value-type="float" office:value="2.12927"/>
          <table:table-cell office:value-type="float" office:value="2.09"/>
          <table:table-cell office:value-type="float" office:value="1.95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1356.0"/>
          <table:table-cell office:value-type="float" office:value="51500.0"/>
          <table:table-cell office:value-type="float" office:value="48043.0"/>
          <table:table-cell office:value-type="float" office:value="14068.0"/>
          <table:table-cell office:value-type="float" office:value="9293.0"/>
          <table:table-cell office:value-type="float" office:value="0.0"/>
          <table:table-cell office:value-type="float" office:value="0.0"/>
          <table:table-cell office:value-type="float" office:value="0.510739"/>
          <table:table-cell office:value-type="float" office:value="0.473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117.0"/>
          <table:table-cell office:value-type="float" office:value="5735.0"/>
          <table:table-cell office:value-type="float" office:value="14068.0"/>
          <table:table-cell office:value-type="float" office:value="9293.0"/>
          <table:table-cell office:value-type="float" office:value="0.0"/>
          <table:table-cell office:value-type="float" office:value="0.0"/>
          <table:table-cell table:formula="of:=MIN([.$B126];[.$O126])" office:value-type="float"/>
          <table:table-cell table:formula="of:=MIN([.$C126];[.$P126])" office:value-type="float"/>
          <table:table-cell table:formula="of:=MIN([.$D126];[.$Q126])" office:value-type="float"/>
          <table:table-cell table:formula="of:=MIN([.$E126];[.$R126])" office:value-type="float"/>
          <table:table-cell table:formula="of:=MIN([.$F126];[.$S126])" office:value-type="float"/>
          <table:table-cell table:formula="of:=MIN([.$G126];[.$T126])" office:value-type="float"/>
          <table:table-cell table:formula="of:=MIN([.$H126];[.$U126])" office:value-type="float"/>
          <table:table-cell table:formula="of:=MIN([.$I126];[.$V126])" office:value-type="float"/>
          <table:table-cell table:formula="of:=MIN([.$J126])" office:value-type="float"/>
          <table:table-cell table:formula="of:=MIN([.$K126];[.$W126])" office:value-type="float"/>
          <table:table-cell table:formula="of:=MIN([.$L126];[.$X126])" office:value-type="float"/>
          <table:table-cell table:formula="of:=MIN([.$M126];[.$Y126])" office:value-type="float"/>
          <table:table-cell table:formula="of:=MIN([.$N126];[.$Z126])" office:value-type="float"/>
          <table:table-cell table:formula="of:=MEDIAN([.$B126];[.$O126])" office:value-type="float"/>
          <table:table-cell table:formula="of:=MEDIAN([.$C126];[.$P126])" office:value-type="float"/>
          <table:table-cell table:formula="of:=MEDIAN([.$D126];[.$Q126])" office:value-type="float"/>
          <table:table-cell table:formula="of:=MEDIAN([.$E126];[.$R126])" office:value-type="float"/>
          <table:table-cell table:formula="of:=MEDIAN([.$F126];[.$S126])" office:value-type="float"/>
          <table:table-cell table:formula="of:=MEDIAN([.$G126];[.$T126])" office:value-type="float"/>
          <table:table-cell table:formula="of:=MEDIAN([.$H126];[.$U126])" office:value-type="float"/>
          <table:table-cell table:formula="of:=MEDIAN([.$I126];[.$V126])" office:value-type="float"/>
          <table:table-cell table:formula="of:=MEDIAN([.$J126])" office:value-type="float"/>
          <table:table-cell table:formula="of:=MEDIAN([.$K126];[.$W126])" office:value-type="float"/>
          <table:table-cell table:formula="of:=MEDIAN([.$L126];[.$X126])" office:value-type="float"/>
          <table:table-cell table:formula="of:=MEDIAN([.$M126];[.$Y126])" office:value-type="float"/>
          <table:table-cell table:formula="of:=MEDIAN([.$N126];[.$Z126])" office:value-type="float"/>
          <table:table-cell table:formula="of:=MAX([.$B126];[.$O126])" office:value-type="float"/>
          <table:table-cell table:formula="of:=MAX([.$C126];[.$P126])" office:value-type="float"/>
          <table:table-cell table:formula="of:=MAX([.$D126];[.$Q126])" office:value-type="float"/>
          <table:table-cell table:formula="of:=MAX([.$E126];[.$R126])" office:value-type="float"/>
          <table:table-cell table:formula="of:=MAX([.$F126];[.$S126])" office:value-type="float"/>
          <table:table-cell table:formula="of:=MAX([.$G126];[.$T126])" office:value-type="float"/>
          <table:table-cell table:formula="of:=MAX([.$H126];[.$U126])" office:value-type="float"/>
          <table:table-cell table:formula="of:=MAX([.$I126];[.$V126])" office:value-type="float"/>
          <table:table-cell table:formula="of:=MAX([.$J126])" office:value-type="float"/>
          <table:table-cell table:formula="of:=MAX([.$K126];[.$W126])" office:value-type="float"/>
          <table:table-cell table:formula="of:=MAX([.$L126];[.$X126])" office:value-type="float"/>
          <table:table-cell table:formula="of:=MAX([.$M126];[.$Y126])" office:value-type="float"/>
          <table:table-cell table:formula="of:=MAX([.$N126];[.$Z126])" office:value-type="float"/>
        </table:table-row>
        <table:table-row table:style-name="ro1">
          <table:table-cell office:value-type="string">
            <text:p>p04.pddl/13</text:p>
          </table:table-cell>
          <table:table-cell office:value-type="float" office:value="1.77099"/>
          <table:table-cell office:value-type="float" office:value="1.73"/>
          <table:table-cell office:value-type="float" office:value="1.5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050.0"/>
          <table:table-cell office:value-type="float" office:value="35639.0"/>
          <table:table-cell office:value-type="float" office:value="32791.0"/>
          <table:table-cell office:value-type="float" office:value="15186.0"/>
          <table:table-cell office:value-type="float" office:value="10259.0"/>
          <table:table-cell office:value-type="float" office:value="0.0"/>
          <table:table-cell office:value-type="float" office:value="0.0"/>
          <table:table-cell office:value-type="float" office:value="1.07055"/>
          <table:table-cell office:value-type="float" office:value="1.034"/>
          <table:table-cell office:value-type="float" office:value="0.9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078.0"/>
          <table:table-cell office:value-type="float" office:value="16663.0"/>
          <table:table-cell office:value-type="float" office:value="15186.0"/>
          <table:table-cell office:value-type="float" office:value="10259.0"/>
          <table:table-cell office:value-type="float" office:value="0.0"/>
          <table:table-cell office:value-type="float" office:value="0.0"/>
          <table:table-cell table:formula="of:=MIN([.$B127];[.$O127])" office:value-type="float"/>
          <table:table-cell table:formula="of:=MIN([.$C127];[.$P127])" office:value-type="float"/>
          <table:table-cell table:formula="of:=MIN([.$D127];[.$Q127])" office:value-type="float"/>
          <table:table-cell table:formula="of:=MIN([.$E127];[.$R127])" office:value-type="float"/>
          <table:table-cell table:formula="of:=MIN([.$F127];[.$S127])" office:value-type="float"/>
          <table:table-cell table:formula="of:=MIN([.$G127];[.$T127])" office:value-type="float"/>
          <table:table-cell table:formula="of:=MIN([.$H127];[.$U127])" office:value-type="float"/>
          <table:table-cell table:formula="of:=MIN([.$I127];[.$V127])" office:value-type="float"/>
          <table:table-cell table:formula="of:=MIN([.$J127])" office:value-type="float"/>
          <table:table-cell table:formula="of:=MIN([.$K127];[.$W127])" office:value-type="float"/>
          <table:table-cell table:formula="of:=MIN([.$L127];[.$X127])" office:value-type="float"/>
          <table:table-cell table:formula="of:=MIN([.$M127];[.$Y127])" office:value-type="float"/>
          <table:table-cell table:formula="of:=MIN([.$N127];[.$Z127])" office:value-type="float"/>
          <table:table-cell table:formula="of:=MEDIAN([.$B127];[.$O127])" office:value-type="float"/>
          <table:table-cell table:formula="of:=MEDIAN([.$C127];[.$P127])" office:value-type="float"/>
          <table:table-cell table:formula="of:=MEDIAN([.$D127];[.$Q127])" office:value-type="float"/>
          <table:table-cell table:formula="of:=MEDIAN([.$E127];[.$R127])" office:value-type="float"/>
          <table:table-cell table:formula="of:=MEDIAN([.$F127];[.$S127])" office:value-type="float"/>
          <table:table-cell table:formula="of:=MEDIAN([.$G127];[.$T127])" office:value-type="float"/>
          <table:table-cell table:formula="of:=MEDIAN([.$H127];[.$U127])" office:value-type="float"/>
          <table:table-cell table:formula="of:=MEDIAN([.$I127];[.$V127])" office:value-type="float"/>
          <table:table-cell table:formula="of:=MEDIAN([.$J127])" office:value-type="float"/>
          <table:table-cell table:formula="of:=MEDIAN([.$K127];[.$W127])" office:value-type="float"/>
          <table:table-cell table:formula="of:=MEDIAN([.$L127];[.$X127])" office:value-type="float"/>
          <table:table-cell table:formula="of:=MEDIAN([.$M127];[.$Y127])" office:value-type="float"/>
          <table:table-cell table:formula="of:=MEDIAN([.$N127];[.$Z127])" office:value-type="float"/>
          <table:table-cell table:formula="of:=MAX([.$B127];[.$O127])" office:value-type="float"/>
          <table:table-cell table:formula="of:=MAX([.$C127];[.$P127])" office:value-type="float"/>
          <table:table-cell table:formula="of:=MAX([.$D127];[.$Q127])" office:value-type="float"/>
          <table:table-cell table:formula="of:=MAX([.$E127];[.$R127])" office:value-type="float"/>
          <table:table-cell table:formula="of:=MAX([.$F127];[.$S127])" office:value-type="float"/>
          <table:table-cell table:formula="of:=MAX([.$G127];[.$T127])" office:value-type="float"/>
          <table:table-cell table:formula="of:=MAX([.$H127];[.$U127])" office:value-type="float"/>
          <table:table-cell table:formula="of:=MAX([.$I127];[.$V127])" office:value-type="float"/>
          <table:table-cell table:formula="of:=MAX([.$J127])" office:value-type="float"/>
          <table:table-cell table:formula="of:=MAX([.$K127];[.$W127])" office:value-type="float"/>
          <table:table-cell table:formula="of:=MAX([.$L127];[.$X127])" office:value-type="float"/>
          <table:table-cell table:formula="of:=MAX([.$M127];[.$Y127])" office:value-type="float"/>
          <table:table-cell table:formula="of:=MAX([.$N127];[.$Z127])" office:value-type="float"/>
        </table:table-row>
        <table:table-row table:style-name="ro1">
          <table:table-cell office:value-type="string">
            <text:p>p04.pddl/14</text:p>
          </table:table-cell>
          <table:table-cell office:value-type="float" office:value="8.12056"/>
          <table:table-cell office:value-type="float" office:value="8.08"/>
          <table:table-cell office:value-type="float" office:value="7.92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1501.0"/>
          <table:table-cell office:value-type="float" office:value="138413.0"/>
          <table:table-cell office:value-type="float" office:value="131419.0"/>
          <table:table-cell office:value-type="float" office:value="16304.0"/>
          <table:table-cell office:value-type="float" office:value="11225.0"/>
          <table:table-cell office:value-type="float" office:value="0.0"/>
          <table:table-cell office:value-type="float" office:value="0.0"/>
          <table:table-cell office:value-type="float" office:value="3.57727"/>
          <table:table-cell office:value-type="float" office:value="3.538"/>
          <table:table-cell office:value-type="float" office:value="3.39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7298.0"/>
          <table:table-cell office:value-type="float" office:value="45109.0"/>
          <table:table-cell office:value-type="float" office:value="16304.0"/>
          <table:table-cell office:value-type="float" office:value="11225.0"/>
          <table:table-cell office:value-type="float" office:value="0.0"/>
          <table:table-cell office:value-type="float" office:value="0.0"/>
          <table:table-cell table:formula="of:=MIN([.$B128];[.$O128])" office:value-type="float"/>
          <table:table-cell table:formula="of:=MIN([.$C128];[.$P128])" office:value-type="float"/>
          <table:table-cell table:formula="of:=MIN([.$D128];[.$Q128])" office:value-type="float"/>
          <table:table-cell table:formula="of:=MIN([.$E128];[.$R128])" office:value-type="float"/>
          <table:table-cell table:formula="of:=MIN([.$F128];[.$S128])" office:value-type="float"/>
          <table:table-cell table:formula="of:=MIN([.$G128];[.$T128])" office:value-type="float"/>
          <table:table-cell table:formula="of:=MIN([.$H128];[.$U128])" office:value-type="float"/>
          <table:table-cell table:formula="of:=MIN([.$I128];[.$V128])" office:value-type="float"/>
          <table:table-cell table:formula="of:=MIN([.$J128])" office:value-type="float"/>
          <table:table-cell table:formula="of:=MIN([.$K128];[.$W128])" office:value-type="float"/>
          <table:table-cell table:formula="of:=MIN([.$L128];[.$X128])" office:value-type="float"/>
          <table:table-cell table:formula="of:=MIN([.$M128];[.$Y128])" office:value-type="float"/>
          <table:table-cell table:formula="of:=MIN([.$N128];[.$Z128])" office:value-type="float"/>
          <table:table-cell table:formula="of:=MEDIAN([.$B128];[.$O128])" office:value-type="float"/>
          <table:table-cell table:formula="of:=MEDIAN([.$C128];[.$P128])" office:value-type="float"/>
          <table:table-cell table:formula="of:=MEDIAN([.$D128];[.$Q128])" office:value-type="float"/>
          <table:table-cell table:formula="of:=MEDIAN([.$E128];[.$R128])" office:value-type="float"/>
          <table:table-cell table:formula="of:=MEDIAN([.$F128];[.$S128])" office:value-type="float"/>
          <table:table-cell table:formula="of:=MEDIAN([.$G128];[.$T128])" office:value-type="float"/>
          <table:table-cell table:formula="of:=MEDIAN([.$H128];[.$U128])" office:value-type="float"/>
          <table:table-cell table:formula="of:=MEDIAN([.$I128];[.$V128])" office:value-type="float"/>
          <table:table-cell table:formula="of:=MEDIAN([.$J128])" office:value-type="float"/>
          <table:table-cell table:formula="of:=MEDIAN([.$K128];[.$W128])" office:value-type="float"/>
          <table:table-cell table:formula="of:=MEDIAN([.$L128];[.$X128])" office:value-type="float"/>
          <table:table-cell table:formula="of:=MEDIAN([.$M128];[.$Y128])" office:value-type="float"/>
          <table:table-cell table:formula="of:=MEDIAN([.$N128];[.$Z128])" office:value-type="float"/>
          <table:table-cell table:formula="of:=MAX([.$B128];[.$O128])" office:value-type="float"/>
          <table:table-cell table:formula="of:=MAX([.$C128];[.$P128])" office:value-type="float"/>
          <table:table-cell table:formula="of:=MAX([.$D128];[.$Q128])" office:value-type="float"/>
          <table:table-cell table:formula="of:=MAX([.$E128];[.$R128])" office:value-type="float"/>
          <table:table-cell table:formula="of:=MAX([.$F128];[.$S128])" office:value-type="float"/>
          <table:table-cell table:formula="of:=MAX([.$G128];[.$T128])" office:value-type="float"/>
          <table:table-cell table:formula="of:=MAX([.$H128];[.$U128])" office:value-type="float"/>
          <table:table-cell table:formula="of:=MAX([.$I128];[.$V128])" office:value-type="float"/>
          <table:table-cell table:formula="of:=MAX([.$J128])" office:value-type="float"/>
          <table:table-cell table:formula="of:=MAX([.$K128];[.$W128])" office:value-type="float"/>
          <table:table-cell table:formula="of:=MAX([.$L128];[.$X128])" office:value-type="float"/>
          <table:table-cell table:formula="of:=MAX([.$M128];[.$Y128])" office:value-type="float"/>
          <table:table-cell table:formula="of:=MAX([.$N128];[.$Z128])" office:value-type="float"/>
        </table:table-row>
        <table:table-row table:style-name="ro1">
          <table:table-cell office:value-type="string">
            <text:p>p04.pddl/15</text:p>
          </table:table-cell>
          <table:table-cell office:value-type="float" office:value="16.6635"/>
          <table:table-cell office:value-type="float" office:value="16.619"/>
          <table:table-cell office:value-type="float" office:value="16.45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7798.0"/>
          <table:table-cell office:value-type="float" office:value="252008.0"/>
          <table:table-cell office:value-type="float" office:value="243072.0"/>
          <table:table-cell office:value-type="float" office:value="17422.0"/>
          <table:table-cell office:value-type="float" office:value="12191.0"/>
          <table:table-cell office:value-type="float" office:value="0.0"/>
          <table:table-cell office:value-type="float" office:value="0.0"/>
          <table:table-cell office:value-type="float" office:value="10.358"/>
          <table:table-cell office:value-type="float" office:value="10.315"/>
          <table:table-cell office:value-type="float" office:value="10.16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1671.0"/>
          <table:table-cell office:value-type="float" office:value="127490.0"/>
          <table:table-cell office:value-type="float" office:value="17422.0"/>
          <table:table-cell office:value-type="float" office:value="12191.0"/>
          <table:table-cell office:value-type="float" office:value="0.0"/>
          <table:table-cell office:value-type="float" office:value="0.0"/>
          <table:table-cell table:formula="of:=MIN([.$B129];[.$O129])" office:value-type="float"/>
          <table:table-cell table:formula="of:=MIN([.$C129];[.$P129])" office:value-type="float"/>
          <table:table-cell table:formula="of:=MIN([.$D129];[.$Q129])" office:value-type="float"/>
          <table:table-cell table:formula="of:=MIN([.$E129];[.$R129])" office:value-type="float"/>
          <table:table-cell table:formula="of:=MIN([.$F129];[.$S129])" office:value-type="float"/>
          <table:table-cell table:formula="of:=MIN([.$G129];[.$T129])" office:value-type="float"/>
          <table:table-cell table:formula="of:=MIN([.$H129];[.$U129])" office:value-type="float"/>
          <table:table-cell table:formula="of:=MIN([.$I129];[.$V129])" office:value-type="float"/>
          <table:table-cell table:formula="of:=MIN([.$J129])" office:value-type="float"/>
          <table:table-cell table:formula="of:=MIN([.$K129];[.$W129])" office:value-type="float"/>
          <table:table-cell table:formula="of:=MIN([.$L129];[.$X129])" office:value-type="float"/>
          <table:table-cell table:formula="of:=MIN([.$M129];[.$Y129])" office:value-type="float"/>
          <table:table-cell table:formula="of:=MIN([.$N129];[.$Z129])" office:value-type="float"/>
          <table:table-cell table:formula="of:=MEDIAN([.$B129];[.$O129])" office:value-type="float"/>
          <table:table-cell table:formula="of:=MEDIAN([.$C129];[.$P129])" office:value-type="float"/>
          <table:table-cell table:formula="of:=MEDIAN([.$D129];[.$Q129])" office:value-type="float"/>
          <table:table-cell table:formula="of:=MEDIAN([.$E129];[.$R129])" office:value-type="float"/>
          <table:table-cell table:formula="of:=MEDIAN([.$F129];[.$S129])" office:value-type="float"/>
          <table:table-cell table:formula="of:=MEDIAN([.$G129];[.$T129])" office:value-type="float"/>
          <table:table-cell table:formula="of:=MEDIAN([.$H129];[.$U129])" office:value-type="float"/>
          <table:table-cell table:formula="of:=MEDIAN([.$I129];[.$V129])" office:value-type="float"/>
          <table:table-cell table:formula="of:=MEDIAN([.$J129])" office:value-type="float"/>
          <table:table-cell table:formula="of:=MEDIAN([.$K129];[.$W129])" office:value-type="float"/>
          <table:table-cell table:formula="of:=MEDIAN([.$L129];[.$X129])" office:value-type="float"/>
          <table:table-cell table:formula="of:=MEDIAN([.$M129];[.$Y129])" office:value-type="float"/>
          <table:table-cell table:formula="of:=MEDIAN([.$N129];[.$Z129])" office:value-type="float"/>
          <table:table-cell table:formula="of:=MAX([.$B129];[.$O129])" office:value-type="float"/>
          <table:table-cell table:formula="of:=MAX([.$C129];[.$P129])" office:value-type="float"/>
          <table:table-cell table:formula="of:=MAX([.$D129];[.$Q129])" office:value-type="float"/>
          <table:table-cell table:formula="of:=MAX([.$E129];[.$R129])" office:value-type="float"/>
          <table:table-cell table:formula="of:=MAX([.$F129];[.$S129])" office:value-type="float"/>
          <table:table-cell table:formula="of:=MAX([.$G129];[.$T129])" office:value-type="float"/>
          <table:table-cell table:formula="of:=MAX([.$H129];[.$U129])" office:value-type="float"/>
          <table:table-cell table:formula="of:=MAX([.$I129];[.$V129])" office:value-type="float"/>
          <table:table-cell table:formula="of:=MAX([.$J129])" office:value-type="float"/>
          <table:table-cell table:formula="of:=MAX([.$K129];[.$W129])" office:value-type="float"/>
          <table:table-cell table:formula="of:=MAX([.$L129];[.$X129])" office:value-type="float"/>
          <table:table-cell table:formula="of:=MAX([.$M129];[.$Y129])" office:value-type="float"/>
          <table:table-cell table:formula="of:=MAX([.$N129];[.$Z129])" office:value-type="float"/>
        </table:table-row>
        <table:table-row table:style-name="ro1">
          <table:table-cell office:value-type="string">
            <text:p>p04.pddl/16</text:p>
          </table:table-cell>
          <table:table-cell office:value-type="float" office:value="60.6586"/>
          <table:table-cell office:value-type="float" office:value="60.613"/>
          <table:table-cell office:value-type="float" office:value="60.42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28712.0"/>
          <table:table-cell office:value-type="float" office:value="718011.0"/>
          <table:table-cell office:value-type="float" office:value="706515.0"/>
          <table:table-cell office:value-type="float" office:value="18540.0"/>
          <table:table-cell office:value-type="float" office:value="13157.0"/>
          <table:table-cell office:value-type="float" office:value="0.0"/>
          <table:table-cell office:value-type="float" office:value="0.0"/>
          <table:table-cell office:value-type="float" office:value="23.0307"/>
          <table:table-cell office:value-type="float" office:value="22.987"/>
          <table:table-cell office:value-type="float" office:value="22.82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87208.0"/>
          <table:table-cell office:value-type="float" office:value="231511.0"/>
          <table:table-cell office:value-type="float" office:value="18540.0"/>
          <table:table-cell office:value-type="float" office:value="13157.0"/>
          <table:table-cell office:value-type="float" office:value="0.0"/>
          <table:table-cell office:value-type="float" office:value="0.0"/>
          <table:table-cell table:formula="of:=MIN([.$B130];[.$O130])" office:value-type="float"/>
          <table:table-cell table:formula="of:=MIN([.$C130];[.$P130])" office:value-type="float"/>
          <table:table-cell table:formula="of:=MIN([.$D130];[.$Q130])" office:value-type="float"/>
          <table:table-cell table:formula="of:=MIN([.$E130];[.$R130])" office:value-type="float"/>
          <table:table-cell table:formula="of:=MIN([.$F130];[.$S130])" office:value-type="float"/>
          <table:table-cell table:formula="of:=MIN([.$G130];[.$T130])" office:value-type="float"/>
          <table:table-cell table:formula="of:=MIN([.$H130];[.$U130])" office:value-type="float"/>
          <table:table-cell table:formula="of:=MIN([.$I130];[.$V130])" office:value-type="float"/>
          <table:table-cell table:formula="of:=MIN([.$J130])" office:value-type="float"/>
          <table:table-cell table:formula="of:=MIN([.$K130];[.$W130])" office:value-type="float"/>
          <table:table-cell table:formula="of:=MIN([.$L130];[.$X130])" office:value-type="float"/>
          <table:table-cell table:formula="of:=MIN([.$M130];[.$Y130])" office:value-type="float"/>
          <table:table-cell table:formula="of:=MIN([.$N130];[.$Z130])" office:value-type="float"/>
          <table:table-cell table:formula="of:=MEDIAN([.$B130];[.$O130])" office:value-type="float"/>
          <table:table-cell table:formula="of:=MEDIAN([.$C130];[.$P130])" office:value-type="float"/>
          <table:table-cell table:formula="of:=MEDIAN([.$D130];[.$Q130])" office:value-type="float"/>
          <table:table-cell table:formula="of:=MEDIAN([.$E130];[.$R130])" office:value-type="float"/>
          <table:table-cell table:formula="of:=MEDIAN([.$F130];[.$S130])" office:value-type="float"/>
          <table:table-cell table:formula="of:=MEDIAN([.$G130];[.$T130])" office:value-type="float"/>
          <table:table-cell table:formula="of:=MEDIAN([.$H130];[.$U130])" office:value-type="float"/>
          <table:table-cell table:formula="of:=MEDIAN([.$I130];[.$V130])" office:value-type="float"/>
          <table:table-cell table:formula="of:=MEDIAN([.$J130])" office:value-type="float"/>
          <table:table-cell table:formula="of:=MEDIAN([.$K130];[.$W130])" office:value-type="float"/>
          <table:table-cell table:formula="of:=MEDIAN([.$L130];[.$X130])" office:value-type="float"/>
          <table:table-cell table:formula="of:=MEDIAN([.$M130];[.$Y130])" office:value-type="float"/>
          <table:table-cell table:formula="of:=MEDIAN([.$N130];[.$Z130])" office:value-type="float"/>
          <table:table-cell table:formula="of:=MAX([.$B130];[.$O130])" office:value-type="float"/>
          <table:table-cell table:formula="of:=MAX([.$C130];[.$P130])" office:value-type="float"/>
          <table:table-cell table:formula="of:=MAX([.$D130];[.$Q130])" office:value-type="float"/>
          <table:table-cell table:formula="of:=MAX([.$E130];[.$R130])" office:value-type="float"/>
          <table:table-cell table:formula="of:=MAX([.$F130];[.$S130])" office:value-type="float"/>
          <table:table-cell table:formula="of:=MAX([.$G130];[.$T130])" office:value-type="float"/>
          <table:table-cell table:formula="of:=MAX([.$H130];[.$U130])" office:value-type="float"/>
          <table:table-cell table:formula="of:=MAX([.$I130];[.$V130])" office:value-type="float"/>
          <table:table-cell table:formula="of:=MAX([.$J130])" office:value-type="float"/>
          <table:table-cell table:formula="of:=MAX([.$K130];[.$W130])" office:value-type="float"/>
          <table:table-cell table:formula="of:=MAX([.$L130];[.$X130])" office:value-type="float"/>
          <table:table-cell table:formula="of:=MAX([.$M130];[.$Y130])" office:value-type="float"/>
          <table:table-cell table:formula="of:=MAX([.$N130];[.$Z130])" office:value-type="float"/>
        </table:table-row>
        <table:table-row table:style-name="ro1">
          <table:table-cell office:value-type="string">
            <text:p>p04.pddl/17</text:p>
          </table:table-cell>
          <table:table-cell office:value-type="float" office:value="300.0"/>
          <table:table-cell office:value-type="float" office:value="299.997"/>
          <table:table-cell office:value-type="float" office:value="299.8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24385.0"/>
          <table:table-cell office:value-type="float" office:value="3011306.0"/>
          <table:table-cell office:value-type="float" office:value="2994206.0"/>
          <table:table-cell office:value-type="float" office:value="19658.0"/>
          <table:table-cell office:value-type="float" office:value="14123.0"/>
          <table:table-cell office:value-type="float" office:value="0.0"/>
          <table:table-cell office:value-type="float" office:value="0.0"/>
          <table:table-cell office:value-type="float" office:value="34.8018"/>
          <table:table-cell office:value-type="float" office:value="34.761"/>
          <table:table-cell office:value-type="float" office:value="34.58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76031.0"/>
          <table:table-cell office:value-type="float" office:value="347999.0"/>
          <table:table-cell office:value-type="float" office:value="19658.0"/>
          <table:table-cell office:value-type="float" office:value="14123.0"/>
          <table:table-cell office:value-type="float" office:value="0.0"/>
          <table:table-cell office:value-type="float" office:value="0.0"/>
          <table:table-cell table:formula="of:=MIN([.$B131];[.$O131])" office:value-type="float"/>
          <table:table-cell table:formula="of:=MIN([.$C131];[.$P131])" office:value-type="float"/>
          <table:table-cell table:formula="of:=MIN([.$D131];[.$Q131])" office:value-type="float"/>
          <table:table-cell table:formula="of:=MIN([.$E131];[.$R131])" office:value-type="float"/>
          <table:table-cell table:formula="of:=MIN([.$F131];[.$S131])" office:value-type="float"/>
          <table:table-cell table:formula="of:=MIN([.$G131];[.$T131])" office:value-type="float"/>
          <table:table-cell table:formula="of:=MIN([.$H131];[.$U131])" office:value-type="float"/>
          <table:table-cell table:formula="of:=MIN([.$I131];[.$V131])" office:value-type="float"/>
          <table:table-cell table:formula="of:=MIN([.$J131])" office:value-type="float"/>
          <table:table-cell table:formula="of:=MIN([.$K131];[.$W131])" office:value-type="float"/>
          <table:table-cell table:formula="of:=MIN([.$L131];[.$X131])" office:value-type="float"/>
          <table:table-cell table:formula="of:=MIN([.$M131];[.$Y131])" office:value-type="float"/>
          <table:table-cell table:formula="of:=MIN([.$N131];[.$Z131])" office:value-type="float"/>
          <table:table-cell table:formula="of:=MEDIAN([.$B131];[.$O131])" office:value-type="float"/>
          <table:table-cell table:formula="of:=MEDIAN([.$C131];[.$P131])" office:value-type="float"/>
          <table:table-cell table:formula="of:=MEDIAN([.$D131];[.$Q131])" office:value-type="float"/>
          <table:table-cell table:formula="of:=MEDIAN([.$E131];[.$R131])" office:value-type="float"/>
          <table:table-cell table:formula="of:=MEDIAN([.$F131];[.$S131])" office:value-type="float"/>
          <table:table-cell table:formula="of:=MEDIAN([.$G131];[.$T131])" office:value-type="float"/>
          <table:table-cell table:formula="of:=MEDIAN([.$H131];[.$U131])" office:value-type="float"/>
          <table:table-cell table:formula="of:=MEDIAN([.$I131];[.$V131])" office:value-type="float"/>
          <table:table-cell table:formula="of:=MEDIAN([.$J131])" office:value-type="float"/>
          <table:table-cell table:formula="of:=MEDIAN([.$K131];[.$W131])" office:value-type="float"/>
          <table:table-cell table:formula="of:=MEDIAN([.$L131];[.$X131])" office:value-type="float"/>
          <table:table-cell table:formula="of:=MEDIAN([.$M131];[.$Y131])" office:value-type="float"/>
          <table:table-cell table:formula="of:=MEDIAN([.$N131];[.$Z131])" office:value-type="float"/>
          <table:table-cell table:formula="of:=MAX([.$B131];[.$O131])" office:value-type="float"/>
          <table:table-cell table:formula="of:=MAX([.$C131];[.$P131])" office:value-type="float"/>
          <table:table-cell table:formula="of:=MAX([.$D131];[.$Q131])" office:value-type="float"/>
          <table:table-cell table:formula="of:=MAX([.$E131];[.$R131])" office:value-type="float"/>
          <table:table-cell table:formula="of:=MAX([.$F131];[.$S131])" office:value-type="float"/>
          <table:table-cell table:formula="of:=MAX([.$G131];[.$T131])" office:value-type="float"/>
          <table:table-cell table:formula="of:=MAX([.$H131];[.$U131])" office:value-type="float"/>
          <table:table-cell table:formula="of:=MAX([.$I131];[.$V131])" office:value-type="float"/>
          <table:table-cell table:formula="of:=MAX([.$J131])" office:value-type="float"/>
          <table:table-cell table:formula="of:=MAX([.$K131];[.$W131])" office:value-type="float"/>
          <table:table-cell table:formula="of:=MAX([.$L131];[.$X131])" office:value-type="float"/>
          <table:table-cell table:formula="of:=MAX([.$M131];[.$Y131])" office:value-type="float"/>
          <table:table-cell table:formula="of:=MAX([.$N131];[.$Z131])" office:value-type="float"/>
        </table:table-row>
        <table:table-row table:style-name="ro1">
          <table:table-cell office:value-type="string">
            <text:p>p04.pddl/18</text:p>
          </table:table-cell>
          <table:table-cell office:value-type="float" office:value="300.0"/>
          <table:table-cell office:value-type="float" office:value="299.961"/>
          <table:table-cell office:value-type="float" office:value="299.73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38472.0"/>
          <table:table-cell office:value-type="float" office:value="2669190.0"/>
          <table:table-cell office:value-type="float" office:value="2647734.0"/>
          <table:table-cell office:value-type="float" office:value="20776.0"/>
          <table:table-cell office:value-type="float" office:value="15089.0"/>
          <table:table-cell office:value-type="float" office:value="0.0"/>
          <table:table-cell office:value-type="float" office:value="0.0"/>
          <table:table-cell office:value-type="float" office:value="70.1943"/>
          <table:table-cell office:value-type="float" office:value="70.147"/>
          <table:table-cell office:value-type="float" office:value="69.96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488025.0"/>
          <table:table-cell office:value-type="float" office:value="601425.0"/>
          <table:table-cell office:value-type="float" office:value="20776.0"/>
          <table:table-cell office:value-type="float" office:value="15089.0"/>
          <table:table-cell office:value-type="float" office:value="0.0"/>
          <table:table-cell office:value-type="float" office:value="0.0"/>
          <table:table-cell table:formula="of:=MIN([.$B132];[.$O132])" office:value-type="float"/>
          <table:table-cell table:formula="of:=MIN([.$C132];[.$P132])" office:value-type="float"/>
          <table:table-cell table:formula="of:=MIN([.$D132];[.$Q132])" office:value-type="float"/>
          <table:table-cell table:formula="of:=MIN([.$E132];[.$R132])" office:value-type="float"/>
          <table:table-cell table:formula="of:=MIN([.$F132];[.$S132])" office:value-type="float"/>
          <table:table-cell table:formula="of:=MIN([.$G132];[.$T132])" office:value-type="float"/>
          <table:table-cell table:formula="of:=MIN([.$H132];[.$U132])" office:value-type="float"/>
          <table:table-cell table:formula="of:=MIN([.$I132];[.$V132])" office:value-type="float"/>
          <table:table-cell table:formula="of:=MIN([.$J132])" office:value-type="float"/>
          <table:table-cell table:formula="of:=MIN([.$K132];[.$W132])" office:value-type="float"/>
          <table:table-cell table:formula="of:=MIN([.$L132];[.$X132])" office:value-type="float"/>
          <table:table-cell table:formula="of:=MIN([.$M132];[.$Y132])" office:value-type="float"/>
          <table:table-cell table:formula="of:=MIN([.$N132];[.$Z132])" office:value-type="float"/>
          <table:table-cell table:formula="of:=MEDIAN([.$B132];[.$O132])" office:value-type="float"/>
          <table:table-cell table:formula="of:=MEDIAN([.$C132];[.$P132])" office:value-type="float"/>
          <table:table-cell table:formula="of:=MEDIAN([.$D132];[.$Q132])" office:value-type="float"/>
          <table:table-cell table:formula="of:=MEDIAN([.$E132];[.$R132])" office:value-type="float"/>
          <table:table-cell table:formula="of:=MEDIAN([.$F132];[.$S132])" office:value-type="float"/>
          <table:table-cell table:formula="of:=MEDIAN([.$G132];[.$T132])" office:value-type="float"/>
          <table:table-cell table:formula="of:=MEDIAN([.$H132];[.$U132])" office:value-type="float"/>
          <table:table-cell table:formula="of:=MEDIAN([.$I132];[.$V132])" office:value-type="float"/>
          <table:table-cell table:formula="of:=MEDIAN([.$J132])" office:value-type="float"/>
          <table:table-cell table:formula="of:=MEDIAN([.$K132];[.$W132])" office:value-type="float"/>
          <table:table-cell table:formula="of:=MEDIAN([.$L132];[.$X132])" office:value-type="float"/>
          <table:table-cell table:formula="of:=MEDIAN([.$M132];[.$Y132])" office:value-type="float"/>
          <table:table-cell table:formula="of:=MEDIAN([.$N132];[.$Z132])" office:value-type="float"/>
          <table:table-cell table:formula="of:=MAX([.$B132];[.$O132])" office:value-type="float"/>
          <table:table-cell table:formula="of:=MAX([.$C132];[.$P132])" office:value-type="float"/>
          <table:table-cell table:formula="of:=MAX([.$D132];[.$Q132])" office:value-type="float"/>
          <table:table-cell table:formula="of:=MAX([.$E132];[.$R132])" office:value-type="float"/>
          <table:table-cell table:formula="of:=MAX([.$F132];[.$S132])" office:value-type="float"/>
          <table:table-cell table:formula="of:=MAX([.$G132];[.$T132])" office:value-type="float"/>
          <table:table-cell table:formula="of:=MAX([.$H132];[.$U132])" office:value-type="float"/>
          <table:table-cell table:formula="of:=MAX([.$I132];[.$V132])" office:value-type="float"/>
          <table:table-cell table:formula="of:=MAX([.$J132])" office:value-type="float"/>
          <table:table-cell table:formula="of:=MAX([.$K132];[.$W132])" office:value-type="float"/>
          <table:table-cell table:formula="of:=MAX([.$L132];[.$X132])" office:value-type="float"/>
          <table:table-cell table:formula="of:=MAX([.$M132];[.$Y132])" office:value-type="float"/>
          <table:table-cell table:formula="of:=MAX([.$N132];[.$Z132])" office:value-type="float"/>
        </table:table-row>
        <table:table-row table:style-name="ro1">
          <table:table-cell office:value-type="string">
            <text:p>p04.pddl/19</text:p>
          </table:table-cell>
          <table:table-cell office:value-type="float" office:value="300.0"/>
          <table:table-cell office:value-type="float" office:value="299.994"/>
          <table:table-cell office:value-type="float" office:value="299.7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17294.0"/>
          <table:table-cell office:value-type="float" office:value="2488408.0"/>
          <table:table-cell office:value-type="float" office:value="2462802.0"/>
          <table:table-cell office:value-type="float" office:value="21894.0"/>
          <table:table-cell office:value-type="float" office:value="16055.0"/>
          <table:table-cell office:value-type="float" office:value="0.0"/>
          <table:table-cell office:value-type="float" office:value="0.0"/>
          <table:table-cell office:value-type="float" office:value="181.991"/>
          <table:table-cell office:value-type="float" office:value="181.941"/>
          <table:table-cell office:value-type="float" office:value="181.74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1031898.0"/>
          <table:table-cell office:value-type="float" office:value="1258787.0"/>
          <table:table-cell office:value-type="float" office:value="21894.0"/>
          <table:table-cell office:value-type="float" office:value="16055.0"/>
          <table:table-cell office:value-type="float" office:value="0.0"/>
          <table:table-cell office:value-type="float" office:value="0.0"/>
          <table:table-cell table:formula="of:=MIN([.$B133];[.$O133])" office:value-type="float"/>
          <table:table-cell table:formula="of:=MIN([.$C133];[.$P133])" office:value-type="float"/>
          <table:table-cell table:formula="of:=MIN([.$D133];[.$Q133])" office:value-type="float"/>
          <table:table-cell table:formula="of:=MIN([.$E133];[.$R133])" office:value-type="float"/>
          <table:table-cell table:formula="of:=MIN([.$F133];[.$S133])" office:value-type="float"/>
          <table:table-cell table:formula="of:=MIN([.$G133];[.$T133])" office:value-type="float"/>
          <table:table-cell table:formula="of:=MIN([.$H133];[.$U133])" office:value-type="float"/>
          <table:table-cell table:formula="of:=MIN([.$I133];[.$V133])" office:value-type="float"/>
          <table:table-cell table:formula="of:=MIN([.$J133])" office:value-type="float"/>
          <table:table-cell table:formula="of:=MIN([.$K133];[.$W133])" office:value-type="float"/>
          <table:table-cell table:formula="of:=MIN([.$L133];[.$X133])" office:value-type="float"/>
          <table:table-cell table:formula="of:=MIN([.$M133];[.$Y133])" office:value-type="float"/>
          <table:table-cell table:formula="of:=MIN([.$N133];[.$Z133])" office:value-type="float"/>
          <table:table-cell table:formula="of:=MEDIAN([.$B133];[.$O133])" office:value-type="float"/>
          <table:table-cell table:formula="of:=MEDIAN([.$C133];[.$P133])" office:value-type="float"/>
          <table:table-cell table:formula="of:=MEDIAN([.$D133];[.$Q133])" office:value-type="float"/>
          <table:table-cell table:formula="of:=MEDIAN([.$E133];[.$R133])" office:value-type="float"/>
          <table:table-cell table:formula="of:=MEDIAN([.$F133];[.$S133])" office:value-type="float"/>
          <table:table-cell table:formula="of:=MEDIAN([.$G133];[.$T133])" office:value-type="float"/>
          <table:table-cell table:formula="of:=MEDIAN([.$H133];[.$U133])" office:value-type="float"/>
          <table:table-cell table:formula="of:=MEDIAN([.$I133];[.$V133])" office:value-type="float"/>
          <table:table-cell table:formula="of:=MEDIAN([.$J133])" office:value-type="float"/>
          <table:table-cell table:formula="of:=MEDIAN([.$K133];[.$W133])" office:value-type="float"/>
          <table:table-cell table:formula="of:=MEDIAN([.$L133];[.$X133])" office:value-type="float"/>
          <table:table-cell table:formula="of:=MEDIAN([.$M133];[.$Y133])" office:value-type="float"/>
          <table:table-cell table:formula="of:=MEDIAN([.$N133];[.$Z133])" office:value-type="float"/>
          <table:table-cell table:formula="of:=MAX([.$B133];[.$O133])" office:value-type="float"/>
          <table:table-cell table:formula="of:=MAX([.$C133];[.$P133])" office:value-type="float"/>
          <table:table-cell table:formula="of:=MAX([.$D133];[.$Q133])" office:value-type="float"/>
          <table:table-cell table:formula="of:=MAX([.$E133];[.$R133])" office:value-type="float"/>
          <table:table-cell table:formula="of:=MAX([.$F133];[.$S133])" office:value-type="float"/>
          <table:table-cell table:formula="of:=MAX([.$G133];[.$T133])" office:value-type="float"/>
          <table:table-cell table:formula="of:=MAX([.$H133];[.$U133])" office:value-type="float"/>
          <table:table-cell table:formula="of:=MAX([.$I133];[.$V133])" office:value-type="float"/>
          <table:table-cell table:formula="of:=MAX([.$J133])" office:value-type="float"/>
          <table:table-cell table:formula="of:=MAX([.$K133];[.$W133])" office:value-type="float"/>
          <table:table-cell table:formula="of:=MAX([.$L133];[.$X133])" office:value-type="float"/>
          <table:table-cell table:formula="of:=MAX([.$M133];[.$Y133])" office:value-type="float"/>
          <table:table-cell table:formula="of:=MAX([.$N133];[.$Z133])" office:value-type="float"/>
        </table:table-row>
        <table:table-row table:style-name="ro1">
          <table:table-cell office:value-type="string">
            <text:p>p04.pddl/2</text:p>
          </table:table-cell>
          <table:table-cell office:value-type="float" office:value="0.067468"/>
          <table:table-cell office:value-type="float" office:value="0.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88.0"/>
          <table:table-cell office:value-type="float" office:value="50.0"/>
          <table:table-cell office:value-type="float" office:value="0.0"/>
          <table:table-cell office:value-type="float" office:value="0.0"/>
          <table:table-cell office:value-type="float" office:value="0.064582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888.0"/>
          <table:table-cell office:value-type="float" office:value="50.0"/>
          <table:table-cell office:value-type="float" office:value="0.0"/>
          <table:table-cell office:value-type="float" office:value="0.0"/>
          <table:table-cell table:formula="of:=MIN([.$B134];[.$O134])" office:value-type="float"/>
          <table:table-cell table:formula="of:=MIN([.$C134];[.$P134])" office:value-type="float"/>
          <table:table-cell table:formula="of:=MIN([.$D134];[.$Q134])" office:value-type="float"/>
          <table:table-cell table:formula="of:=MIN([.$E134];[.$R134])" office:value-type="float"/>
          <table:table-cell table:formula="of:=MIN([.$F134];[.$S134])" office:value-type="float"/>
          <table:table-cell table:formula="of:=MIN([.$G134];[.$T134])" office:value-type="float"/>
          <table:table-cell table:formula="of:=MIN([.$H134];[.$U134])" office:value-type="float"/>
          <table:table-cell table:formula="of:=MIN([.$I134];[.$V134])" office:value-type="float"/>
          <table:table-cell table:formula="of:=MIN([.$J134])" office:value-type="float"/>
          <table:table-cell table:formula="of:=MIN([.$K134];[.$W134])" office:value-type="float"/>
          <table:table-cell table:formula="of:=MIN([.$L134];[.$X134])" office:value-type="float"/>
          <table:table-cell table:formula="of:=MIN([.$M134];[.$Y134])" office:value-type="float"/>
          <table:table-cell table:formula="of:=MIN([.$N134];[.$Z134])" office:value-type="float"/>
          <table:table-cell table:formula="of:=MEDIAN([.$B134];[.$O134])" office:value-type="float"/>
          <table:table-cell table:formula="of:=MEDIAN([.$C134];[.$P134])" office:value-type="float"/>
          <table:table-cell table:formula="of:=MEDIAN([.$D134];[.$Q134])" office:value-type="float"/>
          <table:table-cell table:formula="of:=MEDIAN([.$E134];[.$R134])" office:value-type="float"/>
          <table:table-cell table:formula="of:=MEDIAN([.$F134];[.$S134])" office:value-type="float"/>
          <table:table-cell table:formula="of:=MEDIAN([.$G134];[.$T134])" office:value-type="float"/>
          <table:table-cell table:formula="of:=MEDIAN([.$H134];[.$U134])" office:value-type="float"/>
          <table:table-cell table:formula="of:=MEDIAN([.$I134];[.$V134])" office:value-type="float"/>
          <table:table-cell table:formula="of:=MEDIAN([.$J134])" office:value-type="float"/>
          <table:table-cell table:formula="of:=MEDIAN([.$K134];[.$W134])" office:value-type="float"/>
          <table:table-cell table:formula="of:=MEDIAN([.$L134];[.$X134])" office:value-type="float"/>
          <table:table-cell table:formula="of:=MEDIAN([.$M134];[.$Y134])" office:value-type="float"/>
          <table:table-cell table:formula="of:=MEDIAN([.$N134];[.$Z134])" office:value-type="float"/>
          <table:table-cell table:formula="of:=MAX([.$B134];[.$O134])" office:value-type="float"/>
          <table:table-cell table:formula="of:=MAX([.$C134];[.$P134])" office:value-type="float"/>
          <table:table-cell table:formula="of:=MAX([.$D134];[.$Q134])" office:value-type="float"/>
          <table:table-cell table:formula="of:=MAX([.$E134];[.$R134])" office:value-type="float"/>
          <table:table-cell table:formula="of:=MAX([.$F134];[.$S134])" office:value-type="float"/>
          <table:table-cell table:formula="of:=MAX([.$G134];[.$T134])" office:value-type="float"/>
          <table:table-cell table:formula="of:=MAX([.$H134];[.$U134])" office:value-type="float"/>
          <table:table-cell table:formula="of:=MAX([.$I134];[.$V134])" office:value-type="float"/>
          <table:table-cell table:formula="of:=MAX([.$J134])" office:value-type="float"/>
          <table:table-cell table:formula="of:=MAX([.$K134];[.$W134])" office:value-type="float"/>
          <table:table-cell table:formula="of:=MAX([.$L134];[.$X134])" office:value-type="float"/>
          <table:table-cell table:formula="of:=MAX([.$M134];[.$Y134])" office:value-type="float"/>
          <table:table-cell table:formula="of:=MAX([.$N134];[.$Z134])" office:value-type="float"/>
        </table:table-row>
        <table:table-row table:style-name="ro1">
          <table:table-cell office:value-type="string">
            <text:p>p04.pddl/20</text:p>
          </table:table-cell>
          <table:table-cell office:value-type="float" office:value="300.0"/>
          <table:table-cell office:value-type="float" office:value="299.986"/>
          <table:table-cell office:value-type="float" office:value="299.75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29797.0"/>
          <table:table-cell office:value-type="float" office:value="2233065.0"/>
          <table:table-cell office:value-type="float" office:value="2207855.0"/>
          <table:table-cell office:value-type="float" office:value="23012.0"/>
          <table:table-cell office:value-type="float" office:value="1702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78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508141.0"/>
          <table:table-cell office:value-type="float" office:value="1815853.0"/>
          <table:table-cell office:value-type="float" office:value="23012.0"/>
          <table:table-cell office:value-type="float" office:value="17021.0"/>
          <table:table-cell office:value-type="float" office:value="0.0"/>
          <table:table-cell office:value-type="float" office:value="0.0"/>
          <table:table-cell table:formula="of:=MIN([.$B135];[.$O135])" office:value-type="float"/>
          <table:table-cell table:formula="of:=MIN([.$C135];[.$P135])" office:value-type="float"/>
          <table:table-cell table:formula="of:=MIN([.$D135];[.$Q135])" office:value-type="float"/>
          <table:table-cell table:formula="of:=MIN([.$E135];[.$R135])" office:value-type="float"/>
          <table:table-cell table:formula="of:=MIN([.$F135];[.$S135])" office:value-type="float"/>
          <table:table-cell table:formula="of:=MIN([.$G135];[.$T135])" office:value-type="float"/>
          <table:table-cell table:formula="of:=MIN([.$H135];[.$U135])" office:value-type="float"/>
          <table:table-cell table:formula="of:=MIN([.$I135];[.$V135])" office:value-type="float"/>
          <table:table-cell table:formula="of:=MIN([.$J135])" office:value-type="float"/>
          <table:table-cell table:formula="of:=MIN([.$K135];[.$W135])" office:value-type="float"/>
          <table:table-cell table:formula="of:=MIN([.$L135];[.$X135])" office:value-type="float"/>
          <table:table-cell table:formula="of:=MIN([.$M135];[.$Y135])" office:value-type="float"/>
          <table:table-cell table:formula="of:=MIN([.$N135];[.$Z135])" office:value-type="float"/>
          <table:table-cell table:formula="of:=MEDIAN([.$B135];[.$O135])" office:value-type="float"/>
          <table:table-cell table:formula="of:=MEDIAN([.$C135];[.$P135])" office:value-type="float"/>
          <table:table-cell table:formula="of:=MEDIAN([.$D135];[.$Q135])" office:value-type="float"/>
          <table:table-cell table:formula="of:=MEDIAN([.$E135];[.$R135])" office:value-type="float"/>
          <table:table-cell table:formula="of:=MEDIAN([.$F135];[.$S135])" office:value-type="float"/>
          <table:table-cell table:formula="of:=MEDIAN([.$G135];[.$T135])" office:value-type="float"/>
          <table:table-cell table:formula="of:=MEDIAN([.$H135];[.$U135])" office:value-type="float"/>
          <table:table-cell table:formula="of:=MEDIAN([.$I135];[.$V135])" office:value-type="float"/>
          <table:table-cell table:formula="of:=MEDIAN([.$J135])" office:value-type="float"/>
          <table:table-cell table:formula="of:=MEDIAN([.$K135];[.$W135])" office:value-type="float"/>
          <table:table-cell table:formula="of:=MEDIAN([.$L135];[.$X135])" office:value-type="float"/>
          <table:table-cell table:formula="of:=MEDIAN([.$M135];[.$Y135])" office:value-type="float"/>
          <table:table-cell table:formula="of:=MEDIAN([.$N135];[.$Z135])" office:value-type="float"/>
          <table:table-cell table:formula="of:=MAX([.$B135];[.$O135])" office:value-type="float"/>
          <table:table-cell table:formula="of:=MAX([.$C135];[.$P135])" office:value-type="float"/>
          <table:table-cell table:formula="of:=MAX([.$D135];[.$Q135])" office:value-type="float"/>
          <table:table-cell table:formula="of:=MAX([.$E135];[.$R135])" office:value-type="float"/>
          <table:table-cell table:formula="of:=MAX([.$F135];[.$S135])" office:value-type="float"/>
          <table:table-cell table:formula="of:=MAX([.$G135];[.$T135])" office:value-type="float"/>
          <table:table-cell table:formula="of:=MAX([.$H135];[.$U135])" office:value-type="float"/>
          <table:table-cell table:formula="of:=MAX([.$I135];[.$V135])" office:value-type="float"/>
          <table:table-cell table:formula="of:=MAX([.$J135])" office:value-type="float"/>
          <table:table-cell table:formula="of:=MAX([.$K135];[.$W135])" office:value-type="float"/>
          <table:table-cell table:formula="of:=MAX([.$L135];[.$X135])" office:value-type="float"/>
          <table:table-cell table:formula="of:=MAX([.$M135];[.$Y135])" office:value-type="float"/>
          <table:table-cell table:formula="of:=MAX([.$N135];[.$Z135])" office:value-type="float"/>
        </table:table-row>
        <table:table-row table:style-name="ro1">
          <table:table-cell office:value-type="string">
            <text:p>p04.pddl/21</text:p>
          </table:table-cell>
          <table:table-cell office:value-type="float" office:value="300.0"/>
          <table:table-cell office:value-type="float" office:value="299.987"/>
          <table:table-cell office:value-type="float" office:value="299.7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44806.0"/>
          <table:table-cell office:value-type="float" office:value="2269900.0"/>
          <table:table-cell office:value-type="float" office:value="2250117.0"/>
          <table:table-cell office:value-type="float" office:value="24130.0"/>
          <table:table-cell office:value-type="float" office:value="1798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7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92133.0"/>
          <table:table-cell office:value-type="float" office:value="1843022.0"/>
          <table:table-cell office:value-type="float" office:value="24130.0"/>
          <table:table-cell office:value-type="float" office:value="17987.0"/>
          <table:table-cell office:value-type="float" office:value="0.0"/>
          <table:table-cell office:value-type="float" office:value="0.0"/>
          <table:table-cell table:formula="of:=MIN([.$B136];[.$O136])" office:value-type="float"/>
          <table:table-cell table:formula="of:=MIN([.$C136];[.$P136])" office:value-type="float"/>
          <table:table-cell table:formula="of:=MIN([.$D136];[.$Q136])" office:value-type="float"/>
          <table:table-cell table:formula="of:=MIN([.$E136];[.$R136])" office:value-type="float"/>
          <table:table-cell table:formula="of:=MIN([.$F136];[.$S136])" office:value-type="float"/>
          <table:table-cell table:formula="of:=MIN([.$G136];[.$T136])" office:value-type="float"/>
          <table:table-cell table:formula="of:=MIN([.$H136];[.$U136])" office:value-type="float"/>
          <table:table-cell table:formula="of:=MIN([.$I136];[.$V136])" office:value-type="float"/>
          <table:table-cell table:formula="of:=MIN([.$J136])" office:value-type="float"/>
          <table:table-cell table:formula="of:=MIN([.$K136];[.$W136])" office:value-type="float"/>
          <table:table-cell table:formula="of:=MIN([.$L136];[.$X136])" office:value-type="float"/>
          <table:table-cell table:formula="of:=MIN([.$M136];[.$Y136])" office:value-type="float"/>
          <table:table-cell table:formula="of:=MIN([.$N136];[.$Z136])" office:value-type="float"/>
          <table:table-cell table:formula="of:=MEDIAN([.$B136];[.$O136])" office:value-type="float"/>
          <table:table-cell table:formula="of:=MEDIAN([.$C136];[.$P136])" office:value-type="float"/>
          <table:table-cell table:formula="of:=MEDIAN([.$D136];[.$Q136])" office:value-type="float"/>
          <table:table-cell table:formula="of:=MEDIAN([.$E136];[.$R136])" office:value-type="float"/>
          <table:table-cell table:formula="of:=MEDIAN([.$F136];[.$S136])" office:value-type="float"/>
          <table:table-cell table:formula="of:=MEDIAN([.$G136];[.$T136])" office:value-type="float"/>
          <table:table-cell table:formula="of:=MEDIAN([.$H136];[.$U136])" office:value-type="float"/>
          <table:table-cell table:formula="of:=MEDIAN([.$I136];[.$V136])" office:value-type="float"/>
          <table:table-cell table:formula="of:=MEDIAN([.$J136])" office:value-type="float"/>
          <table:table-cell table:formula="of:=MEDIAN([.$K136];[.$W136])" office:value-type="float"/>
          <table:table-cell table:formula="of:=MEDIAN([.$L136];[.$X136])" office:value-type="float"/>
          <table:table-cell table:formula="of:=MEDIAN([.$M136];[.$Y136])" office:value-type="float"/>
          <table:table-cell table:formula="of:=MEDIAN([.$N136];[.$Z136])" office:value-type="float"/>
          <table:table-cell table:formula="of:=MAX([.$B136];[.$O136])" office:value-type="float"/>
          <table:table-cell table:formula="of:=MAX([.$C136];[.$P136])" office:value-type="float"/>
          <table:table-cell table:formula="of:=MAX([.$D136];[.$Q136])" office:value-type="float"/>
          <table:table-cell table:formula="of:=MAX([.$E136];[.$R136])" office:value-type="float"/>
          <table:table-cell table:formula="of:=MAX([.$F136];[.$S136])" office:value-type="float"/>
          <table:table-cell table:formula="of:=MAX([.$G136];[.$T136])" office:value-type="float"/>
          <table:table-cell table:formula="of:=MAX([.$H136];[.$U136])" office:value-type="float"/>
          <table:table-cell table:formula="of:=MAX([.$I136];[.$V136])" office:value-type="float"/>
          <table:table-cell table:formula="of:=MAX([.$J136])" office:value-type="float"/>
          <table:table-cell table:formula="of:=MAX([.$K136];[.$W136])" office:value-type="float"/>
          <table:table-cell table:formula="of:=MAX([.$L136];[.$X136])" office:value-type="float"/>
          <table:table-cell table:formula="of:=MAX([.$M136];[.$Y136])" office:value-type="float"/>
          <table:table-cell table:formula="of:=MAX([.$N136];[.$Z136])" office:value-type="float"/>
        </table:table-row>
        <table:table-row table:style-name="ro1">
          <table:table-cell office:value-type="string">
            <text:p>p04.pddl/22</text:p>
          </table:table-cell>
          <table:table-cell office:value-type="float" office:value="300.0"/>
          <table:table-cell office:value-type="float" office:value="299.986"/>
          <table:table-cell office:value-type="float" office:value="299.73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30302.0"/>
          <table:table-cell office:value-type="float" office:value="2369757.0"/>
          <table:table-cell office:value-type="float" office:value="2356207.0"/>
          <table:table-cell office:value-type="float" office:value="25248.0"/>
          <table:table-cell office:value-type="float" office:value="1895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76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33849.0"/>
          <table:table-cell office:value-type="float" office:value="1791234.0"/>
          <table:table-cell office:value-type="float" office:value="25248.0"/>
          <table:table-cell office:value-type="float" office:value="18953.0"/>
          <table:table-cell office:value-type="float" office:value="0.0"/>
          <table:table-cell office:value-type="float" office:value="0.0"/>
          <table:table-cell table:formula="of:=MIN([.$B137];[.$O137])" office:value-type="float"/>
          <table:table-cell table:formula="of:=MIN([.$C137];[.$P137])" office:value-type="float"/>
          <table:table-cell table:formula="of:=MIN([.$D137];[.$Q137])" office:value-type="float"/>
          <table:table-cell table:formula="of:=MIN([.$E137];[.$R137])" office:value-type="float"/>
          <table:table-cell table:formula="of:=MIN([.$F137];[.$S137])" office:value-type="float"/>
          <table:table-cell table:formula="of:=MIN([.$G137];[.$T137])" office:value-type="float"/>
          <table:table-cell table:formula="of:=MIN([.$H137];[.$U137])" office:value-type="float"/>
          <table:table-cell table:formula="of:=MIN([.$I137];[.$V137])" office:value-type="float"/>
          <table:table-cell table:formula="of:=MIN([.$J137])" office:value-type="float"/>
          <table:table-cell table:formula="of:=MIN([.$K137];[.$W137])" office:value-type="float"/>
          <table:table-cell table:formula="of:=MIN([.$L137];[.$X137])" office:value-type="float"/>
          <table:table-cell table:formula="of:=MIN([.$M137];[.$Y137])" office:value-type="float"/>
          <table:table-cell table:formula="of:=MIN([.$N137];[.$Z137])" office:value-type="float"/>
          <table:table-cell table:formula="of:=MEDIAN([.$B137];[.$O137])" office:value-type="float"/>
          <table:table-cell table:formula="of:=MEDIAN([.$C137];[.$P137])" office:value-type="float"/>
          <table:table-cell table:formula="of:=MEDIAN([.$D137];[.$Q137])" office:value-type="float"/>
          <table:table-cell table:formula="of:=MEDIAN([.$E137];[.$R137])" office:value-type="float"/>
          <table:table-cell table:formula="of:=MEDIAN([.$F137];[.$S137])" office:value-type="float"/>
          <table:table-cell table:formula="of:=MEDIAN([.$G137];[.$T137])" office:value-type="float"/>
          <table:table-cell table:formula="of:=MEDIAN([.$H137];[.$U137])" office:value-type="float"/>
          <table:table-cell table:formula="of:=MEDIAN([.$I137];[.$V137])" office:value-type="float"/>
          <table:table-cell table:formula="of:=MEDIAN([.$J137])" office:value-type="float"/>
          <table:table-cell table:formula="of:=MEDIAN([.$K137];[.$W137])" office:value-type="float"/>
          <table:table-cell table:formula="of:=MEDIAN([.$L137];[.$X137])" office:value-type="float"/>
          <table:table-cell table:formula="of:=MEDIAN([.$M137];[.$Y137])" office:value-type="float"/>
          <table:table-cell table:formula="of:=MEDIAN([.$N137];[.$Z137])" office:value-type="float"/>
          <table:table-cell table:formula="of:=MAX([.$B137];[.$O137])" office:value-type="float"/>
          <table:table-cell table:formula="of:=MAX([.$C137];[.$P137])" office:value-type="float"/>
          <table:table-cell table:formula="of:=MAX([.$D137];[.$Q137])" office:value-type="float"/>
          <table:table-cell table:formula="of:=MAX([.$E137];[.$R137])" office:value-type="float"/>
          <table:table-cell table:formula="of:=MAX([.$F137];[.$S137])" office:value-type="float"/>
          <table:table-cell table:formula="of:=MAX([.$G137];[.$T137])" office:value-type="float"/>
          <table:table-cell table:formula="of:=MAX([.$H137];[.$U137])" office:value-type="float"/>
          <table:table-cell table:formula="of:=MAX([.$I137];[.$V137])" office:value-type="float"/>
          <table:table-cell table:formula="of:=MAX([.$J137])" office:value-type="float"/>
          <table:table-cell table:formula="of:=MAX([.$K137];[.$W137])" office:value-type="float"/>
          <table:table-cell table:formula="of:=MAX([.$L137];[.$X137])" office:value-type="float"/>
          <table:table-cell table:formula="of:=MAX([.$M137];[.$Y137])" office:value-type="float"/>
          <table:table-cell table:formula="of:=MAX([.$N137];[.$Z137])" office:value-type="float"/>
        </table:table-row>
        <table:table-row table:style-name="ro1">
          <table:table-cell office:value-type="string">
            <text:p>p04.pddl/23</text:p>
          </table:table-cell>
          <table:table-cell office:value-type="float" office:value="0.608179"/>
          <table:table-cell office:value-type="float" office:value="0.567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794.0"/>
          <table:table-cell office:value-type="float" office:value="57093.0"/>
          <table:table-cell office:value-type="float" office:value="54998.0"/>
          <table:table-cell office:value-type="float" office:value="26366.0"/>
          <table:table-cell office:value-type="float" office:value="19919.0"/>
          <table:table-cell office:value-type="float" office:value="0.0"/>
          <table:table-cell office:value-type="float" office:value="0.0"/>
          <table:table-cell office:value-type="float" office:value="118.284"/>
          <table:table-cell office:value-type="float" office:value="118.229"/>
          <table:table-cell office:value-type="float" office:value="117.99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571311.0"/>
          <table:table-cell office:value-type="float" office:value="717289.0"/>
          <table:table-cell office:value-type="float" office:value="26366.0"/>
          <table:table-cell office:value-type="float" office:value="19919.0"/>
          <table:table-cell office:value-type="float" office:value="0.0"/>
          <table:table-cell office:value-type="float" office:value="0.0"/>
          <table:table-cell table:formula="of:=MIN([.$B138];[.$O138])" office:value-type="float"/>
          <table:table-cell table:formula="of:=MIN([.$C138];[.$P138])" office:value-type="float"/>
          <table:table-cell table:formula="of:=MIN([.$D138];[.$Q138])" office:value-type="float"/>
          <table:table-cell table:formula="of:=MIN([.$E138];[.$R138])" office:value-type="float"/>
          <table:table-cell table:formula="of:=MIN([.$F138];[.$S138])" office:value-type="float"/>
          <table:table-cell table:formula="of:=MIN([.$G138];[.$T138])" office:value-type="float"/>
          <table:table-cell table:formula="of:=MIN([.$H138];[.$U138])" office:value-type="float"/>
          <table:table-cell table:formula="of:=MIN([.$I138];[.$V138])" office:value-type="float"/>
          <table:table-cell table:formula="of:=MIN([.$J138])" office:value-type="float"/>
          <table:table-cell table:formula="of:=MIN([.$K138];[.$W138])" office:value-type="float"/>
          <table:table-cell table:formula="of:=MIN([.$L138];[.$X138])" office:value-type="float"/>
          <table:table-cell table:formula="of:=MIN([.$M138];[.$Y138])" office:value-type="float"/>
          <table:table-cell table:formula="of:=MIN([.$N138];[.$Z138])" office:value-type="float"/>
          <table:table-cell table:formula="of:=MEDIAN([.$B138];[.$O138])" office:value-type="float"/>
          <table:table-cell table:formula="of:=MEDIAN([.$C138];[.$P138])" office:value-type="float"/>
          <table:table-cell table:formula="of:=MEDIAN([.$D138];[.$Q138])" office:value-type="float"/>
          <table:table-cell table:formula="of:=MEDIAN([.$E138];[.$R138])" office:value-type="float"/>
          <table:table-cell table:formula="of:=MEDIAN([.$F138];[.$S138])" office:value-type="float"/>
          <table:table-cell table:formula="of:=MEDIAN([.$G138];[.$T138])" office:value-type="float"/>
          <table:table-cell table:formula="of:=MEDIAN([.$H138];[.$U138])" office:value-type="float"/>
          <table:table-cell table:formula="of:=MEDIAN([.$I138];[.$V138])" office:value-type="float"/>
          <table:table-cell table:formula="of:=MEDIAN([.$J138])" office:value-type="float"/>
          <table:table-cell table:formula="of:=MEDIAN([.$K138];[.$W138])" office:value-type="float"/>
          <table:table-cell table:formula="of:=MEDIAN([.$L138];[.$X138])" office:value-type="float"/>
          <table:table-cell table:formula="of:=MEDIAN([.$M138];[.$Y138])" office:value-type="float"/>
          <table:table-cell table:formula="of:=MEDIAN([.$N138];[.$Z138])" office:value-type="float"/>
          <table:table-cell table:formula="of:=MAX([.$B138];[.$O138])" office:value-type="float"/>
          <table:table-cell table:formula="of:=MAX([.$C138];[.$P138])" office:value-type="float"/>
          <table:table-cell table:formula="of:=MAX([.$D138];[.$Q138])" office:value-type="float"/>
          <table:table-cell table:formula="of:=MAX([.$E138];[.$R138])" office:value-type="float"/>
          <table:table-cell table:formula="of:=MAX([.$F138];[.$S138])" office:value-type="float"/>
          <table:table-cell table:formula="of:=MAX([.$G138];[.$T138])" office:value-type="float"/>
          <table:table-cell table:formula="of:=MAX([.$H138];[.$U138])" office:value-type="float"/>
          <table:table-cell table:formula="of:=MAX([.$I138];[.$V138])" office:value-type="float"/>
          <table:table-cell table:formula="of:=MAX([.$J138])" office:value-type="float"/>
          <table:table-cell table:formula="of:=MAX([.$K138];[.$W138])" office:value-type="float"/>
          <table:table-cell table:formula="of:=MAX([.$L138];[.$X138])" office:value-type="float"/>
          <table:table-cell table:formula="of:=MAX([.$M138];[.$Y138])" office:value-type="float"/>
          <table:table-cell table:formula="of:=MAX([.$N138];[.$Z138])" office:value-type="float"/>
        </table:table-row>
        <table:table-row table:style-name="ro1">
          <table:table-cell office:value-type="string">
            <text:p>p04.pddl/24</text:p>
          </table:table-cell>
          <table:table-cell office:value-type="float" office:value="0.570558"/>
          <table:table-cell office:value-type="float" office:value="0.497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760.0"/>
          <table:table-cell office:value-type="float" office:value="49726.0"/>
          <table:table-cell office:value-type="float" office:value="48283.0"/>
          <table:table-cell office:value-type="float" office:value="27484.0"/>
          <table:table-cell office:value-type="float" office:value="20885.0"/>
          <table:table-cell office:value-type="float" office:value="0.0"/>
          <table:table-cell office:value-type="float" office:value="0.0"/>
          <table:table-cell office:value-type="float" office:value="5.80168"/>
          <table:table-cell office:value-type="float" office:value="5.754"/>
          <table:table-cell office:value-type="float" office:value="5.4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7233.0"/>
          <table:table-cell office:value-type="float" office:value="59065.0"/>
          <table:table-cell office:value-type="float" office:value="27484.0"/>
          <table:table-cell office:value-type="float" office:value="20885.0"/>
          <table:table-cell office:value-type="float" office:value="0.0"/>
          <table:table-cell office:value-type="float" office:value="0.0"/>
          <table:table-cell table:formula="of:=MIN([.$B139];[.$O139])" office:value-type="float"/>
          <table:table-cell table:formula="of:=MIN([.$C139];[.$P139])" office:value-type="float"/>
          <table:table-cell table:formula="of:=MIN([.$D139];[.$Q139])" office:value-type="float"/>
          <table:table-cell table:formula="of:=MIN([.$E139];[.$R139])" office:value-type="float"/>
          <table:table-cell table:formula="of:=MIN([.$F139];[.$S139])" office:value-type="float"/>
          <table:table-cell table:formula="of:=MIN([.$G139];[.$T139])" office:value-type="float"/>
          <table:table-cell table:formula="of:=MIN([.$H139];[.$U139])" office:value-type="float"/>
          <table:table-cell table:formula="of:=MIN([.$I139];[.$V139])" office:value-type="float"/>
          <table:table-cell table:formula="of:=MIN([.$J139])" office:value-type="float"/>
          <table:table-cell table:formula="of:=MIN([.$K139];[.$W139])" office:value-type="float"/>
          <table:table-cell table:formula="of:=MIN([.$L139];[.$X139])" office:value-type="float"/>
          <table:table-cell table:formula="of:=MIN([.$M139];[.$Y139])" office:value-type="float"/>
          <table:table-cell table:formula="of:=MIN([.$N139];[.$Z139])" office:value-type="float"/>
          <table:table-cell table:formula="of:=MEDIAN([.$B139];[.$O139])" office:value-type="float"/>
          <table:table-cell table:formula="of:=MEDIAN([.$C139];[.$P139])" office:value-type="float"/>
          <table:table-cell table:formula="of:=MEDIAN([.$D139];[.$Q139])" office:value-type="float"/>
          <table:table-cell table:formula="of:=MEDIAN([.$E139];[.$R139])" office:value-type="float"/>
          <table:table-cell table:formula="of:=MEDIAN([.$F139];[.$S139])" office:value-type="float"/>
          <table:table-cell table:formula="of:=MEDIAN([.$G139];[.$T139])" office:value-type="float"/>
          <table:table-cell table:formula="of:=MEDIAN([.$H139];[.$U139])" office:value-type="float"/>
          <table:table-cell table:formula="of:=MEDIAN([.$I139];[.$V139])" office:value-type="float"/>
          <table:table-cell table:formula="of:=MEDIAN([.$J139])" office:value-type="float"/>
          <table:table-cell table:formula="of:=MEDIAN([.$K139];[.$W139])" office:value-type="float"/>
          <table:table-cell table:formula="of:=MEDIAN([.$L139];[.$X139])" office:value-type="float"/>
          <table:table-cell table:formula="of:=MEDIAN([.$M139];[.$Y139])" office:value-type="float"/>
          <table:table-cell table:formula="of:=MEDIAN([.$N139];[.$Z139])" office:value-type="float"/>
          <table:table-cell table:formula="of:=MAX([.$B139];[.$O139])" office:value-type="float"/>
          <table:table-cell table:formula="of:=MAX([.$C139];[.$P139])" office:value-type="float"/>
          <table:table-cell table:formula="of:=MAX([.$D139];[.$Q139])" office:value-type="float"/>
          <table:table-cell table:formula="of:=MAX([.$E139];[.$R139])" office:value-type="float"/>
          <table:table-cell table:formula="of:=MAX([.$F139];[.$S139])" office:value-type="float"/>
          <table:table-cell table:formula="of:=MAX([.$G139];[.$T139])" office:value-type="float"/>
          <table:table-cell table:formula="of:=MAX([.$H139];[.$U139])" office:value-type="float"/>
          <table:table-cell table:formula="of:=MAX([.$I139];[.$V139])" office:value-type="float"/>
          <table:table-cell table:formula="of:=MAX([.$J139])" office:value-type="float"/>
          <table:table-cell table:formula="of:=MAX([.$K139];[.$W139])" office:value-type="float"/>
          <table:table-cell table:formula="of:=MAX([.$L139];[.$X139])" office:value-type="float"/>
          <table:table-cell table:formula="of:=MAX([.$M139];[.$Y139])" office:value-type="float"/>
          <table:table-cell table:formula="of:=MAX([.$N139];[.$Z139])" office:value-type="float"/>
        </table:table-row>
        <table:table-row table:style-name="ro1">
          <table:table-cell office:value-type="string">
            <text:p>p04.pddl/25</text:p>
          </table:table-cell>
          <table:table-cell office:value-type="float" office:value="0.755216"/>
          <table:table-cell office:value-type="float" office:value="0.713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166.0"/>
          <table:table-cell office:value-type="float" office:value="78737.0"/>
          <table:table-cell office:value-type="float" office:value="76618.0"/>
          <table:table-cell office:value-type="float" office:value="28602.0"/>
          <table:table-cell office:value-type="float" office:value="21851.0"/>
          <table:table-cell office:value-type="float" office:value="0.0"/>
          <table:table-cell office:value-type="float" office:value="0.0"/>
          <table:table-cell office:value-type="float" office:value="1.54471"/>
          <table:table-cell office:value-type="float" office:value="1.5"/>
          <table:table-cell office:value-type="float" office:value="1.2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1676.0"/>
          <table:table-cell office:value-type="float" office:value="14996.0"/>
          <table:table-cell office:value-type="float" office:value="28602.0"/>
          <table:table-cell office:value-type="float" office:value="21851.0"/>
          <table:table-cell office:value-type="float" office:value="0.0"/>
          <table:table-cell office:value-type="float" office:value="0.0"/>
          <table:table-cell table:formula="of:=MIN([.$B140];[.$O140])" office:value-type="float"/>
          <table:table-cell table:formula="of:=MIN([.$C140];[.$P140])" office:value-type="float"/>
          <table:table-cell table:formula="of:=MIN([.$D140];[.$Q140])" office:value-type="float"/>
          <table:table-cell table:formula="of:=MIN([.$E140];[.$R140])" office:value-type="float"/>
          <table:table-cell table:formula="of:=MIN([.$F140];[.$S140])" office:value-type="float"/>
          <table:table-cell table:formula="of:=MIN([.$G140];[.$T140])" office:value-type="float"/>
          <table:table-cell table:formula="of:=MIN([.$H140];[.$U140])" office:value-type="float"/>
          <table:table-cell table:formula="of:=MIN([.$I140];[.$V140])" office:value-type="float"/>
          <table:table-cell table:formula="of:=MIN([.$J140])" office:value-type="float"/>
          <table:table-cell table:formula="of:=MIN([.$K140];[.$W140])" office:value-type="float"/>
          <table:table-cell table:formula="of:=MIN([.$L140];[.$X140])" office:value-type="float"/>
          <table:table-cell table:formula="of:=MIN([.$M140];[.$Y140])" office:value-type="float"/>
          <table:table-cell table:formula="of:=MIN([.$N140];[.$Z140])" office:value-type="float"/>
          <table:table-cell table:formula="of:=MEDIAN([.$B140];[.$O140])" office:value-type="float"/>
          <table:table-cell table:formula="of:=MEDIAN([.$C140];[.$P140])" office:value-type="float"/>
          <table:table-cell table:formula="of:=MEDIAN([.$D140];[.$Q140])" office:value-type="float"/>
          <table:table-cell table:formula="of:=MEDIAN([.$E140];[.$R140])" office:value-type="float"/>
          <table:table-cell table:formula="of:=MEDIAN([.$F140];[.$S140])" office:value-type="float"/>
          <table:table-cell table:formula="of:=MEDIAN([.$G140];[.$T140])" office:value-type="float"/>
          <table:table-cell table:formula="of:=MEDIAN([.$H140];[.$U140])" office:value-type="float"/>
          <table:table-cell table:formula="of:=MEDIAN([.$I140];[.$V140])" office:value-type="float"/>
          <table:table-cell table:formula="of:=MEDIAN([.$J140])" office:value-type="float"/>
          <table:table-cell table:formula="of:=MEDIAN([.$K140];[.$W140])" office:value-type="float"/>
          <table:table-cell table:formula="of:=MEDIAN([.$L140];[.$X140])" office:value-type="float"/>
          <table:table-cell table:formula="of:=MEDIAN([.$M140];[.$Y140])" office:value-type="float"/>
          <table:table-cell table:formula="of:=MEDIAN([.$N140];[.$Z140])" office:value-type="float"/>
          <table:table-cell table:formula="of:=MAX([.$B140];[.$O140])" office:value-type="float"/>
          <table:table-cell table:formula="of:=MAX([.$C140];[.$P140])" office:value-type="float"/>
          <table:table-cell table:formula="of:=MAX([.$D140];[.$Q140])" office:value-type="float"/>
          <table:table-cell table:formula="of:=MAX([.$E140];[.$R140])" office:value-type="float"/>
          <table:table-cell table:formula="of:=MAX([.$F140];[.$S140])" office:value-type="float"/>
          <table:table-cell table:formula="of:=MAX([.$G140];[.$T140])" office:value-type="float"/>
          <table:table-cell table:formula="of:=MAX([.$H140];[.$U140])" office:value-type="float"/>
          <table:table-cell table:formula="of:=MAX([.$I140];[.$V140])" office:value-type="float"/>
          <table:table-cell table:formula="of:=MAX([.$J140])" office:value-type="float"/>
          <table:table-cell table:formula="of:=MAX([.$K140];[.$W140])" office:value-type="float"/>
          <table:table-cell table:formula="of:=MAX([.$L140];[.$X140])" office:value-type="float"/>
          <table:table-cell table:formula="of:=MAX([.$M140];[.$Y140])" office:value-type="float"/>
          <table:table-cell table:formula="of:=MAX([.$N140];[.$Z140])" office:value-type="float"/>
        </table:table-row>
        <table:table-row table:style-name="ro1">
          <table:table-cell office:value-type="string">
            <text:p>p04.pddl/26</text:p>
          </table:table-cell>
          <table:table-cell office:value-type="float" office:value="300.0"/>
          <table:table-cell office:value-type="float" office:value="299.987"/>
          <table:table-cell office:value-type="float" office:value="299.6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43124.0"/>
          <table:table-cell office:value-type="float" office:value="1315374.0"/>
          <table:table-cell office:value-type="float" office:value="1306367.0"/>
          <table:table-cell office:value-type="float" office:value="29720.0"/>
          <table:table-cell office:value-type="float" office:value="2281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69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06176.0"/>
          <table:table-cell office:value-type="float" office:value="1161908.0"/>
          <table:table-cell office:value-type="float" office:value="29720.0"/>
          <table:table-cell office:value-type="float" office:value="22817.0"/>
          <table:table-cell office:value-type="float" office:value="0.0"/>
          <table:table-cell office:value-type="float" office:value="0.0"/>
          <table:table-cell table:formula="of:=MIN([.$B141];[.$O141])" office:value-type="float"/>
          <table:table-cell table:formula="of:=MIN([.$C141];[.$P141])" office:value-type="float"/>
          <table:table-cell table:formula="of:=MIN([.$D141];[.$Q141])" office:value-type="float"/>
          <table:table-cell table:formula="of:=MIN([.$E141];[.$R141])" office:value-type="float"/>
          <table:table-cell table:formula="of:=MIN([.$F141];[.$S141])" office:value-type="float"/>
          <table:table-cell table:formula="of:=MIN([.$G141];[.$T141])" office:value-type="float"/>
          <table:table-cell table:formula="of:=MIN([.$H141];[.$U141])" office:value-type="float"/>
          <table:table-cell table:formula="of:=MIN([.$I141];[.$V141])" office:value-type="float"/>
          <table:table-cell table:formula="of:=MIN([.$J141])" office:value-type="float"/>
          <table:table-cell table:formula="of:=MIN([.$K141];[.$W141])" office:value-type="float"/>
          <table:table-cell table:formula="of:=MIN([.$L141];[.$X141])" office:value-type="float"/>
          <table:table-cell table:formula="of:=MIN([.$M141];[.$Y141])" office:value-type="float"/>
          <table:table-cell table:formula="of:=MIN([.$N141];[.$Z141])" office:value-type="float"/>
          <table:table-cell table:formula="of:=MEDIAN([.$B141];[.$O141])" office:value-type="float"/>
          <table:table-cell table:formula="of:=MEDIAN([.$C141];[.$P141])" office:value-type="float"/>
          <table:table-cell table:formula="of:=MEDIAN([.$D141];[.$Q141])" office:value-type="float"/>
          <table:table-cell table:formula="of:=MEDIAN([.$E141];[.$R141])" office:value-type="float"/>
          <table:table-cell table:formula="of:=MEDIAN([.$F141];[.$S141])" office:value-type="float"/>
          <table:table-cell table:formula="of:=MEDIAN([.$G141];[.$T141])" office:value-type="float"/>
          <table:table-cell table:formula="of:=MEDIAN([.$H141];[.$U141])" office:value-type="float"/>
          <table:table-cell table:formula="of:=MEDIAN([.$I141];[.$V141])" office:value-type="float"/>
          <table:table-cell table:formula="of:=MEDIAN([.$J141])" office:value-type="float"/>
          <table:table-cell table:formula="of:=MEDIAN([.$K141];[.$W141])" office:value-type="float"/>
          <table:table-cell table:formula="of:=MEDIAN([.$L141];[.$X141])" office:value-type="float"/>
          <table:table-cell table:formula="of:=MEDIAN([.$M141];[.$Y141])" office:value-type="float"/>
          <table:table-cell table:formula="of:=MEDIAN([.$N141];[.$Z141])" office:value-type="float"/>
          <table:table-cell table:formula="of:=MAX([.$B141];[.$O141])" office:value-type="float"/>
          <table:table-cell table:formula="of:=MAX([.$C141];[.$P141])" office:value-type="float"/>
          <table:table-cell table:formula="of:=MAX([.$D141];[.$Q141])" office:value-type="float"/>
          <table:table-cell table:formula="of:=MAX([.$E141];[.$R141])" office:value-type="float"/>
          <table:table-cell table:formula="of:=MAX([.$F141];[.$S141])" office:value-type="float"/>
          <table:table-cell table:formula="of:=MAX([.$G141];[.$T141])" office:value-type="float"/>
          <table:table-cell table:formula="of:=MAX([.$H141];[.$U141])" office:value-type="float"/>
          <table:table-cell table:formula="of:=MAX([.$I141];[.$V141])" office:value-type="float"/>
          <table:table-cell table:formula="of:=MAX([.$J141])" office:value-type="float"/>
          <table:table-cell table:formula="of:=MAX([.$K141];[.$W141])" office:value-type="float"/>
          <table:table-cell table:formula="of:=MAX([.$L141];[.$X141])" office:value-type="float"/>
          <table:table-cell table:formula="of:=MAX([.$M141];[.$Y141])" office:value-type="float"/>
          <table:table-cell table:formula="of:=MAX([.$N141];[.$Z141])" office:value-type="float"/>
        </table:table-row>
        <table:table-row table:style-name="ro1">
          <table:table-cell office:value-type="string">
            <text:p>p04.pddl/27</text:p>
          </table:table-cell>
          <table:table-cell office:value-type="float" office:value="300.0"/>
          <table:table-cell office:value-type="float" office:value="299.997"/>
          <table:table-cell office:value-type="float" office:value="299.6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02693.0"/>
          <table:table-cell office:value-type="float" office:value="1158043.0"/>
          <table:table-cell office:value-type="float" office:value="1146729.0"/>
          <table:table-cell office:value-type="float" office:value="30838.0"/>
          <table:table-cell office:value-type="float" office:value="2378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7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15776.0"/>
          <table:table-cell office:value-type="float" office:value="1054314.0"/>
          <table:table-cell office:value-type="float" office:value="30838.0"/>
          <table:table-cell office:value-type="float" office:value="23783.0"/>
          <table:table-cell office:value-type="float" office:value="0.0"/>
          <table:table-cell office:value-type="float" office:value="0.0"/>
          <table:table-cell table:formula="of:=MIN([.$B142];[.$O142])" office:value-type="float"/>
          <table:table-cell table:formula="of:=MIN([.$C142];[.$P142])" office:value-type="float"/>
          <table:table-cell table:formula="of:=MIN([.$D142];[.$Q142])" office:value-type="float"/>
          <table:table-cell table:formula="of:=MIN([.$E142];[.$R142])" office:value-type="float"/>
          <table:table-cell table:formula="of:=MIN([.$F142];[.$S142])" office:value-type="float"/>
          <table:table-cell table:formula="of:=MIN([.$G142];[.$T142])" office:value-type="float"/>
          <table:table-cell table:formula="of:=MIN([.$H142];[.$U142])" office:value-type="float"/>
          <table:table-cell table:formula="of:=MIN([.$I142];[.$V142])" office:value-type="float"/>
          <table:table-cell table:formula="of:=MIN([.$J142])" office:value-type="float"/>
          <table:table-cell table:formula="of:=MIN([.$K142];[.$W142])" office:value-type="float"/>
          <table:table-cell table:formula="of:=MIN([.$L142];[.$X142])" office:value-type="float"/>
          <table:table-cell table:formula="of:=MIN([.$M142];[.$Y142])" office:value-type="float"/>
          <table:table-cell table:formula="of:=MIN([.$N142];[.$Z142])" office:value-type="float"/>
          <table:table-cell table:formula="of:=MEDIAN([.$B142];[.$O142])" office:value-type="float"/>
          <table:table-cell table:formula="of:=MEDIAN([.$C142];[.$P142])" office:value-type="float"/>
          <table:table-cell table:formula="of:=MEDIAN([.$D142];[.$Q142])" office:value-type="float"/>
          <table:table-cell table:formula="of:=MEDIAN([.$E142];[.$R142])" office:value-type="float"/>
          <table:table-cell table:formula="of:=MEDIAN([.$F142];[.$S142])" office:value-type="float"/>
          <table:table-cell table:formula="of:=MEDIAN([.$G142];[.$T142])" office:value-type="float"/>
          <table:table-cell table:formula="of:=MEDIAN([.$H142];[.$U142])" office:value-type="float"/>
          <table:table-cell table:formula="of:=MEDIAN([.$I142];[.$V142])" office:value-type="float"/>
          <table:table-cell table:formula="of:=MEDIAN([.$J142])" office:value-type="float"/>
          <table:table-cell table:formula="of:=MEDIAN([.$K142];[.$W142])" office:value-type="float"/>
          <table:table-cell table:formula="of:=MEDIAN([.$L142];[.$X142])" office:value-type="float"/>
          <table:table-cell table:formula="of:=MEDIAN([.$M142];[.$Y142])" office:value-type="float"/>
          <table:table-cell table:formula="of:=MEDIAN([.$N142];[.$Z142])" office:value-type="float"/>
          <table:table-cell table:formula="of:=MAX([.$B142];[.$O142])" office:value-type="float"/>
          <table:table-cell table:formula="of:=MAX([.$C142];[.$P142])" office:value-type="float"/>
          <table:table-cell table:formula="of:=MAX([.$D142];[.$Q142])" office:value-type="float"/>
          <table:table-cell table:formula="of:=MAX([.$E142];[.$R142])" office:value-type="float"/>
          <table:table-cell table:formula="of:=MAX([.$F142];[.$S142])" office:value-type="float"/>
          <table:table-cell table:formula="of:=MAX([.$G142];[.$T142])" office:value-type="float"/>
          <table:table-cell table:formula="of:=MAX([.$H142];[.$U142])" office:value-type="float"/>
          <table:table-cell table:formula="of:=MAX([.$I142];[.$V142])" office:value-type="float"/>
          <table:table-cell table:formula="of:=MAX([.$J142])" office:value-type="float"/>
          <table:table-cell table:formula="of:=MAX([.$K142];[.$W142])" office:value-type="float"/>
          <table:table-cell table:formula="of:=MAX([.$L142];[.$X142])" office:value-type="float"/>
          <table:table-cell table:formula="of:=MAX([.$M142];[.$Y142])" office:value-type="float"/>
          <table:table-cell table:formula="of:=MAX([.$N142];[.$Z142])" office:value-type="float"/>
        </table:table-row>
        <table:table-row table:style-name="ro1">
          <table:table-cell office:value-type="string">
            <text:p>p04.pddl/28</text:p>
          </table:table-cell>
          <table:table-cell office:value-type="float" office:value="300.0"/>
          <table:table-cell office:value-type="float" office:value="299.996"/>
          <table:table-cell office:value-type="float" office:value="299.6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98112.0"/>
          <table:table-cell office:value-type="float" office:value="1121055.0"/>
          <table:table-cell office:value-type="float" office:value="1112143.0"/>
          <table:table-cell office:value-type="float" office:value="31956.0"/>
          <table:table-cell office:value-type="float" office:value="247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79631.0"/>
          <table:table-cell office:value-type="float" office:value="997774.0"/>
          <table:table-cell office:value-type="float" office:value="31956.0"/>
          <table:table-cell office:value-type="float" office:value="24749.0"/>
          <table:table-cell office:value-type="float" office:value="0.0"/>
          <table:table-cell office:value-type="float" office:value="0.0"/>
          <table:table-cell table:formula="of:=MIN([.$B143];[.$O143])" office:value-type="float"/>
          <table:table-cell table:formula="of:=MIN([.$C143];[.$P143])" office:value-type="float"/>
          <table:table-cell table:formula="of:=MIN([.$D143];[.$Q143])" office:value-type="float"/>
          <table:table-cell table:formula="of:=MIN([.$E143];[.$R143])" office:value-type="float"/>
          <table:table-cell table:formula="of:=MIN([.$F143];[.$S143])" office:value-type="float"/>
          <table:table-cell table:formula="of:=MIN([.$G143];[.$T143])" office:value-type="float"/>
          <table:table-cell table:formula="of:=MIN([.$H143];[.$U143])" office:value-type="float"/>
          <table:table-cell table:formula="of:=MIN([.$I143];[.$V143])" office:value-type="float"/>
          <table:table-cell table:formula="of:=MIN([.$J143])" office:value-type="float"/>
          <table:table-cell table:formula="of:=MIN([.$K143];[.$W143])" office:value-type="float"/>
          <table:table-cell table:formula="of:=MIN([.$L143];[.$X143])" office:value-type="float"/>
          <table:table-cell table:formula="of:=MIN([.$M143];[.$Y143])" office:value-type="float"/>
          <table:table-cell table:formula="of:=MIN([.$N143];[.$Z143])" office:value-type="float"/>
          <table:table-cell table:formula="of:=MEDIAN([.$B143];[.$O143])" office:value-type="float"/>
          <table:table-cell table:formula="of:=MEDIAN([.$C143];[.$P143])" office:value-type="float"/>
          <table:table-cell table:formula="of:=MEDIAN([.$D143];[.$Q143])" office:value-type="float"/>
          <table:table-cell table:formula="of:=MEDIAN([.$E143];[.$R143])" office:value-type="float"/>
          <table:table-cell table:formula="of:=MEDIAN([.$F143];[.$S143])" office:value-type="float"/>
          <table:table-cell table:formula="of:=MEDIAN([.$G143];[.$T143])" office:value-type="float"/>
          <table:table-cell table:formula="of:=MEDIAN([.$H143];[.$U143])" office:value-type="float"/>
          <table:table-cell table:formula="of:=MEDIAN([.$I143];[.$V143])" office:value-type="float"/>
          <table:table-cell table:formula="of:=MEDIAN([.$J143])" office:value-type="float"/>
          <table:table-cell table:formula="of:=MEDIAN([.$K143];[.$W143])" office:value-type="float"/>
          <table:table-cell table:formula="of:=MEDIAN([.$L143];[.$X143])" office:value-type="float"/>
          <table:table-cell table:formula="of:=MEDIAN([.$M143];[.$Y143])" office:value-type="float"/>
          <table:table-cell table:formula="of:=MEDIAN([.$N143];[.$Z143])" office:value-type="float"/>
          <table:table-cell table:formula="of:=MAX([.$B143];[.$O143])" office:value-type="float"/>
          <table:table-cell table:formula="of:=MAX([.$C143];[.$P143])" office:value-type="float"/>
          <table:table-cell table:formula="of:=MAX([.$D143];[.$Q143])" office:value-type="float"/>
          <table:table-cell table:formula="of:=MAX([.$E143];[.$R143])" office:value-type="float"/>
          <table:table-cell table:formula="of:=MAX([.$F143];[.$S143])" office:value-type="float"/>
          <table:table-cell table:formula="of:=MAX([.$G143];[.$T143])" office:value-type="float"/>
          <table:table-cell table:formula="of:=MAX([.$H143];[.$U143])" office:value-type="float"/>
          <table:table-cell table:formula="of:=MAX([.$I143];[.$V143])" office:value-type="float"/>
          <table:table-cell table:formula="of:=MAX([.$J143])" office:value-type="float"/>
          <table:table-cell table:formula="of:=MAX([.$K143];[.$W143])" office:value-type="float"/>
          <table:table-cell table:formula="of:=MAX([.$L143];[.$X143])" office:value-type="float"/>
          <table:table-cell table:formula="of:=MAX([.$M143];[.$Y143])" office:value-type="float"/>
          <table:table-cell table:formula="of:=MAX([.$N143];[.$Z143])" office:value-type="float"/>
        </table:table-row>
        <table:table-row table:style-name="ro1">
          <table:table-cell office:value-type="string">
            <text:p>p04.pddl/29</text:p>
          </table:table-cell>
          <table:table-cell office:value-type="float" office:value="300.0"/>
          <table:table-cell office:value-type="float" office:value="299.985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02614.0"/>
          <table:table-cell office:value-type="float" office:value="1246376.0"/>
          <table:table-cell office:value-type="float" office:value="1235151.0"/>
          <table:table-cell office:value-type="float" office:value="33074.0"/>
          <table:table-cell office:value-type="float" office:value="257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6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84442.0"/>
          <table:table-cell office:value-type="float" office:value="1015664.0"/>
          <table:table-cell office:value-type="float" office:value="33074.0"/>
          <table:table-cell office:value-type="float" office:value="25715.0"/>
          <table:table-cell office:value-type="float" office:value="0.0"/>
          <table:table-cell office:value-type="float" office:value="0.0"/>
          <table:table-cell table:formula="of:=MIN([.$B144];[.$O144])" office:value-type="float"/>
          <table:table-cell table:formula="of:=MIN([.$C144];[.$P144])" office:value-type="float"/>
          <table:table-cell table:formula="of:=MIN([.$D144];[.$Q144])" office:value-type="float"/>
          <table:table-cell table:formula="of:=MIN([.$E144];[.$R144])" office:value-type="float"/>
          <table:table-cell table:formula="of:=MIN([.$F144];[.$S144])" office:value-type="float"/>
          <table:table-cell table:formula="of:=MIN([.$G144];[.$T144])" office:value-type="float"/>
          <table:table-cell table:formula="of:=MIN([.$H144];[.$U144])" office:value-type="float"/>
          <table:table-cell table:formula="of:=MIN([.$I144];[.$V144])" office:value-type="float"/>
          <table:table-cell table:formula="of:=MIN([.$J144])" office:value-type="float"/>
          <table:table-cell table:formula="of:=MIN([.$K144];[.$W144])" office:value-type="float"/>
          <table:table-cell table:formula="of:=MIN([.$L144];[.$X144])" office:value-type="float"/>
          <table:table-cell table:formula="of:=MIN([.$M144];[.$Y144])" office:value-type="float"/>
          <table:table-cell table:formula="of:=MIN([.$N144];[.$Z144])" office:value-type="float"/>
          <table:table-cell table:formula="of:=MEDIAN([.$B144];[.$O144])" office:value-type="float"/>
          <table:table-cell table:formula="of:=MEDIAN([.$C144];[.$P144])" office:value-type="float"/>
          <table:table-cell table:formula="of:=MEDIAN([.$D144];[.$Q144])" office:value-type="float"/>
          <table:table-cell table:formula="of:=MEDIAN([.$E144];[.$R144])" office:value-type="float"/>
          <table:table-cell table:formula="of:=MEDIAN([.$F144];[.$S144])" office:value-type="float"/>
          <table:table-cell table:formula="of:=MEDIAN([.$G144];[.$T144])" office:value-type="float"/>
          <table:table-cell table:formula="of:=MEDIAN([.$H144];[.$U144])" office:value-type="float"/>
          <table:table-cell table:formula="of:=MEDIAN([.$I144];[.$V144])" office:value-type="float"/>
          <table:table-cell table:formula="of:=MEDIAN([.$J144])" office:value-type="float"/>
          <table:table-cell table:formula="of:=MEDIAN([.$K144];[.$W144])" office:value-type="float"/>
          <table:table-cell table:formula="of:=MEDIAN([.$L144];[.$X144])" office:value-type="float"/>
          <table:table-cell table:formula="of:=MEDIAN([.$M144];[.$Y144])" office:value-type="float"/>
          <table:table-cell table:formula="of:=MEDIAN([.$N144];[.$Z144])" office:value-type="float"/>
          <table:table-cell table:formula="of:=MAX([.$B144];[.$O144])" office:value-type="float"/>
          <table:table-cell table:formula="of:=MAX([.$C144];[.$P144])" office:value-type="float"/>
          <table:table-cell table:formula="of:=MAX([.$D144];[.$Q144])" office:value-type="float"/>
          <table:table-cell table:formula="of:=MAX([.$E144];[.$R144])" office:value-type="float"/>
          <table:table-cell table:formula="of:=MAX([.$F144];[.$S144])" office:value-type="float"/>
          <table:table-cell table:formula="of:=MAX([.$G144];[.$T144])" office:value-type="float"/>
          <table:table-cell table:formula="of:=MAX([.$H144];[.$U144])" office:value-type="float"/>
          <table:table-cell table:formula="of:=MAX([.$I144];[.$V144])" office:value-type="float"/>
          <table:table-cell table:formula="of:=MAX([.$J144])" office:value-type="float"/>
          <table:table-cell table:formula="of:=MAX([.$K144];[.$W144])" office:value-type="float"/>
          <table:table-cell table:formula="of:=MAX([.$L144];[.$X144])" office:value-type="float"/>
          <table:table-cell table:formula="of:=MAX([.$M144];[.$Y144])" office:value-type="float"/>
          <table:table-cell table:formula="of:=MAX([.$N144];[.$Z144])" office:value-type="float"/>
        </table:table-row>
        <table:table-row table:style-name="ro1">
          <table:table-cell office:value-type="string">
            <text:p>p04.pddl/3</text:p>
          </table:table-cell>
          <table:table-cell office:value-type="float" office:value="0.079741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006.0"/>
          <table:table-cell office:value-type="float" office:value="106.0"/>
          <table:table-cell office:value-type="float" office:value="0.0"/>
          <table:table-cell office:value-type="float" office:value="0.0"/>
          <table:table-cell office:value-type="float" office:value="0.073231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06.0"/>
          <table:table-cell office:value-type="float" office:value="106.0"/>
          <table:table-cell office:value-type="float" office:value="0.0"/>
          <table:table-cell office:value-type="float" office:value="0.0"/>
          <table:table-cell table:formula="of:=MIN([.$B145];[.$O145])" office:value-type="float"/>
          <table:table-cell table:formula="of:=MIN([.$C145];[.$P145])" office:value-type="float"/>
          <table:table-cell table:formula="of:=MIN([.$D145];[.$Q145])" office:value-type="float"/>
          <table:table-cell table:formula="of:=MIN([.$E145];[.$R145])" office:value-type="float"/>
          <table:table-cell table:formula="of:=MIN([.$F145];[.$S145])" office:value-type="float"/>
          <table:table-cell table:formula="of:=MIN([.$G145];[.$T145])" office:value-type="float"/>
          <table:table-cell table:formula="of:=MIN([.$H145];[.$U145])" office:value-type="float"/>
          <table:table-cell table:formula="of:=MIN([.$I145];[.$V145])" office:value-type="float"/>
          <table:table-cell table:formula="of:=MIN([.$J145])" office:value-type="float"/>
          <table:table-cell table:formula="of:=MIN([.$K145];[.$W145])" office:value-type="float"/>
          <table:table-cell table:formula="of:=MIN([.$L145];[.$X145])" office:value-type="float"/>
          <table:table-cell table:formula="of:=MIN([.$M145];[.$Y145])" office:value-type="float"/>
          <table:table-cell table:formula="of:=MIN([.$N145];[.$Z145])" office:value-type="float"/>
          <table:table-cell table:formula="of:=MEDIAN([.$B145];[.$O145])" office:value-type="float"/>
          <table:table-cell table:formula="of:=MEDIAN([.$C145];[.$P145])" office:value-type="float"/>
          <table:table-cell table:formula="of:=MEDIAN([.$D145];[.$Q145])" office:value-type="float"/>
          <table:table-cell table:formula="of:=MEDIAN([.$E145];[.$R145])" office:value-type="float"/>
          <table:table-cell table:formula="of:=MEDIAN([.$F145];[.$S145])" office:value-type="float"/>
          <table:table-cell table:formula="of:=MEDIAN([.$G145];[.$T145])" office:value-type="float"/>
          <table:table-cell table:formula="of:=MEDIAN([.$H145];[.$U145])" office:value-type="float"/>
          <table:table-cell table:formula="of:=MEDIAN([.$I145];[.$V145])" office:value-type="float"/>
          <table:table-cell table:formula="of:=MEDIAN([.$J145])" office:value-type="float"/>
          <table:table-cell table:formula="of:=MEDIAN([.$K145];[.$W145])" office:value-type="float"/>
          <table:table-cell table:formula="of:=MEDIAN([.$L145];[.$X145])" office:value-type="float"/>
          <table:table-cell table:formula="of:=MEDIAN([.$M145];[.$Y145])" office:value-type="float"/>
          <table:table-cell table:formula="of:=MEDIAN([.$N145];[.$Z145])" office:value-type="float"/>
          <table:table-cell table:formula="of:=MAX([.$B145];[.$O145])" office:value-type="float"/>
          <table:table-cell table:formula="of:=MAX([.$C145];[.$P145])" office:value-type="float"/>
          <table:table-cell table:formula="of:=MAX([.$D145];[.$Q145])" office:value-type="float"/>
          <table:table-cell table:formula="of:=MAX([.$E145];[.$R145])" office:value-type="float"/>
          <table:table-cell table:formula="of:=MAX([.$F145];[.$S145])" office:value-type="float"/>
          <table:table-cell table:formula="of:=MAX([.$G145];[.$T145])" office:value-type="float"/>
          <table:table-cell table:formula="of:=MAX([.$H145];[.$U145])" office:value-type="float"/>
          <table:table-cell table:formula="of:=MAX([.$I145];[.$V145])" office:value-type="float"/>
          <table:table-cell table:formula="of:=MAX([.$J145])" office:value-type="float"/>
          <table:table-cell table:formula="of:=MAX([.$K145];[.$W145])" office:value-type="float"/>
          <table:table-cell table:formula="of:=MAX([.$L145];[.$X145])" office:value-type="float"/>
          <table:table-cell table:formula="of:=MAX([.$M145];[.$Y145])" office:value-type="float"/>
          <table:table-cell table:formula="of:=MAX([.$N145];[.$Z145])" office:value-type="float"/>
        </table:table-row>
        <table:table-row table:style-name="ro1">
          <table:table-cell office:value-type="string">
            <text:p>p04.pddl/30</text:p>
          </table:table-cell>
          <table:table-cell office:value-type="float" office:value="300.0"/>
          <table:table-cell office:value-type="float" office:value="299.98"/>
          <table:table-cell office:value-type="float" office:value="299.6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70871.0"/>
          <table:table-cell office:value-type="float" office:value="1256272.0"/>
          <table:table-cell office:value-type="float" office:value="1244992.0"/>
          <table:table-cell office:value-type="float" office:value="34192.0"/>
          <table:table-cell office:value-type="float" office:value="2668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6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04574.0"/>
          <table:table-cell office:value-type="float" office:value="1024751.0"/>
          <table:table-cell office:value-type="float" office:value="34192.0"/>
          <table:table-cell office:value-type="float" office:value="26681.0"/>
          <table:table-cell office:value-type="float" office:value="0.0"/>
          <table:table-cell office:value-type="float" office:value="0.0"/>
          <table:table-cell table:formula="of:=MIN([.$B146];[.$O146])" office:value-type="float"/>
          <table:table-cell table:formula="of:=MIN([.$C146];[.$P146])" office:value-type="float"/>
          <table:table-cell table:formula="of:=MIN([.$D146];[.$Q146])" office:value-type="float"/>
          <table:table-cell table:formula="of:=MIN([.$E146];[.$R146])" office:value-type="float"/>
          <table:table-cell table:formula="of:=MIN([.$F146];[.$S146])" office:value-type="float"/>
          <table:table-cell table:formula="of:=MIN([.$G146];[.$T146])" office:value-type="float"/>
          <table:table-cell table:formula="of:=MIN([.$H146];[.$U146])" office:value-type="float"/>
          <table:table-cell table:formula="of:=MIN([.$I146];[.$V146])" office:value-type="float"/>
          <table:table-cell table:formula="of:=MIN([.$J146])" office:value-type="float"/>
          <table:table-cell table:formula="of:=MIN([.$K146];[.$W146])" office:value-type="float"/>
          <table:table-cell table:formula="of:=MIN([.$L146];[.$X146])" office:value-type="float"/>
          <table:table-cell table:formula="of:=MIN([.$M146];[.$Y146])" office:value-type="float"/>
          <table:table-cell table:formula="of:=MIN([.$N146];[.$Z146])" office:value-type="float"/>
          <table:table-cell table:formula="of:=MEDIAN([.$B146];[.$O146])" office:value-type="float"/>
          <table:table-cell table:formula="of:=MEDIAN([.$C146];[.$P146])" office:value-type="float"/>
          <table:table-cell table:formula="of:=MEDIAN([.$D146];[.$Q146])" office:value-type="float"/>
          <table:table-cell table:formula="of:=MEDIAN([.$E146];[.$R146])" office:value-type="float"/>
          <table:table-cell table:formula="of:=MEDIAN([.$F146];[.$S146])" office:value-type="float"/>
          <table:table-cell table:formula="of:=MEDIAN([.$G146];[.$T146])" office:value-type="float"/>
          <table:table-cell table:formula="of:=MEDIAN([.$H146];[.$U146])" office:value-type="float"/>
          <table:table-cell table:formula="of:=MEDIAN([.$I146];[.$V146])" office:value-type="float"/>
          <table:table-cell table:formula="of:=MEDIAN([.$J146])" office:value-type="float"/>
          <table:table-cell table:formula="of:=MEDIAN([.$K146];[.$W146])" office:value-type="float"/>
          <table:table-cell table:formula="of:=MEDIAN([.$L146];[.$X146])" office:value-type="float"/>
          <table:table-cell table:formula="of:=MEDIAN([.$M146];[.$Y146])" office:value-type="float"/>
          <table:table-cell table:formula="of:=MEDIAN([.$N146];[.$Z146])" office:value-type="float"/>
          <table:table-cell table:formula="of:=MAX([.$B146];[.$O146])" office:value-type="float"/>
          <table:table-cell table:formula="of:=MAX([.$C146];[.$P146])" office:value-type="float"/>
          <table:table-cell table:formula="of:=MAX([.$D146];[.$Q146])" office:value-type="float"/>
          <table:table-cell table:formula="of:=MAX([.$E146];[.$R146])" office:value-type="float"/>
          <table:table-cell table:formula="of:=MAX([.$F146];[.$S146])" office:value-type="float"/>
          <table:table-cell table:formula="of:=MAX([.$G146];[.$T146])" office:value-type="float"/>
          <table:table-cell table:formula="of:=MAX([.$H146];[.$U146])" office:value-type="float"/>
          <table:table-cell table:formula="of:=MAX([.$I146];[.$V146])" office:value-type="float"/>
          <table:table-cell table:formula="of:=MAX([.$J146])" office:value-type="float"/>
          <table:table-cell table:formula="of:=MAX([.$K146];[.$W146])" office:value-type="float"/>
          <table:table-cell table:formula="of:=MAX([.$L146];[.$X146])" office:value-type="float"/>
          <table:table-cell table:formula="of:=MAX([.$M146];[.$Y146])" office:value-type="float"/>
          <table:table-cell table:formula="of:=MAX([.$N146];[.$Z146])" office:value-type="float"/>
        </table:table-row>
        <table:table-row table:style-name="ro1">
          <table:table-cell office:value-type="string">
            <text:p>p04.pddl/31</text:p>
          </table:table-cell>
          <table:table-cell office:value-type="float" office:value="300.0"/>
          <table:table-cell office:value-type="float" office:value="299.984"/>
          <table:table-cell office:value-type="float" office:value="299.6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47312.0"/>
          <table:table-cell office:value-type="float" office:value="1257474.0"/>
          <table:table-cell office:value-type="float" office:value="1245380.0"/>
          <table:table-cell office:value-type="float" office:value="35310.0"/>
          <table:table-cell office:value-type="float" office:value="2764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6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65018.0"/>
          <table:table-cell office:value-type="float" office:value="983912.0"/>
          <table:table-cell office:value-type="float" office:value="35310.0"/>
          <table:table-cell office:value-type="float" office:value="27647.0"/>
          <table:table-cell office:value-type="float" office:value="0.0"/>
          <table:table-cell office:value-type="float" office:value="0.0"/>
          <table:table-cell table:formula="of:=MIN([.$B147];[.$O147])" office:value-type="float"/>
          <table:table-cell table:formula="of:=MIN([.$C147];[.$P147])" office:value-type="float"/>
          <table:table-cell table:formula="of:=MIN([.$D147];[.$Q147])" office:value-type="float"/>
          <table:table-cell table:formula="of:=MIN([.$E147];[.$R147])" office:value-type="float"/>
          <table:table-cell table:formula="of:=MIN([.$F147];[.$S147])" office:value-type="float"/>
          <table:table-cell table:formula="of:=MIN([.$G147];[.$T147])" office:value-type="float"/>
          <table:table-cell table:formula="of:=MIN([.$H147];[.$U147])" office:value-type="float"/>
          <table:table-cell table:formula="of:=MIN([.$I147];[.$V147])" office:value-type="float"/>
          <table:table-cell table:formula="of:=MIN([.$J147])" office:value-type="float"/>
          <table:table-cell table:formula="of:=MIN([.$K147];[.$W147])" office:value-type="float"/>
          <table:table-cell table:formula="of:=MIN([.$L147];[.$X147])" office:value-type="float"/>
          <table:table-cell table:formula="of:=MIN([.$M147];[.$Y147])" office:value-type="float"/>
          <table:table-cell table:formula="of:=MIN([.$N147];[.$Z147])" office:value-type="float"/>
          <table:table-cell table:formula="of:=MEDIAN([.$B147];[.$O147])" office:value-type="float"/>
          <table:table-cell table:formula="of:=MEDIAN([.$C147];[.$P147])" office:value-type="float"/>
          <table:table-cell table:formula="of:=MEDIAN([.$D147];[.$Q147])" office:value-type="float"/>
          <table:table-cell table:formula="of:=MEDIAN([.$E147];[.$R147])" office:value-type="float"/>
          <table:table-cell table:formula="of:=MEDIAN([.$F147];[.$S147])" office:value-type="float"/>
          <table:table-cell table:formula="of:=MEDIAN([.$G147];[.$T147])" office:value-type="float"/>
          <table:table-cell table:formula="of:=MEDIAN([.$H147];[.$U147])" office:value-type="float"/>
          <table:table-cell table:formula="of:=MEDIAN([.$I147];[.$V147])" office:value-type="float"/>
          <table:table-cell table:formula="of:=MEDIAN([.$J147])" office:value-type="float"/>
          <table:table-cell table:formula="of:=MEDIAN([.$K147];[.$W147])" office:value-type="float"/>
          <table:table-cell table:formula="of:=MEDIAN([.$L147];[.$X147])" office:value-type="float"/>
          <table:table-cell table:formula="of:=MEDIAN([.$M147];[.$Y147])" office:value-type="float"/>
          <table:table-cell table:formula="of:=MEDIAN([.$N147];[.$Z147])" office:value-type="float"/>
          <table:table-cell table:formula="of:=MAX([.$B147];[.$O147])" office:value-type="float"/>
          <table:table-cell table:formula="of:=MAX([.$C147];[.$P147])" office:value-type="float"/>
          <table:table-cell table:formula="of:=MAX([.$D147];[.$Q147])" office:value-type="float"/>
          <table:table-cell table:formula="of:=MAX([.$E147];[.$R147])" office:value-type="float"/>
          <table:table-cell table:formula="of:=MAX([.$F147];[.$S147])" office:value-type="float"/>
          <table:table-cell table:formula="of:=MAX([.$G147];[.$T147])" office:value-type="float"/>
          <table:table-cell table:formula="of:=MAX([.$H147];[.$U147])" office:value-type="float"/>
          <table:table-cell table:formula="of:=MAX([.$I147];[.$V147])" office:value-type="float"/>
          <table:table-cell table:formula="of:=MAX([.$J147])" office:value-type="float"/>
          <table:table-cell table:formula="of:=MAX([.$K147];[.$W147])" office:value-type="float"/>
          <table:table-cell table:formula="of:=MAX([.$L147];[.$X147])" office:value-type="float"/>
          <table:table-cell table:formula="of:=MAX([.$M147];[.$Y147])" office:value-type="float"/>
          <table:table-cell table:formula="of:=MAX([.$N147];[.$Z147])" office:value-type="float"/>
        </table:table-row>
        <table:table-row table:style-name="ro1">
          <table:table-cell office:value-type="string">
            <text:p>p04.pddl/32</text:p>
          </table:table-cell>
          <table:table-cell office:value-type="float" office:value="300.0"/>
          <table:table-cell office:value-type="float" office:value="299.994"/>
          <table:table-cell office:value-type="float" office:value="299.6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7736.0"/>
          <table:table-cell office:value-type="float" office:value="1296616.0"/>
          <table:table-cell office:value-type="float" office:value="1284269.0"/>
          <table:table-cell office:value-type="float" office:value="36428.0"/>
          <table:table-cell office:value-type="float" office:value="2861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60641.0"/>
          <table:table-cell office:value-type="float" office:value="995527.0"/>
          <table:table-cell office:value-type="float" office:value="36428.0"/>
          <table:table-cell office:value-type="float" office:value="28613.0"/>
          <table:table-cell office:value-type="float" office:value="0.0"/>
          <table:table-cell office:value-type="float" office:value="0.0"/>
          <table:table-cell table:formula="of:=MIN([.$B148];[.$O148])" office:value-type="float"/>
          <table:table-cell table:formula="of:=MIN([.$C148];[.$P148])" office:value-type="float"/>
          <table:table-cell table:formula="of:=MIN([.$D148];[.$Q148])" office:value-type="float"/>
          <table:table-cell table:formula="of:=MIN([.$E148];[.$R148])" office:value-type="float"/>
          <table:table-cell table:formula="of:=MIN([.$F148];[.$S148])" office:value-type="float"/>
          <table:table-cell table:formula="of:=MIN([.$G148];[.$T148])" office:value-type="float"/>
          <table:table-cell table:formula="of:=MIN([.$H148];[.$U148])" office:value-type="float"/>
          <table:table-cell table:formula="of:=MIN([.$I148];[.$V148])" office:value-type="float"/>
          <table:table-cell table:formula="of:=MIN([.$J148])" office:value-type="float"/>
          <table:table-cell table:formula="of:=MIN([.$K148];[.$W148])" office:value-type="float"/>
          <table:table-cell table:formula="of:=MIN([.$L148];[.$X148])" office:value-type="float"/>
          <table:table-cell table:formula="of:=MIN([.$M148];[.$Y148])" office:value-type="float"/>
          <table:table-cell table:formula="of:=MIN([.$N148];[.$Z148])" office:value-type="float"/>
          <table:table-cell table:formula="of:=MEDIAN([.$B148];[.$O148])" office:value-type="float"/>
          <table:table-cell table:formula="of:=MEDIAN([.$C148];[.$P148])" office:value-type="float"/>
          <table:table-cell table:formula="of:=MEDIAN([.$D148];[.$Q148])" office:value-type="float"/>
          <table:table-cell table:formula="of:=MEDIAN([.$E148];[.$R148])" office:value-type="float"/>
          <table:table-cell table:formula="of:=MEDIAN([.$F148];[.$S148])" office:value-type="float"/>
          <table:table-cell table:formula="of:=MEDIAN([.$G148];[.$T148])" office:value-type="float"/>
          <table:table-cell table:formula="of:=MEDIAN([.$H148];[.$U148])" office:value-type="float"/>
          <table:table-cell table:formula="of:=MEDIAN([.$I148];[.$V148])" office:value-type="float"/>
          <table:table-cell table:formula="of:=MEDIAN([.$J148])" office:value-type="float"/>
          <table:table-cell table:formula="of:=MEDIAN([.$K148];[.$W148])" office:value-type="float"/>
          <table:table-cell table:formula="of:=MEDIAN([.$L148];[.$X148])" office:value-type="float"/>
          <table:table-cell table:formula="of:=MEDIAN([.$M148];[.$Y148])" office:value-type="float"/>
          <table:table-cell table:formula="of:=MEDIAN([.$N148];[.$Z148])" office:value-type="float"/>
          <table:table-cell table:formula="of:=MAX([.$B148];[.$O148])" office:value-type="float"/>
          <table:table-cell table:formula="of:=MAX([.$C148];[.$P148])" office:value-type="float"/>
          <table:table-cell table:formula="of:=MAX([.$D148];[.$Q148])" office:value-type="float"/>
          <table:table-cell table:formula="of:=MAX([.$E148];[.$R148])" office:value-type="float"/>
          <table:table-cell table:formula="of:=MAX([.$F148];[.$S148])" office:value-type="float"/>
          <table:table-cell table:formula="of:=MAX([.$G148];[.$T148])" office:value-type="float"/>
          <table:table-cell table:formula="of:=MAX([.$H148];[.$U148])" office:value-type="float"/>
          <table:table-cell table:formula="of:=MAX([.$I148];[.$V148])" office:value-type="float"/>
          <table:table-cell table:formula="of:=MAX([.$J148])" office:value-type="float"/>
          <table:table-cell table:formula="of:=MAX([.$K148];[.$W148])" office:value-type="float"/>
          <table:table-cell table:formula="of:=MAX([.$L148];[.$X148])" office:value-type="float"/>
          <table:table-cell table:formula="of:=MAX([.$M148];[.$Y148])" office:value-type="float"/>
          <table:table-cell table:formula="of:=MAX([.$N148];[.$Z148])" office:value-type="float"/>
        </table:table-row>
        <table:table-row table:style-name="ro1">
          <table:table-cell office:value-type="string">
            <text:p>p04.pddl/33</text:p>
          </table:table-cell>
          <table:table-cell office:value-type="float" office:value="300.0"/>
          <table:table-cell office:value-type="float" office:value="299.982"/>
          <table:table-cell office:value-type="float" office:value="299.6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7658.0"/>
          <table:table-cell office:value-type="float" office:value="1427281.0"/>
          <table:table-cell office:value-type="float" office:value="1409538.0"/>
          <table:table-cell office:value-type="float" office:value="37546.0"/>
          <table:table-cell office:value-type="float" office:value="2957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82895.0"/>
          <table:table-cell office:value-type="float" office:value="1006535.0"/>
          <table:table-cell office:value-type="float" office:value="37546.0"/>
          <table:table-cell office:value-type="float" office:value="29579.0"/>
          <table:table-cell office:value-type="float" office:value="0.0"/>
          <table:table-cell office:value-type="float" office:value="0.0"/>
          <table:table-cell table:formula="of:=MIN([.$B149];[.$O149])" office:value-type="float"/>
          <table:table-cell table:formula="of:=MIN([.$C149];[.$P149])" office:value-type="float"/>
          <table:table-cell table:formula="of:=MIN([.$D149];[.$Q149])" office:value-type="float"/>
          <table:table-cell table:formula="of:=MIN([.$E149];[.$R149])" office:value-type="float"/>
          <table:table-cell table:formula="of:=MIN([.$F149];[.$S149])" office:value-type="float"/>
          <table:table-cell table:formula="of:=MIN([.$G149];[.$T149])" office:value-type="float"/>
          <table:table-cell table:formula="of:=MIN([.$H149];[.$U149])" office:value-type="float"/>
          <table:table-cell table:formula="of:=MIN([.$I149];[.$V149])" office:value-type="float"/>
          <table:table-cell table:formula="of:=MIN([.$J149])" office:value-type="float"/>
          <table:table-cell table:formula="of:=MIN([.$K149];[.$W149])" office:value-type="float"/>
          <table:table-cell table:formula="of:=MIN([.$L149];[.$X149])" office:value-type="float"/>
          <table:table-cell table:formula="of:=MIN([.$M149];[.$Y149])" office:value-type="float"/>
          <table:table-cell table:formula="of:=MIN([.$N149];[.$Z149])" office:value-type="float"/>
          <table:table-cell table:formula="of:=MEDIAN([.$B149];[.$O149])" office:value-type="float"/>
          <table:table-cell table:formula="of:=MEDIAN([.$C149];[.$P149])" office:value-type="float"/>
          <table:table-cell table:formula="of:=MEDIAN([.$D149];[.$Q149])" office:value-type="float"/>
          <table:table-cell table:formula="of:=MEDIAN([.$E149];[.$R149])" office:value-type="float"/>
          <table:table-cell table:formula="of:=MEDIAN([.$F149];[.$S149])" office:value-type="float"/>
          <table:table-cell table:formula="of:=MEDIAN([.$G149];[.$T149])" office:value-type="float"/>
          <table:table-cell table:formula="of:=MEDIAN([.$H149];[.$U149])" office:value-type="float"/>
          <table:table-cell table:formula="of:=MEDIAN([.$I149];[.$V149])" office:value-type="float"/>
          <table:table-cell table:formula="of:=MEDIAN([.$J149])" office:value-type="float"/>
          <table:table-cell table:formula="of:=MEDIAN([.$K149];[.$W149])" office:value-type="float"/>
          <table:table-cell table:formula="of:=MEDIAN([.$L149];[.$X149])" office:value-type="float"/>
          <table:table-cell table:formula="of:=MEDIAN([.$M149];[.$Y149])" office:value-type="float"/>
          <table:table-cell table:formula="of:=MEDIAN([.$N149];[.$Z149])" office:value-type="float"/>
          <table:table-cell table:formula="of:=MAX([.$B149];[.$O149])" office:value-type="float"/>
          <table:table-cell table:formula="of:=MAX([.$C149];[.$P149])" office:value-type="float"/>
          <table:table-cell table:formula="of:=MAX([.$D149];[.$Q149])" office:value-type="float"/>
          <table:table-cell table:formula="of:=MAX([.$E149];[.$R149])" office:value-type="float"/>
          <table:table-cell table:formula="of:=MAX([.$F149];[.$S149])" office:value-type="float"/>
          <table:table-cell table:formula="of:=MAX([.$G149];[.$T149])" office:value-type="float"/>
          <table:table-cell table:formula="of:=MAX([.$H149];[.$U149])" office:value-type="float"/>
          <table:table-cell table:formula="of:=MAX([.$I149];[.$V149])" office:value-type="float"/>
          <table:table-cell table:formula="of:=MAX([.$J149])" office:value-type="float"/>
          <table:table-cell table:formula="of:=MAX([.$K149];[.$W149])" office:value-type="float"/>
          <table:table-cell table:formula="of:=MAX([.$L149];[.$X149])" office:value-type="float"/>
          <table:table-cell table:formula="of:=MAX([.$M149];[.$Y149])" office:value-type="float"/>
          <table:table-cell table:formula="of:=MAX([.$N149];[.$Z149])" office:value-type="float"/>
        </table:table-row>
        <table:table-row table:style-name="ro1">
          <table:table-cell office:value-type="string">
            <text:p>p04.pddl/34</text:p>
          </table:table-cell>
          <table:table-cell office:value-type="float" office:value="300.0"/>
          <table:table-cell office:value-type="float" office:value="299.984"/>
          <table:table-cell office:value-type="float" office:value="299.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5501.0"/>
          <table:table-cell office:value-type="float" office:value="1334289.0"/>
          <table:table-cell office:value-type="float" office:value="1321365.0"/>
          <table:table-cell office:value-type="float" office:value="38664.0"/>
          <table:table-cell office:value-type="float" office:value="3054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6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84315.0"/>
          <table:table-cell office:value-type="float" office:value="891249.0"/>
          <table:table-cell office:value-type="float" office:value="38664.0"/>
          <table:table-cell office:value-type="float" office:value="30545.0"/>
          <table:table-cell office:value-type="float" office:value="0.0"/>
          <table:table-cell office:value-type="float" office:value="0.0"/>
          <table:table-cell table:formula="of:=MIN([.$B150];[.$O150])" office:value-type="float"/>
          <table:table-cell table:formula="of:=MIN([.$C150];[.$P150])" office:value-type="float"/>
          <table:table-cell table:formula="of:=MIN([.$D150];[.$Q150])" office:value-type="float"/>
          <table:table-cell table:formula="of:=MIN([.$E150];[.$R150])" office:value-type="float"/>
          <table:table-cell table:formula="of:=MIN([.$F150];[.$S150])" office:value-type="float"/>
          <table:table-cell table:formula="of:=MIN([.$G150];[.$T150])" office:value-type="float"/>
          <table:table-cell table:formula="of:=MIN([.$H150];[.$U150])" office:value-type="float"/>
          <table:table-cell table:formula="of:=MIN([.$I150];[.$V150])" office:value-type="float"/>
          <table:table-cell table:formula="of:=MIN([.$J150])" office:value-type="float"/>
          <table:table-cell table:formula="of:=MIN([.$K150];[.$W150])" office:value-type="float"/>
          <table:table-cell table:formula="of:=MIN([.$L150];[.$X150])" office:value-type="float"/>
          <table:table-cell table:formula="of:=MIN([.$M150];[.$Y150])" office:value-type="float"/>
          <table:table-cell table:formula="of:=MIN([.$N150];[.$Z150])" office:value-type="float"/>
          <table:table-cell table:formula="of:=MEDIAN([.$B150];[.$O150])" office:value-type="float"/>
          <table:table-cell table:formula="of:=MEDIAN([.$C150];[.$P150])" office:value-type="float"/>
          <table:table-cell table:formula="of:=MEDIAN([.$D150];[.$Q150])" office:value-type="float"/>
          <table:table-cell table:formula="of:=MEDIAN([.$E150];[.$R150])" office:value-type="float"/>
          <table:table-cell table:formula="of:=MEDIAN([.$F150];[.$S150])" office:value-type="float"/>
          <table:table-cell table:formula="of:=MEDIAN([.$G150];[.$T150])" office:value-type="float"/>
          <table:table-cell table:formula="of:=MEDIAN([.$H150];[.$U150])" office:value-type="float"/>
          <table:table-cell table:formula="of:=MEDIAN([.$I150];[.$V150])" office:value-type="float"/>
          <table:table-cell table:formula="of:=MEDIAN([.$J150])" office:value-type="float"/>
          <table:table-cell table:formula="of:=MEDIAN([.$K150];[.$W150])" office:value-type="float"/>
          <table:table-cell table:formula="of:=MEDIAN([.$L150];[.$X150])" office:value-type="float"/>
          <table:table-cell table:formula="of:=MEDIAN([.$M150];[.$Y150])" office:value-type="float"/>
          <table:table-cell table:formula="of:=MEDIAN([.$N150];[.$Z150])" office:value-type="float"/>
          <table:table-cell table:formula="of:=MAX([.$B150];[.$O150])" office:value-type="float"/>
          <table:table-cell table:formula="of:=MAX([.$C150];[.$P150])" office:value-type="float"/>
          <table:table-cell table:formula="of:=MAX([.$D150];[.$Q150])" office:value-type="float"/>
          <table:table-cell table:formula="of:=MAX([.$E150];[.$R150])" office:value-type="float"/>
          <table:table-cell table:formula="of:=MAX([.$F150];[.$S150])" office:value-type="float"/>
          <table:table-cell table:formula="of:=MAX([.$G150];[.$T150])" office:value-type="float"/>
          <table:table-cell table:formula="of:=MAX([.$H150];[.$U150])" office:value-type="float"/>
          <table:table-cell table:formula="of:=MAX([.$I150];[.$V150])" office:value-type="float"/>
          <table:table-cell table:formula="of:=MAX([.$J150])" office:value-type="float"/>
          <table:table-cell table:formula="of:=MAX([.$K150];[.$W150])" office:value-type="float"/>
          <table:table-cell table:formula="of:=MAX([.$L150];[.$X150])" office:value-type="float"/>
          <table:table-cell table:formula="of:=MAX([.$M150];[.$Y150])" office:value-type="float"/>
          <table:table-cell table:formula="of:=MAX([.$N150];[.$Z150])" office:value-type="float"/>
        </table:table-row>
        <table:table-row table:style-name="ro1">
          <table:table-cell office:value-type="string">
            <text:p>p04.pddl/35</text:p>
          </table:table-cell>
          <table:table-cell office:value-type="float" office:value="300.0"/>
          <table:table-cell office:value-type="float" office:value="299.982"/>
          <table:table-cell office:value-type="float" office:value="299.5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0241.0"/>
          <table:table-cell office:value-type="float" office:value="1489741.0"/>
          <table:table-cell office:value-type="float" office:value="1474327.0"/>
          <table:table-cell office:value-type="float" office:value="39782.0"/>
          <table:table-cell office:value-type="float" office:value="3151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6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6492.0"/>
          <table:table-cell office:value-type="float" office:value="815469.0"/>
          <table:table-cell office:value-type="float" office:value="39782.0"/>
          <table:table-cell office:value-type="float" office:value="31511.0"/>
          <table:table-cell office:value-type="float" office:value="0.0"/>
          <table:table-cell office:value-type="float" office:value="0.0"/>
          <table:table-cell table:formula="of:=MIN([.$B151];[.$O151])" office:value-type="float"/>
          <table:table-cell table:formula="of:=MIN([.$C151];[.$P151])" office:value-type="float"/>
          <table:table-cell table:formula="of:=MIN([.$D151];[.$Q151])" office:value-type="float"/>
          <table:table-cell table:formula="of:=MIN([.$E151];[.$R151])" office:value-type="float"/>
          <table:table-cell table:formula="of:=MIN([.$F151];[.$S151])" office:value-type="float"/>
          <table:table-cell table:formula="of:=MIN([.$G151];[.$T151])" office:value-type="float"/>
          <table:table-cell table:formula="of:=MIN([.$H151];[.$U151])" office:value-type="float"/>
          <table:table-cell table:formula="of:=MIN([.$I151];[.$V151])" office:value-type="float"/>
          <table:table-cell table:formula="of:=MIN([.$J151])" office:value-type="float"/>
          <table:table-cell table:formula="of:=MIN([.$K151];[.$W151])" office:value-type="float"/>
          <table:table-cell table:formula="of:=MIN([.$L151];[.$X151])" office:value-type="float"/>
          <table:table-cell table:formula="of:=MIN([.$M151];[.$Y151])" office:value-type="float"/>
          <table:table-cell table:formula="of:=MIN([.$N151];[.$Z151])" office:value-type="float"/>
          <table:table-cell table:formula="of:=MEDIAN([.$B151];[.$O151])" office:value-type="float"/>
          <table:table-cell table:formula="of:=MEDIAN([.$C151];[.$P151])" office:value-type="float"/>
          <table:table-cell table:formula="of:=MEDIAN([.$D151];[.$Q151])" office:value-type="float"/>
          <table:table-cell table:formula="of:=MEDIAN([.$E151];[.$R151])" office:value-type="float"/>
          <table:table-cell table:formula="of:=MEDIAN([.$F151];[.$S151])" office:value-type="float"/>
          <table:table-cell table:formula="of:=MEDIAN([.$G151];[.$T151])" office:value-type="float"/>
          <table:table-cell table:formula="of:=MEDIAN([.$H151];[.$U151])" office:value-type="float"/>
          <table:table-cell table:formula="of:=MEDIAN([.$I151];[.$V151])" office:value-type="float"/>
          <table:table-cell table:formula="of:=MEDIAN([.$J151])" office:value-type="float"/>
          <table:table-cell table:formula="of:=MEDIAN([.$K151];[.$W151])" office:value-type="float"/>
          <table:table-cell table:formula="of:=MEDIAN([.$L151];[.$X151])" office:value-type="float"/>
          <table:table-cell table:formula="of:=MEDIAN([.$M151];[.$Y151])" office:value-type="float"/>
          <table:table-cell table:formula="of:=MEDIAN([.$N151];[.$Z151])" office:value-type="float"/>
          <table:table-cell table:formula="of:=MAX([.$B151];[.$O151])" office:value-type="float"/>
          <table:table-cell table:formula="of:=MAX([.$C151];[.$P151])" office:value-type="float"/>
          <table:table-cell table:formula="of:=MAX([.$D151];[.$Q151])" office:value-type="float"/>
          <table:table-cell table:formula="of:=MAX([.$E151];[.$R151])" office:value-type="float"/>
          <table:table-cell table:formula="of:=MAX([.$F151];[.$S151])" office:value-type="float"/>
          <table:table-cell table:formula="of:=MAX([.$G151];[.$T151])" office:value-type="float"/>
          <table:table-cell table:formula="of:=MAX([.$H151];[.$U151])" office:value-type="float"/>
          <table:table-cell table:formula="of:=MAX([.$I151];[.$V151])" office:value-type="float"/>
          <table:table-cell table:formula="of:=MAX([.$J151])" office:value-type="float"/>
          <table:table-cell table:formula="of:=MAX([.$K151];[.$W151])" office:value-type="float"/>
          <table:table-cell table:formula="of:=MAX([.$L151];[.$X151])" office:value-type="float"/>
          <table:table-cell table:formula="of:=MAX([.$M151];[.$Y151])" office:value-type="float"/>
          <table:table-cell table:formula="of:=MAX([.$N151];[.$Z151])" office:value-type="float"/>
        </table:table-row>
        <table:table-row table:style-name="ro1">
          <table:table-cell office:value-type="string">
            <text:p>p04.pddl/36</text:p>
          </table:table-cell>
          <table:table-cell office:value-type="float" office:value="300.0"/>
          <table:table-cell office:value-type="float" office:value="299.986"/>
          <table:table-cell office:value-type="float" office:value="299.5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4586.0"/>
          <table:table-cell office:value-type="float" office:value="1570264.0"/>
          <table:table-cell office:value-type="float" office:value="1556374.0"/>
          <table:table-cell office:value-type="float" office:value="40900.0"/>
          <table:table-cell office:value-type="float" office:value="3247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9.5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28883.0"/>
          <table:table-cell office:value-type="float" office:value="924078.0"/>
          <table:table-cell office:value-type="float" office:value="40900.0"/>
          <table:table-cell office:value-type="float" office:value="32477.0"/>
          <table:table-cell office:value-type="float" office:value="0.0"/>
          <table:table-cell office:value-type="float" office:value="0.0"/>
          <table:table-cell table:formula="of:=MIN([.$B152];[.$O152])" office:value-type="float"/>
          <table:table-cell table:formula="of:=MIN([.$C152];[.$P152])" office:value-type="float"/>
          <table:table-cell table:formula="of:=MIN([.$D152];[.$Q152])" office:value-type="float"/>
          <table:table-cell table:formula="of:=MIN([.$E152];[.$R152])" office:value-type="float"/>
          <table:table-cell table:formula="of:=MIN([.$F152];[.$S152])" office:value-type="float"/>
          <table:table-cell table:formula="of:=MIN([.$G152];[.$T152])" office:value-type="float"/>
          <table:table-cell table:formula="of:=MIN([.$H152];[.$U152])" office:value-type="float"/>
          <table:table-cell table:formula="of:=MIN([.$I152];[.$V152])" office:value-type="float"/>
          <table:table-cell table:formula="of:=MIN([.$J152])" office:value-type="float"/>
          <table:table-cell table:formula="of:=MIN([.$K152];[.$W152])" office:value-type="float"/>
          <table:table-cell table:formula="of:=MIN([.$L152];[.$X152])" office:value-type="float"/>
          <table:table-cell table:formula="of:=MIN([.$M152];[.$Y152])" office:value-type="float"/>
          <table:table-cell table:formula="of:=MIN([.$N152];[.$Z152])" office:value-type="float"/>
          <table:table-cell table:formula="of:=MEDIAN([.$B152];[.$O152])" office:value-type="float"/>
          <table:table-cell table:formula="of:=MEDIAN([.$C152];[.$P152])" office:value-type="float"/>
          <table:table-cell table:formula="of:=MEDIAN([.$D152];[.$Q152])" office:value-type="float"/>
          <table:table-cell table:formula="of:=MEDIAN([.$E152];[.$R152])" office:value-type="float"/>
          <table:table-cell table:formula="of:=MEDIAN([.$F152];[.$S152])" office:value-type="float"/>
          <table:table-cell table:formula="of:=MEDIAN([.$G152];[.$T152])" office:value-type="float"/>
          <table:table-cell table:formula="of:=MEDIAN([.$H152];[.$U152])" office:value-type="float"/>
          <table:table-cell table:formula="of:=MEDIAN([.$I152];[.$V152])" office:value-type="float"/>
          <table:table-cell table:formula="of:=MEDIAN([.$J152])" office:value-type="float"/>
          <table:table-cell table:formula="of:=MEDIAN([.$K152];[.$W152])" office:value-type="float"/>
          <table:table-cell table:formula="of:=MEDIAN([.$L152];[.$X152])" office:value-type="float"/>
          <table:table-cell table:formula="of:=MEDIAN([.$M152];[.$Y152])" office:value-type="float"/>
          <table:table-cell table:formula="of:=MEDIAN([.$N152];[.$Z152])" office:value-type="float"/>
          <table:table-cell table:formula="of:=MAX([.$B152];[.$O152])" office:value-type="float"/>
          <table:table-cell table:formula="of:=MAX([.$C152];[.$P152])" office:value-type="float"/>
          <table:table-cell table:formula="of:=MAX([.$D152];[.$Q152])" office:value-type="float"/>
          <table:table-cell table:formula="of:=MAX([.$E152];[.$R152])" office:value-type="float"/>
          <table:table-cell table:formula="of:=MAX([.$F152];[.$S152])" office:value-type="float"/>
          <table:table-cell table:formula="of:=MAX([.$G152];[.$T152])" office:value-type="float"/>
          <table:table-cell table:formula="of:=MAX([.$H152];[.$U152])" office:value-type="float"/>
          <table:table-cell table:formula="of:=MAX([.$I152];[.$V152])" office:value-type="float"/>
          <table:table-cell table:formula="of:=MAX([.$J152])" office:value-type="float"/>
          <table:table-cell table:formula="of:=MAX([.$K152];[.$W152])" office:value-type="float"/>
          <table:table-cell table:formula="of:=MAX([.$L152];[.$X152])" office:value-type="float"/>
          <table:table-cell table:formula="of:=MAX([.$M152];[.$Y152])" office:value-type="float"/>
          <table:table-cell table:formula="of:=MAX([.$N152];[.$Z152])" office:value-type="float"/>
        </table:table-row>
        <table:table-row table:style-name="ro1">
          <table:table-cell office:value-type="string">
            <text:p>p04.pddl/37</text:p>
          </table:table-cell>
          <table:table-cell office:value-type="float" office:value="300.0"/>
          <table:table-cell office:value-type="float" office:value="299.984"/>
          <table:table-cell office:value-type="float" office:value="299.5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7418.0"/>
          <table:table-cell office:value-type="float" office:value="1703317.0"/>
          <table:table-cell office:value-type="float" office:value="1687474.0"/>
          <table:table-cell office:value-type="float" office:value="42018.0"/>
          <table:table-cell office:value-type="float" office:value="3344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55993.0"/>
          <table:table-cell office:value-type="float" office:value="857243.0"/>
          <table:table-cell office:value-type="float" office:value="42018.0"/>
          <table:table-cell office:value-type="float" office:value="33443.0"/>
          <table:table-cell office:value-type="float" office:value="0.0"/>
          <table:table-cell office:value-type="float" office:value="0.0"/>
          <table:table-cell table:formula="of:=MIN([.$B153];[.$O153])" office:value-type="float"/>
          <table:table-cell table:formula="of:=MIN([.$C153];[.$P153])" office:value-type="float"/>
          <table:table-cell table:formula="of:=MIN([.$D153];[.$Q153])" office:value-type="float"/>
          <table:table-cell table:formula="of:=MIN([.$E153];[.$R153])" office:value-type="float"/>
          <table:table-cell table:formula="of:=MIN([.$F153];[.$S153])" office:value-type="float"/>
          <table:table-cell table:formula="of:=MIN([.$G153];[.$T153])" office:value-type="float"/>
          <table:table-cell table:formula="of:=MIN([.$H153];[.$U153])" office:value-type="float"/>
          <table:table-cell table:formula="of:=MIN([.$I153];[.$V153])" office:value-type="float"/>
          <table:table-cell table:formula="of:=MIN([.$J153])" office:value-type="float"/>
          <table:table-cell table:formula="of:=MIN([.$K153];[.$W153])" office:value-type="float"/>
          <table:table-cell table:formula="of:=MIN([.$L153];[.$X153])" office:value-type="float"/>
          <table:table-cell table:formula="of:=MIN([.$M153];[.$Y153])" office:value-type="float"/>
          <table:table-cell table:formula="of:=MIN([.$N153];[.$Z153])" office:value-type="float"/>
          <table:table-cell table:formula="of:=MEDIAN([.$B153];[.$O153])" office:value-type="float"/>
          <table:table-cell table:formula="of:=MEDIAN([.$C153];[.$P153])" office:value-type="float"/>
          <table:table-cell table:formula="of:=MEDIAN([.$D153];[.$Q153])" office:value-type="float"/>
          <table:table-cell table:formula="of:=MEDIAN([.$E153];[.$R153])" office:value-type="float"/>
          <table:table-cell table:formula="of:=MEDIAN([.$F153];[.$S153])" office:value-type="float"/>
          <table:table-cell table:formula="of:=MEDIAN([.$G153];[.$T153])" office:value-type="float"/>
          <table:table-cell table:formula="of:=MEDIAN([.$H153];[.$U153])" office:value-type="float"/>
          <table:table-cell table:formula="of:=MEDIAN([.$I153];[.$V153])" office:value-type="float"/>
          <table:table-cell table:formula="of:=MEDIAN([.$J153])" office:value-type="float"/>
          <table:table-cell table:formula="of:=MEDIAN([.$K153];[.$W153])" office:value-type="float"/>
          <table:table-cell table:formula="of:=MEDIAN([.$L153];[.$X153])" office:value-type="float"/>
          <table:table-cell table:formula="of:=MEDIAN([.$M153];[.$Y153])" office:value-type="float"/>
          <table:table-cell table:formula="of:=MEDIAN([.$N153];[.$Z153])" office:value-type="float"/>
          <table:table-cell table:formula="of:=MAX([.$B153];[.$O153])" office:value-type="float"/>
          <table:table-cell table:formula="of:=MAX([.$C153];[.$P153])" office:value-type="float"/>
          <table:table-cell table:formula="of:=MAX([.$D153];[.$Q153])" office:value-type="float"/>
          <table:table-cell table:formula="of:=MAX([.$E153];[.$R153])" office:value-type="float"/>
          <table:table-cell table:formula="of:=MAX([.$F153];[.$S153])" office:value-type="float"/>
          <table:table-cell table:formula="of:=MAX([.$G153];[.$T153])" office:value-type="float"/>
          <table:table-cell table:formula="of:=MAX([.$H153];[.$U153])" office:value-type="float"/>
          <table:table-cell table:formula="of:=MAX([.$I153];[.$V153])" office:value-type="float"/>
          <table:table-cell table:formula="of:=MAX([.$J153])" office:value-type="float"/>
          <table:table-cell table:formula="of:=MAX([.$K153];[.$W153])" office:value-type="float"/>
          <table:table-cell table:formula="of:=MAX([.$L153];[.$X153])" office:value-type="float"/>
          <table:table-cell table:formula="of:=MAX([.$M153];[.$Y153])" office:value-type="float"/>
          <table:table-cell table:formula="of:=MAX([.$N153];[.$Z153])" office:value-type="float"/>
        </table:table-row>
        <table:table-row table:style-name="ro1">
          <table:table-cell office:value-type="string">
            <text:p>p04.pddl/38</text:p>
          </table:table-cell>
          <table:table-cell office:value-type="float" office:value="300.0"/>
          <table:table-cell office:value-type="float" office:value="299.987"/>
          <table:table-cell office:value-type="float" office:value="299.5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7195.0"/>
          <table:table-cell office:value-type="float" office:value="1713262.0"/>
          <table:table-cell office:value-type="float" office:value="1698191.0"/>
          <table:table-cell office:value-type="float" office:value="43136.0"/>
          <table:table-cell office:value-type="float" office:value="3440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5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20231.0"/>
          <table:table-cell office:value-type="float" office:value="936733.0"/>
          <table:table-cell office:value-type="float" office:value="43136.0"/>
          <table:table-cell office:value-type="float" office:value="34409.0"/>
          <table:table-cell office:value-type="float" office:value="0.0"/>
          <table:table-cell office:value-type="float" office:value="0.0"/>
          <table:table-cell table:formula="of:=MIN([.$B154];[.$O154])" office:value-type="float"/>
          <table:table-cell table:formula="of:=MIN([.$C154];[.$P154])" office:value-type="float"/>
          <table:table-cell table:formula="of:=MIN([.$D154];[.$Q154])" office:value-type="float"/>
          <table:table-cell table:formula="of:=MIN([.$E154];[.$R154])" office:value-type="float"/>
          <table:table-cell table:formula="of:=MIN([.$F154];[.$S154])" office:value-type="float"/>
          <table:table-cell table:formula="of:=MIN([.$G154];[.$T154])" office:value-type="float"/>
          <table:table-cell table:formula="of:=MIN([.$H154];[.$U154])" office:value-type="float"/>
          <table:table-cell table:formula="of:=MIN([.$I154];[.$V154])" office:value-type="float"/>
          <table:table-cell table:formula="of:=MIN([.$J154])" office:value-type="float"/>
          <table:table-cell table:formula="of:=MIN([.$K154];[.$W154])" office:value-type="float"/>
          <table:table-cell table:formula="of:=MIN([.$L154];[.$X154])" office:value-type="float"/>
          <table:table-cell table:formula="of:=MIN([.$M154];[.$Y154])" office:value-type="float"/>
          <table:table-cell table:formula="of:=MIN([.$N154];[.$Z154])" office:value-type="float"/>
          <table:table-cell table:formula="of:=MEDIAN([.$B154];[.$O154])" office:value-type="float"/>
          <table:table-cell table:formula="of:=MEDIAN([.$C154];[.$P154])" office:value-type="float"/>
          <table:table-cell table:formula="of:=MEDIAN([.$D154];[.$Q154])" office:value-type="float"/>
          <table:table-cell table:formula="of:=MEDIAN([.$E154];[.$R154])" office:value-type="float"/>
          <table:table-cell table:formula="of:=MEDIAN([.$F154];[.$S154])" office:value-type="float"/>
          <table:table-cell table:formula="of:=MEDIAN([.$G154];[.$T154])" office:value-type="float"/>
          <table:table-cell table:formula="of:=MEDIAN([.$H154];[.$U154])" office:value-type="float"/>
          <table:table-cell table:formula="of:=MEDIAN([.$I154];[.$V154])" office:value-type="float"/>
          <table:table-cell table:formula="of:=MEDIAN([.$J154])" office:value-type="float"/>
          <table:table-cell table:formula="of:=MEDIAN([.$K154];[.$W154])" office:value-type="float"/>
          <table:table-cell table:formula="of:=MEDIAN([.$L154];[.$X154])" office:value-type="float"/>
          <table:table-cell table:formula="of:=MEDIAN([.$M154];[.$Y154])" office:value-type="float"/>
          <table:table-cell table:formula="of:=MEDIAN([.$N154];[.$Z154])" office:value-type="float"/>
          <table:table-cell table:formula="of:=MAX([.$B154];[.$O154])" office:value-type="float"/>
          <table:table-cell table:formula="of:=MAX([.$C154];[.$P154])" office:value-type="float"/>
          <table:table-cell table:formula="of:=MAX([.$D154];[.$Q154])" office:value-type="float"/>
          <table:table-cell table:formula="of:=MAX([.$E154];[.$R154])" office:value-type="float"/>
          <table:table-cell table:formula="of:=MAX([.$F154];[.$S154])" office:value-type="float"/>
          <table:table-cell table:formula="of:=MAX([.$G154];[.$T154])" office:value-type="float"/>
          <table:table-cell table:formula="of:=MAX([.$H154];[.$U154])" office:value-type="float"/>
          <table:table-cell table:formula="of:=MAX([.$I154];[.$V154])" office:value-type="float"/>
          <table:table-cell table:formula="of:=MAX([.$J154])" office:value-type="float"/>
          <table:table-cell table:formula="of:=MAX([.$K154];[.$W154])" office:value-type="float"/>
          <table:table-cell table:formula="of:=MAX([.$L154];[.$X154])" office:value-type="float"/>
          <table:table-cell table:formula="of:=MAX([.$M154];[.$Y154])" office:value-type="float"/>
          <table:table-cell table:formula="of:=MAX([.$N154];[.$Z154])" office:value-type="float"/>
        </table:table-row>
        <table:table-row table:style-name="ro1">
          <table:table-cell office:value-type="string">
            <text:p>p04.pddl/39</text:p>
          </table:table-cell>
          <table:table-cell office:value-type="float" office:value="300.0"/>
          <table:table-cell office:value-type="float" office:value="299.986"/>
          <table:table-cell office:value-type="float" office:value="299.5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8483.0"/>
          <table:table-cell office:value-type="float" office:value="1875165.0"/>
          <table:table-cell office:value-type="float" office:value="1861170.0"/>
          <table:table-cell office:value-type="float" office:value="44254.0"/>
          <table:table-cell office:value-type="float" office:value="3537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5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0299.0"/>
          <table:table-cell office:value-type="float" office:value="810843.0"/>
          <table:table-cell office:value-type="float" office:value="44254.0"/>
          <table:table-cell office:value-type="float" office:value="35375.0"/>
          <table:table-cell office:value-type="float" office:value="0.0"/>
          <table:table-cell office:value-type="float" office:value="0.0"/>
          <table:table-cell table:formula="of:=MIN([.$B155];[.$O155])" office:value-type="float"/>
          <table:table-cell table:formula="of:=MIN([.$C155];[.$P155])" office:value-type="float"/>
          <table:table-cell table:formula="of:=MIN([.$D155];[.$Q155])" office:value-type="float"/>
          <table:table-cell table:formula="of:=MIN([.$E155];[.$R155])" office:value-type="float"/>
          <table:table-cell table:formula="of:=MIN([.$F155];[.$S155])" office:value-type="float"/>
          <table:table-cell table:formula="of:=MIN([.$G155];[.$T155])" office:value-type="float"/>
          <table:table-cell table:formula="of:=MIN([.$H155];[.$U155])" office:value-type="float"/>
          <table:table-cell table:formula="of:=MIN([.$I155];[.$V155])" office:value-type="float"/>
          <table:table-cell table:formula="of:=MIN([.$J155])" office:value-type="float"/>
          <table:table-cell table:formula="of:=MIN([.$K155];[.$W155])" office:value-type="float"/>
          <table:table-cell table:formula="of:=MIN([.$L155];[.$X155])" office:value-type="float"/>
          <table:table-cell table:formula="of:=MIN([.$M155];[.$Y155])" office:value-type="float"/>
          <table:table-cell table:formula="of:=MIN([.$N155];[.$Z155])" office:value-type="float"/>
          <table:table-cell table:formula="of:=MEDIAN([.$B155];[.$O155])" office:value-type="float"/>
          <table:table-cell table:formula="of:=MEDIAN([.$C155];[.$P155])" office:value-type="float"/>
          <table:table-cell table:formula="of:=MEDIAN([.$D155];[.$Q155])" office:value-type="float"/>
          <table:table-cell table:formula="of:=MEDIAN([.$E155];[.$R155])" office:value-type="float"/>
          <table:table-cell table:formula="of:=MEDIAN([.$F155];[.$S155])" office:value-type="float"/>
          <table:table-cell table:formula="of:=MEDIAN([.$G155];[.$T155])" office:value-type="float"/>
          <table:table-cell table:formula="of:=MEDIAN([.$H155];[.$U155])" office:value-type="float"/>
          <table:table-cell table:formula="of:=MEDIAN([.$I155];[.$V155])" office:value-type="float"/>
          <table:table-cell table:formula="of:=MEDIAN([.$J155])" office:value-type="float"/>
          <table:table-cell table:formula="of:=MEDIAN([.$K155];[.$W155])" office:value-type="float"/>
          <table:table-cell table:formula="of:=MEDIAN([.$L155];[.$X155])" office:value-type="float"/>
          <table:table-cell table:formula="of:=MEDIAN([.$M155];[.$Y155])" office:value-type="float"/>
          <table:table-cell table:formula="of:=MEDIAN([.$N155];[.$Z155])" office:value-type="float"/>
          <table:table-cell table:formula="of:=MAX([.$B155];[.$O155])" office:value-type="float"/>
          <table:table-cell table:formula="of:=MAX([.$C155];[.$P155])" office:value-type="float"/>
          <table:table-cell table:formula="of:=MAX([.$D155];[.$Q155])" office:value-type="float"/>
          <table:table-cell table:formula="of:=MAX([.$E155];[.$R155])" office:value-type="float"/>
          <table:table-cell table:formula="of:=MAX([.$F155];[.$S155])" office:value-type="float"/>
          <table:table-cell table:formula="of:=MAX([.$G155];[.$T155])" office:value-type="float"/>
          <table:table-cell table:formula="of:=MAX([.$H155];[.$U155])" office:value-type="float"/>
          <table:table-cell table:formula="of:=MAX([.$I155];[.$V155])" office:value-type="float"/>
          <table:table-cell table:formula="of:=MAX([.$J155])" office:value-type="float"/>
          <table:table-cell table:formula="of:=MAX([.$K155];[.$W155])" office:value-type="float"/>
          <table:table-cell table:formula="of:=MAX([.$L155];[.$X155])" office:value-type="float"/>
          <table:table-cell table:formula="of:=MAX([.$M155];[.$Y155])" office:value-type="float"/>
          <table:table-cell table:formula="of:=MAX([.$N155];[.$Z155])" office:value-type="float"/>
        </table:table-row>
        <table:table-row table:style-name="ro1">
          <table:table-cell office:value-type="string">
            <text:p>p04.pddl/4</text:p>
          </table:table-cell>
          <table:table-cell office:value-type="float" office:value="0.089556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.0"/>
          <table:table-cell office:value-type="float" office:value="1.0"/>
          <table:table-cell office:value-type="float" office:value="5124.0"/>
          <table:table-cell office:value-type="float" office:value="1625.0"/>
          <table:table-cell office:value-type="float" office:value="0.0"/>
          <table:table-cell office:value-type="float" office:value="0.0"/>
          <table:table-cell office:value-type="float" office:value="0.085473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.0"/>
          <table:table-cell office:value-type="float" office:value="5124.0"/>
          <table:table-cell office:value-type="float" office:value="1625.0"/>
          <table:table-cell office:value-type="float" office:value="0.0"/>
          <table:table-cell office:value-type="float" office:value="0.0"/>
          <table:table-cell table:formula="of:=MIN([.$B156];[.$O156])" office:value-type="float"/>
          <table:table-cell table:formula="of:=MIN([.$C156];[.$P156])" office:value-type="float"/>
          <table:table-cell table:formula="of:=MIN([.$D156];[.$Q156])" office:value-type="float"/>
          <table:table-cell table:formula="of:=MIN([.$E156];[.$R156])" office:value-type="float"/>
          <table:table-cell table:formula="of:=MIN([.$F156];[.$S156])" office:value-type="float"/>
          <table:table-cell table:formula="of:=MIN([.$G156];[.$T156])" office:value-type="float"/>
          <table:table-cell table:formula="of:=MIN([.$H156];[.$U156])" office:value-type="float"/>
          <table:table-cell table:formula="of:=MIN([.$I156];[.$V156])" office:value-type="float"/>
          <table:table-cell table:formula="of:=MIN([.$J156])" office:value-type="float"/>
          <table:table-cell table:formula="of:=MIN([.$K156];[.$W156])" office:value-type="float"/>
          <table:table-cell table:formula="of:=MIN([.$L156];[.$X156])" office:value-type="float"/>
          <table:table-cell table:formula="of:=MIN([.$M156];[.$Y156])" office:value-type="float"/>
          <table:table-cell table:formula="of:=MIN([.$N156];[.$Z156])" office:value-type="float"/>
          <table:table-cell table:formula="of:=MEDIAN([.$B156];[.$O156])" office:value-type="float"/>
          <table:table-cell table:formula="of:=MEDIAN([.$C156];[.$P156])" office:value-type="float"/>
          <table:table-cell table:formula="of:=MEDIAN([.$D156];[.$Q156])" office:value-type="float"/>
          <table:table-cell table:formula="of:=MEDIAN([.$E156];[.$R156])" office:value-type="float"/>
          <table:table-cell table:formula="of:=MEDIAN([.$F156];[.$S156])" office:value-type="float"/>
          <table:table-cell table:formula="of:=MEDIAN([.$G156];[.$T156])" office:value-type="float"/>
          <table:table-cell table:formula="of:=MEDIAN([.$H156];[.$U156])" office:value-type="float"/>
          <table:table-cell table:formula="of:=MEDIAN([.$I156];[.$V156])" office:value-type="float"/>
          <table:table-cell table:formula="of:=MEDIAN([.$J156])" office:value-type="float"/>
          <table:table-cell table:formula="of:=MEDIAN([.$K156];[.$W156])" office:value-type="float"/>
          <table:table-cell table:formula="of:=MEDIAN([.$L156];[.$X156])" office:value-type="float"/>
          <table:table-cell table:formula="of:=MEDIAN([.$M156];[.$Y156])" office:value-type="float"/>
          <table:table-cell table:formula="of:=MEDIAN([.$N156];[.$Z156])" office:value-type="float"/>
          <table:table-cell table:formula="of:=MAX([.$B156];[.$O156])" office:value-type="float"/>
          <table:table-cell table:formula="of:=MAX([.$C156];[.$P156])" office:value-type="float"/>
          <table:table-cell table:formula="of:=MAX([.$D156];[.$Q156])" office:value-type="float"/>
          <table:table-cell table:formula="of:=MAX([.$E156];[.$R156])" office:value-type="float"/>
          <table:table-cell table:formula="of:=MAX([.$F156];[.$S156])" office:value-type="float"/>
          <table:table-cell table:formula="of:=MAX([.$G156];[.$T156])" office:value-type="float"/>
          <table:table-cell table:formula="of:=MAX([.$H156];[.$U156])" office:value-type="float"/>
          <table:table-cell table:formula="of:=MAX([.$I156];[.$V156])" office:value-type="float"/>
          <table:table-cell table:formula="of:=MAX([.$J156])" office:value-type="float"/>
          <table:table-cell table:formula="of:=MAX([.$K156];[.$W156])" office:value-type="float"/>
          <table:table-cell table:formula="of:=MAX([.$L156];[.$X156])" office:value-type="float"/>
          <table:table-cell table:formula="of:=MAX([.$M156];[.$Y156])" office:value-type="float"/>
          <table:table-cell table:formula="of:=MAX([.$N156];[.$Z156])" office:value-type="float"/>
        </table:table-row>
        <table:table-row table:style-name="ro1">
          <table:table-cell office:value-type="string">
            <text:p>p04.pddl/40</text:p>
          </table:table-cell>
          <table:table-cell office:value-type="float" office:value="300.0"/>
          <table:table-cell office:value-type="float" office:value="299.989"/>
          <table:table-cell office:value-type="float" office:value="299.4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8952.0"/>
          <table:table-cell office:value-type="float" office:value="2181050.0"/>
          <table:table-cell office:value-type="float" office:value="2163544.0"/>
          <table:table-cell office:value-type="float" office:value="45372.0"/>
          <table:table-cell office:value-type="float" office:value="3634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5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16772.0"/>
          <table:table-cell office:value-type="float" office:value="811775.0"/>
          <table:table-cell office:value-type="float" office:value="45372.0"/>
          <table:table-cell office:value-type="float" office:value="36341.0"/>
          <table:table-cell office:value-type="float" office:value="0.0"/>
          <table:table-cell office:value-type="float" office:value="0.0"/>
          <table:table-cell table:formula="of:=MIN([.$B157];[.$O157])" office:value-type="float"/>
          <table:table-cell table:formula="of:=MIN([.$C157];[.$P157])" office:value-type="float"/>
          <table:table-cell table:formula="of:=MIN([.$D157];[.$Q157])" office:value-type="float"/>
          <table:table-cell table:formula="of:=MIN([.$E157];[.$R157])" office:value-type="float"/>
          <table:table-cell table:formula="of:=MIN([.$F157];[.$S157])" office:value-type="float"/>
          <table:table-cell table:formula="of:=MIN([.$G157];[.$T157])" office:value-type="float"/>
          <table:table-cell table:formula="of:=MIN([.$H157];[.$U157])" office:value-type="float"/>
          <table:table-cell table:formula="of:=MIN([.$I157];[.$V157])" office:value-type="float"/>
          <table:table-cell table:formula="of:=MIN([.$J157])" office:value-type="float"/>
          <table:table-cell table:formula="of:=MIN([.$K157];[.$W157])" office:value-type="float"/>
          <table:table-cell table:formula="of:=MIN([.$L157];[.$X157])" office:value-type="float"/>
          <table:table-cell table:formula="of:=MIN([.$M157];[.$Y157])" office:value-type="float"/>
          <table:table-cell table:formula="of:=MIN([.$N157];[.$Z157])" office:value-type="float"/>
          <table:table-cell table:formula="of:=MEDIAN([.$B157];[.$O157])" office:value-type="float"/>
          <table:table-cell table:formula="of:=MEDIAN([.$C157];[.$P157])" office:value-type="float"/>
          <table:table-cell table:formula="of:=MEDIAN([.$D157];[.$Q157])" office:value-type="float"/>
          <table:table-cell table:formula="of:=MEDIAN([.$E157];[.$R157])" office:value-type="float"/>
          <table:table-cell table:formula="of:=MEDIAN([.$F157];[.$S157])" office:value-type="float"/>
          <table:table-cell table:formula="of:=MEDIAN([.$G157];[.$T157])" office:value-type="float"/>
          <table:table-cell table:formula="of:=MEDIAN([.$H157];[.$U157])" office:value-type="float"/>
          <table:table-cell table:formula="of:=MEDIAN([.$I157];[.$V157])" office:value-type="float"/>
          <table:table-cell table:formula="of:=MEDIAN([.$J157])" office:value-type="float"/>
          <table:table-cell table:formula="of:=MEDIAN([.$K157];[.$W157])" office:value-type="float"/>
          <table:table-cell table:formula="of:=MEDIAN([.$L157];[.$X157])" office:value-type="float"/>
          <table:table-cell table:formula="of:=MEDIAN([.$M157];[.$Y157])" office:value-type="float"/>
          <table:table-cell table:formula="of:=MEDIAN([.$N157];[.$Z157])" office:value-type="float"/>
          <table:table-cell table:formula="of:=MAX([.$B157];[.$O157])" office:value-type="float"/>
          <table:table-cell table:formula="of:=MAX([.$C157];[.$P157])" office:value-type="float"/>
          <table:table-cell table:formula="of:=MAX([.$D157];[.$Q157])" office:value-type="float"/>
          <table:table-cell table:formula="of:=MAX([.$E157];[.$R157])" office:value-type="float"/>
          <table:table-cell table:formula="of:=MAX([.$F157];[.$S157])" office:value-type="float"/>
          <table:table-cell table:formula="of:=MAX([.$G157];[.$T157])" office:value-type="float"/>
          <table:table-cell table:formula="of:=MAX([.$H157];[.$U157])" office:value-type="float"/>
          <table:table-cell table:formula="of:=MAX([.$I157];[.$V157])" office:value-type="float"/>
          <table:table-cell table:formula="of:=MAX([.$J157])" office:value-type="float"/>
          <table:table-cell table:formula="of:=MAX([.$K157];[.$W157])" office:value-type="float"/>
          <table:table-cell table:formula="of:=MAX([.$L157];[.$X157])" office:value-type="float"/>
          <table:table-cell table:formula="of:=MAX([.$M157];[.$Y157])" office:value-type="float"/>
          <table:table-cell table:formula="of:=MAX([.$N157];[.$Z157])" office:value-type="float"/>
        </table:table-row>
        <table:table-row table:style-name="ro1">
          <table:table-cell office:value-type="string">
            <text:p>p04.pddl/5</text:p>
          </table:table-cell>
          <table:table-cell office:value-type="float" office:value="0.103307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167.0"/>
          <table:table-cell office:value-type="float" office:value="69.0"/>
          <table:table-cell office:value-type="float" office:value="6242.0"/>
          <table:table-cell office:value-type="float" office:value="2531.0"/>
          <table:table-cell office:value-type="float" office:value="0.0"/>
          <table:table-cell office:value-type="float" office:value="0.0"/>
          <table:table-cell office:value-type="float" office:value="0.094838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3.0"/>
          <table:table-cell office:value-type="float" office:value="6242.0"/>
          <table:table-cell office:value-type="float" office:value="2531.0"/>
          <table:table-cell office:value-type="float" office:value="0.0"/>
          <table:table-cell office:value-type="float" office:value="0.0"/>
          <table:table-cell table:formula="of:=MIN([.$B158];[.$O158])" office:value-type="float"/>
          <table:table-cell table:formula="of:=MIN([.$C158];[.$P158])" office:value-type="float"/>
          <table:table-cell table:formula="of:=MIN([.$D158];[.$Q158])" office:value-type="float"/>
          <table:table-cell table:formula="of:=MIN([.$E158];[.$R158])" office:value-type="float"/>
          <table:table-cell table:formula="of:=MIN([.$F158];[.$S158])" office:value-type="float"/>
          <table:table-cell table:formula="of:=MIN([.$G158];[.$T158])" office:value-type="float"/>
          <table:table-cell table:formula="of:=MIN([.$H158];[.$U158])" office:value-type="float"/>
          <table:table-cell table:formula="of:=MIN([.$I158];[.$V158])" office:value-type="float"/>
          <table:table-cell table:formula="of:=MIN([.$J158])" office:value-type="float"/>
          <table:table-cell table:formula="of:=MIN([.$K158];[.$W158])" office:value-type="float"/>
          <table:table-cell table:formula="of:=MIN([.$L158];[.$X158])" office:value-type="float"/>
          <table:table-cell table:formula="of:=MIN([.$M158];[.$Y158])" office:value-type="float"/>
          <table:table-cell table:formula="of:=MIN([.$N158];[.$Z158])" office:value-type="float"/>
          <table:table-cell table:formula="of:=MEDIAN([.$B158];[.$O158])" office:value-type="float"/>
          <table:table-cell table:formula="of:=MEDIAN([.$C158];[.$P158])" office:value-type="float"/>
          <table:table-cell table:formula="of:=MEDIAN([.$D158];[.$Q158])" office:value-type="float"/>
          <table:table-cell table:formula="of:=MEDIAN([.$E158];[.$R158])" office:value-type="float"/>
          <table:table-cell table:formula="of:=MEDIAN([.$F158];[.$S158])" office:value-type="float"/>
          <table:table-cell table:formula="of:=MEDIAN([.$G158];[.$T158])" office:value-type="float"/>
          <table:table-cell table:formula="of:=MEDIAN([.$H158];[.$U158])" office:value-type="float"/>
          <table:table-cell table:formula="of:=MEDIAN([.$I158];[.$V158])" office:value-type="float"/>
          <table:table-cell table:formula="of:=MEDIAN([.$J158])" office:value-type="float"/>
          <table:table-cell table:formula="of:=MEDIAN([.$K158];[.$W158])" office:value-type="float"/>
          <table:table-cell table:formula="of:=MEDIAN([.$L158];[.$X158])" office:value-type="float"/>
          <table:table-cell table:formula="of:=MEDIAN([.$M158];[.$Y158])" office:value-type="float"/>
          <table:table-cell table:formula="of:=MEDIAN([.$N158];[.$Z158])" office:value-type="float"/>
          <table:table-cell table:formula="of:=MAX([.$B158];[.$O158])" office:value-type="float"/>
          <table:table-cell table:formula="of:=MAX([.$C158];[.$P158])" office:value-type="float"/>
          <table:table-cell table:formula="of:=MAX([.$D158];[.$Q158])" office:value-type="float"/>
          <table:table-cell table:formula="of:=MAX([.$E158];[.$R158])" office:value-type="float"/>
          <table:table-cell table:formula="of:=MAX([.$F158];[.$S158])" office:value-type="float"/>
          <table:table-cell table:formula="of:=MAX([.$G158];[.$T158])" office:value-type="float"/>
          <table:table-cell table:formula="of:=MAX([.$H158];[.$U158])" office:value-type="float"/>
          <table:table-cell table:formula="of:=MAX([.$I158];[.$V158])" office:value-type="float"/>
          <table:table-cell table:formula="of:=MAX([.$J158])" office:value-type="float"/>
          <table:table-cell table:formula="of:=MAX([.$K158];[.$W158])" office:value-type="float"/>
          <table:table-cell table:formula="of:=MAX([.$L158];[.$X158])" office:value-type="float"/>
          <table:table-cell table:formula="of:=MAX([.$M158];[.$Y158])" office:value-type="float"/>
          <table:table-cell table:formula="of:=MAX([.$N158];[.$Z158])" office:value-type="float"/>
        </table:table-row>
        <table:table-row table:style-name="ro1">
          <table:table-cell office:value-type="string">
            <text:p>p04.pddl/6</text:p>
          </table:table-cell>
          <table:table-cell office:value-type="float" office:value="0.118032"/>
          <table:table-cell office:value-type="float" office:value="0.0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.0"/>
          <table:table-cell office:value-type="float" office:value="462.0"/>
          <table:table-cell office:value-type="float" office:value="301.0"/>
          <table:table-cell office:value-type="float" office:value="7360.0"/>
          <table:table-cell office:value-type="float" office:value="3497.0"/>
          <table:table-cell office:value-type="float" office:value="0.0"/>
          <table:table-cell office:value-type="float" office:value="0.0"/>
          <table:table-cell office:value-type="float" office:value="0.106924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4.0"/>
          <table:table-cell office:value-type="float" office:value="7360.0"/>
          <table:table-cell office:value-type="float" office:value="3497.0"/>
          <table:table-cell office:value-type="float" office:value="0.0"/>
          <table:table-cell office:value-type="float" office:value="0.0"/>
          <table:table-cell table:formula="of:=MIN([.$B159];[.$O159])" office:value-type="float"/>
          <table:table-cell table:formula="of:=MIN([.$C159];[.$P159])" office:value-type="float"/>
          <table:table-cell table:formula="of:=MIN([.$D159];[.$Q159])" office:value-type="float"/>
          <table:table-cell table:formula="of:=MIN([.$E159];[.$R159])" office:value-type="float"/>
          <table:table-cell table:formula="of:=MIN([.$F159];[.$S159])" office:value-type="float"/>
          <table:table-cell table:formula="of:=MIN([.$G159];[.$T159])" office:value-type="float"/>
          <table:table-cell table:formula="of:=MIN([.$H159];[.$U159])" office:value-type="float"/>
          <table:table-cell table:formula="of:=MIN([.$I159];[.$V159])" office:value-type="float"/>
          <table:table-cell table:formula="of:=MIN([.$J159])" office:value-type="float"/>
          <table:table-cell table:formula="of:=MIN([.$K159];[.$W159])" office:value-type="float"/>
          <table:table-cell table:formula="of:=MIN([.$L159];[.$X159])" office:value-type="float"/>
          <table:table-cell table:formula="of:=MIN([.$M159];[.$Y159])" office:value-type="float"/>
          <table:table-cell table:formula="of:=MIN([.$N159];[.$Z159])" office:value-type="float"/>
          <table:table-cell table:formula="of:=MEDIAN([.$B159];[.$O159])" office:value-type="float"/>
          <table:table-cell table:formula="of:=MEDIAN([.$C159];[.$P159])" office:value-type="float"/>
          <table:table-cell table:formula="of:=MEDIAN([.$D159];[.$Q159])" office:value-type="float"/>
          <table:table-cell table:formula="of:=MEDIAN([.$E159];[.$R159])" office:value-type="float"/>
          <table:table-cell table:formula="of:=MEDIAN([.$F159];[.$S159])" office:value-type="float"/>
          <table:table-cell table:formula="of:=MEDIAN([.$G159];[.$T159])" office:value-type="float"/>
          <table:table-cell table:formula="of:=MEDIAN([.$H159];[.$U159])" office:value-type="float"/>
          <table:table-cell table:formula="of:=MEDIAN([.$I159];[.$V159])" office:value-type="float"/>
          <table:table-cell table:formula="of:=MEDIAN([.$J159])" office:value-type="float"/>
          <table:table-cell table:formula="of:=MEDIAN([.$K159];[.$W159])" office:value-type="float"/>
          <table:table-cell table:formula="of:=MEDIAN([.$L159];[.$X159])" office:value-type="float"/>
          <table:table-cell table:formula="of:=MEDIAN([.$M159];[.$Y159])" office:value-type="float"/>
          <table:table-cell table:formula="of:=MEDIAN([.$N159];[.$Z159])" office:value-type="float"/>
          <table:table-cell table:formula="of:=MAX([.$B159];[.$O159])" office:value-type="float"/>
          <table:table-cell table:formula="of:=MAX([.$C159];[.$P159])" office:value-type="float"/>
          <table:table-cell table:formula="of:=MAX([.$D159];[.$Q159])" office:value-type="float"/>
          <table:table-cell table:formula="of:=MAX([.$E159];[.$R159])" office:value-type="float"/>
          <table:table-cell table:formula="of:=MAX([.$F159];[.$S159])" office:value-type="float"/>
          <table:table-cell table:formula="of:=MAX([.$G159];[.$T159])" office:value-type="float"/>
          <table:table-cell table:formula="of:=MAX([.$H159];[.$U159])" office:value-type="float"/>
          <table:table-cell table:formula="of:=MAX([.$I159];[.$V159])" office:value-type="float"/>
          <table:table-cell table:formula="of:=MAX([.$J159])" office:value-type="float"/>
          <table:table-cell table:formula="of:=MAX([.$K159];[.$W159])" office:value-type="float"/>
          <table:table-cell table:formula="of:=MAX([.$L159];[.$X159])" office:value-type="float"/>
          <table:table-cell table:formula="of:=MAX([.$M159];[.$Y159])" office:value-type="float"/>
          <table:table-cell table:formula="of:=MAX([.$N159];[.$Z159])" office:value-type="float"/>
        </table:table-row>
        <table:table-row table:style-name="ro1">
          <table:table-cell office:value-type="string">
            <text:p>p04.pddl/7</text:p>
          </table:table-cell>
          <table:table-cell office:value-type="float" office:value="0.143042"/>
          <table:table-cell office:value-type="float" office:value="0.10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2.0"/>
          <table:table-cell office:value-type="float" office:value="1141.0"/>
          <table:table-cell office:value-type="float" office:value="749.0"/>
          <table:table-cell office:value-type="float" office:value="8478.0"/>
          <table:table-cell office:value-type="float" office:value="4463.0"/>
          <table:table-cell office:value-type="float" office:value="0.0"/>
          <table:table-cell office:value-type="float" office:value="0.0"/>
          <table:table-cell office:value-type="float" office:value="0.12583"/>
          <table:table-cell office:value-type="float" office:value="0.08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73.0"/>
          <table:table-cell office:value-type="float" office:value="556.0"/>
          <table:table-cell office:value-type="float" office:value="8478.0"/>
          <table:table-cell office:value-type="float" office:value="4463.0"/>
          <table:table-cell office:value-type="float" office:value="0.0"/>
          <table:table-cell office:value-type="float" office:value="0.0"/>
          <table:table-cell table:formula="of:=MIN([.$B160];[.$O160])" office:value-type="float"/>
          <table:table-cell table:formula="of:=MIN([.$C160];[.$P160])" office:value-type="float"/>
          <table:table-cell table:formula="of:=MIN([.$D160];[.$Q160])" office:value-type="float"/>
          <table:table-cell table:formula="of:=MIN([.$E160];[.$R160])" office:value-type="float"/>
          <table:table-cell table:formula="of:=MIN([.$F160];[.$S160])" office:value-type="float"/>
          <table:table-cell table:formula="of:=MIN([.$G160];[.$T160])" office:value-type="float"/>
          <table:table-cell table:formula="of:=MIN([.$H160];[.$U160])" office:value-type="float"/>
          <table:table-cell table:formula="of:=MIN([.$I160];[.$V160])" office:value-type="float"/>
          <table:table-cell table:formula="of:=MIN([.$J160])" office:value-type="float"/>
          <table:table-cell table:formula="of:=MIN([.$K160];[.$W160])" office:value-type="float"/>
          <table:table-cell table:formula="of:=MIN([.$L160];[.$X160])" office:value-type="float"/>
          <table:table-cell table:formula="of:=MIN([.$M160];[.$Y160])" office:value-type="float"/>
          <table:table-cell table:formula="of:=MIN([.$N160];[.$Z160])" office:value-type="float"/>
          <table:table-cell table:formula="of:=MEDIAN([.$B160];[.$O160])" office:value-type="float"/>
          <table:table-cell table:formula="of:=MEDIAN([.$C160];[.$P160])" office:value-type="float"/>
          <table:table-cell table:formula="of:=MEDIAN([.$D160];[.$Q160])" office:value-type="float"/>
          <table:table-cell table:formula="of:=MEDIAN([.$E160];[.$R160])" office:value-type="float"/>
          <table:table-cell table:formula="of:=MEDIAN([.$F160];[.$S160])" office:value-type="float"/>
          <table:table-cell table:formula="of:=MEDIAN([.$G160];[.$T160])" office:value-type="float"/>
          <table:table-cell table:formula="of:=MEDIAN([.$H160];[.$U160])" office:value-type="float"/>
          <table:table-cell table:formula="of:=MEDIAN([.$I160];[.$V160])" office:value-type="float"/>
          <table:table-cell table:formula="of:=MEDIAN([.$J160])" office:value-type="float"/>
          <table:table-cell table:formula="of:=MEDIAN([.$K160];[.$W160])" office:value-type="float"/>
          <table:table-cell table:formula="of:=MEDIAN([.$L160];[.$X160])" office:value-type="float"/>
          <table:table-cell table:formula="of:=MEDIAN([.$M160];[.$Y160])" office:value-type="float"/>
          <table:table-cell table:formula="of:=MEDIAN([.$N160];[.$Z160])" office:value-type="float"/>
          <table:table-cell table:formula="of:=MAX([.$B160];[.$O160])" office:value-type="float"/>
          <table:table-cell table:formula="of:=MAX([.$C160];[.$P160])" office:value-type="float"/>
          <table:table-cell table:formula="of:=MAX([.$D160];[.$Q160])" office:value-type="float"/>
          <table:table-cell table:formula="of:=MAX([.$E160];[.$R160])" office:value-type="float"/>
          <table:table-cell table:formula="of:=MAX([.$F160];[.$S160])" office:value-type="float"/>
          <table:table-cell table:formula="of:=MAX([.$G160];[.$T160])" office:value-type="float"/>
          <table:table-cell table:formula="of:=MAX([.$H160];[.$U160])" office:value-type="float"/>
          <table:table-cell table:formula="of:=MAX([.$I160];[.$V160])" office:value-type="float"/>
          <table:table-cell table:formula="of:=MAX([.$J160])" office:value-type="float"/>
          <table:table-cell table:formula="of:=MAX([.$K160];[.$W160])" office:value-type="float"/>
          <table:table-cell table:formula="of:=MAX([.$L160];[.$X160])" office:value-type="float"/>
          <table:table-cell table:formula="of:=MAX([.$M160];[.$Y160])" office:value-type="float"/>
          <table:table-cell table:formula="of:=MAX([.$N160];[.$Z160])" office:value-type="float"/>
        </table:table-row>
        <table:table-row table:style-name="ro1">
          <table:table-cell office:value-type="string">
            <text:p>p04.pddl/8</text:p>
          </table:table-cell>
          <table:table-cell office:value-type="float" office:value="0.156443"/>
          <table:table-cell office:value-type="float" office:value="0.11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39.0"/>
          <table:table-cell office:value-type="float" office:value="1840.0"/>
          <table:table-cell office:value-type="float" office:value="1353.0"/>
          <table:table-cell office:value-type="float" office:value="9596.0"/>
          <table:table-cell office:value-type="float" office:value="5429.0"/>
          <table:table-cell office:value-type="float" office:value="0.0"/>
          <table:table-cell office:value-type="float" office:value="0.0"/>
          <table:table-cell office:value-type="float" office:value="0.136941"/>
          <table:table-cell office:value-type="float" office:value="0.10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6.0"/>
          <table:table-cell office:value-type="float" office:value="588.0"/>
          <table:table-cell office:value-type="float" office:value="9596.0"/>
          <table:table-cell office:value-type="float" office:value="5429.0"/>
          <table:table-cell office:value-type="float" office:value="0.0"/>
          <table:table-cell office:value-type="float" office:value="0.0"/>
          <table:table-cell table:formula="of:=MIN([.$B161];[.$O161])" office:value-type="float"/>
          <table:table-cell table:formula="of:=MIN([.$C161];[.$P161])" office:value-type="float"/>
          <table:table-cell table:formula="of:=MIN([.$D161];[.$Q161])" office:value-type="float"/>
          <table:table-cell table:formula="of:=MIN([.$E161];[.$R161])" office:value-type="float"/>
          <table:table-cell table:formula="of:=MIN([.$F161];[.$S161])" office:value-type="float"/>
          <table:table-cell table:formula="of:=MIN([.$G161];[.$T161])" office:value-type="float"/>
          <table:table-cell table:formula="of:=MIN([.$H161];[.$U161])" office:value-type="float"/>
          <table:table-cell table:formula="of:=MIN([.$I161];[.$V161])" office:value-type="float"/>
          <table:table-cell table:formula="of:=MIN([.$J161])" office:value-type="float"/>
          <table:table-cell table:formula="of:=MIN([.$K161];[.$W161])" office:value-type="float"/>
          <table:table-cell table:formula="of:=MIN([.$L161];[.$X161])" office:value-type="float"/>
          <table:table-cell table:formula="of:=MIN([.$M161];[.$Y161])" office:value-type="float"/>
          <table:table-cell table:formula="of:=MIN([.$N161];[.$Z161])" office:value-type="float"/>
          <table:table-cell table:formula="of:=MEDIAN([.$B161];[.$O161])" office:value-type="float"/>
          <table:table-cell table:formula="of:=MEDIAN([.$C161];[.$P161])" office:value-type="float"/>
          <table:table-cell table:formula="of:=MEDIAN([.$D161];[.$Q161])" office:value-type="float"/>
          <table:table-cell table:formula="of:=MEDIAN([.$E161];[.$R161])" office:value-type="float"/>
          <table:table-cell table:formula="of:=MEDIAN([.$F161];[.$S161])" office:value-type="float"/>
          <table:table-cell table:formula="of:=MEDIAN([.$G161];[.$T161])" office:value-type="float"/>
          <table:table-cell table:formula="of:=MEDIAN([.$H161];[.$U161])" office:value-type="float"/>
          <table:table-cell table:formula="of:=MEDIAN([.$I161];[.$V161])" office:value-type="float"/>
          <table:table-cell table:formula="of:=MEDIAN([.$J161])" office:value-type="float"/>
          <table:table-cell table:formula="of:=MEDIAN([.$K161];[.$W161])" office:value-type="float"/>
          <table:table-cell table:formula="of:=MEDIAN([.$L161];[.$X161])" office:value-type="float"/>
          <table:table-cell table:formula="of:=MEDIAN([.$M161];[.$Y161])" office:value-type="float"/>
          <table:table-cell table:formula="of:=MEDIAN([.$N161];[.$Z161])" office:value-type="float"/>
          <table:table-cell table:formula="of:=MAX([.$B161];[.$O161])" office:value-type="float"/>
          <table:table-cell table:formula="of:=MAX([.$C161];[.$P161])" office:value-type="float"/>
          <table:table-cell table:formula="of:=MAX([.$D161];[.$Q161])" office:value-type="float"/>
          <table:table-cell table:formula="of:=MAX([.$E161];[.$R161])" office:value-type="float"/>
          <table:table-cell table:formula="of:=MAX([.$F161];[.$S161])" office:value-type="float"/>
          <table:table-cell table:formula="of:=MAX([.$G161];[.$T161])" office:value-type="float"/>
          <table:table-cell table:formula="of:=MAX([.$H161];[.$U161])" office:value-type="float"/>
          <table:table-cell table:formula="of:=MAX([.$I161];[.$V161])" office:value-type="float"/>
          <table:table-cell table:formula="of:=MAX([.$J161])" office:value-type="float"/>
          <table:table-cell table:formula="of:=MAX([.$K161];[.$W161])" office:value-type="float"/>
          <table:table-cell table:formula="of:=MAX([.$L161];[.$X161])" office:value-type="float"/>
          <table:table-cell table:formula="of:=MAX([.$M161];[.$Y161])" office:value-type="float"/>
          <table:table-cell table:formula="of:=MAX([.$N161];[.$Z161])" office:value-type="float"/>
        </table:table-row>
        <table:table-row table:style-name="ro1">
          <table:table-cell office:value-type="string">
            <text:p>p04.pddl/9</text:p>
          </table:table-cell>
          <table:table-cell office:value-type="float" office:value="0.178806"/>
          <table:table-cell office:value-type="float" office:value="0.13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27.0"/>
          <table:table-cell office:value-type="float" office:value="3517.0"/>
          <table:table-cell office:value-type="float" office:value="2728.0"/>
          <table:table-cell office:value-type="float" office:value="10714.0"/>
          <table:table-cell office:value-type="float" office:value="6395.0"/>
          <table:table-cell office:value-type="float" office:value="0.0"/>
          <table:table-cell office:value-type="float" office:value="0.0"/>
          <table:table-cell office:value-type="float" office:value="0.176279"/>
          <table:table-cell office:value-type="float" office:value="0.1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53.0"/>
          <table:table-cell office:value-type="float" office:value="1178.0"/>
          <table:table-cell office:value-type="float" office:value="10714.0"/>
          <table:table-cell office:value-type="float" office:value="6395.0"/>
          <table:table-cell office:value-type="float" office:value="0.0"/>
          <table:table-cell office:value-type="float" office:value="0.0"/>
          <table:table-cell table:formula="of:=MIN([.$B162];[.$O162])" office:value-type="float"/>
          <table:table-cell table:formula="of:=MIN([.$C162];[.$P162])" office:value-type="float"/>
          <table:table-cell table:formula="of:=MIN([.$D162];[.$Q162])" office:value-type="float"/>
          <table:table-cell table:formula="of:=MIN([.$E162];[.$R162])" office:value-type="float"/>
          <table:table-cell table:formula="of:=MIN([.$F162];[.$S162])" office:value-type="float"/>
          <table:table-cell table:formula="of:=MIN([.$G162];[.$T162])" office:value-type="float"/>
          <table:table-cell table:formula="of:=MIN([.$H162];[.$U162])" office:value-type="float"/>
          <table:table-cell table:formula="of:=MIN([.$I162];[.$V162])" office:value-type="float"/>
          <table:table-cell table:formula="of:=MIN([.$J162])" office:value-type="float"/>
          <table:table-cell table:formula="of:=MIN([.$K162];[.$W162])" office:value-type="float"/>
          <table:table-cell table:formula="of:=MIN([.$L162];[.$X162])" office:value-type="float"/>
          <table:table-cell table:formula="of:=MIN([.$M162];[.$Y162])" office:value-type="float"/>
          <table:table-cell table:formula="of:=MIN([.$N162];[.$Z162])" office:value-type="float"/>
          <table:table-cell table:formula="of:=MEDIAN([.$B162];[.$O162])" office:value-type="float"/>
          <table:table-cell table:formula="of:=MEDIAN([.$C162];[.$P162])" office:value-type="float"/>
          <table:table-cell table:formula="of:=MEDIAN([.$D162];[.$Q162])" office:value-type="float"/>
          <table:table-cell table:formula="of:=MEDIAN([.$E162];[.$R162])" office:value-type="float"/>
          <table:table-cell table:formula="of:=MEDIAN([.$F162];[.$S162])" office:value-type="float"/>
          <table:table-cell table:formula="of:=MEDIAN([.$G162];[.$T162])" office:value-type="float"/>
          <table:table-cell table:formula="of:=MEDIAN([.$H162];[.$U162])" office:value-type="float"/>
          <table:table-cell table:formula="of:=MEDIAN([.$I162];[.$V162])" office:value-type="float"/>
          <table:table-cell table:formula="of:=MEDIAN([.$J162])" office:value-type="float"/>
          <table:table-cell table:formula="of:=MEDIAN([.$K162];[.$W162])" office:value-type="float"/>
          <table:table-cell table:formula="of:=MEDIAN([.$L162];[.$X162])" office:value-type="float"/>
          <table:table-cell table:formula="of:=MEDIAN([.$M162];[.$Y162])" office:value-type="float"/>
          <table:table-cell table:formula="of:=MEDIAN([.$N162];[.$Z162])" office:value-type="float"/>
          <table:table-cell table:formula="of:=MAX([.$B162];[.$O162])" office:value-type="float"/>
          <table:table-cell table:formula="of:=MAX([.$C162];[.$P162])" office:value-type="float"/>
          <table:table-cell table:formula="of:=MAX([.$D162];[.$Q162])" office:value-type="float"/>
          <table:table-cell table:formula="of:=MAX([.$E162];[.$R162])" office:value-type="float"/>
          <table:table-cell table:formula="of:=MAX([.$F162];[.$S162])" office:value-type="float"/>
          <table:table-cell table:formula="of:=MAX([.$G162];[.$T162])" office:value-type="float"/>
          <table:table-cell table:formula="of:=MAX([.$H162];[.$U162])" office:value-type="float"/>
          <table:table-cell table:formula="of:=MAX([.$I162];[.$V162])" office:value-type="float"/>
          <table:table-cell table:formula="of:=MAX([.$J162])" office:value-type="float"/>
          <table:table-cell table:formula="of:=MAX([.$K162];[.$W162])" office:value-type="float"/>
          <table:table-cell table:formula="of:=MAX([.$L162];[.$X162])" office:value-type="float"/>
          <table:table-cell table:formula="of:=MAX([.$M162];[.$Y162])" office:value-type="float"/>
          <table:table-cell table:formula="of:=MAX([.$N162];[.$Z162])" office:value-type="float"/>
        </table:table-row>
        <table:table-row table:style-name="ro1">
          <table:table-cell office:value-type="string">
            <text:p>p05.pddl/1</text:p>
          </table:table-cell>
          <table:table-cell office:value-type="float" office:value="0.062248"/>
          <table:table-cell office:value-type="float" office:value="0.0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7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5977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770.0"/>
          <table:table-cell office:value-type="float" office:value="3.0"/>
          <table:table-cell office:value-type="float" office:value="0.0"/>
          <table:table-cell office:value-type="float" office:value="0.0"/>
          <table:table-cell table:formula="of:=MIN([.$B163];[.$O163])" office:value-type="float"/>
          <table:table-cell table:formula="of:=MIN([.$C163];[.$P163])" office:value-type="float"/>
          <table:table-cell table:formula="of:=MIN([.$D163];[.$Q163])" office:value-type="float"/>
          <table:table-cell table:formula="of:=MIN([.$E163];[.$R163])" office:value-type="float"/>
          <table:table-cell table:formula="of:=MIN([.$F163];[.$S163])" office:value-type="float"/>
          <table:table-cell table:formula="of:=MIN([.$G163];[.$T163])" office:value-type="float"/>
          <table:table-cell table:formula="of:=MIN([.$H163];[.$U163])" office:value-type="float"/>
          <table:table-cell table:formula="of:=MIN([.$I163];[.$V163])" office:value-type="float"/>
          <table:table-cell table:formula="of:=MIN([.$J163])" office:value-type="float"/>
          <table:table-cell table:formula="of:=MIN([.$K163];[.$W163])" office:value-type="float"/>
          <table:table-cell table:formula="of:=MIN([.$L163];[.$X163])" office:value-type="float"/>
          <table:table-cell table:formula="of:=MIN([.$M163];[.$Y163])" office:value-type="float"/>
          <table:table-cell table:formula="of:=MIN([.$N163];[.$Z163])" office:value-type="float"/>
          <table:table-cell table:formula="of:=MEDIAN([.$B163];[.$O163])" office:value-type="float"/>
          <table:table-cell table:formula="of:=MEDIAN([.$C163];[.$P163])" office:value-type="float"/>
          <table:table-cell table:formula="of:=MEDIAN([.$D163];[.$Q163])" office:value-type="float"/>
          <table:table-cell table:formula="of:=MEDIAN([.$E163];[.$R163])" office:value-type="float"/>
          <table:table-cell table:formula="of:=MEDIAN([.$F163];[.$S163])" office:value-type="float"/>
          <table:table-cell table:formula="of:=MEDIAN([.$G163];[.$T163])" office:value-type="float"/>
          <table:table-cell table:formula="of:=MEDIAN([.$H163];[.$U163])" office:value-type="float"/>
          <table:table-cell table:formula="of:=MEDIAN([.$I163];[.$V163])" office:value-type="float"/>
          <table:table-cell table:formula="of:=MEDIAN([.$J163])" office:value-type="float"/>
          <table:table-cell table:formula="of:=MEDIAN([.$K163];[.$W163])" office:value-type="float"/>
          <table:table-cell table:formula="of:=MEDIAN([.$L163];[.$X163])" office:value-type="float"/>
          <table:table-cell table:formula="of:=MEDIAN([.$M163];[.$Y163])" office:value-type="float"/>
          <table:table-cell table:formula="of:=MEDIAN([.$N163];[.$Z163])" office:value-type="float"/>
          <table:table-cell table:formula="of:=MAX([.$B163];[.$O163])" office:value-type="float"/>
          <table:table-cell table:formula="of:=MAX([.$C163];[.$P163])" office:value-type="float"/>
          <table:table-cell table:formula="of:=MAX([.$D163];[.$Q163])" office:value-type="float"/>
          <table:table-cell table:formula="of:=MAX([.$E163];[.$R163])" office:value-type="float"/>
          <table:table-cell table:formula="of:=MAX([.$F163];[.$S163])" office:value-type="float"/>
          <table:table-cell table:formula="of:=MAX([.$G163];[.$T163])" office:value-type="float"/>
          <table:table-cell table:formula="of:=MAX([.$H163];[.$U163])" office:value-type="float"/>
          <table:table-cell table:formula="of:=MAX([.$I163];[.$V163])" office:value-type="float"/>
          <table:table-cell table:formula="of:=MAX([.$J163])" office:value-type="float"/>
          <table:table-cell table:formula="of:=MAX([.$K163];[.$W163])" office:value-type="float"/>
          <table:table-cell table:formula="of:=MAX([.$L163];[.$X163])" office:value-type="float"/>
          <table:table-cell table:formula="of:=MAX([.$M163];[.$Y163])" office:value-type="float"/>
          <table:table-cell table:formula="of:=MAX([.$N163];[.$Z163])" office:value-type="float"/>
        </table:table-row>
        <table:table-row table:style-name="ro1">
          <table:table-cell office:value-type="string">
            <text:p>p05.pddl/10</text:p>
          </table:table-cell>
          <table:table-cell office:value-type="float" office:value="0.230243"/>
          <table:table-cell office:value-type="float" office:value="0.193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27.0"/>
          <table:table-cell office:value-type="float" office:value="4867.0"/>
          <table:table-cell office:value-type="float" office:value="4070.0"/>
          <table:table-cell office:value-type="float" office:value="11832.0"/>
          <table:table-cell office:value-type="float" office:value="7361.0"/>
          <table:table-cell office:value-type="float" office:value="0.0"/>
          <table:table-cell office:value-type="float" office:value="0.0"/>
          <table:table-cell office:value-type="float" office:value="0.261071"/>
          <table:table-cell office:value-type="float" office:value="0.223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124.0"/>
          <table:table-cell office:value-type="float" office:value="2810.0"/>
          <table:table-cell office:value-type="float" office:value="11832.0"/>
          <table:table-cell office:value-type="float" office:value="7361.0"/>
          <table:table-cell office:value-type="float" office:value="0.0"/>
          <table:table-cell office:value-type="float" office:value="0.0"/>
          <table:table-cell table:formula="of:=MIN([.$B164];[.$O164])" office:value-type="float"/>
          <table:table-cell table:formula="of:=MIN([.$C164];[.$P164])" office:value-type="float"/>
          <table:table-cell table:formula="of:=MIN([.$D164];[.$Q164])" office:value-type="float"/>
          <table:table-cell table:formula="of:=MIN([.$E164];[.$R164])" office:value-type="float"/>
          <table:table-cell table:formula="of:=MIN([.$F164];[.$S164])" office:value-type="float"/>
          <table:table-cell table:formula="of:=MIN([.$G164];[.$T164])" office:value-type="float"/>
          <table:table-cell table:formula="of:=MIN([.$H164];[.$U164])" office:value-type="float"/>
          <table:table-cell table:formula="of:=MIN([.$I164];[.$V164])" office:value-type="float"/>
          <table:table-cell table:formula="of:=MIN([.$J164])" office:value-type="float"/>
          <table:table-cell table:formula="of:=MIN([.$K164];[.$W164])" office:value-type="float"/>
          <table:table-cell table:formula="of:=MIN([.$L164];[.$X164])" office:value-type="float"/>
          <table:table-cell table:formula="of:=MIN([.$M164];[.$Y164])" office:value-type="float"/>
          <table:table-cell table:formula="of:=MIN([.$N164];[.$Z164])" office:value-type="float"/>
          <table:table-cell table:formula="of:=MEDIAN([.$B164];[.$O164])" office:value-type="float"/>
          <table:table-cell table:formula="of:=MEDIAN([.$C164];[.$P164])" office:value-type="float"/>
          <table:table-cell table:formula="of:=MEDIAN([.$D164];[.$Q164])" office:value-type="float"/>
          <table:table-cell table:formula="of:=MEDIAN([.$E164];[.$R164])" office:value-type="float"/>
          <table:table-cell table:formula="of:=MEDIAN([.$F164];[.$S164])" office:value-type="float"/>
          <table:table-cell table:formula="of:=MEDIAN([.$G164];[.$T164])" office:value-type="float"/>
          <table:table-cell table:formula="of:=MEDIAN([.$H164];[.$U164])" office:value-type="float"/>
          <table:table-cell table:formula="of:=MEDIAN([.$I164];[.$V164])" office:value-type="float"/>
          <table:table-cell table:formula="of:=MEDIAN([.$J164])" office:value-type="float"/>
          <table:table-cell table:formula="of:=MEDIAN([.$K164];[.$W164])" office:value-type="float"/>
          <table:table-cell table:formula="of:=MEDIAN([.$L164];[.$X164])" office:value-type="float"/>
          <table:table-cell table:formula="of:=MEDIAN([.$M164];[.$Y164])" office:value-type="float"/>
          <table:table-cell table:formula="of:=MEDIAN([.$N164];[.$Z164])" office:value-type="float"/>
          <table:table-cell table:formula="of:=MAX([.$B164];[.$O164])" office:value-type="float"/>
          <table:table-cell table:formula="of:=MAX([.$C164];[.$P164])" office:value-type="float"/>
          <table:table-cell table:formula="of:=MAX([.$D164];[.$Q164])" office:value-type="float"/>
          <table:table-cell table:formula="of:=MAX([.$E164];[.$R164])" office:value-type="float"/>
          <table:table-cell table:formula="of:=MAX([.$F164];[.$S164])" office:value-type="float"/>
          <table:table-cell table:formula="of:=MAX([.$G164];[.$T164])" office:value-type="float"/>
          <table:table-cell table:formula="of:=MAX([.$H164];[.$U164])" office:value-type="float"/>
          <table:table-cell table:formula="of:=MAX([.$I164];[.$V164])" office:value-type="float"/>
          <table:table-cell table:formula="of:=MAX([.$J164])" office:value-type="float"/>
          <table:table-cell table:formula="of:=MAX([.$K164];[.$W164])" office:value-type="float"/>
          <table:table-cell table:formula="of:=MAX([.$L164];[.$X164])" office:value-type="float"/>
          <table:table-cell table:formula="of:=MAX([.$M164];[.$Y164])" office:value-type="float"/>
          <table:table-cell table:formula="of:=MAX([.$N164];[.$Z164])" office:value-type="float"/>
        </table:table-row>
        <table:table-row table:style-name="ro1">
          <table:table-cell office:value-type="string">
            <text:p>p05.pddl/11</text:p>
          </table:table-cell>
          <table:table-cell office:value-type="float" office:value="0.740322"/>
          <table:table-cell office:value-type="float" office:value="0.703"/>
          <table:table-cell office:value-type="float" office:value="0.57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559.0"/>
          <table:table-cell office:value-type="float" office:value="21090.0"/>
          <table:table-cell office:value-type="float" office:value="18819.0"/>
          <table:table-cell office:value-type="float" office:value="12950.0"/>
          <table:table-cell office:value-type="float" office:value="8327.0"/>
          <table:table-cell office:value-type="float" office:value="0.0"/>
          <table:table-cell office:value-type="float" office:value="0.0"/>
          <table:table-cell office:value-type="float" office:value="0.448331"/>
          <table:table-cell office:value-type="float" office:value="0.41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285.0"/>
          <table:table-cell office:value-type="float" office:value="5445.0"/>
          <table:table-cell office:value-type="float" office:value="12950.0"/>
          <table:table-cell office:value-type="float" office:value="8327.0"/>
          <table:table-cell office:value-type="float" office:value="0.0"/>
          <table:table-cell office:value-type="float" office:value="0.0"/>
          <table:table-cell table:formula="of:=MIN([.$B165];[.$O165])" office:value-type="float"/>
          <table:table-cell table:formula="of:=MIN([.$C165];[.$P165])" office:value-type="float"/>
          <table:table-cell table:formula="of:=MIN([.$D165];[.$Q165])" office:value-type="float"/>
          <table:table-cell table:formula="of:=MIN([.$E165];[.$R165])" office:value-type="float"/>
          <table:table-cell table:formula="of:=MIN([.$F165];[.$S165])" office:value-type="float"/>
          <table:table-cell table:formula="of:=MIN([.$G165];[.$T165])" office:value-type="float"/>
          <table:table-cell table:formula="of:=MIN([.$H165];[.$U165])" office:value-type="float"/>
          <table:table-cell table:formula="of:=MIN([.$I165];[.$V165])" office:value-type="float"/>
          <table:table-cell table:formula="of:=MIN([.$J165])" office:value-type="float"/>
          <table:table-cell table:formula="of:=MIN([.$K165];[.$W165])" office:value-type="float"/>
          <table:table-cell table:formula="of:=MIN([.$L165];[.$X165])" office:value-type="float"/>
          <table:table-cell table:formula="of:=MIN([.$M165];[.$Y165])" office:value-type="float"/>
          <table:table-cell table:formula="of:=MIN([.$N165];[.$Z165])" office:value-type="float"/>
          <table:table-cell table:formula="of:=MEDIAN([.$B165];[.$O165])" office:value-type="float"/>
          <table:table-cell table:formula="of:=MEDIAN([.$C165];[.$P165])" office:value-type="float"/>
          <table:table-cell table:formula="of:=MEDIAN([.$D165];[.$Q165])" office:value-type="float"/>
          <table:table-cell table:formula="of:=MEDIAN([.$E165];[.$R165])" office:value-type="float"/>
          <table:table-cell table:formula="of:=MEDIAN([.$F165];[.$S165])" office:value-type="float"/>
          <table:table-cell table:formula="of:=MEDIAN([.$G165];[.$T165])" office:value-type="float"/>
          <table:table-cell table:formula="of:=MEDIAN([.$H165];[.$U165])" office:value-type="float"/>
          <table:table-cell table:formula="of:=MEDIAN([.$I165];[.$V165])" office:value-type="float"/>
          <table:table-cell table:formula="of:=MEDIAN([.$J165])" office:value-type="float"/>
          <table:table-cell table:formula="of:=MEDIAN([.$K165];[.$W165])" office:value-type="float"/>
          <table:table-cell table:formula="of:=MEDIAN([.$L165];[.$X165])" office:value-type="float"/>
          <table:table-cell table:formula="of:=MEDIAN([.$M165];[.$Y165])" office:value-type="float"/>
          <table:table-cell table:formula="of:=MEDIAN([.$N165];[.$Z165])" office:value-type="float"/>
          <table:table-cell table:formula="of:=MAX([.$B165];[.$O165])" office:value-type="float"/>
          <table:table-cell table:formula="of:=MAX([.$C165];[.$P165])" office:value-type="float"/>
          <table:table-cell table:formula="of:=MAX([.$D165];[.$Q165])" office:value-type="float"/>
          <table:table-cell table:formula="of:=MAX([.$E165];[.$R165])" office:value-type="float"/>
          <table:table-cell table:formula="of:=MAX([.$F165];[.$S165])" office:value-type="float"/>
          <table:table-cell table:formula="of:=MAX([.$G165];[.$T165])" office:value-type="float"/>
          <table:table-cell table:formula="of:=MAX([.$H165];[.$U165])" office:value-type="float"/>
          <table:table-cell table:formula="of:=MAX([.$I165];[.$V165])" office:value-type="float"/>
          <table:table-cell table:formula="of:=MAX([.$J165])" office:value-type="float"/>
          <table:table-cell table:formula="of:=MAX([.$K165];[.$W165])" office:value-type="float"/>
          <table:table-cell table:formula="of:=MAX([.$L165];[.$X165])" office:value-type="float"/>
          <table:table-cell table:formula="of:=MAX([.$M165];[.$Y165])" office:value-type="float"/>
          <table:table-cell table:formula="of:=MAX([.$N165];[.$Z165])" office:value-type="float"/>
        </table:table-row>
        <table:table-row table:style-name="ro1">
          <table:table-cell office:value-type="string">
            <text:p>p05.pddl/12</text:p>
          </table:table-cell>
          <table:table-cell office:value-type="float" office:value="0.818386"/>
          <table:table-cell office:value-type="float" office:value="0.779"/>
          <table:table-cell office:value-type="float" office:value="0.64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565.0"/>
          <table:table-cell office:value-type="float" office:value="22047.0"/>
          <table:table-cell office:value-type="float" office:value="20078.0"/>
          <table:table-cell office:value-type="float" office:value="14068.0"/>
          <table:table-cell office:value-type="float" office:value="9293.0"/>
          <table:table-cell office:value-type="float" office:value="0.0"/>
          <table:table-cell office:value-type="float" office:value="0.0"/>
          <table:table-cell office:value-type="float" office:value="0.549635"/>
          <table:table-cell office:value-type="float" office:value="0.511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523.0"/>
          <table:table-cell office:value-type="float" office:value="6338.0"/>
          <table:table-cell office:value-type="float" office:value="14068.0"/>
          <table:table-cell office:value-type="float" office:value="9293.0"/>
          <table:table-cell office:value-type="float" office:value="0.0"/>
          <table:table-cell office:value-type="float" office:value="0.0"/>
          <table:table-cell table:formula="of:=MIN([.$B166];[.$O166])" office:value-type="float"/>
          <table:table-cell table:formula="of:=MIN([.$C166];[.$P166])" office:value-type="float"/>
          <table:table-cell table:formula="of:=MIN([.$D166];[.$Q166])" office:value-type="float"/>
          <table:table-cell table:formula="of:=MIN([.$E166];[.$R166])" office:value-type="float"/>
          <table:table-cell table:formula="of:=MIN([.$F166];[.$S166])" office:value-type="float"/>
          <table:table-cell table:formula="of:=MIN([.$G166];[.$T166])" office:value-type="float"/>
          <table:table-cell table:formula="of:=MIN([.$H166];[.$U166])" office:value-type="float"/>
          <table:table-cell table:formula="of:=MIN([.$I166];[.$V166])" office:value-type="float"/>
          <table:table-cell table:formula="of:=MIN([.$J166])" office:value-type="float"/>
          <table:table-cell table:formula="of:=MIN([.$K166];[.$W166])" office:value-type="float"/>
          <table:table-cell table:formula="of:=MIN([.$L166];[.$X166])" office:value-type="float"/>
          <table:table-cell table:formula="of:=MIN([.$M166];[.$Y166])" office:value-type="float"/>
          <table:table-cell table:formula="of:=MIN([.$N166];[.$Z166])" office:value-type="float"/>
          <table:table-cell table:formula="of:=MEDIAN([.$B166];[.$O166])" office:value-type="float"/>
          <table:table-cell table:formula="of:=MEDIAN([.$C166];[.$P166])" office:value-type="float"/>
          <table:table-cell table:formula="of:=MEDIAN([.$D166];[.$Q166])" office:value-type="float"/>
          <table:table-cell table:formula="of:=MEDIAN([.$E166];[.$R166])" office:value-type="float"/>
          <table:table-cell table:formula="of:=MEDIAN([.$F166];[.$S166])" office:value-type="float"/>
          <table:table-cell table:formula="of:=MEDIAN([.$G166];[.$T166])" office:value-type="float"/>
          <table:table-cell table:formula="of:=MEDIAN([.$H166];[.$U166])" office:value-type="float"/>
          <table:table-cell table:formula="of:=MEDIAN([.$I166];[.$V166])" office:value-type="float"/>
          <table:table-cell table:formula="of:=MEDIAN([.$J166])" office:value-type="float"/>
          <table:table-cell table:formula="of:=MEDIAN([.$K166];[.$W166])" office:value-type="float"/>
          <table:table-cell table:formula="of:=MEDIAN([.$L166];[.$X166])" office:value-type="float"/>
          <table:table-cell table:formula="of:=MEDIAN([.$M166];[.$Y166])" office:value-type="float"/>
          <table:table-cell table:formula="of:=MEDIAN([.$N166];[.$Z166])" office:value-type="float"/>
          <table:table-cell table:formula="of:=MAX([.$B166];[.$O166])" office:value-type="float"/>
          <table:table-cell table:formula="of:=MAX([.$C166];[.$P166])" office:value-type="float"/>
          <table:table-cell table:formula="of:=MAX([.$D166];[.$Q166])" office:value-type="float"/>
          <table:table-cell table:formula="of:=MAX([.$E166];[.$R166])" office:value-type="float"/>
          <table:table-cell table:formula="of:=MAX([.$F166];[.$S166])" office:value-type="float"/>
          <table:table-cell table:formula="of:=MAX([.$G166];[.$T166])" office:value-type="float"/>
          <table:table-cell table:formula="of:=MAX([.$H166];[.$U166])" office:value-type="float"/>
          <table:table-cell table:formula="of:=MAX([.$I166];[.$V166])" office:value-type="float"/>
          <table:table-cell table:formula="of:=MAX([.$J166])" office:value-type="float"/>
          <table:table-cell table:formula="of:=MAX([.$K166];[.$W166])" office:value-type="float"/>
          <table:table-cell table:formula="of:=MAX([.$L166];[.$X166])" office:value-type="float"/>
          <table:table-cell table:formula="of:=MAX([.$M166];[.$Y166])" office:value-type="float"/>
          <table:table-cell table:formula="of:=MAX([.$N166];[.$Z166])" office:value-type="float"/>
        </table:table-row>
        <table:table-row table:style-name="ro1">
          <table:table-cell office:value-type="string">
            <text:p>p05.pddl/13</text:p>
          </table:table-cell>
          <table:table-cell office:value-type="float" office:value="2.46277"/>
          <table:table-cell office:value-type="float" office:value="2.424"/>
          <table:table-cell office:value-type="float" office:value="2.27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1146.0"/>
          <table:table-cell office:value-type="float" office:value="52511.0"/>
          <table:table-cell office:value-type="float" office:value="49523.0"/>
          <table:table-cell office:value-type="float" office:value="15186.0"/>
          <table:table-cell office:value-type="float" office:value="10259.0"/>
          <table:table-cell office:value-type="float" office:value="0.0"/>
          <table:table-cell office:value-type="float" office:value="0.0"/>
          <table:table-cell office:value-type="float" office:value="2.66701"/>
          <table:table-cell office:value-type="float" office:value="2.628"/>
          <table:table-cell office:value-type="float" office:value="2.47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7023.0"/>
          <table:table-cell office:value-type="float" office:value="32671.0"/>
          <table:table-cell office:value-type="float" office:value="15186.0"/>
          <table:table-cell office:value-type="float" office:value="10259.0"/>
          <table:table-cell office:value-type="float" office:value="0.0"/>
          <table:table-cell office:value-type="float" office:value="0.0"/>
          <table:table-cell table:formula="of:=MIN([.$B167];[.$O167])" office:value-type="float"/>
          <table:table-cell table:formula="of:=MIN([.$C167];[.$P167])" office:value-type="float"/>
          <table:table-cell table:formula="of:=MIN([.$D167];[.$Q167])" office:value-type="float"/>
          <table:table-cell table:formula="of:=MIN([.$E167];[.$R167])" office:value-type="float"/>
          <table:table-cell table:formula="of:=MIN([.$F167];[.$S167])" office:value-type="float"/>
          <table:table-cell table:formula="of:=MIN([.$G167];[.$T167])" office:value-type="float"/>
          <table:table-cell table:formula="of:=MIN([.$H167];[.$U167])" office:value-type="float"/>
          <table:table-cell table:formula="of:=MIN([.$I167];[.$V167])" office:value-type="float"/>
          <table:table-cell table:formula="of:=MIN([.$J167])" office:value-type="float"/>
          <table:table-cell table:formula="of:=MIN([.$K167];[.$W167])" office:value-type="float"/>
          <table:table-cell table:formula="of:=MIN([.$L167];[.$X167])" office:value-type="float"/>
          <table:table-cell table:formula="of:=MIN([.$M167];[.$Y167])" office:value-type="float"/>
          <table:table-cell table:formula="of:=MIN([.$N167];[.$Z167])" office:value-type="float"/>
          <table:table-cell table:formula="of:=MEDIAN([.$B167];[.$O167])" office:value-type="float"/>
          <table:table-cell table:formula="of:=MEDIAN([.$C167];[.$P167])" office:value-type="float"/>
          <table:table-cell table:formula="of:=MEDIAN([.$D167];[.$Q167])" office:value-type="float"/>
          <table:table-cell table:formula="of:=MEDIAN([.$E167];[.$R167])" office:value-type="float"/>
          <table:table-cell table:formula="of:=MEDIAN([.$F167];[.$S167])" office:value-type="float"/>
          <table:table-cell table:formula="of:=MEDIAN([.$G167];[.$T167])" office:value-type="float"/>
          <table:table-cell table:formula="of:=MEDIAN([.$H167];[.$U167])" office:value-type="float"/>
          <table:table-cell table:formula="of:=MEDIAN([.$I167];[.$V167])" office:value-type="float"/>
          <table:table-cell table:formula="of:=MEDIAN([.$J167])" office:value-type="float"/>
          <table:table-cell table:formula="of:=MEDIAN([.$K167];[.$W167])" office:value-type="float"/>
          <table:table-cell table:formula="of:=MEDIAN([.$L167];[.$X167])" office:value-type="float"/>
          <table:table-cell table:formula="of:=MEDIAN([.$M167];[.$Y167])" office:value-type="float"/>
          <table:table-cell table:formula="of:=MEDIAN([.$N167];[.$Z167])" office:value-type="float"/>
          <table:table-cell table:formula="of:=MAX([.$B167];[.$O167])" office:value-type="float"/>
          <table:table-cell table:formula="of:=MAX([.$C167];[.$P167])" office:value-type="float"/>
          <table:table-cell table:formula="of:=MAX([.$D167];[.$Q167])" office:value-type="float"/>
          <table:table-cell table:formula="of:=MAX([.$E167];[.$R167])" office:value-type="float"/>
          <table:table-cell table:formula="of:=MAX([.$F167];[.$S167])" office:value-type="float"/>
          <table:table-cell table:formula="of:=MAX([.$G167];[.$T167])" office:value-type="float"/>
          <table:table-cell table:formula="of:=MAX([.$H167];[.$U167])" office:value-type="float"/>
          <table:table-cell table:formula="of:=MAX([.$I167];[.$V167])" office:value-type="float"/>
          <table:table-cell table:formula="of:=MAX([.$J167])" office:value-type="float"/>
          <table:table-cell table:formula="of:=MAX([.$K167];[.$W167])" office:value-type="float"/>
          <table:table-cell table:formula="of:=MAX([.$L167];[.$X167])" office:value-type="float"/>
          <table:table-cell table:formula="of:=MAX([.$M167];[.$Y167])" office:value-type="float"/>
          <table:table-cell table:formula="of:=MAX([.$N167];[.$Z167])" office:value-type="float"/>
        </table:table-row>
        <table:table-row table:style-name="ro1">
          <table:table-cell office:value-type="string">
            <text:p>p05.pddl/14</text:p>
          </table:table-cell>
          <table:table-cell office:value-type="float" office:value="17.4419"/>
          <table:table-cell office:value-type="float" office:value="17.4"/>
          <table:table-cell office:value-type="float" office:value="17.24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19605.0"/>
          <table:table-cell office:value-type="float" office:value="245280.0"/>
          <table:table-cell office:value-type="float" office:value="239096.0"/>
          <table:table-cell office:value-type="float" office:value="16304.0"/>
          <table:table-cell office:value-type="float" office:value="11225.0"/>
          <table:table-cell office:value-type="float" office:value="0.0"/>
          <table:table-cell office:value-type="float" office:value="0.0"/>
          <table:table-cell office:value-type="float" office:value="1.42378"/>
          <table:table-cell office:value-type="float" office:value="1.384"/>
          <table:table-cell office:value-type="float" office:value="1.2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963.0"/>
          <table:table-cell office:value-type="float" office:value="21733.0"/>
          <table:table-cell office:value-type="float" office:value="16304.0"/>
          <table:table-cell office:value-type="float" office:value="11225.0"/>
          <table:table-cell office:value-type="float" office:value="0.0"/>
          <table:table-cell office:value-type="float" office:value="0.0"/>
          <table:table-cell table:formula="of:=MIN([.$B168];[.$O168])" office:value-type="float"/>
          <table:table-cell table:formula="of:=MIN([.$C168];[.$P168])" office:value-type="float"/>
          <table:table-cell table:formula="of:=MIN([.$D168];[.$Q168])" office:value-type="float"/>
          <table:table-cell table:formula="of:=MIN([.$E168];[.$R168])" office:value-type="float"/>
          <table:table-cell table:formula="of:=MIN([.$F168];[.$S168])" office:value-type="float"/>
          <table:table-cell table:formula="of:=MIN([.$G168];[.$T168])" office:value-type="float"/>
          <table:table-cell table:formula="of:=MIN([.$H168];[.$U168])" office:value-type="float"/>
          <table:table-cell table:formula="of:=MIN([.$I168];[.$V168])" office:value-type="float"/>
          <table:table-cell table:formula="of:=MIN([.$J168])" office:value-type="float"/>
          <table:table-cell table:formula="of:=MIN([.$K168];[.$W168])" office:value-type="float"/>
          <table:table-cell table:formula="of:=MIN([.$L168];[.$X168])" office:value-type="float"/>
          <table:table-cell table:formula="of:=MIN([.$M168];[.$Y168])" office:value-type="float"/>
          <table:table-cell table:formula="of:=MIN([.$N168];[.$Z168])" office:value-type="float"/>
          <table:table-cell table:formula="of:=MEDIAN([.$B168];[.$O168])" office:value-type="float"/>
          <table:table-cell table:formula="of:=MEDIAN([.$C168];[.$P168])" office:value-type="float"/>
          <table:table-cell table:formula="of:=MEDIAN([.$D168];[.$Q168])" office:value-type="float"/>
          <table:table-cell table:formula="of:=MEDIAN([.$E168];[.$R168])" office:value-type="float"/>
          <table:table-cell table:formula="of:=MEDIAN([.$F168];[.$S168])" office:value-type="float"/>
          <table:table-cell table:formula="of:=MEDIAN([.$G168];[.$T168])" office:value-type="float"/>
          <table:table-cell table:formula="of:=MEDIAN([.$H168];[.$U168])" office:value-type="float"/>
          <table:table-cell table:formula="of:=MEDIAN([.$I168];[.$V168])" office:value-type="float"/>
          <table:table-cell table:formula="of:=MEDIAN([.$J168])" office:value-type="float"/>
          <table:table-cell table:formula="of:=MEDIAN([.$K168];[.$W168])" office:value-type="float"/>
          <table:table-cell table:formula="of:=MEDIAN([.$L168];[.$X168])" office:value-type="float"/>
          <table:table-cell table:formula="of:=MEDIAN([.$M168];[.$Y168])" office:value-type="float"/>
          <table:table-cell table:formula="of:=MEDIAN([.$N168];[.$Z168])" office:value-type="float"/>
          <table:table-cell table:formula="of:=MAX([.$B168];[.$O168])" office:value-type="float"/>
          <table:table-cell table:formula="of:=MAX([.$C168];[.$P168])" office:value-type="float"/>
          <table:table-cell table:formula="of:=MAX([.$D168];[.$Q168])" office:value-type="float"/>
          <table:table-cell table:formula="of:=MAX([.$E168];[.$R168])" office:value-type="float"/>
          <table:table-cell table:formula="of:=MAX([.$F168];[.$S168])" office:value-type="float"/>
          <table:table-cell table:formula="of:=MAX([.$G168];[.$T168])" office:value-type="float"/>
          <table:table-cell table:formula="of:=MAX([.$H168];[.$U168])" office:value-type="float"/>
          <table:table-cell table:formula="of:=MAX([.$I168];[.$V168])" office:value-type="float"/>
          <table:table-cell table:formula="of:=MAX([.$J168])" office:value-type="float"/>
          <table:table-cell table:formula="of:=MAX([.$K168];[.$W168])" office:value-type="float"/>
          <table:table-cell table:formula="of:=MAX([.$L168];[.$X168])" office:value-type="float"/>
          <table:table-cell table:formula="of:=MAX([.$M168];[.$Y168])" office:value-type="float"/>
          <table:table-cell table:formula="of:=MAX([.$N168];[.$Z168])" office:value-type="float"/>
        </table:table-row>
        <table:table-row table:style-name="ro1">
          <table:table-cell office:value-type="string">
            <text:p>p05.pddl/15</text:p>
          </table:table-cell>
          <table:table-cell office:value-type="float" office:value="33.0908"/>
          <table:table-cell office:value-type="float" office:value="33.047"/>
          <table:table-cell office:value-type="float" office:value="32.85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91070.0"/>
          <table:table-cell office:value-type="float" office:value="447923.0"/>
          <table:table-cell office:value-type="float" office:value="440442.0"/>
          <table:table-cell office:value-type="float" office:value="17422.0"/>
          <table:table-cell office:value-type="float" office:value="12191.0"/>
          <table:table-cell office:value-type="float" office:value="0.0"/>
          <table:table-cell office:value-type="float" office:value="0.0"/>
          <table:table-cell office:value-type="float" office:value="5.6024"/>
          <table:table-cell office:value-type="float" office:value="5.559"/>
          <table:table-cell office:value-type="float" office:value="5.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0878.0"/>
          <table:table-cell office:value-type="float" office:value="63531.0"/>
          <table:table-cell office:value-type="float" office:value="17422.0"/>
          <table:table-cell office:value-type="float" office:value="12191.0"/>
          <table:table-cell office:value-type="float" office:value="0.0"/>
          <table:table-cell office:value-type="float" office:value="0.0"/>
          <table:table-cell table:formula="of:=MIN([.$B169];[.$O169])" office:value-type="float"/>
          <table:table-cell table:formula="of:=MIN([.$C169];[.$P169])" office:value-type="float"/>
          <table:table-cell table:formula="of:=MIN([.$D169];[.$Q169])" office:value-type="float"/>
          <table:table-cell table:formula="of:=MIN([.$E169];[.$R169])" office:value-type="float"/>
          <table:table-cell table:formula="of:=MIN([.$F169];[.$S169])" office:value-type="float"/>
          <table:table-cell table:formula="of:=MIN([.$G169];[.$T169])" office:value-type="float"/>
          <table:table-cell table:formula="of:=MIN([.$H169];[.$U169])" office:value-type="float"/>
          <table:table-cell table:formula="of:=MIN([.$I169];[.$V169])" office:value-type="float"/>
          <table:table-cell table:formula="of:=MIN([.$J169])" office:value-type="float"/>
          <table:table-cell table:formula="of:=MIN([.$K169];[.$W169])" office:value-type="float"/>
          <table:table-cell table:formula="of:=MIN([.$L169];[.$X169])" office:value-type="float"/>
          <table:table-cell table:formula="of:=MIN([.$M169];[.$Y169])" office:value-type="float"/>
          <table:table-cell table:formula="of:=MIN([.$N169];[.$Z169])" office:value-type="float"/>
          <table:table-cell table:formula="of:=MEDIAN([.$B169];[.$O169])" office:value-type="float"/>
          <table:table-cell table:formula="of:=MEDIAN([.$C169];[.$P169])" office:value-type="float"/>
          <table:table-cell table:formula="of:=MEDIAN([.$D169];[.$Q169])" office:value-type="float"/>
          <table:table-cell table:formula="of:=MEDIAN([.$E169];[.$R169])" office:value-type="float"/>
          <table:table-cell table:formula="of:=MEDIAN([.$F169];[.$S169])" office:value-type="float"/>
          <table:table-cell table:formula="of:=MEDIAN([.$G169];[.$T169])" office:value-type="float"/>
          <table:table-cell table:formula="of:=MEDIAN([.$H169];[.$U169])" office:value-type="float"/>
          <table:table-cell table:formula="of:=MEDIAN([.$I169];[.$V169])" office:value-type="float"/>
          <table:table-cell table:formula="of:=MEDIAN([.$J169])" office:value-type="float"/>
          <table:table-cell table:formula="of:=MEDIAN([.$K169];[.$W169])" office:value-type="float"/>
          <table:table-cell table:formula="of:=MEDIAN([.$L169];[.$X169])" office:value-type="float"/>
          <table:table-cell table:formula="of:=MEDIAN([.$M169];[.$Y169])" office:value-type="float"/>
          <table:table-cell table:formula="of:=MEDIAN([.$N169];[.$Z169])" office:value-type="float"/>
          <table:table-cell table:formula="of:=MAX([.$B169];[.$O169])" office:value-type="float"/>
          <table:table-cell table:formula="of:=MAX([.$C169];[.$P169])" office:value-type="float"/>
          <table:table-cell table:formula="of:=MAX([.$D169];[.$Q169])" office:value-type="float"/>
          <table:table-cell table:formula="of:=MAX([.$E169];[.$R169])" office:value-type="float"/>
          <table:table-cell table:formula="of:=MAX([.$F169];[.$S169])" office:value-type="float"/>
          <table:table-cell table:formula="of:=MAX([.$G169];[.$T169])" office:value-type="float"/>
          <table:table-cell table:formula="of:=MAX([.$H169];[.$U169])" office:value-type="float"/>
          <table:table-cell table:formula="of:=MAX([.$I169];[.$V169])" office:value-type="float"/>
          <table:table-cell table:formula="of:=MAX([.$J169])" office:value-type="float"/>
          <table:table-cell table:formula="of:=MAX([.$K169];[.$W169])" office:value-type="float"/>
          <table:table-cell table:formula="of:=MAX([.$L169];[.$X169])" office:value-type="float"/>
          <table:table-cell table:formula="of:=MAX([.$M169];[.$Y169])" office:value-type="float"/>
          <table:table-cell table:formula="of:=MAX([.$N169];[.$Z169])" office:value-type="float"/>
        </table:table-row>
        <table:table-row table:style-name="ro1">
          <table:table-cell office:value-type="string">
            <text:p>p05.pddl/16</text:p>
          </table:table-cell>
          <table:table-cell office:value-type="float" office:value="61.5961"/>
          <table:table-cell office:value-type="float" office:value="61.551"/>
          <table:table-cell office:value-type="float" office:value="61.36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28227.0"/>
          <table:table-cell office:value-type="float" office:value="898854.0"/>
          <table:table-cell office:value-type="float" office:value="884482.0"/>
          <table:table-cell office:value-type="float" office:value="18540.0"/>
          <table:table-cell office:value-type="float" office:value="13157.0"/>
          <table:table-cell office:value-type="float" office:value="0.0"/>
          <table:table-cell office:value-type="float" office:value="0.0"/>
          <table:table-cell office:value-type="float" office:value="13.2702"/>
          <table:table-cell office:value-type="float" office:value="13.228"/>
          <table:table-cell office:value-type="float" office:value="13.06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15583.0"/>
          <table:table-cell office:value-type="float" office:value="149457.0"/>
          <table:table-cell office:value-type="float" office:value="18540.0"/>
          <table:table-cell office:value-type="float" office:value="13157.0"/>
          <table:table-cell office:value-type="float" office:value="0.0"/>
          <table:table-cell office:value-type="float" office:value="0.0"/>
          <table:table-cell table:formula="of:=MIN([.$B170];[.$O170])" office:value-type="float"/>
          <table:table-cell table:formula="of:=MIN([.$C170];[.$P170])" office:value-type="float"/>
          <table:table-cell table:formula="of:=MIN([.$D170];[.$Q170])" office:value-type="float"/>
          <table:table-cell table:formula="of:=MIN([.$E170];[.$R170])" office:value-type="float"/>
          <table:table-cell table:formula="of:=MIN([.$F170];[.$S170])" office:value-type="float"/>
          <table:table-cell table:formula="of:=MIN([.$G170];[.$T170])" office:value-type="float"/>
          <table:table-cell table:formula="of:=MIN([.$H170];[.$U170])" office:value-type="float"/>
          <table:table-cell table:formula="of:=MIN([.$I170];[.$V170])" office:value-type="float"/>
          <table:table-cell table:formula="of:=MIN([.$J170])" office:value-type="float"/>
          <table:table-cell table:formula="of:=MIN([.$K170];[.$W170])" office:value-type="float"/>
          <table:table-cell table:formula="of:=MIN([.$L170];[.$X170])" office:value-type="float"/>
          <table:table-cell table:formula="of:=MIN([.$M170];[.$Y170])" office:value-type="float"/>
          <table:table-cell table:formula="of:=MIN([.$N170];[.$Z170])" office:value-type="float"/>
          <table:table-cell table:formula="of:=MEDIAN([.$B170];[.$O170])" office:value-type="float"/>
          <table:table-cell table:formula="of:=MEDIAN([.$C170];[.$P170])" office:value-type="float"/>
          <table:table-cell table:formula="of:=MEDIAN([.$D170];[.$Q170])" office:value-type="float"/>
          <table:table-cell table:formula="of:=MEDIAN([.$E170];[.$R170])" office:value-type="float"/>
          <table:table-cell table:formula="of:=MEDIAN([.$F170];[.$S170])" office:value-type="float"/>
          <table:table-cell table:formula="of:=MEDIAN([.$G170];[.$T170])" office:value-type="float"/>
          <table:table-cell table:formula="of:=MEDIAN([.$H170];[.$U170])" office:value-type="float"/>
          <table:table-cell table:formula="of:=MEDIAN([.$I170];[.$V170])" office:value-type="float"/>
          <table:table-cell table:formula="of:=MEDIAN([.$J170])" office:value-type="float"/>
          <table:table-cell table:formula="of:=MEDIAN([.$K170];[.$W170])" office:value-type="float"/>
          <table:table-cell table:formula="of:=MEDIAN([.$L170];[.$X170])" office:value-type="float"/>
          <table:table-cell table:formula="of:=MEDIAN([.$M170];[.$Y170])" office:value-type="float"/>
          <table:table-cell table:formula="of:=MEDIAN([.$N170];[.$Z170])" office:value-type="float"/>
          <table:table-cell table:formula="of:=MAX([.$B170];[.$O170])" office:value-type="float"/>
          <table:table-cell table:formula="of:=MAX([.$C170];[.$P170])" office:value-type="float"/>
          <table:table-cell table:formula="of:=MAX([.$D170];[.$Q170])" office:value-type="float"/>
          <table:table-cell table:formula="of:=MAX([.$E170];[.$R170])" office:value-type="float"/>
          <table:table-cell table:formula="of:=MAX([.$F170];[.$S170])" office:value-type="float"/>
          <table:table-cell table:formula="of:=MAX([.$G170];[.$T170])" office:value-type="float"/>
          <table:table-cell table:formula="of:=MAX([.$H170];[.$U170])" office:value-type="float"/>
          <table:table-cell table:formula="of:=MAX([.$I170];[.$V170])" office:value-type="float"/>
          <table:table-cell table:formula="of:=MAX([.$J170])" office:value-type="float"/>
          <table:table-cell table:formula="of:=MAX([.$K170];[.$W170])" office:value-type="float"/>
          <table:table-cell table:formula="of:=MAX([.$L170];[.$X170])" office:value-type="float"/>
          <table:table-cell table:formula="of:=MAX([.$M170];[.$Y170])" office:value-type="float"/>
          <table:table-cell table:formula="of:=MAX([.$N170];[.$Z170])" office:value-type="float"/>
        </table:table-row>
        <table:table-row table:style-name="ro1">
          <table:table-cell office:value-type="string">
            <text:p>p05.pddl/17</text:p>
          </table:table-cell>
          <table:table-cell office:value-type="float" office:value="120.705"/>
          <table:table-cell office:value-type="float" office:value="120.66"/>
          <table:table-cell office:value-type="float" office:value="120.46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46234.0"/>
          <table:table-cell office:value-type="float" office:value="1299946.0"/>
          <table:table-cell office:value-type="float" office:value="1279853.0"/>
          <table:table-cell office:value-type="float" office:value="19658.0"/>
          <table:table-cell office:value-type="float" office:value="14123.0"/>
          <table:table-cell office:value-type="float" office:value="0.0"/>
          <table:table-cell office:value-type="float" office:value="0.0"/>
          <table:table-cell office:value-type="float" office:value="26.9392"/>
          <table:table-cell office:value-type="float" office:value="26.897"/>
          <table:table-cell office:value-type="float" office:value="26.72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20692.0"/>
          <table:table-cell office:value-type="float" office:value="276690.0"/>
          <table:table-cell office:value-type="float" office:value="19658.0"/>
          <table:table-cell office:value-type="float" office:value="14123.0"/>
          <table:table-cell office:value-type="float" office:value="0.0"/>
          <table:table-cell office:value-type="float" office:value="0.0"/>
          <table:table-cell table:formula="of:=MIN([.$B171];[.$O171])" office:value-type="float"/>
          <table:table-cell table:formula="of:=MIN([.$C171];[.$P171])" office:value-type="float"/>
          <table:table-cell table:formula="of:=MIN([.$D171];[.$Q171])" office:value-type="float"/>
          <table:table-cell table:formula="of:=MIN([.$E171];[.$R171])" office:value-type="float"/>
          <table:table-cell table:formula="of:=MIN([.$F171];[.$S171])" office:value-type="float"/>
          <table:table-cell table:formula="of:=MIN([.$G171];[.$T171])" office:value-type="float"/>
          <table:table-cell table:formula="of:=MIN([.$H171];[.$U171])" office:value-type="float"/>
          <table:table-cell table:formula="of:=MIN([.$I171];[.$V171])" office:value-type="float"/>
          <table:table-cell table:formula="of:=MIN([.$J171])" office:value-type="float"/>
          <table:table-cell table:formula="of:=MIN([.$K171];[.$W171])" office:value-type="float"/>
          <table:table-cell table:formula="of:=MIN([.$L171];[.$X171])" office:value-type="float"/>
          <table:table-cell table:formula="of:=MIN([.$M171];[.$Y171])" office:value-type="float"/>
          <table:table-cell table:formula="of:=MIN([.$N171];[.$Z171])" office:value-type="float"/>
          <table:table-cell table:formula="of:=MEDIAN([.$B171];[.$O171])" office:value-type="float"/>
          <table:table-cell table:formula="of:=MEDIAN([.$C171];[.$P171])" office:value-type="float"/>
          <table:table-cell table:formula="of:=MEDIAN([.$D171];[.$Q171])" office:value-type="float"/>
          <table:table-cell table:formula="of:=MEDIAN([.$E171];[.$R171])" office:value-type="float"/>
          <table:table-cell table:formula="of:=MEDIAN([.$F171];[.$S171])" office:value-type="float"/>
          <table:table-cell table:formula="of:=MEDIAN([.$G171];[.$T171])" office:value-type="float"/>
          <table:table-cell table:formula="of:=MEDIAN([.$H171];[.$U171])" office:value-type="float"/>
          <table:table-cell table:formula="of:=MEDIAN([.$I171];[.$V171])" office:value-type="float"/>
          <table:table-cell table:formula="of:=MEDIAN([.$J171])" office:value-type="float"/>
          <table:table-cell table:formula="of:=MEDIAN([.$K171];[.$W171])" office:value-type="float"/>
          <table:table-cell table:formula="of:=MEDIAN([.$L171];[.$X171])" office:value-type="float"/>
          <table:table-cell table:formula="of:=MEDIAN([.$M171];[.$Y171])" office:value-type="float"/>
          <table:table-cell table:formula="of:=MEDIAN([.$N171];[.$Z171])" office:value-type="float"/>
          <table:table-cell table:formula="of:=MAX([.$B171];[.$O171])" office:value-type="float"/>
          <table:table-cell table:formula="of:=MAX([.$C171];[.$P171])" office:value-type="float"/>
          <table:table-cell table:formula="of:=MAX([.$D171];[.$Q171])" office:value-type="float"/>
          <table:table-cell table:formula="of:=MAX([.$E171];[.$R171])" office:value-type="float"/>
          <table:table-cell table:formula="of:=MAX([.$F171];[.$S171])" office:value-type="float"/>
          <table:table-cell table:formula="of:=MAX([.$G171];[.$T171])" office:value-type="float"/>
          <table:table-cell table:formula="of:=MAX([.$H171];[.$U171])" office:value-type="float"/>
          <table:table-cell table:formula="of:=MAX([.$I171];[.$V171])" office:value-type="float"/>
          <table:table-cell table:formula="of:=MAX([.$J171])" office:value-type="float"/>
          <table:table-cell table:formula="of:=MAX([.$K171];[.$W171])" office:value-type="float"/>
          <table:table-cell table:formula="of:=MAX([.$L171];[.$X171])" office:value-type="float"/>
          <table:table-cell table:formula="of:=MAX([.$M171];[.$Y171])" office:value-type="float"/>
          <table:table-cell table:formula="of:=MAX([.$N171];[.$Z171])" office:value-type="float"/>
        </table:table-row>
        <table:table-row table:style-name="ro1">
          <table:table-cell office:value-type="string">
            <text:p>p05.pddl/18</text:p>
          </table:table-cell>
          <table:table-cell office:value-type="float" office:value="300.0"/>
          <table:table-cell office:value-type="float" office:value="299.989"/>
          <table:table-cell office:value-type="float" office:value="299.74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02757.0"/>
          <table:table-cell office:value-type="float" office:value="2338434.0"/>
          <table:table-cell office:value-type="float" office:value="2320216.0"/>
          <table:table-cell office:value-type="float" office:value="20776.0"/>
          <table:table-cell office:value-type="float" office:value="15089.0"/>
          <table:table-cell office:value-type="float" office:value="0.0"/>
          <table:table-cell office:value-type="float" office:value="0.0"/>
          <table:table-cell office:value-type="float" office:value="22.7052"/>
          <table:table-cell office:value-type="float" office:value="22.66"/>
          <table:table-cell office:value-type="float" office:value="22.47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70992.0"/>
          <table:table-cell office:value-type="float" office:value="231042.0"/>
          <table:table-cell office:value-type="float" office:value="20776.0"/>
          <table:table-cell office:value-type="float" office:value="15089.0"/>
          <table:table-cell office:value-type="float" office:value="0.0"/>
          <table:table-cell office:value-type="float" office:value="0.0"/>
          <table:table-cell table:formula="of:=MIN([.$B172];[.$O172])" office:value-type="float"/>
          <table:table-cell table:formula="of:=MIN([.$C172];[.$P172])" office:value-type="float"/>
          <table:table-cell table:formula="of:=MIN([.$D172];[.$Q172])" office:value-type="float"/>
          <table:table-cell table:formula="of:=MIN([.$E172];[.$R172])" office:value-type="float"/>
          <table:table-cell table:formula="of:=MIN([.$F172];[.$S172])" office:value-type="float"/>
          <table:table-cell table:formula="of:=MIN([.$G172];[.$T172])" office:value-type="float"/>
          <table:table-cell table:formula="of:=MIN([.$H172];[.$U172])" office:value-type="float"/>
          <table:table-cell table:formula="of:=MIN([.$I172];[.$V172])" office:value-type="float"/>
          <table:table-cell table:formula="of:=MIN([.$J172])" office:value-type="float"/>
          <table:table-cell table:formula="of:=MIN([.$K172];[.$W172])" office:value-type="float"/>
          <table:table-cell table:formula="of:=MIN([.$L172];[.$X172])" office:value-type="float"/>
          <table:table-cell table:formula="of:=MIN([.$M172];[.$Y172])" office:value-type="float"/>
          <table:table-cell table:formula="of:=MIN([.$N172];[.$Z172])" office:value-type="float"/>
          <table:table-cell table:formula="of:=MEDIAN([.$B172];[.$O172])" office:value-type="float"/>
          <table:table-cell table:formula="of:=MEDIAN([.$C172];[.$P172])" office:value-type="float"/>
          <table:table-cell table:formula="of:=MEDIAN([.$D172];[.$Q172])" office:value-type="float"/>
          <table:table-cell table:formula="of:=MEDIAN([.$E172];[.$R172])" office:value-type="float"/>
          <table:table-cell table:formula="of:=MEDIAN([.$F172];[.$S172])" office:value-type="float"/>
          <table:table-cell table:formula="of:=MEDIAN([.$G172];[.$T172])" office:value-type="float"/>
          <table:table-cell table:formula="of:=MEDIAN([.$H172];[.$U172])" office:value-type="float"/>
          <table:table-cell table:formula="of:=MEDIAN([.$I172];[.$V172])" office:value-type="float"/>
          <table:table-cell table:formula="of:=MEDIAN([.$J172])" office:value-type="float"/>
          <table:table-cell table:formula="of:=MEDIAN([.$K172];[.$W172])" office:value-type="float"/>
          <table:table-cell table:formula="of:=MEDIAN([.$L172];[.$X172])" office:value-type="float"/>
          <table:table-cell table:formula="of:=MEDIAN([.$M172];[.$Y172])" office:value-type="float"/>
          <table:table-cell table:formula="of:=MEDIAN([.$N172];[.$Z172])" office:value-type="float"/>
          <table:table-cell table:formula="of:=MAX([.$B172];[.$O172])" office:value-type="float"/>
          <table:table-cell table:formula="of:=MAX([.$C172];[.$P172])" office:value-type="float"/>
          <table:table-cell table:formula="of:=MAX([.$D172];[.$Q172])" office:value-type="float"/>
          <table:table-cell table:formula="of:=MAX([.$E172];[.$R172])" office:value-type="float"/>
          <table:table-cell table:formula="of:=MAX([.$F172];[.$S172])" office:value-type="float"/>
          <table:table-cell table:formula="of:=MAX([.$G172];[.$T172])" office:value-type="float"/>
          <table:table-cell table:formula="of:=MAX([.$H172];[.$U172])" office:value-type="float"/>
          <table:table-cell table:formula="of:=MAX([.$I172];[.$V172])" office:value-type="float"/>
          <table:table-cell table:formula="of:=MAX([.$J172])" office:value-type="float"/>
          <table:table-cell table:formula="of:=MAX([.$K172];[.$W172])" office:value-type="float"/>
          <table:table-cell table:formula="of:=MAX([.$L172];[.$X172])" office:value-type="float"/>
          <table:table-cell table:formula="of:=MAX([.$M172];[.$Y172])" office:value-type="float"/>
          <table:table-cell table:formula="of:=MAX([.$N172];[.$Z172])" office:value-type="float"/>
        </table:table-row>
        <table:table-row table:style-name="ro1">
          <table:table-cell office:value-type="string">
            <text:p>p05.pddl/19</text:p>
          </table:table-cell>
          <table:table-cell office:value-type="float" office:value="300.0"/>
          <table:table-cell office:value-type="float" office:value="299.984"/>
          <table:table-cell office:value-type="float" office:value="299.76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13069.0"/>
          <table:table-cell office:value-type="float" office:value="2290869.0"/>
          <table:table-cell office:value-type="float" office:value="2268879.0"/>
          <table:table-cell office:value-type="float" office:value="21894.0"/>
          <table:table-cell office:value-type="float" office:value="16055.0"/>
          <table:table-cell office:value-type="float" office:value="0.0"/>
          <table:table-cell office:value-type="float" office:value="0.0"/>
          <table:table-cell office:value-type="float" office:value="185.993"/>
          <table:table-cell office:value-type="float" office:value="185.706"/>
          <table:table-cell office:value-type="float" office:value="185.51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1024901.0"/>
          <table:table-cell office:value-type="float" office:value="1255053.0"/>
          <table:table-cell office:value-type="float" office:value="21894.0"/>
          <table:table-cell office:value-type="float" office:value="16055.0"/>
          <table:table-cell office:value-type="float" office:value="0.0"/>
          <table:table-cell office:value-type="float" office:value="0.0"/>
          <table:table-cell table:formula="of:=MIN([.$B173];[.$O173])" office:value-type="float"/>
          <table:table-cell table:formula="of:=MIN([.$C173];[.$P173])" office:value-type="float"/>
          <table:table-cell table:formula="of:=MIN([.$D173];[.$Q173])" office:value-type="float"/>
          <table:table-cell table:formula="of:=MIN([.$E173];[.$R173])" office:value-type="float"/>
          <table:table-cell table:formula="of:=MIN([.$F173];[.$S173])" office:value-type="float"/>
          <table:table-cell table:formula="of:=MIN([.$G173];[.$T173])" office:value-type="float"/>
          <table:table-cell table:formula="of:=MIN([.$H173];[.$U173])" office:value-type="float"/>
          <table:table-cell table:formula="of:=MIN([.$I173];[.$V173])" office:value-type="float"/>
          <table:table-cell table:formula="of:=MIN([.$J173])" office:value-type="float"/>
          <table:table-cell table:formula="of:=MIN([.$K173];[.$W173])" office:value-type="float"/>
          <table:table-cell table:formula="of:=MIN([.$L173];[.$X173])" office:value-type="float"/>
          <table:table-cell table:formula="of:=MIN([.$M173];[.$Y173])" office:value-type="float"/>
          <table:table-cell table:formula="of:=MIN([.$N173];[.$Z173])" office:value-type="float"/>
          <table:table-cell table:formula="of:=MEDIAN([.$B173];[.$O173])" office:value-type="float"/>
          <table:table-cell table:formula="of:=MEDIAN([.$C173];[.$P173])" office:value-type="float"/>
          <table:table-cell table:formula="of:=MEDIAN([.$D173];[.$Q173])" office:value-type="float"/>
          <table:table-cell table:formula="of:=MEDIAN([.$E173];[.$R173])" office:value-type="float"/>
          <table:table-cell table:formula="of:=MEDIAN([.$F173];[.$S173])" office:value-type="float"/>
          <table:table-cell table:formula="of:=MEDIAN([.$G173];[.$T173])" office:value-type="float"/>
          <table:table-cell table:formula="of:=MEDIAN([.$H173];[.$U173])" office:value-type="float"/>
          <table:table-cell table:formula="of:=MEDIAN([.$I173];[.$V173])" office:value-type="float"/>
          <table:table-cell table:formula="of:=MEDIAN([.$J173])" office:value-type="float"/>
          <table:table-cell table:formula="of:=MEDIAN([.$K173];[.$W173])" office:value-type="float"/>
          <table:table-cell table:formula="of:=MEDIAN([.$L173];[.$X173])" office:value-type="float"/>
          <table:table-cell table:formula="of:=MEDIAN([.$M173];[.$Y173])" office:value-type="float"/>
          <table:table-cell table:formula="of:=MEDIAN([.$N173];[.$Z173])" office:value-type="float"/>
          <table:table-cell table:formula="of:=MAX([.$B173];[.$O173])" office:value-type="float"/>
          <table:table-cell table:formula="of:=MAX([.$C173];[.$P173])" office:value-type="float"/>
          <table:table-cell table:formula="of:=MAX([.$D173];[.$Q173])" office:value-type="float"/>
          <table:table-cell table:formula="of:=MAX([.$E173];[.$R173])" office:value-type="float"/>
          <table:table-cell table:formula="of:=MAX([.$F173];[.$S173])" office:value-type="float"/>
          <table:table-cell table:formula="of:=MAX([.$G173];[.$T173])" office:value-type="float"/>
          <table:table-cell table:formula="of:=MAX([.$H173];[.$U173])" office:value-type="float"/>
          <table:table-cell table:formula="of:=MAX([.$I173];[.$V173])" office:value-type="float"/>
          <table:table-cell table:formula="of:=MAX([.$J173])" office:value-type="float"/>
          <table:table-cell table:formula="of:=MAX([.$K173];[.$W173])" office:value-type="float"/>
          <table:table-cell table:formula="of:=MAX([.$L173];[.$X173])" office:value-type="float"/>
          <table:table-cell table:formula="of:=MAX([.$M173];[.$Y173])" office:value-type="float"/>
          <table:table-cell table:formula="of:=MAX([.$N173];[.$Z173])" office:value-type="float"/>
        </table:table-row>
        <table:table-row table:style-name="ro1">
          <table:table-cell office:value-type="string">
            <text:p>p05.pddl/2</text:p>
          </table:table-cell>
          <table:table-cell office:value-type="float" office:value="0.067579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88.0"/>
          <table:table-cell office:value-type="float" office:value="50.0"/>
          <table:table-cell office:value-type="float" office:value="0.0"/>
          <table:table-cell office:value-type="float" office:value="0.0"/>
          <table:table-cell office:value-type="float" office:value="0.070938"/>
          <table:table-cell office:value-type="float" office:value="0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888.0"/>
          <table:table-cell office:value-type="float" office:value="50.0"/>
          <table:table-cell office:value-type="float" office:value="0.0"/>
          <table:table-cell office:value-type="float" office:value="0.0"/>
          <table:table-cell table:formula="of:=MIN([.$B174];[.$O174])" office:value-type="float"/>
          <table:table-cell table:formula="of:=MIN([.$C174];[.$P174])" office:value-type="float"/>
          <table:table-cell table:formula="of:=MIN([.$D174];[.$Q174])" office:value-type="float"/>
          <table:table-cell table:formula="of:=MIN([.$E174];[.$R174])" office:value-type="float"/>
          <table:table-cell table:formula="of:=MIN([.$F174];[.$S174])" office:value-type="float"/>
          <table:table-cell table:formula="of:=MIN([.$G174];[.$T174])" office:value-type="float"/>
          <table:table-cell table:formula="of:=MIN([.$H174];[.$U174])" office:value-type="float"/>
          <table:table-cell table:formula="of:=MIN([.$I174];[.$V174])" office:value-type="float"/>
          <table:table-cell table:formula="of:=MIN([.$J174])" office:value-type="float"/>
          <table:table-cell table:formula="of:=MIN([.$K174];[.$W174])" office:value-type="float"/>
          <table:table-cell table:formula="of:=MIN([.$L174];[.$X174])" office:value-type="float"/>
          <table:table-cell table:formula="of:=MIN([.$M174];[.$Y174])" office:value-type="float"/>
          <table:table-cell table:formula="of:=MIN([.$N174];[.$Z174])" office:value-type="float"/>
          <table:table-cell table:formula="of:=MEDIAN([.$B174];[.$O174])" office:value-type="float"/>
          <table:table-cell table:formula="of:=MEDIAN([.$C174];[.$P174])" office:value-type="float"/>
          <table:table-cell table:formula="of:=MEDIAN([.$D174];[.$Q174])" office:value-type="float"/>
          <table:table-cell table:formula="of:=MEDIAN([.$E174];[.$R174])" office:value-type="float"/>
          <table:table-cell table:formula="of:=MEDIAN([.$F174];[.$S174])" office:value-type="float"/>
          <table:table-cell table:formula="of:=MEDIAN([.$G174];[.$T174])" office:value-type="float"/>
          <table:table-cell table:formula="of:=MEDIAN([.$H174];[.$U174])" office:value-type="float"/>
          <table:table-cell table:formula="of:=MEDIAN([.$I174];[.$V174])" office:value-type="float"/>
          <table:table-cell table:formula="of:=MEDIAN([.$J174])" office:value-type="float"/>
          <table:table-cell table:formula="of:=MEDIAN([.$K174];[.$W174])" office:value-type="float"/>
          <table:table-cell table:formula="of:=MEDIAN([.$L174];[.$X174])" office:value-type="float"/>
          <table:table-cell table:formula="of:=MEDIAN([.$M174];[.$Y174])" office:value-type="float"/>
          <table:table-cell table:formula="of:=MEDIAN([.$N174];[.$Z174])" office:value-type="float"/>
          <table:table-cell table:formula="of:=MAX([.$B174];[.$O174])" office:value-type="float"/>
          <table:table-cell table:formula="of:=MAX([.$C174];[.$P174])" office:value-type="float"/>
          <table:table-cell table:formula="of:=MAX([.$D174];[.$Q174])" office:value-type="float"/>
          <table:table-cell table:formula="of:=MAX([.$E174];[.$R174])" office:value-type="float"/>
          <table:table-cell table:formula="of:=MAX([.$F174];[.$S174])" office:value-type="float"/>
          <table:table-cell table:formula="of:=MAX([.$G174];[.$T174])" office:value-type="float"/>
          <table:table-cell table:formula="of:=MAX([.$H174];[.$U174])" office:value-type="float"/>
          <table:table-cell table:formula="of:=MAX([.$I174];[.$V174])" office:value-type="float"/>
          <table:table-cell table:formula="of:=MAX([.$J174])" office:value-type="float"/>
          <table:table-cell table:formula="of:=MAX([.$K174];[.$W174])" office:value-type="float"/>
          <table:table-cell table:formula="of:=MAX([.$L174];[.$X174])" office:value-type="float"/>
          <table:table-cell table:formula="of:=MAX([.$M174];[.$Y174])" office:value-type="float"/>
          <table:table-cell table:formula="of:=MAX([.$N174];[.$Z174])" office:value-type="float"/>
        </table:table-row>
        <table:table-row table:style-name="ro1">
          <table:table-cell office:value-type="string">
            <text:p>p05.pddl/20</text:p>
          </table:table-cell>
          <table:table-cell office:value-type="float" office:value="300.0"/>
          <table:table-cell office:value-type="float" office:value="299.981"/>
          <table:table-cell office:value-type="float" office:value="299.7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61704.0"/>
          <table:table-cell office:value-type="float" office:value="2403123.0"/>
          <table:table-cell office:value-type="float" office:value="2376163.0"/>
          <table:table-cell office:value-type="float" office:value="23012.0"/>
          <table:table-cell office:value-type="float" office:value="1702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78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41233.0"/>
          <table:table-cell office:value-type="float" office:value="1760447.0"/>
          <table:table-cell office:value-type="float" office:value="23012.0"/>
          <table:table-cell office:value-type="float" office:value="17021.0"/>
          <table:table-cell office:value-type="float" office:value="0.0"/>
          <table:table-cell office:value-type="float" office:value="0.0"/>
          <table:table-cell table:formula="of:=MIN([.$B175];[.$O175])" office:value-type="float"/>
          <table:table-cell table:formula="of:=MIN([.$C175];[.$P175])" office:value-type="float"/>
          <table:table-cell table:formula="of:=MIN([.$D175];[.$Q175])" office:value-type="float"/>
          <table:table-cell table:formula="of:=MIN([.$E175];[.$R175])" office:value-type="float"/>
          <table:table-cell table:formula="of:=MIN([.$F175];[.$S175])" office:value-type="float"/>
          <table:table-cell table:formula="of:=MIN([.$G175];[.$T175])" office:value-type="float"/>
          <table:table-cell table:formula="of:=MIN([.$H175];[.$U175])" office:value-type="float"/>
          <table:table-cell table:formula="of:=MIN([.$I175];[.$V175])" office:value-type="float"/>
          <table:table-cell table:formula="of:=MIN([.$J175])" office:value-type="float"/>
          <table:table-cell table:formula="of:=MIN([.$K175];[.$W175])" office:value-type="float"/>
          <table:table-cell table:formula="of:=MIN([.$L175];[.$X175])" office:value-type="float"/>
          <table:table-cell table:formula="of:=MIN([.$M175];[.$Y175])" office:value-type="float"/>
          <table:table-cell table:formula="of:=MIN([.$N175];[.$Z175])" office:value-type="float"/>
          <table:table-cell table:formula="of:=MEDIAN([.$B175];[.$O175])" office:value-type="float"/>
          <table:table-cell table:formula="of:=MEDIAN([.$C175];[.$P175])" office:value-type="float"/>
          <table:table-cell table:formula="of:=MEDIAN([.$D175];[.$Q175])" office:value-type="float"/>
          <table:table-cell table:formula="of:=MEDIAN([.$E175];[.$R175])" office:value-type="float"/>
          <table:table-cell table:formula="of:=MEDIAN([.$F175];[.$S175])" office:value-type="float"/>
          <table:table-cell table:formula="of:=MEDIAN([.$G175];[.$T175])" office:value-type="float"/>
          <table:table-cell table:formula="of:=MEDIAN([.$H175];[.$U175])" office:value-type="float"/>
          <table:table-cell table:formula="of:=MEDIAN([.$I175];[.$V175])" office:value-type="float"/>
          <table:table-cell table:formula="of:=MEDIAN([.$J175])" office:value-type="float"/>
          <table:table-cell table:formula="of:=MEDIAN([.$K175];[.$W175])" office:value-type="float"/>
          <table:table-cell table:formula="of:=MEDIAN([.$L175];[.$X175])" office:value-type="float"/>
          <table:table-cell table:formula="of:=MEDIAN([.$M175];[.$Y175])" office:value-type="float"/>
          <table:table-cell table:formula="of:=MEDIAN([.$N175];[.$Z175])" office:value-type="float"/>
          <table:table-cell table:formula="of:=MAX([.$B175];[.$O175])" office:value-type="float"/>
          <table:table-cell table:formula="of:=MAX([.$C175];[.$P175])" office:value-type="float"/>
          <table:table-cell table:formula="of:=MAX([.$D175];[.$Q175])" office:value-type="float"/>
          <table:table-cell table:formula="of:=MAX([.$E175];[.$R175])" office:value-type="float"/>
          <table:table-cell table:formula="of:=MAX([.$F175];[.$S175])" office:value-type="float"/>
          <table:table-cell table:formula="of:=MAX([.$G175];[.$T175])" office:value-type="float"/>
          <table:table-cell table:formula="of:=MAX([.$H175];[.$U175])" office:value-type="float"/>
          <table:table-cell table:formula="of:=MAX([.$I175];[.$V175])" office:value-type="float"/>
          <table:table-cell table:formula="of:=MAX([.$J175])" office:value-type="float"/>
          <table:table-cell table:formula="of:=MAX([.$K175];[.$W175])" office:value-type="float"/>
          <table:table-cell table:formula="of:=MAX([.$L175];[.$X175])" office:value-type="float"/>
          <table:table-cell table:formula="of:=MAX([.$M175];[.$Y175])" office:value-type="float"/>
          <table:table-cell table:formula="of:=MAX([.$N175];[.$Z175])" office:value-type="float"/>
        </table:table-row>
        <table:table-row table:style-name="ro1">
          <table:table-cell office:value-type="string">
            <text:p>p05.pddl/21</text:p>
          </table:table-cell>
          <table:table-cell office:value-type="float" office:value="300.0"/>
          <table:table-cell office:value-type="float" office:value="299.983"/>
          <table:table-cell office:value-type="float" office:value="299.73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10140.0"/>
          <table:table-cell office:value-type="float" office:value="2394902.0"/>
          <table:table-cell office:value-type="float" office:value="2377841.0"/>
          <table:table-cell office:value-type="float" office:value="24130.0"/>
          <table:table-cell office:value-type="float" office:value="1798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9.74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89310.0"/>
          <table:table-cell office:value-type="float" office:value="1829836.0"/>
          <table:table-cell office:value-type="float" office:value="24130.0"/>
          <table:table-cell office:value-type="float" office:value="17987.0"/>
          <table:table-cell office:value-type="float" office:value="0.0"/>
          <table:table-cell office:value-type="float" office:value="0.0"/>
          <table:table-cell table:formula="of:=MIN([.$B176];[.$O176])" office:value-type="float"/>
          <table:table-cell table:formula="of:=MIN([.$C176];[.$P176])" office:value-type="float"/>
          <table:table-cell table:formula="of:=MIN([.$D176];[.$Q176])" office:value-type="float"/>
          <table:table-cell table:formula="of:=MIN([.$E176];[.$R176])" office:value-type="float"/>
          <table:table-cell table:formula="of:=MIN([.$F176];[.$S176])" office:value-type="float"/>
          <table:table-cell table:formula="of:=MIN([.$G176];[.$T176])" office:value-type="float"/>
          <table:table-cell table:formula="of:=MIN([.$H176];[.$U176])" office:value-type="float"/>
          <table:table-cell table:formula="of:=MIN([.$I176];[.$V176])" office:value-type="float"/>
          <table:table-cell table:formula="of:=MIN([.$J176])" office:value-type="float"/>
          <table:table-cell table:formula="of:=MIN([.$K176];[.$W176])" office:value-type="float"/>
          <table:table-cell table:formula="of:=MIN([.$L176];[.$X176])" office:value-type="float"/>
          <table:table-cell table:formula="of:=MIN([.$M176];[.$Y176])" office:value-type="float"/>
          <table:table-cell table:formula="of:=MIN([.$N176];[.$Z176])" office:value-type="float"/>
          <table:table-cell table:formula="of:=MEDIAN([.$B176];[.$O176])" office:value-type="float"/>
          <table:table-cell table:formula="of:=MEDIAN([.$C176];[.$P176])" office:value-type="float"/>
          <table:table-cell table:formula="of:=MEDIAN([.$D176];[.$Q176])" office:value-type="float"/>
          <table:table-cell table:formula="of:=MEDIAN([.$E176];[.$R176])" office:value-type="float"/>
          <table:table-cell table:formula="of:=MEDIAN([.$F176];[.$S176])" office:value-type="float"/>
          <table:table-cell table:formula="of:=MEDIAN([.$G176];[.$T176])" office:value-type="float"/>
          <table:table-cell table:formula="of:=MEDIAN([.$H176];[.$U176])" office:value-type="float"/>
          <table:table-cell table:formula="of:=MEDIAN([.$I176];[.$V176])" office:value-type="float"/>
          <table:table-cell table:formula="of:=MEDIAN([.$J176])" office:value-type="float"/>
          <table:table-cell table:formula="of:=MEDIAN([.$K176];[.$W176])" office:value-type="float"/>
          <table:table-cell table:formula="of:=MEDIAN([.$L176];[.$X176])" office:value-type="float"/>
          <table:table-cell table:formula="of:=MEDIAN([.$M176];[.$Y176])" office:value-type="float"/>
          <table:table-cell table:formula="of:=MEDIAN([.$N176];[.$Z176])" office:value-type="float"/>
          <table:table-cell table:formula="of:=MAX([.$B176];[.$O176])" office:value-type="float"/>
          <table:table-cell table:formula="of:=MAX([.$C176];[.$P176])" office:value-type="float"/>
          <table:table-cell table:formula="of:=MAX([.$D176];[.$Q176])" office:value-type="float"/>
          <table:table-cell table:formula="of:=MAX([.$E176];[.$R176])" office:value-type="float"/>
          <table:table-cell table:formula="of:=MAX([.$F176];[.$S176])" office:value-type="float"/>
          <table:table-cell table:formula="of:=MAX([.$G176];[.$T176])" office:value-type="float"/>
          <table:table-cell table:formula="of:=MAX([.$H176];[.$U176])" office:value-type="float"/>
          <table:table-cell table:formula="of:=MAX([.$I176];[.$V176])" office:value-type="float"/>
          <table:table-cell table:formula="of:=MAX([.$J176])" office:value-type="float"/>
          <table:table-cell table:formula="of:=MAX([.$K176];[.$W176])" office:value-type="float"/>
          <table:table-cell table:formula="of:=MAX([.$L176];[.$X176])" office:value-type="float"/>
          <table:table-cell table:formula="of:=MAX([.$M176];[.$Y176])" office:value-type="float"/>
          <table:table-cell table:formula="of:=MAX([.$N176];[.$Z176])" office:value-type="float"/>
        </table:table-row>
        <table:table-row table:style-name="ro1">
          <table:table-cell office:value-type="string">
            <text:p>p05.pddl/22</text:p>
          </table:table-cell>
          <table:table-cell office:value-type="float" office:value="300.0"/>
          <table:table-cell office:value-type="float" office:value="299.987"/>
          <table:table-cell office:value-type="float" office:value="299.6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63662.0"/>
          <table:table-cell office:value-type="float" office:value="2508171.0"/>
          <table:table-cell office:value-type="float" office:value="2493007.0"/>
          <table:table-cell office:value-type="float" office:value="25248.0"/>
          <table:table-cell office:value-type="float" office:value="1895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76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11838.0"/>
          <table:table-cell office:value-type="float" office:value="1771374.0"/>
          <table:table-cell office:value-type="float" office:value="25248.0"/>
          <table:table-cell office:value-type="float" office:value="18953.0"/>
          <table:table-cell office:value-type="float" office:value="0.0"/>
          <table:table-cell office:value-type="float" office:value="0.0"/>
          <table:table-cell table:formula="of:=MIN([.$B177];[.$O177])" office:value-type="float"/>
          <table:table-cell table:formula="of:=MIN([.$C177];[.$P177])" office:value-type="float"/>
          <table:table-cell table:formula="of:=MIN([.$D177];[.$Q177])" office:value-type="float"/>
          <table:table-cell table:formula="of:=MIN([.$E177];[.$R177])" office:value-type="float"/>
          <table:table-cell table:formula="of:=MIN([.$F177];[.$S177])" office:value-type="float"/>
          <table:table-cell table:formula="of:=MIN([.$G177];[.$T177])" office:value-type="float"/>
          <table:table-cell table:formula="of:=MIN([.$H177];[.$U177])" office:value-type="float"/>
          <table:table-cell table:formula="of:=MIN([.$I177];[.$V177])" office:value-type="float"/>
          <table:table-cell table:formula="of:=MIN([.$J177])" office:value-type="float"/>
          <table:table-cell table:formula="of:=MIN([.$K177];[.$W177])" office:value-type="float"/>
          <table:table-cell table:formula="of:=MIN([.$L177];[.$X177])" office:value-type="float"/>
          <table:table-cell table:formula="of:=MIN([.$M177];[.$Y177])" office:value-type="float"/>
          <table:table-cell table:formula="of:=MIN([.$N177];[.$Z177])" office:value-type="float"/>
          <table:table-cell table:formula="of:=MEDIAN([.$B177];[.$O177])" office:value-type="float"/>
          <table:table-cell table:formula="of:=MEDIAN([.$C177];[.$P177])" office:value-type="float"/>
          <table:table-cell table:formula="of:=MEDIAN([.$D177];[.$Q177])" office:value-type="float"/>
          <table:table-cell table:formula="of:=MEDIAN([.$E177];[.$R177])" office:value-type="float"/>
          <table:table-cell table:formula="of:=MEDIAN([.$F177];[.$S177])" office:value-type="float"/>
          <table:table-cell table:formula="of:=MEDIAN([.$G177];[.$T177])" office:value-type="float"/>
          <table:table-cell table:formula="of:=MEDIAN([.$H177];[.$U177])" office:value-type="float"/>
          <table:table-cell table:formula="of:=MEDIAN([.$I177];[.$V177])" office:value-type="float"/>
          <table:table-cell table:formula="of:=MEDIAN([.$J177])" office:value-type="float"/>
          <table:table-cell table:formula="of:=MEDIAN([.$K177];[.$W177])" office:value-type="float"/>
          <table:table-cell table:formula="of:=MEDIAN([.$L177];[.$X177])" office:value-type="float"/>
          <table:table-cell table:formula="of:=MEDIAN([.$M177];[.$Y177])" office:value-type="float"/>
          <table:table-cell table:formula="of:=MEDIAN([.$N177];[.$Z177])" office:value-type="float"/>
          <table:table-cell table:formula="of:=MAX([.$B177];[.$O177])" office:value-type="float"/>
          <table:table-cell table:formula="of:=MAX([.$C177];[.$P177])" office:value-type="float"/>
          <table:table-cell table:formula="of:=MAX([.$D177];[.$Q177])" office:value-type="float"/>
          <table:table-cell table:formula="of:=MAX([.$E177];[.$R177])" office:value-type="float"/>
          <table:table-cell table:formula="of:=MAX([.$F177];[.$S177])" office:value-type="float"/>
          <table:table-cell table:formula="of:=MAX([.$G177];[.$T177])" office:value-type="float"/>
          <table:table-cell table:formula="of:=MAX([.$H177];[.$U177])" office:value-type="float"/>
          <table:table-cell table:formula="of:=MAX([.$I177];[.$V177])" office:value-type="float"/>
          <table:table-cell table:formula="of:=MAX([.$J177])" office:value-type="float"/>
          <table:table-cell table:formula="of:=MAX([.$K177];[.$W177])" office:value-type="float"/>
          <table:table-cell table:formula="of:=MAX([.$L177];[.$X177])" office:value-type="float"/>
          <table:table-cell table:formula="of:=MAX([.$M177];[.$Y177])" office:value-type="float"/>
          <table:table-cell table:formula="of:=MAX([.$N177];[.$Z177])" office:value-type="float"/>
        </table:table-row>
        <table:table-row table:style-name="ro1">
          <table:table-cell office:value-type="string">
            <text:p>p05.pddl/23</text:p>
          </table:table-cell>
          <table:table-cell office:value-type="float" office:value="0.627118"/>
          <table:table-cell office:value-type="float" office:value="0.58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892.0"/>
          <table:table-cell office:value-type="float" office:value="55405.0"/>
          <table:table-cell office:value-type="float" office:value="53578.0"/>
          <table:table-cell office:value-type="float" office:value="26366.0"/>
          <table:table-cell office:value-type="float" office:value="19919.0"/>
          <table:table-cell office:value-type="float" office:value="0.0"/>
          <table:table-cell office:value-type="float" office:value="0.0"/>
          <table:table-cell office:value-type="float" office:value="95.1093"/>
          <table:table-cell office:value-type="float" office:value="95.058"/>
          <table:table-cell office:value-type="float" office:value="94.78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485455.0"/>
          <table:table-cell office:value-type="float" office:value="600150.0"/>
          <table:table-cell office:value-type="float" office:value="26366.0"/>
          <table:table-cell office:value-type="float" office:value="19919.0"/>
          <table:table-cell office:value-type="float" office:value="0.0"/>
          <table:table-cell office:value-type="float" office:value="0.0"/>
          <table:table-cell table:formula="of:=MIN([.$B178];[.$O178])" office:value-type="float"/>
          <table:table-cell table:formula="of:=MIN([.$C178];[.$P178])" office:value-type="float"/>
          <table:table-cell table:formula="of:=MIN([.$D178];[.$Q178])" office:value-type="float"/>
          <table:table-cell table:formula="of:=MIN([.$E178];[.$R178])" office:value-type="float"/>
          <table:table-cell table:formula="of:=MIN([.$F178];[.$S178])" office:value-type="float"/>
          <table:table-cell table:formula="of:=MIN([.$G178];[.$T178])" office:value-type="float"/>
          <table:table-cell table:formula="of:=MIN([.$H178];[.$U178])" office:value-type="float"/>
          <table:table-cell table:formula="of:=MIN([.$I178];[.$V178])" office:value-type="float"/>
          <table:table-cell table:formula="of:=MIN([.$J178])" office:value-type="float"/>
          <table:table-cell table:formula="of:=MIN([.$K178];[.$W178])" office:value-type="float"/>
          <table:table-cell table:formula="of:=MIN([.$L178];[.$X178])" office:value-type="float"/>
          <table:table-cell table:formula="of:=MIN([.$M178];[.$Y178])" office:value-type="float"/>
          <table:table-cell table:formula="of:=MIN([.$N178];[.$Z178])" office:value-type="float"/>
          <table:table-cell table:formula="of:=MEDIAN([.$B178];[.$O178])" office:value-type="float"/>
          <table:table-cell table:formula="of:=MEDIAN([.$C178];[.$P178])" office:value-type="float"/>
          <table:table-cell table:formula="of:=MEDIAN([.$D178];[.$Q178])" office:value-type="float"/>
          <table:table-cell table:formula="of:=MEDIAN([.$E178];[.$R178])" office:value-type="float"/>
          <table:table-cell table:formula="of:=MEDIAN([.$F178];[.$S178])" office:value-type="float"/>
          <table:table-cell table:formula="of:=MEDIAN([.$G178];[.$T178])" office:value-type="float"/>
          <table:table-cell table:formula="of:=MEDIAN([.$H178];[.$U178])" office:value-type="float"/>
          <table:table-cell table:formula="of:=MEDIAN([.$I178];[.$V178])" office:value-type="float"/>
          <table:table-cell table:formula="of:=MEDIAN([.$J178])" office:value-type="float"/>
          <table:table-cell table:formula="of:=MEDIAN([.$K178];[.$W178])" office:value-type="float"/>
          <table:table-cell table:formula="of:=MEDIAN([.$L178];[.$X178])" office:value-type="float"/>
          <table:table-cell table:formula="of:=MEDIAN([.$M178];[.$Y178])" office:value-type="float"/>
          <table:table-cell table:formula="of:=MEDIAN([.$N178];[.$Z178])" office:value-type="float"/>
          <table:table-cell table:formula="of:=MAX([.$B178];[.$O178])" office:value-type="float"/>
          <table:table-cell table:formula="of:=MAX([.$C178];[.$P178])" office:value-type="float"/>
          <table:table-cell table:formula="of:=MAX([.$D178];[.$Q178])" office:value-type="float"/>
          <table:table-cell table:formula="of:=MAX([.$E178];[.$R178])" office:value-type="float"/>
          <table:table-cell table:formula="of:=MAX([.$F178];[.$S178])" office:value-type="float"/>
          <table:table-cell table:formula="of:=MAX([.$G178];[.$T178])" office:value-type="float"/>
          <table:table-cell table:formula="of:=MAX([.$H178];[.$U178])" office:value-type="float"/>
          <table:table-cell table:formula="of:=MAX([.$I178];[.$V178])" office:value-type="float"/>
          <table:table-cell table:formula="of:=MAX([.$J178])" office:value-type="float"/>
          <table:table-cell table:formula="of:=MAX([.$K178];[.$W178])" office:value-type="float"/>
          <table:table-cell table:formula="of:=MAX([.$L178];[.$X178])" office:value-type="float"/>
          <table:table-cell table:formula="of:=MAX([.$M178];[.$Y178])" office:value-type="float"/>
          <table:table-cell table:formula="of:=MAX([.$N178];[.$Z178])" office:value-type="float"/>
        </table:table-row>
        <table:table-row table:style-name="ro1">
          <table:table-cell office:value-type="string">
            <text:p>p05.pddl/24</text:p>
          </table:table-cell>
          <table:table-cell office:value-type="float" office:value="1.02467"/>
          <table:table-cell office:value-type="float" office:value="0.951"/>
          <table:table-cell office:value-type="float" office:value="0.6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971.0"/>
          <table:table-cell office:value-type="float" office:value="82236.0"/>
          <table:table-cell office:value-type="float" office:value="80019.0"/>
          <table:table-cell office:value-type="float" office:value="27484.0"/>
          <table:table-cell office:value-type="float" office:value="20885.0"/>
          <table:table-cell office:value-type="float" office:value="0.0"/>
          <table:table-cell office:value-type="float" office:value="0.0"/>
          <table:table-cell office:value-type="float" office:value="1.82115"/>
          <table:table-cell office:value-type="float" office:value="1.775"/>
          <table:table-cell office:value-type="float" office:value="1.53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5549.0"/>
          <table:table-cell office:value-type="float" office:value="20839.0"/>
          <table:table-cell office:value-type="float" office:value="27484.0"/>
          <table:table-cell office:value-type="float" office:value="20885.0"/>
          <table:table-cell office:value-type="float" office:value="0.0"/>
          <table:table-cell office:value-type="float" office:value="0.0"/>
          <table:table-cell table:formula="of:=MIN([.$B179];[.$O179])" office:value-type="float"/>
          <table:table-cell table:formula="of:=MIN([.$C179];[.$P179])" office:value-type="float"/>
          <table:table-cell table:formula="of:=MIN([.$D179];[.$Q179])" office:value-type="float"/>
          <table:table-cell table:formula="of:=MIN([.$E179];[.$R179])" office:value-type="float"/>
          <table:table-cell table:formula="of:=MIN([.$F179];[.$S179])" office:value-type="float"/>
          <table:table-cell table:formula="of:=MIN([.$G179];[.$T179])" office:value-type="float"/>
          <table:table-cell table:formula="of:=MIN([.$H179];[.$U179])" office:value-type="float"/>
          <table:table-cell table:formula="of:=MIN([.$I179];[.$V179])" office:value-type="float"/>
          <table:table-cell table:formula="of:=MIN([.$J179])" office:value-type="float"/>
          <table:table-cell table:formula="of:=MIN([.$K179];[.$W179])" office:value-type="float"/>
          <table:table-cell table:formula="of:=MIN([.$L179];[.$X179])" office:value-type="float"/>
          <table:table-cell table:formula="of:=MIN([.$M179];[.$Y179])" office:value-type="float"/>
          <table:table-cell table:formula="of:=MIN([.$N179];[.$Z179])" office:value-type="float"/>
          <table:table-cell table:formula="of:=MEDIAN([.$B179];[.$O179])" office:value-type="float"/>
          <table:table-cell table:formula="of:=MEDIAN([.$C179];[.$P179])" office:value-type="float"/>
          <table:table-cell table:formula="of:=MEDIAN([.$D179];[.$Q179])" office:value-type="float"/>
          <table:table-cell table:formula="of:=MEDIAN([.$E179];[.$R179])" office:value-type="float"/>
          <table:table-cell table:formula="of:=MEDIAN([.$F179];[.$S179])" office:value-type="float"/>
          <table:table-cell table:formula="of:=MEDIAN([.$G179];[.$T179])" office:value-type="float"/>
          <table:table-cell table:formula="of:=MEDIAN([.$H179];[.$U179])" office:value-type="float"/>
          <table:table-cell table:formula="of:=MEDIAN([.$I179];[.$V179])" office:value-type="float"/>
          <table:table-cell table:formula="of:=MEDIAN([.$J179])" office:value-type="float"/>
          <table:table-cell table:formula="of:=MEDIAN([.$K179];[.$W179])" office:value-type="float"/>
          <table:table-cell table:formula="of:=MEDIAN([.$L179];[.$X179])" office:value-type="float"/>
          <table:table-cell table:formula="of:=MEDIAN([.$M179];[.$Y179])" office:value-type="float"/>
          <table:table-cell table:formula="of:=MEDIAN([.$N179];[.$Z179])" office:value-type="float"/>
          <table:table-cell table:formula="of:=MAX([.$B179];[.$O179])" office:value-type="float"/>
          <table:table-cell table:formula="of:=MAX([.$C179];[.$P179])" office:value-type="float"/>
          <table:table-cell table:formula="of:=MAX([.$D179];[.$Q179])" office:value-type="float"/>
          <table:table-cell table:formula="of:=MAX([.$E179];[.$R179])" office:value-type="float"/>
          <table:table-cell table:formula="of:=MAX([.$F179];[.$S179])" office:value-type="float"/>
          <table:table-cell table:formula="of:=MAX([.$G179];[.$T179])" office:value-type="float"/>
          <table:table-cell table:formula="of:=MAX([.$H179];[.$U179])" office:value-type="float"/>
          <table:table-cell table:formula="of:=MAX([.$I179];[.$V179])" office:value-type="float"/>
          <table:table-cell table:formula="of:=MAX([.$J179])" office:value-type="float"/>
          <table:table-cell table:formula="of:=MAX([.$K179];[.$W179])" office:value-type="float"/>
          <table:table-cell table:formula="of:=MAX([.$L179];[.$X179])" office:value-type="float"/>
          <table:table-cell table:formula="of:=MAX([.$M179];[.$Y179])" office:value-type="float"/>
          <table:table-cell table:formula="of:=MAX([.$N179];[.$Z179])" office:value-type="float"/>
        </table:table-row>
        <table:table-row table:style-name="ro1">
          <table:table-cell office:value-type="string">
            <text:p>p05.pddl/25</text:p>
          </table:table-cell>
          <table:table-cell office:value-type="float" office:value="0.941864"/>
          <table:table-cell office:value-type="float" office:value="0.897"/>
          <table:table-cell office:value-type="float" office:value="0.6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492.0"/>
          <table:table-cell office:value-type="float" office:value="82007.0"/>
          <table:table-cell office:value-type="float" office:value="79885.0"/>
          <table:table-cell office:value-type="float" office:value="28602.0"/>
          <table:table-cell office:value-type="float" office:value="21851.0"/>
          <table:table-cell office:value-type="float" office:value="0.0"/>
          <table:table-cell office:value-type="float" office:value="0.0"/>
          <table:table-cell office:value-type="float" office:value="0.63284"/>
          <table:table-cell office:value-type="float" office:value="0.589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064.0"/>
          <table:table-cell office:value-type="float" office:value="7398.0"/>
          <table:table-cell office:value-type="float" office:value="28602.0"/>
          <table:table-cell office:value-type="float" office:value="21851.0"/>
          <table:table-cell office:value-type="float" office:value="0.0"/>
          <table:table-cell office:value-type="float" office:value="0.0"/>
          <table:table-cell table:formula="of:=MIN([.$B180];[.$O180])" office:value-type="float"/>
          <table:table-cell table:formula="of:=MIN([.$C180];[.$P180])" office:value-type="float"/>
          <table:table-cell table:formula="of:=MIN([.$D180];[.$Q180])" office:value-type="float"/>
          <table:table-cell table:formula="of:=MIN([.$E180];[.$R180])" office:value-type="float"/>
          <table:table-cell table:formula="of:=MIN([.$F180];[.$S180])" office:value-type="float"/>
          <table:table-cell table:formula="of:=MIN([.$G180];[.$T180])" office:value-type="float"/>
          <table:table-cell table:formula="of:=MIN([.$H180];[.$U180])" office:value-type="float"/>
          <table:table-cell table:formula="of:=MIN([.$I180];[.$V180])" office:value-type="float"/>
          <table:table-cell table:formula="of:=MIN([.$J180])" office:value-type="float"/>
          <table:table-cell table:formula="of:=MIN([.$K180];[.$W180])" office:value-type="float"/>
          <table:table-cell table:formula="of:=MIN([.$L180];[.$X180])" office:value-type="float"/>
          <table:table-cell table:formula="of:=MIN([.$M180];[.$Y180])" office:value-type="float"/>
          <table:table-cell table:formula="of:=MIN([.$N180];[.$Z180])" office:value-type="float"/>
          <table:table-cell table:formula="of:=MEDIAN([.$B180];[.$O180])" office:value-type="float"/>
          <table:table-cell table:formula="of:=MEDIAN([.$C180];[.$P180])" office:value-type="float"/>
          <table:table-cell table:formula="of:=MEDIAN([.$D180];[.$Q180])" office:value-type="float"/>
          <table:table-cell table:formula="of:=MEDIAN([.$E180];[.$R180])" office:value-type="float"/>
          <table:table-cell table:formula="of:=MEDIAN([.$F180];[.$S180])" office:value-type="float"/>
          <table:table-cell table:formula="of:=MEDIAN([.$G180];[.$T180])" office:value-type="float"/>
          <table:table-cell table:formula="of:=MEDIAN([.$H180];[.$U180])" office:value-type="float"/>
          <table:table-cell table:formula="of:=MEDIAN([.$I180];[.$V180])" office:value-type="float"/>
          <table:table-cell table:formula="of:=MEDIAN([.$J180])" office:value-type="float"/>
          <table:table-cell table:formula="of:=MEDIAN([.$K180];[.$W180])" office:value-type="float"/>
          <table:table-cell table:formula="of:=MEDIAN([.$L180];[.$X180])" office:value-type="float"/>
          <table:table-cell table:formula="of:=MEDIAN([.$M180];[.$Y180])" office:value-type="float"/>
          <table:table-cell table:formula="of:=MEDIAN([.$N180];[.$Z180])" office:value-type="float"/>
          <table:table-cell table:formula="of:=MAX([.$B180];[.$O180])" office:value-type="float"/>
          <table:table-cell table:formula="of:=MAX([.$C180];[.$P180])" office:value-type="float"/>
          <table:table-cell table:formula="of:=MAX([.$D180];[.$Q180])" office:value-type="float"/>
          <table:table-cell table:formula="of:=MAX([.$E180];[.$R180])" office:value-type="float"/>
          <table:table-cell table:formula="of:=MAX([.$F180];[.$S180])" office:value-type="float"/>
          <table:table-cell table:formula="of:=MAX([.$G180];[.$T180])" office:value-type="float"/>
          <table:table-cell table:formula="of:=MAX([.$H180];[.$U180])" office:value-type="float"/>
          <table:table-cell table:formula="of:=MAX([.$I180];[.$V180])" office:value-type="float"/>
          <table:table-cell table:formula="of:=MAX([.$J180])" office:value-type="float"/>
          <table:table-cell table:formula="of:=MAX([.$K180];[.$W180])" office:value-type="float"/>
          <table:table-cell table:formula="of:=MAX([.$L180];[.$X180])" office:value-type="float"/>
          <table:table-cell table:formula="of:=MAX([.$M180];[.$Y180])" office:value-type="float"/>
          <table:table-cell table:formula="of:=MAX([.$N180];[.$Z180])" office:value-type="float"/>
        </table:table-row>
        <table:table-row table:style-name="ro1">
          <table:table-cell office:value-type="string">
            <text:p>p05.pddl/26</text:p>
          </table:table-cell>
          <table:table-cell office:value-type="float" office:value="300.0"/>
          <table:table-cell office:value-type="float" office:value="299.995"/>
          <table:table-cell office:value-type="float" office:value="299.6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50115.0"/>
          <table:table-cell office:value-type="float" office:value="1503484.0"/>
          <table:table-cell office:value-type="float" office:value="1495056.0"/>
          <table:table-cell office:value-type="float" office:value="29720.0"/>
          <table:table-cell office:value-type="float" office:value="2281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73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62627.0"/>
          <table:table-cell office:value-type="float" office:value="1109128.0"/>
          <table:table-cell office:value-type="float" office:value="29720.0"/>
          <table:table-cell office:value-type="float" office:value="22817.0"/>
          <table:table-cell office:value-type="float" office:value="0.0"/>
          <table:table-cell office:value-type="float" office:value="0.0"/>
          <table:table-cell table:formula="of:=MIN([.$B181];[.$O181])" office:value-type="float"/>
          <table:table-cell table:formula="of:=MIN([.$C181];[.$P181])" office:value-type="float"/>
          <table:table-cell table:formula="of:=MIN([.$D181];[.$Q181])" office:value-type="float"/>
          <table:table-cell table:formula="of:=MIN([.$E181];[.$R181])" office:value-type="float"/>
          <table:table-cell table:formula="of:=MIN([.$F181];[.$S181])" office:value-type="float"/>
          <table:table-cell table:formula="of:=MIN([.$G181];[.$T181])" office:value-type="float"/>
          <table:table-cell table:formula="of:=MIN([.$H181];[.$U181])" office:value-type="float"/>
          <table:table-cell table:formula="of:=MIN([.$I181];[.$V181])" office:value-type="float"/>
          <table:table-cell table:formula="of:=MIN([.$J181])" office:value-type="float"/>
          <table:table-cell table:formula="of:=MIN([.$K181];[.$W181])" office:value-type="float"/>
          <table:table-cell table:formula="of:=MIN([.$L181];[.$X181])" office:value-type="float"/>
          <table:table-cell table:formula="of:=MIN([.$M181];[.$Y181])" office:value-type="float"/>
          <table:table-cell table:formula="of:=MIN([.$N181];[.$Z181])" office:value-type="float"/>
          <table:table-cell table:formula="of:=MEDIAN([.$B181];[.$O181])" office:value-type="float"/>
          <table:table-cell table:formula="of:=MEDIAN([.$C181];[.$P181])" office:value-type="float"/>
          <table:table-cell table:formula="of:=MEDIAN([.$D181];[.$Q181])" office:value-type="float"/>
          <table:table-cell table:formula="of:=MEDIAN([.$E181];[.$R181])" office:value-type="float"/>
          <table:table-cell table:formula="of:=MEDIAN([.$F181];[.$S181])" office:value-type="float"/>
          <table:table-cell table:formula="of:=MEDIAN([.$G181];[.$T181])" office:value-type="float"/>
          <table:table-cell table:formula="of:=MEDIAN([.$H181];[.$U181])" office:value-type="float"/>
          <table:table-cell table:formula="of:=MEDIAN([.$I181];[.$V181])" office:value-type="float"/>
          <table:table-cell table:formula="of:=MEDIAN([.$J181])" office:value-type="float"/>
          <table:table-cell table:formula="of:=MEDIAN([.$K181];[.$W181])" office:value-type="float"/>
          <table:table-cell table:formula="of:=MEDIAN([.$L181];[.$X181])" office:value-type="float"/>
          <table:table-cell table:formula="of:=MEDIAN([.$M181];[.$Y181])" office:value-type="float"/>
          <table:table-cell table:formula="of:=MEDIAN([.$N181];[.$Z181])" office:value-type="float"/>
          <table:table-cell table:formula="of:=MAX([.$B181];[.$O181])" office:value-type="float"/>
          <table:table-cell table:formula="of:=MAX([.$C181];[.$P181])" office:value-type="float"/>
          <table:table-cell table:formula="of:=MAX([.$D181];[.$Q181])" office:value-type="float"/>
          <table:table-cell table:formula="of:=MAX([.$E181];[.$R181])" office:value-type="float"/>
          <table:table-cell table:formula="of:=MAX([.$F181];[.$S181])" office:value-type="float"/>
          <table:table-cell table:formula="of:=MAX([.$G181];[.$T181])" office:value-type="float"/>
          <table:table-cell table:formula="of:=MAX([.$H181];[.$U181])" office:value-type="float"/>
          <table:table-cell table:formula="of:=MAX([.$I181];[.$V181])" office:value-type="float"/>
          <table:table-cell table:formula="of:=MAX([.$J181])" office:value-type="float"/>
          <table:table-cell table:formula="of:=MAX([.$K181];[.$W181])" office:value-type="float"/>
          <table:table-cell table:formula="of:=MAX([.$L181];[.$X181])" office:value-type="float"/>
          <table:table-cell table:formula="of:=MAX([.$M181];[.$Y181])" office:value-type="float"/>
          <table:table-cell table:formula="of:=MAX([.$N181];[.$Z181])" office:value-type="float"/>
        </table:table-row>
        <table:table-row table:style-name="ro1">
          <table:table-cell office:value-type="string">
            <text:p>p05.pddl/27</text:p>
          </table:table-cell>
          <table:table-cell office:value-type="float" office:value="300.0"/>
          <table:table-cell office:value-type="float" office:value="299.985"/>
          <table:table-cell office:value-type="float" office:value="299.6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35133.0"/>
          <table:table-cell office:value-type="float" office:value="1176224.0"/>
          <table:table-cell office:value-type="float" office:value="1168416.0"/>
          <table:table-cell office:value-type="float" office:value="30838.0"/>
          <table:table-cell office:value-type="float" office:value="2378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6"/>
          <table:table-cell office:value-type="float" office:value="299.7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81059.0"/>
          <table:table-cell office:value-type="float" office:value="1013827.0"/>
          <table:table-cell office:value-type="float" office:value="30838.0"/>
          <table:table-cell office:value-type="float" office:value="23783.0"/>
          <table:table-cell office:value-type="float" office:value="0.0"/>
          <table:table-cell office:value-type="float" office:value="0.0"/>
          <table:table-cell table:formula="of:=MIN([.$B182];[.$O182])" office:value-type="float"/>
          <table:table-cell table:formula="of:=MIN([.$C182];[.$P182])" office:value-type="float"/>
          <table:table-cell table:formula="of:=MIN([.$D182];[.$Q182])" office:value-type="float"/>
          <table:table-cell table:formula="of:=MIN([.$E182];[.$R182])" office:value-type="float"/>
          <table:table-cell table:formula="of:=MIN([.$F182];[.$S182])" office:value-type="float"/>
          <table:table-cell table:formula="of:=MIN([.$G182];[.$T182])" office:value-type="float"/>
          <table:table-cell table:formula="of:=MIN([.$H182];[.$U182])" office:value-type="float"/>
          <table:table-cell table:formula="of:=MIN([.$I182];[.$V182])" office:value-type="float"/>
          <table:table-cell table:formula="of:=MIN([.$J182])" office:value-type="float"/>
          <table:table-cell table:formula="of:=MIN([.$K182];[.$W182])" office:value-type="float"/>
          <table:table-cell table:formula="of:=MIN([.$L182];[.$X182])" office:value-type="float"/>
          <table:table-cell table:formula="of:=MIN([.$M182];[.$Y182])" office:value-type="float"/>
          <table:table-cell table:formula="of:=MIN([.$N182];[.$Z182])" office:value-type="float"/>
          <table:table-cell table:formula="of:=MEDIAN([.$B182];[.$O182])" office:value-type="float"/>
          <table:table-cell table:formula="of:=MEDIAN([.$C182];[.$P182])" office:value-type="float"/>
          <table:table-cell table:formula="of:=MEDIAN([.$D182];[.$Q182])" office:value-type="float"/>
          <table:table-cell table:formula="of:=MEDIAN([.$E182];[.$R182])" office:value-type="float"/>
          <table:table-cell table:formula="of:=MEDIAN([.$F182];[.$S182])" office:value-type="float"/>
          <table:table-cell table:formula="of:=MEDIAN([.$G182];[.$T182])" office:value-type="float"/>
          <table:table-cell table:formula="of:=MEDIAN([.$H182];[.$U182])" office:value-type="float"/>
          <table:table-cell table:formula="of:=MEDIAN([.$I182];[.$V182])" office:value-type="float"/>
          <table:table-cell table:formula="of:=MEDIAN([.$J182])" office:value-type="float"/>
          <table:table-cell table:formula="of:=MEDIAN([.$K182];[.$W182])" office:value-type="float"/>
          <table:table-cell table:formula="of:=MEDIAN([.$L182];[.$X182])" office:value-type="float"/>
          <table:table-cell table:formula="of:=MEDIAN([.$M182];[.$Y182])" office:value-type="float"/>
          <table:table-cell table:formula="of:=MEDIAN([.$N182];[.$Z182])" office:value-type="float"/>
          <table:table-cell table:formula="of:=MAX([.$B182];[.$O182])" office:value-type="float"/>
          <table:table-cell table:formula="of:=MAX([.$C182];[.$P182])" office:value-type="float"/>
          <table:table-cell table:formula="of:=MAX([.$D182];[.$Q182])" office:value-type="float"/>
          <table:table-cell table:formula="of:=MAX([.$E182];[.$R182])" office:value-type="float"/>
          <table:table-cell table:formula="of:=MAX([.$F182];[.$S182])" office:value-type="float"/>
          <table:table-cell table:formula="of:=MAX([.$G182];[.$T182])" office:value-type="float"/>
          <table:table-cell table:formula="of:=MAX([.$H182];[.$U182])" office:value-type="float"/>
          <table:table-cell table:formula="of:=MAX([.$I182];[.$V182])" office:value-type="float"/>
          <table:table-cell table:formula="of:=MAX([.$J182])" office:value-type="float"/>
          <table:table-cell table:formula="of:=MAX([.$K182];[.$W182])" office:value-type="float"/>
          <table:table-cell table:formula="of:=MAX([.$L182];[.$X182])" office:value-type="float"/>
          <table:table-cell table:formula="of:=MAX([.$M182];[.$Y182])" office:value-type="float"/>
          <table:table-cell table:formula="of:=MAX([.$N182];[.$Z182])" office:value-type="float"/>
        </table:table-row>
        <table:table-row table:style-name="ro1">
          <table:table-cell office:value-type="string">
            <text:p>p05.pddl/28</text:p>
          </table:table-cell>
          <table:table-cell office:value-type="float" office:value="300.0"/>
          <table:table-cell office:value-type="float" office:value="299.988"/>
          <table:table-cell office:value-type="float" office:value="299.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97430.0"/>
          <table:table-cell office:value-type="float" office:value="1173597.0"/>
          <table:table-cell office:value-type="float" office:value="1162376.0"/>
          <table:table-cell office:value-type="float" office:value="31956.0"/>
          <table:table-cell office:value-type="float" office:value="247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6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81934.0"/>
          <table:table-cell office:value-type="float" office:value="1137554.0"/>
          <table:table-cell office:value-type="float" office:value="31956.0"/>
          <table:table-cell office:value-type="float" office:value="24749.0"/>
          <table:table-cell office:value-type="float" office:value="0.0"/>
          <table:table-cell office:value-type="float" office:value="0.0"/>
          <table:table-cell table:formula="of:=MIN([.$B183];[.$O183])" office:value-type="float"/>
          <table:table-cell table:formula="of:=MIN([.$C183];[.$P183])" office:value-type="float"/>
          <table:table-cell table:formula="of:=MIN([.$D183];[.$Q183])" office:value-type="float"/>
          <table:table-cell table:formula="of:=MIN([.$E183];[.$R183])" office:value-type="float"/>
          <table:table-cell table:formula="of:=MIN([.$F183];[.$S183])" office:value-type="float"/>
          <table:table-cell table:formula="of:=MIN([.$G183];[.$T183])" office:value-type="float"/>
          <table:table-cell table:formula="of:=MIN([.$H183];[.$U183])" office:value-type="float"/>
          <table:table-cell table:formula="of:=MIN([.$I183];[.$V183])" office:value-type="float"/>
          <table:table-cell table:formula="of:=MIN([.$J183])" office:value-type="float"/>
          <table:table-cell table:formula="of:=MIN([.$K183];[.$W183])" office:value-type="float"/>
          <table:table-cell table:formula="of:=MIN([.$L183];[.$X183])" office:value-type="float"/>
          <table:table-cell table:formula="of:=MIN([.$M183];[.$Y183])" office:value-type="float"/>
          <table:table-cell table:formula="of:=MIN([.$N183];[.$Z183])" office:value-type="float"/>
          <table:table-cell table:formula="of:=MEDIAN([.$B183];[.$O183])" office:value-type="float"/>
          <table:table-cell table:formula="of:=MEDIAN([.$C183];[.$P183])" office:value-type="float"/>
          <table:table-cell table:formula="of:=MEDIAN([.$D183];[.$Q183])" office:value-type="float"/>
          <table:table-cell table:formula="of:=MEDIAN([.$E183];[.$R183])" office:value-type="float"/>
          <table:table-cell table:formula="of:=MEDIAN([.$F183];[.$S183])" office:value-type="float"/>
          <table:table-cell table:formula="of:=MEDIAN([.$G183];[.$T183])" office:value-type="float"/>
          <table:table-cell table:formula="of:=MEDIAN([.$H183];[.$U183])" office:value-type="float"/>
          <table:table-cell table:formula="of:=MEDIAN([.$I183];[.$V183])" office:value-type="float"/>
          <table:table-cell table:formula="of:=MEDIAN([.$J183])" office:value-type="float"/>
          <table:table-cell table:formula="of:=MEDIAN([.$K183];[.$W183])" office:value-type="float"/>
          <table:table-cell table:formula="of:=MEDIAN([.$L183];[.$X183])" office:value-type="float"/>
          <table:table-cell table:formula="of:=MEDIAN([.$M183];[.$Y183])" office:value-type="float"/>
          <table:table-cell table:formula="of:=MEDIAN([.$N183];[.$Z183])" office:value-type="float"/>
          <table:table-cell table:formula="of:=MAX([.$B183];[.$O183])" office:value-type="float"/>
          <table:table-cell table:formula="of:=MAX([.$C183];[.$P183])" office:value-type="float"/>
          <table:table-cell table:formula="of:=MAX([.$D183];[.$Q183])" office:value-type="float"/>
          <table:table-cell table:formula="of:=MAX([.$E183];[.$R183])" office:value-type="float"/>
          <table:table-cell table:formula="of:=MAX([.$F183];[.$S183])" office:value-type="float"/>
          <table:table-cell table:formula="of:=MAX([.$G183];[.$T183])" office:value-type="float"/>
          <table:table-cell table:formula="of:=MAX([.$H183];[.$U183])" office:value-type="float"/>
          <table:table-cell table:formula="of:=MAX([.$I183];[.$V183])" office:value-type="float"/>
          <table:table-cell table:formula="of:=MAX([.$J183])" office:value-type="float"/>
          <table:table-cell table:formula="of:=MAX([.$K183];[.$W183])" office:value-type="float"/>
          <table:table-cell table:formula="of:=MAX([.$L183];[.$X183])" office:value-type="float"/>
          <table:table-cell table:formula="of:=MAX([.$M183];[.$Y183])" office:value-type="float"/>
          <table:table-cell table:formula="of:=MAX([.$N183];[.$Z183])" office:value-type="float"/>
        </table:table-row>
        <table:table-row table:style-name="ro1">
          <table:table-cell office:value-type="string">
            <text:p>p05.pddl/29</text:p>
          </table:table-cell>
          <table:table-cell office:value-type="float" office:value="300.0"/>
          <table:table-cell office:value-type="float" office:value="299.98"/>
          <table:table-cell office:value-type="float" office:value="299.6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11257.0"/>
          <table:table-cell office:value-type="float" office:value="1281418.0"/>
          <table:table-cell office:value-type="float" office:value="1269610.0"/>
          <table:table-cell office:value-type="float" office:value="33074.0"/>
          <table:table-cell office:value-type="float" office:value="257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6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65073.0"/>
          <table:table-cell office:value-type="float" office:value="991531.0"/>
          <table:table-cell office:value-type="float" office:value="33074.0"/>
          <table:table-cell office:value-type="float" office:value="25715.0"/>
          <table:table-cell office:value-type="float" office:value="0.0"/>
          <table:table-cell office:value-type="float" office:value="0.0"/>
          <table:table-cell table:formula="of:=MIN([.$B184];[.$O184])" office:value-type="float"/>
          <table:table-cell table:formula="of:=MIN([.$C184];[.$P184])" office:value-type="float"/>
          <table:table-cell table:formula="of:=MIN([.$D184];[.$Q184])" office:value-type="float"/>
          <table:table-cell table:formula="of:=MIN([.$E184];[.$R184])" office:value-type="float"/>
          <table:table-cell table:formula="of:=MIN([.$F184];[.$S184])" office:value-type="float"/>
          <table:table-cell table:formula="of:=MIN([.$G184];[.$T184])" office:value-type="float"/>
          <table:table-cell table:formula="of:=MIN([.$H184];[.$U184])" office:value-type="float"/>
          <table:table-cell table:formula="of:=MIN([.$I184];[.$V184])" office:value-type="float"/>
          <table:table-cell table:formula="of:=MIN([.$J184])" office:value-type="float"/>
          <table:table-cell table:formula="of:=MIN([.$K184];[.$W184])" office:value-type="float"/>
          <table:table-cell table:formula="of:=MIN([.$L184];[.$X184])" office:value-type="float"/>
          <table:table-cell table:formula="of:=MIN([.$M184];[.$Y184])" office:value-type="float"/>
          <table:table-cell table:formula="of:=MIN([.$N184];[.$Z184])" office:value-type="float"/>
          <table:table-cell table:formula="of:=MEDIAN([.$B184];[.$O184])" office:value-type="float"/>
          <table:table-cell table:formula="of:=MEDIAN([.$C184];[.$P184])" office:value-type="float"/>
          <table:table-cell table:formula="of:=MEDIAN([.$D184];[.$Q184])" office:value-type="float"/>
          <table:table-cell table:formula="of:=MEDIAN([.$E184];[.$R184])" office:value-type="float"/>
          <table:table-cell table:formula="of:=MEDIAN([.$F184];[.$S184])" office:value-type="float"/>
          <table:table-cell table:formula="of:=MEDIAN([.$G184];[.$T184])" office:value-type="float"/>
          <table:table-cell table:formula="of:=MEDIAN([.$H184];[.$U184])" office:value-type="float"/>
          <table:table-cell table:formula="of:=MEDIAN([.$I184];[.$V184])" office:value-type="float"/>
          <table:table-cell table:formula="of:=MEDIAN([.$J184])" office:value-type="float"/>
          <table:table-cell table:formula="of:=MEDIAN([.$K184];[.$W184])" office:value-type="float"/>
          <table:table-cell table:formula="of:=MEDIAN([.$L184];[.$X184])" office:value-type="float"/>
          <table:table-cell table:formula="of:=MEDIAN([.$M184];[.$Y184])" office:value-type="float"/>
          <table:table-cell table:formula="of:=MEDIAN([.$N184];[.$Z184])" office:value-type="float"/>
          <table:table-cell table:formula="of:=MAX([.$B184];[.$O184])" office:value-type="float"/>
          <table:table-cell table:formula="of:=MAX([.$C184];[.$P184])" office:value-type="float"/>
          <table:table-cell table:formula="of:=MAX([.$D184];[.$Q184])" office:value-type="float"/>
          <table:table-cell table:formula="of:=MAX([.$E184];[.$R184])" office:value-type="float"/>
          <table:table-cell table:formula="of:=MAX([.$F184];[.$S184])" office:value-type="float"/>
          <table:table-cell table:formula="of:=MAX([.$G184];[.$T184])" office:value-type="float"/>
          <table:table-cell table:formula="of:=MAX([.$H184];[.$U184])" office:value-type="float"/>
          <table:table-cell table:formula="of:=MAX([.$I184];[.$V184])" office:value-type="float"/>
          <table:table-cell table:formula="of:=MAX([.$J184])" office:value-type="float"/>
          <table:table-cell table:formula="of:=MAX([.$K184];[.$W184])" office:value-type="float"/>
          <table:table-cell table:formula="of:=MAX([.$L184];[.$X184])" office:value-type="float"/>
          <table:table-cell table:formula="of:=MAX([.$M184];[.$Y184])" office:value-type="float"/>
          <table:table-cell table:formula="of:=MAX([.$N184];[.$Z184])" office:value-type="float"/>
        </table:table-row>
        <table:table-row table:style-name="ro1">
          <table:table-cell office:value-type="string">
            <text:p>p05.pddl/3</text:p>
          </table:table-cell>
          <table:table-cell office:value-type="float" office:value="0.077172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006.0"/>
          <table:table-cell office:value-type="float" office:value="106.0"/>
          <table:table-cell office:value-type="float" office:value="0.0"/>
          <table:table-cell office:value-type="float" office:value="0.0"/>
          <table:table-cell office:value-type="float" office:value="0.082244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06.0"/>
          <table:table-cell office:value-type="float" office:value="106.0"/>
          <table:table-cell office:value-type="float" office:value="0.0"/>
          <table:table-cell office:value-type="float" office:value="0.0"/>
          <table:table-cell table:formula="of:=MIN([.$B185];[.$O185])" office:value-type="float"/>
          <table:table-cell table:formula="of:=MIN([.$C185];[.$P185])" office:value-type="float"/>
          <table:table-cell table:formula="of:=MIN([.$D185];[.$Q185])" office:value-type="float"/>
          <table:table-cell table:formula="of:=MIN([.$E185];[.$R185])" office:value-type="float"/>
          <table:table-cell table:formula="of:=MIN([.$F185];[.$S185])" office:value-type="float"/>
          <table:table-cell table:formula="of:=MIN([.$G185];[.$T185])" office:value-type="float"/>
          <table:table-cell table:formula="of:=MIN([.$H185];[.$U185])" office:value-type="float"/>
          <table:table-cell table:formula="of:=MIN([.$I185];[.$V185])" office:value-type="float"/>
          <table:table-cell table:formula="of:=MIN([.$J185])" office:value-type="float"/>
          <table:table-cell table:formula="of:=MIN([.$K185];[.$W185])" office:value-type="float"/>
          <table:table-cell table:formula="of:=MIN([.$L185];[.$X185])" office:value-type="float"/>
          <table:table-cell table:formula="of:=MIN([.$M185];[.$Y185])" office:value-type="float"/>
          <table:table-cell table:formula="of:=MIN([.$N185];[.$Z185])" office:value-type="float"/>
          <table:table-cell table:formula="of:=MEDIAN([.$B185];[.$O185])" office:value-type="float"/>
          <table:table-cell table:formula="of:=MEDIAN([.$C185];[.$P185])" office:value-type="float"/>
          <table:table-cell table:formula="of:=MEDIAN([.$D185];[.$Q185])" office:value-type="float"/>
          <table:table-cell table:formula="of:=MEDIAN([.$E185];[.$R185])" office:value-type="float"/>
          <table:table-cell table:formula="of:=MEDIAN([.$F185];[.$S185])" office:value-type="float"/>
          <table:table-cell table:formula="of:=MEDIAN([.$G185];[.$T185])" office:value-type="float"/>
          <table:table-cell table:formula="of:=MEDIAN([.$H185];[.$U185])" office:value-type="float"/>
          <table:table-cell table:formula="of:=MEDIAN([.$I185];[.$V185])" office:value-type="float"/>
          <table:table-cell table:formula="of:=MEDIAN([.$J185])" office:value-type="float"/>
          <table:table-cell table:formula="of:=MEDIAN([.$K185];[.$W185])" office:value-type="float"/>
          <table:table-cell table:formula="of:=MEDIAN([.$L185];[.$X185])" office:value-type="float"/>
          <table:table-cell table:formula="of:=MEDIAN([.$M185];[.$Y185])" office:value-type="float"/>
          <table:table-cell table:formula="of:=MEDIAN([.$N185];[.$Z185])" office:value-type="float"/>
          <table:table-cell table:formula="of:=MAX([.$B185];[.$O185])" office:value-type="float"/>
          <table:table-cell table:formula="of:=MAX([.$C185];[.$P185])" office:value-type="float"/>
          <table:table-cell table:formula="of:=MAX([.$D185];[.$Q185])" office:value-type="float"/>
          <table:table-cell table:formula="of:=MAX([.$E185];[.$R185])" office:value-type="float"/>
          <table:table-cell table:formula="of:=MAX([.$F185];[.$S185])" office:value-type="float"/>
          <table:table-cell table:formula="of:=MAX([.$G185];[.$T185])" office:value-type="float"/>
          <table:table-cell table:formula="of:=MAX([.$H185];[.$U185])" office:value-type="float"/>
          <table:table-cell table:formula="of:=MAX([.$I185];[.$V185])" office:value-type="float"/>
          <table:table-cell table:formula="of:=MAX([.$J185])" office:value-type="float"/>
          <table:table-cell table:formula="of:=MAX([.$K185];[.$W185])" office:value-type="float"/>
          <table:table-cell table:formula="of:=MAX([.$L185];[.$X185])" office:value-type="float"/>
          <table:table-cell table:formula="of:=MAX([.$M185];[.$Y185])" office:value-type="float"/>
          <table:table-cell table:formula="of:=MAX([.$N185];[.$Z185])" office:value-type="float"/>
        </table:table-row>
        <table:table-row table:style-name="ro1">
          <table:table-cell office:value-type="string">
            <text:p>p05.pddl/30</text:p>
          </table:table-cell>
          <table:table-cell office:value-type="float" office:value="300.0"/>
          <table:table-cell office:value-type="float" office:value="299.989"/>
          <table:table-cell office:value-type="float" office:value="299.6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86194.0"/>
          <table:table-cell office:value-type="float" office:value="1206113.0"/>
          <table:table-cell office:value-type="float" office:value="1195822.0"/>
          <table:table-cell office:value-type="float" office:value="34192.0"/>
          <table:table-cell office:value-type="float" office:value="2668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6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86411.0"/>
          <table:table-cell office:value-type="float" office:value="1008590.0"/>
          <table:table-cell office:value-type="float" office:value="34192.0"/>
          <table:table-cell office:value-type="float" office:value="26681.0"/>
          <table:table-cell office:value-type="float" office:value="0.0"/>
          <table:table-cell office:value-type="float" office:value="0.0"/>
          <table:table-cell table:formula="of:=MIN([.$B186];[.$O186])" office:value-type="float"/>
          <table:table-cell table:formula="of:=MIN([.$C186];[.$P186])" office:value-type="float"/>
          <table:table-cell table:formula="of:=MIN([.$D186];[.$Q186])" office:value-type="float"/>
          <table:table-cell table:formula="of:=MIN([.$E186];[.$R186])" office:value-type="float"/>
          <table:table-cell table:formula="of:=MIN([.$F186];[.$S186])" office:value-type="float"/>
          <table:table-cell table:formula="of:=MIN([.$G186];[.$T186])" office:value-type="float"/>
          <table:table-cell table:formula="of:=MIN([.$H186];[.$U186])" office:value-type="float"/>
          <table:table-cell table:formula="of:=MIN([.$I186];[.$V186])" office:value-type="float"/>
          <table:table-cell table:formula="of:=MIN([.$J186])" office:value-type="float"/>
          <table:table-cell table:formula="of:=MIN([.$K186];[.$W186])" office:value-type="float"/>
          <table:table-cell table:formula="of:=MIN([.$L186];[.$X186])" office:value-type="float"/>
          <table:table-cell table:formula="of:=MIN([.$M186];[.$Y186])" office:value-type="float"/>
          <table:table-cell table:formula="of:=MIN([.$N186];[.$Z186])" office:value-type="float"/>
          <table:table-cell table:formula="of:=MEDIAN([.$B186];[.$O186])" office:value-type="float"/>
          <table:table-cell table:formula="of:=MEDIAN([.$C186];[.$P186])" office:value-type="float"/>
          <table:table-cell table:formula="of:=MEDIAN([.$D186];[.$Q186])" office:value-type="float"/>
          <table:table-cell table:formula="of:=MEDIAN([.$E186];[.$R186])" office:value-type="float"/>
          <table:table-cell table:formula="of:=MEDIAN([.$F186];[.$S186])" office:value-type="float"/>
          <table:table-cell table:formula="of:=MEDIAN([.$G186];[.$T186])" office:value-type="float"/>
          <table:table-cell table:formula="of:=MEDIAN([.$H186];[.$U186])" office:value-type="float"/>
          <table:table-cell table:formula="of:=MEDIAN([.$I186];[.$V186])" office:value-type="float"/>
          <table:table-cell table:formula="of:=MEDIAN([.$J186])" office:value-type="float"/>
          <table:table-cell table:formula="of:=MEDIAN([.$K186];[.$W186])" office:value-type="float"/>
          <table:table-cell table:formula="of:=MEDIAN([.$L186];[.$X186])" office:value-type="float"/>
          <table:table-cell table:formula="of:=MEDIAN([.$M186];[.$Y186])" office:value-type="float"/>
          <table:table-cell table:formula="of:=MEDIAN([.$N186];[.$Z186])" office:value-type="float"/>
          <table:table-cell table:formula="of:=MAX([.$B186];[.$O186])" office:value-type="float"/>
          <table:table-cell table:formula="of:=MAX([.$C186];[.$P186])" office:value-type="float"/>
          <table:table-cell table:formula="of:=MAX([.$D186];[.$Q186])" office:value-type="float"/>
          <table:table-cell table:formula="of:=MAX([.$E186];[.$R186])" office:value-type="float"/>
          <table:table-cell table:formula="of:=MAX([.$F186];[.$S186])" office:value-type="float"/>
          <table:table-cell table:formula="of:=MAX([.$G186];[.$T186])" office:value-type="float"/>
          <table:table-cell table:formula="of:=MAX([.$H186];[.$U186])" office:value-type="float"/>
          <table:table-cell table:formula="of:=MAX([.$I186];[.$V186])" office:value-type="float"/>
          <table:table-cell table:formula="of:=MAX([.$J186])" office:value-type="float"/>
          <table:table-cell table:formula="of:=MAX([.$K186];[.$W186])" office:value-type="float"/>
          <table:table-cell table:formula="of:=MAX([.$L186];[.$X186])" office:value-type="float"/>
          <table:table-cell table:formula="of:=MAX([.$M186];[.$Y186])" office:value-type="float"/>
          <table:table-cell table:formula="of:=MAX([.$N186];[.$Z186])" office:value-type="float"/>
        </table:table-row>
        <table:table-row table:style-name="ro1">
          <table:table-cell office:value-type="string">
            <text:p>p05.pddl/31</text:p>
          </table:table-cell>
          <table:table-cell office:value-type="float" office:value="300.0"/>
          <table:table-cell office:value-type="float" office:value="299.98"/>
          <table:table-cell office:value-type="float" office:value="299.6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41286.0"/>
          <table:table-cell office:value-type="float" office:value="1194824.0"/>
          <table:table-cell office:value-type="float" office:value="1181775.0"/>
          <table:table-cell office:value-type="float" office:value="35310.0"/>
          <table:table-cell office:value-type="float" office:value="2764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6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82665.0"/>
          <table:table-cell office:value-type="float" office:value="994421.0"/>
          <table:table-cell office:value-type="float" office:value="35310.0"/>
          <table:table-cell office:value-type="float" office:value="27647.0"/>
          <table:table-cell office:value-type="float" office:value="0.0"/>
          <table:table-cell office:value-type="float" office:value="0.0"/>
          <table:table-cell table:formula="of:=MIN([.$B187];[.$O187])" office:value-type="float"/>
          <table:table-cell table:formula="of:=MIN([.$C187];[.$P187])" office:value-type="float"/>
          <table:table-cell table:formula="of:=MIN([.$D187];[.$Q187])" office:value-type="float"/>
          <table:table-cell table:formula="of:=MIN([.$E187];[.$R187])" office:value-type="float"/>
          <table:table-cell table:formula="of:=MIN([.$F187];[.$S187])" office:value-type="float"/>
          <table:table-cell table:formula="of:=MIN([.$G187];[.$T187])" office:value-type="float"/>
          <table:table-cell table:formula="of:=MIN([.$H187];[.$U187])" office:value-type="float"/>
          <table:table-cell table:formula="of:=MIN([.$I187];[.$V187])" office:value-type="float"/>
          <table:table-cell table:formula="of:=MIN([.$J187])" office:value-type="float"/>
          <table:table-cell table:formula="of:=MIN([.$K187];[.$W187])" office:value-type="float"/>
          <table:table-cell table:formula="of:=MIN([.$L187];[.$X187])" office:value-type="float"/>
          <table:table-cell table:formula="of:=MIN([.$M187];[.$Y187])" office:value-type="float"/>
          <table:table-cell table:formula="of:=MIN([.$N187];[.$Z187])" office:value-type="float"/>
          <table:table-cell table:formula="of:=MEDIAN([.$B187];[.$O187])" office:value-type="float"/>
          <table:table-cell table:formula="of:=MEDIAN([.$C187];[.$P187])" office:value-type="float"/>
          <table:table-cell table:formula="of:=MEDIAN([.$D187];[.$Q187])" office:value-type="float"/>
          <table:table-cell table:formula="of:=MEDIAN([.$E187];[.$R187])" office:value-type="float"/>
          <table:table-cell table:formula="of:=MEDIAN([.$F187];[.$S187])" office:value-type="float"/>
          <table:table-cell table:formula="of:=MEDIAN([.$G187];[.$T187])" office:value-type="float"/>
          <table:table-cell table:formula="of:=MEDIAN([.$H187];[.$U187])" office:value-type="float"/>
          <table:table-cell table:formula="of:=MEDIAN([.$I187];[.$V187])" office:value-type="float"/>
          <table:table-cell table:formula="of:=MEDIAN([.$J187])" office:value-type="float"/>
          <table:table-cell table:formula="of:=MEDIAN([.$K187];[.$W187])" office:value-type="float"/>
          <table:table-cell table:formula="of:=MEDIAN([.$L187];[.$X187])" office:value-type="float"/>
          <table:table-cell table:formula="of:=MEDIAN([.$M187];[.$Y187])" office:value-type="float"/>
          <table:table-cell table:formula="of:=MEDIAN([.$N187];[.$Z187])" office:value-type="float"/>
          <table:table-cell table:formula="of:=MAX([.$B187];[.$O187])" office:value-type="float"/>
          <table:table-cell table:formula="of:=MAX([.$C187];[.$P187])" office:value-type="float"/>
          <table:table-cell table:formula="of:=MAX([.$D187];[.$Q187])" office:value-type="float"/>
          <table:table-cell table:formula="of:=MAX([.$E187];[.$R187])" office:value-type="float"/>
          <table:table-cell table:formula="of:=MAX([.$F187];[.$S187])" office:value-type="float"/>
          <table:table-cell table:formula="of:=MAX([.$G187];[.$T187])" office:value-type="float"/>
          <table:table-cell table:formula="of:=MAX([.$H187];[.$U187])" office:value-type="float"/>
          <table:table-cell table:formula="of:=MAX([.$I187];[.$V187])" office:value-type="float"/>
          <table:table-cell table:formula="of:=MAX([.$J187])" office:value-type="float"/>
          <table:table-cell table:formula="of:=MAX([.$K187];[.$W187])" office:value-type="float"/>
          <table:table-cell table:formula="of:=MAX([.$L187];[.$X187])" office:value-type="float"/>
          <table:table-cell table:formula="of:=MAX([.$M187];[.$Y187])" office:value-type="float"/>
          <table:table-cell table:formula="of:=MAX([.$N187];[.$Z187])" office:value-type="float"/>
        </table:table-row>
        <table:table-row table:style-name="ro1">
          <table:table-cell office:value-type="string">
            <text:p>p05.pddl/32</text:p>
          </table:table-cell>
          <table:table-cell office:value-type="float" office:value="300.0"/>
          <table:table-cell office:value-type="float" office:value="299.986"/>
          <table:table-cell office:value-type="float" office:value="299.6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1515.0"/>
          <table:table-cell office:value-type="float" office:value="1342148.0"/>
          <table:table-cell office:value-type="float" office:value="1327289.0"/>
          <table:table-cell office:value-type="float" office:value="36428.0"/>
          <table:table-cell office:value-type="float" office:value="2861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6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39681.0"/>
          <table:table-cell office:value-type="float" office:value="947156.0"/>
          <table:table-cell office:value-type="float" office:value="36428.0"/>
          <table:table-cell office:value-type="float" office:value="28613.0"/>
          <table:table-cell office:value-type="float" office:value="0.0"/>
          <table:table-cell office:value-type="float" office:value="0.0"/>
          <table:table-cell table:formula="of:=MIN([.$B188];[.$O188])" office:value-type="float"/>
          <table:table-cell table:formula="of:=MIN([.$C188];[.$P188])" office:value-type="float"/>
          <table:table-cell table:formula="of:=MIN([.$D188];[.$Q188])" office:value-type="float"/>
          <table:table-cell table:formula="of:=MIN([.$E188];[.$R188])" office:value-type="float"/>
          <table:table-cell table:formula="of:=MIN([.$F188];[.$S188])" office:value-type="float"/>
          <table:table-cell table:formula="of:=MIN([.$G188];[.$T188])" office:value-type="float"/>
          <table:table-cell table:formula="of:=MIN([.$H188];[.$U188])" office:value-type="float"/>
          <table:table-cell table:formula="of:=MIN([.$I188];[.$V188])" office:value-type="float"/>
          <table:table-cell table:formula="of:=MIN([.$J188])" office:value-type="float"/>
          <table:table-cell table:formula="of:=MIN([.$K188];[.$W188])" office:value-type="float"/>
          <table:table-cell table:formula="of:=MIN([.$L188];[.$X188])" office:value-type="float"/>
          <table:table-cell table:formula="of:=MIN([.$M188];[.$Y188])" office:value-type="float"/>
          <table:table-cell table:formula="of:=MIN([.$N188];[.$Z188])" office:value-type="float"/>
          <table:table-cell table:formula="of:=MEDIAN([.$B188];[.$O188])" office:value-type="float"/>
          <table:table-cell table:formula="of:=MEDIAN([.$C188];[.$P188])" office:value-type="float"/>
          <table:table-cell table:formula="of:=MEDIAN([.$D188];[.$Q188])" office:value-type="float"/>
          <table:table-cell table:formula="of:=MEDIAN([.$E188];[.$R188])" office:value-type="float"/>
          <table:table-cell table:formula="of:=MEDIAN([.$F188];[.$S188])" office:value-type="float"/>
          <table:table-cell table:formula="of:=MEDIAN([.$G188];[.$T188])" office:value-type="float"/>
          <table:table-cell table:formula="of:=MEDIAN([.$H188];[.$U188])" office:value-type="float"/>
          <table:table-cell table:formula="of:=MEDIAN([.$I188];[.$V188])" office:value-type="float"/>
          <table:table-cell table:formula="of:=MEDIAN([.$J188])" office:value-type="float"/>
          <table:table-cell table:formula="of:=MEDIAN([.$K188];[.$W188])" office:value-type="float"/>
          <table:table-cell table:formula="of:=MEDIAN([.$L188];[.$X188])" office:value-type="float"/>
          <table:table-cell table:formula="of:=MEDIAN([.$M188];[.$Y188])" office:value-type="float"/>
          <table:table-cell table:formula="of:=MEDIAN([.$N188];[.$Z188])" office:value-type="float"/>
          <table:table-cell table:formula="of:=MAX([.$B188];[.$O188])" office:value-type="float"/>
          <table:table-cell table:formula="of:=MAX([.$C188];[.$P188])" office:value-type="float"/>
          <table:table-cell table:formula="of:=MAX([.$D188];[.$Q188])" office:value-type="float"/>
          <table:table-cell table:formula="of:=MAX([.$E188];[.$R188])" office:value-type="float"/>
          <table:table-cell table:formula="of:=MAX([.$F188];[.$S188])" office:value-type="float"/>
          <table:table-cell table:formula="of:=MAX([.$G188];[.$T188])" office:value-type="float"/>
          <table:table-cell table:formula="of:=MAX([.$H188];[.$U188])" office:value-type="float"/>
          <table:table-cell table:formula="of:=MAX([.$I188];[.$V188])" office:value-type="float"/>
          <table:table-cell table:formula="of:=MAX([.$J188])" office:value-type="float"/>
          <table:table-cell table:formula="of:=MAX([.$K188];[.$W188])" office:value-type="float"/>
          <table:table-cell table:formula="of:=MAX([.$L188];[.$X188])" office:value-type="float"/>
          <table:table-cell table:formula="of:=MAX([.$M188];[.$Y188])" office:value-type="float"/>
          <table:table-cell table:formula="of:=MAX([.$N188];[.$Z188])" office:value-type="float"/>
        </table:table-row>
        <table:table-row table:style-name="ro1">
          <table:table-cell office:value-type="string">
            <text:p>p05.pddl/33</text:p>
          </table:table-cell>
          <table:table-cell office:value-type="float" office:value="300.0"/>
          <table:table-cell office:value-type="float" office:value="299.985"/>
          <table:table-cell office:value-type="float" office:value="299.6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5439.0"/>
          <table:table-cell office:value-type="float" office:value="1263576.0"/>
          <table:table-cell office:value-type="float" office:value="1251228.0"/>
          <table:table-cell office:value-type="float" office:value="37546.0"/>
          <table:table-cell office:value-type="float" office:value="2957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6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66234.0"/>
          <table:table-cell office:value-type="float" office:value="976909.0"/>
          <table:table-cell office:value-type="float" office:value="37546.0"/>
          <table:table-cell office:value-type="float" office:value="29579.0"/>
          <table:table-cell office:value-type="float" office:value="0.0"/>
          <table:table-cell office:value-type="float" office:value="0.0"/>
          <table:table-cell table:formula="of:=MIN([.$B189];[.$O189])" office:value-type="float"/>
          <table:table-cell table:formula="of:=MIN([.$C189];[.$P189])" office:value-type="float"/>
          <table:table-cell table:formula="of:=MIN([.$D189];[.$Q189])" office:value-type="float"/>
          <table:table-cell table:formula="of:=MIN([.$E189];[.$R189])" office:value-type="float"/>
          <table:table-cell table:formula="of:=MIN([.$F189];[.$S189])" office:value-type="float"/>
          <table:table-cell table:formula="of:=MIN([.$G189];[.$T189])" office:value-type="float"/>
          <table:table-cell table:formula="of:=MIN([.$H189];[.$U189])" office:value-type="float"/>
          <table:table-cell table:formula="of:=MIN([.$I189];[.$V189])" office:value-type="float"/>
          <table:table-cell table:formula="of:=MIN([.$J189])" office:value-type="float"/>
          <table:table-cell table:formula="of:=MIN([.$K189];[.$W189])" office:value-type="float"/>
          <table:table-cell table:formula="of:=MIN([.$L189];[.$X189])" office:value-type="float"/>
          <table:table-cell table:formula="of:=MIN([.$M189];[.$Y189])" office:value-type="float"/>
          <table:table-cell table:formula="of:=MIN([.$N189];[.$Z189])" office:value-type="float"/>
          <table:table-cell table:formula="of:=MEDIAN([.$B189];[.$O189])" office:value-type="float"/>
          <table:table-cell table:formula="of:=MEDIAN([.$C189];[.$P189])" office:value-type="float"/>
          <table:table-cell table:formula="of:=MEDIAN([.$D189];[.$Q189])" office:value-type="float"/>
          <table:table-cell table:formula="of:=MEDIAN([.$E189];[.$R189])" office:value-type="float"/>
          <table:table-cell table:formula="of:=MEDIAN([.$F189];[.$S189])" office:value-type="float"/>
          <table:table-cell table:formula="of:=MEDIAN([.$G189];[.$T189])" office:value-type="float"/>
          <table:table-cell table:formula="of:=MEDIAN([.$H189];[.$U189])" office:value-type="float"/>
          <table:table-cell table:formula="of:=MEDIAN([.$I189];[.$V189])" office:value-type="float"/>
          <table:table-cell table:formula="of:=MEDIAN([.$J189])" office:value-type="float"/>
          <table:table-cell table:formula="of:=MEDIAN([.$K189];[.$W189])" office:value-type="float"/>
          <table:table-cell table:formula="of:=MEDIAN([.$L189];[.$X189])" office:value-type="float"/>
          <table:table-cell table:formula="of:=MEDIAN([.$M189];[.$Y189])" office:value-type="float"/>
          <table:table-cell table:formula="of:=MEDIAN([.$N189];[.$Z189])" office:value-type="float"/>
          <table:table-cell table:formula="of:=MAX([.$B189];[.$O189])" office:value-type="float"/>
          <table:table-cell table:formula="of:=MAX([.$C189];[.$P189])" office:value-type="float"/>
          <table:table-cell table:formula="of:=MAX([.$D189];[.$Q189])" office:value-type="float"/>
          <table:table-cell table:formula="of:=MAX([.$E189];[.$R189])" office:value-type="float"/>
          <table:table-cell table:formula="of:=MAX([.$F189];[.$S189])" office:value-type="float"/>
          <table:table-cell table:formula="of:=MAX([.$G189];[.$T189])" office:value-type="float"/>
          <table:table-cell table:formula="of:=MAX([.$H189];[.$U189])" office:value-type="float"/>
          <table:table-cell table:formula="of:=MAX([.$I189];[.$V189])" office:value-type="float"/>
          <table:table-cell table:formula="of:=MAX([.$J189])" office:value-type="float"/>
          <table:table-cell table:formula="of:=MAX([.$K189];[.$W189])" office:value-type="float"/>
          <table:table-cell table:formula="of:=MAX([.$L189];[.$X189])" office:value-type="float"/>
          <table:table-cell table:formula="of:=MAX([.$M189];[.$Y189])" office:value-type="float"/>
          <table:table-cell table:formula="of:=MAX([.$N189];[.$Z189])" office:value-type="float"/>
        </table:table-row>
        <table:table-row table:style-name="ro1">
          <table:table-cell office:value-type="string">
            <text:p>p05.pddl/34</text:p>
          </table:table-cell>
          <table:table-cell office:value-type="float" office:value="300.0"/>
          <table:table-cell office:value-type="float" office:value="299.997"/>
          <table:table-cell office:value-type="float" office:value="299.6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9361.0"/>
          <table:table-cell office:value-type="float" office:value="1473025.0"/>
          <table:table-cell office:value-type="float" office:value="1460658.0"/>
          <table:table-cell office:value-type="float" office:value="38664.0"/>
          <table:table-cell office:value-type="float" office:value="3054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6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05816.0"/>
          <table:table-cell office:value-type="float" office:value="911517.0"/>
          <table:table-cell office:value-type="float" office:value="38664.0"/>
          <table:table-cell office:value-type="float" office:value="30545.0"/>
          <table:table-cell office:value-type="float" office:value="0.0"/>
          <table:table-cell office:value-type="float" office:value="0.0"/>
          <table:table-cell table:formula="of:=MIN([.$B190];[.$O190])" office:value-type="float"/>
          <table:table-cell table:formula="of:=MIN([.$C190];[.$P190])" office:value-type="float"/>
          <table:table-cell table:formula="of:=MIN([.$D190];[.$Q190])" office:value-type="float"/>
          <table:table-cell table:formula="of:=MIN([.$E190];[.$R190])" office:value-type="float"/>
          <table:table-cell table:formula="of:=MIN([.$F190];[.$S190])" office:value-type="float"/>
          <table:table-cell table:formula="of:=MIN([.$G190];[.$T190])" office:value-type="float"/>
          <table:table-cell table:formula="of:=MIN([.$H190];[.$U190])" office:value-type="float"/>
          <table:table-cell table:formula="of:=MIN([.$I190];[.$V190])" office:value-type="float"/>
          <table:table-cell table:formula="of:=MIN([.$J190])" office:value-type="float"/>
          <table:table-cell table:formula="of:=MIN([.$K190];[.$W190])" office:value-type="float"/>
          <table:table-cell table:formula="of:=MIN([.$L190];[.$X190])" office:value-type="float"/>
          <table:table-cell table:formula="of:=MIN([.$M190];[.$Y190])" office:value-type="float"/>
          <table:table-cell table:formula="of:=MIN([.$N190];[.$Z190])" office:value-type="float"/>
          <table:table-cell table:formula="of:=MEDIAN([.$B190];[.$O190])" office:value-type="float"/>
          <table:table-cell table:formula="of:=MEDIAN([.$C190];[.$P190])" office:value-type="float"/>
          <table:table-cell table:formula="of:=MEDIAN([.$D190];[.$Q190])" office:value-type="float"/>
          <table:table-cell table:formula="of:=MEDIAN([.$E190];[.$R190])" office:value-type="float"/>
          <table:table-cell table:formula="of:=MEDIAN([.$F190];[.$S190])" office:value-type="float"/>
          <table:table-cell table:formula="of:=MEDIAN([.$G190];[.$T190])" office:value-type="float"/>
          <table:table-cell table:formula="of:=MEDIAN([.$H190];[.$U190])" office:value-type="float"/>
          <table:table-cell table:formula="of:=MEDIAN([.$I190];[.$V190])" office:value-type="float"/>
          <table:table-cell table:formula="of:=MEDIAN([.$J190])" office:value-type="float"/>
          <table:table-cell table:formula="of:=MEDIAN([.$K190];[.$W190])" office:value-type="float"/>
          <table:table-cell table:formula="of:=MEDIAN([.$L190];[.$X190])" office:value-type="float"/>
          <table:table-cell table:formula="of:=MEDIAN([.$M190];[.$Y190])" office:value-type="float"/>
          <table:table-cell table:formula="of:=MEDIAN([.$N190];[.$Z190])" office:value-type="float"/>
          <table:table-cell table:formula="of:=MAX([.$B190];[.$O190])" office:value-type="float"/>
          <table:table-cell table:formula="of:=MAX([.$C190];[.$P190])" office:value-type="float"/>
          <table:table-cell table:formula="of:=MAX([.$D190];[.$Q190])" office:value-type="float"/>
          <table:table-cell table:formula="of:=MAX([.$E190];[.$R190])" office:value-type="float"/>
          <table:table-cell table:formula="of:=MAX([.$F190];[.$S190])" office:value-type="float"/>
          <table:table-cell table:formula="of:=MAX([.$G190];[.$T190])" office:value-type="float"/>
          <table:table-cell table:formula="of:=MAX([.$H190];[.$U190])" office:value-type="float"/>
          <table:table-cell table:formula="of:=MAX([.$I190];[.$V190])" office:value-type="float"/>
          <table:table-cell table:formula="of:=MAX([.$J190])" office:value-type="float"/>
          <table:table-cell table:formula="of:=MAX([.$K190];[.$W190])" office:value-type="float"/>
          <table:table-cell table:formula="of:=MAX([.$L190];[.$X190])" office:value-type="float"/>
          <table:table-cell table:formula="of:=MAX([.$M190];[.$Y190])" office:value-type="float"/>
          <table:table-cell table:formula="of:=MAX([.$N190];[.$Z190])" office:value-type="float"/>
        </table:table-row>
        <table:table-row table:style-name="ro1">
          <table:table-cell office:value-type="string">
            <text:p>p05.pddl/35</text:p>
          </table:table-cell>
          <table:table-cell office:value-type="float" office:value="300.0"/>
          <table:table-cell office:value-type="float" office:value="299.985"/>
          <table:table-cell office:value-type="float" office:value="299.5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1613.0"/>
          <table:table-cell office:value-type="float" office:value="1510830.0"/>
          <table:table-cell office:value-type="float" office:value="1497716.0"/>
          <table:table-cell office:value-type="float" office:value="39782.0"/>
          <table:table-cell office:value-type="float" office:value="3151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6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40855.0"/>
          <table:table-cell office:value-type="float" office:value="831025.0"/>
          <table:table-cell office:value-type="float" office:value="39782.0"/>
          <table:table-cell office:value-type="float" office:value="31511.0"/>
          <table:table-cell office:value-type="float" office:value="0.0"/>
          <table:table-cell office:value-type="float" office:value="0.0"/>
          <table:table-cell table:formula="of:=MIN([.$B191];[.$O191])" office:value-type="float"/>
          <table:table-cell table:formula="of:=MIN([.$C191];[.$P191])" office:value-type="float"/>
          <table:table-cell table:formula="of:=MIN([.$D191];[.$Q191])" office:value-type="float"/>
          <table:table-cell table:formula="of:=MIN([.$E191];[.$R191])" office:value-type="float"/>
          <table:table-cell table:formula="of:=MIN([.$F191];[.$S191])" office:value-type="float"/>
          <table:table-cell table:formula="of:=MIN([.$G191];[.$T191])" office:value-type="float"/>
          <table:table-cell table:formula="of:=MIN([.$H191];[.$U191])" office:value-type="float"/>
          <table:table-cell table:formula="of:=MIN([.$I191];[.$V191])" office:value-type="float"/>
          <table:table-cell table:formula="of:=MIN([.$J191])" office:value-type="float"/>
          <table:table-cell table:formula="of:=MIN([.$K191];[.$W191])" office:value-type="float"/>
          <table:table-cell table:formula="of:=MIN([.$L191];[.$X191])" office:value-type="float"/>
          <table:table-cell table:formula="of:=MIN([.$M191];[.$Y191])" office:value-type="float"/>
          <table:table-cell table:formula="of:=MIN([.$N191];[.$Z191])" office:value-type="float"/>
          <table:table-cell table:formula="of:=MEDIAN([.$B191];[.$O191])" office:value-type="float"/>
          <table:table-cell table:formula="of:=MEDIAN([.$C191];[.$P191])" office:value-type="float"/>
          <table:table-cell table:formula="of:=MEDIAN([.$D191];[.$Q191])" office:value-type="float"/>
          <table:table-cell table:formula="of:=MEDIAN([.$E191];[.$R191])" office:value-type="float"/>
          <table:table-cell table:formula="of:=MEDIAN([.$F191];[.$S191])" office:value-type="float"/>
          <table:table-cell table:formula="of:=MEDIAN([.$G191];[.$T191])" office:value-type="float"/>
          <table:table-cell table:formula="of:=MEDIAN([.$H191];[.$U191])" office:value-type="float"/>
          <table:table-cell table:formula="of:=MEDIAN([.$I191];[.$V191])" office:value-type="float"/>
          <table:table-cell table:formula="of:=MEDIAN([.$J191])" office:value-type="float"/>
          <table:table-cell table:formula="of:=MEDIAN([.$K191];[.$W191])" office:value-type="float"/>
          <table:table-cell table:formula="of:=MEDIAN([.$L191];[.$X191])" office:value-type="float"/>
          <table:table-cell table:formula="of:=MEDIAN([.$M191];[.$Y191])" office:value-type="float"/>
          <table:table-cell table:formula="of:=MEDIAN([.$N191];[.$Z191])" office:value-type="float"/>
          <table:table-cell table:formula="of:=MAX([.$B191];[.$O191])" office:value-type="float"/>
          <table:table-cell table:formula="of:=MAX([.$C191];[.$P191])" office:value-type="float"/>
          <table:table-cell table:formula="of:=MAX([.$D191];[.$Q191])" office:value-type="float"/>
          <table:table-cell table:formula="of:=MAX([.$E191];[.$R191])" office:value-type="float"/>
          <table:table-cell table:formula="of:=MAX([.$F191];[.$S191])" office:value-type="float"/>
          <table:table-cell table:formula="of:=MAX([.$G191];[.$T191])" office:value-type="float"/>
          <table:table-cell table:formula="of:=MAX([.$H191];[.$U191])" office:value-type="float"/>
          <table:table-cell table:formula="of:=MAX([.$I191];[.$V191])" office:value-type="float"/>
          <table:table-cell table:formula="of:=MAX([.$J191])" office:value-type="float"/>
          <table:table-cell table:formula="of:=MAX([.$K191];[.$W191])" office:value-type="float"/>
          <table:table-cell table:formula="of:=MAX([.$L191];[.$X191])" office:value-type="float"/>
          <table:table-cell table:formula="of:=MAX([.$M191];[.$Y191])" office:value-type="float"/>
          <table:table-cell table:formula="of:=MAX([.$N191];[.$Z191])" office:value-type="float"/>
        </table:table-row>
        <table:table-row table:style-name="ro1">
          <table:table-cell office:value-type="string">
            <text:p>p05.pddl/36</text:p>
          </table:table-cell>
          <table:table-cell office:value-type="float" office:value="300.0"/>
          <table:table-cell office:value-type="float" office:value="299.997"/>
          <table:table-cell office:value-type="float" office:value="299.5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2247.0"/>
          <table:table-cell office:value-type="float" office:value="1418797.0"/>
          <table:table-cell office:value-type="float" office:value="1405419.0"/>
          <table:table-cell office:value-type="float" office:value="40900.0"/>
          <table:table-cell office:value-type="float" office:value="3247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6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54737.0"/>
          <table:table-cell office:value-type="float" office:value="862227.0"/>
          <table:table-cell office:value-type="float" office:value="40900.0"/>
          <table:table-cell office:value-type="float" office:value="32477.0"/>
          <table:table-cell office:value-type="float" office:value="0.0"/>
          <table:table-cell office:value-type="float" office:value="0.0"/>
          <table:table-cell table:formula="of:=MIN([.$B192];[.$O192])" office:value-type="float"/>
          <table:table-cell table:formula="of:=MIN([.$C192];[.$P192])" office:value-type="float"/>
          <table:table-cell table:formula="of:=MIN([.$D192];[.$Q192])" office:value-type="float"/>
          <table:table-cell table:formula="of:=MIN([.$E192];[.$R192])" office:value-type="float"/>
          <table:table-cell table:formula="of:=MIN([.$F192];[.$S192])" office:value-type="float"/>
          <table:table-cell table:formula="of:=MIN([.$G192];[.$T192])" office:value-type="float"/>
          <table:table-cell table:formula="of:=MIN([.$H192];[.$U192])" office:value-type="float"/>
          <table:table-cell table:formula="of:=MIN([.$I192];[.$V192])" office:value-type="float"/>
          <table:table-cell table:formula="of:=MIN([.$J192])" office:value-type="float"/>
          <table:table-cell table:formula="of:=MIN([.$K192];[.$W192])" office:value-type="float"/>
          <table:table-cell table:formula="of:=MIN([.$L192];[.$X192])" office:value-type="float"/>
          <table:table-cell table:formula="of:=MIN([.$M192];[.$Y192])" office:value-type="float"/>
          <table:table-cell table:formula="of:=MIN([.$N192];[.$Z192])" office:value-type="float"/>
          <table:table-cell table:formula="of:=MEDIAN([.$B192];[.$O192])" office:value-type="float"/>
          <table:table-cell table:formula="of:=MEDIAN([.$C192];[.$P192])" office:value-type="float"/>
          <table:table-cell table:formula="of:=MEDIAN([.$D192];[.$Q192])" office:value-type="float"/>
          <table:table-cell table:formula="of:=MEDIAN([.$E192];[.$R192])" office:value-type="float"/>
          <table:table-cell table:formula="of:=MEDIAN([.$F192];[.$S192])" office:value-type="float"/>
          <table:table-cell table:formula="of:=MEDIAN([.$G192];[.$T192])" office:value-type="float"/>
          <table:table-cell table:formula="of:=MEDIAN([.$H192];[.$U192])" office:value-type="float"/>
          <table:table-cell table:formula="of:=MEDIAN([.$I192];[.$V192])" office:value-type="float"/>
          <table:table-cell table:formula="of:=MEDIAN([.$J192])" office:value-type="float"/>
          <table:table-cell table:formula="of:=MEDIAN([.$K192];[.$W192])" office:value-type="float"/>
          <table:table-cell table:formula="of:=MEDIAN([.$L192];[.$X192])" office:value-type="float"/>
          <table:table-cell table:formula="of:=MEDIAN([.$M192];[.$Y192])" office:value-type="float"/>
          <table:table-cell table:formula="of:=MEDIAN([.$N192];[.$Z192])" office:value-type="float"/>
          <table:table-cell table:formula="of:=MAX([.$B192];[.$O192])" office:value-type="float"/>
          <table:table-cell table:formula="of:=MAX([.$C192];[.$P192])" office:value-type="float"/>
          <table:table-cell table:formula="of:=MAX([.$D192];[.$Q192])" office:value-type="float"/>
          <table:table-cell table:formula="of:=MAX([.$E192];[.$R192])" office:value-type="float"/>
          <table:table-cell table:formula="of:=MAX([.$F192];[.$S192])" office:value-type="float"/>
          <table:table-cell table:formula="of:=MAX([.$G192];[.$T192])" office:value-type="float"/>
          <table:table-cell table:formula="of:=MAX([.$H192];[.$U192])" office:value-type="float"/>
          <table:table-cell table:formula="of:=MAX([.$I192];[.$V192])" office:value-type="float"/>
          <table:table-cell table:formula="of:=MAX([.$J192])" office:value-type="float"/>
          <table:table-cell table:formula="of:=MAX([.$K192];[.$W192])" office:value-type="float"/>
          <table:table-cell table:formula="of:=MAX([.$L192];[.$X192])" office:value-type="float"/>
          <table:table-cell table:formula="of:=MAX([.$M192];[.$Y192])" office:value-type="float"/>
          <table:table-cell table:formula="of:=MAX([.$N192];[.$Z192])" office:value-type="float"/>
        </table:table-row>
        <table:table-row table:style-name="ro1">
          <table:table-cell office:value-type="string">
            <text:p>p05.pddl/37</text:p>
          </table:table-cell>
          <table:table-cell office:value-type="float" office:value="300.0"/>
          <table:table-cell office:value-type="float" office:value="299.986"/>
          <table:table-cell office:value-type="float" office:value="299.5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1853.0"/>
          <table:table-cell office:value-type="float" office:value="1512821.0"/>
          <table:table-cell office:value-type="float" office:value="1499849.0"/>
          <table:table-cell office:value-type="float" office:value="42018.0"/>
          <table:table-cell office:value-type="float" office:value="3344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9.5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85046.0"/>
          <table:table-cell office:value-type="float" office:value="886937.0"/>
          <table:table-cell office:value-type="float" office:value="42018.0"/>
          <table:table-cell office:value-type="float" office:value="33443.0"/>
          <table:table-cell office:value-type="float" office:value="0.0"/>
          <table:table-cell office:value-type="float" office:value="0.0"/>
          <table:table-cell table:formula="of:=MIN([.$B193];[.$O193])" office:value-type="float"/>
          <table:table-cell table:formula="of:=MIN([.$C193];[.$P193])" office:value-type="float"/>
          <table:table-cell table:formula="of:=MIN([.$D193];[.$Q193])" office:value-type="float"/>
          <table:table-cell table:formula="of:=MIN([.$E193];[.$R193])" office:value-type="float"/>
          <table:table-cell table:formula="of:=MIN([.$F193];[.$S193])" office:value-type="float"/>
          <table:table-cell table:formula="of:=MIN([.$G193];[.$T193])" office:value-type="float"/>
          <table:table-cell table:formula="of:=MIN([.$H193];[.$U193])" office:value-type="float"/>
          <table:table-cell table:formula="of:=MIN([.$I193];[.$V193])" office:value-type="float"/>
          <table:table-cell table:formula="of:=MIN([.$J193])" office:value-type="float"/>
          <table:table-cell table:formula="of:=MIN([.$K193];[.$W193])" office:value-type="float"/>
          <table:table-cell table:formula="of:=MIN([.$L193];[.$X193])" office:value-type="float"/>
          <table:table-cell table:formula="of:=MIN([.$M193];[.$Y193])" office:value-type="float"/>
          <table:table-cell table:formula="of:=MIN([.$N193];[.$Z193])" office:value-type="float"/>
          <table:table-cell table:formula="of:=MEDIAN([.$B193];[.$O193])" office:value-type="float"/>
          <table:table-cell table:formula="of:=MEDIAN([.$C193];[.$P193])" office:value-type="float"/>
          <table:table-cell table:formula="of:=MEDIAN([.$D193];[.$Q193])" office:value-type="float"/>
          <table:table-cell table:formula="of:=MEDIAN([.$E193];[.$R193])" office:value-type="float"/>
          <table:table-cell table:formula="of:=MEDIAN([.$F193];[.$S193])" office:value-type="float"/>
          <table:table-cell table:formula="of:=MEDIAN([.$G193];[.$T193])" office:value-type="float"/>
          <table:table-cell table:formula="of:=MEDIAN([.$H193];[.$U193])" office:value-type="float"/>
          <table:table-cell table:formula="of:=MEDIAN([.$I193];[.$V193])" office:value-type="float"/>
          <table:table-cell table:formula="of:=MEDIAN([.$J193])" office:value-type="float"/>
          <table:table-cell table:formula="of:=MEDIAN([.$K193];[.$W193])" office:value-type="float"/>
          <table:table-cell table:formula="of:=MEDIAN([.$L193];[.$X193])" office:value-type="float"/>
          <table:table-cell table:formula="of:=MEDIAN([.$M193];[.$Y193])" office:value-type="float"/>
          <table:table-cell table:formula="of:=MEDIAN([.$N193];[.$Z193])" office:value-type="float"/>
          <table:table-cell table:formula="of:=MAX([.$B193];[.$O193])" office:value-type="float"/>
          <table:table-cell table:formula="of:=MAX([.$C193];[.$P193])" office:value-type="float"/>
          <table:table-cell table:formula="of:=MAX([.$D193];[.$Q193])" office:value-type="float"/>
          <table:table-cell table:formula="of:=MAX([.$E193];[.$R193])" office:value-type="float"/>
          <table:table-cell table:formula="of:=MAX([.$F193];[.$S193])" office:value-type="float"/>
          <table:table-cell table:formula="of:=MAX([.$G193];[.$T193])" office:value-type="float"/>
          <table:table-cell table:formula="of:=MAX([.$H193];[.$U193])" office:value-type="float"/>
          <table:table-cell table:formula="of:=MAX([.$I193];[.$V193])" office:value-type="float"/>
          <table:table-cell table:formula="of:=MAX([.$J193])" office:value-type="float"/>
          <table:table-cell table:formula="of:=MAX([.$K193];[.$W193])" office:value-type="float"/>
          <table:table-cell table:formula="of:=MAX([.$L193];[.$X193])" office:value-type="float"/>
          <table:table-cell table:formula="of:=MAX([.$M193];[.$Y193])" office:value-type="float"/>
          <table:table-cell table:formula="of:=MAX([.$N193];[.$Z193])" office:value-type="float"/>
        </table:table-row>
        <table:table-row table:style-name="ro1">
          <table:table-cell office:value-type="string">
            <text:p>p05.pddl/38</text:p>
          </table:table-cell>
          <table:table-cell office:value-type="float" office:value="300.0"/>
          <table:table-cell office:value-type="float" office:value="299.985"/>
          <table:table-cell office:value-type="float" office:value="299.5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4504.0"/>
          <table:table-cell office:value-type="float" office:value="1879630.0"/>
          <table:table-cell office:value-type="float" office:value="1864741.0"/>
          <table:table-cell office:value-type="float" office:value="43136.0"/>
          <table:table-cell office:value-type="float" office:value="3440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5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50714.0"/>
          <table:table-cell office:value-type="float" office:value="845106.0"/>
          <table:table-cell office:value-type="float" office:value="43136.0"/>
          <table:table-cell office:value-type="float" office:value="34409.0"/>
          <table:table-cell office:value-type="float" office:value="0.0"/>
          <table:table-cell office:value-type="float" office:value="0.0"/>
          <table:table-cell table:formula="of:=MIN([.$B194];[.$O194])" office:value-type="float"/>
          <table:table-cell table:formula="of:=MIN([.$C194];[.$P194])" office:value-type="float"/>
          <table:table-cell table:formula="of:=MIN([.$D194];[.$Q194])" office:value-type="float"/>
          <table:table-cell table:formula="of:=MIN([.$E194];[.$R194])" office:value-type="float"/>
          <table:table-cell table:formula="of:=MIN([.$F194];[.$S194])" office:value-type="float"/>
          <table:table-cell table:formula="of:=MIN([.$G194];[.$T194])" office:value-type="float"/>
          <table:table-cell table:formula="of:=MIN([.$H194];[.$U194])" office:value-type="float"/>
          <table:table-cell table:formula="of:=MIN([.$I194];[.$V194])" office:value-type="float"/>
          <table:table-cell table:formula="of:=MIN([.$J194])" office:value-type="float"/>
          <table:table-cell table:formula="of:=MIN([.$K194];[.$W194])" office:value-type="float"/>
          <table:table-cell table:formula="of:=MIN([.$L194];[.$X194])" office:value-type="float"/>
          <table:table-cell table:formula="of:=MIN([.$M194];[.$Y194])" office:value-type="float"/>
          <table:table-cell table:formula="of:=MIN([.$N194];[.$Z194])" office:value-type="float"/>
          <table:table-cell table:formula="of:=MEDIAN([.$B194];[.$O194])" office:value-type="float"/>
          <table:table-cell table:formula="of:=MEDIAN([.$C194];[.$P194])" office:value-type="float"/>
          <table:table-cell table:formula="of:=MEDIAN([.$D194];[.$Q194])" office:value-type="float"/>
          <table:table-cell table:formula="of:=MEDIAN([.$E194];[.$R194])" office:value-type="float"/>
          <table:table-cell table:formula="of:=MEDIAN([.$F194];[.$S194])" office:value-type="float"/>
          <table:table-cell table:formula="of:=MEDIAN([.$G194];[.$T194])" office:value-type="float"/>
          <table:table-cell table:formula="of:=MEDIAN([.$H194];[.$U194])" office:value-type="float"/>
          <table:table-cell table:formula="of:=MEDIAN([.$I194];[.$V194])" office:value-type="float"/>
          <table:table-cell table:formula="of:=MEDIAN([.$J194])" office:value-type="float"/>
          <table:table-cell table:formula="of:=MEDIAN([.$K194];[.$W194])" office:value-type="float"/>
          <table:table-cell table:formula="of:=MEDIAN([.$L194];[.$X194])" office:value-type="float"/>
          <table:table-cell table:formula="of:=MEDIAN([.$M194];[.$Y194])" office:value-type="float"/>
          <table:table-cell table:formula="of:=MEDIAN([.$N194];[.$Z194])" office:value-type="float"/>
          <table:table-cell table:formula="of:=MAX([.$B194];[.$O194])" office:value-type="float"/>
          <table:table-cell table:formula="of:=MAX([.$C194];[.$P194])" office:value-type="float"/>
          <table:table-cell table:formula="of:=MAX([.$D194];[.$Q194])" office:value-type="float"/>
          <table:table-cell table:formula="of:=MAX([.$E194];[.$R194])" office:value-type="float"/>
          <table:table-cell table:formula="of:=MAX([.$F194];[.$S194])" office:value-type="float"/>
          <table:table-cell table:formula="of:=MAX([.$G194];[.$T194])" office:value-type="float"/>
          <table:table-cell table:formula="of:=MAX([.$H194];[.$U194])" office:value-type="float"/>
          <table:table-cell table:formula="of:=MAX([.$I194];[.$V194])" office:value-type="float"/>
          <table:table-cell table:formula="of:=MAX([.$J194])" office:value-type="float"/>
          <table:table-cell table:formula="of:=MAX([.$K194];[.$W194])" office:value-type="float"/>
          <table:table-cell table:formula="of:=MAX([.$L194];[.$X194])" office:value-type="float"/>
          <table:table-cell table:formula="of:=MAX([.$M194];[.$Y194])" office:value-type="float"/>
          <table:table-cell table:formula="of:=MAX([.$N194];[.$Z194])" office:value-type="float"/>
        </table:table-row>
        <table:table-row table:style-name="ro1">
          <table:table-cell office:value-type="string">
            <text:p>p05.pddl/39</text:p>
          </table:table-cell>
          <table:table-cell office:value-type="float" office:value="300.0"/>
          <table:table-cell office:value-type="float" office:value="299.989"/>
          <table:table-cell office:value-type="float" office:value="299.5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5546.0"/>
          <table:table-cell office:value-type="float" office:value="1685071.0"/>
          <table:table-cell office:value-type="float" office:value="1671627.0"/>
          <table:table-cell office:value-type="float" office:value="44254.0"/>
          <table:table-cell office:value-type="float" office:value="3537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5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18730.0"/>
          <table:table-cell office:value-type="float" office:value="806873.0"/>
          <table:table-cell office:value-type="float" office:value="44254.0"/>
          <table:table-cell office:value-type="float" office:value="35375.0"/>
          <table:table-cell office:value-type="float" office:value="0.0"/>
          <table:table-cell office:value-type="float" office:value="0.0"/>
          <table:table-cell table:formula="of:=MIN([.$B195];[.$O195])" office:value-type="float"/>
          <table:table-cell table:formula="of:=MIN([.$C195];[.$P195])" office:value-type="float"/>
          <table:table-cell table:formula="of:=MIN([.$D195];[.$Q195])" office:value-type="float"/>
          <table:table-cell table:formula="of:=MIN([.$E195];[.$R195])" office:value-type="float"/>
          <table:table-cell table:formula="of:=MIN([.$F195];[.$S195])" office:value-type="float"/>
          <table:table-cell table:formula="of:=MIN([.$G195];[.$T195])" office:value-type="float"/>
          <table:table-cell table:formula="of:=MIN([.$H195];[.$U195])" office:value-type="float"/>
          <table:table-cell table:formula="of:=MIN([.$I195];[.$V195])" office:value-type="float"/>
          <table:table-cell table:formula="of:=MIN([.$J195])" office:value-type="float"/>
          <table:table-cell table:formula="of:=MIN([.$K195];[.$W195])" office:value-type="float"/>
          <table:table-cell table:formula="of:=MIN([.$L195];[.$X195])" office:value-type="float"/>
          <table:table-cell table:formula="of:=MIN([.$M195];[.$Y195])" office:value-type="float"/>
          <table:table-cell table:formula="of:=MIN([.$N195];[.$Z195])" office:value-type="float"/>
          <table:table-cell table:formula="of:=MEDIAN([.$B195];[.$O195])" office:value-type="float"/>
          <table:table-cell table:formula="of:=MEDIAN([.$C195];[.$P195])" office:value-type="float"/>
          <table:table-cell table:formula="of:=MEDIAN([.$D195];[.$Q195])" office:value-type="float"/>
          <table:table-cell table:formula="of:=MEDIAN([.$E195];[.$R195])" office:value-type="float"/>
          <table:table-cell table:formula="of:=MEDIAN([.$F195];[.$S195])" office:value-type="float"/>
          <table:table-cell table:formula="of:=MEDIAN([.$G195];[.$T195])" office:value-type="float"/>
          <table:table-cell table:formula="of:=MEDIAN([.$H195];[.$U195])" office:value-type="float"/>
          <table:table-cell table:formula="of:=MEDIAN([.$I195];[.$V195])" office:value-type="float"/>
          <table:table-cell table:formula="of:=MEDIAN([.$J195])" office:value-type="float"/>
          <table:table-cell table:formula="of:=MEDIAN([.$K195];[.$W195])" office:value-type="float"/>
          <table:table-cell table:formula="of:=MEDIAN([.$L195];[.$X195])" office:value-type="float"/>
          <table:table-cell table:formula="of:=MEDIAN([.$M195];[.$Y195])" office:value-type="float"/>
          <table:table-cell table:formula="of:=MEDIAN([.$N195];[.$Z195])" office:value-type="float"/>
          <table:table-cell table:formula="of:=MAX([.$B195];[.$O195])" office:value-type="float"/>
          <table:table-cell table:formula="of:=MAX([.$C195];[.$P195])" office:value-type="float"/>
          <table:table-cell table:formula="of:=MAX([.$D195];[.$Q195])" office:value-type="float"/>
          <table:table-cell table:formula="of:=MAX([.$E195];[.$R195])" office:value-type="float"/>
          <table:table-cell table:formula="of:=MAX([.$F195];[.$S195])" office:value-type="float"/>
          <table:table-cell table:formula="of:=MAX([.$G195];[.$T195])" office:value-type="float"/>
          <table:table-cell table:formula="of:=MAX([.$H195];[.$U195])" office:value-type="float"/>
          <table:table-cell table:formula="of:=MAX([.$I195];[.$V195])" office:value-type="float"/>
          <table:table-cell table:formula="of:=MAX([.$J195])" office:value-type="float"/>
          <table:table-cell table:formula="of:=MAX([.$K195];[.$W195])" office:value-type="float"/>
          <table:table-cell table:formula="of:=MAX([.$L195];[.$X195])" office:value-type="float"/>
          <table:table-cell table:formula="of:=MAX([.$M195];[.$Y195])" office:value-type="float"/>
          <table:table-cell table:formula="of:=MAX([.$N195];[.$Z195])" office:value-type="float"/>
        </table:table-row>
        <table:table-row table:style-name="ro1">
          <table:table-cell office:value-type="string">
            <text:p>p05.pddl/4</text:p>
          </table:table-cell>
          <table:table-cell office:value-type="float" office:value="0.09267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0.0"/>
          <table:table-cell office:value-type="float" office:value="1.0"/>
          <table:table-cell office:value-type="float" office:value="5124.0"/>
          <table:table-cell office:value-type="float" office:value="1625.0"/>
          <table:table-cell office:value-type="float" office:value="0.0"/>
          <table:table-cell office:value-type="float" office:value="0.0"/>
          <table:table-cell office:value-type="float" office:value="0.093888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0.0"/>
          <table:table-cell office:value-type="float" office:value="5124.0"/>
          <table:table-cell office:value-type="float" office:value="1625.0"/>
          <table:table-cell office:value-type="float" office:value="0.0"/>
          <table:table-cell office:value-type="float" office:value="0.0"/>
          <table:table-cell table:formula="of:=MIN([.$B196];[.$O196])" office:value-type="float"/>
          <table:table-cell table:formula="of:=MIN([.$C196];[.$P196])" office:value-type="float"/>
          <table:table-cell table:formula="of:=MIN([.$D196];[.$Q196])" office:value-type="float"/>
          <table:table-cell table:formula="of:=MIN([.$E196];[.$R196])" office:value-type="float"/>
          <table:table-cell table:formula="of:=MIN([.$F196];[.$S196])" office:value-type="float"/>
          <table:table-cell table:formula="of:=MIN([.$G196];[.$T196])" office:value-type="float"/>
          <table:table-cell table:formula="of:=MIN([.$H196];[.$U196])" office:value-type="float"/>
          <table:table-cell table:formula="of:=MIN([.$I196];[.$V196])" office:value-type="float"/>
          <table:table-cell table:formula="of:=MIN([.$J196])" office:value-type="float"/>
          <table:table-cell table:formula="of:=MIN([.$K196];[.$W196])" office:value-type="float"/>
          <table:table-cell table:formula="of:=MIN([.$L196];[.$X196])" office:value-type="float"/>
          <table:table-cell table:formula="of:=MIN([.$M196];[.$Y196])" office:value-type="float"/>
          <table:table-cell table:formula="of:=MIN([.$N196];[.$Z196])" office:value-type="float"/>
          <table:table-cell table:formula="of:=MEDIAN([.$B196];[.$O196])" office:value-type="float"/>
          <table:table-cell table:formula="of:=MEDIAN([.$C196];[.$P196])" office:value-type="float"/>
          <table:table-cell table:formula="of:=MEDIAN([.$D196];[.$Q196])" office:value-type="float"/>
          <table:table-cell table:formula="of:=MEDIAN([.$E196];[.$R196])" office:value-type="float"/>
          <table:table-cell table:formula="of:=MEDIAN([.$F196];[.$S196])" office:value-type="float"/>
          <table:table-cell table:formula="of:=MEDIAN([.$G196];[.$T196])" office:value-type="float"/>
          <table:table-cell table:formula="of:=MEDIAN([.$H196];[.$U196])" office:value-type="float"/>
          <table:table-cell table:formula="of:=MEDIAN([.$I196];[.$V196])" office:value-type="float"/>
          <table:table-cell table:formula="of:=MEDIAN([.$J196])" office:value-type="float"/>
          <table:table-cell table:formula="of:=MEDIAN([.$K196];[.$W196])" office:value-type="float"/>
          <table:table-cell table:formula="of:=MEDIAN([.$L196];[.$X196])" office:value-type="float"/>
          <table:table-cell table:formula="of:=MEDIAN([.$M196];[.$Y196])" office:value-type="float"/>
          <table:table-cell table:formula="of:=MEDIAN([.$N196];[.$Z196])" office:value-type="float"/>
          <table:table-cell table:formula="of:=MAX([.$B196];[.$O196])" office:value-type="float"/>
          <table:table-cell table:formula="of:=MAX([.$C196];[.$P196])" office:value-type="float"/>
          <table:table-cell table:formula="of:=MAX([.$D196];[.$Q196])" office:value-type="float"/>
          <table:table-cell table:formula="of:=MAX([.$E196];[.$R196])" office:value-type="float"/>
          <table:table-cell table:formula="of:=MAX([.$F196];[.$S196])" office:value-type="float"/>
          <table:table-cell table:formula="of:=MAX([.$G196];[.$T196])" office:value-type="float"/>
          <table:table-cell table:formula="of:=MAX([.$H196];[.$U196])" office:value-type="float"/>
          <table:table-cell table:formula="of:=MAX([.$I196];[.$V196])" office:value-type="float"/>
          <table:table-cell table:formula="of:=MAX([.$J196])" office:value-type="float"/>
          <table:table-cell table:formula="of:=MAX([.$K196];[.$W196])" office:value-type="float"/>
          <table:table-cell table:formula="of:=MAX([.$L196];[.$X196])" office:value-type="float"/>
          <table:table-cell table:formula="of:=MAX([.$M196];[.$Y196])" office:value-type="float"/>
          <table:table-cell table:formula="of:=MAX([.$N196];[.$Z196])" office:value-type="float"/>
        </table:table-row>
        <table:table-row table:style-name="ro1">
          <table:table-cell office:value-type="string">
            <text:p>p05.pddl/40</text:p>
          </table:table-cell>
          <table:table-cell office:value-type="float" office:value="300.0"/>
          <table:table-cell office:value-type="float" office:value="299.983"/>
          <table:table-cell office:value-type="float" office:value="299.5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9989.0"/>
          <table:table-cell office:value-type="float" office:value="2089731.0"/>
          <table:table-cell office:value-type="float" office:value="2074410.0"/>
          <table:table-cell office:value-type="float" office:value="45372.0"/>
          <table:table-cell office:value-type="float" office:value="3634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5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6649.0"/>
          <table:table-cell office:value-type="float" office:value="830604.0"/>
          <table:table-cell office:value-type="float" office:value="45372.0"/>
          <table:table-cell office:value-type="float" office:value="36341.0"/>
          <table:table-cell office:value-type="float" office:value="0.0"/>
          <table:table-cell office:value-type="float" office:value="0.0"/>
          <table:table-cell table:formula="of:=MIN([.$B197];[.$O197])" office:value-type="float"/>
          <table:table-cell table:formula="of:=MIN([.$C197];[.$P197])" office:value-type="float"/>
          <table:table-cell table:formula="of:=MIN([.$D197];[.$Q197])" office:value-type="float"/>
          <table:table-cell table:formula="of:=MIN([.$E197];[.$R197])" office:value-type="float"/>
          <table:table-cell table:formula="of:=MIN([.$F197];[.$S197])" office:value-type="float"/>
          <table:table-cell table:formula="of:=MIN([.$G197];[.$T197])" office:value-type="float"/>
          <table:table-cell table:formula="of:=MIN([.$H197];[.$U197])" office:value-type="float"/>
          <table:table-cell table:formula="of:=MIN([.$I197];[.$V197])" office:value-type="float"/>
          <table:table-cell table:formula="of:=MIN([.$J197])" office:value-type="float"/>
          <table:table-cell table:formula="of:=MIN([.$K197];[.$W197])" office:value-type="float"/>
          <table:table-cell table:formula="of:=MIN([.$L197];[.$X197])" office:value-type="float"/>
          <table:table-cell table:formula="of:=MIN([.$M197];[.$Y197])" office:value-type="float"/>
          <table:table-cell table:formula="of:=MIN([.$N197];[.$Z197])" office:value-type="float"/>
          <table:table-cell table:formula="of:=MEDIAN([.$B197];[.$O197])" office:value-type="float"/>
          <table:table-cell table:formula="of:=MEDIAN([.$C197];[.$P197])" office:value-type="float"/>
          <table:table-cell table:formula="of:=MEDIAN([.$D197];[.$Q197])" office:value-type="float"/>
          <table:table-cell table:formula="of:=MEDIAN([.$E197];[.$R197])" office:value-type="float"/>
          <table:table-cell table:formula="of:=MEDIAN([.$F197];[.$S197])" office:value-type="float"/>
          <table:table-cell table:formula="of:=MEDIAN([.$G197];[.$T197])" office:value-type="float"/>
          <table:table-cell table:formula="of:=MEDIAN([.$H197];[.$U197])" office:value-type="float"/>
          <table:table-cell table:formula="of:=MEDIAN([.$I197];[.$V197])" office:value-type="float"/>
          <table:table-cell table:formula="of:=MEDIAN([.$J197])" office:value-type="float"/>
          <table:table-cell table:formula="of:=MEDIAN([.$K197];[.$W197])" office:value-type="float"/>
          <table:table-cell table:formula="of:=MEDIAN([.$L197];[.$X197])" office:value-type="float"/>
          <table:table-cell table:formula="of:=MEDIAN([.$M197];[.$Y197])" office:value-type="float"/>
          <table:table-cell table:formula="of:=MEDIAN([.$N197];[.$Z197])" office:value-type="float"/>
          <table:table-cell table:formula="of:=MAX([.$B197];[.$O197])" office:value-type="float"/>
          <table:table-cell table:formula="of:=MAX([.$C197];[.$P197])" office:value-type="float"/>
          <table:table-cell table:formula="of:=MAX([.$D197];[.$Q197])" office:value-type="float"/>
          <table:table-cell table:formula="of:=MAX([.$E197];[.$R197])" office:value-type="float"/>
          <table:table-cell table:formula="of:=MAX([.$F197];[.$S197])" office:value-type="float"/>
          <table:table-cell table:formula="of:=MAX([.$G197];[.$T197])" office:value-type="float"/>
          <table:table-cell table:formula="of:=MAX([.$H197];[.$U197])" office:value-type="float"/>
          <table:table-cell table:formula="of:=MAX([.$I197];[.$V197])" office:value-type="float"/>
          <table:table-cell table:formula="of:=MAX([.$J197])" office:value-type="float"/>
          <table:table-cell table:formula="of:=MAX([.$K197];[.$W197])" office:value-type="float"/>
          <table:table-cell table:formula="of:=MAX([.$L197];[.$X197])" office:value-type="float"/>
          <table:table-cell table:formula="of:=MAX([.$M197];[.$Y197])" office:value-type="float"/>
          <table:table-cell table:formula="of:=MAX([.$N197];[.$Z197])" office:value-type="float"/>
        </table:table-row>
        <table:table-row table:style-name="ro1">
          <table:table-cell office:value-type="string">
            <text:p>p05.pddl/5</text:p>
          </table:table-cell>
          <table:table-cell office:value-type="float" office:value="0.104342"/>
          <table:table-cell office:value-type="float" office:value="0.0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34.0"/>
          <table:table-cell office:value-type="float" office:value="50.0"/>
          <table:table-cell office:value-type="float" office:value="6242.0"/>
          <table:table-cell office:value-type="float" office:value="2531.0"/>
          <table:table-cell office:value-type="float" office:value="0.0"/>
          <table:table-cell office:value-type="float" office:value="0.0"/>
          <table:table-cell office:value-type="float" office:value="0.105609"/>
          <table:table-cell office:value-type="float" office:value="0.0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5.0"/>
          <table:table-cell office:value-type="float" office:value="6242.0"/>
          <table:table-cell office:value-type="float" office:value="2531.0"/>
          <table:table-cell office:value-type="float" office:value="0.0"/>
          <table:table-cell office:value-type="float" office:value="0.0"/>
          <table:table-cell table:formula="of:=MIN([.$B198];[.$O198])" office:value-type="float"/>
          <table:table-cell table:formula="of:=MIN([.$C198];[.$P198])" office:value-type="float"/>
          <table:table-cell table:formula="of:=MIN([.$D198];[.$Q198])" office:value-type="float"/>
          <table:table-cell table:formula="of:=MIN([.$E198];[.$R198])" office:value-type="float"/>
          <table:table-cell table:formula="of:=MIN([.$F198];[.$S198])" office:value-type="float"/>
          <table:table-cell table:formula="of:=MIN([.$G198];[.$T198])" office:value-type="float"/>
          <table:table-cell table:formula="of:=MIN([.$H198];[.$U198])" office:value-type="float"/>
          <table:table-cell table:formula="of:=MIN([.$I198];[.$V198])" office:value-type="float"/>
          <table:table-cell table:formula="of:=MIN([.$J198])" office:value-type="float"/>
          <table:table-cell table:formula="of:=MIN([.$K198];[.$W198])" office:value-type="float"/>
          <table:table-cell table:formula="of:=MIN([.$L198];[.$X198])" office:value-type="float"/>
          <table:table-cell table:formula="of:=MIN([.$M198];[.$Y198])" office:value-type="float"/>
          <table:table-cell table:formula="of:=MIN([.$N198];[.$Z198])" office:value-type="float"/>
          <table:table-cell table:formula="of:=MEDIAN([.$B198];[.$O198])" office:value-type="float"/>
          <table:table-cell table:formula="of:=MEDIAN([.$C198];[.$P198])" office:value-type="float"/>
          <table:table-cell table:formula="of:=MEDIAN([.$D198];[.$Q198])" office:value-type="float"/>
          <table:table-cell table:formula="of:=MEDIAN([.$E198];[.$R198])" office:value-type="float"/>
          <table:table-cell table:formula="of:=MEDIAN([.$F198];[.$S198])" office:value-type="float"/>
          <table:table-cell table:formula="of:=MEDIAN([.$G198];[.$T198])" office:value-type="float"/>
          <table:table-cell table:formula="of:=MEDIAN([.$H198];[.$U198])" office:value-type="float"/>
          <table:table-cell table:formula="of:=MEDIAN([.$I198];[.$V198])" office:value-type="float"/>
          <table:table-cell table:formula="of:=MEDIAN([.$J198])" office:value-type="float"/>
          <table:table-cell table:formula="of:=MEDIAN([.$K198];[.$W198])" office:value-type="float"/>
          <table:table-cell table:formula="of:=MEDIAN([.$L198];[.$X198])" office:value-type="float"/>
          <table:table-cell table:formula="of:=MEDIAN([.$M198];[.$Y198])" office:value-type="float"/>
          <table:table-cell table:formula="of:=MEDIAN([.$N198];[.$Z198])" office:value-type="float"/>
          <table:table-cell table:formula="of:=MAX([.$B198];[.$O198])" office:value-type="float"/>
          <table:table-cell table:formula="of:=MAX([.$C198];[.$P198])" office:value-type="float"/>
          <table:table-cell table:formula="of:=MAX([.$D198];[.$Q198])" office:value-type="float"/>
          <table:table-cell table:formula="of:=MAX([.$E198];[.$R198])" office:value-type="float"/>
          <table:table-cell table:formula="of:=MAX([.$F198];[.$S198])" office:value-type="float"/>
          <table:table-cell table:formula="of:=MAX([.$G198];[.$T198])" office:value-type="float"/>
          <table:table-cell table:formula="of:=MAX([.$H198];[.$U198])" office:value-type="float"/>
          <table:table-cell table:formula="of:=MAX([.$I198];[.$V198])" office:value-type="float"/>
          <table:table-cell table:formula="of:=MAX([.$J198])" office:value-type="float"/>
          <table:table-cell table:formula="of:=MAX([.$K198];[.$W198])" office:value-type="float"/>
          <table:table-cell table:formula="of:=MAX([.$L198];[.$X198])" office:value-type="float"/>
          <table:table-cell table:formula="of:=MAX([.$M198];[.$Y198])" office:value-type="float"/>
          <table:table-cell table:formula="of:=MAX([.$N198];[.$Z198])" office:value-type="float"/>
        </table:table-row>
        <table:table-row table:style-name="ro1">
          <table:table-cell office:value-type="string">
            <text:p>p05.pddl/6</text:p>
          </table:table-cell>
          <table:table-cell office:value-type="float" office:value="0.115589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4.0"/>
          <table:table-cell office:value-type="float" office:value="376.0"/>
          <table:table-cell office:value-type="float" office:value="236.0"/>
          <table:table-cell office:value-type="float" office:value="7360.0"/>
          <table:table-cell office:value-type="float" office:value="3497.0"/>
          <table:table-cell office:value-type="float" office:value="0.0"/>
          <table:table-cell office:value-type="float" office:value="0.0"/>
          <table:table-cell office:value-type="float" office:value="0.115916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43.0"/>
          <table:table-cell office:value-type="float" office:value="7360.0"/>
          <table:table-cell office:value-type="float" office:value="3497.0"/>
          <table:table-cell office:value-type="float" office:value="0.0"/>
          <table:table-cell office:value-type="float" office:value="0.0"/>
          <table:table-cell table:formula="of:=MIN([.$B199];[.$O199])" office:value-type="float"/>
          <table:table-cell table:formula="of:=MIN([.$C199];[.$P199])" office:value-type="float"/>
          <table:table-cell table:formula="of:=MIN([.$D199];[.$Q199])" office:value-type="float"/>
          <table:table-cell table:formula="of:=MIN([.$E199];[.$R199])" office:value-type="float"/>
          <table:table-cell table:formula="of:=MIN([.$F199];[.$S199])" office:value-type="float"/>
          <table:table-cell table:formula="of:=MIN([.$G199];[.$T199])" office:value-type="float"/>
          <table:table-cell table:formula="of:=MIN([.$H199];[.$U199])" office:value-type="float"/>
          <table:table-cell table:formula="of:=MIN([.$I199];[.$V199])" office:value-type="float"/>
          <table:table-cell table:formula="of:=MIN([.$J199])" office:value-type="float"/>
          <table:table-cell table:formula="of:=MIN([.$K199];[.$W199])" office:value-type="float"/>
          <table:table-cell table:formula="of:=MIN([.$L199];[.$X199])" office:value-type="float"/>
          <table:table-cell table:formula="of:=MIN([.$M199];[.$Y199])" office:value-type="float"/>
          <table:table-cell table:formula="of:=MIN([.$N199];[.$Z199])" office:value-type="float"/>
          <table:table-cell table:formula="of:=MEDIAN([.$B199];[.$O199])" office:value-type="float"/>
          <table:table-cell table:formula="of:=MEDIAN([.$C199];[.$P199])" office:value-type="float"/>
          <table:table-cell table:formula="of:=MEDIAN([.$D199];[.$Q199])" office:value-type="float"/>
          <table:table-cell table:formula="of:=MEDIAN([.$E199];[.$R199])" office:value-type="float"/>
          <table:table-cell table:formula="of:=MEDIAN([.$F199];[.$S199])" office:value-type="float"/>
          <table:table-cell table:formula="of:=MEDIAN([.$G199];[.$T199])" office:value-type="float"/>
          <table:table-cell table:formula="of:=MEDIAN([.$H199];[.$U199])" office:value-type="float"/>
          <table:table-cell table:formula="of:=MEDIAN([.$I199];[.$V199])" office:value-type="float"/>
          <table:table-cell table:formula="of:=MEDIAN([.$J199])" office:value-type="float"/>
          <table:table-cell table:formula="of:=MEDIAN([.$K199];[.$W199])" office:value-type="float"/>
          <table:table-cell table:formula="of:=MEDIAN([.$L199];[.$X199])" office:value-type="float"/>
          <table:table-cell table:formula="of:=MEDIAN([.$M199];[.$Y199])" office:value-type="float"/>
          <table:table-cell table:formula="of:=MEDIAN([.$N199];[.$Z199])" office:value-type="float"/>
          <table:table-cell table:formula="of:=MAX([.$B199];[.$O199])" office:value-type="float"/>
          <table:table-cell table:formula="of:=MAX([.$C199];[.$P199])" office:value-type="float"/>
          <table:table-cell table:formula="of:=MAX([.$D199];[.$Q199])" office:value-type="float"/>
          <table:table-cell table:formula="of:=MAX([.$E199];[.$R199])" office:value-type="float"/>
          <table:table-cell table:formula="of:=MAX([.$F199];[.$S199])" office:value-type="float"/>
          <table:table-cell table:formula="of:=MAX([.$G199];[.$T199])" office:value-type="float"/>
          <table:table-cell table:formula="of:=MAX([.$H199];[.$U199])" office:value-type="float"/>
          <table:table-cell table:formula="of:=MAX([.$I199];[.$V199])" office:value-type="float"/>
          <table:table-cell table:formula="of:=MAX([.$J199])" office:value-type="float"/>
          <table:table-cell table:formula="of:=MAX([.$K199];[.$W199])" office:value-type="float"/>
          <table:table-cell table:formula="of:=MAX([.$L199];[.$X199])" office:value-type="float"/>
          <table:table-cell table:formula="of:=MAX([.$M199];[.$Y199])" office:value-type="float"/>
          <table:table-cell table:formula="of:=MAX([.$N199];[.$Z199])" office:value-type="float"/>
        </table:table-row>
        <table:table-row table:style-name="ro1">
          <table:table-cell office:value-type="string">
            <text:p>p05.pddl/7</text:p>
          </table:table-cell>
          <table:table-cell office:value-type="float" office:value="0.13257"/>
          <table:table-cell office:value-type="float" office:value="0.09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69.0"/>
          <table:table-cell office:value-type="float" office:value="848.0"/>
          <table:table-cell office:value-type="float" office:value="584.0"/>
          <table:table-cell office:value-type="float" office:value="8478.0"/>
          <table:table-cell office:value-type="float" office:value="4463.0"/>
          <table:table-cell office:value-type="float" office:value="0.0"/>
          <table:table-cell office:value-type="float" office:value="0.0"/>
          <table:table-cell office:value-type="float" office:value="0.132461"/>
          <table:table-cell office:value-type="float" office:value="0.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.0"/>
          <table:table-cell office:value-type="float" office:value="189.0"/>
          <table:table-cell office:value-type="float" office:value="8478.0"/>
          <table:table-cell office:value-type="float" office:value="4463.0"/>
          <table:table-cell office:value-type="float" office:value="0.0"/>
          <table:table-cell office:value-type="float" office:value="0.0"/>
          <table:table-cell table:formula="of:=MIN([.$B200];[.$O200])" office:value-type="float"/>
          <table:table-cell table:formula="of:=MIN([.$C200];[.$P200])" office:value-type="float"/>
          <table:table-cell table:formula="of:=MIN([.$D200];[.$Q200])" office:value-type="float"/>
          <table:table-cell table:formula="of:=MIN([.$E200];[.$R200])" office:value-type="float"/>
          <table:table-cell table:formula="of:=MIN([.$F200];[.$S200])" office:value-type="float"/>
          <table:table-cell table:formula="of:=MIN([.$G200];[.$T200])" office:value-type="float"/>
          <table:table-cell table:formula="of:=MIN([.$H200];[.$U200])" office:value-type="float"/>
          <table:table-cell table:formula="of:=MIN([.$I200];[.$V200])" office:value-type="float"/>
          <table:table-cell table:formula="of:=MIN([.$J200])" office:value-type="float"/>
          <table:table-cell table:formula="of:=MIN([.$K200];[.$W200])" office:value-type="float"/>
          <table:table-cell table:formula="of:=MIN([.$L200];[.$X200])" office:value-type="float"/>
          <table:table-cell table:formula="of:=MIN([.$M200];[.$Y200])" office:value-type="float"/>
          <table:table-cell table:formula="of:=MIN([.$N200];[.$Z200])" office:value-type="float"/>
          <table:table-cell table:formula="of:=MEDIAN([.$B200];[.$O200])" office:value-type="float"/>
          <table:table-cell table:formula="of:=MEDIAN([.$C200];[.$P200])" office:value-type="float"/>
          <table:table-cell table:formula="of:=MEDIAN([.$D200];[.$Q200])" office:value-type="float"/>
          <table:table-cell table:formula="of:=MEDIAN([.$E200];[.$R200])" office:value-type="float"/>
          <table:table-cell table:formula="of:=MEDIAN([.$F200];[.$S200])" office:value-type="float"/>
          <table:table-cell table:formula="of:=MEDIAN([.$G200];[.$T200])" office:value-type="float"/>
          <table:table-cell table:formula="of:=MEDIAN([.$H200];[.$U200])" office:value-type="float"/>
          <table:table-cell table:formula="of:=MEDIAN([.$I200];[.$V200])" office:value-type="float"/>
          <table:table-cell table:formula="of:=MEDIAN([.$J200])" office:value-type="float"/>
          <table:table-cell table:formula="of:=MEDIAN([.$K200];[.$W200])" office:value-type="float"/>
          <table:table-cell table:formula="of:=MEDIAN([.$L200];[.$X200])" office:value-type="float"/>
          <table:table-cell table:formula="of:=MEDIAN([.$M200];[.$Y200])" office:value-type="float"/>
          <table:table-cell table:formula="of:=MEDIAN([.$N200];[.$Z200])" office:value-type="float"/>
          <table:table-cell table:formula="of:=MAX([.$B200];[.$O200])" office:value-type="float"/>
          <table:table-cell table:formula="of:=MAX([.$C200];[.$P200])" office:value-type="float"/>
          <table:table-cell table:formula="of:=MAX([.$D200];[.$Q200])" office:value-type="float"/>
          <table:table-cell table:formula="of:=MAX([.$E200];[.$R200])" office:value-type="float"/>
          <table:table-cell table:formula="of:=MAX([.$F200];[.$S200])" office:value-type="float"/>
          <table:table-cell table:formula="of:=MAX([.$G200];[.$T200])" office:value-type="float"/>
          <table:table-cell table:formula="of:=MAX([.$H200];[.$U200])" office:value-type="float"/>
          <table:table-cell table:formula="of:=MAX([.$I200];[.$V200])" office:value-type="float"/>
          <table:table-cell table:formula="of:=MAX([.$J200])" office:value-type="float"/>
          <table:table-cell table:formula="of:=MAX([.$K200];[.$W200])" office:value-type="float"/>
          <table:table-cell table:formula="of:=MAX([.$L200];[.$X200])" office:value-type="float"/>
          <table:table-cell table:formula="of:=MAX([.$M200];[.$Y200])" office:value-type="float"/>
          <table:table-cell table:formula="of:=MAX([.$N200];[.$Z200])" office:value-type="float"/>
        </table:table-row>
        <table:table-row table:style-name="ro1">
          <table:table-cell office:value-type="string">
            <text:p>p05.pddl/8</text:p>
          </table:table-cell>
          <table:table-cell office:value-type="float" office:value="0.149824"/>
          <table:table-cell office:value-type="float" office:value="0.11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34.0"/>
          <table:table-cell office:value-type="float" office:value="1462.0"/>
          <table:table-cell office:value-type="float" office:value="1121.0"/>
          <table:table-cell office:value-type="float" office:value="9596.0"/>
          <table:table-cell office:value-type="float" office:value="5429.0"/>
          <table:table-cell office:value-type="float" office:value="0.0"/>
          <table:table-cell office:value-type="float" office:value="0.0"/>
          <table:table-cell office:value-type="float" office:value="0.14664"/>
          <table:table-cell office:value-type="float" office:value="0.1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7.0"/>
          <table:table-cell office:value-type="float" office:value="253.0"/>
          <table:table-cell office:value-type="float" office:value="9596.0"/>
          <table:table-cell office:value-type="float" office:value="5429.0"/>
          <table:table-cell office:value-type="float" office:value="0.0"/>
          <table:table-cell office:value-type="float" office:value="0.0"/>
          <table:table-cell table:formula="of:=MIN([.$B201];[.$O201])" office:value-type="float"/>
          <table:table-cell table:formula="of:=MIN([.$C201];[.$P201])" office:value-type="float"/>
          <table:table-cell table:formula="of:=MIN([.$D201];[.$Q201])" office:value-type="float"/>
          <table:table-cell table:formula="of:=MIN([.$E201];[.$R201])" office:value-type="float"/>
          <table:table-cell table:formula="of:=MIN([.$F201];[.$S201])" office:value-type="float"/>
          <table:table-cell table:formula="of:=MIN([.$G201];[.$T201])" office:value-type="float"/>
          <table:table-cell table:formula="of:=MIN([.$H201];[.$U201])" office:value-type="float"/>
          <table:table-cell table:formula="of:=MIN([.$I201];[.$V201])" office:value-type="float"/>
          <table:table-cell table:formula="of:=MIN([.$J201])" office:value-type="float"/>
          <table:table-cell table:formula="of:=MIN([.$K201];[.$W201])" office:value-type="float"/>
          <table:table-cell table:formula="of:=MIN([.$L201];[.$X201])" office:value-type="float"/>
          <table:table-cell table:formula="of:=MIN([.$M201];[.$Y201])" office:value-type="float"/>
          <table:table-cell table:formula="of:=MIN([.$N201];[.$Z201])" office:value-type="float"/>
          <table:table-cell table:formula="of:=MEDIAN([.$B201];[.$O201])" office:value-type="float"/>
          <table:table-cell table:formula="of:=MEDIAN([.$C201];[.$P201])" office:value-type="float"/>
          <table:table-cell table:formula="of:=MEDIAN([.$D201];[.$Q201])" office:value-type="float"/>
          <table:table-cell table:formula="of:=MEDIAN([.$E201];[.$R201])" office:value-type="float"/>
          <table:table-cell table:formula="of:=MEDIAN([.$F201];[.$S201])" office:value-type="float"/>
          <table:table-cell table:formula="of:=MEDIAN([.$G201];[.$T201])" office:value-type="float"/>
          <table:table-cell table:formula="of:=MEDIAN([.$H201];[.$U201])" office:value-type="float"/>
          <table:table-cell table:formula="of:=MEDIAN([.$I201];[.$V201])" office:value-type="float"/>
          <table:table-cell table:formula="of:=MEDIAN([.$J201])" office:value-type="float"/>
          <table:table-cell table:formula="of:=MEDIAN([.$K201];[.$W201])" office:value-type="float"/>
          <table:table-cell table:formula="of:=MEDIAN([.$L201];[.$X201])" office:value-type="float"/>
          <table:table-cell table:formula="of:=MEDIAN([.$M201];[.$Y201])" office:value-type="float"/>
          <table:table-cell table:formula="of:=MEDIAN([.$N201];[.$Z201])" office:value-type="float"/>
          <table:table-cell table:formula="of:=MAX([.$B201];[.$O201])" office:value-type="float"/>
          <table:table-cell table:formula="of:=MAX([.$C201];[.$P201])" office:value-type="float"/>
          <table:table-cell table:formula="of:=MAX([.$D201];[.$Q201])" office:value-type="float"/>
          <table:table-cell table:formula="of:=MAX([.$E201];[.$R201])" office:value-type="float"/>
          <table:table-cell table:formula="of:=MAX([.$F201];[.$S201])" office:value-type="float"/>
          <table:table-cell table:formula="of:=MAX([.$G201];[.$T201])" office:value-type="float"/>
          <table:table-cell table:formula="of:=MAX([.$H201];[.$U201])" office:value-type="float"/>
          <table:table-cell table:formula="of:=MAX([.$I201];[.$V201])" office:value-type="float"/>
          <table:table-cell table:formula="of:=MAX([.$J201])" office:value-type="float"/>
          <table:table-cell table:formula="of:=MAX([.$K201];[.$W201])" office:value-type="float"/>
          <table:table-cell table:formula="of:=MAX([.$L201];[.$X201])" office:value-type="float"/>
          <table:table-cell table:formula="of:=MAX([.$M201];[.$Y201])" office:value-type="float"/>
          <table:table-cell table:formula="of:=MAX([.$N201];[.$Z201])" office:value-type="float"/>
        </table:table-row>
        <table:table-row table:style-name="ro1">
          <table:table-cell office:value-type="string">
            <text:p>p05.pddl/9</text:p>
          </table:table-cell>
          <table:table-cell office:value-type="float" office:value="0.175972"/>
          <table:table-cell office:value-type="float" office:value="0.13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37.0"/>
          <table:table-cell office:value-type="float" office:value="3362.0"/>
          <table:table-cell office:value-type="float" office:value="2681.0"/>
          <table:table-cell office:value-type="float" office:value="10714.0"/>
          <table:table-cell office:value-type="float" office:value="6395.0"/>
          <table:table-cell office:value-type="float" office:value="0.0"/>
          <table:table-cell office:value-type="float" office:value="0.0"/>
          <table:table-cell office:value-type="float" office:value="0.165709"/>
          <table:table-cell office:value-type="float" office:value="0.12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68.0"/>
          <table:table-cell office:value-type="float" office:value="618.0"/>
          <table:table-cell office:value-type="float" office:value="10714.0"/>
          <table:table-cell office:value-type="float" office:value="6395.0"/>
          <table:table-cell office:value-type="float" office:value="0.0"/>
          <table:table-cell office:value-type="float" office:value="0.0"/>
          <table:table-cell table:formula="of:=MIN([.$B202];[.$O202])" office:value-type="float"/>
          <table:table-cell table:formula="of:=MIN([.$C202];[.$P202])" office:value-type="float"/>
          <table:table-cell table:formula="of:=MIN([.$D202];[.$Q202])" office:value-type="float"/>
          <table:table-cell table:formula="of:=MIN([.$E202];[.$R202])" office:value-type="float"/>
          <table:table-cell table:formula="of:=MIN([.$F202];[.$S202])" office:value-type="float"/>
          <table:table-cell table:formula="of:=MIN([.$G202];[.$T202])" office:value-type="float"/>
          <table:table-cell table:formula="of:=MIN([.$H202];[.$U202])" office:value-type="float"/>
          <table:table-cell table:formula="of:=MIN([.$I202];[.$V202])" office:value-type="float"/>
          <table:table-cell table:formula="of:=MIN([.$J202])" office:value-type="float"/>
          <table:table-cell table:formula="of:=MIN([.$K202];[.$W202])" office:value-type="float"/>
          <table:table-cell table:formula="of:=MIN([.$L202];[.$X202])" office:value-type="float"/>
          <table:table-cell table:formula="of:=MIN([.$M202];[.$Y202])" office:value-type="float"/>
          <table:table-cell table:formula="of:=MIN([.$N202];[.$Z202])" office:value-type="float"/>
          <table:table-cell table:formula="of:=MEDIAN([.$B202];[.$O202])" office:value-type="float"/>
          <table:table-cell table:formula="of:=MEDIAN([.$C202];[.$P202])" office:value-type="float"/>
          <table:table-cell table:formula="of:=MEDIAN([.$D202];[.$Q202])" office:value-type="float"/>
          <table:table-cell table:formula="of:=MEDIAN([.$E202];[.$R202])" office:value-type="float"/>
          <table:table-cell table:formula="of:=MEDIAN([.$F202];[.$S202])" office:value-type="float"/>
          <table:table-cell table:formula="of:=MEDIAN([.$G202];[.$T202])" office:value-type="float"/>
          <table:table-cell table:formula="of:=MEDIAN([.$H202];[.$U202])" office:value-type="float"/>
          <table:table-cell table:formula="of:=MEDIAN([.$I202];[.$V202])" office:value-type="float"/>
          <table:table-cell table:formula="of:=MEDIAN([.$J202])" office:value-type="float"/>
          <table:table-cell table:formula="of:=MEDIAN([.$K202];[.$W202])" office:value-type="float"/>
          <table:table-cell table:formula="of:=MEDIAN([.$L202];[.$X202])" office:value-type="float"/>
          <table:table-cell table:formula="of:=MEDIAN([.$M202];[.$Y202])" office:value-type="float"/>
          <table:table-cell table:formula="of:=MEDIAN([.$N202];[.$Z202])" office:value-type="float"/>
          <table:table-cell table:formula="of:=MAX([.$B202];[.$O202])" office:value-type="float"/>
          <table:table-cell table:formula="of:=MAX([.$C202];[.$P202])" office:value-type="float"/>
          <table:table-cell table:formula="of:=MAX([.$D202];[.$Q202])" office:value-type="float"/>
          <table:table-cell table:formula="of:=MAX([.$E202];[.$R202])" office:value-type="float"/>
          <table:table-cell table:formula="of:=MAX([.$F202];[.$S202])" office:value-type="float"/>
          <table:table-cell table:formula="of:=MAX([.$G202];[.$T202])" office:value-type="float"/>
          <table:table-cell table:formula="of:=MAX([.$H202];[.$U202])" office:value-type="float"/>
          <table:table-cell table:formula="of:=MAX([.$I202];[.$V202])" office:value-type="float"/>
          <table:table-cell table:formula="of:=MAX([.$J202])" office:value-type="float"/>
          <table:table-cell table:formula="of:=MAX([.$K202];[.$W202])" office:value-type="float"/>
          <table:table-cell table:formula="of:=MAX([.$L202];[.$X202])" office:value-type="float"/>
          <table:table-cell table:formula="of:=MAX([.$M202];[.$Y202])" office:value-type="float"/>
          <table:table-cell table:formula="of:=MAX([.$N202];[.$Z202])" office:value-type="float"/>
        </table:table-row>
        <table:table-row table:style-name="ro1">
          <table:table-cell office:value-type="string">
            <text:p>p06.pddl/1</text:p>
          </table:table-cell>
          <table:table-cell office:value-type="float" office:value="0.132663"/>
          <table:table-cell office:value-type="float" office:value="0.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27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125929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270.0"/>
          <table:table-cell office:value-type="float" office:value="3.0"/>
          <table:table-cell office:value-type="float" office:value="0.0"/>
          <table:table-cell office:value-type="float" office:value="0.0"/>
          <table:table-cell table:formula="of:=MIN([.$B203];[.$O203])" office:value-type="float"/>
          <table:table-cell table:formula="of:=MIN([.$C203];[.$P203])" office:value-type="float"/>
          <table:table-cell table:formula="of:=MIN([.$D203];[.$Q203])" office:value-type="float"/>
          <table:table-cell table:formula="of:=MIN([.$E203];[.$R203])" office:value-type="float"/>
          <table:table-cell table:formula="of:=MIN([.$F203];[.$S203])" office:value-type="float"/>
          <table:table-cell table:formula="of:=MIN([.$G203];[.$T203])" office:value-type="float"/>
          <table:table-cell table:formula="of:=MIN([.$H203];[.$U203])" office:value-type="float"/>
          <table:table-cell table:formula="of:=MIN([.$I203];[.$V203])" office:value-type="float"/>
          <table:table-cell table:formula="of:=MIN([.$J203])" office:value-type="float"/>
          <table:table-cell table:formula="of:=MIN([.$K203];[.$W203])" office:value-type="float"/>
          <table:table-cell table:formula="of:=MIN([.$L203];[.$X203])" office:value-type="float"/>
          <table:table-cell table:formula="of:=MIN([.$M203];[.$Y203])" office:value-type="float"/>
          <table:table-cell table:formula="of:=MIN([.$N203];[.$Z203])" office:value-type="float"/>
          <table:table-cell table:formula="of:=MEDIAN([.$B203];[.$O203])" office:value-type="float"/>
          <table:table-cell table:formula="of:=MEDIAN([.$C203];[.$P203])" office:value-type="float"/>
          <table:table-cell table:formula="of:=MEDIAN([.$D203];[.$Q203])" office:value-type="float"/>
          <table:table-cell table:formula="of:=MEDIAN([.$E203];[.$R203])" office:value-type="float"/>
          <table:table-cell table:formula="of:=MEDIAN([.$F203];[.$S203])" office:value-type="float"/>
          <table:table-cell table:formula="of:=MEDIAN([.$G203];[.$T203])" office:value-type="float"/>
          <table:table-cell table:formula="of:=MEDIAN([.$H203];[.$U203])" office:value-type="float"/>
          <table:table-cell table:formula="of:=MEDIAN([.$I203];[.$V203])" office:value-type="float"/>
          <table:table-cell table:formula="of:=MEDIAN([.$J203])" office:value-type="float"/>
          <table:table-cell table:formula="of:=MEDIAN([.$K203];[.$W203])" office:value-type="float"/>
          <table:table-cell table:formula="of:=MEDIAN([.$L203];[.$X203])" office:value-type="float"/>
          <table:table-cell table:formula="of:=MEDIAN([.$M203];[.$Y203])" office:value-type="float"/>
          <table:table-cell table:formula="of:=MEDIAN([.$N203];[.$Z203])" office:value-type="float"/>
          <table:table-cell table:formula="of:=MAX([.$B203];[.$O203])" office:value-type="float"/>
          <table:table-cell table:formula="of:=MAX([.$C203];[.$P203])" office:value-type="float"/>
          <table:table-cell table:formula="of:=MAX([.$D203];[.$Q203])" office:value-type="float"/>
          <table:table-cell table:formula="of:=MAX([.$E203];[.$R203])" office:value-type="float"/>
          <table:table-cell table:formula="of:=MAX([.$F203];[.$S203])" office:value-type="float"/>
          <table:table-cell table:formula="of:=MAX([.$G203];[.$T203])" office:value-type="float"/>
          <table:table-cell table:formula="of:=MAX([.$H203];[.$U203])" office:value-type="float"/>
          <table:table-cell table:formula="of:=MAX([.$I203];[.$V203])" office:value-type="float"/>
          <table:table-cell table:formula="of:=MAX([.$J203])" office:value-type="float"/>
          <table:table-cell table:formula="of:=MAX([.$K203];[.$W203])" office:value-type="float"/>
          <table:table-cell table:formula="of:=MAX([.$L203];[.$X203])" office:value-type="float"/>
          <table:table-cell table:formula="of:=MAX([.$M203];[.$Y203])" office:value-type="float"/>
          <table:table-cell table:formula="of:=MAX([.$N203];[.$Z203])" office:value-type="float"/>
        </table:table-row>
        <table:table-row table:style-name="ro1">
          <table:table-cell office:value-type="string">
            <text:p>p06.pddl/10</text:p>
          </table:table-cell>
          <table:table-cell office:value-type="float" office:value="1.11845"/>
          <table:table-cell office:value-type="float" office:value="1.075"/>
          <table:table-cell office:value-type="float" office:value="0.61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136.0"/>
          <table:table-cell office:value-type="float" office:value="24159.0"/>
          <table:table-cell office:value-type="float" office:value="21021.0"/>
          <table:table-cell office:value-type="float" office:value="47302.0"/>
          <table:table-cell office:value-type="float" office:value="21621.0"/>
          <table:table-cell office:value-type="float" office:value="0.0"/>
          <table:table-cell office:value-type="float" office:value="0.0"/>
          <table:table-cell office:value-type="float" office:value="0.900323"/>
          <table:table-cell office:value-type="float" office:value="0.622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87.0"/>
          <table:table-cell office:value-type="float" office:value="2376.0"/>
          <table:table-cell office:value-type="float" office:value="47302.0"/>
          <table:table-cell office:value-type="float" office:value="21621.0"/>
          <table:table-cell office:value-type="float" office:value="0.0"/>
          <table:table-cell office:value-type="float" office:value="0.0"/>
          <table:table-cell table:formula="of:=MIN([.$B204];[.$O204])" office:value-type="float"/>
          <table:table-cell table:formula="of:=MIN([.$C204];[.$P204])" office:value-type="float"/>
          <table:table-cell table:formula="of:=MIN([.$D204];[.$Q204])" office:value-type="float"/>
          <table:table-cell table:formula="of:=MIN([.$E204];[.$R204])" office:value-type="float"/>
          <table:table-cell table:formula="of:=MIN([.$F204];[.$S204])" office:value-type="float"/>
          <table:table-cell table:formula="of:=MIN([.$G204];[.$T204])" office:value-type="float"/>
          <table:table-cell table:formula="of:=MIN([.$H204];[.$U204])" office:value-type="float"/>
          <table:table-cell table:formula="of:=MIN([.$I204];[.$V204])" office:value-type="float"/>
          <table:table-cell table:formula="of:=MIN([.$J204])" office:value-type="float"/>
          <table:table-cell table:formula="of:=MIN([.$K204];[.$W204])" office:value-type="float"/>
          <table:table-cell table:formula="of:=MIN([.$L204];[.$X204])" office:value-type="float"/>
          <table:table-cell table:formula="of:=MIN([.$M204];[.$Y204])" office:value-type="float"/>
          <table:table-cell table:formula="of:=MIN([.$N204];[.$Z204])" office:value-type="float"/>
          <table:table-cell table:formula="of:=MEDIAN([.$B204];[.$O204])" office:value-type="float"/>
          <table:table-cell table:formula="of:=MEDIAN([.$C204];[.$P204])" office:value-type="float"/>
          <table:table-cell table:formula="of:=MEDIAN([.$D204];[.$Q204])" office:value-type="float"/>
          <table:table-cell table:formula="of:=MEDIAN([.$E204];[.$R204])" office:value-type="float"/>
          <table:table-cell table:formula="of:=MEDIAN([.$F204];[.$S204])" office:value-type="float"/>
          <table:table-cell table:formula="of:=MEDIAN([.$G204];[.$T204])" office:value-type="float"/>
          <table:table-cell table:formula="of:=MEDIAN([.$H204];[.$U204])" office:value-type="float"/>
          <table:table-cell table:formula="of:=MEDIAN([.$I204];[.$V204])" office:value-type="float"/>
          <table:table-cell table:formula="of:=MEDIAN([.$J204])" office:value-type="float"/>
          <table:table-cell table:formula="of:=MEDIAN([.$K204];[.$W204])" office:value-type="float"/>
          <table:table-cell table:formula="of:=MEDIAN([.$L204];[.$X204])" office:value-type="float"/>
          <table:table-cell table:formula="of:=MEDIAN([.$M204];[.$Y204])" office:value-type="float"/>
          <table:table-cell table:formula="of:=MEDIAN([.$N204];[.$Z204])" office:value-type="float"/>
          <table:table-cell table:formula="of:=MAX([.$B204];[.$O204])" office:value-type="float"/>
          <table:table-cell table:formula="of:=MAX([.$C204];[.$P204])" office:value-type="float"/>
          <table:table-cell table:formula="of:=MAX([.$D204];[.$Q204])" office:value-type="float"/>
          <table:table-cell table:formula="of:=MAX([.$E204];[.$R204])" office:value-type="float"/>
          <table:table-cell table:formula="of:=MAX([.$F204];[.$S204])" office:value-type="float"/>
          <table:table-cell table:formula="of:=MAX([.$G204];[.$T204])" office:value-type="float"/>
          <table:table-cell table:formula="of:=MAX([.$H204];[.$U204])" office:value-type="float"/>
          <table:table-cell table:formula="of:=MAX([.$I204];[.$V204])" office:value-type="float"/>
          <table:table-cell table:formula="of:=MAX([.$J204])" office:value-type="float"/>
          <table:table-cell table:formula="of:=MAX([.$K204];[.$W204])" office:value-type="float"/>
          <table:table-cell table:formula="of:=MAX([.$L204];[.$X204])" office:value-type="float"/>
          <table:table-cell table:formula="of:=MAX([.$M204];[.$Y204])" office:value-type="float"/>
          <table:table-cell table:formula="of:=MAX([.$N204];[.$Z204])" office:value-type="float"/>
        </table:table-row>
        <table:table-row table:style-name="ro1">
          <table:table-cell office:value-type="string">
            <text:p>p06.pddl/11</text:p>
          </table:table-cell>
          <table:table-cell office:value-type="float" office:value="1.68112"/>
          <table:table-cell office:value-type="float" office:value="1.633"/>
          <table:table-cell office:value-type="float" office:value="1.06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996.0"/>
          <table:table-cell office:value-type="float" office:value="41306.0"/>
          <table:table-cell office:value-type="float" office:value="37575.0"/>
          <table:table-cell office:value-type="float" office:value="51750.0"/>
          <table:table-cell office:value-type="float" office:value="25567.0"/>
          <table:table-cell office:value-type="float" office:value="0.0"/>
          <table:table-cell office:value-type="float" office:value="0.0"/>
          <table:table-cell office:value-type="float" office:value="1.74399"/>
          <table:table-cell office:value-type="float" office:value="1.699"/>
          <table:table-cell office:value-type="float" office:value="1.22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630.0"/>
          <table:table-cell office:value-type="float" office:value="9844.0"/>
          <table:table-cell office:value-type="float" office:value="51750.0"/>
          <table:table-cell office:value-type="float" office:value="25567.0"/>
          <table:table-cell office:value-type="float" office:value="0.0"/>
          <table:table-cell office:value-type="float" office:value="0.0"/>
          <table:table-cell table:formula="of:=MIN([.$B205];[.$O205])" office:value-type="float"/>
          <table:table-cell table:formula="of:=MIN([.$C205];[.$P205])" office:value-type="float"/>
          <table:table-cell table:formula="of:=MIN([.$D205];[.$Q205])" office:value-type="float"/>
          <table:table-cell table:formula="of:=MIN([.$E205];[.$R205])" office:value-type="float"/>
          <table:table-cell table:formula="of:=MIN([.$F205];[.$S205])" office:value-type="float"/>
          <table:table-cell table:formula="of:=MIN([.$G205];[.$T205])" office:value-type="float"/>
          <table:table-cell table:formula="of:=MIN([.$H205];[.$U205])" office:value-type="float"/>
          <table:table-cell table:formula="of:=MIN([.$I205];[.$V205])" office:value-type="float"/>
          <table:table-cell table:formula="of:=MIN([.$J205])" office:value-type="float"/>
          <table:table-cell table:formula="of:=MIN([.$K205];[.$W205])" office:value-type="float"/>
          <table:table-cell table:formula="of:=MIN([.$L205];[.$X205])" office:value-type="float"/>
          <table:table-cell table:formula="of:=MIN([.$M205];[.$Y205])" office:value-type="float"/>
          <table:table-cell table:formula="of:=MIN([.$N205];[.$Z205])" office:value-type="float"/>
          <table:table-cell table:formula="of:=MEDIAN([.$B205];[.$O205])" office:value-type="float"/>
          <table:table-cell table:formula="of:=MEDIAN([.$C205];[.$P205])" office:value-type="float"/>
          <table:table-cell table:formula="of:=MEDIAN([.$D205];[.$Q205])" office:value-type="float"/>
          <table:table-cell table:formula="of:=MEDIAN([.$E205];[.$R205])" office:value-type="float"/>
          <table:table-cell table:formula="of:=MEDIAN([.$F205];[.$S205])" office:value-type="float"/>
          <table:table-cell table:formula="of:=MEDIAN([.$G205];[.$T205])" office:value-type="float"/>
          <table:table-cell table:formula="of:=MEDIAN([.$H205];[.$U205])" office:value-type="float"/>
          <table:table-cell table:formula="of:=MEDIAN([.$I205];[.$V205])" office:value-type="float"/>
          <table:table-cell table:formula="of:=MEDIAN([.$J205])" office:value-type="float"/>
          <table:table-cell table:formula="of:=MEDIAN([.$K205];[.$W205])" office:value-type="float"/>
          <table:table-cell table:formula="of:=MEDIAN([.$L205];[.$X205])" office:value-type="float"/>
          <table:table-cell table:formula="of:=MEDIAN([.$M205];[.$Y205])" office:value-type="float"/>
          <table:table-cell table:formula="of:=MEDIAN([.$N205];[.$Z205])" office:value-type="float"/>
          <table:table-cell table:formula="of:=MAX([.$B205];[.$O205])" office:value-type="float"/>
          <table:table-cell table:formula="of:=MAX([.$C205];[.$P205])" office:value-type="float"/>
          <table:table-cell table:formula="of:=MAX([.$D205];[.$Q205])" office:value-type="float"/>
          <table:table-cell table:formula="of:=MAX([.$E205];[.$R205])" office:value-type="float"/>
          <table:table-cell table:formula="of:=MAX([.$F205];[.$S205])" office:value-type="float"/>
          <table:table-cell table:formula="of:=MAX([.$G205];[.$T205])" office:value-type="float"/>
          <table:table-cell table:formula="of:=MAX([.$H205];[.$U205])" office:value-type="float"/>
          <table:table-cell table:formula="of:=MAX([.$I205];[.$V205])" office:value-type="float"/>
          <table:table-cell table:formula="of:=MAX([.$J205])" office:value-type="float"/>
          <table:table-cell table:formula="of:=MAX([.$K205];[.$W205])" office:value-type="float"/>
          <table:table-cell table:formula="of:=MAX([.$L205];[.$X205])" office:value-type="float"/>
          <table:table-cell table:formula="of:=MAX([.$M205];[.$Y205])" office:value-type="float"/>
          <table:table-cell table:formula="of:=MAX([.$N205];[.$Z205])" office:value-type="float"/>
        </table:table-row>
        <table:table-row table:style-name="ro1">
          <table:table-cell office:value-type="string">
            <text:p>p06.pddl/12</text:p>
          </table:table-cell>
          <table:table-cell office:value-type="float" office:value="3.50548"/>
          <table:table-cell office:value-type="float" office:value="3.456"/>
          <table:table-cell office:value-type="float" office:value="2.8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047.0"/>
          <table:table-cell office:value-type="float" office:value="64693.0"/>
          <table:table-cell office:value-type="float" office:value="57916.0"/>
          <table:table-cell office:value-type="float" office:value="56198.0"/>
          <table:table-cell office:value-type="float" office:value="29513.0"/>
          <table:table-cell office:value-type="float" office:value="0.0"/>
          <table:table-cell office:value-type="float" office:value="0.0"/>
          <table:table-cell office:value-type="float" office:value="1.59279"/>
          <table:table-cell office:value-type="float" office:value="1.54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7401.0"/>
          <table:table-cell office:value-type="float" office:value="10550.0"/>
          <table:table-cell office:value-type="float" office:value="56198.0"/>
          <table:table-cell office:value-type="float" office:value="29513.0"/>
          <table:table-cell office:value-type="float" office:value="0.0"/>
          <table:table-cell office:value-type="float" office:value="0.0"/>
          <table:table-cell table:formula="of:=MIN([.$B206];[.$O206])" office:value-type="float"/>
          <table:table-cell table:formula="of:=MIN([.$C206];[.$P206])" office:value-type="float"/>
          <table:table-cell table:formula="of:=MIN([.$D206];[.$Q206])" office:value-type="float"/>
          <table:table-cell table:formula="of:=MIN([.$E206];[.$R206])" office:value-type="float"/>
          <table:table-cell table:formula="of:=MIN([.$F206];[.$S206])" office:value-type="float"/>
          <table:table-cell table:formula="of:=MIN([.$G206];[.$T206])" office:value-type="float"/>
          <table:table-cell table:formula="of:=MIN([.$H206];[.$U206])" office:value-type="float"/>
          <table:table-cell table:formula="of:=MIN([.$I206];[.$V206])" office:value-type="float"/>
          <table:table-cell table:formula="of:=MIN([.$J206])" office:value-type="float"/>
          <table:table-cell table:formula="of:=MIN([.$K206];[.$W206])" office:value-type="float"/>
          <table:table-cell table:formula="of:=MIN([.$L206];[.$X206])" office:value-type="float"/>
          <table:table-cell table:formula="of:=MIN([.$M206];[.$Y206])" office:value-type="float"/>
          <table:table-cell table:formula="of:=MIN([.$N206];[.$Z206])" office:value-type="float"/>
          <table:table-cell table:formula="of:=MEDIAN([.$B206];[.$O206])" office:value-type="float"/>
          <table:table-cell table:formula="of:=MEDIAN([.$C206];[.$P206])" office:value-type="float"/>
          <table:table-cell table:formula="of:=MEDIAN([.$D206];[.$Q206])" office:value-type="float"/>
          <table:table-cell table:formula="of:=MEDIAN([.$E206];[.$R206])" office:value-type="float"/>
          <table:table-cell table:formula="of:=MEDIAN([.$F206];[.$S206])" office:value-type="float"/>
          <table:table-cell table:formula="of:=MEDIAN([.$G206];[.$T206])" office:value-type="float"/>
          <table:table-cell table:formula="of:=MEDIAN([.$H206];[.$U206])" office:value-type="float"/>
          <table:table-cell table:formula="of:=MEDIAN([.$I206];[.$V206])" office:value-type="float"/>
          <table:table-cell table:formula="of:=MEDIAN([.$J206])" office:value-type="float"/>
          <table:table-cell table:formula="of:=MEDIAN([.$K206];[.$W206])" office:value-type="float"/>
          <table:table-cell table:formula="of:=MEDIAN([.$L206];[.$X206])" office:value-type="float"/>
          <table:table-cell table:formula="of:=MEDIAN([.$M206];[.$Y206])" office:value-type="float"/>
          <table:table-cell table:formula="of:=MEDIAN([.$N206];[.$Z206])" office:value-type="float"/>
          <table:table-cell table:formula="of:=MAX([.$B206];[.$O206])" office:value-type="float"/>
          <table:table-cell table:formula="of:=MAX([.$C206];[.$P206])" office:value-type="float"/>
          <table:table-cell table:formula="of:=MAX([.$D206];[.$Q206])" office:value-type="float"/>
          <table:table-cell table:formula="of:=MAX([.$E206];[.$R206])" office:value-type="float"/>
          <table:table-cell table:formula="of:=MAX([.$F206];[.$S206])" office:value-type="float"/>
          <table:table-cell table:formula="of:=MAX([.$G206];[.$T206])" office:value-type="float"/>
          <table:table-cell table:formula="of:=MAX([.$H206];[.$U206])" office:value-type="float"/>
          <table:table-cell table:formula="of:=MAX([.$I206];[.$V206])" office:value-type="float"/>
          <table:table-cell table:formula="of:=MAX([.$J206])" office:value-type="float"/>
          <table:table-cell table:formula="of:=MAX([.$K206];[.$W206])" office:value-type="float"/>
          <table:table-cell table:formula="of:=MAX([.$L206];[.$X206])" office:value-type="float"/>
          <table:table-cell table:formula="of:=MAX([.$M206];[.$Y206])" office:value-type="float"/>
          <table:table-cell table:formula="of:=MAX([.$N206];[.$Z206])" office:value-type="float"/>
        </table:table-row>
        <table:table-row table:style-name="ro1">
          <table:table-cell office:value-type="string">
            <text:p>p06.pddl/13</text:p>
          </table:table-cell>
          <table:table-cell office:value-type="float" office:value="11.2612"/>
          <table:table-cell office:value-type="float" office:value="11.211"/>
          <table:table-cell office:value-type="float" office:value="10.5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9882.0"/>
          <table:table-cell office:value-type="float" office:value="132106.0"/>
          <table:table-cell office:value-type="float" office:value="123715.0"/>
          <table:table-cell office:value-type="float" office:value="60646.0"/>
          <table:table-cell office:value-type="float" office:value="33459.0"/>
          <table:table-cell office:value-type="float" office:value="0.0"/>
          <table:table-cell office:value-type="float" office:value="0.0"/>
          <table:table-cell office:value-type="float" office:value="1.84334"/>
          <table:table-cell office:value-type="float" office:value="1.795"/>
          <table:table-cell office:value-type="float" office:value="1.22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762.0"/>
          <table:table-cell office:value-type="float" office:value="15384.0"/>
          <table:table-cell office:value-type="float" office:value="60646.0"/>
          <table:table-cell office:value-type="float" office:value="33459.0"/>
          <table:table-cell office:value-type="float" office:value="0.0"/>
          <table:table-cell office:value-type="float" office:value="0.0"/>
          <table:table-cell table:formula="of:=MIN([.$B207];[.$O207])" office:value-type="float"/>
          <table:table-cell table:formula="of:=MIN([.$C207];[.$P207])" office:value-type="float"/>
          <table:table-cell table:formula="of:=MIN([.$D207];[.$Q207])" office:value-type="float"/>
          <table:table-cell table:formula="of:=MIN([.$E207];[.$R207])" office:value-type="float"/>
          <table:table-cell table:formula="of:=MIN([.$F207];[.$S207])" office:value-type="float"/>
          <table:table-cell table:formula="of:=MIN([.$G207];[.$T207])" office:value-type="float"/>
          <table:table-cell table:formula="of:=MIN([.$H207];[.$U207])" office:value-type="float"/>
          <table:table-cell table:formula="of:=MIN([.$I207];[.$V207])" office:value-type="float"/>
          <table:table-cell table:formula="of:=MIN([.$J207])" office:value-type="float"/>
          <table:table-cell table:formula="of:=MIN([.$K207];[.$W207])" office:value-type="float"/>
          <table:table-cell table:formula="of:=MIN([.$L207];[.$X207])" office:value-type="float"/>
          <table:table-cell table:formula="of:=MIN([.$M207];[.$Y207])" office:value-type="float"/>
          <table:table-cell table:formula="of:=MIN([.$N207];[.$Z207])" office:value-type="float"/>
          <table:table-cell table:formula="of:=MEDIAN([.$B207];[.$O207])" office:value-type="float"/>
          <table:table-cell table:formula="of:=MEDIAN([.$C207];[.$P207])" office:value-type="float"/>
          <table:table-cell table:formula="of:=MEDIAN([.$D207];[.$Q207])" office:value-type="float"/>
          <table:table-cell table:formula="of:=MEDIAN([.$E207];[.$R207])" office:value-type="float"/>
          <table:table-cell table:formula="of:=MEDIAN([.$F207];[.$S207])" office:value-type="float"/>
          <table:table-cell table:formula="of:=MEDIAN([.$G207];[.$T207])" office:value-type="float"/>
          <table:table-cell table:formula="of:=MEDIAN([.$H207];[.$U207])" office:value-type="float"/>
          <table:table-cell table:formula="of:=MEDIAN([.$I207];[.$V207])" office:value-type="float"/>
          <table:table-cell table:formula="of:=MEDIAN([.$J207])" office:value-type="float"/>
          <table:table-cell table:formula="of:=MEDIAN([.$K207];[.$W207])" office:value-type="float"/>
          <table:table-cell table:formula="of:=MEDIAN([.$L207];[.$X207])" office:value-type="float"/>
          <table:table-cell table:formula="of:=MEDIAN([.$M207];[.$Y207])" office:value-type="float"/>
          <table:table-cell table:formula="of:=MEDIAN([.$N207];[.$Z207])" office:value-type="float"/>
          <table:table-cell table:formula="of:=MAX([.$B207];[.$O207])" office:value-type="float"/>
          <table:table-cell table:formula="of:=MAX([.$C207];[.$P207])" office:value-type="float"/>
          <table:table-cell table:formula="of:=MAX([.$D207];[.$Q207])" office:value-type="float"/>
          <table:table-cell table:formula="of:=MAX([.$E207];[.$R207])" office:value-type="float"/>
          <table:table-cell table:formula="of:=MAX([.$F207];[.$S207])" office:value-type="float"/>
          <table:table-cell table:formula="of:=MAX([.$G207];[.$T207])" office:value-type="float"/>
          <table:table-cell table:formula="of:=MAX([.$H207];[.$U207])" office:value-type="float"/>
          <table:table-cell table:formula="of:=MAX([.$I207];[.$V207])" office:value-type="float"/>
          <table:table-cell table:formula="of:=MAX([.$J207])" office:value-type="float"/>
          <table:table-cell table:formula="of:=MAX([.$K207];[.$W207])" office:value-type="float"/>
          <table:table-cell table:formula="of:=MAX([.$L207];[.$X207])" office:value-type="float"/>
          <table:table-cell table:formula="of:=MAX([.$M207];[.$Y207])" office:value-type="float"/>
          <table:table-cell table:formula="of:=MAX([.$N207];[.$Z207])" office:value-type="float"/>
        </table:table-row>
        <table:table-row table:style-name="ro1">
          <table:table-cell office:value-type="string">
            <text:p>p06.pddl/14</text:p>
          </table:table-cell>
          <table:table-cell office:value-type="float" office:value="22.0731"/>
          <table:table-cell office:value-type="float" office:value="22.021"/>
          <table:table-cell office:value-type="float" office:value="21.3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7566.0"/>
          <table:table-cell office:value-type="float" office:value="294724.0"/>
          <table:table-cell office:value-type="float" office:value="281353.0"/>
          <table:table-cell office:value-type="float" office:value="65094.0"/>
          <table:table-cell office:value-type="float" office:value="37405.0"/>
          <table:table-cell office:value-type="float" office:value="0.0"/>
          <table:table-cell office:value-type="float" office:value="0.0"/>
          <table:table-cell office:value-type="float" office:value="6.18603"/>
          <table:table-cell office:value-type="float" office:value="6.137"/>
          <table:table-cell office:value-type="float" office:value="5.51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3765.0"/>
          <table:table-cell office:value-type="float" office:value="31819.0"/>
          <table:table-cell office:value-type="float" office:value="65094.0"/>
          <table:table-cell office:value-type="float" office:value="37405.0"/>
          <table:table-cell office:value-type="float" office:value="0.0"/>
          <table:table-cell office:value-type="float" office:value="0.0"/>
          <table:table-cell table:formula="of:=MIN([.$B208];[.$O208])" office:value-type="float"/>
          <table:table-cell table:formula="of:=MIN([.$C208];[.$P208])" office:value-type="float"/>
          <table:table-cell table:formula="of:=MIN([.$D208];[.$Q208])" office:value-type="float"/>
          <table:table-cell table:formula="of:=MIN([.$E208];[.$R208])" office:value-type="float"/>
          <table:table-cell table:formula="of:=MIN([.$F208];[.$S208])" office:value-type="float"/>
          <table:table-cell table:formula="of:=MIN([.$G208];[.$T208])" office:value-type="float"/>
          <table:table-cell table:formula="of:=MIN([.$H208];[.$U208])" office:value-type="float"/>
          <table:table-cell table:formula="of:=MIN([.$I208];[.$V208])" office:value-type="float"/>
          <table:table-cell table:formula="of:=MIN([.$J208])" office:value-type="float"/>
          <table:table-cell table:formula="of:=MIN([.$K208];[.$W208])" office:value-type="float"/>
          <table:table-cell table:formula="of:=MIN([.$L208];[.$X208])" office:value-type="float"/>
          <table:table-cell table:formula="of:=MIN([.$M208];[.$Y208])" office:value-type="float"/>
          <table:table-cell table:formula="of:=MIN([.$N208];[.$Z208])" office:value-type="float"/>
          <table:table-cell table:formula="of:=MEDIAN([.$B208];[.$O208])" office:value-type="float"/>
          <table:table-cell table:formula="of:=MEDIAN([.$C208];[.$P208])" office:value-type="float"/>
          <table:table-cell table:formula="of:=MEDIAN([.$D208];[.$Q208])" office:value-type="float"/>
          <table:table-cell table:formula="of:=MEDIAN([.$E208];[.$R208])" office:value-type="float"/>
          <table:table-cell table:formula="of:=MEDIAN([.$F208];[.$S208])" office:value-type="float"/>
          <table:table-cell table:formula="of:=MEDIAN([.$G208];[.$T208])" office:value-type="float"/>
          <table:table-cell table:formula="of:=MEDIAN([.$H208];[.$U208])" office:value-type="float"/>
          <table:table-cell table:formula="of:=MEDIAN([.$I208];[.$V208])" office:value-type="float"/>
          <table:table-cell table:formula="of:=MEDIAN([.$J208])" office:value-type="float"/>
          <table:table-cell table:formula="of:=MEDIAN([.$K208];[.$W208])" office:value-type="float"/>
          <table:table-cell table:formula="of:=MEDIAN([.$L208];[.$X208])" office:value-type="float"/>
          <table:table-cell table:formula="of:=MEDIAN([.$M208];[.$Y208])" office:value-type="float"/>
          <table:table-cell table:formula="of:=MEDIAN([.$N208];[.$Z208])" office:value-type="float"/>
          <table:table-cell table:formula="of:=MAX([.$B208];[.$O208])" office:value-type="float"/>
          <table:table-cell table:formula="of:=MAX([.$C208];[.$P208])" office:value-type="float"/>
          <table:table-cell table:formula="of:=MAX([.$D208];[.$Q208])" office:value-type="float"/>
          <table:table-cell table:formula="of:=MAX([.$E208];[.$R208])" office:value-type="float"/>
          <table:table-cell table:formula="of:=MAX([.$F208];[.$S208])" office:value-type="float"/>
          <table:table-cell table:formula="of:=MAX([.$G208];[.$T208])" office:value-type="float"/>
          <table:table-cell table:formula="of:=MAX([.$H208];[.$U208])" office:value-type="float"/>
          <table:table-cell table:formula="of:=MAX([.$I208];[.$V208])" office:value-type="float"/>
          <table:table-cell table:formula="of:=MAX([.$J208])" office:value-type="float"/>
          <table:table-cell table:formula="of:=MAX([.$K208];[.$W208])" office:value-type="float"/>
          <table:table-cell table:formula="of:=MAX([.$L208];[.$X208])" office:value-type="float"/>
          <table:table-cell table:formula="of:=MAX([.$M208];[.$Y208])" office:value-type="float"/>
          <table:table-cell table:formula="of:=MAX([.$N208];[.$Z208])" office:value-type="float"/>
        </table:table-row>
        <table:table-row table:style-name="ro1">
          <table:table-cell office:value-type="string">
            <text:p>p06.pddl/15</text:p>
          </table:table-cell>
          <table:table-cell office:value-type="float" office:value="102.145"/>
          <table:table-cell office:value-type="float" office:value="102.095"/>
          <table:table-cell office:value-type="float" office:value="101.38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67690.0"/>
          <table:table-cell office:value-type="float" office:value="863229.0"/>
          <table:table-cell office:value-type="float" office:value="835668.0"/>
          <table:table-cell office:value-type="float" office:value="69542.0"/>
          <table:table-cell office:value-type="float" office:value="41351.0"/>
          <table:table-cell office:value-type="float" office:value="0.0"/>
          <table:table-cell office:value-type="float" office:value="0.0"/>
          <table:table-cell office:value-type="float" office:value="3.7374"/>
          <table:table-cell office:value-type="float" office:value="3.687"/>
          <table:table-cell office:value-type="float" office:value="3.02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9060.0"/>
          <table:table-cell office:value-type="float" office:value="26500.0"/>
          <table:table-cell office:value-type="float" office:value="69542.0"/>
          <table:table-cell office:value-type="float" office:value="41351.0"/>
          <table:table-cell office:value-type="float" office:value="0.0"/>
          <table:table-cell office:value-type="float" office:value="0.0"/>
          <table:table-cell table:formula="of:=MIN([.$B209];[.$O209])" office:value-type="float"/>
          <table:table-cell table:formula="of:=MIN([.$C209];[.$P209])" office:value-type="float"/>
          <table:table-cell table:formula="of:=MIN([.$D209];[.$Q209])" office:value-type="float"/>
          <table:table-cell table:formula="of:=MIN([.$E209];[.$R209])" office:value-type="float"/>
          <table:table-cell table:formula="of:=MIN([.$F209];[.$S209])" office:value-type="float"/>
          <table:table-cell table:formula="of:=MIN([.$G209];[.$T209])" office:value-type="float"/>
          <table:table-cell table:formula="of:=MIN([.$H209];[.$U209])" office:value-type="float"/>
          <table:table-cell table:formula="of:=MIN([.$I209];[.$V209])" office:value-type="float"/>
          <table:table-cell table:formula="of:=MIN([.$J209])" office:value-type="float"/>
          <table:table-cell table:formula="of:=MIN([.$K209];[.$W209])" office:value-type="float"/>
          <table:table-cell table:formula="of:=MIN([.$L209];[.$X209])" office:value-type="float"/>
          <table:table-cell table:formula="of:=MIN([.$M209];[.$Y209])" office:value-type="float"/>
          <table:table-cell table:formula="of:=MIN([.$N209];[.$Z209])" office:value-type="float"/>
          <table:table-cell table:formula="of:=MEDIAN([.$B209];[.$O209])" office:value-type="float"/>
          <table:table-cell table:formula="of:=MEDIAN([.$C209];[.$P209])" office:value-type="float"/>
          <table:table-cell table:formula="of:=MEDIAN([.$D209];[.$Q209])" office:value-type="float"/>
          <table:table-cell table:formula="of:=MEDIAN([.$E209];[.$R209])" office:value-type="float"/>
          <table:table-cell table:formula="of:=MEDIAN([.$F209];[.$S209])" office:value-type="float"/>
          <table:table-cell table:formula="of:=MEDIAN([.$G209];[.$T209])" office:value-type="float"/>
          <table:table-cell table:formula="of:=MEDIAN([.$H209];[.$U209])" office:value-type="float"/>
          <table:table-cell table:formula="of:=MEDIAN([.$I209];[.$V209])" office:value-type="float"/>
          <table:table-cell table:formula="of:=MEDIAN([.$J209])" office:value-type="float"/>
          <table:table-cell table:formula="of:=MEDIAN([.$K209];[.$W209])" office:value-type="float"/>
          <table:table-cell table:formula="of:=MEDIAN([.$L209];[.$X209])" office:value-type="float"/>
          <table:table-cell table:formula="of:=MEDIAN([.$M209];[.$Y209])" office:value-type="float"/>
          <table:table-cell table:formula="of:=MEDIAN([.$N209];[.$Z209])" office:value-type="float"/>
          <table:table-cell table:formula="of:=MAX([.$B209];[.$O209])" office:value-type="float"/>
          <table:table-cell table:formula="of:=MAX([.$C209];[.$P209])" office:value-type="float"/>
          <table:table-cell table:formula="of:=MAX([.$D209];[.$Q209])" office:value-type="float"/>
          <table:table-cell table:formula="of:=MAX([.$E209];[.$R209])" office:value-type="float"/>
          <table:table-cell table:formula="of:=MAX([.$F209];[.$S209])" office:value-type="float"/>
          <table:table-cell table:formula="of:=MAX([.$G209];[.$T209])" office:value-type="float"/>
          <table:table-cell table:formula="of:=MAX([.$H209];[.$U209])" office:value-type="float"/>
          <table:table-cell table:formula="of:=MAX([.$I209];[.$V209])" office:value-type="float"/>
          <table:table-cell table:formula="of:=MAX([.$J209])" office:value-type="float"/>
          <table:table-cell table:formula="of:=MAX([.$K209];[.$W209])" office:value-type="float"/>
          <table:table-cell table:formula="of:=MAX([.$L209];[.$X209])" office:value-type="float"/>
          <table:table-cell table:formula="of:=MAX([.$M209];[.$Y209])" office:value-type="float"/>
          <table:table-cell table:formula="of:=MAX([.$N209];[.$Z209])" office:value-type="float"/>
        </table:table-row>
        <table:table-row table:style-name="ro1">
          <table:table-cell office:value-type="string">
            <text:p>p06.pddl/16</text:p>
          </table:table-cell>
          <table:table-cell office:value-type="float" office:value="218.457"/>
          <table:table-cell office:value-type="float" office:value="218.395"/>
          <table:table-cell office:value-type="float" office:value="217.64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12911.0"/>
          <table:table-cell office:value-type="float" office:value="1657177.0"/>
          <table:table-cell office:value-type="float" office:value="1612207.0"/>
          <table:table-cell office:value-type="float" office:value="73990.0"/>
          <table:table-cell office:value-type="float" office:value="45297.0"/>
          <table:table-cell office:value-type="float" office:value="0.0"/>
          <table:table-cell office:value-type="float" office:value="0.0"/>
          <table:table-cell office:value-type="float" office:value="14.8135"/>
          <table:table-cell office:value-type="float" office:value="14.759"/>
          <table:table-cell office:value-type="float" office:value="14.0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3514.0"/>
          <table:table-cell office:value-type="float" office:value="82930.0"/>
          <table:table-cell office:value-type="float" office:value="73990.0"/>
          <table:table-cell office:value-type="float" office:value="45297.0"/>
          <table:table-cell office:value-type="float" office:value="0.0"/>
          <table:table-cell office:value-type="float" office:value="0.0"/>
          <table:table-cell table:formula="of:=MIN([.$B210];[.$O210])" office:value-type="float"/>
          <table:table-cell table:formula="of:=MIN([.$C210];[.$P210])" office:value-type="float"/>
          <table:table-cell table:formula="of:=MIN([.$D210];[.$Q210])" office:value-type="float"/>
          <table:table-cell table:formula="of:=MIN([.$E210];[.$R210])" office:value-type="float"/>
          <table:table-cell table:formula="of:=MIN([.$F210];[.$S210])" office:value-type="float"/>
          <table:table-cell table:formula="of:=MIN([.$G210];[.$T210])" office:value-type="float"/>
          <table:table-cell table:formula="of:=MIN([.$H210];[.$U210])" office:value-type="float"/>
          <table:table-cell table:formula="of:=MIN([.$I210];[.$V210])" office:value-type="float"/>
          <table:table-cell table:formula="of:=MIN([.$J210])" office:value-type="float"/>
          <table:table-cell table:formula="of:=MIN([.$K210];[.$W210])" office:value-type="float"/>
          <table:table-cell table:formula="of:=MIN([.$L210];[.$X210])" office:value-type="float"/>
          <table:table-cell table:formula="of:=MIN([.$M210];[.$Y210])" office:value-type="float"/>
          <table:table-cell table:formula="of:=MIN([.$N210];[.$Z210])" office:value-type="float"/>
          <table:table-cell table:formula="of:=MEDIAN([.$B210];[.$O210])" office:value-type="float"/>
          <table:table-cell table:formula="of:=MEDIAN([.$C210];[.$P210])" office:value-type="float"/>
          <table:table-cell table:formula="of:=MEDIAN([.$D210];[.$Q210])" office:value-type="float"/>
          <table:table-cell table:formula="of:=MEDIAN([.$E210];[.$R210])" office:value-type="float"/>
          <table:table-cell table:formula="of:=MEDIAN([.$F210];[.$S210])" office:value-type="float"/>
          <table:table-cell table:formula="of:=MEDIAN([.$G210];[.$T210])" office:value-type="float"/>
          <table:table-cell table:formula="of:=MEDIAN([.$H210];[.$U210])" office:value-type="float"/>
          <table:table-cell table:formula="of:=MEDIAN([.$I210];[.$V210])" office:value-type="float"/>
          <table:table-cell table:formula="of:=MEDIAN([.$J210])" office:value-type="float"/>
          <table:table-cell table:formula="of:=MEDIAN([.$K210];[.$W210])" office:value-type="float"/>
          <table:table-cell table:formula="of:=MEDIAN([.$L210];[.$X210])" office:value-type="float"/>
          <table:table-cell table:formula="of:=MEDIAN([.$M210];[.$Y210])" office:value-type="float"/>
          <table:table-cell table:formula="of:=MEDIAN([.$N210];[.$Z210])" office:value-type="float"/>
          <table:table-cell table:formula="of:=MAX([.$B210];[.$O210])" office:value-type="float"/>
          <table:table-cell table:formula="of:=MAX([.$C210];[.$P210])" office:value-type="float"/>
          <table:table-cell table:formula="of:=MAX([.$D210];[.$Q210])" office:value-type="float"/>
          <table:table-cell table:formula="of:=MAX([.$E210];[.$R210])" office:value-type="float"/>
          <table:table-cell table:formula="of:=MAX([.$F210];[.$S210])" office:value-type="float"/>
          <table:table-cell table:formula="of:=MAX([.$G210];[.$T210])" office:value-type="float"/>
          <table:table-cell table:formula="of:=MAX([.$H210];[.$U210])" office:value-type="float"/>
          <table:table-cell table:formula="of:=MAX([.$I210];[.$V210])" office:value-type="float"/>
          <table:table-cell table:formula="of:=MAX([.$J210])" office:value-type="float"/>
          <table:table-cell table:formula="of:=MAX([.$K210];[.$W210])" office:value-type="float"/>
          <table:table-cell table:formula="of:=MAX([.$L210];[.$X210])" office:value-type="float"/>
          <table:table-cell table:formula="of:=MAX([.$M210];[.$Y210])" office:value-type="float"/>
          <table:table-cell table:formula="of:=MAX([.$N210];[.$Z210])" office:value-type="float"/>
        </table:table-row>
        <table:table-row table:style-name="ro1">
          <table:table-cell office:value-type="string">
            <text:p>p06.pddl/17</text:p>
          </table:table-cell>
          <table:table-cell office:value-type="float" office:value="300.0"/>
          <table:table-cell office:value-type="float" office:value="299.981"/>
          <table:table-cell office:value-type="float" office:value="299.1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24069.0"/>
          <table:table-cell office:value-type="float" office:value="2328129.0"/>
          <table:table-cell office:value-type="float" office:value="2285949.0"/>
          <table:table-cell office:value-type="float" office:value="78438.0"/>
          <table:table-cell office:value-type="float" office:value="49243.0"/>
          <table:table-cell office:value-type="float" office:value="0.0"/>
          <table:table-cell office:value-type="float" office:value="0.0"/>
          <table:table-cell office:value-type="float" office:value="140.451"/>
          <table:table-cell office:value-type="float" office:value="140.389"/>
          <table:table-cell office:value-type="float" office:value="139.64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67671.0"/>
          <table:table-cell office:value-type="float" office:value="465698.0"/>
          <table:table-cell office:value-type="float" office:value="78438.0"/>
          <table:table-cell office:value-type="float" office:value="49243.0"/>
          <table:table-cell office:value-type="float" office:value="0.0"/>
          <table:table-cell office:value-type="float" office:value="0.0"/>
          <table:table-cell table:formula="of:=MIN([.$B211];[.$O211])" office:value-type="float"/>
          <table:table-cell table:formula="of:=MIN([.$C211];[.$P211])" office:value-type="float"/>
          <table:table-cell table:formula="of:=MIN([.$D211];[.$Q211])" office:value-type="float"/>
          <table:table-cell table:formula="of:=MIN([.$E211];[.$R211])" office:value-type="float"/>
          <table:table-cell table:formula="of:=MIN([.$F211];[.$S211])" office:value-type="float"/>
          <table:table-cell table:formula="of:=MIN([.$G211];[.$T211])" office:value-type="float"/>
          <table:table-cell table:formula="of:=MIN([.$H211];[.$U211])" office:value-type="float"/>
          <table:table-cell table:formula="of:=MIN([.$I211];[.$V211])" office:value-type="float"/>
          <table:table-cell table:formula="of:=MIN([.$J211])" office:value-type="float"/>
          <table:table-cell table:formula="of:=MIN([.$K211];[.$W211])" office:value-type="float"/>
          <table:table-cell table:formula="of:=MIN([.$L211];[.$X211])" office:value-type="float"/>
          <table:table-cell table:formula="of:=MIN([.$M211];[.$Y211])" office:value-type="float"/>
          <table:table-cell table:formula="of:=MIN([.$N211];[.$Z211])" office:value-type="float"/>
          <table:table-cell table:formula="of:=MEDIAN([.$B211];[.$O211])" office:value-type="float"/>
          <table:table-cell table:formula="of:=MEDIAN([.$C211];[.$P211])" office:value-type="float"/>
          <table:table-cell table:formula="of:=MEDIAN([.$D211];[.$Q211])" office:value-type="float"/>
          <table:table-cell table:formula="of:=MEDIAN([.$E211];[.$R211])" office:value-type="float"/>
          <table:table-cell table:formula="of:=MEDIAN([.$F211];[.$S211])" office:value-type="float"/>
          <table:table-cell table:formula="of:=MEDIAN([.$G211];[.$T211])" office:value-type="float"/>
          <table:table-cell table:formula="of:=MEDIAN([.$H211];[.$U211])" office:value-type="float"/>
          <table:table-cell table:formula="of:=MEDIAN([.$I211];[.$V211])" office:value-type="float"/>
          <table:table-cell table:formula="of:=MEDIAN([.$J211])" office:value-type="float"/>
          <table:table-cell table:formula="of:=MEDIAN([.$K211];[.$W211])" office:value-type="float"/>
          <table:table-cell table:formula="of:=MEDIAN([.$L211];[.$X211])" office:value-type="float"/>
          <table:table-cell table:formula="of:=MEDIAN([.$M211];[.$Y211])" office:value-type="float"/>
          <table:table-cell table:formula="of:=MEDIAN([.$N211];[.$Z211])" office:value-type="float"/>
          <table:table-cell table:formula="of:=MAX([.$B211];[.$O211])" office:value-type="float"/>
          <table:table-cell table:formula="of:=MAX([.$C211];[.$P211])" office:value-type="float"/>
          <table:table-cell table:formula="of:=MAX([.$D211];[.$Q211])" office:value-type="float"/>
          <table:table-cell table:formula="of:=MAX([.$E211];[.$R211])" office:value-type="float"/>
          <table:table-cell table:formula="of:=MAX([.$F211];[.$S211])" office:value-type="float"/>
          <table:table-cell table:formula="of:=MAX([.$G211];[.$T211])" office:value-type="float"/>
          <table:table-cell table:formula="of:=MAX([.$H211];[.$U211])" office:value-type="float"/>
          <table:table-cell table:formula="of:=MAX([.$I211];[.$V211])" office:value-type="float"/>
          <table:table-cell table:formula="of:=MAX([.$J211])" office:value-type="float"/>
          <table:table-cell table:formula="of:=MAX([.$K211];[.$W211])" office:value-type="float"/>
          <table:table-cell table:formula="of:=MAX([.$L211];[.$X211])" office:value-type="float"/>
          <table:table-cell table:formula="of:=MAX([.$M211];[.$Y211])" office:value-type="float"/>
          <table:table-cell table:formula="of:=MAX([.$N211];[.$Z211])" office:value-type="float"/>
        </table:table-row>
        <table:table-row table:style-name="ro1">
          <table:table-cell office:value-type="string">
            <text:p>p06.pddl/18</text:p>
          </table:table-cell>
          <table:table-cell office:value-type="float" office:value="300.0"/>
          <table:table-cell office:value-type="float" office:value="299.985"/>
          <table:table-cell office:value-type="float" office:value="299.1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6023.0"/>
          <table:table-cell office:value-type="float" office:value="2672956.0"/>
          <table:table-cell office:value-type="float" office:value="2627511.0"/>
          <table:table-cell office:value-type="float" office:value="82886.0"/>
          <table:table-cell office:value-type="float" office:value="5318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1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02099.0"/>
          <table:table-cell office:value-type="float" office:value="867818.0"/>
          <table:table-cell office:value-type="float" office:value="82886.0"/>
          <table:table-cell office:value-type="float" office:value="53189.0"/>
          <table:table-cell office:value-type="float" office:value="0.0"/>
          <table:table-cell office:value-type="float" office:value="0.0"/>
          <table:table-cell table:formula="of:=MIN([.$B212];[.$O212])" office:value-type="float"/>
          <table:table-cell table:formula="of:=MIN([.$C212];[.$P212])" office:value-type="float"/>
          <table:table-cell table:formula="of:=MIN([.$D212];[.$Q212])" office:value-type="float"/>
          <table:table-cell table:formula="of:=MIN([.$E212];[.$R212])" office:value-type="float"/>
          <table:table-cell table:formula="of:=MIN([.$F212];[.$S212])" office:value-type="float"/>
          <table:table-cell table:formula="of:=MIN([.$G212];[.$T212])" office:value-type="float"/>
          <table:table-cell table:formula="of:=MIN([.$H212];[.$U212])" office:value-type="float"/>
          <table:table-cell table:formula="of:=MIN([.$I212];[.$V212])" office:value-type="float"/>
          <table:table-cell table:formula="of:=MIN([.$J212])" office:value-type="float"/>
          <table:table-cell table:formula="of:=MIN([.$K212];[.$W212])" office:value-type="float"/>
          <table:table-cell table:formula="of:=MIN([.$L212];[.$X212])" office:value-type="float"/>
          <table:table-cell table:formula="of:=MIN([.$M212];[.$Y212])" office:value-type="float"/>
          <table:table-cell table:formula="of:=MIN([.$N212];[.$Z212])" office:value-type="float"/>
          <table:table-cell table:formula="of:=MEDIAN([.$B212];[.$O212])" office:value-type="float"/>
          <table:table-cell table:formula="of:=MEDIAN([.$C212];[.$P212])" office:value-type="float"/>
          <table:table-cell table:formula="of:=MEDIAN([.$D212];[.$Q212])" office:value-type="float"/>
          <table:table-cell table:formula="of:=MEDIAN([.$E212];[.$R212])" office:value-type="float"/>
          <table:table-cell table:formula="of:=MEDIAN([.$F212];[.$S212])" office:value-type="float"/>
          <table:table-cell table:formula="of:=MEDIAN([.$G212];[.$T212])" office:value-type="float"/>
          <table:table-cell table:formula="of:=MEDIAN([.$H212];[.$U212])" office:value-type="float"/>
          <table:table-cell table:formula="of:=MEDIAN([.$I212];[.$V212])" office:value-type="float"/>
          <table:table-cell table:formula="of:=MEDIAN([.$J212])" office:value-type="float"/>
          <table:table-cell table:formula="of:=MEDIAN([.$K212];[.$W212])" office:value-type="float"/>
          <table:table-cell table:formula="of:=MEDIAN([.$L212];[.$X212])" office:value-type="float"/>
          <table:table-cell table:formula="of:=MEDIAN([.$M212];[.$Y212])" office:value-type="float"/>
          <table:table-cell table:formula="of:=MEDIAN([.$N212];[.$Z212])" office:value-type="float"/>
          <table:table-cell table:formula="of:=MAX([.$B212];[.$O212])" office:value-type="float"/>
          <table:table-cell table:formula="of:=MAX([.$C212];[.$P212])" office:value-type="float"/>
          <table:table-cell table:formula="of:=MAX([.$D212];[.$Q212])" office:value-type="float"/>
          <table:table-cell table:formula="of:=MAX([.$E212];[.$R212])" office:value-type="float"/>
          <table:table-cell table:formula="of:=MAX([.$F212];[.$S212])" office:value-type="float"/>
          <table:table-cell table:formula="of:=MAX([.$G212];[.$T212])" office:value-type="float"/>
          <table:table-cell table:formula="of:=MAX([.$H212];[.$U212])" office:value-type="float"/>
          <table:table-cell table:formula="of:=MAX([.$I212];[.$V212])" office:value-type="float"/>
          <table:table-cell table:formula="of:=MAX([.$J212])" office:value-type="float"/>
          <table:table-cell table:formula="of:=MAX([.$K212];[.$W212])" office:value-type="float"/>
          <table:table-cell table:formula="of:=MAX([.$L212];[.$X212])" office:value-type="float"/>
          <table:table-cell table:formula="of:=MAX([.$M212];[.$Y212])" office:value-type="float"/>
          <table:table-cell table:formula="of:=MAX([.$N212];[.$Z212])" office:value-type="float"/>
        </table:table-row>
        <table:table-row table:style-name="ro1">
          <table:table-cell office:value-type="string">
            <text:p>p06.pddl/19</text:p>
          </table:table-cell>
          <table:table-cell office:value-type="float" office:value="300.0"/>
          <table:table-cell office:value-type="float" office:value="299.994"/>
          <table:table-cell office:value-type="float" office:value="299.0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5056.0"/>
          <table:table-cell office:value-type="float" office:value="2754796.0"/>
          <table:table-cell office:value-type="float" office:value="2714531.0"/>
          <table:table-cell office:value-type="float" office:value="87334.0"/>
          <table:table-cell office:value-type="float" office:value="5713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1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55541.0"/>
          <table:table-cell office:value-type="float" office:value="811349.0"/>
          <table:table-cell office:value-type="float" office:value="87334.0"/>
          <table:table-cell office:value-type="float" office:value="57135.0"/>
          <table:table-cell office:value-type="float" office:value="0.0"/>
          <table:table-cell office:value-type="float" office:value="0.0"/>
          <table:table-cell table:formula="of:=MIN([.$B213];[.$O213])" office:value-type="float"/>
          <table:table-cell table:formula="of:=MIN([.$C213];[.$P213])" office:value-type="float"/>
          <table:table-cell table:formula="of:=MIN([.$D213];[.$Q213])" office:value-type="float"/>
          <table:table-cell table:formula="of:=MIN([.$E213];[.$R213])" office:value-type="float"/>
          <table:table-cell table:formula="of:=MIN([.$F213];[.$S213])" office:value-type="float"/>
          <table:table-cell table:formula="of:=MIN([.$G213];[.$T213])" office:value-type="float"/>
          <table:table-cell table:formula="of:=MIN([.$H213];[.$U213])" office:value-type="float"/>
          <table:table-cell table:formula="of:=MIN([.$I213];[.$V213])" office:value-type="float"/>
          <table:table-cell table:formula="of:=MIN([.$J213])" office:value-type="float"/>
          <table:table-cell table:formula="of:=MIN([.$K213];[.$W213])" office:value-type="float"/>
          <table:table-cell table:formula="of:=MIN([.$L213];[.$X213])" office:value-type="float"/>
          <table:table-cell table:formula="of:=MIN([.$M213];[.$Y213])" office:value-type="float"/>
          <table:table-cell table:formula="of:=MIN([.$N213];[.$Z213])" office:value-type="float"/>
          <table:table-cell table:formula="of:=MEDIAN([.$B213];[.$O213])" office:value-type="float"/>
          <table:table-cell table:formula="of:=MEDIAN([.$C213];[.$P213])" office:value-type="float"/>
          <table:table-cell table:formula="of:=MEDIAN([.$D213];[.$Q213])" office:value-type="float"/>
          <table:table-cell table:formula="of:=MEDIAN([.$E213];[.$R213])" office:value-type="float"/>
          <table:table-cell table:formula="of:=MEDIAN([.$F213];[.$S213])" office:value-type="float"/>
          <table:table-cell table:formula="of:=MEDIAN([.$G213];[.$T213])" office:value-type="float"/>
          <table:table-cell table:formula="of:=MEDIAN([.$H213];[.$U213])" office:value-type="float"/>
          <table:table-cell table:formula="of:=MEDIAN([.$I213];[.$V213])" office:value-type="float"/>
          <table:table-cell table:formula="of:=MEDIAN([.$J213])" office:value-type="float"/>
          <table:table-cell table:formula="of:=MEDIAN([.$K213];[.$W213])" office:value-type="float"/>
          <table:table-cell table:formula="of:=MEDIAN([.$L213];[.$X213])" office:value-type="float"/>
          <table:table-cell table:formula="of:=MEDIAN([.$M213];[.$Y213])" office:value-type="float"/>
          <table:table-cell table:formula="of:=MEDIAN([.$N213];[.$Z213])" office:value-type="float"/>
          <table:table-cell table:formula="of:=MAX([.$B213];[.$O213])" office:value-type="float"/>
          <table:table-cell table:formula="of:=MAX([.$C213];[.$P213])" office:value-type="float"/>
          <table:table-cell table:formula="of:=MAX([.$D213];[.$Q213])" office:value-type="float"/>
          <table:table-cell table:formula="of:=MAX([.$E213];[.$R213])" office:value-type="float"/>
          <table:table-cell table:formula="of:=MAX([.$F213];[.$S213])" office:value-type="float"/>
          <table:table-cell table:formula="of:=MAX([.$G213];[.$T213])" office:value-type="float"/>
          <table:table-cell table:formula="of:=MAX([.$H213];[.$U213])" office:value-type="float"/>
          <table:table-cell table:formula="of:=MAX([.$I213];[.$V213])" office:value-type="float"/>
          <table:table-cell table:formula="of:=MAX([.$J213])" office:value-type="float"/>
          <table:table-cell table:formula="of:=MAX([.$K213];[.$W213])" office:value-type="float"/>
          <table:table-cell table:formula="of:=MAX([.$L213];[.$X213])" office:value-type="float"/>
          <table:table-cell table:formula="of:=MAX([.$M213];[.$Y213])" office:value-type="float"/>
          <table:table-cell table:formula="of:=MAX([.$N213];[.$Z213])" office:value-type="float"/>
        </table:table-row>
        <table:table-row table:style-name="ro1">
          <table:table-cell office:value-type="string">
            <text:p>p06.pddl/2</text:p>
          </table:table-cell>
          <table:table-cell office:value-type="float" office:value="0.16778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18.0"/>
          <table:table-cell office:value-type="float" office:value="90.0"/>
          <table:table-cell office:value-type="float" office:value="0.0"/>
          <table:table-cell office:value-type="float" office:value="0.0"/>
          <table:table-cell office:value-type="float" office:value="0.161893"/>
          <table:table-cell office:value-type="float" office:value="0.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718.0"/>
          <table:table-cell office:value-type="float" office:value="90.0"/>
          <table:table-cell office:value-type="float" office:value="0.0"/>
          <table:table-cell office:value-type="float" office:value="0.0"/>
          <table:table-cell table:formula="of:=MIN([.$B214];[.$O214])" office:value-type="float"/>
          <table:table-cell table:formula="of:=MIN([.$C214];[.$P214])" office:value-type="float"/>
          <table:table-cell table:formula="of:=MIN([.$D214];[.$Q214])" office:value-type="float"/>
          <table:table-cell table:formula="of:=MIN([.$E214];[.$R214])" office:value-type="float"/>
          <table:table-cell table:formula="of:=MIN([.$F214];[.$S214])" office:value-type="float"/>
          <table:table-cell table:formula="of:=MIN([.$G214];[.$T214])" office:value-type="float"/>
          <table:table-cell table:formula="of:=MIN([.$H214];[.$U214])" office:value-type="float"/>
          <table:table-cell table:formula="of:=MIN([.$I214];[.$V214])" office:value-type="float"/>
          <table:table-cell table:formula="of:=MIN([.$J214])" office:value-type="float"/>
          <table:table-cell table:formula="of:=MIN([.$K214];[.$W214])" office:value-type="float"/>
          <table:table-cell table:formula="of:=MIN([.$L214];[.$X214])" office:value-type="float"/>
          <table:table-cell table:formula="of:=MIN([.$M214];[.$Y214])" office:value-type="float"/>
          <table:table-cell table:formula="of:=MIN([.$N214];[.$Z214])" office:value-type="float"/>
          <table:table-cell table:formula="of:=MEDIAN([.$B214];[.$O214])" office:value-type="float"/>
          <table:table-cell table:formula="of:=MEDIAN([.$C214];[.$P214])" office:value-type="float"/>
          <table:table-cell table:formula="of:=MEDIAN([.$D214];[.$Q214])" office:value-type="float"/>
          <table:table-cell table:formula="of:=MEDIAN([.$E214];[.$R214])" office:value-type="float"/>
          <table:table-cell table:formula="of:=MEDIAN([.$F214];[.$S214])" office:value-type="float"/>
          <table:table-cell table:formula="of:=MEDIAN([.$G214];[.$T214])" office:value-type="float"/>
          <table:table-cell table:formula="of:=MEDIAN([.$H214];[.$U214])" office:value-type="float"/>
          <table:table-cell table:formula="of:=MEDIAN([.$I214];[.$V214])" office:value-type="float"/>
          <table:table-cell table:formula="of:=MEDIAN([.$J214])" office:value-type="float"/>
          <table:table-cell table:formula="of:=MEDIAN([.$K214];[.$W214])" office:value-type="float"/>
          <table:table-cell table:formula="of:=MEDIAN([.$L214];[.$X214])" office:value-type="float"/>
          <table:table-cell table:formula="of:=MEDIAN([.$M214];[.$Y214])" office:value-type="float"/>
          <table:table-cell table:formula="of:=MEDIAN([.$N214];[.$Z214])" office:value-type="float"/>
          <table:table-cell table:formula="of:=MAX([.$B214];[.$O214])" office:value-type="float"/>
          <table:table-cell table:formula="of:=MAX([.$C214];[.$P214])" office:value-type="float"/>
          <table:table-cell table:formula="of:=MAX([.$D214];[.$Q214])" office:value-type="float"/>
          <table:table-cell table:formula="of:=MAX([.$E214];[.$R214])" office:value-type="float"/>
          <table:table-cell table:formula="of:=MAX([.$F214];[.$S214])" office:value-type="float"/>
          <table:table-cell table:formula="of:=MAX([.$G214];[.$T214])" office:value-type="float"/>
          <table:table-cell table:formula="of:=MAX([.$H214];[.$U214])" office:value-type="float"/>
          <table:table-cell table:formula="of:=MAX([.$I214];[.$V214])" office:value-type="float"/>
          <table:table-cell table:formula="of:=MAX([.$J214])" office:value-type="float"/>
          <table:table-cell table:formula="of:=MAX([.$K214];[.$W214])" office:value-type="float"/>
          <table:table-cell table:formula="of:=MAX([.$L214];[.$X214])" office:value-type="float"/>
          <table:table-cell table:formula="of:=MAX([.$M214];[.$Y214])" office:value-type="float"/>
          <table:table-cell table:formula="of:=MAX([.$N214];[.$Z214])" office:value-type="float"/>
        </table:table-row>
        <table:table-row table:style-name="ro1">
          <table:table-cell office:value-type="string">
            <text:p>p06.pddl/20</text:p>
          </table:table-cell>
          <table:table-cell office:value-type="float" office:value="300.0"/>
          <table:table-cell office:value-type="float" office:value="299.973"/>
          <table:table-cell office:value-type="float" office:value="298.9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8241.0"/>
          <table:table-cell office:value-type="float" office:value="3346232.0"/>
          <table:table-cell office:value-type="float" office:value="3301580.0"/>
          <table:table-cell office:value-type="float" office:value="91782.0"/>
          <table:table-cell office:value-type="float" office:value="6108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0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63757.0"/>
          <table:table-cell office:value-type="float" office:value="867410.0"/>
          <table:table-cell office:value-type="float" office:value="91782.0"/>
          <table:table-cell office:value-type="float" office:value="61081.0"/>
          <table:table-cell office:value-type="float" office:value="0.0"/>
          <table:table-cell office:value-type="float" office:value="0.0"/>
          <table:table-cell table:formula="of:=MIN([.$B215];[.$O215])" office:value-type="float"/>
          <table:table-cell table:formula="of:=MIN([.$C215];[.$P215])" office:value-type="float"/>
          <table:table-cell table:formula="of:=MIN([.$D215];[.$Q215])" office:value-type="float"/>
          <table:table-cell table:formula="of:=MIN([.$E215];[.$R215])" office:value-type="float"/>
          <table:table-cell table:formula="of:=MIN([.$F215];[.$S215])" office:value-type="float"/>
          <table:table-cell table:formula="of:=MIN([.$G215];[.$T215])" office:value-type="float"/>
          <table:table-cell table:formula="of:=MIN([.$H215];[.$U215])" office:value-type="float"/>
          <table:table-cell table:formula="of:=MIN([.$I215];[.$V215])" office:value-type="float"/>
          <table:table-cell table:formula="of:=MIN([.$J215])" office:value-type="float"/>
          <table:table-cell table:formula="of:=MIN([.$K215];[.$W215])" office:value-type="float"/>
          <table:table-cell table:formula="of:=MIN([.$L215];[.$X215])" office:value-type="float"/>
          <table:table-cell table:formula="of:=MIN([.$M215];[.$Y215])" office:value-type="float"/>
          <table:table-cell table:formula="of:=MIN([.$N215];[.$Z215])" office:value-type="float"/>
          <table:table-cell table:formula="of:=MEDIAN([.$B215];[.$O215])" office:value-type="float"/>
          <table:table-cell table:formula="of:=MEDIAN([.$C215];[.$P215])" office:value-type="float"/>
          <table:table-cell table:formula="of:=MEDIAN([.$D215];[.$Q215])" office:value-type="float"/>
          <table:table-cell table:formula="of:=MEDIAN([.$E215];[.$R215])" office:value-type="float"/>
          <table:table-cell table:formula="of:=MEDIAN([.$F215];[.$S215])" office:value-type="float"/>
          <table:table-cell table:formula="of:=MEDIAN([.$G215];[.$T215])" office:value-type="float"/>
          <table:table-cell table:formula="of:=MEDIAN([.$H215];[.$U215])" office:value-type="float"/>
          <table:table-cell table:formula="of:=MEDIAN([.$I215];[.$V215])" office:value-type="float"/>
          <table:table-cell table:formula="of:=MEDIAN([.$J215])" office:value-type="float"/>
          <table:table-cell table:formula="of:=MEDIAN([.$K215];[.$W215])" office:value-type="float"/>
          <table:table-cell table:formula="of:=MEDIAN([.$L215];[.$X215])" office:value-type="float"/>
          <table:table-cell table:formula="of:=MEDIAN([.$M215];[.$Y215])" office:value-type="float"/>
          <table:table-cell table:formula="of:=MEDIAN([.$N215];[.$Z215])" office:value-type="float"/>
          <table:table-cell table:formula="of:=MAX([.$B215];[.$O215])" office:value-type="float"/>
          <table:table-cell table:formula="of:=MAX([.$C215];[.$P215])" office:value-type="float"/>
          <table:table-cell table:formula="of:=MAX([.$D215];[.$Q215])" office:value-type="float"/>
          <table:table-cell table:formula="of:=MAX([.$E215];[.$R215])" office:value-type="float"/>
          <table:table-cell table:formula="of:=MAX([.$F215];[.$S215])" office:value-type="float"/>
          <table:table-cell table:formula="of:=MAX([.$G215];[.$T215])" office:value-type="float"/>
          <table:table-cell table:formula="of:=MAX([.$H215];[.$U215])" office:value-type="float"/>
          <table:table-cell table:formula="of:=MAX([.$I215];[.$V215])" office:value-type="float"/>
          <table:table-cell table:formula="of:=MAX([.$J215])" office:value-type="float"/>
          <table:table-cell table:formula="of:=MAX([.$K215];[.$W215])" office:value-type="float"/>
          <table:table-cell table:formula="of:=MAX([.$L215];[.$X215])" office:value-type="float"/>
          <table:table-cell table:formula="of:=MAX([.$M215];[.$Y215])" office:value-type="float"/>
          <table:table-cell table:formula="of:=MAX([.$N215];[.$Z215])" office:value-type="float"/>
        </table:table-row>
        <table:table-row table:style-name="ro1">
          <table:table-cell office:value-type="string">
            <text:p>p06.pddl/21</text:p>
          </table:table-cell>
          <table:table-cell office:value-type="float" office:value="300.0"/>
          <table:table-cell office:value-type="float" office:value="299.985"/>
          <table:table-cell office:value-type="float" office:value="298.9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5489.0"/>
          <table:table-cell office:value-type="float" office:value="3611999.0"/>
          <table:table-cell office:value-type="float" office:value="3571463.0"/>
          <table:table-cell office:value-type="float" office:value="96230.0"/>
          <table:table-cell office:value-type="float" office:value="6502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6"/>
          <table:table-cell office:value-type="float" office:value="299.0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26049.0"/>
          <table:table-cell office:value-type="float" office:value="801668.0"/>
          <table:table-cell office:value-type="float" office:value="96230.0"/>
          <table:table-cell office:value-type="float" office:value="65027.0"/>
          <table:table-cell office:value-type="float" office:value="0.0"/>
          <table:table-cell office:value-type="float" office:value="0.0"/>
          <table:table-cell table:formula="of:=MIN([.$B216];[.$O216])" office:value-type="float"/>
          <table:table-cell table:formula="of:=MIN([.$C216];[.$P216])" office:value-type="float"/>
          <table:table-cell table:formula="of:=MIN([.$D216];[.$Q216])" office:value-type="float"/>
          <table:table-cell table:formula="of:=MIN([.$E216];[.$R216])" office:value-type="float"/>
          <table:table-cell table:formula="of:=MIN([.$F216];[.$S216])" office:value-type="float"/>
          <table:table-cell table:formula="of:=MIN([.$G216];[.$T216])" office:value-type="float"/>
          <table:table-cell table:formula="of:=MIN([.$H216];[.$U216])" office:value-type="float"/>
          <table:table-cell table:formula="of:=MIN([.$I216];[.$V216])" office:value-type="float"/>
          <table:table-cell table:formula="of:=MIN([.$J216])" office:value-type="float"/>
          <table:table-cell table:formula="of:=MIN([.$K216];[.$W216])" office:value-type="float"/>
          <table:table-cell table:formula="of:=MIN([.$L216];[.$X216])" office:value-type="float"/>
          <table:table-cell table:formula="of:=MIN([.$M216];[.$Y216])" office:value-type="float"/>
          <table:table-cell table:formula="of:=MIN([.$N216];[.$Z216])" office:value-type="float"/>
          <table:table-cell table:formula="of:=MEDIAN([.$B216];[.$O216])" office:value-type="float"/>
          <table:table-cell table:formula="of:=MEDIAN([.$C216];[.$P216])" office:value-type="float"/>
          <table:table-cell table:formula="of:=MEDIAN([.$D216];[.$Q216])" office:value-type="float"/>
          <table:table-cell table:formula="of:=MEDIAN([.$E216];[.$R216])" office:value-type="float"/>
          <table:table-cell table:formula="of:=MEDIAN([.$F216];[.$S216])" office:value-type="float"/>
          <table:table-cell table:formula="of:=MEDIAN([.$G216];[.$T216])" office:value-type="float"/>
          <table:table-cell table:formula="of:=MEDIAN([.$H216];[.$U216])" office:value-type="float"/>
          <table:table-cell table:formula="of:=MEDIAN([.$I216];[.$V216])" office:value-type="float"/>
          <table:table-cell table:formula="of:=MEDIAN([.$J216])" office:value-type="float"/>
          <table:table-cell table:formula="of:=MEDIAN([.$K216];[.$W216])" office:value-type="float"/>
          <table:table-cell table:formula="of:=MEDIAN([.$L216];[.$X216])" office:value-type="float"/>
          <table:table-cell table:formula="of:=MEDIAN([.$M216];[.$Y216])" office:value-type="float"/>
          <table:table-cell table:formula="of:=MEDIAN([.$N216];[.$Z216])" office:value-type="float"/>
          <table:table-cell table:formula="of:=MAX([.$B216];[.$O216])" office:value-type="float"/>
          <table:table-cell table:formula="of:=MAX([.$C216];[.$P216])" office:value-type="float"/>
          <table:table-cell table:formula="of:=MAX([.$D216];[.$Q216])" office:value-type="float"/>
          <table:table-cell table:formula="of:=MAX([.$E216];[.$R216])" office:value-type="float"/>
          <table:table-cell table:formula="of:=MAX([.$F216];[.$S216])" office:value-type="float"/>
          <table:table-cell table:formula="of:=MAX([.$G216];[.$T216])" office:value-type="float"/>
          <table:table-cell table:formula="of:=MAX([.$H216];[.$U216])" office:value-type="float"/>
          <table:table-cell table:formula="of:=MAX([.$I216];[.$V216])" office:value-type="float"/>
          <table:table-cell table:formula="of:=MAX([.$J216])" office:value-type="float"/>
          <table:table-cell table:formula="of:=MAX([.$K216];[.$W216])" office:value-type="float"/>
          <table:table-cell table:formula="of:=MAX([.$L216];[.$X216])" office:value-type="float"/>
          <table:table-cell table:formula="of:=MAX([.$M216];[.$Y216])" office:value-type="float"/>
          <table:table-cell table:formula="of:=MAX([.$N216];[.$Z216])" office:value-type="float"/>
        </table:table-row>
        <table:table-row table:style-name="ro1">
          <table:table-cell office:value-type="string">
            <text:p>p06.pddl/22</text:p>
          </table:table-cell>
          <table:table-cell office:value-type="float" office:value="300.0"/>
          <table:table-cell office:value-type="float" office:value="299.988"/>
          <table:table-cell office:value-type="float" office:value="298.9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1609.0"/>
          <table:table-cell office:value-type="float" office:value="3714003.0"/>
          <table:table-cell office:value-type="float" office:value="3675991.0"/>
          <table:table-cell office:value-type="float" office:value="100678.0"/>
          <table:table-cell office:value-type="float" office:value="6897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8.9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7872.0"/>
          <table:table-cell office:value-type="float" office:value="711529.0"/>
          <table:table-cell office:value-type="float" office:value="100678.0"/>
          <table:table-cell office:value-type="float" office:value="68973.0"/>
          <table:table-cell office:value-type="float" office:value="0.0"/>
          <table:table-cell office:value-type="float" office:value="0.0"/>
          <table:table-cell table:formula="of:=MIN([.$B217];[.$O217])" office:value-type="float"/>
          <table:table-cell table:formula="of:=MIN([.$C217];[.$P217])" office:value-type="float"/>
          <table:table-cell table:formula="of:=MIN([.$D217];[.$Q217])" office:value-type="float"/>
          <table:table-cell table:formula="of:=MIN([.$E217];[.$R217])" office:value-type="float"/>
          <table:table-cell table:formula="of:=MIN([.$F217];[.$S217])" office:value-type="float"/>
          <table:table-cell table:formula="of:=MIN([.$G217];[.$T217])" office:value-type="float"/>
          <table:table-cell table:formula="of:=MIN([.$H217];[.$U217])" office:value-type="float"/>
          <table:table-cell table:formula="of:=MIN([.$I217];[.$V217])" office:value-type="float"/>
          <table:table-cell table:formula="of:=MIN([.$J217])" office:value-type="float"/>
          <table:table-cell table:formula="of:=MIN([.$K217];[.$W217])" office:value-type="float"/>
          <table:table-cell table:formula="of:=MIN([.$L217];[.$X217])" office:value-type="float"/>
          <table:table-cell table:formula="of:=MIN([.$M217];[.$Y217])" office:value-type="float"/>
          <table:table-cell table:formula="of:=MIN([.$N217];[.$Z217])" office:value-type="float"/>
          <table:table-cell table:formula="of:=MEDIAN([.$B217];[.$O217])" office:value-type="float"/>
          <table:table-cell table:formula="of:=MEDIAN([.$C217];[.$P217])" office:value-type="float"/>
          <table:table-cell table:formula="of:=MEDIAN([.$D217];[.$Q217])" office:value-type="float"/>
          <table:table-cell table:formula="of:=MEDIAN([.$E217];[.$R217])" office:value-type="float"/>
          <table:table-cell table:formula="of:=MEDIAN([.$F217];[.$S217])" office:value-type="float"/>
          <table:table-cell table:formula="of:=MEDIAN([.$G217];[.$T217])" office:value-type="float"/>
          <table:table-cell table:formula="of:=MEDIAN([.$H217];[.$U217])" office:value-type="float"/>
          <table:table-cell table:formula="of:=MEDIAN([.$I217];[.$V217])" office:value-type="float"/>
          <table:table-cell table:formula="of:=MEDIAN([.$J217])" office:value-type="float"/>
          <table:table-cell table:formula="of:=MEDIAN([.$K217];[.$W217])" office:value-type="float"/>
          <table:table-cell table:formula="of:=MEDIAN([.$L217];[.$X217])" office:value-type="float"/>
          <table:table-cell table:formula="of:=MEDIAN([.$M217];[.$Y217])" office:value-type="float"/>
          <table:table-cell table:formula="of:=MEDIAN([.$N217];[.$Z217])" office:value-type="float"/>
          <table:table-cell table:formula="of:=MAX([.$B217];[.$O217])" office:value-type="float"/>
          <table:table-cell table:formula="of:=MAX([.$C217];[.$P217])" office:value-type="float"/>
          <table:table-cell table:formula="of:=MAX([.$D217];[.$Q217])" office:value-type="float"/>
          <table:table-cell table:formula="of:=MAX([.$E217];[.$R217])" office:value-type="float"/>
          <table:table-cell table:formula="of:=MAX([.$F217];[.$S217])" office:value-type="float"/>
          <table:table-cell table:formula="of:=MAX([.$G217];[.$T217])" office:value-type="float"/>
          <table:table-cell table:formula="of:=MAX([.$H217];[.$U217])" office:value-type="float"/>
          <table:table-cell table:formula="of:=MAX([.$I217];[.$V217])" office:value-type="float"/>
          <table:table-cell table:formula="of:=MAX([.$J217])" office:value-type="float"/>
          <table:table-cell table:formula="of:=MAX([.$K217];[.$W217])" office:value-type="float"/>
          <table:table-cell table:formula="of:=MAX([.$L217];[.$X217])" office:value-type="float"/>
          <table:table-cell table:formula="of:=MAX([.$M217];[.$Y217])" office:value-type="float"/>
          <table:table-cell table:formula="of:=MAX([.$N217];[.$Z217])" office:value-type="float"/>
        </table:table-row>
        <table:table-row table:style-name="ro1">
          <table:table-cell office:value-type="string">
            <text:p>p06.pddl/23</text:p>
          </table:table-cell>
          <table:table-cell office:value-type="float" office:value="300.0"/>
          <table:table-cell office:value-type="float" office:value="299.986"/>
          <table:table-cell office:value-type="float" office:value="298.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00805.0"/>
          <table:table-cell office:value-type="float" office:value="3789099.0"/>
          <table:table-cell office:value-type="float" office:value="3752369.0"/>
          <table:table-cell office:value-type="float" office:value="105126.0"/>
          <table:table-cell office:value-type="float" office:value="729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8.9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07085.0"/>
          <table:table-cell office:value-type="float" office:value="673804.0"/>
          <table:table-cell office:value-type="float" office:value="105126.0"/>
          <table:table-cell office:value-type="float" office:value="72919.0"/>
          <table:table-cell office:value-type="float" office:value="0.0"/>
          <table:table-cell office:value-type="float" office:value="0.0"/>
          <table:table-cell table:formula="of:=MIN([.$B218];[.$O218])" office:value-type="float"/>
          <table:table-cell table:formula="of:=MIN([.$C218];[.$P218])" office:value-type="float"/>
          <table:table-cell table:formula="of:=MIN([.$D218];[.$Q218])" office:value-type="float"/>
          <table:table-cell table:formula="of:=MIN([.$E218];[.$R218])" office:value-type="float"/>
          <table:table-cell table:formula="of:=MIN([.$F218];[.$S218])" office:value-type="float"/>
          <table:table-cell table:formula="of:=MIN([.$G218];[.$T218])" office:value-type="float"/>
          <table:table-cell table:formula="of:=MIN([.$H218];[.$U218])" office:value-type="float"/>
          <table:table-cell table:formula="of:=MIN([.$I218];[.$V218])" office:value-type="float"/>
          <table:table-cell table:formula="of:=MIN([.$J218])" office:value-type="float"/>
          <table:table-cell table:formula="of:=MIN([.$K218];[.$W218])" office:value-type="float"/>
          <table:table-cell table:formula="of:=MIN([.$L218];[.$X218])" office:value-type="float"/>
          <table:table-cell table:formula="of:=MIN([.$M218];[.$Y218])" office:value-type="float"/>
          <table:table-cell table:formula="of:=MIN([.$N218];[.$Z218])" office:value-type="float"/>
          <table:table-cell table:formula="of:=MEDIAN([.$B218];[.$O218])" office:value-type="float"/>
          <table:table-cell table:formula="of:=MEDIAN([.$C218];[.$P218])" office:value-type="float"/>
          <table:table-cell table:formula="of:=MEDIAN([.$D218];[.$Q218])" office:value-type="float"/>
          <table:table-cell table:formula="of:=MEDIAN([.$E218];[.$R218])" office:value-type="float"/>
          <table:table-cell table:formula="of:=MEDIAN([.$F218];[.$S218])" office:value-type="float"/>
          <table:table-cell table:formula="of:=MEDIAN([.$G218];[.$T218])" office:value-type="float"/>
          <table:table-cell table:formula="of:=MEDIAN([.$H218];[.$U218])" office:value-type="float"/>
          <table:table-cell table:formula="of:=MEDIAN([.$I218];[.$V218])" office:value-type="float"/>
          <table:table-cell table:formula="of:=MEDIAN([.$J218])" office:value-type="float"/>
          <table:table-cell table:formula="of:=MEDIAN([.$K218];[.$W218])" office:value-type="float"/>
          <table:table-cell table:formula="of:=MEDIAN([.$L218];[.$X218])" office:value-type="float"/>
          <table:table-cell table:formula="of:=MEDIAN([.$M218];[.$Y218])" office:value-type="float"/>
          <table:table-cell table:formula="of:=MEDIAN([.$N218];[.$Z218])" office:value-type="float"/>
          <table:table-cell table:formula="of:=MAX([.$B218];[.$O218])" office:value-type="float"/>
          <table:table-cell table:formula="of:=MAX([.$C218];[.$P218])" office:value-type="float"/>
          <table:table-cell table:formula="of:=MAX([.$D218];[.$Q218])" office:value-type="float"/>
          <table:table-cell table:formula="of:=MAX([.$E218];[.$R218])" office:value-type="float"/>
          <table:table-cell table:formula="of:=MAX([.$F218];[.$S218])" office:value-type="float"/>
          <table:table-cell table:formula="of:=MAX([.$G218];[.$T218])" office:value-type="float"/>
          <table:table-cell table:formula="of:=MAX([.$H218];[.$U218])" office:value-type="float"/>
          <table:table-cell table:formula="of:=MAX([.$I218];[.$V218])" office:value-type="float"/>
          <table:table-cell table:formula="of:=MAX([.$J218])" office:value-type="float"/>
          <table:table-cell table:formula="of:=MAX([.$K218];[.$W218])" office:value-type="float"/>
          <table:table-cell table:formula="of:=MAX([.$L218];[.$X218])" office:value-type="float"/>
          <table:table-cell table:formula="of:=MAX([.$M218];[.$Y218])" office:value-type="float"/>
          <table:table-cell table:formula="of:=MAX([.$N218];[.$Z218])" office:value-type="float"/>
        </table:table-row>
        <table:table-row table:style-name="ro1">
          <table:table-cell office:value-type="string">
            <text:p>p06.pddl/24</text:p>
          </table:table-cell>
          <table:table-cell office:value-type="float" office:value="300.0"/>
          <table:table-cell office:value-type="float" office:value="299.956"/>
          <table:table-cell office:value-type="float" office:value="298.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0465.0"/>
          <table:table-cell office:value-type="float" office:value="4142699.0"/>
          <table:table-cell office:value-type="float" office:value="4108321.0"/>
          <table:table-cell office:value-type="float" office:value="109574.0"/>
          <table:table-cell office:value-type="float" office:value="7686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9"/>
          <table:table-cell office:value-type="float" office:value="298.8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43389.0"/>
          <table:table-cell office:value-type="float" office:value="849460.0"/>
          <table:table-cell office:value-type="float" office:value="109574.0"/>
          <table:table-cell office:value-type="float" office:value="76865.0"/>
          <table:table-cell office:value-type="float" office:value="0.0"/>
          <table:table-cell office:value-type="float" office:value="0.0"/>
          <table:table-cell table:formula="of:=MIN([.$B219];[.$O219])" office:value-type="float"/>
          <table:table-cell table:formula="of:=MIN([.$C219];[.$P219])" office:value-type="float"/>
          <table:table-cell table:formula="of:=MIN([.$D219];[.$Q219])" office:value-type="float"/>
          <table:table-cell table:formula="of:=MIN([.$E219];[.$R219])" office:value-type="float"/>
          <table:table-cell table:formula="of:=MIN([.$F219];[.$S219])" office:value-type="float"/>
          <table:table-cell table:formula="of:=MIN([.$G219];[.$T219])" office:value-type="float"/>
          <table:table-cell table:formula="of:=MIN([.$H219];[.$U219])" office:value-type="float"/>
          <table:table-cell table:formula="of:=MIN([.$I219];[.$V219])" office:value-type="float"/>
          <table:table-cell table:formula="of:=MIN([.$J219])" office:value-type="float"/>
          <table:table-cell table:formula="of:=MIN([.$K219];[.$W219])" office:value-type="float"/>
          <table:table-cell table:formula="of:=MIN([.$L219];[.$X219])" office:value-type="float"/>
          <table:table-cell table:formula="of:=MIN([.$M219];[.$Y219])" office:value-type="float"/>
          <table:table-cell table:formula="of:=MIN([.$N219];[.$Z219])" office:value-type="float"/>
          <table:table-cell table:formula="of:=MEDIAN([.$B219];[.$O219])" office:value-type="float"/>
          <table:table-cell table:formula="of:=MEDIAN([.$C219];[.$P219])" office:value-type="float"/>
          <table:table-cell table:formula="of:=MEDIAN([.$D219];[.$Q219])" office:value-type="float"/>
          <table:table-cell table:formula="of:=MEDIAN([.$E219];[.$R219])" office:value-type="float"/>
          <table:table-cell table:formula="of:=MEDIAN([.$F219];[.$S219])" office:value-type="float"/>
          <table:table-cell table:formula="of:=MEDIAN([.$G219];[.$T219])" office:value-type="float"/>
          <table:table-cell table:formula="of:=MEDIAN([.$H219];[.$U219])" office:value-type="float"/>
          <table:table-cell table:formula="of:=MEDIAN([.$I219];[.$V219])" office:value-type="float"/>
          <table:table-cell table:formula="of:=MEDIAN([.$J219])" office:value-type="float"/>
          <table:table-cell table:formula="of:=MEDIAN([.$K219];[.$W219])" office:value-type="float"/>
          <table:table-cell table:formula="of:=MEDIAN([.$L219];[.$X219])" office:value-type="float"/>
          <table:table-cell table:formula="of:=MEDIAN([.$M219];[.$Y219])" office:value-type="float"/>
          <table:table-cell table:formula="of:=MEDIAN([.$N219];[.$Z219])" office:value-type="float"/>
          <table:table-cell table:formula="of:=MAX([.$B219];[.$O219])" office:value-type="float"/>
          <table:table-cell table:formula="of:=MAX([.$C219];[.$P219])" office:value-type="float"/>
          <table:table-cell table:formula="of:=MAX([.$D219];[.$Q219])" office:value-type="float"/>
          <table:table-cell table:formula="of:=MAX([.$E219];[.$R219])" office:value-type="float"/>
          <table:table-cell table:formula="of:=MAX([.$F219];[.$S219])" office:value-type="float"/>
          <table:table-cell table:formula="of:=MAX([.$G219];[.$T219])" office:value-type="float"/>
          <table:table-cell table:formula="of:=MAX([.$H219];[.$U219])" office:value-type="float"/>
          <table:table-cell table:formula="of:=MAX([.$I219];[.$V219])" office:value-type="float"/>
          <table:table-cell table:formula="of:=MAX([.$J219])" office:value-type="float"/>
          <table:table-cell table:formula="of:=MAX([.$K219];[.$W219])" office:value-type="float"/>
          <table:table-cell table:formula="of:=MAX([.$L219];[.$X219])" office:value-type="float"/>
          <table:table-cell table:formula="of:=MAX([.$M219];[.$Y219])" office:value-type="float"/>
          <table:table-cell table:formula="of:=MAX([.$N219];[.$Z219])" office:value-type="float"/>
        </table:table-row>
        <table:table-row table:style-name="ro1">
          <table:table-cell office:value-type="string">
            <text:p>p06.pddl/25</text:p>
          </table:table-cell>
          <table:table-cell office:value-type="float" office:value="300.0"/>
          <table:table-cell office:value-type="float" office:value="299.959"/>
          <table:table-cell office:value-type="float" office:value="298.4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2733.0"/>
          <table:table-cell office:value-type="float" office:value="4345816.0"/>
          <table:table-cell office:value-type="float" office:value="4314798.0"/>
          <table:table-cell office:value-type="float" office:value="114022.0"/>
          <table:table-cell office:value-type="float" office:value="8081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8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1327.0"/>
          <table:table-cell office:value-type="float" office:value="725734.0"/>
          <table:table-cell office:value-type="float" office:value="114022.0"/>
          <table:table-cell office:value-type="float" office:value="80811.0"/>
          <table:table-cell office:value-type="float" office:value="0.0"/>
          <table:table-cell office:value-type="float" office:value="0.0"/>
          <table:table-cell table:formula="of:=MIN([.$B220];[.$O220])" office:value-type="float"/>
          <table:table-cell table:formula="of:=MIN([.$C220];[.$P220])" office:value-type="float"/>
          <table:table-cell table:formula="of:=MIN([.$D220];[.$Q220])" office:value-type="float"/>
          <table:table-cell table:formula="of:=MIN([.$E220];[.$R220])" office:value-type="float"/>
          <table:table-cell table:formula="of:=MIN([.$F220];[.$S220])" office:value-type="float"/>
          <table:table-cell table:formula="of:=MIN([.$G220];[.$T220])" office:value-type="float"/>
          <table:table-cell table:formula="of:=MIN([.$H220];[.$U220])" office:value-type="float"/>
          <table:table-cell table:formula="of:=MIN([.$I220];[.$V220])" office:value-type="float"/>
          <table:table-cell table:formula="of:=MIN([.$J220])" office:value-type="float"/>
          <table:table-cell table:formula="of:=MIN([.$K220];[.$W220])" office:value-type="float"/>
          <table:table-cell table:formula="of:=MIN([.$L220];[.$X220])" office:value-type="float"/>
          <table:table-cell table:formula="of:=MIN([.$M220];[.$Y220])" office:value-type="float"/>
          <table:table-cell table:formula="of:=MIN([.$N220];[.$Z220])" office:value-type="float"/>
          <table:table-cell table:formula="of:=MEDIAN([.$B220];[.$O220])" office:value-type="float"/>
          <table:table-cell table:formula="of:=MEDIAN([.$C220];[.$P220])" office:value-type="float"/>
          <table:table-cell table:formula="of:=MEDIAN([.$D220];[.$Q220])" office:value-type="float"/>
          <table:table-cell table:formula="of:=MEDIAN([.$E220];[.$R220])" office:value-type="float"/>
          <table:table-cell table:formula="of:=MEDIAN([.$F220];[.$S220])" office:value-type="float"/>
          <table:table-cell table:formula="of:=MEDIAN([.$G220];[.$T220])" office:value-type="float"/>
          <table:table-cell table:formula="of:=MEDIAN([.$H220];[.$U220])" office:value-type="float"/>
          <table:table-cell table:formula="of:=MEDIAN([.$I220];[.$V220])" office:value-type="float"/>
          <table:table-cell table:formula="of:=MEDIAN([.$J220])" office:value-type="float"/>
          <table:table-cell table:formula="of:=MEDIAN([.$K220];[.$W220])" office:value-type="float"/>
          <table:table-cell table:formula="of:=MEDIAN([.$L220];[.$X220])" office:value-type="float"/>
          <table:table-cell table:formula="of:=MEDIAN([.$M220];[.$Y220])" office:value-type="float"/>
          <table:table-cell table:formula="of:=MEDIAN([.$N220];[.$Z220])" office:value-type="float"/>
          <table:table-cell table:formula="of:=MAX([.$B220];[.$O220])" office:value-type="float"/>
          <table:table-cell table:formula="of:=MAX([.$C220];[.$P220])" office:value-type="float"/>
          <table:table-cell table:formula="of:=MAX([.$D220];[.$Q220])" office:value-type="float"/>
          <table:table-cell table:formula="of:=MAX([.$E220];[.$R220])" office:value-type="float"/>
          <table:table-cell table:formula="of:=MAX([.$F220];[.$S220])" office:value-type="float"/>
          <table:table-cell table:formula="of:=MAX([.$G220];[.$T220])" office:value-type="float"/>
          <table:table-cell table:formula="of:=MAX([.$H220];[.$U220])" office:value-type="float"/>
          <table:table-cell table:formula="of:=MAX([.$I220];[.$V220])" office:value-type="float"/>
          <table:table-cell table:formula="of:=MAX([.$J220])" office:value-type="float"/>
          <table:table-cell table:formula="of:=MAX([.$K220];[.$W220])" office:value-type="float"/>
          <table:table-cell table:formula="of:=MAX([.$L220];[.$X220])" office:value-type="float"/>
          <table:table-cell table:formula="of:=MAX([.$M220];[.$Y220])" office:value-type="float"/>
          <table:table-cell table:formula="of:=MAX([.$N220];[.$Z220])" office:value-type="float"/>
        </table:table-row>
        <table:table-row table:style-name="ro1">
          <table:table-cell office:value-type="string">
            <text:p>p06.pddl/26</text:p>
          </table:table-cell>
          <table:table-cell office:value-type="float" office:value="300.0"/>
          <table:table-cell office:value-type="float" office:value="299.982"/>
          <table:table-cell office:value-type="float" office:value="298.6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58681.0"/>
          <table:table-cell office:value-type="float" office:value="4577803.0"/>
          <table:table-cell office:value-type="float" office:value="4545839.0"/>
          <table:table-cell office:value-type="float" office:value="118470.0"/>
          <table:table-cell office:value-type="float" office:value="8475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7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23128.0"/>
          <table:table-cell office:value-type="float" office:value="675291.0"/>
          <table:table-cell office:value-type="float" office:value="118470.0"/>
          <table:table-cell office:value-type="float" office:value="84757.0"/>
          <table:table-cell office:value-type="float" office:value="0.0"/>
          <table:table-cell office:value-type="float" office:value="0.0"/>
          <table:table-cell table:formula="of:=MIN([.$B221];[.$O221])" office:value-type="float"/>
          <table:table-cell table:formula="of:=MIN([.$C221];[.$P221])" office:value-type="float"/>
          <table:table-cell table:formula="of:=MIN([.$D221];[.$Q221])" office:value-type="float"/>
          <table:table-cell table:formula="of:=MIN([.$E221];[.$R221])" office:value-type="float"/>
          <table:table-cell table:formula="of:=MIN([.$F221];[.$S221])" office:value-type="float"/>
          <table:table-cell table:formula="of:=MIN([.$G221];[.$T221])" office:value-type="float"/>
          <table:table-cell table:formula="of:=MIN([.$H221];[.$U221])" office:value-type="float"/>
          <table:table-cell table:formula="of:=MIN([.$I221];[.$V221])" office:value-type="float"/>
          <table:table-cell table:formula="of:=MIN([.$J221])" office:value-type="float"/>
          <table:table-cell table:formula="of:=MIN([.$K221];[.$W221])" office:value-type="float"/>
          <table:table-cell table:formula="of:=MIN([.$L221];[.$X221])" office:value-type="float"/>
          <table:table-cell table:formula="of:=MIN([.$M221];[.$Y221])" office:value-type="float"/>
          <table:table-cell table:formula="of:=MIN([.$N221];[.$Z221])" office:value-type="float"/>
          <table:table-cell table:formula="of:=MEDIAN([.$B221];[.$O221])" office:value-type="float"/>
          <table:table-cell table:formula="of:=MEDIAN([.$C221];[.$P221])" office:value-type="float"/>
          <table:table-cell table:formula="of:=MEDIAN([.$D221];[.$Q221])" office:value-type="float"/>
          <table:table-cell table:formula="of:=MEDIAN([.$E221];[.$R221])" office:value-type="float"/>
          <table:table-cell table:formula="of:=MEDIAN([.$F221];[.$S221])" office:value-type="float"/>
          <table:table-cell table:formula="of:=MEDIAN([.$G221];[.$T221])" office:value-type="float"/>
          <table:table-cell table:formula="of:=MEDIAN([.$H221];[.$U221])" office:value-type="float"/>
          <table:table-cell table:formula="of:=MEDIAN([.$I221];[.$V221])" office:value-type="float"/>
          <table:table-cell table:formula="of:=MEDIAN([.$J221])" office:value-type="float"/>
          <table:table-cell table:formula="of:=MEDIAN([.$K221];[.$W221])" office:value-type="float"/>
          <table:table-cell table:formula="of:=MEDIAN([.$L221];[.$X221])" office:value-type="float"/>
          <table:table-cell table:formula="of:=MEDIAN([.$M221];[.$Y221])" office:value-type="float"/>
          <table:table-cell table:formula="of:=MEDIAN([.$N221];[.$Z221])" office:value-type="float"/>
          <table:table-cell table:formula="of:=MAX([.$B221];[.$O221])" office:value-type="float"/>
          <table:table-cell table:formula="of:=MAX([.$C221];[.$P221])" office:value-type="float"/>
          <table:table-cell table:formula="of:=MAX([.$D221];[.$Q221])" office:value-type="float"/>
          <table:table-cell table:formula="of:=MAX([.$E221];[.$R221])" office:value-type="float"/>
          <table:table-cell table:formula="of:=MAX([.$F221];[.$S221])" office:value-type="float"/>
          <table:table-cell table:formula="of:=MAX([.$G221];[.$T221])" office:value-type="float"/>
          <table:table-cell table:formula="of:=MAX([.$H221];[.$U221])" office:value-type="float"/>
          <table:table-cell table:formula="of:=MAX([.$I221];[.$V221])" office:value-type="float"/>
          <table:table-cell table:formula="of:=MAX([.$J221])" office:value-type="float"/>
          <table:table-cell table:formula="of:=MAX([.$K221];[.$W221])" office:value-type="float"/>
          <table:table-cell table:formula="of:=MAX([.$L221];[.$X221])" office:value-type="float"/>
          <table:table-cell table:formula="of:=MAX([.$M221];[.$Y221])" office:value-type="float"/>
          <table:table-cell table:formula="of:=MAX([.$N221];[.$Z221])" office:value-type="float"/>
        </table:table-row>
        <table:table-row table:style-name="ro1">
          <table:table-cell office:value-type="string">
            <text:p>p06.pddl/27</text:p>
          </table:table-cell>
          <table:table-cell office:value-type="float" office:value="300.0"/>
          <table:table-cell office:value-type="float" office:value="299.987"/>
          <table:table-cell office:value-type="float" office:value="298.5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0135.0"/>
          <table:table-cell office:value-type="float" office:value="4913047.0"/>
          <table:table-cell office:value-type="float" office:value="4879846.0"/>
          <table:table-cell office:value-type="float" office:value="122918.0"/>
          <table:table-cell office:value-type="float" office:value="8870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0024.0"/>
          <table:table-cell office:value-type="float" office:value="802089.0"/>
          <table:table-cell office:value-type="float" office:value="122918.0"/>
          <table:table-cell office:value-type="float" office:value="88703.0"/>
          <table:table-cell office:value-type="float" office:value="0.0"/>
          <table:table-cell office:value-type="float" office:value="0.0"/>
          <table:table-cell table:formula="of:=MIN([.$B222];[.$O222])" office:value-type="float"/>
          <table:table-cell table:formula="of:=MIN([.$C222];[.$P222])" office:value-type="float"/>
          <table:table-cell table:formula="of:=MIN([.$D222];[.$Q222])" office:value-type="float"/>
          <table:table-cell table:formula="of:=MIN([.$E222];[.$R222])" office:value-type="float"/>
          <table:table-cell table:formula="of:=MIN([.$F222];[.$S222])" office:value-type="float"/>
          <table:table-cell table:formula="of:=MIN([.$G222];[.$T222])" office:value-type="float"/>
          <table:table-cell table:formula="of:=MIN([.$H222];[.$U222])" office:value-type="float"/>
          <table:table-cell table:formula="of:=MIN([.$I222];[.$V222])" office:value-type="float"/>
          <table:table-cell table:formula="of:=MIN([.$J222])" office:value-type="float"/>
          <table:table-cell table:formula="of:=MIN([.$K222];[.$W222])" office:value-type="float"/>
          <table:table-cell table:formula="of:=MIN([.$L222];[.$X222])" office:value-type="float"/>
          <table:table-cell table:formula="of:=MIN([.$M222];[.$Y222])" office:value-type="float"/>
          <table:table-cell table:formula="of:=MIN([.$N222];[.$Z222])" office:value-type="float"/>
          <table:table-cell table:formula="of:=MEDIAN([.$B222];[.$O222])" office:value-type="float"/>
          <table:table-cell table:formula="of:=MEDIAN([.$C222];[.$P222])" office:value-type="float"/>
          <table:table-cell table:formula="of:=MEDIAN([.$D222];[.$Q222])" office:value-type="float"/>
          <table:table-cell table:formula="of:=MEDIAN([.$E222];[.$R222])" office:value-type="float"/>
          <table:table-cell table:formula="of:=MEDIAN([.$F222];[.$S222])" office:value-type="float"/>
          <table:table-cell table:formula="of:=MEDIAN([.$G222];[.$T222])" office:value-type="float"/>
          <table:table-cell table:formula="of:=MEDIAN([.$H222];[.$U222])" office:value-type="float"/>
          <table:table-cell table:formula="of:=MEDIAN([.$I222];[.$V222])" office:value-type="float"/>
          <table:table-cell table:formula="of:=MEDIAN([.$J222])" office:value-type="float"/>
          <table:table-cell table:formula="of:=MEDIAN([.$K222];[.$W222])" office:value-type="float"/>
          <table:table-cell table:formula="of:=MEDIAN([.$L222];[.$X222])" office:value-type="float"/>
          <table:table-cell table:formula="of:=MEDIAN([.$M222];[.$Y222])" office:value-type="float"/>
          <table:table-cell table:formula="of:=MEDIAN([.$N222];[.$Z222])" office:value-type="float"/>
          <table:table-cell table:formula="of:=MAX([.$B222];[.$O222])" office:value-type="float"/>
          <table:table-cell table:formula="of:=MAX([.$C222];[.$P222])" office:value-type="float"/>
          <table:table-cell table:formula="of:=MAX([.$D222];[.$Q222])" office:value-type="float"/>
          <table:table-cell table:formula="of:=MAX([.$E222];[.$R222])" office:value-type="float"/>
          <table:table-cell table:formula="of:=MAX([.$F222];[.$S222])" office:value-type="float"/>
          <table:table-cell table:formula="of:=MAX([.$G222];[.$T222])" office:value-type="float"/>
          <table:table-cell table:formula="of:=MAX([.$H222];[.$U222])" office:value-type="float"/>
          <table:table-cell table:formula="of:=MAX([.$I222];[.$V222])" office:value-type="float"/>
          <table:table-cell table:formula="of:=MAX([.$J222])" office:value-type="float"/>
          <table:table-cell table:formula="of:=MAX([.$K222];[.$W222])" office:value-type="float"/>
          <table:table-cell table:formula="of:=MAX([.$L222];[.$X222])" office:value-type="float"/>
          <table:table-cell table:formula="of:=MAX([.$M222];[.$Y222])" office:value-type="float"/>
          <table:table-cell table:formula="of:=MAX([.$N222];[.$Z222])" office:value-type="float"/>
        </table:table-row>
        <table:table-row table:style-name="ro1">
          <table:table-cell office:value-type="string">
            <text:p>p06.pddl/28</text:p>
          </table:table-cell>
          <table:table-cell office:value-type="float" office:value="300.0"/>
          <table:table-cell office:value-type="float" office:value="299.984"/>
          <table:table-cell office:value-type="float" office:value="298.5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4938.0"/>
          <table:table-cell office:value-type="float" office:value="5385934.0"/>
          <table:table-cell office:value-type="float" office:value="5354408.0"/>
          <table:table-cell office:value-type="float" office:value="127366.0"/>
          <table:table-cell office:value-type="float" office:value="926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8.6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6152.0"/>
          <table:table-cell office:value-type="float" office:value="735252.0"/>
          <table:table-cell office:value-type="float" office:value="127366.0"/>
          <table:table-cell office:value-type="float" office:value="92649.0"/>
          <table:table-cell office:value-type="float" office:value="0.0"/>
          <table:table-cell office:value-type="float" office:value="0.0"/>
          <table:table-cell table:formula="of:=MIN([.$B223];[.$O223])" office:value-type="float"/>
          <table:table-cell table:formula="of:=MIN([.$C223];[.$P223])" office:value-type="float"/>
          <table:table-cell table:formula="of:=MIN([.$D223];[.$Q223])" office:value-type="float"/>
          <table:table-cell table:formula="of:=MIN([.$E223];[.$R223])" office:value-type="float"/>
          <table:table-cell table:formula="of:=MIN([.$F223];[.$S223])" office:value-type="float"/>
          <table:table-cell table:formula="of:=MIN([.$G223];[.$T223])" office:value-type="float"/>
          <table:table-cell table:formula="of:=MIN([.$H223];[.$U223])" office:value-type="float"/>
          <table:table-cell table:formula="of:=MIN([.$I223];[.$V223])" office:value-type="float"/>
          <table:table-cell table:formula="of:=MIN([.$J223])" office:value-type="float"/>
          <table:table-cell table:formula="of:=MIN([.$K223];[.$W223])" office:value-type="float"/>
          <table:table-cell table:formula="of:=MIN([.$L223];[.$X223])" office:value-type="float"/>
          <table:table-cell table:formula="of:=MIN([.$M223];[.$Y223])" office:value-type="float"/>
          <table:table-cell table:formula="of:=MIN([.$N223];[.$Z223])" office:value-type="float"/>
          <table:table-cell table:formula="of:=MEDIAN([.$B223];[.$O223])" office:value-type="float"/>
          <table:table-cell table:formula="of:=MEDIAN([.$C223];[.$P223])" office:value-type="float"/>
          <table:table-cell table:formula="of:=MEDIAN([.$D223];[.$Q223])" office:value-type="float"/>
          <table:table-cell table:formula="of:=MEDIAN([.$E223];[.$R223])" office:value-type="float"/>
          <table:table-cell table:formula="of:=MEDIAN([.$F223];[.$S223])" office:value-type="float"/>
          <table:table-cell table:formula="of:=MEDIAN([.$G223];[.$T223])" office:value-type="float"/>
          <table:table-cell table:formula="of:=MEDIAN([.$H223];[.$U223])" office:value-type="float"/>
          <table:table-cell table:formula="of:=MEDIAN([.$I223];[.$V223])" office:value-type="float"/>
          <table:table-cell table:formula="of:=MEDIAN([.$J223])" office:value-type="float"/>
          <table:table-cell table:formula="of:=MEDIAN([.$K223];[.$W223])" office:value-type="float"/>
          <table:table-cell table:formula="of:=MEDIAN([.$L223];[.$X223])" office:value-type="float"/>
          <table:table-cell table:formula="of:=MEDIAN([.$M223];[.$Y223])" office:value-type="float"/>
          <table:table-cell table:formula="of:=MEDIAN([.$N223];[.$Z223])" office:value-type="float"/>
          <table:table-cell table:formula="of:=MAX([.$B223];[.$O223])" office:value-type="float"/>
          <table:table-cell table:formula="of:=MAX([.$C223];[.$P223])" office:value-type="float"/>
          <table:table-cell table:formula="of:=MAX([.$D223];[.$Q223])" office:value-type="float"/>
          <table:table-cell table:formula="of:=MAX([.$E223];[.$R223])" office:value-type="float"/>
          <table:table-cell table:formula="of:=MAX([.$F223];[.$S223])" office:value-type="float"/>
          <table:table-cell table:formula="of:=MAX([.$G223];[.$T223])" office:value-type="float"/>
          <table:table-cell table:formula="of:=MAX([.$H223];[.$U223])" office:value-type="float"/>
          <table:table-cell table:formula="of:=MAX([.$I223];[.$V223])" office:value-type="float"/>
          <table:table-cell table:formula="of:=MAX([.$J223])" office:value-type="float"/>
          <table:table-cell table:formula="of:=MAX([.$K223];[.$W223])" office:value-type="float"/>
          <table:table-cell table:formula="of:=MAX([.$L223];[.$X223])" office:value-type="float"/>
          <table:table-cell table:formula="of:=MAX([.$M223];[.$Y223])" office:value-type="float"/>
          <table:table-cell table:formula="of:=MAX([.$N223];[.$Z223])" office:value-type="float"/>
        </table:table-row>
        <table:table-row table:style-name="ro1">
          <table:table-cell office:value-type="string">
            <text:p>p06.pddl/29</text:p>
          </table:table-cell>
          <table:table-cell office:value-type="float" office:value="300.0"/>
          <table:table-cell office:value-type="float" office:value="299.985"/>
          <table:table-cell office:value-type="float" office:value="298.4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40135.0"/>
          <table:table-cell office:value-type="float" office:value="5404247.0"/>
          <table:table-cell office:value-type="float" office:value="5373468.0"/>
          <table:table-cell office:value-type="float" office:value="131814.0"/>
          <table:table-cell office:value-type="float" office:value="9659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3605.0"/>
          <table:table-cell office:value-type="float" office:value="652036.0"/>
          <table:table-cell office:value-type="float" office:value="131814.0"/>
          <table:table-cell office:value-type="float" office:value="96595.0"/>
          <table:table-cell office:value-type="float" office:value="0.0"/>
          <table:table-cell office:value-type="float" office:value="0.0"/>
          <table:table-cell table:formula="of:=MIN([.$B224];[.$O224])" office:value-type="float"/>
          <table:table-cell table:formula="of:=MIN([.$C224];[.$P224])" office:value-type="float"/>
          <table:table-cell table:formula="of:=MIN([.$D224];[.$Q224])" office:value-type="float"/>
          <table:table-cell table:formula="of:=MIN([.$E224];[.$R224])" office:value-type="float"/>
          <table:table-cell table:formula="of:=MIN([.$F224];[.$S224])" office:value-type="float"/>
          <table:table-cell table:formula="of:=MIN([.$G224];[.$T224])" office:value-type="float"/>
          <table:table-cell table:formula="of:=MIN([.$H224];[.$U224])" office:value-type="float"/>
          <table:table-cell table:formula="of:=MIN([.$I224];[.$V224])" office:value-type="float"/>
          <table:table-cell table:formula="of:=MIN([.$J224])" office:value-type="float"/>
          <table:table-cell table:formula="of:=MIN([.$K224];[.$W224])" office:value-type="float"/>
          <table:table-cell table:formula="of:=MIN([.$L224];[.$X224])" office:value-type="float"/>
          <table:table-cell table:formula="of:=MIN([.$M224];[.$Y224])" office:value-type="float"/>
          <table:table-cell table:formula="of:=MIN([.$N224];[.$Z224])" office:value-type="float"/>
          <table:table-cell table:formula="of:=MEDIAN([.$B224];[.$O224])" office:value-type="float"/>
          <table:table-cell table:formula="of:=MEDIAN([.$C224];[.$P224])" office:value-type="float"/>
          <table:table-cell table:formula="of:=MEDIAN([.$D224];[.$Q224])" office:value-type="float"/>
          <table:table-cell table:formula="of:=MEDIAN([.$E224];[.$R224])" office:value-type="float"/>
          <table:table-cell table:formula="of:=MEDIAN([.$F224];[.$S224])" office:value-type="float"/>
          <table:table-cell table:formula="of:=MEDIAN([.$G224];[.$T224])" office:value-type="float"/>
          <table:table-cell table:formula="of:=MEDIAN([.$H224];[.$U224])" office:value-type="float"/>
          <table:table-cell table:formula="of:=MEDIAN([.$I224];[.$V224])" office:value-type="float"/>
          <table:table-cell table:formula="of:=MEDIAN([.$J224])" office:value-type="float"/>
          <table:table-cell table:formula="of:=MEDIAN([.$K224];[.$W224])" office:value-type="float"/>
          <table:table-cell table:formula="of:=MEDIAN([.$L224];[.$X224])" office:value-type="float"/>
          <table:table-cell table:formula="of:=MEDIAN([.$M224];[.$Y224])" office:value-type="float"/>
          <table:table-cell table:formula="of:=MEDIAN([.$N224];[.$Z224])" office:value-type="float"/>
          <table:table-cell table:formula="of:=MAX([.$B224];[.$O224])" office:value-type="float"/>
          <table:table-cell table:formula="of:=MAX([.$C224];[.$P224])" office:value-type="float"/>
          <table:table-cell table:formula="of:=MAX([.$D224];[.$Q224])" office:value-type="float"/>
          <table:table-cell table:formula="of:=MAX([.$E224];[.$R224])" office:value-type="float"/>
          <table:table-cell table:formula="of:=MAX([.$F224];[.$S224])" office:value-type="float"/>
          <table:table-cell table:formula="of:=MAX([.$G224];[.$T224])" office:value-type="float"/>
          <table:table-cell table:formula="of:=MAX([.$H224];[.$U224])" office:value-type="float"/>
          <table:table-cell table:formula="of:=MAX([.$I224];[.$V224])" office:value-type="float"/>
          <table:table-cell table:formula="of:=MAX([.$J224])" office:value-type="float"/>
          <table:table-cell table:formula="of:=MAX([.$K224];[.$W224])" office:value-type="float"/>
          <table:table-cell table:formula="of:=MAX([.$L224];[.$X224])" office:value-type="float"/>
          <table:table-cell table:formula="of:=MAX([.$M224];[.$Y224])" office:value-type="float"/>
          <table:table-cell table:formula="of:=MAX([.$N224];[.$Z224])" office:value-type="float"/>
        </table:table-row>
        <table:table-row table:style-name="ro1">
          <table:table-cell office:value-type="string">
            <text:p>p06.pddl/3</text:p>
          </table:table-cell>
          <table:table-cell office:value-type="float" office:value="0.202523"/>
          <table:table-cell office:value-type="float" office:value="0.1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166.0"/>
          <table:table-cell office:value-type="float" office:value="196.0"/>
          <table:table-cell office:value-type="float" office:value="0.0"/>
          <table:table-cell office:value-type="float" office:value="0.0"/>
          <table:table-cell office:value-type="float" office:value="0.19625"/>
          <table:table-cell office:value-type="float" office:value="0.1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166.0"/>
          <table:table-cell office:value-type="float" office:value="196.0"/>
          <table:table-cell office:value-type="float" office:value="0.0"/>
          <table:table-cell office:value-type="float" office:value="0.0"/>
          <table:table-cell table:formula="of:=MIN([.$B225];[.$O225])" office:value-type="float"/>
          <table:table-cell table:formula="of:=MIN([.$C225];[.$P225])" office:value-type="float"/>
          <table:table-cell table:formula="of:=MIN([.$D225];[.$Q225])" office:value-type="float"/>
          <table:table-cell table:formula="of:=MIN([.$E225];[.$R225])" office:value-type="float"/>
          <table:table-cell table:formula="of:=MIN([.$F225];[.$S225])" office:value-type="float"/>
          <table:table-cell table:formula="of:=MIN([.$G225];[.$T225])" office:value-type="float"/>
          <table:table-cell table:formula="of:=MIN([.$H225];[.$U225])" office:value-type="float"/>
          <table:table-cell table:formula="of:=MIN([.$I225];[.$V225])" office:value-type="float"/>
          <table:table-cell table:formula="of:=MIN([.$J225])" office:value-type="float"/>
          <table:table-cell table:formula="of:=MIN([.$K225];[.$W225])" office:value-type="float"/>
          <table:table-cell table:formula="of:=MIN([.$L225];[.$X225])" office:value-type="float"/>
          <table:table-cell table:formula="of:=MIN([.$M225];[.$Y225])" office:value-type="float"/>
          <table:table-cell table:formula="of:=MIN([.$N225];[.$Z225])" office:value-type="float"/>
          <table:table-cell table:formula="of:=MEDIAN([.$B225];[.$O225])" office:value-type="float"/>
          <table:table-cell table:formula="of:=MEDIAN([.$C225];[.$P225])" office:value-type="float"/>
          <table:table-cell table:formula="of:=MEDIAN([.$D225];[.$Q225])" office:value-type="float"/>
          <table:table-cell table:formula="of:=MEDIAN([.$E225];[.$R225])" office:value-type="float"/>
          <table:table-cell table:formula="of:=MEDIAN([.$F225];[.$S225])" office:value-type="float"/>
          <table:table-cell table:formula="of:=MEDIAN([.$G225];[.$T225])" office:value-type="float"/>
          <table:table-cell table:formula="of:=MEDIAN([.$H225];[.$U225])" office:value-type="float"/>
          <table:table-cell table:formula="of:=MEDIAN([.$I225];[.$V225])" office:value-type="float"/>
          <table:table-cell table:formula="of:=MEDIAN([.$J225])" office:value-type="float"/>
          <table:table-cell table:formula="of:=MEDIAN([.$K225];[.$W225])" office:value-type="float"/>
          <table:table-cell table:formula="of:=MEDIAN([.$L225];[.$X225])" office:value-type="float"/>
          <table:table-cell table:formula="of:=MEDIAN([.$M225];[.$Y225])" office:value-type="float"/>
          <table:table-cell table:formula="of:=MEDIAN([.$N225];[.$Z225])" office:value-type="float"/>
          <table:table-cell table:formula="of:=MAX([.$B225];[.$O225])" office:value-type="float"/>
          <table:table-cell table:formula="of:=MAX([.$C225];[.$P225])" office:value-type="float"/>
          <table:table-cell table:formula="of:=MAX([.$D225];[.$Q225])" office:value-type="float"/>
          <table:table-cell table:formula="of:=MAX([.$E225];[.$R225])" office:value-type="float"/>
          <table:table-cell table:formula="of:=MAX([.$F225];[.$S225])" office:value-type="float"/>
          <table:table-cell table:formula="of:=MAX([.$G225];[.$T225])" office:value-type="float"/>
          <table:table-cell table:formula="of:=MAX([.$H225];[.$U225])" office:value-type="float"/>
          <table:table-cell table:formula="of:=MAX([.$I225];[.$V225])" office:value-type="float"/>
          <table:table-cell table:formula="of:=MAX([.$J225])" office:value-type="float"/>
          <table:table-cell table:formula="of:=MAX([.$K225];[.$W225])" office:value-type="float"/>
          <table:table-cell table:formula="of:=MAX([.$L225];[.$X225])" office:value-type="float"/>
          <table:table-cell table:formula="of:=MAX([.$M225];[.$Y225])" office:value-type="float"/>
          <table:table-cell table:formula="of:=MAX([.$N225];[.$Z225])" office:value-type="float"/>
        </table:table-row>
        <table:table-row table:style-name="ro1">
          <table:table-cell office:value-type="string">
            <text:p>p06.pddl/30</text:p>
          </table:table-cell>
          <table:table-cell office:value-type="float" office:value="300.0"/>
          <table:table-cell office:value-type="float" office:value="299.987"/>
          <table:table-cell office:value-type="float" office:value="298.4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1180.0"/>
          <table:table-cell office:value-type="float" office:value="5042425.0"/>
          <table:table-cell office:value-type="float" office:value="5013887.0"/>
          <table:table-cell office:value-type="float" office:value="136262.0"/>
          <table:table-cell office:value-type="float" office:value="10054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5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4796.0"/>
          <table:table-cell office:value-type="float" office:value="772438.0"/>
          <table:table-cell office:value-type="float" office:value="136262.0"/>
          <table:table-cell office:value-type="float" office:value="100541.0"/>
          <table:table-cell office:value-type="float" office:value="0.0"/>
          <table:table-cell office:value-type="float" office:value="0.0"/>
          <table:table-cell table:formula="of:=MIN([.$B226];[.$O226])" office:value-type="float"/>
          <table:table-cell table:formula="of:=MIN([.$C226];[.$P226])" office:value-type="float"/>
          <table:table-cell table:formula="of:=MIN([.$D226];[.$Q226])" office:value-type="float"/>
          <table:table-cell table:formula="of:=MIN([.$E226];[.$R226])" office:value-type="float"/>
          <table:table-cell table:formula="of:=MIN([.$F226];[.$S226])" office:value-type="float"/>
          <table:table-cell table:formula="of:=MIN([.$G226];[.$T226])" office:value-type="float"/>
          <table:table-cell table:formula="of:=MIN([.$H226];[.$U226])" office:value-type="float"/>
          <table:table-cell table:formula="of:=MIN([.$I226];[.$V226])" office:value-type="float"/>
          <table:table-cell table:formula="of:=MIN([.$J226])" office:value-type="float"/>
          <table:table-cell table:formula="of:=MIN([.$K226];[.$W226])" office:value-type="float"/>
          <table:table-cell table:formula="of:=MIN([.$L226];[.$X226])" office:value-type="float"/>
          <table:table-cell table:formula="of:=MIN([.$M226];[.$Y226])" office:value-type="float"/>
          <table:table-cell table:formula="of:=MIN([.$N226];[.$Z226])" office:value-type="float"/>
          <table:table-cell table:formula="of:=MEDIAN([.$B226];[.$O226])" office:value-type="float"/>
          <table:table-cell table:formula="of:=MEDIAN([.$C226];[.$P226])" office:value-type="float"/>
          <table:table-cell table:formula="of:=MEDIAN([.$D226];[.$Q226])" office:value-type="float"/>
          <table:table-cell table:formula="of:=MEDIAN([.$E226];[.$R226])" office:value-type="float"/>
          <table:table-cell table:formula="of:=MEDIAN([.$F226];[.$S226])" office:value-type="float"/>
          <table:table-cell table:formula="of:=MEDIAN([.$G226];[.$T226])" office:value-type="float"/>
          <table:table-cell table:formula="of:=MEDIAN([.$H226];[.$U226])" office:value-type="float"/>
          <table:table-cell table:formula="of:=MEDIAN([.$I226];[.$V226])" office:value-type="float"/>
          <table:table-cell table:formula="of:=MEDIAN([.$J226])" office:value-type="float"/>
          <table:table-cell table:formula="of:=MEDIAN([.$K226];[.$W226])" office:value-type="float"/>
          <table:table-cell table:formula="of:=MEDIAN([.$L226];[.$X226])" office:value-type="float"/>
          <table:table-cell table:formula="of:=MEDIAN([.$M226];[.$Y226])" office:value-type="float"/>
          <table:table-cell table:formula="of:=MEDIAN([.$N226];[.$Z226])" office:value-type="float"/>
          <table:table-cell table:formula="of:=MAX([.$B226];[.$O226])" office:value-type="float"/>
          <table:table-cell table:formula="of:=MAX([.$C226];[.$P226])" office:value-type="float"/>
          <table:table-cell table:formula="of:=MAX([.$D226];[.$Q226])" office:value-type="float"/>
          <table:table-cell table:formula="of:=MAX([.$E226];[.$R226])" office:value-type="float"/>
          <table:table-cell table:formula="of:=MAX([.$F226];[.$S226])" office:value-type="float"/>
          <table:table-cell table:formula="of:=MAX([.$G226];[.$T226])" office:value-type="float"/>
          <table:table-cell table:formula="of:=MAX([.$H226];[.$U226])" office:value-type="float"/>
          <table:table-cell table:formula="of:=MAX([.$I226];[.$V226])" office:value-type="float"/>
          <table:table-cell table:formula="of:=MAX([.$J226])" office:value-type="float"/>
          <table:table-cell table:formula="of:=MAX([.$K226];[.$W226])" office:value-type="float"/>
          <table:table-cell table:formula="of:=MAX([.$L226];[.$X226])" office:value-type="float"/>
          <table:table-cell table:formula="of:=MAX([.$M226];[.$Y226])" office:value-type="float"/>
          <table:table-cell table:formula="of:=MAX([.$N226];[.$Z226])" office:value-type="float"/>
        </table:table-row>
        <table:table-row table:style-name="ro1">
          <table:table-cell office:value-type="string">
            <text:p>p06.pddl/31</text:p>
          </table:table-cell>
          <table:table-cell office:value-type="float" office:value="300.0"/>
          <table:table-cell office:value-type="float" office:value="299.978"/>
          <table:table-cell office:value-type="float" office:value="298.3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2435.0"/>
          <table:table-cell office:value-type="float" office:value="5604060.0"/>
          <table:table-cell office:value-type="float" office:value="5576475.0"/>
          <table:table-cell office:value-type="float" office:value="140710.0"/>
          <table:table-cell office:value-type="float" office:value="10448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8.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20184.0"/>
          <table:table-cell office:value-type="float" office:value="698157.0"/>
          <table:table-cell office:value-type="float" office:value="140710.0"/>
          <table:table-cell office:value-type="float" office:value="104487.0"/>
          <table:table-cell office:value-type="float" office:value="0.0"/>
          <table:table-cell office:value-type="float" office:value="0.0"/>
          <table:table-cell table:formula="of:=MIN([.$B227];[.$O227])" office:value-type="float"/>
          <table:table-cell table:formula="of:=MIN([.$C227];[.$P227])" office:value-type="float"/>
          <table:table-cell table:formula="of:=MIN([.$D227];[.$Q227])" office:value-type="float"/>
          <table:table-cell table:formula="of:=MIN([.$E227];[.$R227])" office:value-type="float"/>
          <table:table-cell table:formula="of:=MIN([.$F227];[.$S227])" office:value-type="float"/>
          <table:table-cell table:formula="of:=MIN([.$G227];[.$T227])" office:value-type="float"/>
          <table:table-cell table:formula="of:=MIN([.$H227];[.$U227])" office:value-type="float"/>
          <table:table-cell table:formula="of:=MIN([.$I227];[.$V227])" office:value-type="float"/>
          <table:table-cell table:formula="of:=MIN([.$J227])" office:value-type="float"/>
          <table:table-cell table:formula="of:=MIN([.$K227];[.$W227])" office:value-type="float"/>
          <table:table-cell table:formula="of:=MIN([.$L227];[.$X227])" office:value-type="float"/>
          <table:table-cell table:formula="of:=MIN([.$M227];[.$Y227])" office:value-type="float"/>
          <table:table-cell table:formula="of:=MIN([.$N227];[.$Z227])" office:value-type="float"/>
          <table:table-cell table:formula="of:=MEDIAN([.$B227];[.$O227])" office:value-type="float"/>
          <table:table-cell table:formula="of:=MEDIAN([.$C227];[.$P227])" office:value-type="float"/>
          <table:table-cell table:formula="of:=MEDIAN([.$D227];[.$Q227])" office:value-type="float"/>
          <table:table-cell table:formula="of:=MEDIAN([.$E227];[.$R227])" office:value-type="float"/>
          <table:table-cell table:formula="of:=MEDIAN([.$F227];[.$S227])" office:value-type="float"/>
          <table:table-cell table:formula="of:=MEDIAN([.$G227];[.$T227])" office:value-type="float"/>
          <table:table-cell table:formula="of:=MEDIAN([.$H227];[.$U227])" office:value-type="float"/>
          <table:table-cell table:formula="of:=MEDIAN([.$I227];[.$V227])" office:value-type="float"/>
          <table:table-cell table:formula="of:=MEDIAN([.$J227])" office:value-type="float"/>
          <table:table-cell table:formula="of:=MEDIAN([.$K227];[.$W227])" office:value-type="float"/>
          <table:table-cell table:formula="of:=MEDIAN([.$L227];[.$X227])" office:value-type="float"/>
          <table:table-cell table:formula="of:=MEDIAN([.$M227];[.$Y227])" office:value-type="float"/>
          <table:table-cell table:formula="of:=MEDIAN([.$N227];[.$Z227])" office:value-type="float"/>
          <table:table-cell table:formula="of:=MAX([.$B227];[.$O227])" office:value-type="float"/>
          <table:table-cell table:formula="of:=MAX([.$C227];[.$P227])" office:value-type="float"/>
          <table:table-cell table:formula="of:=MAX([.$D227];[.$Q227])" office:value-type="float"/>
          <table:table-cell table:formula="of:=MAX([.$E227];[.$R227])" office:value-type="float"/>
          <table:table-cell table:formula="of:=MAX([.$F227];[.$S227])" office:value-type="float"/>
          <table:table-cell table:formula="of:=MAX([.$G227];[.$T227])" office:value-type="float"/>
          <table:table-cell table:formula="of:=MAX([.$H227];[.$U227])" office:value-type="float"/>
          <table:table-cell table:formula="of:=MAX([.$I227];[.$V227])" office:value-type="float"/>
          <table:table-cell table:formula="of:=MAX([.$J227])" office:value-type="float"/>
          <table:table-cell table:formula="of:=MAX([.$K227];[.$W227])" office:value-type="float"/>
          <table:table-cell table:formula="of:=MAX([.$L227];[.$X227])" office:value-type="float"/>
          <table:table-cell table:formula="of:=MAX([.$M227];[.$Y227])" office:value-type="float"/>
          <table:table-cell table:formula="of:=MAX([.$N227];[.$Z227])" office:value-type="float"/>
        </table:table-row>
        <table:table-row table:style-name="ro1">
          <table:table-cell office:value-type="string">
            <text:p>p06.pddl/32</text:p>
          </table:table-cell>
          <table:table-cell office:value-type="float" office:value="300.0"/>
          <table:table-cell office:value-type="float" office:value="299.989"/>
          <table:table-cell office:value-type="float" office:value="298.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8565.0"/>
          <table:table-cell office:value-type="float" office:value="6142286.0"/>
          <table:table-cell office:value-type="float" office:value="6110551.0"/>
          <table:table-cell office:value-type="float" office:value="145158.0"/>
          <table:table-cell office:value-type="float" office:value="10843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8.4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5089.0"/>
          <table:table-cell office:value-type="float" office:value="614987.0"/>
          <table:table-cell office:value-type="float" office:value="145158.0"/>
          <table:table-cell office:value-type="float" office:value="108433.0"/>
          <table:table-cell office:value-type="float" office:value="0.0"/>
          <table:table-cell office:value-type="float" office:value="0.0"/>
          <table:table-cell table:formula="of:=MIN([.$B228];[.$O228])" office:value-type="float"/>
          <table:table-cell table:formula="of:=MIN([.$C228];[.$P228])" office:value-type="float"/>
          <table:table-cell table:formula="of:=MIN([.$D228];[.$Q228])" office:value-type="float"/>
          <table:table-cell table:formula="of:=MIN([.$E228];[.$R228])" office:value-type="float"/>
          <table:table-cell table:formula="of:=MIN([.$F228];[.$S228])" office:value-type="float"/>
          <table:table-cell table:formula="of:=MIN([.$G228];[.$T228])" office:value-type="float"/>
          <table:table-cell table:formula="of:=MIN([.$H228];[.$U228])" office:value-type="float"/>
          <table:table-cell table:formula="of:=MIN([.$I228];[.$V228])" office:value-type="float"/>
          <table:table-cell table:formula="of:=MIN([.$J228])" office:value-type="float"/>
          <table:table-cell table:formula="of:=MIN([.$K228];[.$W228])" office:value-type="float"/>
          <table:table-cell table:formula="of:=MIN([.$L228];[.$X228])" office:value-type="float"/>
          <table:table-cell table:formula="of:=MIN([.$M228];[.$Y228])" office:value-type="float"/>
          <table:table-cell table:formula="of:=MIN([.$N228];[.$Z228])" office:value-type="float"/>
          <table:table-cell table:formula="of:=MEDIAN([.$B228];[.$O228])" office:value-type="float"/>
          <table:table-cell table:formula="of:=MEDIAN([.$C228];[.$P228])" office:value-type="float"/>
          <table:table-cell table:formula="of:=MEDIAN([.$D228];[.$Q228])" office:value-type="float"/>
          <table:table-cell table:formula="of:=MEDIAN([.$E228];[.$R228])" office:value-type="float"/>
          <table:table-cell table:formula="of:=MEDIAN([.$F228];[.$S228])" office:value-type="float"/>
          <table:table-cell table:formula="of:=MEDIAN([.$G228];[.$T228])" office:value-type="float"/>
          <table:table-cell table:formula="of:=MEDIAN([.$H228];[.$U228])" office:value-type="float"/>
          <table:table-cell table:formula="of:=MEDIAN([.$I228];[.$V228])" office:value-type="float"/>
          <table:table-cell table:formula="of:=MEDIAN([.$J228])" office:value-type="float"/>
          <table:table-cell table:formula="of:=MEDIAN([.$K228];[.$W228])" office:value-type="float"/>
          <table:table-cell table:formula="of:=MEDIAN([.$L228];[.$X228])" office:value-type="float"/>
          <table:table-cell table:formula="of:=MEDIAN([.$M228];[.$Y228])" office:value-type="float"/>
          <table:table-cell table:formula="of:=MEDIAN([.$N228];[.$Z228])" office:value-type="float"/>
          <table:table-cell table:formula="of:=MAX([.$B228];[.$O228])" office:value-type="float"/>
          <table:table-cell table:formula="of:=MAX([.$C228];[.$P228])" office:value-type="float"/>
          <table:table-cell table:formula="of:=MAX([.$D228];[.$Q228])" office:value-type="float"/>
          <table:table-cell table:formula="of:=MAX([.$E228];[.$R228])" office:value-type="float"/>
          <table:table-cell table:formula="of:=MAX([.$F228];[.$S228])" office:value-type="float"/>
          <table:table-cell table:formula="of:=MAX([.$G228];[.$T228])" office:value-type="float"/>
          <table:table-cell table:formula="of:=MAX([.$H228];[.$U228])" office:value-type="float"/>
          <table:table-cell table:formula="of:=MAX([.$I228];[.$V228])" office:value-type="float"/>
          <table:table-cell table:formula="of:=MAX([.$J228])" office:value-type="float"/>
          <table:table-cell table:formula="of:=MAX([.$K228];[.$W228])" office:value-type="float"/>
          <table:table-cell table:formula="of:=MAX([.$L228];[.$X228])" office:value-type="float"/>
          <table:table-cell table:formula="of:=MAX([.$M228];[.$Y228])" office:value-type="float"/>
          <table:table-cell table:formula="of:=MAX([.$N228];[.$Z228])" office:value-type="float"/>
        </table:table-row>
        <table:table-row table:style-name="ro1">
          <table:table-cell office:value-type="string">
            <text:p>p06.pddl/33</text:p>
          </table:table-cell>
          <table:table-cell office:value-type="float" office:value="300.0"/>
          <table:table-cell office:value-type="float" office:value="299.981"/>
          <table:table-cell office:value-type="float" office:value="298.2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1573.0"/>
          <table:table-cell office:value-type="float" office:value="5222743.0"/>
          <table:table-cell office:value-type="float" office:value="5195468.0"/>
          <table:table-cell office:value-type="float" office:value="149606.0"/>
          <table:table-cell office:value-type="float" office:value="11237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3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06060.0"/>
          <table:table-cell office:value-type="float" office:value="682964.0"/>
          <table:table-cell office:value-type="float" office:value="149606.0"/>
          <table:table-cell office:value-type="float" office:value="112379.0"/>
          <table:table-cell office:value-type="float" office:value="0.0"/>
          <table:table-cell office:value-type="float" office:value="0.0"/>
          <table:table-cell table:formula="of:=MIN([.$B229];[.$O229])" office:value-type="float"/>
          <table:table-cell table:formula="of:=MIN([.$C229];[.$P229])" office:value-type="float"/>
          <table:table-cell table:formula="of:=MIN([.$D229];[.$Q229])" office:value-type="float"/>
          <table:table-cell table:formula="of:=MIN([.$E229];[.$R229])" office:value-type="float"/>
          <table:table-cell table:formula="of:=MIN([.$F229];[.$S229])" office:value-type="float"/>
          <table:table-cell table:formula="of:=MIN([.$G229];[.$T229])" office:value-type="float"/>
          <table:table-cell table:formula="of:=MIN([.$H229];[.$U229])" office:value-type="float"/>
          <table:table-cell table:formula="of:=MIN([.$I229];[.$V229])" office:value-type="float"/>
          <table:table-cell table:formula="of:=MIN([.$J229])" office:value-type="float"/>
          <table:table-cell table:formula="of:=MIN([.$K229];[.$W229])" office:value-type="float"/>
          <table:table-cell table:formula="of:=MIN([.$L229];[.$X229])" office:value-type="float"/>
          <table:table-cell table:formula="of:=MIN([.$M229];[.$Y229])" office:value-type="float"/>
          <table:table-cell table:formula="of:=MIN([.$N229];[.$Z229])" office:value-type="float"/>
          <table:table-cell table:formula="of:=MEDIAN([.$B229];[.$O229])" office:value-type="float"/>
          <table:table-cell table:formula="of:=MEDIAN([.$C229];[.$P229])" office:value-type="float"/>
          <table:table-cell table:formula="of:=MEDIAN([.$D229];[.$Q229])" office:value-type="float"/>
          <table:table-cell table:formula="of:=MEDIAN([.$E229];[.$R229])" office:value-type="float"/>
          <table:table-cell table:formula="of:=MEDIAN([.$F229];[.$S229])" office:value-type="float"/>
          <table:table-cell table:formula="of:=MEDIAN([.$G229];[.$T229])" office:value-type="float"/>
          <table:table-cell table:formula="of:=MEDIAN([.$H229];[.$U229])" office:value-type="float"/>
          <table:table-cell table:formula="of:=MEDIAN([.$I229];[.$V229])" office:value-type="float"/>
          <table:table-cell table:formula="of:=MEDIAN([.$J229])" office:value-type="float"/>
          <table:table-cell table:formula="of:=MEDIAN([.$K229];[.$W229])" office:value-type="float"/>
          <table:table-cell table:formula="of:=MEDIAN([.$L229];[.$X229])" office:value-type="float"/>
          <table:table-cell table:formula="of:=MEDIAN([.$M229];[.$Y229])" office:value-type="float"/>
          <table:table-cell table:formula="of:=MEDIAN([.$N229];[.$Z229])" office:value-type="float"/>
          <table:table-cell table:formula="of:=MAX([.$B229];[.$O229])" office:value-type="float"/>
          <table:table-cell table:formula="of:=MAX([.$C229];[.$P229])" office:value-type="float"/>
          <table:table-cell table:formula="of:=MAX([.$D229];[.$Q229])" office:value-type="float"/>
          <table:table-cell table:formula="of:=MAX([.$E229];[.$R229])" office:value-type="float"/>
          <table:table-cell table:formula="of:=MAX([.$F229];[.$S229])" office:value-type="float"/>
          <table:table-cell table:formula="of:=MAX([.$G229];[.$T229])" office:value-type="float"/>
          <table:table-cell table:formula="of:=MAX([.$H229];[.$U229])" office:value-type="float"/>
          <table:table-cell table:formula="of:=MAX([.$I229];[.$V229])" office:value-type="float"/>
          <table:table-cell table:formula="of:=MAX([.$J229])" office:value-type="float"/>
          <table:table-cell table:formula="of:=MAX([.$K229];[.$W229])" office:value-type="float"/>
          <table:table-cell table:formula="of:=MAX([.$L229];[.$X229])" office:value-type="float"/>
          <table:table-cell table:formula="of:=MAX([.$M229];[.$Y229])" office:value-type="float"/>
          <table:table-cell table:formula="of:=MAX([.$N229];[.$Z229])" office:value-type="float"/>
        </table:table-row>
        <table:table-row table:style-name="ro1">
          <table:table-cell office:value-type="string">
            <text:p>p06.pddl/34</text:p>
          </table:table-cell>
          <table:table-cell office:value-type="float" office:value="300.0"/>
          <table:table-cell office:value-type="float" office:value="299.984"/>
          <table:table-cell office:value-type="float" office:value="298.2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0398.0"/>
          <table:table-cell office:value-type="float" office:value="6556927.0"/>
          <table:table-cell office:value-type="float" office:value="6528452.0"/>
          <table:table-cell office:value-type="float" office:value="154054.0"/>
          <table:table-cell office:value-type="float" office:value="11632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3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0530.0"/>
          <table:table-cell office:value-type="float" office:value="725815.0"/>
          <table:table-cell office:value-type="float" office:value="154054.0"/>
          <table:table-cell office:value-type="float" office:value="116325.0"/>
          <table:table-cell office:value-type="float" office:value="0.0"/>
          <table:table-cell office:value-type="float" office:value="0.0"/>
          <table:table-cell table:formula="of:=MIN([.$B230];[.$O230])" office:value-type="float"/>
          <table:table-cell table:formula="of:=MIN([.$C230];[.$P230])" office:value-type="float"/>
          <table:table-cell table:formula="of:=MIN([.$D230];[.$Q230])" office:value-type="float"/>
          <table:table-cell table:formula="of:=MIN([.$E230];[.$R230])" office:value-type="float"/>
          <table:table-cell table:formula="of:=MIN([.$F230];[.$S230])" office:value-type="float"/>
          <table:table-cell table:formula="of:=MIN([.$G230];[.$T230])" office:value-type="float"/>
          <table:table-cell table:formula="of:=MIN([.$H230];[.$U230])" office:value-type="float"/>
          <table:table-cell table:formula="of:=MIN([.$I230];[.$V230])" office:value-type="float"/>
          <table:table-cell table:formula="of:=MIN([.$J230])" office:value-type="float"/>
          <table:table-cell table:formula="of:=MIN([.$K230];[.$W230])" office:value-type="float"/>
          <table:table-cell table:formula="of:=MIN([.$L230];[.$X230])" office:value-type="float"/>
          <table:table-cell table:formula="of:=MIN([.$M230];[.$Y230])" office:value-type="float"/>
          <table:table-cell table:formula="of:=MIN([.$N230];[.$Z230])" office:value-type="float"/>
          <table:table-cell table:formula="of:=MEDIAN([.$B230];[.$O230])" office:value-type="float"/>
          <table:table-cell table:formula="of:=MEDIAN([.$C230];[.$P230])" office:value-type="float"/>
          <table:table-cell table:formula="of:=MEDIAN([.$D230];[.$Q230])" office:value-type="float"/>
          <table:table-cell table:formula="of:=MEDIAN([.$E230];[.$R230])" office:value-type="float"/>
          <table:table-cell table:formula="of:=MEDIAN([.$F230];[.$S230])" office:value-type="float"/>
          <table:table-cell table:formula="of:=MEDIAN([.$G230];[.$T230])" office:value-type="float"/>
          <table:table-cell table:formula="of:=MEDIAN([.$H230];[.$U230])" office:value-type="float"/>
          <table:table-cell table:formula="of:=MEDIAN([.$I230];[.$V230])" office:value-type="float"/>
          <table:table-cell table:formula="of:=MEDIAN([.$J230])" office:value-type="float"/>
          <table:table-cell table:formula="of:=MEDIAN([.$K230];[.$W230])" office:value-type="float"/>
          <table:table-cell table:formula="of:=MEDIAN([.$L230];[.$X230])" office:value-type="float"/>
          <table:table-cell table:formula="of:=MEDIAN([.$M230];[.$Y230])" office:value-type="float"/>
          <table:table-cell table:formula="of:=MEDIAN([.$N230];[.$Z230])" office:value-type="float"/>
          <table:table-cell table:formula="of:=MAX([.$B230];[.$O230])" office:value-type="float"/>
          <table:table-cell table:formula="of:=MAX([.$C230];[.$P230])" office:value-type="float"/>
          <table:table-cell table:formula="of:=MAX([.$D230];[.$Q230])" office:value-type="float"/>
          <table:table-cell table:formula="of:=MAX([.$E230];[.$R230])" office:value-type="float"/>
          <table:table-cell table:formula="of:=MAX([.$F230];[.$S230])" office:value-type="float"/>
          <table:table-cell table:formula="of:=MAX([.$G230];[.$T230])" office:value-type="float"/>
          <table:table-cell table:formula="of:=MAX([.$H230];[.$U230])" office:value-type="float"/>
          <table:table-cell table:formula="of:=MAX([.$I230];[.$V230])" office:value-type="float"/>
          <table:table-cell table:formula="of:=MAX([.$J230])" office:value-type="float"/>
          <table:table-cell table:formula="of:=MAX([.$K230];[.$W230])" office:value-type="float"/>
          <table:table-cell table:formula="of:=MAX([.$L230];[.$X230])" office:value-type="float"/>
          <table:table-cell table:formula="of:=MAX([.$M230];[.$Y230])" office:value-type="float"/>
          <table:table-cell table:formula="of:=MAX([.$N230];[.$Z230])" office:value-type="float"/>
        </table:table-row>
        <table:table-row table:style-name="ro1">
          <table:table-cell office:value-type="string">
            <text:p>p06.pddl/35</text:p>
          </table:table-cell>
          <table:table-cell office:value-type="float" office:value="300.0"/>
          <table:table-cell office:value-type="float" office:value="299.989"/>
          <table:table-cell office:value-type="float" office:value="298.0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1461.0"/>
          <table:table-cell office:value-type="float" office:value="6130854.0"/>
          <table:table-cell office:value-type="float" office:value="6105411.0"/>
          <table:table-cell office:value-type="float" office:value="158502.0"/>
          <table:table-cell office:value-type="float" office:value="12027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8.2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4596.0"/>
          <table:table-cell office:value-type="float" office:value="694162.0"/>
          <table:table-cell office:value-type="float" office:value="158502.0"/>
          <table:table-cell office:value-type="float" office:value="120271.0"/>
          <table:table-cell office:value-type="float" office:value="0.0"/>
          <table:table-cell office:value-type="float" office:value="0.0"/>
          <table:table-cell table:formula="of:=MIN([.$B231];[.$O231])" office:value-type="float"/>
          <table:table-cell table:formula="of:=MIN([.$C231];[.$P231])" office:value-type="float"/>
          <table:table-cell table:formula="of:=MIN([.$D231];[.$Q231])" office:value-type="float"/>
          <table:table-cell table:formula="of:=MIN([.$E231];[.$R231])" office:value-type="float"/>
          <table:table-cell table:formula="of:=MIN([.$F231];[.$S231])" office:value-type="float"/>
          <table:table-cell table:formula="of:=MIN([.$G231];[.$T231])" office:value-type="float"/>
          <table:table-cell table:formula="of:=MIN([.$H231];[.$U231])" office:value-type="float"/>
          <table:table-cell table:formula="of:=MIN([.$I231];[.$V231])" office:value-type="float"/>
          <table:table-cell table:formula="of:=MIN([.$J231])" office:value-type="float"/>
          <table:table-cell table:formula="of:=MIN([.$K231];[.$W231])" office:value-type="float"/>
          <table:table-cell table:formula="of:=MIN([.$L231];[.$X231])" office:value-type="float"/>
          <table:table-cell table:formula="of:=MIN([.$M231];[.$Y231])" office:value-type="float"/>
          <table:table-cell table:formula="of:=MIN([.$N231];[.$Z231])" office:value-type="float"/>
          <table:table-cell table:formula="of:=MEDIAN([.$B231];[.$O231])" office:value-type="float"/>
          <table:table-cell table:formula="of:=MEDIAN([.$C231];[.$P231])" office:value-type="float"/>
          <table:table-cell table:formula="of:=MEDIAN([.$D231];[.$Q231])" office:value-type="float"/>
          <table:table-cell table:formula="of:=MEDIAN([.$E231];[.$R231])" office:value-type="float"/>
          <table:table-cell table:formula="of:=MEDIAN([.$F231];[.$S231])" office:value-type="float"/>
          <table:table-cell table:formula="of:=MEDIAN([.$G231];[.$T231])" office:value-type="float"/>
          <table:table-cell table:formula="of:=MEDIAN([.$H231];[.$U231])" office:value-type="float"/>
          <table:table-cell table:formula="of:=MEDIAN([.$I231];[.$V231])" office:value-type="float"/>
          <table:table-cell table:formula="of:=MEDIAN([.$J231])" office:value-type="float"/>
          <table:table-cell table:formula="of:=MEDIAN([.$K231];[.$W231])" office:value-type="float"/>
          <table:table-cell table:formula="of:=MEDIAN([.$L231];[.$X231])" office:value-type="float"/>
          <table:table-cell table:formula="of:=MEDIAN([.$M231];[.$Y231])" office:value-type="float"/>
          <table:table-cell table:formula="of:=MEDIAN([.$N231];[.$Z231])" office:value-type="float"/>
          <table:table-cell table:formula="of:=MAX([.$B231];[.$O231])" office:value-type="float"/>
          <table:table-cell table:formula="of:=MAX([.$C231];[.$P231])" office:value-type="float"/>
          <table:table-cell table:formula="of:=MAX([.$D231];[.$Q231])" office:value-type="float"/>
          <table:table-cell table:formula="of:=MAX([.$E231];[.$R231])" office:value-type="float"/>
          <table:table-cell table:formula="of:=MAX([.$F231];[.$S231])" office:value-type="float"/>
          <table:table-cell table:formula="of:=MAX([.$G231];[.$T231])" office:value-type="float"/>
          <table:table-cell table:formula="of:=MAX([.$H231];[.$U231])" office:value-type="float"/>
          <table:table-cell table:formula="of:=MAX([.$I231];[.$V231])" office:value-type="float"/>
          <table:table-cell table:formula="of:=MAX([.$J231])" office:value-type="float"/>
          <table:table-cell table:formula="of:=MAX([.$K231];[.$W231])" office:value-type="float"/>
          <table:table-cell table:formula="of:=MAX([.$L231];[.$X231])" office:value-type="float"/>
          <table:table-cell table:formula="of:=MAX([.$M231];[.$Y231])" office:value-type="float"/>
          <table:table-cell table:formula="of:=MAX([.$N231];[.$Z231])" office:value-type="float"/>
        </table:table-row>
        <table:table-row table:style-name="ro1">
          <table:table-cell office:value-type="string">
            <text:p>p06.pddl/36</text:p>
          </table:table-cell>
          <table:table-cell office:value-type="float" office:value="300.0"/>
          <table:table-cell office:value-type="float" office:value="299.989"/>
          <table:table-cell office:value-type="float" office:value="298.1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6186.0"/>
          <table:table-cell office:value-type="float" office:value="6420325.0"/>
          <table:table-cell office:value-type="float" office:value="6397275.0"/>
          <table:table-cell office:value-type="float" office:value="162950.0"/>
          <table:table-cell office:value-type="float" office:value="12421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2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0631.0"/>
          <table:table-cell office:value-type="float" office:value="752091.0"/>
          <table:table-cell office:value-type="float" office:value="162950.0"/>
          <table:table-cell office:value-type="float" office:value="124217.0"/>
          <table:table-cell office:value-type="float" office:value="0.0"/>
          <table:table-cell office:value-type="float" office:value="0.0"/>
          <table:table-cell table:formula="of:=MIN([.$B232];[.$O232])" office:value-type="float"/>
          <table:table-cell table:formula="of:=MIN([.$C232];[.$P232])" office:value-type="float"/>
          <table:table-cell table:formula="of:=MIN([.$D232];[.$Q232])" office:value-type="float"/>
          <table:table-cell table:formula="of:=MIN([.$E232];[.$R232])" office:value-type="float"/>
          <table:table-cell table:formula="of:=MIN([.$F232];[.$S232])" office:value-type="float"/>
          <table:table-cell table:formula="of:=MIN([.$G232];[.$T232])" office:value-type="float"/>
          <table:table-cell table:formula="of:=MIN([.$H232];[.$U232])" office:value-type="float"/>
          <table:table-cell table:formula="of:=MIN([.$I232];[.$V232])" office:value-type="float"/>
          <table:table-cell table:formula="of:=MIN([.$J232])" office:value-type="float"/>
          <table:table-cell table:formula="of:=MIN([.$K232];[.$W232])" office:value-type="float"/>
          <table:table-cell table:formula="of:=MIN([.$L232];[.$X232])" office:value-type="float"/>
          <table:table-cell table:formula="of:=MIN([.$M232];[.$Y232])" office:value-type="float"/>
          <table:table-cell table:formula="of:=MIN([.$N232];[.$Z232])" office:value-type="float"/>
          <table:table-cell table:formula="of:=MEDIAN([.$B232];[.$O232])" office:value-type="float"/>
          <table:table-cell table:formula="of:=MEDIAN([.$C232];[.$P232])" office:value-type="float"/>
          <table:table-cell table:formula="of:=MEDIAN([.$D232];[.$Q232])" office:value-type="float"/>
          <table:table-cell table:formula="of:=MEDIAN([.$E232];[.$R232])" office:value-type="float"/>
          <table:table-cell table:formula="of:=MEDIAN([.$F232];[.$S232])" office:value-type="float"/>
          <table:table-cell table:formula="of:=MEDIAN([.$G232];[.$T232])" office:value-type="float"/>
          <table:table-cell table:formula="of:=MEDIAN([.$H232];[.$U232])" office:value-type="float"/>
          <table:table-cell table:formula="of:=MEDIAN([.$I232];[.$V232])" office:value-type="float"/>
          <table:table-cell table:formula="of:=MEDIAN([.$J232])" office:value-type="float"/>
          <table:table-cell table:formula="of:=MEDIAN([.$K232];[.$W232])" office:value-type="float"/>
          <table:table-cell table:formula="of:=MEDIAN([.$L232];[.$X232])" office:value-type="float"/>
          <table:table-cell table:formula="of:=MEDIAN([.$M232];[.$Y232])" office:value-type="float"/>
          <table:table-cell table:formula="of:=MEDIAN([.$N232];[.$Z232])" office:value-type="float"/>
          <table:table-cell table:formula="of:=MAX([.$B232];[.$O232])" office:value-type="float"/>
          <table:table-cell table:formula="of:=MAX([.$C232];[.$P232])" office:value-type="float"/>
          <table:table-cell table:formula="of:=MAX([.$D232];[.$Q232])" office:value-type="float"/>
          <table:table-cell table:formula="of:=MAX([.$E232];[.$R232])" office:value-type="float"/>
          <table:table-cell table:formula="of:=MAX([.$F232];[.$S232])" office:value-type="float"/>
          <table:table-cell table:formula="of:=MAX([.$G232];[.$T232])" office:value-type="float"/>
          <table:table-cell table:formula="of:=MAX([.$H232];[.$U232])" office:value-type="float"/>
          <table:table-cell table:formula="of:=MAX([.$I232];[.$V232])" office:value-type="float"/>
          <table:table-cell table:formula="of:=MAX([.$J232])" office:value-type="float"/>
          <table:table-cell table:formula="of:=MAX([.$K232];[.$W232])" office:value-type="float"/>
          <table:table-cell table:formula="of:=MAX([.$L232];[.$X232])" office:value-type="float"/>
          <table:table-cell table:formula="of:=MAX([.$M232];[.$Y232])" office:value-type="float"/>
          <table:table-cell table:formula="of:=MAX([.$N232];[.$Z232])" office:value-type="float"/>
        </table:table-row>
        <table:table-row table:style-name="ro1">
          <table:table-cell office:value-type="string">
            <text:p>p06.pddl/37</text:p>
          </table:table-cell>
          <table:table-cell office:value-type="float" office:value="300.0"/>
          <table:table-cell office:value-type="float" office:value="299.988"/>
          <table:table-cell office:value-type="float" office:value="298.0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4127.0"/>
          <table:table-cell office:value-type="float" office:value="7024597.0"/>
          <table:table-cell office:value-type="float" office:value="6997019.0"/>
          <table:table-cell office:value-type="float" office:value="167398.0"/>
          <table:table-cell office:value-type="float" office:value="12816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1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05742.0"/>
          <table:table-cell office:value-type="float" office:value="652618.0"/>
          <table:table-cell office:value-type="float" office:value="167398.0"/>
          <table:table-cell office:value-type="float" office:value="128163.0"/>
          <table:table-cell office:value-type="float" office:value="0.0"/>
          <table:table-cell office:value-type="float" office:value="0.0"/>
          <table:table-cell table:formula="of:=MIN([.$B233];[.$O233])" office:value-type="float"/>
          <table:table-cell table:formula="of:=MIN([.$C233];[.$P233])" office:value-type="float"/>
          <table:table-cell table:formula="of:=MIN([.$D233];[.$Q233])" office:value-type="float"/>
          <table:table-cell table:formula="of:=MIN([.$E233];[.$R233])" office:value-type="float"/>
          <table:table-cell table:formula="of:=MIN([.$F233];[.$S233])" office:value-type="float"/>
          <table:table-cell table:formula="of:=MIN([.$G233];[.$T233])" office:value-type="float"/>
          <table:table-cell table:formula="of:=MIN([.$H233];[.$U233])" office:value-type="float"/>
          <table:table-cell table:formula="of:=MIN([.$I233];[.$V233])" office:value-type="float"/>
          <table:table-cell table:formula="of:=MIN([.$J233])" office:value-type="float"/>
          <table:table-cell table:formula="of:=MIN([.$K233];[.$W233])" office:value-type="float"/>
          <table:table-cell table:formula="of:=MIN([.$L233];[.$X233])" office:value-type="float"/>
          <table:table-cell table:formula="of:=MIN([.$M233];[.$Y233])" office:value-type="float"/>
          <table:table-cell table:formula="of:=MIN([.$N233];[.$Z233])" office:value-type="float"/>
          <table:table-cell table:formula="of:=MEDIAN([.$B233];[.$O233])" office:value-type="float"/>
          <table:table-cell table:formula="of:=MEDIAN([.$C233];[.$P233])" office:value-type="float"/>
          <table:table-cell table:formula="of:=MEDIAN([.$D233];[.$Q233])" office:value-type="float"/>
          <table:table-cell table:formula="of:=MEDIAN([.$E233];[.$R233])" office:value-type="float"/>
          <table:table-cell table:formula="of:=MEDIAN([.$F233];[.$S233])" office:value-type="float"/>
          <table:table-cell table:formula="of:=MEDIAN([.$G233];[.$T233])" office:value-type="float"/>
          <table:table-cell table:formula="of:=MEDIAN([.$H233];[.$U233])" office:value-type="float"/>
          <table:table-cell table:formula="of:=MEDIAN([.$I233];[.$V233])" office:value-type="float"/>
          <table:table-cell table:formula="of:=MEDIAN([.$J233])" office:value-type="float"/>
          <table:table-cell table:formula="of:=MEDIAN([.$K233];[.$W233])" office:value-type="float"/>
          <table:table-cell table:formula="of:=MEDIAN([.$L233];[.$X233])" office:value-type="float"/>
          <table:table-cell table:formula="of:=MEDIAN([.$M233];[.$Y233])" office:value-type="float"/>
          <table:table-cell table:formula="of:=MEDIAN([.$N233];[.$Z233])" office:value-type="float"/>
          <table:table-cell table:formula="of:=MAX([.$B233];[.$O233])" office:value-type="float"/>
          <table:table-cell table:formula="of:=MAX([.$C233];[.$P233])" office:value-type="float"/>
          <table:table-cell table:formula="of:=MAX([.$D233];[.$Q233])" office:value-type="float"/>
          <table:table-cell table:formula="of:=MAX([.$E233];[.$R233])" office:value-type="float"/>
          <table:table-cell table:formula="of:=MAX([.$F233];[.$S233])" office:value-type="float"/>
          <table:table-cell table:formula="of:=MAX([.$G233];[.$T233])" office:value-type="float"/>
          <table:table-cell table:formula="of:=MAX([.$H233];[.$U233])" office:value-type="float"/>
          <table:table-cell table:formula="of:=MAX([.$I233];[.$V233])" office:value-type="float"/>
          <table:table-cell table:formula="of:=MAX([.$J233])" office:value-type="float"/>
          <table:table-cell table:formula="of:=MAX([.$K233];[.$W233])" office:value-type="float"/>
          <table:table-cell table:formula="of:=MAX([.$L233];[.$X233])" office:value-type="float"/>
          <table:table-cell table:formula="of:=MAX([.$M233];[.$Y233])" office:value-type="float"/>
          <table:table-cell table:formula="of:=MAX([.$N233];[.$Z233])" office:value-type="float"/>
        </table:table-row>
        <table:table-row table:style-name="ro1">
          <table:table-cell office:value-type="string">
            <text:p>p06.pddl/38</text:p>
          </table:table-cell>
          <table:table-cell office:value-type="float" office:value="300.0"/>
          <table:table-cell office:value-type="float" office:value="299.985"/>
          <table:table-cell office:value-type="float" office:value="297.9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3893.0"/>
          <table:table-cell office:value-type="float" office:value="7271418.0"/>
          <table:table-cell office:value-type="float" office:value="7244510.0"/>
          <table:table-cell office:value-type="float" office:value="171846.0"/>
          <table:table-cell office:value-type="float" office:value="13210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8.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28706.0"/>
          <table:table-cell office:value-type="float" office:value="682906.0"/>
          <table:table-cell office:value-type="float" office:value="171846.0"/>
          <table:table-cell office:value-type="float" office:value="132109.0"/>
          <table:table-cell office:value-type="float" office:value="0.0"/>
          <table:table-cell office:value-type="float" office:value="0.0"/>
          <table:table-cell table:formula="of:=MIN([.$B234];[.$O234])" office:value-type="float"/>
          <table:table-cell table:formula="of:=MIN([.$C234];[.$P234])" office:value-type="float"/>
          <table:table-cell table:formula="of:=MIN([.$D234];[.$Q234])" office:value-type="float"/>
          <table:table-cell table:formula="of:=MIN([.$E234];[.$R234])" office:value-type="float"/>
          <table:table-cell table:formula="of:=MIN([.$F234];[.$S234])" office:value-type="float"/>
          <table:table-cell table:formula="of:=MIN([.$G234];[.$T234])" office:value-type="float"/>
          <table:table-cell table:formula="of:=MIN([.$H234];[.$U234])" office:value-type="float"/>
          <table:table-cell table:formula="of:=MIN([.$I234];[.$V234])" office:value-type="float"/>
          <table:table-cell table:formula="of:=MIN([.$J234])" office:value-type="float"/>
          <table:table-cell table:formula="of:=MIN([.$K234];[.$W234])" office:value-type="float"/>
          <table:table-cell table:formula="of:=MIN([.$L234];[.$X234])" office:value-type="float"/>
          <table:table-cell table:formula="of:=MIN([.$M234];[.$Y234])" office:value-type="float"/>
          <table:table-cell table:formula="of:=MIN([.$N234];[.$Z234])" office:value-type="float"/>
          <table:table-cell table:formula="of:=MEDIAN([.$B234];[.$O234])" office:value-type="float"/>
          <table:table-cell table:formula="of:=MEDIAN([.$C234];[.$P234])" office:value-type="float"/>
          <table:table-cell table:formula="of:=MEDIAN([.$D234];[.$Q234])" office:value-type="float"/>
          <table:table-cell table:formula="of:=MEDIAN([.$E234];[.$R234])" office:value-type="float"/>
          <table:table-cell table:formula="of:=MEDIAN([.$F234];[.$S234])" office:value-type="float"/>
          <table:table-cell table:formula="of:=MEDIAN([.$G234];[.$T234])" office:value-type="float"/>
          <table:table-cell table:formula="of:=MEDIAN([.$H234];[.$U234])" office:value-type="float"/>
          <table:table-cell table:formula="of:=MEDIAN([.$I234];[.$V234])" office:value-type="float"/>
          <table:table-cell table:formula="of:=MEDIAN([.$J234])" office:value-type="float"/>
          <table:table-cell table:formula="of:=MEDIAN([.$K234];[.$W234])" office:value-type="float"/>
          <table:table-cell table:formula="of:=MEDIAN([.$L234];[.$X234])" office:value-type="float"/>
          <table:table-cell table:formula="of:=MEDIAN([.$M234];[.$Y234])" office:value-type="float"/>
          <table:table-cell table:formula="of:=MEDIAN([.$N234];[.$Z234])" office:value-type="float"/>
          <table:table-cell table:formula="of:=MAX([.$B234];[.$O234])" office:value-type="float"/>
          <table:table-cell table:formula="of:=MAX([.$C234];[.$P234])" office:value-type="float"/>
          <table:table-cell table:formula="of:=MAX([.$D234];[.$Q234])" office:value-type="float"/>
          <table:table-cell table:formula="of:=MAX([.$E234];[.$R234])" office:value-type="float"/>
          <table:table-cell table:formula="of:=MAX([.$F234];[.$S234])" office:value-type="float"/>
          <table:table-cell table:formula="of:=MAX([.$G234];[.$T234])" office:value-type="float"/>
          <table:table-cell table:formula="of:=MAX([.$H234];[.$U234])" office:value-type="float"/>
          <table:table-cell table:formula="of:=MAX([.$I234];[.$V234])" office:value-type="float"/>
          <table:table-cell table:formula="of:=MAX([.$J234])" office:value-type="float"/>
          <table:table-cell table:formula="of:=MAX([.$K234];[.$W234])" office:value-type="float"/>
          <table:table-cell table:formula="of:=MAX([.$L234];[.$X234])" office:value-type="float"/>
          <table:table-cell table:formula="of:=MAX([.$M234];[.$Y234])" office:value-type="float"/>
          <table:table-cell table:formula="of:=MAX([.$N234];[.$Z234])" office:value-type="float"/>
        </table:table-row>
        <table:table-row table:style-name="ro1">
          <table:table-cell office:value-type="string">
            <text:p>p06.pddl/39</text:p>
          </table:table-cell>
          <table:table-cell office:value-type="float" office:value="300.0"/>
          <table:table-cell office:value-type="float" office:value="299.988"/>
          <table:table-cell office:value-type="float" office:value="297.8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0354.0"/>
          <table:table-cell office:value-type="float" office:value="6651143.0"/>
          <table:table-cell office:value-type="float" office:value="6626334.0"/>
          <table:table-cell office:value-type="float" office:value="176294.0"/>
          <table:table-cell office:value-type="float" office:value="13605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0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4059.0"/>
          <table:table-cell office:value-type="float" office:value="645451.0"/>
          <table:table-cell office:value-type="float" office:value="176294.0"/>
          <table:table-cell office:value-type="float" office:value="136055.0"/>
          <table:table-cell office:value-type="float" office:value="0.0"/>
          <table:table-cell office:value-type="float" office:value="0.0"/>
          <table:table-cell table:formula="of:=MIN([.$B235];[.$O235])" office:value-type="float"/>
          <table:table-cell table:formula="of:=MIN([.$C235];[.$P235])" office:value-type="float"/>
          <table:table-cell table:formula="of:=MIN([.$D235];[.$Q235])" office:value-type="float"/>
          <table:table-cell table:formula="of:=MIN([.$E235];[.$R235])" office:value-type="float"/>
          <table:table-cell table:formula="of:=MIN([.$F235];[.$S235])" office:value-type="float"/>
          <table:table-cell table:formula="of:=MIN([.$G235];[.$T235])" office:value-type="float"/>
          <table:table-cell table:formula="of:=MIN([.$H235];[.$U235])" office:value-type="float"/>
          <table:table-cell table:formula="of:=MIN([.$I235];[.$V235])" office:value-type="float"/>
          <table:table-cell table:formula="of:=MIN([.$J235])" office:value-type="float"/>
          <table:table-cell table:formula="of:=MIN([.$K235];[.$W235])" office:value-type="float"/>
          <table:table-cell table:formula="of:=MIN([.$L235];[.$X235])" office:value-type="float"/>
          <table:table-cell table:formula="of:=MIN([.$M235];[.$Y235])" office:value-type="float"/>
          <table:table-cell table:formula="of:=MIN([.$N235];[.$Z235])" office:value-type="float"/>
          <table:table-cell table:formula="of:=MEDIAN([.$B235];[.$O235])" office:value-type="float"/>
          <table:table-cell table:formula="of:=MEDIAN([.$C235];[.$P235])" office:value-type="float"/>
          <table:table-cell table:formula="of:=MEDIAN([.$D235];[.$Q235])" office:value-type="float"/>
          <table:table-cell table:formula="of:=MEDIAN([.$E235];[.$R235])" office:value-type="float"/>
          <table:table-cell table:formula="of:=MEDIAN([.$F235];[.$S235])" office:value-type="float"/>
          <table:table-cell table:formula="of:=MEDIAN([.$G235];[.$T235])" office:value-type="float"/>
          <table:table-cell table:formula="of:=MEDIAN([.$H235];[.$U235])" office:value-type="float"/>
          <table:table-cell table:formula="of:=MEDIAN([.$I235];[.$V235])" office:value-type="float"/>
          <table:table-cell table:formula="of:=MEDIAN([.$J235])" office:value-type="float"/>
          <table:table-cell table:formula="of:=MEDIAN([.$K235];[.$W235])" office:value-type="float"/>
          <table:table-cell table:formula="of:=MEDIAN([.$L235];[.$X235])" office:value-type="float"/>
          <table:table-cell table:formula="of:=MEDIAN([.$M235];[.$Y235])" office:value-type="float"/>
          <table:table-cell table:formula="of:=MEDIAN([.$N235];[.$Z235])" office:value-type="float"/>
          <table:table-cell table:formula="of:=MAX([.$B235];[.$O235])" office:value-type="float"/>
          <table:table-cell table:formula="of:=MAX([.$C235];[.$P235])" office:value-type="float"/>
          <table:table-cell table:formula="of:=MAX([.$D235];[.$Q235])" office:value-type="float"/>
          <table:table-cell table:formula="of:=MAX([.$E235];[.$R235])" office:value-type="float"/>
          <table:table-cell table:formula="of:=MAX([.$F235];[.$S235])" office:value-type="float"/>
          <table:table-cell table:formula="of:=MAX([.$G235];[.$T235])" office:value-type="float"/>
          <table:table-cell table:formula="of:=MAX([.$H235];[.$U235])" office:value-type="float"/>
          <table:table-cell table:formula="of:=MAX([.$I235];[.$V235])" office:value-type="float"/>
          <table:table-cell table:formula="of:=MAX([.$J235])" office:value-type="float"/>
          <table:table-cell table:formula="of:=MAX([.$K235];[.$W235])" office:value-type="float"/>
          <table:table-cell table:formula="of:=MAX([.$L235];[.$X235])" office:value-type="float"/>
          <table:table-cell table:formula="of:=MAX([.$M235];[.$Y235])" office:value-type="float"/>
          <table:table-cell table:formula="of:=MAX([.$N235];[.$Z235])" office:value-type="float"/>
        </table:table-row>
        <table:table-row table:style-name="ro1">
          <table:table-cell office:value-type="string">
            <text:p>p06.pddl/4</text:p>
          </table:table-cell>
          <table:table-cell office:value-type="float" office:value="0.255709"/>
          <table:table-cell office:value-type="float" office:value="0.2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.0"/>
          <table:table-cell office:value-type="float" office:value="1.0"/>
          <table:table-cell office:value-type="float" office:value="20614.0"/>
          <table:table-cell office:value-type="float" office:value="3605.0"/>
          <table:table-cell office:value-type="float" office:value="0.0"/>
          <table:table-cell office:value-type="float" office:value="0.0"/>
          <table:table-cell office:value-type="float" office:value="0.240169"/>
          <table:table-cell office:value-type="float" office:value="0.2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.0"/>
          <table:table-cell office:value-type="float" office:value="20614.0"/>
          <table:table-cell office:value-type="float" office:value="3605.0"/>
          <table:table-cell office:value-type="float" office:value="0.0"/>
          <table:table-cell office:value-type="float" office:value="0.0"/>
          <table:table-cell table:formula="of:=MIN([.$B236];[.$O236])" office:value-type="float"/>
          <table:table-cell table:formula="of:=MIN([.$C236];[.$P236])" office:value-type="float"/>
          <table:table-cell table:formula="of:=MIN([.$D236];[.$Q236])" office:value-type="float"/>
          <table:table-cell table:formula="of:=MIN([.$E236];[.$R236])" office:value-type="float"/>
          <table:table-cell table:formula="of:=MIN([.$F236];[.$S236])" office:value-type="float"/>
          <table:table-cell table:formula="of:=MIN([.$G236];[.$T236])" office:value-type="float"/>
          <table:table-cell table:formula="of:=MIN([.$H236];[.$U236])" office:value-type="float"/>
          <table:table-cell table:formula="of:=MIN([.$I236];[.$V236])" office:value-type="float"/>
          <table:table-cell table:formula="of:=MIN([.$J236])" office:value-type="float"/>
          <table:table-cell table:formula="of:=MIN([.$K236];[.$W236])" office:value-type="float"/>
          <table:table-cell table:formula="of:=MIN([.$L236];[.$X236])" office:value-type="float"/>
          <table:table-cell table:formula="of:=MIN([.$M236];[.$Y236])" office:value-type="float"/>
          <table:table-cell table:formula="of:=MIN([.$N236];[.$Z236])" office:value-type="float"/>
          <table:table-cell table:formula="of:=MEDIAN([.$B236];[.$O236])" office:value-type="float"/>
          <table:table-cell table:formula="of:=MEDIAN([.$C236];[.$P236])" office:value-type="float"/>
          <table:table-cell table:formula="of:=MEDIAN([.$D236];[.$Q236])" office:value-type="float"/>
          <table:table-cell table:formula="of:=MEDIAN([.$E236];[.$R236])" office:value-type="float"/>
          <table:table-cell table:formula="of:=MEDIAN([.$F236];[.$S236])" office:value-type="float"/>
          <table:table-cell table:formula="of:=MEDIAN([.$G236];[.$T236])" office:value-type="float"/>
          <table:table-cell table:formula="of:=MEDIAN([.$H236];[.$U236])" office:value-type="float"/>
          <table:table-cell table:formula="of:=MEDIAN([.$I236];[.$V236])" office:value-type="float"/>
          <table:table-cell table:formula="of:=MEDIAN([.$J236])" office:value-type="float"/>
          <table:table-cell table:formula="of:=MEDIAN([.$K236];[.$W236])" office:value-type="float"/>
          <table:table-cell table:formula="of:=MEDIAN([.$L236];[.$X236])" office:value-type="float"/>
          <table:table-cell table:formula="of:=MEDIAN([.$M236];[.$Y236])" office:value-type="float"/>
          <table:table-cell table:formula="of:=MEDIAN([.$N236];[.$Z236])" office:value-type="float"/>
          <table:table-cell table:formula="of:=MAX([.$B236];[.$O236])" office:value-type="float"/>
          <table:table-cell table:formula="of:=MAX([.$C236];[.$P236])" office:value-type="float"/>
          <table:table-cell table:formula="of:=MAX([.$D236];[.$Q236])" office:value-type="float"/>
          <table:table-cell table:formula="of:=MAX([.$E236];[.$R236])" office:value-type="float"/>
          <table:table-cell table:formula="of:=MAX([.$F236];[.$S236])" office:value-type="float"/>
          <table:table-cell table:formula="of:=MAX([.$G236];[.$T236])" office:value-type="float"/>
          <table:table-cell table:formula="of:=MAX([.$H236];[.$U236])" office:value-type="float"/>
          <table:table-cell table:formula="of:=MAX([.$I236];[.$V236])" office:value-type="float"/>
          <table:table-cell table:formula="of:=MAX([.$J236])" office:value-type="float"/>
          <table:table-cell table:formula="of:=MAX([.$K236];[.$W236])" office:value-type="float"/>
          <table:table-cell table:formula="of:=MAX([.$L236];[.$X236])" office:value-type="float"/>
          <table:table-cell table:formula="of:=MAX([.$M236];[.$Y236])" office:value-type="float"/>
          <table:table-cell table:formula="of:=MAX([.$N236];[.$Z236])" office:value-type="float"/>
        </table:table-row>
        <table:table-row table:style-name="ro1">
          <table:table-cell office:value-type="string">
            <text:p>p06.pddl/40</text:p>
          </table:table-cell>
          <table:table-cell office:value-type="float" office:value="300.0"/>
          <table:table-cell office:value-type="float" office:value="299.985"/>
          <table:table-cell office:value-type="float" office:value="297.8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8049.0"/>
          <table:table-cell office:value-type="float" office:value="7267060.0"/>
          <table:table-cell office:value-type="float" office:value="7241943.0"/>
          <table:table-cell office:value-type="float" office:value="180742.0"/>
          <table:table-cell office:value-type="float" office:value="14000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0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26230.0"/>
          <table:table-cell office:value-type="float" office:value="658195.0"/>
          <table:table-cell office:value-type="float" office:value="180742.0"/>
          <table:table-cell office:value-type="float" office:value="140001.0"/>
          <table:table-cell office:value-type="float" office:value="0.0"/>
          <table:table-cell office:value-type="float" office:value="0.0"/>
          <table:table-cell table:formula="of:=MIN([.$B237];[.$O237])" office:value-type="float"/>
          <table:table-cell table:formula="of:=MIN([.$C237];[.$P237])" office:value-type="float"/>
          <table:table-cell table:formula="of:=MIN([.$D237];[.$Q237])" office:value-type="float"/>
          <table:table-cell table:formula="of:=MIN([.$E237];[.$R237])" office:value-type="float"/>
          <table:table-cell table:formula="of:=MIN([.$F237];[.$S237])" office:value-type="float"/>
          <table:table-cell table:formula="of:=MIN([.$G237];[.$T237])" office:value-type="float"/>
          <table:table-cell table:formula="of:=MIN([.$H237];[.$U237])" office:value-type="float"/>
          <table:table-cell table:formula="of:=MIN([.$I237];[.$V237])" office:value-type="float"/>
          <table:table-cell table:formula="of:=MIN([.$J237])" office:value-type="float"/>
          <table:table-cell table:formula="of:=MIN([.$K237];[.$W237])" office:value-type="float"/>
          <table:table-cell table:formula="of:=MIN([.$L237];[.$X237])" office:value-type="float"/>
          <table:table-cell table:formula="of:=MIN([.$M237];[.$Y237])" office:value-type="float"/>
          <table:table-cell table:formula="of:=MIN([.$N237];[.$Z237])" office:value-type="float"/>
          <table:table-cell table:formula="of:=MEDIAN([.$B237];[.$O237])" office:value-type="float"/>
          <table:table-cell table:formula="of:=MEDIAN([.$C237];[.$P237])" office:value-type="float"/>
          <table:table-cell table:formula="of:=MEDIAN([.$D237];[.$Q237])" office:value-type="float"/>
          <table:table-cell table:formula="of:=MEDIAN([.$E237];[.$R237])" office:value-type="float"/>
          <table:table-cell table:formula="of:=MEDIAN([.$F237];[.$S237])" office:value-type="float"/>
          <table:table-cell table:formula="of:=MEDIAN([.$G237];[.$T237])" office:value-type="float"/>
          <table:table-cell table:formula="of:=MEDIAN([.$H237];[.$U237])" office:value-type="float"/>
          <table:table-cell table:formula="of:=MEDIAN([.$I237];[.$V237])" office:value-type="float"/>
          <table:table-cell table:formula="of:=MEDIAN([.$J237])" office:value-type="float"/>
          <table:table-cell table:formula="of:=MEDIAN([.$K237];[.$W237])" office:value-type="float"/>
          <table:table-cell table:formula="of:=MEDIAN([.$L237];[.$X237])" office:value-type="float"/>
          <table:table-cell table:formula="of:=MEDIAN([.$M237];[.$Y237])" office:value-type="float"/>
          <table:table-cell table:formula="of:=MEDIAN([.$N237];[.$Z237])" office:value-type="float"/>
          <table:table-cell table:formula="of:=MAX([.$B237];[.$O237])" office:value-type="float"/>
          <table:table-cell table:formula="of:=MAX([.$C237];[.$P237])" office:value-type="float"/>
          <table:table-cell table:formula="of:=MAX([.$D237];[.$Q237])" office:value-type="float"/>
          <table:table-cell table:formula="of:=MAX([.$E237];[.$R237])" office:value-type="float"/>
          <table:table-cell table:formula="of:=MAX([.$F237];[.$S237])" office:value-type="float"/>
          <table:table-cell table:formula="of:=MAX([.$G237];[.$T237])" office:value-type="float"/>
          <table:table-cell table:formula="of:=MAX([.$H237];[.$U237])" office:value-type="float"/>
          <table:table-cell table:formula="of:=MAX([.$I237];[.$V237])" office:value-type="float"/>
          <table:table-cell table:formula="of:=MAX([.$J237])" office:value-type="float"/>
          <table:table-cell table:formula="of:=MAX([.$K237];[.$W237])" office:value-type="float"/>
          <table:table-cell table:formula="of:=MAX([.$L237];[.$X237])" office:value-type="float"/>
          <table:table-cell table:formula="of:=MAX([.$M237];[.$Y237])" office:value-type="float"/>
          <table:table-cell table:formula="of:=MAX([.$N237];[.$Z237])" office:value-type="float"/>
        </table:table-row>
        <table:table-row table:style-name="ro1">
          <table:table-cell office:value-type="string">
            <text:p>p06.pddl/5</text:p>
          </table:table-cell>
          <table:table-cell office:value-type="float" office:value="0.304472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.0"/>
          <table:table-cell office:value-type="float" office:value="346.0"/>
          <table:table-cell office:value-type="float" office:value="215.0"/>
          <table:table-cell office:value-type="float" office:value="25062.0"/>
          <table:table-cell office:value-type="float" office:value="5707.0"/>
          <table:table-cell office:value-type="float" office:value="0.0"/>
          <table:table-cell office:value-type="float" office:value="0.0"/>
          <table:table-cell office:value-type="float" office:value="0.275889"/>
          <table:table-cell office:value-type="float" office:value="0.2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3.0"/>
          <table:table-cell office:value-type="float" office:value="25062.0"/>
          <table:table-cell office:value-type="float" office:value="5707.0"/>
          <table:table-cell office:value-type="float" office:value="0.0"/>
          <table:table-cell office:value-type="float" office:value="0.0"/>
          <table:table-cell table:formula="of:=MIN([.$B238];[.$O238])" office:value-type="float"/>
          <table:table-cell table:formula="of:=MIN([.$C238];[.$P238])" office:value-type="float"/>
          <table:table-cell table:formula="of:=MIN([.$D238];[.$Q238])" office:value-type="float"/>
          <table:table-cell table:formula="of:=MIN([.$E238];[.$R238])" office:value-type="float"/>
          <table:table-cell table:formula="of:=MIN([.$F238];[.$S238])" office:value-type="float"/>
          <table:table-cell table:formula="of:=MIN([.$G238];[.$T238])" office:value-type="float"/>
          <table:table-cell table:formula="of:=MIN([.$H238];[.$U238])" office:value-type="float"/>
          <table:table-cell table:formula="of:=MIN([.$I238];[.$V238])" office:value-type="float"/>
          <table:table-cell table:formula="of:=MIN([.$J238])" office:value-type="float"/>
          <table:table-cell table:formula="of:=MIN([.$K238];[.$W238])" office:value-type="float"/>
          <table:table-cell table:formula="of:=MIN([.$L238];[.$X238])" office:value-type="float"/>
          <table:table-cell table:formula="of:=MIN([.$M238];[.$Y238])" office:value-type="float"/>
          <table:table-cell table:formula="of:=MIN([.$N238];[.$Z238])" office:value-type="float"/>
          <table:table-cell table:formula="of:=MEDIAN([.$B238];[.$O238])" office:value-type="float"/>
          <table:table-cell table:formula="of:=MEDIAN([.$C238];[.$P238])" office:value-type="float"/>
          <table:table-cell table:formula="of:=MEDIAN([.$D238];[.$Q238])" office:value-type="float"/>
          <table:table-cell table:formula="of:=MEDIAN([.$E238];[.$R238])" office:value-type="float"/>
          <table:table-cell table:formula="of:=MEDIAN([.$F238];[.$S238])" office:value-type="float"/>
          <table:table-cell table:formula="of:=MEDIAN([.$G238];[.$T238])" office:value-type="float"/>
          <table:table-cell table:formula="of:=MEDIAN([.$H238];[.$U238])" office:value-type="float"/>
          <table:table-cell table:formula="of:=MEDIAN([.$I238];[.$V238])" office:value-type="float"/>
          <table:table-cell table:formula="of:=MEDIAN([.$J238])" office:value-type="float"/>
          <table:table-cell table:formula="of:=MEDIAN([.$K238];[.$W238])" office:value-type="float"/>
          <table:table-cell table:formula="of:=MEDIAN([.$L238];[.$X238])" office:value-type="float"/>
          <table:table-cell table:formula="of:=MEDIAN([.$M238];[.$Y238])" office:value-type="float"/>
          <table:table-cell table:formula="of:=MEDIAN([.$N238];[.$Z238])" office:value-type="float"/>
          <table:table-cell table:formula="of:=MAX([.$B238];[.$O238])" office:value-type="float"/>
          <table:table-cell table:formula="of:=MAX([.$C238];[.$P238])" office:value-type="float"/>
          <table:table-cell table:formula="of:=MAX([.$D238];[.$Q238])" office:value-type="float"/>
          <table:table-cell table:formula="of:=MAX([.$E238];[.$R238])" office:value-type="float"/>
          <table:table-cell table:formula="of:=MAX([.$F238];[.$S238])" office:value-type="float"/>
          <table:table-cell table:formula="of:=MAX([.$G238];[.$T238])" office:value-type="float"/>
          <table:table-cell table:formula="of:=MAX([.$H238];[.$U238])" office:value-type="float"/>
          <table:table-cell table:formula="of:=MAX([.$I238];[.$V238])" office:value-type="float"/>
          <table:table-cell table:formula="of:=MAX([.$J238])" office:value-type="float"/>
          <table:table-cell table:formula="of:=MAX([.$K238];[.$W238])" office:value-type="float"/>
          <table:table-cell table:formula="of:=MAX([.$L238];[.$X238])" office:value-type="float"/>
          <table:table-cell table:formula="of:=MAX([.$M238];[.$Y238])" office:value-type="float"/>
          <table:table-cell table:formula="of:=MAX([.$N238];[.$Z238])" office:value-type="float"/>
        </table:table-row>
        <table:table-row table:style-name="ro1">
          <table:table-cell office:value-type="string">
            <text:p>p06.pddl/6</text:p>
          </table:table-cell>
          <table:table-cell office:value-type="float" office:value="0.382092"/>
          <table:table-cell office:value-type="float" office:value="0.33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.0"/>
          <table:table-cell office:value-type="float" office:value="933.0"/>
          <table:table-cell office:value-type="float" office:value="733.0"/>
          <table:table-cell office:value-type="float" office:value="29510.0"/>
          <table:table-cell office:value-type="float" office:value="8182.0"/>
          <table:table-cell office:value-type="float" office:value="0.0"/>
          <table:table-cell office:value-type="float" office:value="0.0"/>
          <table:table-cell office:value-type="float" office:value="0.325328"/>
          <table:table-cell office:value-type="float" office:value="0.2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101.0"/>
          <table:table-cell office:value-type="float" office:value="29510.0"/>
          <table:table-cell office:value-type="float" office:value="8182.0"/>
          <table:table-cell office:value-type="float" office:value="0.0"/>
          <table:table-cell office:value-type="float" office:value="0.0"/>
          <table:table-cell table:formula="of:=MIN([.$B239];[.$O239])" office:value-type="float"/>
          <table:table-cell table:formula="of:=MIN([.$C239];[.$P239])" office:value-type="float"/>
          <table:table-cell table:formula="of:=MIN([.$D239];[.$Q239])" office:value-type="float"/>
          <table:table-cell table:formula="of:=MIN([.$E239];[.$R239])" office:value-type="float"/>
          <table:table-cell table:formula="of:=MIN([.$F239];[.$S239])" office:value-type="float"/>
          <table:table-cell table:formula="of:=MIN([.$G239];[.$T239])" office:value-type="float"/>
          <table:table-cell table:formula="of:=MIN([.$H239];[.$U239])" office:value-type="float"/>
          <table:table-cell table:formula="of:=MIN([.$I239];[.$V239])" office:value-type="float"/>
          <table:table-cell table:formula="of:=MIN([.$J239])" office:value-type="float"/>
          <table:table-cell table:formula="of:=MIN([.$K239];[.$W239])" office:value-type="float"/>
          <table:table-cell table:formula="of:=MIN([.$L239];[.$X239])" office:value-type="float"/>
          <table:table-cell table:formula="of:=MIN([.$M239];[.$Y239])" office:value-type="float"/>
          <table:table-cell table:formula="of:=MIN([.$N239];[.$Z239])" office:value-type="float"/>
          <table:table-cell table:formula="of:=MEDIAN([.$B239];[.$O239])" office:value-type="float"/>
          <table:table-cell table:formula="of:=MEDIAN([.$C239];[.$P239])" office:value-type="float"/>
          <table:table-cell table:formula="of:=MEDIAN([.$D239];[.$Q239])" office:value-type="float"/>
          <table:table-cell table:formula="of:=MEDIAN([.$E239];[.$R239])" office:value-type="float"/>
          <table:table-cell table:formula="of:=MEDIAN([.$F239];[.$S239])" office:value-type="float"/>
          <table:table-cell table:formula="of:=MEDIAN([.$G239];[.$T239])" office:value-type="float"/>
          <table:table-cell table:formula="of:=MEDIAN([.$H239];[.$U239])" office:value-type="float"/>
          <table:table-cell table:formula="of:=MEDIAN([.$I239];[.$V239])" office:value-type="float"/>
          <table:table-cell table:formula="of:=MEDIAN([.$J239])" office:value-type="float"/>
          <table:table-cell table:formula="of:=MEDIAN([.$K239];[.$W239])" office:value-type="float"/>
          <table:table-cell table:formula="of:=MEDIAN([.$L239];[.$X239])" office:value-type="float"/>
          <table:table-cell table:formula="of:=MEDIAN([.$M239];[.$Y239])" office:value-type="float"/>
          <table:table-cell table:formula="of:=MEDIAN([.$N239];[.$Z239])" office:value-type="float"/>
          <table:table-cell table:formula="of:=MAX([.$B239];[.$O239])" office:value-type="float"/>
          <table:table-cell table:formula="of:=MAX([.$C239];[.$P239])" office:value-type="float"/>
          <table:table-cell table:formula="of:=MAX([.$D239];[.$Q239])" office:value-type="float"/>
          <table:table-cell table:formula="of:=MAX([.$E239];[.$R239])" office:value-type="float"/>
          <table:table-cell table:formula="of:=MAX([.$F239];[.$S239])" office:value-type="float"/>
          <table:table-cell table:formula="of:=MAX([.$G239];[.$T239])" office:value-type="float"/>
          <table:table-cell table:formula="of:=MAX([.$H239];[.$U239])" office:value-type="float"/>
          <table:table-cell table:formula="of:=MAX([.$I239];[.$V239])" office:value-type="float"/>
          <table:table-cell table:formula="of:=MAX([.$J239])" office:value-type="float"/>
          <table:table-cell table:formula="of:=MAX([.$K239];[.$W239])" office:value-type="float"/>
          <table:table-cell table:formula="of:=MAX([.$L239];[.$X239])" office:value-type="float"/>
          <table:table-cell table:formula="of:=MAX([.$M239];[.$Y239])" office:value-type="float"/>
          <table:table-cell table:formula="of:=MAX([.$N239];[.$Z239])" office:value-type="float"/>
        </table:table-row>
        <table:table-row table:style-name="ro1">
          <table:table-cell office:value-type="string">
            <text:p>p06.pddl/7</text:p>
          </table:table-cell>
          <table:table-cell office:value-type="float" office:value="0.429253"/>
          <table:table-cell office:value-type="float" office:value="0.38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86.0"/>
          <table:table-cell office:value-type="float" office:value="2259.0"/>
          <table:table-cell office:value-type="float" office:value="1793.0"/>
          <table:table-cell office:value-type="float" office:value="33958.0"/>
          <table:table-cell office:value-type="float" office:value="11020.0"/>
          <table:table-cell office:value-type="float" office:value="0.0"/>
          <table:table-cell office:value-type="float" office:value="0.0"/>
          <table:table-cell office:value-type="float" office:value="0.366527"/>
          <table:table-cell office:value-type="float" office:value="0.32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5.0"/>
          <table:table-cell office:value-type="float" office:value="301.0"/>
          <table:table-cell office:value-type="float" office:value="33958.0"/>
          <table:table-cell office:value-type="float" office:value="11020.0"/>
          <table:table-cell office:value-type="float" office:value="0.0"/>
          <table:table-cell office:value-type="float" office:value="0.0"/>
          <table:table-cell table:formula="of:=MIN([.$B240];[.$O240])" office:value-type="float"/>
          <table:table-cell table:formula="of:=MIN([.$C240];[.$P240])" office:value-type="float"/>
          <table:table-cell table:formula="of:=MIN([.$D240];[.$Q240])" office:value-type="float"/>
          <table:table-cell table:formula="of:=MIN([.$E240];[.$R240])" office:value-type="float"/>
          <table:table-cell table:formula="of:=MIN([.$F240];[.$S240])" office:value-type="float"/>
          <table:table-cell table:formula="of:=MIN([.$G240];[.$T240])" office:value-type="float"/>
          <table:table-cell table:formula="of:=MIN([.$H240];[.$U240])" office:value-type="float"/>
          <table:table-cell table:formula="of:=MIN([.$I240];[.$V240])" office:value-type="float"/>
          <table:table-cell table:formula="of:=MIN([.$J240])" office:value-type="float"/>
          <table:table-cell table:formula="of:=MIN([.$K240];[.$W240])" office:value-type="float"/>
          <table:table-cell table:formula="of:=MIN([.$L240];[.$X240])" office:value-type="float"/>
          <table:table-cell table:formula="of:=MIN([.$M240];[.$Y240])" office:value-type="float"/>
          <table:table-cell table:formula="of:=MIN([.$N240];[.$Z240])" office:value-type="float"/>
          <table:table-cell table:formula="of:=MEDIAN([.$B240];[.$O240])" office:value-type="float"/>
          <table:table-cell table:formula="of:=MEDIAN([.$C240];[.$P240])" office:value-type="float"/>
          <table:table-cell table:formula="of:=MEDIAN([.$D240];[.$Q240])" office:value-type="float"/>
          <table:table-cell table:formula="of:=MEDIAN([.$E240];[.$R240])" office:value-type="float"/>
          <table:table-cell table:formula="of:=MEDIAN([.$F240];[.$S240])" office:value-type="float"/>
          <table:table-cell table:formula="of:=MEDIAN([.$G240];[.$T240])" office:value-type="float"/>
          <table:table-cell table:formula="of:=MEDIAN([.$H240];[.$U240])" office:value-type="float"/>
          <table:table-cell table:formula="of:=MEDIAN([.$I240];[.$V240])" office:value-type="float"/>
          <table:table-cell table:formula="of:=MEDIAN([.$J240])" office:value-type="float"/>
          <table:table-cell table:formula="of:=MEDIAN([.$K240];[.$W240])" office:value-type="float"/>
          <table:table-cell table:formula="of:=MEDIAN([.$L240];[.$X240])" office:value-type="float"/>
          <table:table-cell table:formula="of:=MEDIAN([.$M240];[.$Y240])" office:value-type="float"/>
          <table:table-cell table:formula="of:=MEDIAN([.$N240];[.$Z240])" office:value-type="float"/>
          <table:table-cell table:formula="of:=MAX([.$B240];[.$O240])" office:value-type="float"/>
          <table:table-cell table:formula="of:=MAX([.$C240];[.$P240])" office:value-type="float"/>
          <table:table-cell table:formula="of:=MAX([.$D240];[.$Q240])" office:value-type="float"/>
          <table:table-cell table:formula="of:=MAX([.$E240];[.$R240])" office:value-type="float"/>
          <table:table-cell table:formula="of:=MAX([.$F240];[.$S240])" office:value-type="float"/>
          <table:table-cell table:formula="of:=MAX([.$G240];[.$T240])" office:value-type="float"/>
          <table:table-cell table:formula="of:=MAX([.$H240];[.$U240])" office:value-type="float"/>
          <table:table-cell table:formula="of:=MAX([.$I240];[.$V240])" office:value-type="float"/>
          <table:table-cell table:formula="of:=MAX([.$J240])" office:value-type="float"/>
          <table:table-cell table:formula="of:=MAX([.$K240];[.$W240])" office:value-type="float"/>
          <table:table-cell table:formula="of:=MAX([.$L240];[.$X240])" office:value-type="float"/>
          <table:table-cell table:formula="of:=MAX([.$M240];[.$Y240])" office:value-type="float"/>
          <table:table-cell table:formula="of:=MAX([.$N240];[.$Z240])" office:value-type="float"/>
        </table:table-row>
        <table:table-row table:style-name="ro1">
          <table:table-cell office:value-type="string">
            <text:p>p06.pddl/8</text:p>
          </table:table-cell>
          <table:table-cell office:value-type="float" office:value="0.560179"/>
          <table:table-cell office:value-type="float" office:value="0.517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818.0"/>
          <table:table-cell office:value-type="float" office:value="6241.0"/>
          <table:table-cell office:value-type="float" office:value="5301.0"/>
          <table:table-cell office:value-type="float" office:value="38406.0"/>
          <table:table-cell office:value-type="float" office:value="14221.0"/>
          <table:table-cell office:value-type="float" office:value="0.0"/>
          <table:table-cell office:value-type="float" office:value="0.0"/>
          <table:table-cell office:value-type="float" office:value="0.445495"/>
          <table:table-cell office:value-type="float" office:value="0.40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56.0"/>
          <table:table-cell office:value-type="float" office:value="1375.0"/>
          <table:table-cell office:value-type="float" office:value="38406.0"/>
          <table:table-cell office:value-type="float" office:value="14221.0"/>
          <table:table-cell office:value-type="float" office:value="0.0"/>
          <table:table-cell office:value-type="float" office:value="0.0"/>
          <table:table-cell table:formula="of:=MIN([.$B241];[.$O241])" office:value-type="float"/>
          <table:table-cell table:formula="of:=MIN([.$C241];[.$P241])" office:value-type="float"/>
          <table:table-cell table:formula="of:=MIN([.$D241];[.$Q241])" office:value-type="float"/>
          <table:table-cell table:formula="of:=MIN([.$E241];[.$R241])" office:value-type="float"/>
          <table:table-cell table:formula="of:=MIN([.$F241];[.$S241])" office:value-type="float"/>
          <table:table-cell table:formula="of:=MIN([.$G241];[.$T241])" office:value-type="float"/>
          <table:table-cell table:formula="of:=MIN([.$H241];[.$U241])" office:value-type="float"/>
          <table:table-cell table:formula="of:=MIN([.$I241];[.$V241])" office:value-type="float"/>
          <table:table-cell table:formula="of:=MIN([.$J241])" office:value-type="float"/>
          <table:table-cell table:formula="of:=MIN([.$K241];[.$W241])" office:value-type="float"/>
          <table:table-cell table:formula="of:=MIN([.$L241];[.$X241])" office:value-type="float"/>
          <table:table-cell table:formula="of:=MIN([.$M241];[.$Y241])" office:value-type="float"/>
          <table:table-cell table:formula="of:=MIN([.$N241];[.$Z241])" office:value-type="float"/>
          <table:table-cell table:formula="of:=MEDIAN([.$B241];[.$O241])" office:value-type="float"/>
          <table:table-cell table:formula="of:=MEDIAN([.$C241];[.$P241])" office:value-type="float"/>
          <table:table-cell table:formula="of:=MEDIAN([.$D241];[.$Q241])" office:value-type="float"/>
          <table:table-cell table:formula="of:=MEDIAN([.$E241];[.$R241])" office:value-type="float"/>
          <table:table-cell table:formula="of:=MEDIAN([.$F241];[.$S241])" office:value-type="float"/>
          <table:table-cell table:formula="of:=MEDIAN([.$G241];[.$T241])" office:value-type="float"/>
          <table:table-cell table:formula="of:=MEDIAN([.$H241];[.$U241])" office:value-type="float"/>
          <table:table-cell table:formula="of:=MEDIAN([.$I241];[.$V241])" office:value-type="float"/>
          <table:table-cell table:formula="of:=MEDIAN([.$J241])" office:value-type="float"/>
          <table:table-cell table:formula="of:=MEDIAN([.$K241];[.$W241])" office:value-type="float"/>
          <table:table-cell table:formula="of:=MEDIAN([.$L241];[.$X241])" office:value-type="float"/>
          <table:table-cell table:formula="of:=MEDIAN([.$M241];[.$Y241])" office:value-type="float"/>
          <table:table-cell table:formula="of:=MEDIAN([.$N241];[.$Z241])" office:value-type="float"/>
          <table:table-cell table:formula="of:=MAX([.$B241];[.$O241])" office:value-type="float"/>
          <table:table-cell table:formula="of:=MAX([.$C241];[.$P241])" office:value-type="float"/>
          <table:table-cell table:formula="of:=MAX([.$D241];[.$Q241])" office:value-type="float"/>
          <table:table-cell table:formula="of:=MAX([.$E241];[.$R241])" office:value-type="float"/>
          <table:table-cell table:formula="of:=MAX([.$F241];[.$S241])" office:value-type="float"/>
          <table:table-cell table:formula="of:=MAX([.$G241];[.$T241])" office:value-type="float"/>
          <table:table-cell table:formula="of:=MAX([.$H241];[.$U241])" office:value-type="float"/>
          <table:table-cell table:formula="of:=MAX([.$I241];[.$V241])" office:value-type="float"/>
          <table:table-cell table:formula="of:=MAX([.$J241])" office:value-type="float"/>
          <table:table-cell table:formula="of:=MAX([.$K241];[.$W241])" office:value-type="float"/>
          <table:table-cell table:formula="of:=MAX([.$L241];[.$X241])" office:value-type="float"/>
          <table:table-cell table:formula="of:=MAX([.$M241];[.$Y241])" office:value-type="float"/>
          <table:table-cell table:formula="of:=MAX([.$N241];[.$Z241])" office:value-type="float"/>
        </table:table-row>
        <table:table-row table:style-name="ro1">
          <table:table-cell office:value-type="string">
            <text:p>p06.pddl/9</text:p>
          </table:table-cell>
          <table:table-cell office:value-type="float" office:value="0.671385"/>
          <table:table-cell office:value-type="float" office:value="0.627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898.0"/>
          <table:table-cell office:value-type="float" office:value="9813.0"/>
          <table:table-cell office:value-type="float" office:value="8291.0"/>
          <table:table-cell office:value-type="float" office:value="42854.0"/>
          <table:table-cell office:value-type="float" office:value="17785.0"/>
          <table:table-cell office:value-type="float" office:value="0.0"/>
          <table:table-cell office:value-type="float" office:value="0.0"/>
          <table:table-cell office:value-type="float" office:value="0.509648"/>
          <table:table-cell office:value-type="float" office:value="0.467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53.0"/>
          <table:table-cell office:value-type="float" office:value="1785.0"/>
          <table:table-cell office:value-type="float" office:value="42854.0"/>
          <table:table-cell office:value-type="float" office:value="17785.0"/>
          <table:table-cell office:value-type="float" office:value="0.0"/>
          <table:table-cell office:value-type="float" office:value="0.0"/>
          <table:table-cell table:formula="of:=MIN([.$B242];[.$O242])" office:value-type="float"/>
          <table:table-cell table:formula="of:=MIN([.$C242];[.$P242])" office:value-type="float"/>
          <table:table-cell table:formula="of:=MIN([.$D242];[.$Q242])" office:value-type="float"/>
          <table:table-cell table:formula="of:=MIN([.$E242];[.$R242])" office:value-type="float"/>
          <table:table-cell table:formula="of:=MIN([.$F242];[.$S242])" office:value-type="float"/>
          <table:table-cell table:formula="of:=MIN([.$G242];[.$T242])" office:value-type="float"/>
          <table:table-cell table:formula="of:=MIN([.$H242];[.$U242])" office:value-type="float"/>
          <table:table-cell table:formula="of:=MIN([.$I242];[.$V242])" office:value-type="float"/>
          <table:table-cell table:formula="of:=MIN([.$J242])" office:value-type="float"/>
          <table:table-cell table:formula="of:=MIN([.$K242];[.$W242])" office:value-type="float"/>
          <table:table-cell table:formula="of:=MIN([.$L242];[.$X242])" office:value-type="float"/>
          <table:table-cell table:formula="of:=MIN([.$M242];[.$Y242])" office:value-type="float"/>
          <table:table-cell table:formula="of:=MIN([.$N242];[.$Z242])" office:value-type="float"/>
          <table:table-cell table:formula="of:=MEDIAN([.$B242];[.$O242])" office:value-type="float"/>
          <table:table-cell table:formula="of:=MEDIAN([.$C242];[.$P242])" office:value-type="float"/>
          <table:table-cell table:formula="of:=MEDIAN([.$D242];[.$Q242])" office:value-type="float"/>
          <table:table-cell table:formula="of:=MEDIAN([.$E242];[.$R242])" office:value-type="float"/>
          <table:table-cell table:formula="of:=MEDIAN([.$F242];[.$S242])" office:value-type="float"/>
          <table:table-cell table:formula="of:=MEDIAN([.$G242];[.$T242])" office:value-type="float"/>
          <table:table-cell table:formula="of:=MEDIAN([.$H242];[.$U242])" office:value-type="float"/>
          <table:table-cell table:formula="of:=MEDIAN([.$I242];[.$V242])" office:value-type="float"/>
          <table:table-cell table:formula="of:=MEDIAN([.$J242])" office:value-type="float"/>
          <table:table-cell table:formula="of:=MEDIAN([.$K242];[.$W242])" office:value-type="float"/>
          <table:table-cell table:formula="of:=MEDIAN([.$L242];[.$X242])" office:value-type="float"/>
          <table:table-cell table:formula="of:=MEDIAN([.$M242];[.$Y242])" office:value-type="float"/>
          <table:table-cell table:formula="of:=MEDIAN([.$N242];[.$Z242])" office:value-type="float"/>
          <table:table-cell table:formula="of:=MAX([.$B242];[.$O242])" office:value-type="float"/>
          <table:table-cell table:formula="of:=MAX([.$C242];[.$P242])" office:value-type="float"/>
          <table:table-cell table:formula="of:=MAX([.$D242];[.$Q242])" office:value-type="float"/>
          <table:table-cell table:formula="of:=MAX([.$E242];[.$R242])" office:value-type="float"/>
          <table:table-cell table:formula="of:=MAX([.$F242];[.$S242])" office:value-type="float"/>
          <table:table-cell table:formula="of:=MAX([.$G242];[.$T242])" office:value-type="float"/>
          <table:table-cell table:formula="of:=MAX([.$H242];[.$U242])" office:value-type="float"/>
          <table:table-cell table:formula="of:=MAX([.$I242];[.$V242])" office:value-type="float"/>
          <table:table-cell table:formula="of:=MAX([.$J242])" office:value-type="float"/>
          <table:table-cell table:formula="of:=MAX([.$K242];[.$W242])" office:value-type="float"/>
          <table:table-cell table:formula="of:=MAX([.$L242];[.$X242])" office:value-type="float"/>
          <table:table-cell table:formula="of:=MAX([.$M242];[.$Y242])" office:value-type="float"/>
          <table:table-cell table:formula="of:=MAX([.$N242];[.$Z242])" office:value-type="float"/>
        </table:table-row>
        <table:table-row table:style-name="ro1">
          <table:table-cell office:value-type="string">
            <text:p>p07.pddl/1</text:p>
          </table:table-cell>
          <table:table-cell office:value-type="float" office:value="0.138647"/>
          <table:table-cell office:value-type="float" office:value="0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27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12668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270.0"/>
          <table:table-cell office:value-type="float" office:value="3.0"/>
          <table:table-cell office:value-type="float" office:value="0.0"/>
          <table:table-cell office:value-type="float" office:value="0.0"/>
          <table:table-cell table:formula="of:=MIN([.$B243];[.$O243])" office:value-type="float"/>
          <table:table-cell table:formula="of:=MIN([.$C243];[.$P243])" office:value-type="float"/>
          <table:table-cell table:formula="of:=MIN([.$D243];[.$Q243])" office:value-type="float"/>
          <table:table-cell table:formula="of:=MIN([.$E243];[.$R243])" office:value-type="float"/>
          <table:table-cell table:formula="of:=MIN([.$F243];[.$S243])" office:value-type="float"/>
          <table:table-cell table:formula="of:=MIN([.$G243];[.$T243])" office:value-type="float"/>
          <table:table-cell table:formula="of:=MIN([.$H243];[.$U243])" office:value-type="float"/>
          <table:table-cell table:formula="of:=MIN([.$I243];[.$V243])" office:value-type="float"/>
          <table:table-cell table:formula="of:=MIN([.$J243])" office:value-type="float"/>
          <table:table-cell table:formula="of:=MIN([.$K243];[.$W243])" office:value-type="float"/>
          <table:table-cell table:formula="of:=MIN([.$L243];[.$X243])" office:value-type="float"/>
          <table:table-cell table:formula="of:=MIN([.$M243];[.$Y243])" office:value-type="float"/>
          <table:table-cell table:formula="of:=MIN([.$N243];[.$Z243])" office:value-type="float"/>
          <table:table-cell table:formula="of:=MEDIAN([.$B243];[.$O243])" office:value-type="float"/>
          <table:table-cell table:formula="of:=MEDIAN([.$C243];[.$P243])" office:value-type="float"/>
          <table:table-cell table:formula="of:=MEDIAN([.$D243];[.$Q243])" office:value-type="float"/>
          <table:table-cell table:formula="of:=MEDIAN([.$E243];[.$R243])" office:value-type="float"/>
          <table:table-cell table:formula="of:=MEDIAN([.$F243];[.$S243])" office:value-type="float"/>
          <table:table-cell table:formula="of:=MEDIAN([.$G243];[.$T243])" office:value-type="float"/>
          <table:table-cell table:formula="of:=MEDIAN([.$H243];[.$U243])" office:value-type="float"/>
          <table:table-cell table:formula="of:=MEDIAN([.$I243];[.$V243])" office:value-type="float"/>
          <table:table-cell table:formula="of:=MEDIAN([.$J243])" office:value-type="float"/>
          <table:table-cell table:formula="of:=MEDIAN([.$K243];[.$W243])" office:value-type="float"/>
          <table:table-cell table:formula="of:=MEDIAN([.$L243];[.$X243])" office:value-type="float"/>
          <table:table-cell table:formula="of:=MEDIAN([.$M243];[.$Y243])" office:value-type="float"/>
          <table:table-cell table:formula="of:=MEDIAN([.$N243];[.$Z243])" office:value-type="float"/>
          <table:table-cell table:formula="of:=MAX([.$B243];[.$O243])" office:value-type="float"/>
          <table:table-cell table:formula="of:=MAX([.$C243];[.$P243])" office:value-type="float"/>
          <table:table-cell table:formula="of:=MAX([.$D243];[.$Q243])" office:value-type="float"/>
          <table:table-cell table:formula="of:=MAX([.$E243];[.$R243])" office:value-type="float"/>
          <table:table-cell table:formula="of:=MAX([.$F243];[.$S243])" office:value-type="float"/>
          <table:table-cell table:formula="of:=MAX([.$G243];[.$T243])" office:value-type="float"/>
          <table:table-cell table:formula="of:=MAX([.$H243];[.$U243])" office:value-type="float"/>
          <table:table-cell table:formula="of:=MAX([.$I243];[.$V243])" office:value-type="float"/>
          <table:table-cell table:formula="of:=MAX([.$J243])" office:value-type="float"/>
          <table:table-cell table:formula="of:=MAX([.$K243];[.$W243])" office:value-type="float"/>
          <table:table-cell table:formula="of:=MAX([.$L243];[.$X243])" office:value-type="float"/>
          <table:table-cell table:formula="of:=MAX([.$M243];[.$Y243])" office:value-type="float"/>
          <table:table-cell table:formula="of:=MAX([.$N243];[.$Z243])" office:value-type="float"/>
        </table:table-row>
        <table:table-row table:style-name="ro1">
          <table:table-cell office:value-type="string">
            <text:p>p07.pddl/10</text:p>
          </table:table-cell>
          <table:table-cell office:value-type="float" office:value="0.905693"/>
          <table:table-cell office:value-type="float" office:value="0.856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124.0"/>
          <table:table-cell office:value-type="float" office:value="22812.0"/>
          <table:table-cell office:value-type="float" office:value="20277.0"/>
          <table:table-cell office:value-type="float" office:value="47302.0"/>
          <table:table-cell office:value-type="float" office:value="21621.0"/>
          <table:table-cell office:value-type="float" office:value="0.0"/>
          <table:table-cell office:value-type="float" office:value="0.0"/>
          <table:table-cell office:value-type="float" office:value="0.611361"/>
          <table:table-cell office:value-type="float" office:value="0.566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301.0"/>
          <table:table-cell office:value-type="float" office:value="2143.0"/>
          <table:table-cell office:value-type="float" office:value="47302.0"/>
          <table:table-cell office:value-type="float" office:value="21621.0"/>
          <table:table-cell office:value-type="float" office:value="0.0"/>
          <table:table-cell office:value-type="float" office:value="0.0"/>
          <table:table-cell table:formula="of:=MIN([.$B244];[.$O244])" office:value-type="float"/>
          <table:table-cell table:formula="of:=MIN([.$C244];[.$P244])" office:value-type="float"/>
          <table:table-cell table:formula="of:=MIN([.$D244];[.$Q244])" office:value-type="float"/>
          <table:table-cell table:formula="of:=MIN([.$E244];[.$R244])" office:value-type="float"/>
          <table:table-cell table:formula="of:=MIN([.$F244];[.$S244])" office:value-type="float"/>
          <table:table-cell table:formula="of:=MIN([.$G244];[.$T244])" office:value-type="float"/>
          <table:table-cell table:formula="of:=MIN([.$H244];[.$U244])" office:value-type="float"/>
          <table:table-cell table:formula="of:=MIN([.$I244];[.$V244])" office:value-type="float"/>
          <table:table-cell table:formula="of:=MIN([.$J244])" office:value-type="float"/>
          <table:table-cell table:formula="of:=MIN([.$K244];[.$W244])" office:value-type="float"/>
          <table:table-cell table:formula="of:=MIN([.$L244];[.$X244])" office:value-type="float"/>
          <table:table-cell table:formula="of:=MIN([.$M244];[.$Y244])" office:value-type="float"/>
          <table:table-cell table:formula="of:=MIN([.$N244];[.$Z244])" office:value-type="float"/>
          <table:table-cell table:formula="of:=MEDIAN([.$B244];[.$O244])" office:value-type="float"/>
          <table:table-cell table:formula="of:=MEDIAN([.$C244];[.$P244])" office:value-type="float"/>
          <table:table-cell table:formula="of:=MEDIAN([.$D244];[.$Q244])" office:value-type="float"/>
          <table:table-cell table:formula="of:=MEDIAN([.$E244];[.$R244])" office:value-type="float"/>
          <table:table-cell table:formula="of:=MEDIAN([.$F244];[.$S244])" office:value-type="float"/>
          <table:table-cell table:formula="of:=MEDIAN([.$G244];[.$T244])" office:value-type="float"/>
          <table:table-cell table:formula="of:=MEDIAN([.$H244];[.$U244])" office:value-type="float"/>
          <table:table-cell table:formula="of:=MEDIAN([.$I244];[.$V244])" office:value-type="float"/>
          <table:table-cell table:formula="of:=MEDIAN([.$J244])" office:value-type="float"/>
          <table:table-cell table:formula="of:=MEDIAN([.$K244];[.$W244])" office:value-type="float"/>
          <table:table-cell table:formula="of:=MEDIAN([.$L244];[.$X244])" office:value-type="float"/>
          <table:table-cell table:formula="of:=MEDIAN([.$M244];[.$Y244])" office:value-type="float"/>
          <table:table-cell table:formula="of:=MEDIAN([.$N244];[.$Z244])" office:value-type="float"/>
          <table:table-cell table:formula="of:=MAX([.$B244];[.$O244])" office:value-type="float"/>
          <table:table-cell table:formula="of:=MAX([.$C244];[.$P244])" office:value-type="float"/>
          <table:table-cell table:formula="of:=MAX([.$D244];[.$Q244])" office:value-type="float"/>
          <table:table-cell table:formula="of:=MAX([.$E244];[.$R244])" office:value-type="float"/>
          <table:table-cell table:formula="of:=MAX([.$F244];[.$S244])" office:value-type="float"/>
          <table:table-cell table:formula="of:=MAX([.$G244];[.$T244])" office:value-type="float"/>
          <table:table-cell table:formula="of:=MAX([.$H244];[.$U244])" office:value-type="float"/>
          <table:table-cell table:formula="of:=MAX([.$I244];[.$V244])" office:value-type="float"/>
          <table:table-cell table:formula="of:=MAX([.$J244])" office:value-type="float"/>
          <table:table-cell table:formula="of:=MAX([.$K244];[.$W244])" office:value-type="float"/>
          <table:table-cell table:formula="of:=MAX([.$L244];[.$X244])" office:value-type="float"/>
          <table:table-cell table:formula="of:=MAX([.$M244];[.$Y244])" office:value-type="float"/>
          <table:table-cell table:formula="of:=MAX([.$N244];[.$Z244])" office:value-type="float"/>
        </table:table-row>
        <table:table-row table:style-name="ro1">
          <table:table-cell office:value-type="string">
            <text:p>p07.pddl/11</text:p>
          </table:table-cell>
          <table:table-cell office:value-type="float" office:value="1.89944"/>
          <table:table-cell office:value-type="float" office:value="1.851"/>
          <table:table-cell office:value-type="float" office:value="1.27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882.0"/>
          <table:table-cell office:value-type="float" office:value="42145.0"/>
          <table:table-cell office:value-type="float" office:value="37034.0"/>
          <table:table-cell office:value-type="float" office:value="51750.0"/>
          <table:table-cell office:value-type="float" office:value="25567.0"/>
          <table:table-cell office:value-type="float" office:value="0.0"/>
          <table:table-cell office:value-type="float" office:value="0.0"/>
          <table:table-cell office:value-type="float" office:value="0.826927"/>
          <table:table-cell office:value-type="float" office:value="0.781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613.0"/>
          <table:table-cell office:value-type="float" office:value="5080.0"/>
          <table:table-cell office:value-type="float" office:value="51750.0"/>
          <table:table-cell office:value-type="float" office:value="25567.0"/>
          <table:table-cell office:value-type="float" office:value="0.0"/>
          <table:table-cell office:value-type="float" office:value="0.0"/>
          <table:table-cell table:formula="of:=MIN([.$B245];[.$O245])" office:value-type="float"/>
          <table:table-cell table:formula="of:=MIN([.$C245];[.$P245])" office:value-type="float"/>
          <table:table-cell table:formula="of:=MIN([.$D245];[.$Q245])" office:value-type="float"/>
          <table:table-cell table:formula="of:=MIN([.$E245];[.$R245])" office:value-type="float"/>
          <table:table-cell table:formula="of:=MIN([.$F245];[.$S245])" office:value-type="float"/>
          <table:table-cell table:formula="of:=MIN([.$G245];[.$T245])" office:value-type="float"/>
          <table:table-cell table:formula="of:=MIN([.$H245];[.$U245])" office:value-type="float"/>
          <table:table-cell table:formula="of:=MIN([.$I245];[.$V245])" office:value-type="float"/>
          <table:table-cell table:formula="of:=MIN([.$J245])" office:value-type="float"/>
          <table:table-cell table:formula="of:=MIN([.$K245];[.$W245])" office:value-type="float"/>
          <table:table-cell table:formula="of:=MIN([.$L245];[.$X245])" office:value-type="float"/>
          <table:table-cell table:formula="of:=MIN([.$M245];[.$Y245])" office:value-type="float"/>
          <table:table-cell table:formula="of:=MIN([.$N245];[.$Z245])" office:value-type="float"/>
          <table:table-cell table:formula="of:=MEDIAN([.$B245];[.$O245])" office:value-type="float"/>
          <table:table-cell table:formula="of:=MEDIAN([.$C245];[.$P245])" office:value-type="float"/>
          <table:table-cell table:formula="of:=MEDIAN([.$D245];[.$Q245])" office:value-type="float"/>
          <table:table-cell table:formula="of:=MEDIAN([.$E245];[.$R245])" office:value-type="float"/>
          <table:table-cell table:formula="of:=MEDIAN([.$F245];[.$S245])" office:value-type="float"/>
          <table:table-cell table:formula="of:=MEDIAN([.$G245];[.$T245])" office:value-type="float"/>
          <table:table-cell table:formula="of:=MEDIAN([.$H245];[.$U245])" office:value-type="float"/>
          <table:table-cell table:formula="of:=MEDIAN([.$I245];[.$V245])" office:value-type="float"/>
          <table:table-cell table:formula="of:=MEDIAN([.$J245])" office:value-type="float"/>
          <table:table-cell table:formula="of:=MEDIAN([.$K245];[.$W245])" office:value-type="float"/>
          <table:table-cell table:formula="of:=MEDIAN([.$L245];[.$X245])" office:value-type="float"/>
          <table:table-cell table:formula="of:=MEDIAN([.$M245];[.$Y245])" office:value-type="float"/>
          <table:table-cell table:formula="of:=MEDIAN([.$N245];[.$Z245])" office:value-type="float"/>
          <table:table-cell table:formula="of:=MAX([.$B245];[.$O245])" office:value-type="float"/>
          <table:table-cell table:formula="of:=MAX([.$C245];[.$P245])" office:value-type="float"/>
          <table:table-cell table:formula="of:=MAX([.$D245];[.$Q245])" office:value-type="float"/>
          <table:table-cell table:formula="of:=MAX([.$E245];[.$R245])" office:value-type="float"/>
          <table:table-cell table:formula="of:=MAX([.$F245];[.$S245])" office:value-type="float"/>
          <table:table-cell table:formula="of:=MAX([.$G245];[.$T245])" office:value-type="float"/>
          <table:table-cell table:formula="of:=MAX([.$H245];[.$U245])" office:value-type="float"/>
          <table:table-cell table:formula="of:=MAX([.$I245];[.$V245])" office:value-type="float"/>
          <table:table-cell table:formula="of:=MAX([.$J245])" office:value-type="float"/>
          <table:table-cell table:formula="of:=MAX([.$K245];[.$W245])" office:value-type="float"/>
          <table:table-cell table:formula="of:=MAX([.$L245];[.$X245])" office:value-type="float"/>
          <table:table-cell table:formula="of:=MAX([.$M245];[.$Y245])" office:value-type="float"/>
          <table:table-cell table:formula="of:=MAX([.$N245];[.$Z245])" office:value-type="float"/>
        </table:table-row>
        <table:table-row table:style-name="ro1">
          <table:table-cell office:value-type="string">
            <text:p>p07.pddl/12</text:p>
          </table:table-cell>
          <table:table-cell office:value-type="float" office:value="3.76521"/>
          <table:table-cell office:value-type="float" office:value="3.706"/>
          <table:table-cell office:value-type="float" office:value="3.1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7484.0"/>
          <table:table-cell office:value-type="float" office:value="74745.0"/>
          <table:table-cell office:value-type="float" office:value="67670.0"/>
          <table:table-cell office:value-type="float" office:value="56198.0"/>
          <table:table-cell office:value-type="float" office:value="29513.0"/>
          <table:table-cell office:value-type="float" office:value="0.0"/>
          <table:table-cell office:value-type="float" office:value="0.0"/>
          <table:table-cell office:value-type="float" office:value="1.04488"/>
          <table:table-cell office:value-type="float" office:value="0.996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725.0"/>
          <table:table-cell office:value-type="float" office:value="7981.0"/>
          <table:table-cell office:value-type="float" office:value="56198.0"/>
          <table:table-cell office:value-type="float" office:value="29513.0"/>
          <table:table-cell office:value-type="float" office:value="0.0"/>
          <table:table-cell office:value-type="float" office:value="0.0"/>
          <table:table-cell table:formula="of:=MIN([.$B246];[.$O246])" office:value-type="float"/>
          <table:table-cell table:formula="of:=MIN([.$C246];[.$P246])" office:value-type="float"/>
          <table:table-cell table:formula="of:=MIN([.$D246];[.$Q246])" office:value-type="float"/>
          <table:table-cell table:formula="of:=MIN([.$E246];[.$R246])" office:value-type="float"/>
          <table:table-cell table:formula="of:=MIN([.$F246];[.$S246])" office:value-type="float"/>
          <table:table-cell table:formula="of:=MIN([.$G246];[.$T246])" office:value-type="float"/>
          <table:table-cell table:formula="of:=MIN([.$H246];[.$U246])" office:value-type="float"/>
          <table:table-cell table:formula="of:=MIN([.$I246];[.$V246])" office:value-type="float"/>
          <table:table-cell table:formula="of:=MIN([.$J246])" office:value-type="float"/>
          <table:table-cell table:formula="of:=MIN([.$K246];[.$W246])" office:value-type="float"/>
          <table:table-cell table:formula="of:=MIN([.$L246];[.$X246])" office:value-type="float"/>
          <table:table-cell table:formula="of:=MIN([.$M246];[.$Y246])" office:value-type="float"/>
          <table:table-cell table:formula="of:=MIN([.$N246];[.$Z246])" office:value-type="float"/>
          <table:table-cell table:formula="of:=MEDIAN([.$B246];[.$O246])" office:value-type="float"/>
          <table:table-cell table:formula="of:=MEDIAN([.$C246];[.$P246])" office:value-type="float"/>
          <table:table-cell table:formula="of:=MEDIAN([.$D246];[.$Q246])" office:value-type="float"/>
          <table:table-cell table:formula="of:=MEDIAN([.$E246];[.$R246])" office:value-type="float"/>
          <table:table-cell table:formula="of:=MEDIAN([.$F246];[.$S246])" office:value-type="float"/>
          <table:table-cell table:formula="of:=MEDIAN([.$G246];[.$T246])" office:value-type="float"/>
          <table:table-cell table:formula="of:=MEDIAN([.$H246];[.$U246])" office:value-type="float"/>
          <table:table-cell table:formula="of:=MEDIAN([.$I246];[.$V246])" office:value-type="float"/>
          <table:table-cell table:formula="of:=MEDIAN([.$J246])" office:value-type="float"/>
          <table:table-cell table:formula="of:=MEDIAN([.$K246];[.$W246])" office:value-type="float"/>
          <table:table-cell table:formula="of:=MEDIAN([.$L246];[.$X246])" office:value-type="float"/>
          <table:table-cell table:formula="of:=MEDIAN([.$M246];[.$Y246])" office:value-type="float"/>
          <table:table-cell table:formula="of:=MEDIAN([.$N246];[.$Z246])" office:value-type="float"/>
          <table:table-cell table:formula="of:=MAX([.$B246];[.$O246])" office:value-type="float"/>
          <table:table-cell table:formula="of:=MAX([.$C246];[.$P246])" office:value-type="float"/>
          <table:table-cell table:formula="of:=MAX([.$D246];[.$Q246])" office:value-type="float"/>
          <table:table-cell table:formula="of:=MAX([.$E246];[.$R246])" office:value-type="float"/>
          <table:table-cell table:formula="of:=MAX([.$F246];[.$S246])" office:value-type="float"/>
          <table:table-cell table:formula="of:=MAX([.$G246];[.$T246])" office:value-type="float"/>
          <table:table-cell table:formula="of:=MAX([.$H246];[.$U246])" office:value-type="float"/>
          <table:table-cell table:formula="of:=MAX([.$I246];[.$V246])" office:value-type="float"/>
          <table:table-cell table:formula="of:=MAX([.$J246])" office:value-type="float"/>
          <table:table-cell table:formula="of:=MAX([.$K246];[.$W246])" office:value-type="float"/>
          <table:table-cell table:formula="of:=MAX([.$L246];[.$X246])" office:value-type="float"/>
          <table:table-cell table:formula="of:=MAX([.$M246];[.$Y246])" office:value-type="float"/>
          <table:table-cell table:formula="of:=MAX([.$N246];[.$Z246])" office:value-type="float"/>
        </table:table-row>
        <table:table-row table:style-name="ro1">
          <table:table-cell office:value-type="string">
            <text:p>p07.pddl/13</text:p>
          </table:table-cell>
          <table:table-cell office:value-type="float" office:value="12.2955"/>
          <table:table-cell office:value-type="float" office:value="12.242"/>
          <table:table-cell office:value-type="float" office:value="11.6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6800.0"/>
          <table:table-cell office:value-type="float" office:value="162021.0"/>
          <table:table-cell office:value-type="float" office:value="150514.0"/>
          <table:table-cell office:value-type="float" office:value="60646.0"/>
          <table:table-cell office:value-type="float" office:value="33459.0"/>
          <table:table-cell office:value-type="float" office:value="0.0"/>
          <table:table-cell office:value-type="float" office:value="0.0"/>
          <table:table-cell office:value-type="float" office:value="2.10089"/>
          <table:table-cell office:value-type="float" office:value="2.053"/>
          <table:table-cell office:value-type="float" office:value="1.4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362.0"/>
          <table:table-cell office:value-type="float" office:value="17338.0"/>
          <table:table-cell office:value-type="float" office:value="60646.0"/>
          <table:table-cell office:value-type="float" office:value="33459.0"/>
          <table:table-cell office:value-type="float" office:value="0.0"/>
          <table:table-cell office:value-type="float" office:value="0.0"/>
          <table:table-cell table:formula="of:=MIN([.$B247];[.$O247])" office:value-type="float"/>
          <table:table-cell table:formula="of:=MIN([.$C247];[.$P247])" office:value-type="float"/>
          <table:table-cell table:formula="of:=MIN([.$D247];[.$Q247])" office:value-type="float"/>
          <table:table-cell table:formula="of:=MIN([.$E247];[.$R247])" office:value-type="float"/>
          <table:table-cell table:formula="of:=MIN([.$F247];[.$S247])" office:value-type="float"/>
          <table:table-cell table:formula="of:=MIN([.$G247];[.$T247])" office:value-type="float"/>
          <table:table-cell table:formula="of:=MIN([.$H247];[.$U247])" office:value-type="float"/>
          <table:table-cell table:formula="of:=MIN([.$I247];[.$V247])" office:value-type="float"/>
          <table:table-cell table:formula="of:=MIN([.$J247])" office:value-type="float"/>
          <table:table-cell table:formula="of:=MIN([.$K247];[.$W247])" office:value-type="float"/>
          <table:table-cell table:formula="of:=MIN([.$L247];[.$X247])" office:value-type="float"/>
          <table:table-cell table:formula="of:=MIN([.$M247];[.$Y247])" office:value-type="float"/>
          <table:table-cell table:formula="of:=MIN([.$N247];[.$Z247])" office:value-type="float"/>
          <table:table-cell table:formula="of:=MEDIAN([.$B247];[.$O247])" office:value-type="float"/>
          <table:table-cell table:formula="of:=MEDIAN([.$C247];[.$P247])" office:value-type="float"/>
          <table:table-cell table:formula="of:=MEDIAN([.$D247];[.$Q247])" office:value-type="float"/>
          <table:table-cell table:formula="of:=MEDIAN([.$E247];[.$R247])" office:value-type="float"/>
          <table:table-cell table:formula="of:=MEDIAN([.$F247];[.$S247])" office:value-type="float"/>
          <table:table-cell table:formula="of:=MEDIAN([.$G247];[.$T247])" office:value-type="float"/>
          <table:table-cell table:formula="of:=MEDIAN([.$H247];[.$U247])" office:value-type="float"/>
          <table:table-cell table:formula="of:=MEDIAN([.$I247];[.$V247])" office:value-type="float"/>
          <table:table-cell table:formula="of:=MEDIAN([.$J247])" office:value-type="float"/>
          <table:table-cell table:formula="of:=MEDIAN([.$K247];[.$W247])" office:value-type="float"/>
          <table:table-cell table:formula="of:=MEDIAN([.$L247];[.$X247])" office:value-type="float"/>
          <table:table-cell table:formula="of:=MEDIAN([.$M247];[.$Y247])" office:value-type="float"/>
          <table:table-cell table:formula="of:=MEDIAN([.$N247];[.$Z247])" office:value-type="float"/>
          <table:table-cell table:formula="of:=MAX([.$B247];[.$O247])" office:value-type="float"/>
          <table:table-cell table:formula="of:=MAX([.$C247];[.$P247])" office:value-type="float"/>
          <table:table-cell table:formula="of:=MAX([.$D247];[.$Q247])" office:value-type="float"/>
          <table:table-cell table:formula="of:=MAX([.$E247];[.$R247])" office:value-type="float"/>
          <table:table-cell table:formula="of:=MAX([.$F247];[.$S247])" office:value-type="float"/>
          <table:table-cell table:formula="of:=MAX([.$G247];[.$T247])" office:value-type="float"/>
          <table:table-cell table:formula="of:=MAX([.$H247];[.$U247])" office:value-type="float"/>
          <table:table-cell table:formula="of:=MAX([.$I247];[.$V247])" office:value-type="float"/>
          <table:table-cell table:formula="of:=MAX([.$J247])" office:value-type="float"/>
          <table:table-cell table:formula="of:=MAX([.$K247];[.$W247])" office:value-type="float"/>
          <table:table-cell table:formula="of:=MAX([.$L247];[.$X247])" office:value-type="float"/>
          <table:table-cell table:formula="of:=MAX([.$M247];[.$Y247])" office:value-type="float"/>
          <table:table-cell table:formula="of:=MAX([.$N247];[.$Z247])" office:value-type="float"/>
        </table:table-row>
        <table:table-row table:style-name="ro1">
          <table:table-cell office:value-type="string">
            <text:p>p07.pddl/14</text:p>
          </table:table-cell>
          <table:table-cell office:value-type="float" office:value="20.4432"/>
          <table:table-cell office:value-type="float" office:value="20.391"/>
          <table:table-cell office:value-type="float" office:value="19.6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0344.0"/>
          <table:table-cell office:value-type="float" office:value="278546.0"/>
          <table:table-cell office:value-type="float" office:value="265870.0"/>
          <table:table-cell office:value-type="float" office:value="65094.0"/>
          <table:table-cell office:value-type="float" office:value="37405.0"/>
          <table:table-cell office:value-type="float" office:value="0.0"/>
          <table:table-cell office:value-type="float" office:value="0.0"/>
          <table:table-cell office:value-type="float" office:value="7.38786"/>
          <table:table-cell office:value-type="float" office:value="7.336"/>
          <table:table-cell office:value-type="float" office:value="6.71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9881.0"/>
          <table:table-cell office:value-type="float" office:value="41597.0"/>
          <table:table-cell office:value-type="float" office:value="65094.0"/>
          <table:table-cell office:value-type="float" office:value="37405.0"/>
          <table:table-cell office:value-type="float" office:value="0.0"/>
          <table:table-cell office:value-type="float" office:value="0.0"/>
          <table:table-cell table:formula="of:=MIN([.$B248];[.$O248])" office:value-type="float"/>
          <table:table-cell table:formula="of:=MIN([.$C248];[.$P248])" office:value-type="float"/>
          <table:table-cell table:formula="of:=MIN([.$D248];[.$Q248])" office:value-type="float"/>
          <table:table-cell table:formula="of:=MIN([.$E248];[.$R248])" office:value-type="float"/>
          <table:table-cell table:formula="of:=MIN([.$F248];[.$S248])" office:value-type="float"/>
          <table:table-cell table:formula="of:=MIN([.$G248];[.$T248])" office:value-type="float"/>
          <table:table-cell table:formula="of:=MIN([.$H248];[.$U248])" office:value-type="float"/>
          <table:table-cell table:formula="of:=MIN([.$I248];[.$V248])" office:value-type="float"/>
          <table:table-cell table:formula="of:=MIN([.$J248])" office:value-type="float"/>
          <table:table-cell table:formula="of:=MIN([.$K248];[.$W248])" office:value-type="float"/>
          <table:table-cell table:formula="of:=MIN([.$L248];[.$X248])" office:value-type="float"/>
          <table:table-cell table:formula="of:=MIN([.$M248];[.$Y248])" office:value-type="float"/>
          <table:table-cell table:formula="of:=MIN([.$N248];[.$Z248])" office:value-type="float"/>
          <table:table-cell table:formula="of:=MEDIAN([.$B248];[.$O248])" office:value-type="float"/>
          <table:table-cell table:formula="of:=MEDIAN([.$C248];[.$P248])" office:value-type="float"/>
          <table:table-cell table:formula="of:=MEDIAN([.$D248];[.$Q248])" office:value-type="float"/>
          <table:table-cell table:formula="of:=MEDIAN([.$E248];[.$R248])" office:value-type="float"/>
          <table:table-cell table:formula="of:=MEDIAN([.$F248];[.$S248])" office:value-type="float"/>
          <table:table-cell table:formula="of:=MEDIAN([.$G248];[.$T248])" office:value-type="float"/>
          <table:table-cell table:formula="of:=MEDIAN([.$H248];[.$U248])" office:value-type="float"/>
          <table:table-cell table:formula="of:=MEDIAN([.$I248];[.$V248])" office:value-type="float"/>
          <table:table-cell table:formula="of:=MEDIAN([.$J248])" office:value-type="float"/>
          <table:table-cell table:formula="of:=MEDIAN([.$K248];[.$W248])" office:value-type="float"/>
          <table:table-cell table:formula="of:=MEDIAN([.$L248];[.$X248])" office:value-type="float"/>
          <table:table-cell table:formula="of:=MEDIAN([.$M248];[.$Y248])" office:value-type="float"/>
          <table:table-cell table:formula="of:=MEDIAN([.$N248];[.$Z248])" office:value-type="float"/>
          <table:table-cell table:formula="of:=MAX([.$B248];[.$O248])" office:value-type="float"/>
          <table:table-cell table:formula="of:=MAX([.$C248];[.$P248])" office:value-type="float"/>
          <table:table-cell table:formula="of:=MAX([.$D248];[.$Q248])" office:value-type="float"/>
          <table:table-cell table:formula="of:=MAX([.$E248];[.$R248])" office:value-type="float"/>
          <table:table-cell table:formula="of:=MAX([.$F248];[.$S248])" office:value-type="float"/>
          <table:table-cell table:formula="of:=MAX([.$G248];[.$T248])" office:value-type="float"/>
          <table:table-cell table:formula="of:=MAX([.$H248];[.$U248])" office:value-type="float"/>
          <table:table-cell table:formula="of:=MAX([.$I248];[.$V248])" office:value-type="float"/>
          <table:table-cell table:formula="of:=MAX([.$J248])" office:value-type="float"/>
          <table:table-cell table:formula="of:=MAX([.$K248];[.$W248])" office:value-type="float"/>
          <table:table-cell table:formula="of:=MAX([.$L248];[.$X248])" office:value-type="float"/>
          <table:table-cell table:formula="of:=MAX([.$M248];[.$Y248])" office:value-type="float"/>
          <table:table-cell table:formula="of:=MAX([.$N248];[.$Z248])" office:value-type="float"/>
        </table:table-row>
        <table:table-row table:style-name="ro1">
          <table:table-cell office:value-type="string">
            <text:p>p07.pddl/15</text:p>
          </table:table-cell>
          <table:table-cell office:value-type="float" office:value="54.5188"/>
          <table:table-cell office:value-type="float" office:value="54.459"/>
          <table:table-cell office:value-type="float" office:value="53.75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54467.0"/>
          <table:table-cell office:value-type="float" office:value="570608.0"/>
          <table:table-cell office:value-type="float" office:value="551269.0"/>
          <table:table-cell office:value-type="float" office:value="69542.0"/>
          <table:table-cell office:value-type="float" office:value="41351.0"/>
          <table:table-cell office:value-type="float" office:value="0.0"/>
          <table:table-cell office:value-type="float" office:value="0.0"/>
          <table:table-cell office:value-type="float" office:value="10.9215"/>
          <table:table-cell office:value-type="float" office:value="10.866"/>
          <table:table-cell office:value-type="float" office:value="10.19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9957.0"/>
          <table:table-cell office:value-type="float" office:value="54905.0"/>
          <table:table-cell office:value-type="float" office:value="69542.0"/>
          <table:table-cell office:value-type="float" office:value="41351.0"/>
          <table:table-cell office:value-type="float" office:value="0.0"/>
          <table:table-cell office:value-type="float" office:value="0.0"/>
          <table:table-cell table:formula="of:=MIN([.$B249];[.$O249])" office:value-type="float"/>
          <table:table-cell table:formula="of:=MIN([.$C249];[.$P249])" office:value-type="float"/>
          <table:table-cell table:formula="of:=MIN([.$D249];[.$Q249])" office:value-type="float"/>
          <table:table-cell table:formula="of:=MIN([.$E249];[.$R249])" office:value-type="float"/>
          <table:table-cell table:formula="of:=MIN([.$F249];[.$S249])" office:value-type="float"/>
          <table:table-cell table:formula="of:=MIN([.$G249];[.$T249])" office:value-type="float"/>
          <table:table-cell table:formula="of:=MIN([.$H249];[.$U249])" office:value-type="float"/>
          <table:table-cell table:formula="of:=MIN([.$I249];[.$V249])" office:value-type="float"/>
          <table:table-cell table:formula="of:=MIN([.$J249])" office:value-type="float"/>
          <table:table-cell table:formula="of:=MIN([.$K249];[.$W249])" office:value-type="float"/>
          <table:table-cell table:formula="of:=MIN([.$L249];[.$X249])" office:value-type="float"/>
          <table:table-cell table:formula="of:=MIN([.$M249];[.$Y249])" office:value-type="float"/>
          <table:table-cell table:formula="of:=MIN([.$N249];[.$Z249])" office:value-type="float"/>
          <table:table-cell table:formula="of:=MEDIAN([.$B249];[.$O249])" office:value-type="float"/>
          <table:table-cell table:formula="of:=MEDIAN([.$C249];[.$P249])" office:value-type="float"/>
          <table:table-cell table:formula="of:=MEDIAN([.$D249];[.$Q249])" office:value-type="float"/>
          <table:table-cell table:formula="of:=MEDIAN([.$E249];[.$R249])" office:value-type="float"/>
          <table:table-cell table:formula="of:=MEDIAN([.$F249];[.$S249])" office:value-type="float"/>
          <table:table-cell table:formula="of:=MEDIAN([.$G249];[.$T249])" office:value-type="float"/>
          <table:table-cell table:formula="of:=MEDIAN([.$H249];[.$U249])" office:value-type="float"/>
          <table:table-cell table:formula="of:=MEDIAN([.$I249];[.$V249])" office:value-type="float"/>
          <table:table-cell table:formula="of:=MEDIAN([.$J249])" office:value-type="float"/>
          <table:table-cell table:formula="of:=MEDIAN([.$K249];[.$W249])" office:value-type="float"/>
          <table:table-cell table:formula="of:=MEDIAN([.$L249];[.$X249])" office:value-type="float"/>
          <table:table-cell table:formula="of:=MEDIAN([.$M249];[.$Y249])" office:value-type="float"/>
          <table:table-cell table:formula="of:=MEDIAN([.$N249];[.$Z249])" office:value-type="float"/>
          <table:table-cell table:formula="of:=MAX([.$B249];[.$O249])" office:value-type="float"/>
          <table:table-cell table:formula="of:=MAX([.$C249];[.$P249])" office:value-type="float"/>
          <table:table-cell table:formula="of:=MAX([.$D249];[.$Q249])" office:value-type="float"/>
          <table:table-cell table:formula="of:=MAX([.$E249];[.$R249])" office:value-type="float"/>
          <table:table-cell table:formula="of:=MAX([.$F249];[.$S249])" office:value-type="float"/>
          <table:table-cell table:formula="of:=MAX([.$G249];[.$T249])" office:value-type="float"/>
          <table:table-cell table:formula="of:=MAX([.$H249];[.$U249])" office:value-type="float"/>
          <table:table-cell table:formula="of:=MAX([.$I249];[.$V249])" office:value-type="float"/>
          <table:table-cell table:formula="of:=MAX([.$J249])" office:value-type="float"/>
          <table:table-cell table:formula="of:=MAX([.$K249];[.$W249])" office:value-type="float"/>
          <table:table-cell table:formula="of:=MAX([.$L249];[.$X249])" office:value-type="float"/>
          <table:table-cell table:formula="of:=MAX([.$M249];[.$Y249])" office:value-type="float"/>
          <table:table-cell table:formula="of:=MAX([.$N249];[.$Z249])" office:value-type="float"/>
        </table:table-row>
        <table:table-row table:style-name="ro1">
          <table:table-cell office:value-type="string">
            <text:p>p07.pddl/16</text:p>
          </table:table-cell>
          <table:table-cell office:value-type="float" office:value="223.24"/>
          <table:table-cell office:value-type="float" office:value="223.178"/>
          <table:table-cell office:value-type="float" office:value="222.42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07679.0"/>
          <table:table-cell office:value-type="float" office:value="1709288.0"/>
          <table:table-cell office:value-type="float" office:value="1668879.0"/>
          <table:table-cell office:value-type="float" office:value="73990.0"/>
          <table:table-cell office:value-type="float" office:value="45297.0"/>
          <table:table-cell office:value-type="float" office:value="0.0"/>
          <table:table-cell office:value-type="float" office:value="0.0"/>
          <table:table-cell office:value-type="float" office:value="12.9174"/>
          <table:table-cell office:value-type="float" office:value="12.794"/>
          <table:table-cell office:value-type="float" office:value="12.0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2875.0"/>
          <table:table-cell office:value-type="float" office:value="58963.0"/>
          <table:table-cell office:value-type="float" office:value="73990.0"/>
          <table:table-cell office:value-type="float" office:value="45297.0"/>
          <table:table-cell office:value-type="float" office:value="0.0"/>
          <table:table-cell office:value-type="float" office:value="0.0"/>
          <table:table-cell table:formula="of:=MIN([.$B250];[.$O250])" office:value-type="float"/>
          <table:table-cell table:formula="of:=MIN([.$C250];[.$P250])" office:value-type="float"/>
          <table:table-cell table:formula="of:=MIN([.$D250];[.$Q250])" office:value-type="float"/>
          <table:table-cell table:formula="of:=MIN([.$E250];[.$R250])" office:value-type="float"/>
          <table:table-cell table:formula="of:=MIN([.$F250];[.$S250])" office:value-type="float"/>
          <table:table-cell table:formula="of:=MIN([.$G250];[.$T250])" office:value-type="float"/>
          <table:table-cell table:formula="of:=MIN([.$H250];[.$U250])" office:value-type="float"/>
          <table:table-cell table:formula="of:=MIN([.$I250];[.$V250])" office:value-type="float"/>
          <table:table-cell table:formula="of:=MIN([.$J250])" office:value-type="float"/>
          <table:table-cell table:formula="of:=MIN([.$K250];[.$W250])" office:value-type="float"/>
          <table:table-cell table:formula="of:=MIN([.$L250];[.$X250])" office:value-type="float"/>
          <table:table-cell table:formula="of:=MIN([.$M250];[.$Y250])" office:value-type="float"/>
          <table:table-cell table:formula="of:=MIN([.$N250];[.$Z250])" office:value-type="float"/>
          <table:table-cell table:formula="of:=MEDIAN([.$B250];[.$O250])" office:value-type="float"/>
          <table:table-cell table:formula="of:=MEDIAN([.$C250];[.$P250])" office:value-type="float"/>
          <table:table-cell table:formula="of:=MEDIAN([.$D250];[.$Q250])" office:value-type="float"/>
          <table:table-cell table:formula="of:=MEDIAN([.$E250];[.$R250])" office:value-type="float"/>
          <table:table-cell table:formula="of:=MEDIAN([.$F250];[.$S250])" office:value-type="float"/>
          <table:table-cell table:formula="of:=MEDIAN([.$G250];[.$T250])" office:value-type="float"/>
          <table:table-cell table:formula="of:=MEDIAN([.$H250];[.$U250])" office:value-type="float"/>
          <table:table-cell table:formula="of:=MEDIAN([.$I250];[.$V250])" office:value-type="float"/>
          <table:table-cell table:formula="of:=MEDIAN([.$J250])" office:value-type="float"/>
          <table:table-cell table:formula="of:=MEDIAN([.$K250];[.$W250])" office:value-type="float"/>
          <table:table-cell table:formula="of:=MEDIAN([.$L250];[.$X250])" office:value-type="float"/>
          <table:table-cell table:formula="of:=MEDIAN([.$M250];[.$Y250])" office:value-type="float"/>
          <table:table-cell table:formula="of:=MEDIAN([.$N250];[.$Z250])" office:value-type="float"/>
          <table:table-cell table:formula="of:=MAX([.$B250];[.$O250])" office:value-type="float"/>
          <table:table-cell table:formula="of:=MAX([.$C250];[.$P250])" office:value-type="float"/>
          <table:table-cell table:formula="of:=MAX([.$D250];[.$Q250])" office:value-type="float"/>
          <table:table-cell table:formula="of:=MAX([.$E250];[.$R250])" office:value-type="float"/>
          <table:table-cell table:formula="of:=MAX([.$F250];[.$S250])" office:value-type="float"/>
          <table:table-cell table:formula="of:=MAX([.$G250];[.$T250])" office:value-type="float"/>
          <table:table-cell table:formula="of:=MAX([.$H250];[.$U250])" office:value-type="float"/>
          <table:table-cell table:formula="of:=MAX([.$I250];[.$V250])" office:value-type="float"/>
          <table:table-cell table:formula="of:=MAX([.$J250])" office:value-type="float"/>
          <table:table-cell table:formula="of:=MAX([.$K250];[.$W250])" office:value-type="float"/>
          <table:table-cell table:formula="of:=MAX([.$L250];[.$X250])" office:value-type="float"/>
          <table:table-cell table:formula="of:=MAX([.$M250];[.$Y250])" office:value-type="float"/>
          <table:table-cell table:formula="of:=MAX([.$N250];[.$Z250])" office:value-type="float"/>
        </table:table-row>
        <table:table-row table:style-name="ro1">
          <table:table-cell office:value-type="string">
            <text:p>p07.pddl/17</text:p>
          </table:table-cell>
          <table:table-cell office:value-type="float" office:value="300.0"/>
          <table:table-cell office:value-type="float" office:value="299.984"/>
          <table:table-cell office:value-type="float" office:value="299.1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8211.0"/>
          <table:table-cell office:value-type="float" office:value="2221314.0"/>
          <table:table-cell office:value-type="float" office:value="2177780.0"/>
          <table:table-cell office:value-type="float" office:value="78438.0"/>
          <table:table-cell office:value-type="float" office:value="49243.0"/>
          <table:table-cell office:value-type="float" office:value="0.0"/>
          <table:table-cell office:value-type="float" office:value="0.0"/>
          <table:table-cell office:value-type="float" office:value="156.188"/>
          <table:table-cell office:value-type="float" office:value="156.128"/>
          <table:table-cell office:value-type="float" office:value="155.38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423231.0"/>
          <table:table-cell office:value-type="float" office:value="529576.0"/>
          <table:table-cell office:value-type="float" office:value="78438.0"/>
          <table:table-cell office:value-type="float" office:value="49243.0"/>
          <table:table-cell office:value-type="float" office:value="0.0"/>
          <table:table-cell office:value-type="float" office:value="0.0"/>
          <table:table-cell table:formula="of:=MIN([.$B251];[.$O251])" office:value-type="float"/>
          <table:table-cell table:formula="of:=MIN([.$C251];[.$P251])" office:value-type="float"/>
          <table:table-cell table:formula="of:=MIN([.$D251];[.$Q251])" office:value-type="float"/>
          <table:table-cell table:formula="of:=MIN([.$E251];[.$R251])" office:value-type="float"/>
          <table:table-cell table:formula="of:=MIN([.$F251];[.$S251])" office:value-type="float"/>
          <table:table-cell table:formula="of:=MIN([.$G251];[.$T251])" office:value-type="float"/>
          <table:table-cell table:formula="of:=MIN([.$H251];[.$U251])" office:value-type="float"/>
          <table:table-cell table:formula="of:=MIN([.$I251];[.$V251])" office:value-type="float"/>
          <table:table-cell table:formula="of:=MIN([.$J251])" office:value-type="float"/>
          <table:table-cell table:formula="of:=MIN([.$K251];[.$W251])" office:value-type="float"/>
          <table:table-cell table:formula="of:=MIN([.$L251];[.$X251])" office:value-type="float"/>
          <table:table-cell table:formula="of:=MIN([.$M251];[.$Y251])" office:value-type="float"/>
          <table:table-cell table:formula="of:=MIN([.$N251];[.$Z251])" office:value-type="float"/>
          <table:table-cell table:formula="of:=MEDIAN([.$B251];[.$O251])" office:value-type="float"/>
          <table:table-cell table:formula="of:=MEDIAN([.$C251];[.$P251])" office:value-type="float"/>
          <table:table-cell table:formula="of:=MEDIAN([.$D251];[.$Q251])" office:value-type="float"/>
          <table:table-cell table:formula="of:=MEDIAN([.$E251];[.$R251])" office:value-type="float"/>
          <table:table-cell table:formula="of:=MEDIAN([.$F251];[.$S251])" office:value-type="float"/>
          <table:table-cell table:formula="of:=MEDIAN([.$G251];[.$T251])" office:value-type="float"/>
          <table:table-cell table:formula="of:=MEDIAN([.$H251];[.$U251])" office:value-type="float"/>
          <table:table-cell table:formula="of:=MEDIAN([.$I251];[.$V251])" office:value-type="float"/>
          <table:table-cell table:formula="of:=MEDIAN([.$J251])" office:value-type="float"/>
          <table:table-cell table:formula="of:=MEDIAN([.$K251];[.$W251])" office:value-type="float"/>
          <table:table-cell table:formula="of:=MEDIAN([.$L251];[.$X251])" office:value-type="float"/>
          <table:table-cell table:formula="of:=MEDIAN([.$M251];[.$Y251])" office:value-type="float"/>
          <table:table-cell table:formula="of:=MEDIAN([.$N251];[.$Z251])" office:value-type="float"/>
          <table:table-cell table:formula="of:=MAX([.$B251];[.$O251])" office:value-type="float"/>
          <table:table-cell table:formula="of:=MAX([.$C251];[.$P251])" office:value-type="float"/>
          <table:table-cell table:formula="of:=MAX([.$D251];[.$Q251])" office:value-type="float"/>
          <table:table-cell table:formula="of:=MAX([.$E251];[.$R251])" office:value-type="float"/>
          <table:table-cell table:formula="of:=MAX([.$F251];[.$S251])" office:value-type="float"/>
          <table:table-cell table:formula="of:=MAX([.$G251];[.$T251])" office:value-type="float"/>
          <table:table-cell table:formula="of:=MAX([.$H251];[.$U251])" office:value-type="float"/>
          <table:table-cell table:formula="of:=MAX([.$I251];[.$V251])" office:value-type="float"/>
          <table:table-cell table:formula="of:=MAX([.$J251])" office:value-type="float"/>
          <table:table-cell table:formula="of:=MAX([.$K251];[.$W251])" office:value-type="float"/>
          <table:table-cell table:formula="of:=MAX([.$L251];[.$X251])" office:value-type="float"/>
          <table:table-cell table:formula="of:=MAX([.$M251];[.$Y251])" office:value-type="float"/>
          <table:table-cell table:formula="of:=MAX([.$N251];[.$Z251])" office:value-type="float"/>
        </table:table-row>
        <table:table-row table:style-name="ro1">
          <table:table-cell office:value-type="string">
            <text:p>p07.pddl/18</text:p>
          </table:table-cell>
          <table:table-cell office:value-type="float" office:value="300.0"/>
          <table:table-cell office:value-type="float" office:value="299.982"/>
          <table:table-cell office:value-type="float" office:value="299.1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8494.0"/>
          <table:table-cell office:value-type="float" office:value="2559569.0"/>
          <table:table-cell office:value-type="float" office:value="2516420.0"/>
          <table:table-cell office:value-type="float" office:value="82886.0"/>
          <table:table-cell office:value-type="float" office:value="53189.0"/>
          <table:table-cell office:value-type="float" office:value="0.0"/>
          <table:table-cell office:value-type="float" office:value="0.0"/>
          <table:table-cell office:value-type="float" office:value="237.676"/>
          <table:table-cell office:value-type="float" office:value="237.612"/>
          <table:table-cell office:value-type="float" office:value="236.81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27732.0"/>
          <table:table-cell office:value-type="float" office:value="662760.0"/>
          <table:table-cell office:value-type="float" office:value="82886.0"/>
          <table:table-cell office:value-type="float" office:value="53189.0"/>
          <table:table-cell office:value-type="float" office:value="0.0"/>
          <table:table-cell office:value-type="float" office:value="0.0"/>
          <table:table-cell table:formula="of:=MIN([.$B252];[.$O252])" office:value-type="float"/>
          <table:table-cell table:formula="of:=MIN([.$C252];[.$P252])" office:value-type="float"/>
          <table:table-cell table:formula="of:=MIN([.$D252];[.$Q252])" office:value-type="float"/>
          <table:table-cell table:formula="of:=MIN([.$E252];[.$R252])" office:value-type="float"/>
          <table:table-cell table:formula="of:=MIN([.$F252];[.$S252])" office:value-type="float"/>
          <table:table-cell table:formula="of:=MIN([.$G252];[.$T252])" office:value-type="float"/>
          <table:table-cell table:formula="of:=MIN([.$H252];[.$U252])" office:value-type="float"/>
          <table:table-cell table:formula="of:=MIN([.$I252];[.$V252])" office:value-type="float"/>
          <table:table-cell table:formula="of:=MIN([.$J252])" office:value-type="float"/>
          <table:table-cell table:formula="of:=MIN([.$K252];[.$W252])" office:value-type="float"/>
          <table:table-cell table:formula="of:=MIN([.$L252];[.$X252])" office:value-type="float"/>
          <table:table-cell table:formula="of:=MIN([.$M252];[.$Y252])" office:value-type="float"/>
          <table:table-cell table:formula="of:=MIN([.$N252];[.$Z252])" office:value-type="float"/>
          <table:table-cell table:formula="of:=MEDIAN([.$B252];[.$O252])" office:value-type="float"/>
          <table:table-cell table:formula="of:=MEDIAN([.$C252];[.$P252])" office:value-type="float"/>
          <table:table-cell table:formula="of:=MEDIAN([.$D252];[.$Q252])" office:value-type="float"/>
          <table:table-cell table:formula="of:=MEDIAN([.$E252];[.$R252])" office:value-type="float"/>
          <table:table-cell table:formula="of:=MEDIAN([.$F252];[.$S252])" office:value-type="float"/>
          <table:table-cell table:formula="of:=MEDIAN([.$G252];[.$T252])" office:value-type="float"/>
          <table:table-cell table:formula="of:=MEDIAN([.$H252];[.$U252])" office:value-type="float"/>
          <table:table-cell table:formula="of:=MEDIAN([.$I252];[.$V252])" office:value-type="float"/>
          <table:table-cell table:formula="of:=MEDIAN([.$J252])" office:value-type="float"/>
          <table:table-cell table:formula="of:=MEDIAN([.$K252];[.$W252])" office:value-type="float"/>
          <table:table-cell table:formula="of:=MEDIAN([.$L252];[.$X252])" office:value-type="float"/>
          <table:table-cell table:formula="of:=MEDIAN([.$M252];[.$Y252])" office:value-type="float"/>
          <table:table-cell table:formula="of:=MEDIAN([.$N252];[.$Z252])" office:value-type="float"/>
          <table:table-cell table:formula="of:=MAX([.$B252];[.$O252])" office:value-type="float"/>
          <table:table-cell table:formula="of:=MAX([.$C252];[.$P252])" office:value-type="float"/>
          <table:table-cell table:formula="of:=MAX([.$D252];[.$Q252])" office:value-type="float"/>
          <table:table-cell table:formula="of:=MAX([.$E252];[.$R252])" office:value-type="float"/>
          <table:table-cell table:formula="of:=MAX([.$F252];[.$S252])" office:value-type="float"/>
          <table:table-cell table:formula="of:=MAX([.$G252];[.$T252])" office:value-type="float"/>
          <table:table-cell table:formula="of:=MAX([.$H252];[.$U252])" office:value-type="float"/>
          <table:table-cell table:formula="of:=MAX([.$I252];[.$V252])" office:value-type="float"/>
          <table:table-cell table:formula="of:=MAX([.$J252])" office:value-type="float"/>
          <table:table-cell table:formula="of:=MAX([.$K252];[.$W252])" office:value-type="float"/>
          <table:table-cell table:formula="of:=MAX([.$L252];[.$X252])" office:value-type="float"/>
          <table:table-cell table:formula="of:=MAX([.$M252];[.$Y252])" office:value-type="float"/>
          <table:table-cell table:formula="of:=MAX([.$N252];[.$Z252])" office:value-type="float"/>
        </table:table-row>
        <table:table-row table:style-name="ro1">
          <table:table-cell office:value-type="string">
            <text:p>p07.pddl/19</text:p>
          </table:table-cell>
          <table:table-cell office:value-type="float" office:value="300.0"/>
          <table:table-cell office:value-type="float" office:value="299.985"/>
          <table:table-cell office:value-type="float" office:value="299.0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0861.0"/>
          <table:table-cell office:value-type="float" office:value="2882074.0"/>
          <table:table-cell office:value-type="float" office:value="2842846.0"/>
          <table:table-cell office:value-type="float" office:value="87334.0"/>
          <table:table-cell office:value-type="float" office:value="5713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9.1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41051.0"/>
          <table:table-cell office:value-type="float" office:value="807552.0"/>
          <table:table-cell office:value-type="float" office:value="87334.0"/>
          <table:table-cell office:value-type="float" office:value="57135.0"/>
          <table:table-cell office:value-type="float" office:value="0.0"/>
          <table:table-cell office:value-type="float" office:value="0.0"/>
          <table:table-cell table:formula="of:=MIN([.$B253];[.$O253])" office:value-type="float"/>
          <table:table-cell table:formula="of:=MIN([.$C253];[.$P253])" office:value-type="float"/>
          <table:table-cell table:formula="of:=MIN([.$D253];[.$Q253])" office:value-type="float"/>
          <table:table-cell table:formula="of:=MIN([.$E253];[.$R253])" office:value-type="float"/>
          <table:table-cell table:formula="of:=MIN([.$F253];[.$S253])" office:value-type="float"/>
          <table:table-cell table:formula="of:=MIN([.$G253];[.$T253])" office:value-type="float"/>
          <table:table-cell table:formula="of:=MIN([.$H253];[.$U253])" office:value-type="float"/>
          <table:table-cell table:formula="of:=MIN([.$I253];[.$V253])" office:value-type="float"/>
          <table:table-cell table:formula="of:=MIN([.$J253])" office:value-type="float"/>
          <table:table-cell table:formula="of:=MIN([.$K253];[.$W253])" office:value-type="float"/>
          <table:table-cell table:formula="of:=MIN([.$L253];[.$X253])" office:value-type="float"/>
          <table:table-cell table:formula="of:=MIN([.$M253];[.$Y253])" office:value-type="float"/>
          <table:table-cell table:formula="of:=MIN([.$N253];[.$Z253])" office:value-type="float"/>
          <table:table-cell table:formula="of:=MEDIAN([.$B253];[.$O253])" office:value-type="float"/>
          <table:table-cell table:formula="of:=MEDIAN([.$C253];[.$P253])" office:value-type="float"/>
          <table:table-cell table:formula="of:=MEDIAN([.$D253];[.$Q253])" office:value-type="float"/>
          <table:table-cell table:formula="of:=MEDIAN([.$E253];[.$R253])" office:value-type="float"/>
          <table:table-cell table:formula="of:=MEDIAN([.$F253];[.$S253])" office:value-type="float"/>
          <table:table-cell table:formula="of:=MEDIAN([.$G253];[.$T253])" office:value-type="float"/>
          <table:table-cell table:formula="of:=MEDIAN([.$H253];[.$U253])" office:value-type="float"/>
          <table:table-cell table:formula="of:=MEDIAN([.$I253];[.$V253])" office:value-type="float"/>
          <table:table-cell table:formula="of:=MEDIAN([.$J253])" office:value-type="float"/>
          <table:table-cell table:formula="of:=MEDIAN([.$K253];[.$W253])" office:value-type="float"/>
          <table:table-cell table:formula="of:=MEDIAN([.$L253];[.$X253])" office:value-type="float"/>
          <table:table-cell table:formula="of:=MEDIAN([.$M253];[.$Y253])" office:value-type="float"/>
          <table:table-cell table:formula="of:=MEDIAN([.$N253];[.$Z253])" office:value-type="float"/>
          <table:table-cell table:formula="of:=MAX([.$B253];[.$O253])" office:value-type="float"/>
          <table:table-cell table:formula="of:=MAX([.$C253];[.$P253])" office:value-type="float"/>
          <table:table-cell table:formula="of:=MAX([.$D253];[.$Q253])" office:value-type="float"/>
          <table:table-cell table:formula="of:=MAX([.$E253];[.$R253])" office:value-type="float"/>
          <table:table-cell table:formula="of:=MAX([.$F253];[.$S253])" office:value-type="float"/>
          <table:table-cell table:formula="of:=MAX([.$G253];[.$T253])" office:value-type="float"/>
          <table:table-cell table:formula="of:=MAX([.$H253];[.$U253])" office:value-type="float"/>
          <table:table-cell table:formula="of:=MAX([.$I253];[.$V253])" office:value-type="float"/>
          <table:table-cell table:formula="of:=MAX([.$J253])" office:value-type="float"/>
          <table:table-cell table:formula="of:=MAX([.$K253];[.$W253])" office:value-type="float"/>
          <table:table-cell table:formula="of:=MAX([.$L253];[.$X253])" office:value-type="float"/>
          <table:table-cell table:formula="of:=MAX([.$M253];[.$Y253])" office:value-type="float"/>
          <table:table-cell table:formula="of:=MAX([.$N253];[.$Z253])" office:value-type="float"/>
        </table:table-row>
        <table:table-row table:style-name="ro1">
          <table:table-cell office:value-type="string">
            <text:p>p07.pddl/2</text:p>
          </table:table-cell>
          <table:table-cell office:value-type="float" office:value="0.186709"/>
          <table:table-cell office:value-type="float" office:value="0.1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18.0"/>
          <table:table-cell office:value-type="float" office:value="90.0"/>
          <table:table-cell office:value-type="float" office:value="0.0"/>
          <table:table-cell office:value-type="float" office:value="0.0"/>
          <table:table-cell office:value-type="float" office:value="0.16171"/>
          <table:table-cell office:value-type="float" office:value="0.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718.0"/>
          <table:table-cell office:value-type="float" office:value="90.0"/>
          <table:table-cell office:value-type="float" office:value="0.0"/>
          <table:table-cell office:value-type="float" office:value="0.0"/>
          <table:table-cell table:formula="of:=MIN([.$B254];[.$O254])" office:value-type="float"/>
          <table:table-cell table:formula="of:=MIN([.$C254];[.$P254])" office:value-type="float"/>
          <table:table-cell table:formula="of:=MIN([.$D254];[.$Q254])" office:value-type="float"/>
          <table:table-cell table:formula="of:=MIN([.$E254];[.$R254])" office:value-type="float"/>
          <table:table-cell table:formula="of:=MIN([.$F254];[.$S254])" office:value-type="float"/>
          <table:table-cell table:formula="of:=MIN([.$G254];[.$T254])" office:value-type="float"/>
          <table:table-cell table:formula="of:=MIN([.$H254];[.$U254])" office:value-type="float"/>
          <table:table-cell table:formula="of:=MIN([.$I254];[.$V254])" office:value-type="float"/>
          <table:table-cell table:formula="of:=MIN([.$J254])" office:value-type="float"/>
          <table:table-cell table:formula="of:=MIN([.$K254];[.$W254])" office:value-type="float"/>
          <table:table-cell table:formula="of:=MIN([.$L254];[.$X254])" office:value-type="float"/>
          <table:table-cell table:formula="of:=MIN([.$M254];[.$Y254])" office:value-type="float"/>
          <table:table-cell table:formula="of:=MIN([.$N254];[.$Z254])" office:value-type="float"/>
          <table:table-cell table:formula="of:=MEDIAN([.$B254];[.$O254])" office:value-type="float"/>
          <table:table-cell table:formula="of:=MEDIAN([.$C254];[.$P254])" office:value-type="float"/>
          <table:table-cell table:formula="of:=MEDIAN([.$D254];[.$Q254])" office:value-type="float"/>
          <table:table-cell table:formula="of:=MEDIAN([.$E254];[.$R254])" office:value-type="float"/>
          <table:table-cell table:formula="of:=MEDIAN([.$F254];[.$S254])" office:value-type="float"/>
          <table:table-cell table:formula="of:=MEDIAN([.$G254];[.$T254])" office:value-type="float"/>
          <table:table-cell table:formula="of:=MEDIAN([.$H254];[.$U254])" office:value-type="float"/>
          <table:table-cell table:formula="of:=MEDIAN([.$I254];[.$V254])" office:value-type="float"/>
          <table:table-cell table:formula="of:=MEDIAN([.$J254])" office:value-type="float"/>
          <table:table-cell table:formula="of:=MEDIAN([.$K254];[.$W254])" office:value-type="float"/>
          <table:table-cell table:formula="of:=MEDIAN([.$L254];[.$X254])" office:value-type="float"/>
          <table:table-cell table:formula="of:=MEDIAN([.$M254];[.$Y254])" office:value-type="float"/>
          <table:table-cell table:formula="of:=MEDIAN([.$N254];[.$Z254])" office:value-type="float"/>
          <table:table-cell table:formula="of:=MAX([.$B254];[.$O254])" office:value-type="float"/>
          <table:table-cell table:formula="of:=MAX([.$C254];[.$P254])" office:value-type="float"/>
          <table:table-cell table:formula="of:=MAX([.$D254];[.$Q254])" office:value-type="float"/>
          <table:table-cell table:formula="of:=MAX([.$E254];[.$R254])" office:value-type="float"/>
          <table:table-cell table:formula="of:=MAX([.$F254];[.$S254])" office:value-type="float"/>
          <table:table-cell table:formula="of:=MAX([.$G254];[.$T254])" office:value-type="float"/>
          <table:table-cell table:formula="of:=MAX([.$H254];[.$U254])" office:value-type="float"/>
          <table:table-cell table:formula="of:=MAX([.$I254];[.$V254])" office:value-type="float"/>
          <table:table-cell table:formula="of:=MAX([.$J254])" office:value-type="float"/>
          <table:table-cell table:formula="of:=MAX([.$K254];[.$W254])" office:value-type="float"/>
          <table:table-cell table:formula="of:=MAX([.$L254];[.$X254])" office:value-type="float"/>
          <table:table-cell table:formula="of:=MAX([.$M254];[.$Y254])" office:value-type="float"/>
          <table:table-cell table:formula="of:=MAX([.$N254];[.$Z254])" office:value-type="float"/>
        </table:table-row>
        <table:table-row table:style-name="ro1">
          <table:table-cell office:value-type="string">
            <text:p>p07.pddl/20</text:p>
          </table:table-cell>
          <table:table-cell office:value-type="float" office:value="300.0"/>
          <table:table-cell office:value-type="float" office:value="299.986"/>
          <table:table-cell office:value-type="float" office:value="298.9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1503.0"/>
          <table:table-cell office:value-type="float" office:value="3280359.0"/>
          <table:table-cell office:value-type="float" office:value="3239060.0"/>
          <table:table-cell office:value-type="float" office:value="91782.0"/>
          <table:table-cell office:value-type="float" office:value="6108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9.0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24148.0"/>
          <table:table-cell office:value-type="float" office:value="792178.0"/>
          <table:table-cell office:value-type="float" office:value="91782.0"/>
          <table:table-cell office:value-type="float" office:value="61081.0"/>
          <table:table-cell office:value-type="float" office:value="0.0"/>
          <table:table-cell office:value-type="float" office:value="0.0"/>
          <table:table-cell table:formula="of:=MIN([.$B255];[.$O255])" office:value-type="float"/>
          <table:table-cell table:formula="of:=MIN([.$C255];[.$P255])" office:value-type="float"/>
          <table:table-cell table:formula="of:=MIN([.$D255];[.$Q255])" office:value-type="float"/>
          <table:table-cell table:formula="of:=MIN([.$E255];[.$R255])" office:value-type="float"/>
          <table:table-cell table:formula="of:=MIN([.$F255];[.$S255])" office:value-type="float"/>
          <table:table-cell table:formula="of:=MIN([.$G255];[.$T255])" office:value-type="float"/>
          <table:table-cell table:formula="of:=MIN([.$H255];[.$U255])" office:value-type="float"/>
          <table:table-cell table:formula="of:=MIN([.$I255];[.$V255])" office:value-type="float"/>
          <table:table-cell table:formula="of:=MIN([.$J255])" office:value-type="float"/>
          <table:table-cell table:formula="of:=MIN([.$K255];[.$W255])" office:value-type="float"/>
          <table:table-cell table:formula="of:=MIN([.$L255];[.$X255])" office:value-type="float"/>
          <table:table-cell table:formula="of:=MIN([.$M255];[.$Y255])" office:value-type="float"/>
          <table:table-cell table:formula="of:=MIN([.$N255];[.$Z255])" office:value-type="float"/>
          <table:table-cell table:formula="of:=MEDIAN([.$B255];[.$O255])" office:value-type="float"/>
          <table:table-cell table:formula="of:=MEDIAN([.$C255];[.$P255])" office:value-type="float"/>
          <table:table-cell table:formula="of:=MEDIAN([.$D255];[.$Q255])" office:value-type="float"/>
          <table:table-cell table:formula="of:=MEDIAN([.$E255];[.$R255])" office:value-type="float"/>
          <table:table-cell table:formula="of:=MEDIAN([.$F255];[.$S255])" office:value-type="float"/>
          <table:table-cell table:formula="of:=MEDIAN([.$G255];[.$T255])" office:value-type="float"/>
          <table:table-cell table:formula="of:=MEDIAN([.$H255];[.$U255])" office:value-type="float"/>
          <table:table-cell table:formula="of:=MEDIAN([.$I255];[.$V255])" office:value-type="float"/>
          <table:table-cell table:formula="of:=MEDIAN([.$J255])" office:value-type="float"/>
          <table:table-cell table:formula="of:=MEDIAN([.$K255];[.$W255])" office:value-type="float"/>
          <table:table-cell table:formula="of:=MEDIAN([.$L255];[.$X255])" office:value-type="float"/>
          <table:table-cell table:formula="of:=MEDIAN([.$M255];[.$Y255])" office:value-type="float"/>
          <table:table-cell table:formula="of:=MEDIAN([.$N255];[.$Z255])" office:value-type="float"/>
          <table:table-cell table:formula="of:=MAX([.$B255];[.$O255])" office:value-type="float"/>
          <table:table-cell table:formula="of:=MAX([.$C255];[.$P255])" office:value-type="float"/>
          <table:table-cell table:formula="of:=MAX([.$D255];[.$Q255])" office:value-type="float"/>
          <table:table-cell table:formula="of:=MAX([.$E255];[.$R255])" office:value-type="float"/>
          <table:table-cell table:formula="of:=MAX([.$F255];[.$S255])" office:value-type="float"/>
          <table:table-cell table:formula="of:=MAX([.$G255];[.$T255])" office:value-type="float"/>
          <table:table-cell table:formula="of:=MAX([.$H255];[.$U255])" office:value-type="float"/>
          <table:table-cell table:formula="of:=MAX([.$I255];[.$V255])" office:value-type="float"/>
          <table:table-cell table:formula="of:=MAX([.$J255])" office:value-type="float"/>
          <table:table-cell table:formula="of:=MAX([.$K255];[.$W255])" office:value-type="float"/>
          <table:table-cell table:formula="of:=MAX([.$L255];[.$X255])" office:value-type="float"/>
          <table:table-cell table:formula="of:=MAX([.$M255];[.$Y255])" office:value-type="float"/>
          <table:table-cell table:formula="of:=MAX([.$N255];[.$Z255])" office:value-type="float"/>
        </table:table-row>
        <table:table-row table:style-name="ro1">
          <table:table-cell office:value-type="string">
            <text:p>p07.pddl/21</text:p>
          </table:table-cell>
          <table:table-cell office:value-type="float" office:value="300.0"/>
          <table:table-cell office:value-type="float" office:value="299.992"/>
          <table:table-cell office:value-type="float" office:value="298.8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5708.0"/>
          <table:table-cell office:value-type="float" office:value="3399572.0"/>
          <table:table-cell office:value-type="float" office:value="3359224.0"/>
          <table:table-cell office:value-type="float" office:value="96230.0"/>
          <table:table-cell office:value-type="float" office:value="6502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0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76758.0"/>
          <table:table-cell office:value-type="float" office:value="855541.0"/>
          <table:table-cell office:value-type="float" office:value="96230.0"/>
          <table:table-cell office:value-type="float" office:value="65027.0"/>
          <table:table-cell office:value-type="float" office:value="0.0"/>
          <table:table-cell office:value-type="float" office:value="0.0"/>
          <table:table-cell table:formula="of:=MIN([.$B256];[.$O256])" office:value-type="float"/>
          <table:table-cell table:formula="of:=MIN([.$C256];[.$P256])" office:value-type="float"/>
          <table:table-cell table:formula="of:=MIN([.$D256];[.$Q256])" office:value-type="float"/>
          <table:table-cell table:formula="of:=MIN([.$E256];[.$R256])" office:value-type="float"/>
          <table:table-cell table:formula="of:=MIN([.$F256];[.$S256])" office:value-type="float"/>
          <table:table-cell table:formula="of:=MIN([.$G256];[.$T256])" office:value-type="float"/>
          <table:table-cell table:formula="of:=MIN([.$H256];[.$U256])" office:value-type="float"/>
          <table:table-cell table:formula="of:=MIN([.$I256];[.$V256])" office:value-type="float"/>
          <table:table-cell table:formula="of:=MIN([.$J256])" office:value-type="float"/>
          <table:table-cell table:formula="of:=MIN([.$K256];[.$W256])" office:value-type="float"/>
          <table:table-cell table:formula="of:=MIN([.$L256];[.$X256])" office:value-type="float"/>
          <table:table-cell table:formula="of:=MIN([.$M256];[.$Y256])" office:value-type="float"/>
          <table:table-cell table:formula="of:=MIN([.$N256];[.$Z256])" office:value-type="float"/>
          <table:table-cell table:formula="of:=MEDIAN([.$B256];[.$O256])" office:value-type="float"/>
          <table:table-cell table:formula="of:=MEDIAN([.$C256];[.$P256])" office:value-type="float"/>
          <table:table-cell table:formula="of:=MEDIAN([.$D256];[.$Q256])" office:value-type="float"/>
          <table:table-cell table:formula="of:=MEDIAN([.$E256];[.$R256])" office:value-type="float"/>
          <table:table-cell table:formula="of:=MEDIAN([.$F256];[.$S256])" office:value-type="float"/>
          <table:table-cell table:formula="of:=MEDIAN([.$G256];[.$T256])" office:value-type="float"/>
          <table:table-cell table:formula="of:=MEDIAN([.$H256];[.$U256])" office:value-type="float"/>
          <table:table-cell table:formula="of:=MEDIAN([.$I256];[.$V256])" office:value-type="float"/>
          <table:table-cell table:formula="of:=MEDIAN([.$J256])" office:value-type="float"/>
          <table:table-cell table:formula="of:=MEDIAN([.$K256];[.$W256])" office:value-type="float"/>
          <table:table-cell table:formula="of:=MEDIAN([.$L256];[.$X256])" office:value-type="float"/>
          <table:table-cell table:formula="of:=MEDIAN([.$M256];[.$Y256])" office:value-type="float"/>
          <table:table-cell table:formula="of:=MEDIAN([.$N256];[.$Z256])" office:value-type="float"/>
          <table:table-cell table:formula="of:=MAX([.$B256];[.$O256])" office:value-type="float"/>
          <table:table-cell table:formula="of:=MAX([.$C256];[.$P256])" office:value-type="float"/>
          <table:table-cell table:formula="of:=MAX([.$D256];[.$Q256])" office:value-type="float"/>
          <table:table-cell table:formula="of:=MAX([.$E256];[.$R256])" office:value-type="float"/>
          <table:table-cell table:formula="of:=MAX([.$F256];[.$S256])" office:value-type="float"/>
          <table:table-cell table:formula="of:=MAX([.$G256];[.$T256])" office:value-type="float"/>
          <table:table-cell table:formula="of:=MAX([.$H256];[.$U256])" office:value-type="float"/>
          <table:table-cell table:formula="of:=MAX([.$I256];[.$V256])" office:value-type="float"/>
          <table:table-cell table:formula="of:=MAX([.$J256])" office:value-type="float"/>
          <table:table-cell table:formula="of:=MAX([.$K256];[.$W256])" office:value-type="float"/>
          <table:table-cell table:formula="of:=MAX([.$L256];[.$X256])" office:value-type="float"/>
          <table:table-cell table:formula="of:=MAX([.$M256];[.$Y256])" office:value-type="float"/>
          <table:table-cell table:formula="of:=MAX([.$N256];[.$Z256])" office:value-type="float"/>
        </table:table-row>
        <table:table-row table:style-name="ro1">
          <table:table-cell office:value-type="string">
            <text:p>p07.pddl/22</text:p>
          </table:table-cell>
          <table:table-cell office:value-type="float" office:value="300.0"/>
          <table:table-cell office:value-type="float" office:value="299.989"/>
          <table:table-cell office:value-type="float" office:value="298.8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0466.0"/>
          <table:table-cell office:value-type="float" office:value="4084928.0"/>
          <table:table-cell office:value-type="float" office:value="4045796.0"/>
          <table:table-cell office:value-type="float" office:value="100678.0"/>
          <table:table-cell office:value-type="float" office:value="6897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9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7747.0"/>
          <table:table-cell office:value-type="float" office:value="710326.0"/>
          <table:table-cell office:value-type="float" office:value="100678.0"/>
          <table:table-cell office:value-type="float" office:value="68973.0"/>
          <table:table-cell office:value-type="float" office:value="0.0"/>
          <table:table-cell office:value-type="float" office:value="0.0"/>
          <table:table-cell table:formula="of:=MIN([.$B257];[.$O257])" office:value-type="float"/>
          <table:table-cell table:formula="of:=MIN([.$C257];[.$P257])" office:value-type="float"/>
          <table:table-cell table:formula="of:=MIN([.$D257];[.$Q257])" office:value-type="float"/>
          <table:table-cell table:formula="of:=MIN([.$E257];[.$R257])" office:value-type="float"/>
          <table:table-cell table:formula="of:=MIN([.$F257];[.$S257])" office:value-type="float"/>
          <table:table-cell table:formula="of:=MIN([.$G257];[.$T257])" office:value-type="float"/>
          <table:table-cell table:formula="of:=MIN([.$H257];[.$U257])" office:value-type="float"/>
          <table:table-cell table:formula="of:=MIN([.$I257];[.$V257])" office:value-type="float"/>
          <table:table-cell table:formula="of:=MIN([.$J257])" office:value-type="float"/>
          <table:table-cell table:formula="of:=MIN([.$K257];[.$W257])" office:value-type="float"/>
          <table:table-cell table:formula="of:=MIN([.$L257];[.$X257])" office:value-type="float"/>
          <table:table-cell table:formula="of:=MIN([.$M257];[.$Y257])" office:value-type="float"/>
          <table:table-cell table:formula="of:=MIN([.$N257];[.$Z257])" office:value-type="float"/>
          <table:table-cell table:formula="of:=MEDIAN([.$B257];[.$O257])" office:value-type="float"/>
          <table:table-cell table:formula="of:=MEDIAN([.$C257];[.$P257])" office:value-type="float"/>
          <table:table-cell table:formula="of:=MEDIAN([.$D257];[.$Q257])" office:value-type="float"/>
          <table:table-cell table:formula="of:=MEDIAN([.$E257];[.$R257])" office:value-type="float"/>
          <table:table-cell table:formula="of:=MEDIAN([.$F257];[.$S257])" office:value-type="float"/>
          <table:table-cell table:formula="of:=MEDIAN([.$G257];[.$T257])" office:value-type="float"/>
          <table:table-cell table:formula="of:=MEDIAN([.$H257];[.$U257])" office:value-type="float"/>
          <table:table-cell table:formula="of:=MEDIAN([.$I257];[.$V257])" office:value-type="float"/>
          <table:table-cell table:formula="of:=MEDIAN([.$J257])" office:value-type="float"/>
          <table:table-cell table:formula="of:=MEDIAN([.$K257];[.$W257])" office:value-type="float"/>
          <table:table-cell table:formula="of:=MEDIAN([.$L257];[.$X257])" office:value-type="float"/>
          <table:table-cell table:formula="of:=MEDIAN([.$M257];[.$Y257])" office:value-type="float"/>
          <table:table-cell table:formula="of:=MEDIAN([.$N257];[.$Z257])" office:value-type="float"/>
          <table:table-cell table:formula="of:=MAX([.$B257];[.$O257])" office:value-type="float"/>
          <table:table-cell table:formula="of:=MAX([.$C257];[.$P257])" office:value-type="float"/>
          <table:table-cell table:formula="of:=MAX([.$D257];[.$Q257])" office:value-type="float"/>
          <table:table-cell table:formula="of:=MAX([.$E257];[.$R257])" office:value-type="float"/>
          <table:table-cell table:formula="of:=MAX([.$F257];[.$S257])" office:value-type="float"/>
          <table:table-cell table:formula="of:=MAX([.$G257];[.$T257])" office:value-type="float"/>
          <table:table-cell table:formula="of:=MAX([.$H257];[.$U257])" office:value-type="float"/>
          <table:table-cell table:formula="of:=MAX([.$I257];[.$V257])" office:value-type="float"/>
          <table:table-cell table:formula="of:=MAX([.$J257])" office:value-type="float"/>
          <table:table-cell table:formula="of:=MAX([.$K257];[.$W257])" office:value-type="float"/>
          <table:table-cell table:formula="of:=MAX([.$L257];[.$X257])" office:value-type="float"/>
          <table:table-cell table:formula="of:=MAX([.$M257];[.$Y257])" office:value-type="float"/>
          <table:table-cell table:formula="of:=MAX([.$N257];[.$Z257])" office:value-type="float"/>
        </table:table-row>
        <table:table-row table:style-name="ro1">
          <table:table-cell office:value-type="string">
            <text:p>p07.pddl/23</text:p>
          </table:table-cell>
          <table:table-cell office:value-type="float" office:value="300.0"/>
          <table:table-cell office:value-type="float" office:value="299.991"/>
          <table:table-cell office:value-type="float" office:value="298.8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08295.0"/>
          <table:table-cell office:value-type="float" office:value="4197761.0"/>
          <table:table-cell office:value-type="float" office:value="4158938.0"/>
          <table:table-cell office:value-type="float" office:value="105126.0"/>
          <table:table-cell office:value-type="float" office:value="729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8.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5238.0"/>
          <table:table-cell office:value-type="float" office:value="695769.0"/>
          <table:table-cell office:value-type="float" office:value="105126.0"/>
          <table:table-cell office:value-type="float" office:value="72919.0"/>
          <table:table-cell office:value-type="float" office:value="0.0"/>
          <table:table-cell office:value-type="float" office:value="0.0"/>
          <table:table-cell table:formula="of:=MIN([.$B258];[.$O258])" office:value-type="float"/>
          <table:table-cell table:formula="of:=MIN([.$C258];[.$P258])" office:value-type="float"/>
          <table:table-cell table:formula="of:=MIN([.$D258];[.$Q258])" office:value-type="float"/>
          <table:table-cell table:formula="of:=MIN([.$E258];[.$R258])" office:value-type="float"/>
          <table:table-cell table:formula="of:=MIN([.$F258];[.$S258])" office:value-type="float"/>
          <table:table-cell table:formula="of:=MIN([.$G258];[.$T258])" office:value-type="float"/>
          <table:table-cell table:formula="of:=MIN([.$H258];[.$U258])" office:value-type="float"/>
          <table:table-cell table:formula="of:=MIN([.$I258];[.$V258])" office:value-type="float"/>
          <table:table-cell table:formula="of:=MIN([.$J258])" office:value-type="float"/>
          <table:table-cell table:formula="of:=MIN([.$K258];[.$W258])" office:value-type="float"/>
          <table:table-cell table:formula="of:=MIN([.$L258];[.$X258])" office:value-type="float"/>
          <table:table-cell table:formula="of:=MIN([.$M258];[.$Y258])" office:value-type="float"/>
          <table:table-cell table:formula="of:=MIN([.$N258];[.$Z258])" office:value-type="float"/>
          <table:table-cell table:formula="of:=MEDIAN([.$B258];[.$O258])" office:value-type="float"/>
          <table:table-cell table:formula="of:=MEDIAN([.$C258];[.$P258])" office:value-type="float"/>
          <table:table-cell table:formula="of:=MEDIAN([.$D258];[.$Q258])" office:value-type="float"/>
          <table:table-cell table:formula="of:=MEDIAN([.$E258];[.$R258])" office:value-type="float"/>
          <table:table-cell table:formula="of:=MEDIAN([.$F258];[.$S258])" office:value-type="float"/>
          <table:table-cell table:formula="of:=MEDIAN([.$G258];[.$T258])" office:value-type="float"/>
          <table:table-cell table:formula="of:=MEDIAN([.$H258];[.$U258])" office:value-type="float"/>
          <table:table-cell table:formula="of:=MEDIAN([.$I258];[.$V258])" office:value-type="float"/>
          <table:table-cell table:formula="of:=MEDIAN([.$J258])" office:value-type="float"/>
          <table:table-cell table:formula="of:=MEDIAN([.$K258];[.$W258])" office:value-type="float"/>
          <table:table-cell table:formula="of:=MEDIAN([.$L258];[.$X258])" office:value-type="float"/>
          <table:table-cell table:formula="of:=MEDIAN([.$M258];[.$Y258])" office:value-type="float"/>
          <table:table-cell table:formula="of:=MEDIAN([.$N258];[.$Z258])" office:value-type="float"/>
          <table:table-cell table:formula="of:=MAX([.$B258];[.$O258])" office:value-type="float"/>
          <table:table-cell table:formula="of:=MAX([.$C258];[.$P258])" office:value-type="float"/>
          <table:table-cell table:formula="of:=MAX([.$D258];[.$Q258])" office:value-type="float"/>
          <table:table-cell table:formula="of:=MAX([.$E258];[.$R258])" office:value-type="float"/>
          <table:table-cell table:formula="of:=MAX([.$F258];[.$S258])" office:value-type="float"/>
          <table:table-cell table:formula="of:=MAX([.$G258];[.$T258])" office:value-type="float"/>
          <table:table-cell table:formula="of:=MAX([.$H258];[.$U258])" office:value-type="float"/>
          <table:table-cell table:formula="of:=MAX([.$I258];[.$V258])" office:value-type="float"/>
          <table:table-cell table:formula="of:=MAX([.$J258])" office:value-type="float"/>
          <table:table-cell table:formula="of:=MAX([.$K258];[.$W258])" office:value-type="float"/>
          <table:table-cell table:formula="of:=MAX([.$L258];[.$X258])" office:value-type="float"/>
          <table:table-cell table:formula="of:=MAX([.$M258];[.$Y258])" office:value-type="float"/>
          <table:table-cell table:formula="of:=MAX([.$N258];[.$Z258])" office:value-type="float"/>
        </table:table-row>
        <table:table-row table:style-name="ro1">
          <table:table-cell office:value-type="string">
            <text:p>p07.pddl/24</text:p>
          </table:table-cell>
          <table:table-cell office:value-type="float" office:value="300.0"/>
          <table:table-cell office:value-type="float" office:value="299.96"/>
          <table:table-cell office:value-type="float" office:value="298.7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2776.0"/>
          <table:table-cell office:value-type="float" office:value="4281234.0"/>
          <table:table-cell office:value-type="float" office:value="4248213.0"/>
          <table:table-cell office:value-type="float" office:value="109574.0"/>
          <table:table-cell office:value-type="float" office:value="7686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8.8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3716.0"/>
          <table:table-cell office:value-type="float" office:value="650598.0"/>
          <table:table-cell office:value-type="float" office:value="109574.0"/>
          <table:table-cell office:value-type="float" office:value="76865.0"/>
          <table:table-cell office:value-type="float" office:value="0.0"/>
          <table:table-cell office:value-type="float" office:value="0.0"/>
          <table:table-cell table:formula="of:=MIN([.$B259];[.$O259])" office:value-type="float"/>
          <table:table-cell table:formula="of:=MIN([.$C259];[.$P259])" office:value-type="float"/>
          <table:table-cell table:formula="of:=MIN([.$D259];[.$Q259])" office:value-type="float"/>
          <table:table-cell table:formula="of:=MIN([.$E259];[.$R259])" office:value-type="float"/>
          <table:table-cell table:formula="of:=MIN([.$F259];[.$S259])" office:value-type="float"/>
          <table:table-cell table:formula="of:=MIN([.$G259];[.$T259])" office:value-type="float"/>
          <table:table-cell table:formula="of:=MIN([.$H259];[.$U259])" office:value-type="float"/>
          <table:table-cell table:formula="of:=MIN([.$I259];[.$V259])" office:value-type="float"/>
          <table:table-cell table:formula="of:=MIN([.$J259])" office:value-type="float"/>
          <table:table-cell table:formula="of:=MIN([.$K259];[.$W259])" office:value-type="float"/>
          <table:table-cell table:formula="of:=MIN([.$L259];[.$X259])" office:value-type="float"/>
          <table:table-cell table:formula="of:=MIN([.$M259];[.$Y259])" office:value-type="float"/>
          <table:table-cell table:formula="of:=MIN([.$N259];[.$Z259])" office:value-type="float"/>
          <table:table-cell table:formula="of:=MEDIAN([.$B259];[.$O259])" office:value-type="float"/>
          <table:table-cell table:formula="of:=MEDIAN([.$C259];[.$P259])" office:value-type="float"/>
          <table:table-cell table:formula="of:=MEDIAN([.$D259];[.$Q259])" office:value-type="float"/>
          <table:table-cell table:formula="of:=MEDIAN([.$E259];[.$R259])" office:value-type="float"/>
          <table:table-cell table:formula="of:=MEDIAN([.$F259];[.$S259])" office:value-type="float"/>
          <table:table-cell table:formula="of:=MEDIAN([.$G259];[.$T259])" office:value-type="float"/>
          <table:table-cell table:formula="of:=MEDIAN([.$H259];[.$U259])" office:value-type="float"/>
          <table:table-cell table:formula="of:=MEDIAN([.$I259];[.$V259])" office:value-type="float"/>
          <table:table-cell table:formula="of:=MEDIAN([.$J259])" office:value-type="float"/>
          <table:table-cell table:formula="of:=MEDIAN([.$K259];[.$W259])" office:value-type="float"/>
          <table:table-cell table:formula="of:=MEDIAN([.$L259];[.$X259])" office:value-type="float"/>
          <table:table-cell table:formula="of:=MEDIAN([.$M259];[.$Y259])" office:value-type="float"/>
          <table:table-cell table:formula="of:=MEDIAN([.$N259];[.$Z259])" office:value-type="float"/>
          <table:table-cell table:formula="of:=MAX([.$B259];[.$O259])" office:value-type="float"/>
          <table:table-cell table:formula="of:=MAX([.$C259];[.$P259])" office:value-type="float"/>
          <table:table-cell table:formula="of:=MAX([.$D259];[.$Q259])" office:value-type="float"/>
          <table:table-cell table:formula="of:=MAX([.$E259];[.$R259])" office:value-type="float"/>
          <table:table-cell table:formula="of:=MAX([.$F259];[.$S259])" office:value-type="float"/>
          <table:table-cell table:formula="of:=MAX([.$G259];[.$T259])" office:value-type="float"/>
          <table:table-cell table:formula="of:=MAX([.$H259];[.$U259])" office:value-type="float"/>
          <table:table-cell table:formula="of:=MAX([.$I259];[.$V259])" office:value-type="float"/>
          <table:table-cell table:formula="of:=MAX([.$J259])" office:value-type="float"/>
          <table:table-cell table:formula="of:=MAX([.$K259];[.$W259])" office:value-type="float"/>
          <table:table-cell table:formula="of:=MAX([.$L259];[.$X259])" office:value-type="float"/>
          <table:table-cell table:formula="of:=MAX([.$M259];[.$Y259])" office:value-type="float"/>
          <table:table-cell table:formula="of:=MAX([.$N259];[.$Z259])" office:value-type="float"/>
        </table:table-row>
        <table:table-row table:style-name="ro1">
          <table:table-cell office:value-type="string">
            <text:p>p07.pddl/25</text:p>
          </table:table-cell>
          <table:table-cell office:value-type="float" office:value="300.0"/>
          <table:table-cell office:value-type="float" office:value="299.99"/>
          <table:table-cell office:value-type="float" office:value="298.6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3365.0"/>
          <table:table-cell office:value-type="float" office:value="4532536.0"/>
          <table:table-cell office:value-type="float" office:value="4499090.0"/>
          <table:table-cell office:value-type="float" office:value="114022.0"/>
          <table:table-cell office:value-type="float" office:value="8081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7481.0"/>
          <table:table-cell office:value-type="float" office:value="728566.0"/>
          <table:table-cell office:value-type="float" office:value="114022.0"/>
          <table:table-cell office:value-type="float" office:value="80811.0"/>
          <table:table-cell office:value-type="float" office:value="0.0"/>
          <table:table-cell office:value-type="float" office:value="0.0"/>
          <table:table-cell table:formula="of:=MIN([.$B260];[.$O260])" office:value-type="float"/>
          <table:table-cell table:formula="of:=MIN([.$C260];[.$P260])" office:value-type="float"/>
          <table:table-cell table:formula="of:=MIN([.$D260];[.$Q260])" office:value-type="float"/>
          <table:table-cell table:formula="of:=MIN([.$E260];[.$R260])" office:value-type="float"/>
          <table:table-cell table:formula="of:=MIN([.$F260];[.$S260])" office:value-type="float"/>
          <table:table-cell table:formula="of:=MIN([.$G260];[.$T260])" office:value-type="float"/>
          <table:table-cell table:formula="of:=MIN([.$H260];[.$U260])" office:value-type="float"/>
          <table:table-cell table:formula="of:=MIN([.$I260];[.$V260])" office:value-type="float"/>
          <table:table-cell table:formula="of:=MIN([.$J260])" office:value-type="float"/>
          <table:table-cell table:formula="of:=MIN([.$K260];[.$W260])" office:value-type="float"/>
          <table:table-cell table:formula="of:=MIN([.$L260];[.$X260])" office:value-type="float"/>
          <table:table-cell table:formula="of:=MIN([.$M260];[.$Y260])" office:value-type="float"/>
          <table:table-cell table:formula="of:=MIN([.$N260];[.$Z260])" office:value-type="float"/>
          <table:table-cell table:formula="of:=MEDIAN([.$B260];[.$O260])" office:value-type="float"/>
          <table:table-cell table:formula="of:=MEDIAN([.$C260];[.$P260])" office:value-type="float"/>
          <table:table-cell table:formula="of:=MEDIAN([.$D260];[.$Q260])" office:value-type="float"/>
          <table:table-cell table:formula="of:=MEDIAN([.$E260];[.$R260])" office:value-type="float"/>
          <table:table-cell table:formula="of:=MEDIAN([.$F260];[.$S260])" office:value-type="float"/>
          <table:table-cell table:formula="of:=MEDIAN([.$G260];[.$T260])" office:value-type="float"/>
          <table:table-cell table:formula="of:=MEDIAN([.$H260];[.$U260])" office:value-type="float"/>
          <table:table-cell table:formula="of:=MEDIAN([.$I260];[.$V260])" office:value-type="float"/>
          <table:table-cell table:formula="of:=MEDIAN([.$J260])" office:value-type="float"/>
          <table:table-cell table:formula="of:=MEDIAN([.$K260];[.$W260])" office:value-type="float"/>
          <table:table-cell table:formula="of:=MEDIAN([.$L260];[.$X260])" office:value-type="float"/>
          <table:table-cell table:formula="of:=MEDIAN([.$M260];[.$Y260])" office:value-type="float"/>
          <table:table-cell table:formula="of:=MEDIAN([.$N260];[.$Z260])" office:value-type="float"/>
          <table:table-cell table:formula="of:=MAX([.$B260];[.$O260])" office:value-type="float"/>
          <table:table-cell table:formula="of:=MAX([.$C260];[.$P260])" office:value-type="float"/>
          <table:table-cell table:formula="of:=MAX([.$D260];[.$Q260])" office:value-type="float"/>
          <table:table-cell table:formula="of:=MAX([.$E260];[.$R260])" office:value-type="float"/>
          <table:table-cell table:formula="of:=MAX([.$F260];[.$S260])" office:value-type="float"/>
          <table:table-cell table:formula="of:=MAX([.$G260];[.$T260])" office:value-type="float"/>
          <table:table-cell table:formula="of:=MAX([.$H260];[.$U260])" office:value-type="float"/>
          <table:table-cell table:formula="of:=MAX([.$I260];[.$V260])" office:value-type="float"/>
          <table:table-cell table:formula="of:=MAX([.$J260])" office:value-type="float"/>
          <table:table-cell table:formula="of:=MAX([.$K260];[.$W260])" office:value-type="float"/>
          <table:table-cell table:formula="of:=MAX([.$L260];[.$X260])" office:value-type="float"/>
          <table:table-cell table:formula="of:=MAX([.$M260];[.$Y260])" office:value-type="float"/>
          <table:table-cell table:formula="of:=MAX([.$N260];[.$Z260])" office:value-type="float"/>
        </table:table-row>
        <table:table-row table:style-name="ro1">
          <table:table-cell office:value-type="string">
            <text:p>p07.pddl/26</text:p>
          </table:table-cell>
          <table:table-cell office:value-type="float" office:value="300.0"/>
          <table:table-cell office:value-type="float" office:value="299.992"/>
          <table:table-cell office:value-type="float" office:value="298.6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4428.0"/>
          <table:table-cell office:value-type="float" office:value="4738182.0"/>
          <table:table-cell office:value-type="float" office:value="4704897.0"/>
          <table:table-cell office:value-type="float" office:value="118470.0"/>
          <table:table-cell office:value-type="float" office:value="8475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7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22701.0"/>
          <table:table-cell office:value-type="float" office:value="680478.0"/>
          <table:table-cell office:value-type="float" office:value="118470.0"/>
          <table:table-cell office:value-type="float" office:value="84757.0"/>
          <table:table-cell office:value-type="float" office:value="0.0"/>
          <table:table-cell office:value-type="float" office:value="0.0"/>
          <table:table-cell table:formula="of:=MIN([.$B261];[.$O261])" office:value-type="float"/>
          <table:table-cell table:formula="of:=MIN([.$C261];[.$P261])" office:value-type="float"/>
          <table:table-cell table:formula="of:=MIN([.$D261];[.$Q261])" office:value-type="float"/>
          <table:table-cell table:formula="of:=MIN([.$E261];[.$R261])" office:value-type="float"/>
          <table:table-cell table:formula="of:=MIN([.$F261];[.$S261])" office:value-type="float"/>
          <table:table-cell table:formula="of:=MIN([.$G261];[.$T261])" office:value-type="float"/>
          <table:table-cell table:formula="of:=MIN([.$H261];[.$U261])" office:value-type="float"/>
          <table:table-cell table:formula="of:=MIN([.$I261];[.$V261])" office:value-type="float"/>
          <table:table-cell table:formula="of:=MIN([.$J261])" office:value-type="float"/>
          <table:table-cell table:formula="of:=MIN([.$K261];[.$W261])" office:value-type="float"/>
          <table:table-cell table:formula="of:=MIN([.$L261];[.$X261])" office:value-type="float"/>
          <table:table-cell table:formula="of:=MIN([.$M261];[.$Y261])" office:value-type="float"/>
          <table:table-cell table:formula="of:=MIN([.$N261];[.$Z261])" office:value-type="float"/>
          <table:table-cell table:formula="of:=MEDIAN([.$B261];[.$O261])" office:value-type="float"/>
          <table:table-cell table:formula="of:=MEDIAN([.$C261];[.$P261])" office:value-type="float"/>
          <table:table-cell table:formula="of:=MEDIAN([.$D261];[.$Q261])" office:value-type="float"/>
          <table:table-cell table:formula="of:=MEDIAN([.$E261];[.$R261])" office:value-type="float"/>
          <table:table-cell table:formula="of:=MEDIAN([.$F261];[.$S261])" office:value-type="float"/>
          <table:table-cell table:formula="of:=MEDIAN([.$G261];[.$T261])" office:value-type="float"/>
          <table:table-cell table:formula="of:=MEDIAN([.$H261];[.$U261])" office:value-type="float"/>
          <table:table-cell table:formula="of:=MEDIAN([.$I261];[.$V261])" office:value-type="float"/>
          <table:table-cell table:formula="of:=MEDIAN([.$J261])" office:value-type="float"/>
          <table:table-cell table:formula="of:=MEDIAN([.$K261];[.$W261])" office:value-type="float"/>
          <table:table-cell table:formula="of:=MEDIAN([.$L261];[.$X261])" office:value-type="float"/>
          <table:table-cell table:formula="of:=MEDIAN([.$M261];[.$Y261])" office:value-type="float"/>
          <table:table-cell table:formula="of:=MEDIAN([.$N261];[.$Z261])" office:value-type="float"/>
          <table:table-cell table:formula="of:=MAX([.$B261];[.$O261])" office:value-type="float"/>
          <table:table-cell table:formula="of:=MAX([.$C261];[.$P261])" office:value-type="float"/>
          <table:table-cell table:formula="of:=MAX([.$D261];[.$Q261])" office:value-type="float"/>
          <table:table-cell table:formula="of:=MAX([.$E261];[.$R261])" office:value-type="float"/>
          <table:table-cell table:formula="of:=MAX([.$F261];[.$S261])" office:value-type="float"/>
          <table:table-cell table:formula="of:=MAX([.$G261];[.$T261])" office:value-type="float"/>
          <table:table-cell table:formula="of:=MAX([.$H261];[.$U261])" office:value-type="float"/>
          <table:table-cell table:formula="of:=MAX([.$I261];[.$V261])" office:value-type="float"/>
          <table:table-cell table:formula="of:=MAX([.$J261])" office:value-type="float"/>
          <table:table-cell table:formula="of:=MAX([.$K261];[.$W261])" office:value-type="float"/>
          <table:table-cell table:formula="of:=MAX([.$L261];[.$X261])" office:value-type="float"/>
          <table:table-cell table:formula="of:=MAX([.$M261];[.$Y261])" office:value-type="float"/>
          <table:table-cell table:formula="of:=MAX([.$N261];[.$Z261])" office:value-type="float"/>
        </table:table-row>
        <table:table-row table:style-name="ro1">
          <table:table-cell office:value-type="string">
            <text:p>p07.pddl/27</text:p>
          </table:table-cell>
          <table:table-cell office:value-type="float" office:value="300.0"/>
          <table:table-cell office:value-type="float" office:value="299.993"/>
          <table:table-cell office:value-type="float" office:value="298.5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59554.0"/>
          <table:table-cell office:value-type="float" office:value="4797890.0"/>
          <table:table-cell office:value-type="float" office:value="4762185.0"/>
          <table:table-cell office:value-type="float" office:value="122918.0"/>
          <table:table-cell office:value-type="float" office:value="8870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2989.0"/>
          <table:table-cell office:value-type="float" office:value="681842.0"/>
          <table:table-cell office:value-type="float" office:value="122918.0"/>
          <table:table-cell office:value-type="float" office:value="88703.0"/>
          <table:table-cell office:value-type="float" office:value="0.0"/>
          <table:table-cell office:value-type="float" office:value="0.0"/>
          <table:table-cell table:formula="of:=MIN([.$B262];[.$O262])" office:value-type="float"/>
          <table:table-cell table:formula="of:=MIN([.$C262];[.$P262])" office:value-type="float"/>
          <table:table-cell table:formula="of:=MIN([.$D262];[.$Q262])" office:value-type="float"/>
          <table:table-cell table:formula="of:=MIN([.$E262];[.$R262])" office:value-type="float"/>
          <table:table-cell table:formula="of:=MIN([.$F262];[.$S262])" office:value-type="float"/>
          <table:table-cell table:formula="of:=MIN([.$G262];[.$T262])" office:value-type="float"/>
          <table:table-cell table:formula="of:=MIN([.$H262];[.$U262])" office:value-type="float"/>
          <table:table-cell table:formula="of:=MIN([.$I262];[.$V262])" office:value-type="float"/>
          <table:table-cell table:formula="of:=MIN([.$J262])" office:value-type="float"/>
          <table:table-cell table:formula="of:=MIN([.$K262];[.$W262])" office:value-type="float"/>
          <table:table-cell table:formula="of:=MIN([.$L262];[.$X262])" office:value-type="float"/>
          <table:table-cell table:formula="of:=MIN([.$M262];[.$Y262])" office:value-type="float"/>
          <table:table-cell table:formula="of:=MIN([.$N262];[.$Z262])" office:value-type="float"/>
          <table:table-cell table:formula="of:=MEDIAN([.$B262];[.$O262])" office:value-type="float"/>
          <table:table-cell table:formula="of:=MEDIAN([.$C262];[.$P262])" office:value-type="float"/>
          <table:table-cell table:formula="of:=MEDIAN([.$D262];[.$Q262])" office:value-type="float"/>
          <table:table-cell table:formula="of:=MEDIAN([.$E262];[.$R262])" office:value-type="float"/>
          <table:table-cell table:formula="of:=MEDIAN([.$F262];[.$S262])" office:value-type="float"/>
          <table:table-cell table:formula="of:=MEDIAN([.$G262];[.$T262])" office:value-type="float"/>
          <table:table-cell table:formula="of:=MEDIAN([.$H262];[.$U262])" office:value-type="float"/>
          <table:table-cell table:formula="of:=MEDIAN([.$I262];[.$V262])" office:value-type="float"/>
          <table:table-cell table:formula="of:=MEDIAN([.$J262])" office:value-type="float"/>
          <table:table-cell table:formula="of:=MEDIAN([.$K262];[.$W262])" office:value-type="float"/>
          <table:table-cell table:formula="of:=MEDIAN([.$L262];[.$X262])" office:value-type="float"/>
          <table:table-cell table:formula="of:=MEDIAN([.$M262];[.$Y262])" office:value-type="float"/>
          <table:table-cell table:formula="of:=MEDIAN([.$N262];[.$Z262])" office:value-type="float"/>
          <table:table-cell table:formula="of:=MAX([.$B262];[.$O262])" office:value-type="float"/>
          <table:table-cell table:formula="of:=MAX([.$C262];[.$P262])" office:value-type="float"/>
          <table:table-cell table:formula="of:=MAX([.$D262];[.$Q262])" office:value-type="float"/>
          <table:table-cell table:formula="of:=MAX([.$E262];[.$R262])" office:value-type="float"/>
          <table:table-cell table:formula="of:=MAX([.$F262];[.$S262])" office:value-type="float"/>
          <table:table-cell table:formula="of:=MAX([.$G262];[.$T262])" office:value-type="float"/>
          <table:table-cell table:formula="of:=MAX([.$H262];[.$U262])" office:value-type="float"/>
          <table:table-cell table:formula="of:=MAX([.$I262];[.$V262])" office:value-type="float"/>
          <table:table-cell table:formula="of:=MAX([.$J262])" office:value-type="float"/>
          <table:table-cell table:formula="of:=MAX([.$K262];[.$W262])" office:value-type="float"/>
          <table:table-cell table:formula="of:=MAX([.$L262];[.$X262])" office:value-type="float"/>
          <table:table-cell table:formula="of:=MAX([.$M262];[.$Y262])" office:value-type="float"/>
          <table:table-cell table:formula="of:=MAX([.$N262];[.$Z262])" office:value-type="float"/>
        </table:table-row>
        <table:table-row table:style-name="ro1">
          <table:table-cell office:value-type="string">
            <text:p>p07.pddl/28</text:p>
          </table:table-cell>
          <table:table-cell office:value-type="float" office:value="300.0"/>
          <table:table-cell office:value-type="float" office:value="299.986"/>
          <table:table-cell office:value-type="float" office:value="298.5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5878.0"/>
          <table:table-cell office:value-type="float" office:value="5417452.0"/>
          <table:table-cell office:value-type="float" office:value="5382537.0"/>
          <table:table-cell office:value-type="float" office:value="127366.0"/>
          <table:table-cell office:value-type="float" office:value="926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6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27927.0"/>
          <table:table-cell office:value-type="float" office:value="677278.0"/>
          <table:table-cell office:value-type="float" office:value="127366.0"/>
          <table:table-cell office:value-type="float" office:value="92649.0"/>
          <table:table-cell office:value-type="float" office:value="0.0"/>
          <table:table-cell office:value-type="float" office:value="0.0"/>
          <table:table-cell table:formula="of:=MIN([.$B263];[.$O263])" office:value-type="float"/>
          <table:table-cell table:formula="of:=MIN([.$C263];[.$P263])" office:value-type="float"/>
          <table:table-cell table:formula="of:=MIN([.$D263];[.$Q263])" office:value-type="float"/>
          <table:table-cell table:formula="of:=MIN([.$E263];[.$R263])" office:value-type="float"/>
          <table:table-cell table:formula="of:=MIN([.$F263];[.$S263])" office:value-type="float"/>
          <table:table-cell table:formula="of:=MIN([.$G263];[.$T263])" office:value-type="float"/>
          <table:table-cell table:formula="of:=MIN([.$H263];[.$U263])" office:value-type="float"/>
          <table:table-cell table:formula="of:=MIN([.$I263];[.$V263])" office:value-type="float"/>
          <table:table-cell table:formula="of:=MIN([.$J263])" office:value-type="float"/>
          <table:table-cell table:formula="of:=MIN([.$K263];[.$W263])" office:value-type="float"/>
          <table:table-cell table:formula="of:=MIN([.$L263];[.$X263])" office:value-type="float"/>
          <table:table-cell table:formula="of:=MIN([.$M263];[.$Y263])" office:value-type="float"/>
          <table:table-cell table:formula="of:=MIN([.$N263];[.$Z263])" office:value-type="float"/>
          <table:table-cell table:formula="of:=MEDIAN([.$B263];[.$O263])" office:value-type="float"/>
          <table:table-cell table:formula="of:=MEDIAN([.$C263];[.$P263])" office:value-type="float"/>
          <table:table-cell table:formula="of:=MEDIAN([.$D263];[.$Q263])" office:value-type="float"/>
          <table:table-cell table:formula="of:=MEDIAN([.$E263];[.$R263])" office:value-type="float"/>
          <table:table-cell table:formula="of:=MEDIAN([.$F263];[.$S263])" office:value-type="float"/>
          <table:table-cell table:formula="of:=MEDIAN([.$G263];[.$T263])" office:value-type="float"/>
          <table:table-cell table:formula="of:=MEDIAN([.$H263];[.$U263])" office:value-type="float"/>
          <table:table-cell table:formula="of:=MEDIAN([.$I263];[.$V263])" office:value-type="float"/>
          <table:table-cell table:formula="of:=MEDIAN([.$J263])" office:value-type="float"/>
          <table:table-cell table:formula="of:=MEDIAN([.$K263];[.$W263])" office:value-type="float"/>
          <table:table-cell table:formula="of:=MEDIAN([.$L263];[.$X263])" office:value-type="float"/>
          <table:table-cell table:formula="of:=MEDIAN([.$M263];[.$Y263])" office:value-type="float"/>
          <table:table-cell table:formula="of:=MEDIAN([.$N263];[.$Z263])" office:value-type="float"/>
          <table:table-cell table:formula="of:=MAX([.$B263];[.$O263])" office:value-type="float"/>
          <table:table-cell table:formula="of:=MAX([.$C263];[.$P263])" office:value-type="float"/>
          <table:table-cell table:formula="of:=MAX([.$D263];[.$Q263])" office:value-type="float"/>
          <table:table-cell table:formula="of:=MAX([.$E263];[.$R263])" office:value-type="float"/>
          <table:table-cell table:formula="of:=MAX([.$F263];[.$S263])" office:value-type="float"/>
          <table:table-cell table:formula="of:=MAX([.$G263];[.$T263])" office:value-type="float"/>
          <table:table-cell table:formula="of:=MAX([.$H263];[.$U263])" office:value-type="float"/>
          <table:table-cell table:formula="of:=MAX([.$I263];[.$V263])" office:value-type="float"/>
          <table:table-cell table:formula="of:=MAX([.$J263])" office:value-type="float"/>
          <table:table-cell table:formula="of:=MAX([.$K263];[.$W263])" office:value-type="float"/>
          <table:table-cell table:formula="of:=MAX([.$L263];[.$X263])" office:value-type="float"/>
          <table:table-cell table:formula="of:=MAX([.$M263];[.$Y263])" office:value-type="float"/>
          <table:table-cell table:formula="of:=MAX([.$N263];[.$Z263])" office:value-type="float"/>
        </table:table-row>
        <table:table-row table:style-name="ro1">
          <table:table-cell office:value-type="string">
            <text:p>p07.pddl/29</text:p>
          </table:table-cell>
          <table:table-cell office:value-type="float" office:value="300.0"/>
          <table:table-cell office:value-type="float" office:value="299.998"/>
          <table:table-cell office:value-type="float" office:value="298.4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40566.0"/>
          <table:table-cell office:value-type="float" office:value="5161889.0"/>
          <table:table-cell office:value-type="float" office:value="5132504.0"/>
          <table:table-cell office:value-type="float" office:value="131814.0"/>
          <table:table-cell office:value-type="float" office:value="9659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8.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0739.0"/>
          <table:table-cell office:value-type="float" office:value="728475.0"/>
          <table:table-cell office:value-type="float" office:value="131814.0"/>
          <table:table-cell office:value-type="float" office:value="96595.0"/>
          <table:table-cell office:value-type="float" office:value="0.0"/>
          <table:table-cell office:value-type="float" office:value="0.0"/>
          <table:table-cell table:formula="of:=MIN([.$B264];[.$O264])" office:value-type="float"/>
          <table:table-cell table:formula="of:=MIN([.$C264];[.$P264])" office:value-type="float"/>
          <table:table-cell table:formula="of:=MIN([.$D264];[.$Q264])" office:value-type="float"/>
          <table:table-cell table:formula="of:=MIN([.$E264];[.$R264])" office:value-type="float"/>
          <table:table-cell table:formula="of:=MIN([.$F264];[.$S264])" office:value-type="float"/>
          <table:table-cell table:formula="of:=MIN([.$G264];[.$T264])" office:value-type="float"/>
          <table:table-cell table:formula="of:=MIN([.$H264];[.$U264])" office:value-type="float"/>
          <table:table-cell table:formula="of:=MIN([.$I264];[.$V264])" office:value-type="float"/>
          <table:table-cell table:formula="of:=MIN([.$J264])" office:value-type="float"/>
          <table:table-cell table:formula="of:=MIN([.$K264];[.$W264])" office:value-type="float"/>
          <table:table-cell table:formula="of:=MIN([.$L264];[.$X264])" office:value-type="float"/>
          <table:table-cell table:formula="of:=MIN([.$M264];[.$Y264])" office:value-type="float"/>
          <table:table-cell table:formula="of:=MIN([.$N264];[.$Z264])" office:value-type="float"/>
          <table:table-cell table:formula="of:=MEDIAN([.$B264];[.$O264])" office:value-type="float"/>
          <table:table-cell table:formula="of:=MEDIAN([.$C264];[.$P264])" office:value-type="float"/>
          <table:table-cell table:formula="of:=MEDIAN([.$D264];[.$Q264])" office:value-type="float"/>
          <table:table-cell table:formula="of:=MEDIAN([.$E264];[.$R264])" office:value-type="float"/>
          <table:table-cell table:formula="of:=MEDIAN([.$F264];[.$S264])" office:value-type="float"/>
          <table:table-cell table:formula="of:=MEDIAN([.$G264];[.$T264])" office:value-type="float"/>
          <table:table-cell table:formula="of:=MEDIAN([.$H264];[.$U264])" office:value-type="float"/>
          <table:table-cell table:formula="of:=MEDIAN([.$I264];[.$V264])" office:value-type="float"/>
          <table:table-cell table:formula="of:=MEDIAN([.$J264])" office:value-type="float"/>
          <table:table-cell table:formula="of:=MEDIAN([.$K264];[.$W264])" office:value-type="float"/>
          <table:table-cell table:formula="of:=MEDIAN([.$L264];[.$X264])" office:value-type="float"/>
          <table:table-cell table:formula="of:=MEDIAN([.$M264];[.$Y264])" office:value-type="float"/>
          <table:table-cell table:formula="of:=MEDIAN([.$N264];[.$Z264])" office:value-type="float"/>
          <table:table-cell table:formula="of:=MAX([.$B264];[.$O264])" office:value-type="float"/>
          <table:table-cell table:formula="of:=MAX([.$C264];[.$P264])" office:value-type="float"/>
          <table:table-cell table:formula="of:=MAX([.$D264];[.$Q264])" office:value-type="float"/>
          <table:table-cell table:formula="of:=MAX([.$E264];[.$R264])" office:value-type="float"/>
          <table:table-cell table:formula="of:=MAX([.$F264];[.$S264])" office:value-type="float"/>
          <table:table-cell table:formula="of:=MAX([.$G264];[.$T264])" office:value-type="float"/>
          <table:table-cell table:formula="of:=MAX([.$H264];[.$U264])" office:value-type="float"/>
          <table:table-cell table:formula="of:=MAX([.$I264];[.$V264])" office:value-type="float"/>
          <table:table-cell table:formula="of:=MAX([.$J264])" office:value-type="float"/>
          <table:table-cell table:formula="of:=MAX([.$K264];[.$W264])" office:value-type="float"/>
          <table:table-cell table:formula="of:=MAX([.$L264];[.$X264])" office:value-type="float"/>
          <table:table-cell table:formula="of:=MAX([.$M264];[.$Y264])" office:value-type="float"/>
          <table:table-cell table:formula="of:=MAX([.$N264];[.$Z264])" office:value-type="float"/>
        </table:table-row>
        <table:table-row table:style-name="ro1">
          <table:table-cell office:value-type="string">
            <text:p>p07.pddl/3</text:p>
          </table:table-cell>
          <table:table-cell office:value-type="float" office:value="0.231688"/>
          <table:table-cell office:value-type="float" office:value="0.1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166.0"/>
          <table:table-cell office:value-type="float" office:value="196.0"/>
          <table:table-cell office:value-type="float" office:value="0.0"/>
          <table:table-cell office:value-type="float" office:value="0.0"/>
          <table:table-cell office:value-type="float" office:value="0.195989"/>
          <table:table-cell office:value-type="float" office:value="0.1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166.0"/>
          <table:table-cell office:value-type="float" office:value="196.0"/>
          <table:table-cell office:value-type="float" office:value="0.0"/>
          <table:table-cell office:value-type="float" office:value="0.0"/>
          <table:table-cell table:formula="of:=MIN([.$B265];[.$O265])" office:value-type="float"/>
          <table:table-cell table:formula="of:=MIN([.$C265];[.$P265])" office:value-type="float"/>
          <table:table-cell table:formula="of:=MIN([.$D265];[.$Q265])" office:value-type="float"/>
          <table:table-cell table:formula="of:=MIN([.$E265];[.$R265])" office:value-type="float"/>
          <table:table-cell table:formula="of:=MIN([.$F265];[.$S265])" office:value-type="float"/>
          <table:table-cell table:formula="of:=MIN([.$G265];[.$T265])" office:value-type="float"/>
          <table:table-cell table:formula="of:=MIN([.$H265];[.$U265])" office:value-type="float"/>
          <table:table-cell table:formula="of:=MIN([.$I265];[.$V265])" office:value-type="float"/>
          <table:table-cell table:formula="of:=MIN([.$J265])" office:value-type="float"/>
          <table:table-cell table:formula="of:=MIN([.$K265];[.$W265])" office:value-type="float"/>
          <table:table-cell table:formula="of:=MIN([.$L265];[.$X265])" office:value-type="float"/>
          <table:table-cell table:formula="of:=MIN([.$M265];[.$Y265])" office:value-type="float"/>
          <table:table-cell table:formula="of:=MIN([.$N265];[.$Z265])" office:value-type="float"/>
          <table:table-cell table:formula="of:=MEDIAN([.$B265];[.$O265])" office:value-type="float"/>
          <table:table-cell table:formula="of:=MEDIAN([.$C265];[.$P265])" office:value-type="float"/>
          <table:table-cell table:formula="of:=MEDIAN([.$D265];[.$Q265])" office:value-type="float"/>
          <table:table-cell table:formula="of:=MEDIAN([.$E265];[.$R265])" office:value-type="float"/>
          <table:table-cell table:formula="of:=MEDIAN([.$F265];[.$S265])" office:value-type="float"/>
          <table:table-cell table:formula="of:=MEDIAN([.$G265];[.$T265])" office:value-type="float"/>
          <table:table-cell table:formula="of:=MEDIAN([.$H265];[.$U265])" office:value-type="float"/>
          <table:table-cell table:formula="of:=MEDIAN([.$I265];[.$V265])" office:value-type="float"/>
          <table:table-cell table:formula="of:=MEDIAN([.$J265])" office:value-type="float"/>
          <table:table-cell table:formula="of:=MEDIAN([.$K265];[.$W265])" office:value-type="float"/>
          <table:table-cell table:formula="of:=MEDIAN([.$L265];[.$X265])" office:value-type="float"/>
          <table:table-cell table:formula="of:=MEDIAN([.$M265];[.$Y265])" office:value-type="float"/>
          <table:table-cell table:formula="of:=MEDIAN([.$N265];[.$Z265])" office:value-type="float"/>
          <table:table-cell table:formula="of:=MAX([.$B265];[.$O265])" office:value-type="float"/>
          <table:table-cell table:formula="of:=MAX([.$C265];[.$P265])" office:value-type="float"/>
          <table:table-cell table:formula="of:=MAX([.$D265];[.$Q265])" office:value-type="float"/>
          <table:table-cell table:formula="of:=MAX([.$E265];[.$R265])" office:value-type="float"/>
          <table:table-cell table:formula="of:=MAX([.$F265];[.$S265])" office:value-type="float"/>
          <table:table-cell table:formula="of:=MAX([.$G265];[.$T265])" office:value-type="float"/>
          <table:table-cell table:formula="of:=MAX([.$H265];[.$U265])" office:value-type="float"/>
          <table:table-cell table:formula="of:=MAX([.$I265];[.$V265])" office:value-type="float"/>
          <table:table-cell table:formula="of:=MAX([.$J265])" office:value-type="float"/>
          <table:table-cell table:formula="of:=MAX([.$K265];[.$W265])" office:value-type="float"/>
          <table:table-cell table:formula="of:=MAX([.$L265];[.$X265])" office:value-type="float"/>
          <table:table-cell table:formula="of:=MAX([.$M265];[.$Y265])" office:value-type="float"/>
          <table:table-cell table:formula="of:=MAX([.$N265];[.$Z265])" office:value-type="float"/>
        </table:table-row>
        <table:table-row table:style-name="ro1">
          <table:table-cell office:value-type="string">
            <text:p>p07.pddl/30</text:p>
          </table:table-cell>
          <table:table-cell office:value-type="float" office:value="300.0"/>
          <table:table-cell office:value-type="float" office:value="299.985"/>
          <table:table-cell office:value-type="float" office:value="298.4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1075.0"/>
          <table:table-cell office:value-type="float" office:value="6024381.0"/>
          <table:table-cell office:value-type="float" office:value="5988481.0"/>
          <table:table-cell office:value-type="float" office:value="136262.0"/>
          <table:table-cell office:value-type="float" office:value="10054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4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4481.0"/>
          <table:table-cell office:value-type="float" office:value="775524.0"/>
          <table:table-cell office:value-type="float" office:value="136262.0"/>
          <table:table-cell office:value-type="float" office:value="100541.0"/>
          <table:table-cell office:value-type="float" office:value="0.0"/>
          <table:table-cell office:value-type="float" office:value="0.0"/>
          <table:table-cell table:formula="of:=MIN([.$B266];[.$O266])" office:value-type="float"/>
          <table:table-cell table:formula="of:=MIN([.$C266];[.$P266])" office:value-type="float"/>
          <table:table-cell table:formula="of:=MIN([.$D266];[.$Q266])" office:value-type="float"/>
          <table:table-cell table:formula="of:=MIN([.$E266];[.$R266])" office:value-type="float"/>
          <table:table-cell table:formula="of:=MIN([.$F266];[.$S266])" office:value-type="float"/>
          <table:table-cell table:formula="of:=MIN([.$G266];[.$T266])" office:value-type="float"/>
          <table:table-cell table:formula="of:=MIN([.$H266];[.$U266])" office:value-type="float"/>
          <table:table-cell table:formula="of:=MIN([.$I266];[.$V266])" office:value-type="float"/>
          <table:table-cell table:formula="of:=MIN([.$J266])" office:value-type="float"/>
          <table:table-cell table:formula="of:=MIN([.$K266];[.$W266])" office:value-type="float"/>
          <table:table-cell table:formula="of:=MIN([.$L266];[.$X266])" office:value-type="float"/>
          <table:table-cell table:formula="of:=MIN([.$M266];[.$Y266])" office:value-type="float"/>
          <table:table-cell table:formula="of:=MIN([.$N266];[.$Z266])" office:value-type="float"/>
          <table:table-cell table:formula="of:=MEDIAN([.$B266];[.$O266])" office:value-type="float"/>
          <table:table-cell table:formula="of:=MEDIAN([.$C266];[.$P266])" office:value-type="float"/>
          <table:table-cell table:formula="of:=MEDIAN([.$D266];[.$Q266])" office:value-type="float"/>
          <table:table-cell table:formula="of:=MEDIAN([.$E266];[.$R266])" office:value-type="float"/>
          <table:table-cell table:formula="of:=MEDIAN([.$F266];[.$S266])" office:value-type="float"/>
          <table:table-cell table:formula="of:=MEDIAN([.$G266];[.$T266])" office:value-type="float"/>
          <table:table-cell table:formula="of:=MEDIAN([.$H266];[.$U266])" office:value-type="float"/>
          <table:table-cell table:formula="of:=MEDIAN([.$I266];[.$V266])" office:value-type="float"/>
          <table:table-cell table:formula="of:=MEDIAN([.$J266])" office:value-type="float"/>
          <table:table-cell table:formula="of:=MEDIAN([.$K266];[.$W266])" office:value-type="float"/>
          <table:table-cell table:formula="of:=MEDIAN([.$L266];[.$X266])" office:value-type="float"/>
          <table:table-cell table:formula="of:=MEDIAN([.$M266];[.$Y266])" office:value-type="float"/>
          <table:table-cell table:formula="of:=MEDIAN([.$N266];[.$Z266])" office:value-type="float"/>
          <table:table-cell table:formula="of:=MAX([.$B266];[.$O266])" office:value-type="float"/>
          <table:table-cell table:formula="of:=MAX([.$C266];[.$P266])" office:value-type="float"/>
          <table:table-cell table:formula="of:=MAX([.$D266];[.$Q266])" office:value-type="float"/>
          <table:table-cell table:formula="of:=MAX([.$E266];[.$R266])" office:value-type="float"/>
          <table:table-cell table:formula="of:=MAX([.$F266];[.$S266])" office:value-type="float"/>
          <table:table-cell table:formula="of:=MAX([.$G266];[.$T266])" office:value-type="float"/>
          <table:table-cell table:formula="of:=MAX([.$H266];[.$U266])" office:value-type="float"/>
          <table:table-cell table:formula="of:=MAX([.$I266];[.$V266])" office:value-type="float"/>
          <table:table-cell table:formula="of:=MAX([.$J266])" office:value-type="float"/>
          <table:table-cell table:formula="of:=MAX([.$K266];[.$W266])" office:value-type="float"/>
          <table:table-cell table:formula="of:=MAX([.$L266];[.$X266])" office:value-type="float"/>
          <table:table-cell table:formula="of:=MAX([.$M266];[.$Y266])" office:value-type="float"/>
          <table:table-cell table:formula="of:=MAX([.$N266];[.$Z266])" office:value-type="float"/>
        </table:table-row>
        <table:table-row table:style-name="ro1">
          <table:table-cell office:value-type="string">
            <text:p>p07.pddl/31</text:p>
          </table:table-cell>
          <table:table-cell office:value-type="float" office:value="300.0"/>
          <table:table-cell office:value-type="float" office:value="299.986"/>
          <table:table-cell office:value-type="float" office:value="298.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6409.0"/>
          <table:table-cell office:value-type="float" office:value="5954876.0"/>
          <table:table-cell office:value-type="float" office:value="5921604.0"/>
          <table:table-cell office:value-type="float" office:value="140710.0"/>
          <table:table-cell office:value-type="float" office:value="10448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8.4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41841.0"/>
          <table:table-cell office:value-type="float" office:value="581338.0"/>
          <table:table-cell office:value-type="float" office:value="140710.0"/>
          <table:table-cell office:value-type="float" office:value="104487.0"/>
          <table:table-cell office:value-type="float" office:value="0.0"/>
          <table:table-cell office:value-type="float" office:value="0.0"/>
          <table:table-cell table:formula="of:=MIN([.$B267];[.$O267])" office:value-type="float"/>
          <table:table-cell table:formula="of:=MIN([.$C267];[.$P267])" office:value-type="float"/>
          <table:table-cell table:formula="of:=MIN([.$D267];[.$Q267])" office:value-type="float"/>
          <table:table-cell table:formula="of:=MIN([.$E267];[.$R267])" office:value-type="float"/>
          <table:table-cell table:formula="of:=MIN([.$F267];[.$S267])" office:value-type="float"/>
          <table:table-cell table:formula="of:=MIN([.$G267];[.$T267])" office:value-type="float"/>
          <table:table-cell table:formula="of:=MIN([.$H267];[.$U267])" office:value-type="float"/>
          <table:table-cell table:formula="of:=MIN([.$I267];[.$V267])" office:value-type="float"/>
          <table:table-cell table:formula="of:=MIN([.$J267])" office:value-type="float"/>
          <table:table-cell table:formula="of:=MIN([.$K267];[.$W267])" office:value-type="float"/>
          <table:table-cell table:formula="of:=MIN([.$L267];[.$X267])" office:value-type="float"/>
          <table:table-cell table:formula="of:=MIN([.$M267];[.$Y267])" office:value-type="float"/>
          <table:table-cell table:formula="of:=MIN([.$N267];[.$Z267])" office:value-type="float"/>
          <table:table-cell table:formula="of:=MEDIAN([.$B267];[.$O267])" office:value-type="float"/>
          <table:table-cell table:formula="of:=MEDIAN([.$C267];[.$P267])" office:value-type="float"/>
          <table:table-cell table:formula="of:=MEDIAN([.$D267];[.$Q267])" office:value-type="float"/>
          <table:table-cell table:formula="of:=MEDIAN([.$E267];[.$R267])" office:value-type="float"/>
          <table:table-cell table:formula="of:=MEDIAN([.$F267];[.$S267])" office:value-type="float"/>
          <table:table-cell table:formula="of:=MEDIAN([.$G267];[.$T267])" office:value-type="float"/>
          <table:table-cell table:formula="of:=MEDIAN([.$H267];[.$U267])" office:value-type="float"/>
          <table:table-cell table:formula="of:=MEDIAN([.$I267];[.$V267])" office:value-type="float"/>
          <table:table-cell table:formula="of:=MEDIAN([.$J267])" office:value-type="float"/>
          <table:table-cell table:formula="of:=MEDIAN([.$K267];[.$W267])" office:value-type="float"/>
          <table:table-cell table:formula="of:=MEDIAN([.$L267];[.$X267])" office:value-type="float"/>
          <table:table-cell table:formula="of:=MEDIAN([.$M267];[.$Y267])" office:value-type="float"/>
          <table:table-cell table:formula="of:=MEDIAN([.$N267];[.$Z267])" office:value-type="float"/>
          <table:table-cell table:formula="of:=MAX([.$B267];[.$O267])" office:value-type="float"/>
          <table:table-cell table:formula="of:=MAX([.$C267];[.$P267])" office:value-type="float"/>
          <table:table-cell table:formula="of:=MAX([.$D267];[.$Q267])" office:value-type="float"/>
          <table:table-cell table:formula="of:=MAX([.$E267];[.$R267])" office:value-type="float"/>
          <table:table-cell table:formula="of:=MAX([.$F267];[.$S267])" office:value-type="float"/>
          <table:table-cell table:formula="of:=MAX([.$G267];[.$T267])" office:value-type="float"/>
          <table:table-cell table:formula="of:=MAX([.$H267];[.$U267])" office:value-type="float"/>
          <table:table-cell table:formula="of:=MAX([.$I267];[.$V267])" office:value-type="float"/>
          <table:table-cell table:formula="of:=MAX([.$J267])" office:value-type="float"/>
          <table:table-cell table:formula="of:=MAX([.$K267];[.$W267])" office:value-type="float"/>
          <table:table-cell table:formula="of:=MAX([.$L267];[.$X267])" office:value-type="float"/>
          <table:table-cell table:formula="of:=MAX([.$M267];[.$Y267])" office:value-type="float"/>
          <table:table-cell table:formula="of:=MAX([.$N267];[.$Z267])" office:value-type="float"/>
        </table:table-row>
        <table:table-row table:style-name="ro1">
          <table:table-cell office:value-type="string">
            <text:p>p07.pddl/32</text:p>
          </table:table-cell>
          <table:table-cell office:value-type="float" office:value="300.0"/>
          <table:table-cell office:value-type="float" office:value="299.99"/>
          <table:table-cell office:value-type="float" office:value="298.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7544.0"/>
          <table:table-cell office:value-type="float" office:value="6877615.0"/>
          <table:table-cell office:value-type="float" office:value="6842603.0"/>
          <table:table-cell office:value-type="float" office:value="145158.0"/>
          <table:table-cell office:value-type="float" office:value="10843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8.3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4465.0"/>
          <table:table-cell office:value-type="float" office:value="632588.0"/>
          <table:table-cell office:value-type="float" office:value="145158.0"/>
          <table:table-cell office:value-type="float" office:value="108433.0"/>
          <table:table-cell office:value-type="float" office:value="0.0"/>
          <table:table-cell office:value-type="float" office:value="0.0"/>
          <table:table-cell table:formula="of:=MIN([.$B268];[.$O268])" office:value-type="float"/>
          <table:table-cell table:formula="of:=MIN([.$C268];[.$P268])" office:value-type="float"/>
          <table:table-cell table:formula="of:=MIN([.$D268];[.$Q268])" office:value-type="float"/>
          <table:table-cell table:formula="of:=MIN([.$E268];[.$R268])" office:value-type="float"/>
          <table:table-cell table:formula="of:=MIN([.$F268];[.$S268])" office:value-type="float"/>
          <table:table-cell table:formula="of:=MIN([.$G268];[.$T268])" office:value-type="float"/>
          <table:table-cell table:formula="of:=MIN([.$H268];[.$U268])" office:value-type="float"/>
          <table:table-cell table:formula="of:=MIN([.$I268];[.$V268])" office:value-type="float"/>
          <table:table-cell table:formula="of:=MIN([.$J268])" office:value-type="float"/>
          <table:table-cell table:formula="of:=MIN([.$K268];[.$W268])" office:value-type="float"/>
          <table:table-cell table:formula="of:=MIN([.$L268];[.$X268])" office:value-type="float"/>
          <table:table-cell table:formula="of:=MIN([.$M268];[.$Y268])" office:value-type="float"/>
          <table:table-cell table:formula="of:=MIN([.$N268];[.$Z268])" office:value-type="float"/>
          <table:table-cell table:formula="of:=MEDIAN([.$B268];[.$O268])" office:value-type="float"/>
          <table:table-cell table:formula="of:=MEDIAN([.$C268];[.$P268])" office:value-type="float"/>
          <table:table-cell table:formula="of:=MEDIAN([.$D268];[.$Q268])" office:value-type="float"/>
          <table:table-cell table:formula="of:=MEDIAN([.$E268];[.$R268])" office:value-type="float"/>
          <table:table-cell table:formula="of:=MEDIAN([.$F268];[.$S268])" office:value-type="float"/>
          <table:table-cell table:formula="of:=MEDIAN([.$G268];[.$T268])" office:value-type="float"/>
          <table:table-cell table:formula="of:=MEDIAN([.$H268];[.$U268])" office:value-type="float"/>
          <table:table-cell table:formula="of:=MEDIAN([.$I268];[.$V268])" office:value-type="float"/>
          <table:table-cell table:formula="of:=MEDIAN([.$J268])" office:value-type="float"/>
          <table:table-cell table:formula="of:=MEDIAN([.$K268];[.$W268])" office:value-type="float"/>
          <table:table-cell table:formula="of:=MEDIAN([.$L268];[.$X268])" office:value-type="float"/>
          <table:table-cell table:formula="of:=MEDIAN([.$M268];[.$Y268])" office:value-type="float"/>
          <table:table-cell table:formula="of:=MEDIAN([.$N268];[.$Z268])" office:value-type="float"/>
          <table:table-cell table:formula="of:=MAX([.$B268];[.$O268])" office:value-type="float"/>
          <table:table-cell table:formula="of:=MAX([.$C268];[.$P268])" office:value-type="float"/>
          <table:table-cell table:formula="of:=MAX([.$D268];[.$Q268])" office:value-type="float"/>
          <table:table-cell table:formula="of:=MAX([.$E268];[.$R268])" office:value-type="float"/>
          <table:table-cell table:formula="of:=MAX([.$F268];[.$S268])" office:value-type="float"/>
          <table:table-cell table:formula="of:=MAX([.$G268];[.$T268])" office:value-type="float"/>
          <table:table-cell table:formula="of:=MAX([.$H268];[.$U268])" office:value-type="float"/>
          <table:table-cell table:formula="of:=MAX([.$I268];[.$V268])" office:value-type="float"/>
          <table:table-cell table:formula="of:=MAX([.$J268])" office:value-type="float"/>
          <table:table-cell table:formula="of:=MAX([.$K268];[.$W268])" office:value-type="float"/>
          <table:table-cell table:formula="of:=MAX([.$L268];[.$X268])" office:value-type="float"/>
          <table:table-cell table:formula="of:=MAX([.$M268];[.$Y268])" office:value-type="float"/>
          <table:table-cell table:formula="of:=MAX([.$N268];[.$Z268])" office:value-type="float"/>
        </table:table-row>
        <table:table-row table:style-name="ro1">
          <table:table-cell office:value-type="string">
            <text:p>p07.pddl/33</text:p>
          </table:table-cell>
          <table:table-cell office:value-type="float" office:value="300.0"/>
          <table:table-cell office:value-type="float" office:value="299.986"/>
          <table:table-cell office:value-type="float" office:value="298.1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9240.0"/>
          <table:table-cell office:value-type="float" office:value="6077870.0"/>
          <table:table-cell office:value-type="float" office:value="6051068.0"/>
          <table:table-cell office:value-type="float" office:value="149606.0"/>
          <table:table-cell office:value-type="float" office:value="11237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3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4244.0"/>
          <table:table-cell office:value-type="float" office:value="629476.0"/>
          <table:table-cell office:value-type="float" office:value="149606.0"/>
          <table:table-cell office:value-type="float" office:value="112379.0"/>
          <table:table-cell office:value-type="float" office:value="0.0"/>
          <table:table-cell office:value-type="float" office:value="0.0"/>
          <table:table-cell table:formula="of:=MIN([.$B269];[.$O269])" office:value-type="float"/>
          <table:table-cell table:formula="of:=MIN([.$C269];[.$P269])" office:value-type="float"/>
          <table:table-cell table:formula="of:=MIN([.$D269];[.$Q269])" office:value-type="float"/>
          <table:table-cell table:formula="of:=MIN([.$E269];[.$R269])" office:value-type="float"/>
          <table:table-cell table:formula="of:=MIN([.$F269];[.$S269])" office:value-type="float"/>
          <table:table-cell table:formula="of:=MIN([.$G269];[.$T269])" office:value-type="float"/>
          <table:table-cell table:formula="of:=MIN([.$H269];[.$U269])" office:value-type="float"/>
          <table:table-cell table:formula="of:=MIN([.$I269];[.$V269])" office:value-type="float"/>
          <table:table-cell table:formula="of:=MIN([.$J269])" office:value-type="float"/>
          <table:table-cell table:formula="of:=MIN([.$K269];[.$W269])" office:value-type="float"/>
          <table:table-cell table:formula="of:=MIN([.$L269];[.$X269])" office:value-type="float"/>
          <table:table-cell table:formula="of:=MIN([.$M269];[.$Y269])" office:value-type="float"/>
          <table:table-cell table:formula="of:=MIN([.$N269];[.$Z269])" office:value-type="float"/>
          <table:table-cell table:formula="of:=MEDIAN([.$B269];[.$O269])" office:value-type="float"/>
          <table:table-cell table:formula="of:=MEDIAN([.$C269];[.$P269])" office:value-type="float"/>
          <table:table-cell table:formula="of:=MEDIAN([.$D269];[.$Q269])" office:value-type="float"/>
          <table:table-cell table:formula="of:=MEDIAN([.$E269];[.$R269])" office:value-type="float"/>
          <table:table-cell table:formula="of:=MEDIAN([.$F269];[.$S269])" office:value-type="float"/>
          <table:table-cell table:formula="of:=MEDIAN([.$G269];[.$T269])" office:value-type="float"/>
          <table:table-cell table:formula="of:=MEDIAN([.$H269];[.$U269])" office:value-type="float"/>
          <table:table-cell table:formula="of:=MEDIAN([.$I269];[.$V269])" office:value-type="float"/>
          <table:table-cell table:formula="of:=MEDIAN([.$J269])" office:value-type="float"/>
          <table:table-cell table:formula="of:=MEDIAN([.$K269];[.$W269])" office:value-type="float"/>
          <table:table-cell table:formula="of:=MEDIAN([.$L269];[.$X269])" office:value-type="float"/>
          <table:table-cell table:formula="of:=MEDIAN([.$M269];[.$Y269])" office:value-type="float"/>
          <table:table-cell table:formula="of:=MEDIAN([.$N269];[.$Z269])" office:value-type="float"/>
          <table:table-cell table:formula="of:=MAX([.$B269];[.$O269])" office:value-type="float"/>
          <table:table-cell table:formula="of:=MAX([.$C269];[.$P269])" office:value-type="float"/>
          <table:table-cell table:formula="of:=MAX([.$D269];[.$Q269])" office:value-type="float"/>
          <table:table-cell table:formula="of:=MAX([.$E269];[.$R269])" office:value-type="float"/>
          <table:table-cell table:formula="of:=MAX([.$F269];[.$S269])" office:value-type="float"/>
          <table:table-cell table:formula="of:=MAX([.$G269];[.$T269])" office:value-type="float"/>
          <table:table-cell table:formula="of:=MAX([.$H269];[.$U269])" office:value-type="float"/>
          <table:table-cell table:formula="of:=MAX([.$I269];[.$V269])" office:value-type="float"/>
          <table:table-cell table:formula="of:=MAX([.$J269])" office:value-type="float"/>
          <table:table-cell table:formula="of:=MAX([.$K269];[.$W269])" office:value-type="float"/>
          <table:table-cell table:formula="of:=MAX([.$L269];[.$X269])" office:value-type="float"/>
          <table:table-cell table:formula="of:=MAX([.$M269];[.$Y269])" office:value-type="float"/>
          <table:table-cell table:formula="of:=MAX([.$N269];[.$Z269])" office:value-type="float"/>
        </table:table-row>
        <table:table-row table:style-name="ro1">
          <table:table-cell office:value-type="string">
            <text:p>p07.pddl/34</text:p>
          </table:table-cell>
          <table:table-cell office:value-type="float" office:value="300.0"/>
          <table:table-cell office:value-type="float" office:value="299.986"/>
          <table:table-cell office:value-type="float" office:value="298.2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5289.0"/>
          <table:table-cell office:value-type="float" office:value="5890173.0"/>
          <table:table-cell office:value-type="float" office:value="5861554.0"/>
          <table:table-cell office:value-type="float" office:value="154054.0"/>
          <table:table-cell office:value-type="float" office:value="11632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3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8695.0"/>
          <table:table-cell office:value-type="float" office:value="699776.0"/>
          <table:table-cell office:value-type="float" office:value="154054.0"/>
          <table:table-cell office:value-type="float" office:value="116325.0"/>
          <table:table-cell office:value-type="float" office:value="0.0"/>
          <table:table-cell office:value-type="float" office:value="0.0"/>
          <table:table-cell table:formula="of:=MIN([.$B270];[.$O270])" office:value-type="float"/>
          <table:table-cell table:formula="of:=MIN([.$C270];[.$P270])" office:value-type="float"/>
          <table:table-cell table:formula="of:=MIN([.$D270];[.$Q270])" office:value-type="float"/>
          <table:table-cell table:formula="of:=MIN([.$E270];[.$R270])" office:value-type="float"/>
          <table:table-cell table:formula="of:=MIN([.$F270];[.$S270])" office:value-type="float"/>
          <table:table-cell table:formula="of:=MIN([.$G270];[.$T270])" office:value-type="float"/>
          <table:table-cell table:formula="of:=MIN([.$H270];[.$U270])" office:value-type="float"/>
          <table:table-cell table:formula="of:=MIN([.$I270];[.$V270])" office:value-type="float"/>
          <table:table-cell table:formula="of:=MIN([.$J270])" office:value-type="float"/>
          <table:table-cell table:formula="of:=MIN([.$K270];[.$W270])" office:value-type="float"/>
          <table:table-cell table:formula="of:=MIN([.$L270];[.$X270])" office:value-type="float"/>
          <table:table-cell table:formula="of:=MIN([.$M270];[.$Y270])" office:value-type="float"/>
          <table:table-cell table:formula="of:=MIN([.$N270];[.$Z270])" office:value-type="float"/>
          <table:table-cell table:formula="of:=MEDIAN([.$B270];[.$O270])" office:value-type="float"/>
          <table:table-cell table:formula="of:=MEDIAN([.$C270];[.$P270])" office:value-type="float"/>
          <table:table-cell table:formula="of:=MEDIAN([.$D270];[.$Q270])" office:value-type="float"/>
          <table:table-cell table:formula="of:=MEDIAN([.$E270];[.$R270])" office:value-type="float"/>
          <table:table-cell table:formula="of:=MEDIAN([.$F270];[.$S270])" office:value-type="float"/>
          <table:table-cell table:formula="of:=MEDIAN([.$G270];[.$T270])" office:value-type="float"/>
          <table:table-cell table:formula="of:=MEDIAN([.$H270];[.$U270])" office:value-type="float"/>
          <table:table-cell table:formula="of:=MEDIAN([.$I270];[.$V270])" office:value-type="float"/>
          <table:table-cell table:formula="of:=MEDIAN([.$J270])" office:value-type="float"/>
          <table:table-cell table:formula="of:=MEDIAN([.$K270];[.$W270])" office:value-type="float"/>
          <table:table-cell table:formula="of:=MEDIAN([.$L270];[.$X270])" office:value-type="float"/>
          <table:table-cell table:formula="of:=MEDIAN([.$M270];[.$Y270])" office:value-type="float"/>
          <table:table-cell table:formula="of:=MEDIAN([.$N270];[.$Z270])" office:value-type="float"/>
          <table:table-cell table:formula="of:=MAX([.$B270];[.$O270])" office:value-type="float"/>
          <table:table-cell table:formula="of:=MAX([.$C270];[.$P270])" office:value-type="float"/>
          <table:table-cell table:formula="of:=MAX([.$D270];[.$Q270])" office:value-type="float"/>
          <table:table-cell table:formula="of:=MAX([.$E270];[.$R270])" office:value-type="float"/>
          <table:table-cell table:formula="of:=MAX([.$F270];[.$S270])" office:value-type="float"/>
          <table:table-cell table:formula="of:=MAX([.$G270];[.$T270])" office:value-type="float"/>
          <table:table-cell table:formula="of:=MAX([.$H270];[.$U270])" office:value-type="float"/>
          <table:table-cell table:formula="of:=MAX([.$I270];[.$V270])" office:value-type="float"/>
          <table:table-cell table:formula="of:=MAX([.$J270])" office:value-type="float"/>
          <table:table-cell table:formula="of:=MAX([.$K270];[.$W270])" office:value-type="float"/>
          <table:table-cell table:formula="of:=MAX([.$L270];[.$X270])" office:value-type="float"/>
          <table:table-cell table:formula="of:=MAX([.$M270];[.$Y270])" office:value-type="float"/>
          <table:table-cell table:formula="of:=MAX([.$N270];[.$Z270])" office:value-type="float"/>
        </table:table-row>
        <table:table-row table:style-name="ro1">
          <table:table-cell office:value-type="string">
            <text:p>p07.pddl/35</text:p>
          </table:table-cell>
          <table:table-cell office:value-type="float" office:value="300.0"/>
          <table:table-cell office:value-type="float" office:value="299.988"/>
          <table:table-cell office:value-type="float" office:value="298.1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8407.0"/>
          <table:table-cell office:value-type="float" office:value="6898330.0"/>
          <table:table-cell office:value-type="float" office:value="6870218.0"/>
          <table:table-cell office:value-type="float" office:value="158502.0"/>
          <table:table-cell office:value-type="float" office:value="12027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2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2919.0"/>
          <table:table-cell office:value-type="float" office:value="634296.0"/>
          <table:table-cell office:value-type="float" office:value="158502.0"/>
          <table:table-cell office:value-type="float" office:value="120271.0"/>
          <table:table-cell office:value-type="float" office:value="0.0"/>
          <table:table-cell office:value-type="float" office:value="0.0"/>
          <table:table-cell table:formula="of:=MIN([.$B271];[.$O271])" office:value-type="float"/>
          <table:table-cell table:formula="of:=MIN([.$C271];[.$P271])" office:value-type="float"/>
          <table:table-cell table:formula="of:=MIN([.$D271];[.$Q271])" office:value-type="float"/>
          <table:table-cell table:formula="of:=MIN([.$E271];[.$R271])" office:value-type="float"/>
          <table:table-cell table:formula="of:=MIN([.$F271];[.$S271])" office:value-type="float"/>
          <table:table-cell table:formula="of:=MIN([.$G271];[.$T271])" office:value-type="float"/>
          <table:table-cell table:formula="of:=MIN([.$H271];[.$U271])" office:value-type="float"/>
          <table:table-cell table:formula="of:=MIN([.$I271];[.$V271])" office:value-type="float"/>
          <table:table-cell table:formula="of:=MIN([.$J271])" office:value-type="float"/>
          <table:table-cell table:formula="of:=MIN([.$K271];[.$W271])" office:value-type="float"/>
          <table:table-cell table:formula="of:=MIN([.$L271];[.$X271])" office:value-type="float"/>
          <table:table-cell table:formula="of:=MIN([.$M271];[.$Y271])" office:value-type="float"/>
          <table:table-cell table:formula="of:=MIN([.$N271];[.$Z271])" office:value-type="float"/>
          <table:table-cell table:formula="of:=MEDIAN([.$B271];[.$O271])" office:value-type="float"/>
          <table:table-cell table:formula="of:=MEDIAN([.$C271];[.$P271])" office:value-type="float"/>
          <table:table-cell table:formula="of:=MEDIAN([.$D271];[.$Q271])" office:value-type="float"/>
          <table:table-cell table:formula="of:=MEDIAN([.$E271];[.$R271])" office:value-type="float"/>
          <table:table-cell table:formula="of:=MEDIAN([.$F271];[.$S271])" office:value-type="float"/>
          <table:table-cell table:formula="of:=MEDIAN([.$G271];[.$T271])" office:value-type="float"/>
          <table:table-cell table:formula="of:=MEDIAN([.$H271];[.$U271])" office:value-type="float"/>
          <table:table-cell table:formula="of:=MEDIAN([.$I271];[.$V271])" office:value-type="float"/>
          <table:table-cell table:formula="of:=MEDIAN([.$J271])" office:value-type="float"/>
          <table:table-cell table:formula="of:=MEDIAN([.$K271];[.$W271])" office:value-type="float"/>
          <table:table-cell table:formula="of:=MEDIAN([.$L271];[.$X271])" office:value-type="float"/>
          <table:table-cell table:formula="of:=MEDIAN([.$M271];[.$Y271])" office:value-type="float"/>
          <table:table-cell table:formula="of:=MEDIAN([.$N271];[.$Z271])" office:value-type="float"/>
          <table:table-cell table:formula="of:=MAX([.$B271];[.$O271])" office:value-type="float"/>
          <table:table-cell table:formula="of:=MAX([.$C271];[.$P271])" office:value-type="float"/>
          <table:table-cell table:formula="of:=MAX([.$D271];[.$Q271])" office:value-type="float"/>
          <table:table-cell table:formula="of:=MAX([.$E271];[.$R271])" office:value-type="float"/>
          <table:table-cell table:formula="of:=MAX([.$F271];[.$S271])" office:value-type="float"/>
          <table:table-cell table:formula="of:=MAX([.$G271];[.$T271])" office:value-type="float"/>
          <table:table-cell table:formula="of:=MAX([.$H271];[.$U271])" office:value-type="float"/>
          <table:table-cell table:formula="of:=MAX([.$I271];[.$V271])" office:value-type="float"/>
          <table:table-cell table:formula="of:=MAX([.$J271])" office:value-type="float"/>
          <table:table-cell table:formula="of:=MAX([.$K271];[.$W271])" office:value-type="float"/>
          <table:table-cell table:formula="of:=MAX([.$L271];[.$X271])" office:value-type="float"/>
          <table:table-cell table:formula="of:=MAX([.$M271];[.$Y271])" office:value-type="float"/>
          <table:table-cell table:formula="of:=MAX([.$N271];[.$Z271])" office:value-type="float"/>
        </table:table-row>
        <table:table-row table:style-name="ro1">
          <table:table-cell office:value-type="string">
            <text:p>p07.pddl/36</text:p>
          </table:table-cell>
          <table:table-cell office:value-type="float" office:value="300.0"/>
          <table:table-cell office:value-type="float" office:value="299.988"/>
          <table:table-cell office:value-type="float" office:value="298.1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4644.0"/>
          <table:table-cell office:value-type="float" office:value="6220332.0"/>
          <table:table-cell office:value-type="float" office:value="6195709.0"/>
          <table:table-cell office:value-type="float" office:value="162950.0"/>
          <table:table-cell office:value-type="float" office:value="12421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8.2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4478.0"/>
          <table:table-cell office:value-type="float" office:value="777172.0"/>
          <table:table-cell office:value-type="float" office:value="162950.0"/>
          <table:table-cell office:value-type="float" office:value="124217.0"/>
          <table:table-cell office:value-type="float" office:value="0.0"/>
          <table:table-cell office:value-type="float" office:value="0.0"/>
          <table:table-cell table:formula="of:=MIN([.$B272];[.$O272])" office:value-type="float"/>
          <table:table-cell table:formula="of:=MIN([.$C272];[.$P272])" office:value-type="float"/>
          <table:table-cell table:formula="of:=MIN([.$D272];[.$Q272])" office:value-type="float"/>
          <table:table-cell table:formula="of:=MIN([.$E272];[.$R272])" office:value-type="float"/>
          <table:table-cell table:formula="of:=MIN([.$F272];[.$S272])" office:value-type="float"/>
          <table:table-cell table:formula="of:=MIN([.$G272];[.$T272])" office:value-type="float"/>
          <table:table-cell table:formula="of:=MIN([.$H272];[.$U272])" office:value-type="float"/>
          <table:table-cell table:formula="of:=MIN([.$I272];[.$V272])" office:value-type="float"/>
          <table:table-cell table:formula="of:=MIN([.$J272])" office:value-type="float"/>
          <table:table-cell table:formula="of:=MIN([.$K272];[.$W272])" office:value-type="float"/>
          <table:table-cell table:formula="of:=MIN([.$L272];[.$X272])" office:value-type="float"/>
          <table:table-cell table:formula="of:=MIN([.$M272];[.$Y272])" office:value-type="float"/>
          <table:table-cell table:formula="of:=MIN([.$N272];[.$Z272])" office:value-type="float"/>
          <table:table-cell table:formula="of:=MEDIAN([.$B272];[.$O272])" office:value-type="float"/>
          <table:table-cell table:formula="of:=MEDIAN([.$C272];[.$P272])" office:value-type="float"/>
          <table:table-cell table:formula="of:=MEDIAN([.$D272];[.$Q272])" office:value-type="float"/>
          <table:table-cell table:formula="of:=MEDIAN([.$E272];[.$R272])" office:value-type="float"/>
          <table:table-cell table:formula="of:=MEDIAN([.$F272];[.$S272])" office:value-type="float"/>
          <table:table-cell table:formula="of:=MEDIAN([.$G272];[.$T272])" office:value-type="float"/>
          <table:table-cell table:formula="of:=MEDIAN([.$H272];[.$U272])" office:value-type="float"/>
          <table:table-cell table:formula="of:=MEDIAN([.$I272];[.$V272])" office:value-type="float"/>
          <table:table-cell table:formula="of:=MEDIAN([.$J272])" office:value-type="float"/>
          <table:table-cell table:formula="of:=MEDIAN([.$K272];[.$W272])" office:value-type="float"/>
          <table:table-cell table:formula="of:=MEDIAN([.$L272];[.$X272])" office:value-type="float"/>
          <table:table-cell table:formula="of:=MEDIAN([.$M272];[.$Y272])" office:value-type="float"/>
          <table:table-cell table:formula="of:=MEDIAN([.$N272];[.$Z272])" office:value-type="float"/>
          <table:table-cell table:formula="of:=MAX([.$B272];[.$O272])" office:value-type="float"/>
          <table:table-cell table:formula="of:=MAX([.$C272];[.$P272])" office:value-type="float"/>
          <table:table-cell table:formula="of:=MAX([.$D272];[.$Q272])" office:value-type="float"/>
          <table:table-cell table:formula="of:=MAX([.$E272];[.$R272])" office:value-type="float"/>
          <table:table-cell table:formula="of:=MAX([.$F272];[.$S272])" office:value-type="float"/>
          <table:table-cell table:formula="of:=MAX([.$G272];[.$T272])" office:value-type="float"/>
          <table:table-cell table:formula="of:=MAX([.$H272];[.$U272])" office:value-type="float"/>
          <table:table-cell table:formula="of:=MAX([.$I272];[.$V272])" office:value-type="float"/>
          <table:table-cell table:formula="of:=MAX([.$J272])" office:value-type="float"/>
          <table:table-cell table:formula="of:=MAX([.$K272];[.$W272])" office:value-type="float"/>
          <table:table-cell table:formula="of:=MAX([.$L272];[.$X272])" office:value-type="float"/>
          <table:table-cell table:formula="of:=MAX([.$M272];[.$Y272])" office:value-type="float"/>
          <table:table-cell table:formula="of:=MAX([.$N272];[.$Z272])" office:value-type="float"/>
        </table:table-row>
        <table:table-row table:style-name="ro1">
          <table:table-cell office:value-type="string">
            <text:p>p07.pddl/37</text:p>
          </table:table-cell>
          <table:table-cell office:value-type="float" office:value="300.0"/>
          <table:table-cell office:value-type="float" office:value="299.986"/>
          <table:table-cell office:value-type="float" office:value="298.0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1724.0"/>
          <table:table-cell office:value-type="float" office:value="6930347.0"/>
          <table:table-cell office:value-type="float" office:value="6902665.0"/>
          <table:table-cell office:value-type="float" office:value="167398.0"/>
          <table:table-cell office:value-type="float" office:value="12816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1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7707.0"/>
          <table:table-cell office:value-type="float" office:value="734621.0"/>
          <table:table-cell office:value-type="float" office:value="167398.0"/>
          <table:table-cell office:value-type="float" office:value="128163.0"/>
          <table:table-cell office:value-type="float" office:value="0.0"/>
          <table:table-cell office:value-type="float" office:value="0.0"/>
          <table:table-cell table:formula="of:=MIN([.$B273];[.$O273])" office:value-type="float"/>
          <table:table-cell table:formula="of:=MIN([.$C273];[.$P273])" office:value-type="float"/>
          <table:table-cell table:formula="of:=MIN([.$D273];[.$Q273])" office:value-type="float"/>
          <table:table-cell table:formula="of:=MIN([.$E273];[.$R273])" office:value-type="float"/>
          <table:table-cell table:formula="of:=MIN([.$F273];[.$S273])" office:value-type="float"/>
          <table:table-cell table:formula="of:=MIN([.$G273];[.$T273])" office:value-type="float"/>
          <table:table-cell table:formula="of:=MIN([.$H273];[.$U273])" office:value-type="float"/>
          <table:table-cell table:formula="of:=MIN([.$I273];[.$V273])" office:value-type="float"/>
          <table:table-cell table:formula="of:=MIN([.$J273])" office:value-type="float"/>
          <table:table-cell table:formula="of:=MIN([.$K273];[.$W273])" office:value-type="float"/>
          <table:table-cell table:formula="of:=MIN([.$L273];[.$X273])" office:value-type="float"/>
          <table:table-cell table:formula="of:=MIN([.$M273];[.$Y273])" office:value-type="float"/>
          <table:table-cell table:formula="of:=MIN([.$N273];[.$Z273])" office:value-type="float"/>
          <table:table-cell table:formula="of:=MEDIAN([.$B273];[.$O273])" office:value-type="float"/>
          <table:table-cell table:formula="of:=MEDIAN([.$C273];[.$P273])" office:value-type="float"/>
          <table:table-cell table:formula="of:=MEDIAN([.$D273];[.$Q273])" office:value-type="float"/>
          <table:table-cell table:formula="of:=MEDIAN([.$E273];[.$R273])" office:value-type="float"/>
          <table:table-cell table:formula="of:=MEDIAN([.$F273];[.$S273])" office:value-type="float"/>
          <table:table-cell table:formula="of:=MEDIAN([.$G273];[.$T273])" office:value-type="float"/>
          <table:table-cell table:formula="of:=MEDIAN([.$H273];[.$U273])" office:value-type="float"/>
          <table:table-cell table:formula="of:=MEDIAN([.$I273];[.$V273])" office:value-type="float"/>
          <table:table-cell table:formula="of:=MEDIAN([.$J273])" office:value-type="float"/>
          <table:table-cell table:formula="of:=MEDIAN([.$K273];[.$W273])" office:value-type="float"/>
          <table:table-cell table:formula="of:=MEDIAN([.$L273];[.$X273])" office:value-type="float"/>
          <table:table-cell table:formula="of:=MEDIAN([.$M273];[.$Y273])" office:value-type="float"/>
          <table:table-cell table:formula="of:=MEDIAN([.$N273];[.$Z273])" office:value-type="float"/>
          <table:table-cell table:formula="of:=MAX([.$B273];[.$O273])" office:value-type="float"/>
          <table:table-cell table:formula="of:=MAX([.$C273];[.$P273])" office:value-type="float"/>
          <table:table-cell table:formula="of:=MAX([.$D273];[.$Q273])" office:value-type="float"/>
          <table:table-cell table:formula="of:=MAX([.$E273];[.$R273])" office:value-type="float"/>
          <table:table-cell table:formula="of:=MAX([.$F273];[.$S273])" office:value-type="float"/>
          <table:table-cell table:formula="of:=MAX([.$G273];[.$T273])" office:value-type="float"/>
          <table:table-cell table:formula="of:=MAX([.$H273];[.$U273])" office:value-type="float"/>
          <table:table-cell table:formula="of:=MAX([.$I273];[.$V273])" office:value-type="float"/>
          <table:table-cell table:formula="of:=MAX([.$J273])" office:value-type="float"/>
          <table:table-cell table:formula="of:=MAX([.$K273];[.$W273])" office:value-type="float"/>
          <table:table-cell table:formula="of:=MAX([.$L273];[.$X273])" office:value-type="float"/>
          <table:table-cell table:formula="of:=MAX([.$M273];[.$Y273])" office:value-type="float"/>
          <table:table-cell table:formula="of:=MAX([.$N273];[.$Z273])" office:value-type="float"/>
        </table:table-row>
        <table:table-row table:style-name="ro1">
          <table:table-cell office:value-type="string">
            <text:p>p07.pddl/38</text:p>
          </table:table-cell>
          <table:table-cell office:value-type="float" office:value="300.0"/>
          <table:table-cell office:value-type="float" office:value="299.987"/>
          <table:table-cell office:value-type="float" office:value="297.9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5255.0"/>
          <table:table-cell office:value-type="float" office:value="7204675.0"/>
          <table:table-cell office:value-type="float" office:value="7174248.0"/>
          <table:table-cell office:value-type="float" office:value="171846.0"/>
          <table:table-cell office:value-type="float" office:value="13210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8.1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5230.0"/>
          <table:table-cell office:value-type="float" office:value="688321.0"/>
          <table:table-cell office:value-type="float" office:value="171846.0"/>
          <table:table-cell office:value-type="float" office:value="132109.0"/>
          <table:table-cell office:value-type="float" office:value="0.0"/>
          <table:table-cell office:value-type="float" office:value="0.0"/>
          <table:table-cell table:formula="of:=MIN([.$B274];[.$O274])" office:value-type="float"/>
          <table:table-cell table:formula="of:=MIN([.$C274];[.$P274])" office:value-type="float"/>
          <table:table-cell table:formula="of:=MIN([.$D274];[.$Q274])" office:value-type="float"/>
          <table:table-cell table:formula="of:=MIN([.$E274];[.$R274])" office:value-type="float"/>
          <table:table-cell table:formula="of:=MIN([.$F274];[.$S274])" office:value-type="float"/>
          <table:table-cell table:formula="of:=MIN([.$G274];[.$T274])" office:value-type="float"/>
          <table:table-cell table:formula="of:=MIN([.$H274];[.$U274])" office:value-type="float"/>
          <table:table-cell table:formula="of:=MIN([.$I274];[.$V274])" office:value-type="float"/>
          <table:table-cell table:formula="of:=MIN([.$J274])" office:value-type="float"/>
          <table:table-cell table:formula="of:=MIN([.$K274];[.$W274])" office:value-type="float"/>
          <table:table-cell table:formula="of:=MIN([.$L274];[.$X274])" office:value-type="float"/>
          <table:table-cell table:formula="of:=MIN([.$M274];[.$Y274])" office:value-type="float"/>
          <table:table-cell table:formula="of:=MIN([.$N274];[.$Z274])" office:value-type="float"/>
          <table:table-cell table:formula="of:=MEDIAN([.$B274];[.$O274])" office:value-type="float"/>
          <table:table-cell table:formula="of:=MEDIAN([.$C274];[.$P274])" office:value-type="float"/>
          <table:table-cell table:formula="of:=MEDIAN([.$D274];[.$Q274])" office:value-type="float"/>
          <table:table-cell table:formula="of:=MEDIAN([.$E274];[.$R274])" office:value-type="float"/>
          <table:table-cell table:formula="of:=MEDIAN([.$F274];[.$S274])" office:value-type="float"/>
          <table:table-cell table:formula="of:=MEDIAN([.$G274];[.$T274])" office:value-type="float"/>
          <table:table-cell table:formula="of:=MEDIAN([.$H274];[.$U274])" office:value-type="float"/>
          <table:table-cell table:formula="of:=MEDIAN([.$I274];[.$V274])" office:value-type="float"/>
          <table:table-cell table:formula="of:=MEDIAN([.$J274])" office:value-type="float"/>
          <table:table-cell table:formula="of:=MEDIAN([.$K274];[.$W274])" office:value-type="float"/>
          <table:table-cell table:formula="of:=MEDIAN([.$L274];[.$X274])" office:value-type="float"/>
          <table:table-cell table:formula="of:=MEDIAN([.$M274];[.$Y274])" office:value-type="float"/>
          <table:table-cell table:formula="of:=MEDIAN([.$N274];[.$Z274])" office:value-type="float"/>
          <table:table-cell table:formula="of:=MAX([.$B274];[.$O274])" office:value-type="float"/>
          <table:table-cell table:formula="of:=MAX([.$C274];[.$P274])" office:value-type="float"/>
          <table:table-cell table:formula="of:=MAX([.$D274];[.$Q274])" office:value-type="float"/>
          <table:table-cell table:formula="of:=MAX([.$E274];[.$R274])" office:value-type="float"/>
          <table:table-cell table:formula="of:=MAX([.$F274];[.$S274])" office:value-type="float"/>
          <table:table-cell table:formula="of:=MAX([.$G274];[.$T274])" office:value-type="float"/>
          <table:table-cell table:formula="of:=MAX([.$H274];[.$U274])" office:value-type="float"/>
          <table:table-cell table:formula="of:=MAX([.$I274];[.$V274])" office:value-type="float"/>
          <table:table-cell table:formula="of:=MAX([.$J274])" office:value-type="float"/>
          <table:table-cell table:formula="of:=MAX([.$K274];[.$W274])" office:value-type="float"/>
          <table:table-cell table:formula="of:=MAX([.$L274];[.$X274])" office:value-type="float"/>
          <table:table-cell table:formula="of:=MAX([.$M274];[.$Y274])" office:value-type="float"/>
          <table:table-cell table:formula="of:=MAX([.$N274];[.$Z274])" office:value-type="float"/>
        </table:table-row>
        <table:table-row table:style-name="ro1">
          <table:table-cell office:value-type="string">
            <text:p>p07.pddl/39</text:p>
          </table:table-cell>
          <table:table-cell office:value-type="float" office:value="300.0"/>
          <table:table-cell office:value-type="float" office:value="299.99"/>
          <table:table-cell office:value-type="float" office:value="297.7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8870.0"/>
          <table:table-cell office:value-type="float" office:value="7048154.0"/>
          <table:table-cell office:value-type="float" office:value="7020954.0"/>
          <table:table-cell office:value-type="float" office:value="176294.0"/>
          <table:table-cell office:value-type="float" office:value="13605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0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5789.0"/>
          <table:table-cell office:value-type="float" office:value="699754.0"/>
          <table:table-cell office:value-type="float" office:value="176294.0"/>
          <table:table-cell office:value-type="float" office:value="136055.0"/>
          <table:table-cell office:value-type="float" office:value="0.0"/>
          <table:table-cell office:value-type="float" office:value="0.0"/>
          <table:table-cell table:formula="of:=MIN([.$B275];[.$O275])" office:value-type="float"/>
          <table:table-cell table:formula="of:=MIN([.$C275];[.$P275])" office:value-type="float"/>
          <table:table-cell table:formula="of:=MIN([.$D275];[.$Q275])" office:value-type="float"/>
          <table:table-cell table:formula="of:=MIN([.$E275];[.$R275])" office:value-type="float"/>
          <table:table-cell table:formula="of:=MIN([.$F275];[.$S275])" office:value-type="float"/>
          <table:table-cell table:formula="of:=MIN([.$G275];[.$T275])" office:value-type="float"/>
          <table:table-cell table:formula="of:=MIN([.$H275];[.$U275])" office:value-type="float"/>
          <table:table-cell table:formula="of:=MIN([.$I275];[.$V275])" office:value-type="float"/>
          <table:table-cell table:formula="of:=MIN([.$J275])" office:value-type="float"/>
          <table:table-cell table:formula="of:=MIN([.$K275];[.$W275])" office:value-type="float"/>
          <table:table-cell table:formula="of:=MIN([.$L275];[.$X275])" office:value-type="float"/>
          <table:table-cell table:formula="of:=MIN([.$M275];[.$Y275])" office:value-type="float"/>
          <table:table-cell table:formula="of:=MIN([.$N275];[.$Z275])" office:value-type="float"/>
          <table:table-cell table:formula="of:=MEDIAN([.$B275];[.$O275])" office:value-type="float"/>
          <table:table-cell table:formula="of:=MEDIAN([.$C275];[.$P275])" office:value-type="float"/>
          <table:table-cell table:formula="of:=MEDIAN([.$D275];[.$Q275])" office:value-type="float"/>
          <table:table-cell table:formula="of:=MEDIAN([.$E275];[.$R275])" office:value-type="float"/>
          <table:table-cell table:formula="of:=MEDIAN([.$F275];[.$S275])" office:value-type="float"/>
          <table:table-cell table:formula="of:=MEDIAN([.$G275];[.$T275])" office:value-type="float"/>
          <table:table-cell table:formula="of:=MEDIAN([.$H275];[.$U275])" office:value-type="float"/>
          <table:table-cell table:formula="of:=MEDIAN([.$I275];[.$V275])" office:value-type="float"/>
          <table:table-cell table:formula="of:=MEDIAN([.$J275])" office:value-type="float"/>
          <table:table-cell table:formula="of:=MEDIAN([.$K275];[.$W275])" office:value-type="float"/>
          <table:table-cell table:formula="of:=MEDIAN([.$L275];[.$X275])" office:value-type="float"/>
          <table:table-cell table:formula="of:=MEDIAN([.$M275];[.$Y275])" office:value-type="float"/>
          <table:table-cell table:formula="of:=MEDIAN([.$N275];[.$Z275])" office:value-type="float"/>
          <table:table-cell table:formula="of:=MAX([.$B275];[.$O275])" office:value-type="float"/>
          <table:table-cell table:formula="of:=MAX([.$C275];[.$P275])" office:value-type="float"/>
          <table:table-cell table:formula="of:=MAX([.$D275];[.$Q275])" office:value-type="float"/>
          <table:table-cell table:formula="of:=MAX([.$E275];[.$R275])" office:value-type="float"/>
          <table:table-cell table:formula="of:=MAX([.$F275];[.$S275])" office:value-type="float"/>
          <table:table-cell table:formula="of:=MAX([.$G275];[.$T275])" office:value-type="float"/>
          <table:table-cell table:formula="of:=MAX([.$H275];[.$U275])" office:value-type="float"/>
          <table:table-cell table:formula="of:=MAX([.$I275];[.$V275])" office:value-type="float"/>
          <table:table-cell table:formula="of:=MAX([.$J275])" office:value-type="float"/>
          <table:table-cell table:formula="of:=MAX([.$K275];[.$W275])" office:value-type="float"/>
          <table:table-cell table:formula="of:=MAX([.$L275];[.$X275])" office:value-type="float"/>
          <table:table-cell table:formula="of:=MAX([.$M275];[.$Y275])" office:value-type="float"/>
          <table:table-cell table:formula="of:=MAX([.$N275];[.$Z275])" office:value-type="float"/>
        </table:table-row>
        <table:table-row table:style-name="ro1">
          <table:table-cell office:value-type="string">
            <text:p>p07.pddl/4</text:p>
          </table:table-cell>
          <table:table-cell office:value-type="float" office:value="0.26903"/>
          <table:table-cell office:value-type="float" office:value="0.2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0.0"/>
          <table:table-cell office:value-type="float" office:value="1.0"/>
          <table:table-cell office:value-type="float" office:value="20614.0"/>
          <table:table-cell office:value-type="float" office:value="3605.0"/>
          <table:table-cell office:value-type="float" office:value="0.0"/>
          <table:table-cell office:value-type="float" office:value="0.0"/>
          <table:table-cell office:value-type="float" office:value="0.240029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9.0"/>
          <table:table-cell office:value-type="float" office:value="20614.0"/>
          <table:table-cell office:value-type="float" office:value="3605.0"/>
          <table:table-cell office:value-type="float" office:value="0.0"/>
          <table:table-cell office:value-type="float" office:value="0.0"/>
          <table:table-cell table:formula="of:=MIN([.$B276];[.$O276])" office:value-type="float"/>
          <table:table-cell table:formula="of:=MIN([.$C276];[.$P276])" office:value-type="float"/>
          <table:table-cell table:formula="of:=MIN([.$D276];[.$Q276])" office:value-type="float"/>
          <table:table-cell table:formula="of:=MIN([.$E276];[.$R276])" office:value-type="float"/>
          <table:table-cell table:formula="of:=MIN([.$F276];[.$S276])" office:value-type="float"/>
          <table:table-cell table:formula="of:=MIN([.$G276];[.$T276])" office:value-type="float"/>
          <table:table-cell table:formula="of:=MIN([.$H276];[.$U276])" office:value-type="float"/>
          <table:table-cell table:formula="of:=MIN([.$I276];[.$V276])" office:value-type="float"/>
          <table:table-cell table:formula="of:=MIN([.$J276])" office:value-type="float"/>
          <table:table-cell table:formula="of:=MIN([.$K276];[.$W276])" office:value-type="float"/>
          <table:table-cell table:formula="of:=MIN([.$L276];[.$X276])" office:value-type="float"/>
          <table:table-cell table:formula="of:=MIN([.$M276];[.$Y276])" office:value-type="float"/>
          <table:table-cell table:formula="of:=MIN([.$N276];[.$Z276])" office:value-type="float"/>
          <table:table-cell table:formula="of:=MEDIAN([.$B276];[.$O276])" office:value-type="float"/>
          <table:table-cell table:formula="of:=MEDIAN([.$C276];[.$P276])" office:value-type="float"/>
          <table:table-cell table:formula="of:=MEDIAN([.$D276];[.$Q276])" office:value-type="float"/>
          <table:table-cell table:formula="of:=MEDIAN([.$E276];[.$R276])" office:value-type="float"/>
          <table:table-cell table:formula="of:=MEDIAN([.$F276];[.$S276])" office:value-type="float"/>
          <table:table-cell table:formula="of:=MEDIAN([.$G276];[.$T276])" office:value-type="float"/>
          <table:table-cell table:formula="of:=MEDIAN([.$H276];[.$U276])" office:value-type="float"/>
          <table:table-cell table:formula="of:=MEDIAN([.$I276];[.$V276])" office:value-type="float"/>
          <table:table-cell table:formula="of:=MEDIAN([.$J276])" office:value-type="float"/>
          <table:table-cell table:formula="of:=MEDIAN([.$K276];[.$W276])" office:value-type="float"/>
          <table:table-cell table:formula="of:=MEDIAN([.$L276];[.$X276])" office:value-type="float"/>
          <table:table-cell table:formula="of:=MEDIAN([.$M276];[.$Y276])" office:value-type="float"/>
          <table:table-cell table:formula="of:=MEDIAN([.$N276];[.$Z276])" office:value-type="float"/>
          <table:table-cell table:formula="of:=MAX([.$B276];[.$O276])" office:value-type="float"/>
          <table:table-cell table:formula="of:=MAX([.$C276];[.$P276])" office:value-type="float"/>
          <table:table-cell table:formula="of:=MAX([.$D276];[.$Q276])" office:value-type="float"/>
          <table:table-cell table:formula="of:=MAX([.$E276];[.$R276])" office:value-type="float"/>
          <table:table-cell table:formula="of:=MAX([.$F276];[.$S276])" office:value-type="float"/>
          <table:table-cell table:formula="of:=MAX([.$G276];[.$T276])" office:value-type="float"/>
          <table:table-cell table:formula="of:=MAX([.$H276];[.$U276])" office:value-type="float"/>
          <table:table-cell table:formula="of:=MAX([.$I276];[.$V276])" office:value-type="float"/>
          <table:table-cell table:formula="of:=MAX([.$J276])" office:value-type="float"/>
          <table:table-cell table:formula="of:=MAX([.$K276];[.$W276])" office:value-type="float"/>
          <table:table-cell table:formula="of:=MAX([.$L276];[.$X276])" office:value-type="float"/>
          <table:table-cell table:formula="of:=MAX([.$M276];[.$Y276])" office:value-type="float"/>
          <table:table-cell table:formula="of:=MAX([.$N276];[.$Z276])" office:value-type="float"/>
        </table:table-row>
        <table:table-row table:style-name="ro1">
          <table:table-cell office:value-type="string">
            <text:p>p07.pddl/40</text:p>
          </table:table-cell>
          <table:table-cell office:value-type="float" office:value="300.0"/>
          <table:table-cell office:value-type="float" office:value="299.987"/>
          <table:table-cell office:value-type="float" office:value="297.8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4200.0"/>
          <table:table-cell office:value-type="float" office:value="6949603.0"/>
          <table:table-cell office:value-type="float" office:value="6924072.0"/>
          <table:table-cell office:value-type="float" office:value="180742.0"/>
          <table:table-cell office:value-type="float" office:value="14000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0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3706.0"/>
          <table:table-cell office:value-type="float" office:value="663940.0"/>
          <table:table-cell office:value-type="float" office:value="180742.0"/>
          <table:table-cell office:value-type="float" office:value="140001.0"/>
          <table:table-cell office:value-type="float" office:value="0.0"/>
          <table:table-cell office:value-type="float" office:value="0.0"/>
          <table:table-cell table:formula="of:=MIN([.$B277];[.$O277])" office:value-type="float"/>
          <table:table-cell table:formula="of:=MIN([.$C277];[.$P277])" office:value-type="float"/>
          <table:table-cell table:formula="of:=MIN([.$D277];[.$Q277])" office:value-type="float"/>
          <table:table-cell table:formula="of:=MIN([.$E277];[.$R277])" office:value-type="float"/>
          <table:table-cell table:formula="of:=MIN([.$F277];[.$S277])" office:value-type="float"/>
          <table:table-cell table:formula="of:=MIN([.$G277];[.$T277])" office:value-type="float"/>
          <table:table-cell table:formula="of:=MIN([.$H277];[.$U277])" office:value-type="float"/>
          <table:table-cell table:formula="of:=MIN([.$I277];[.$V277])" office:value-type="float"/>
          <table:table-cell table:formula="of:=MIN([.$J277])" office:value-type="float"/>
          <table:table-cell table:formula="of:=MIN([.$K277];[.$W277])" office:value-type="float"/>
          <table:table-cell table:formula="of:=MIN([.$L277];[.$X277])" office:value-type="float"/>
          <table:table-cell table:formula="of:=MIN([.$M277];[.$Y277])" office:value-type="float"/>
          <table:table-cell table:formula="of:=MIN([.$N277];[.$Z277])" office:value-type="float"/>
          <table:table-cell table:formula="of:=MEDIAN([.$B277];[.$O277])" office:value-type="float"/>
          <table:table-cell table:formula="of:=MEDIAN([.$C277];[.$P277])" office:value-type="float"/>
          <table:table-cell table:formula="of:=MEDIAN([.$D277];[.$Q277])" office:value-type="float"/>
          <table:table-cell table:formula="of:=MEDIAN([.$E277];[.$R277])" office:value-type="float"/>
          <table:table-cell table:formula="of:=MEDIAN([.$F277];[.$S277])" office:value-type="float"/>
          <table:table-cell table:formula="of:=MEDIAN([.$G277];[.$T277])" office:value-type="float"/>
          <table:table-cell table:formula="of:=MEDIAN([.$H277];[.$U277])" office:value-type="float"/>
          <table:table-cell table:formula="of:=MEDIAN([.$I277];[.$V277])" office:value-type="float"/>
          <table:table-cell table:formula="of:=MEDIAN([.$J277])" office:value-type="float"/>
          <table:table-cell table:formula="of:=MEDIAN([.$K277];[.$W277])" office:value-type="float"/>
          <table:table-cell table:formula="of:=MEDIAN([.$L277];[.$X277])" office:value-type="float"/>
          <table:table-cell table:formula="of:=MEDIAN([.$M277];[.$Y277])" office:value-type="float"/>
          <table:table-cell table:formula="of:=MEDIAN([.$N277];[.$Z277])" office:value-type="float"/>
          <table:table-cell table:formula="of:=MAX([.$B277];[.$O277])" office:value-type="float"/>
          <table:table-cell table:formula="of:=MAX([.$C277];[.$P277])" office:value-type="float"/>
          <table:table-cell table:formula="of:=MAX([.$D277];[.$Q277])" office:value-type="float"/>
          <table:table-cell table:formula="of:=MAX([.$E277];[.$R277])" office:value-type="float"/>
          <table:table-cell table:formula="of:=MAX([.$F277];[.$S277])" office:value-type="float"/>
          <table:table-cell table:formula="of:=MAX([.$G277];[.$T277])" office:value-type="float"/>
          <table:table-cell table:formula="of:=MAX([.$H277];[.$U277])" office:value-type="float"/>
          <table:table-cell table:formula="of:=MAX([.$I277];[.$V277])" office:value-type="float"/>
          <table:table-cell table:formula="of:=MAX([.$J277])" office:value-type="float"/>
          <table:table-cell table:formula="of:=MAX([.$K277];[.$W277])" office:value-type="float"/>
          <table:table-cell table:formula="of:=MAX([.$L277];[.$X277])" office:value-type="float"/>
          <table:table-cell table:formula="of:=MAX([.$M277];[.$Y277])" office:value-type="float"/>
          <table:table-cell table:formula="of:=MAX([.$N277];[.$Z277])" office:value-type="float"/>
        </table:table-row>
        <table:table-row table:style-name="ro1">
          <table:table-cell office:value-type="string">
            <text:p>p07.pddl/5</text:p>
          </table:table-cell>
          <table:table-cell office:value-type="float" office:value="0.334113"/>
          <table:table-cell office:value-type="float" office:value="0.2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249.0"/>
          <table:table-cell office:value-type="float" office:value="155.0"/>
          <table:table-cell office:value-type="float" office:value="25062.0"/>
          <table:table-cell office:value-type="float" office:value="5707.0"/>
          <table:table-cell office:value-type="float" office:value="0.0"/>
          <table:table-cell office:value-type="float" office:value="0.0"/>
          <table:table-cell office:value-type="float" office:value="0.273705"/>
          <table:table-cell office:value-type="float" office:value="0.2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0.0"/>
          <table:table-cell office:value-type="float" office:value="25062.0"/>
          <table:table-cell office:value-type="float" office:value="5707.0"/>
          <table:table-cell office:value-type="float" office:value="0.0"/>
          <table:table-cell office:value-type="float" office:value="0.0"/>
          <table:table-cell table:formula="of:=MIN([.$B278];[.$O278])" office:value-type="float"/>
          <table:table-cell table:formula="of:=MIN([.$C278];[.$P278])" office:value-type="float"/>
          <table:table-cell table:formula="of:=MIN([.$D278];[.$Q278])" office:value-type="float"/>
          <table:table-cell table:formula="of:=MIN([.$E278];[.$R278])" office:value-type="float"/>
          <table:table-cell table:formula="of:=MIN([.$F278];[.$S278])" office:value-type="float"/>
          <table:table-cell table:formula="of:=MIN([.$G278];[.$T278])" office:value-type="float"/>
          <table:table-cell table:formula="of:=MIN([.$H278];[.$U278])" office:value-type="float"/>
          <table:table-cell table:formula="of:=MIN([.$I278];[.$V278])" office:value-type="float"/>
          <table:table-cell table:formula="of:=MIN([.$J278])" office:value-type="float"/>
          <table:table-cell table:formula="of:=MIN([.$K278];[.$W278])" office:value-type="float"/>
          <table:table-cell table:formula="of:=MIN([.$L278];[.$X278])" office:value-type="float"/>
          <table:table-cell table:formula="of:=MIN([.$M278];[.$Y278])" office:value-type="float"/>
          <table:table-cell table:formula="of:=MIN([.$N278];[.$Z278])" office:value-type="float"/>
          <table:table-cell table:formula="of:=MEDIAN([.$B278];[.$O278])" office:value-type="float"/>
          <table:table-cell table:formula="of:=MEDIAN([.$C278];[.$P278])" office:value-type="float"/>
          <table:table-cell table:formula="of:=MEDIAN([.$D278];[.$Q278])" office:value-type="float"/>
          <table:table-cell table:formula="of:=MEDIAN([.$E278];[.$R278])" office:value-type="float"/>
          <table:table-cell table:formula="of:=MEDIAN([.$F278];[.$S278])" office:value-type="float"/>
          <table:table-cell table:formula="of:=MEDIAN([.$G278];[.$T278])" office:value-type="float"/>
          <table:table-cell table:formula="of:=MEDIAN([.$H278];[.$U278])" office:value-type="float"/>
          <table:table-cell table:formula="of:=MEDIAN([.$I278];[.$V278])" office:value-type="float"/>
          <table:table-cell table:formula="of:=MEDIAN([.$J278])" office:value-type="float"/>
          <table:table-cell table:formula="of:=MEDIAN([.$K278];[.$W278])" office:value-type="float"/>
          <table:table-cell table:formula="of:=MEDIAN([.$L278];[.$X278])" office:value-type="float"/>
          <table:table-cell table:formula="of:=MEDIAN([.$M278];[.$Y278])" office:value-type="float"/>
          <table:table-cell table:formula="of:=MEDIAN([.$N278];[.$Z278])" office:value-type="float"/>
          <table:table-cell table:formula="of:=MAX([.$B278];[.$O278])" office:value-type="float"/>
          <table:table-cell table:formula="of:=MAX([.$C278];[.$P278])" office:value-type="float"/>
          <table:table-cell table:formula="of:=MAX([.$D278];[.$Q278])" office:value-type="float"/>
          <table:table-cell table:formula="of:=MAX([.$E278];[.$R278])" office:value-type="float"/>
          <table:table-cell table:formula="of:=MAX([.$F278];[.$S278])" office:value-type="float"/>
          <table:table-cell table:formula="of:=MAX([.$G278];[.$T278])" office:value-type="float"/>
          <table:table-cell table:formula="of:=MAX([.$H278];[.$U278])" office:value-type="float"/>
          <table:table-cell table:formula="of:=MAX([.$I278];[.$V278])" office:value-type="float"/>
          <table:table-cell table:formula="of:=MAX([.$J278])" office:value-type="float"/>
          <table:table-cell table:formula="of:=MAX([.$K278];[.$W278])" office:value-type="float"/>
          <table:table-cell table:formula="of:=MAX([.$L278];[.$X278])" office:value-type="float"/>
          <table:table-cell table:formula="of:=MAX([.$M278];[.$Y278])" office:value-type="float"/>
          <table:table-cell table:formula="of:=MAX([.$N278];[.$Z278])" office:value-type="float"/>
        </table:table-row>
        <table:table-row table:style-name="ro1">
          <table:table-cell office:value-type="string">
            <text:p>p07.pddl/6</text:p>
          </table:table-cell>
          <table:table-cell office:value-type="float" office:value="0.388868"/>
          <table:table-cell office:value-type="float" office:value="0.34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5.0"/>
          <table:table-cell office:value-type="float" office:value="808.0"/>
          <table:table-cell office:value-type="float" office:value="630.0"/>
          <table:table-cell office:value-type="float" office:value="29510.0"/>
          <table:table-cell office:value-type="float" office:value="8182.0"/>
          <table:table-cell office:value-type="float" office:value="0.0"/>
          <table:table-cell office:value-type="float" office:value="0.0"/>
          <table:table-cell office:value-type="float" office:value="0.313219"/>
          <table:table-cell office:value-type="float" office:value="0.2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173.0"/>
          <table:table-cell office:value-type="float" office:value="29510.0"/>
          <table:table-cell office:value-type="float" office:value="8182.0"/>
          <table:table-cell office:value-type="float" office:value="0.0"/>
          <table:table-cell office:value-type="float" office:value="0.0"/>
          <table:table-cell table:formula="of:=MIN([.$B279];[.$O279])" office:value-type="float"/>
          <table:table-cell table:formula="of:=MIN([.$C279];[.$P279])" office:value-type="float"/>
          <table:table-cell table:formula="of:=MIN([.$D279];[.$Q279])" office:value-type="float"/>
          <table:table-cell table:formula="of:=MIN([.$E279];[.$R279])" office:value-type="float"/>
          <table:table-cell table:formula="of:=MIN([.$F279];[.$S279])" office:value-type="float"/>
          <table:table-cell table:formula="of:=MIN([.$G279];[.$T279])" office:value-type="float"/>
          <table:table-cell table:formula="of:=MIN([.$H279];[.$U279])" office:value-type="float"/>
          <table:table-cell table:formula="of:=MIN([.$I279];[.$V279])" office:value-type="float"/>
          <table:table-cell table:formula="of:=MIN([.$J279])" office:value-type="float"/>
          <table:table-cell table:formula="of:=MIN([.$K279];[.$W279])" office:value-type="float"/>
          <table:table-cell table:formula="of:=MIN([.$L279];[.$X279])" office:value-type="float"/>
          <table:table-cell table:formula="of:=MIN([.$M279];[.$Y279])" office:value-type="float"/>
          <table:table-cell table:formula="of:=MIN([.$N279];[.$Z279])" office:value-type="float"/>
          <table:table-cell table:formula="of:=MEDIAN([.$B279];[.$O279])" office:value-type="float"/>
          <table:table-cell table:formula="of:=MEDIAN([.$C279];[.$P279])" office:value-type="float"/>
          <table:table-cell table:formula="of:=MEDIAN([.$D279];[.$Q279])" office:value-type="float"/>
          <table:table-cell table:formula="of:=MEDIAN([.$E279];[.$R279])" office:value-type="float"/>
          <table:table-cell table:formula="of:=MEDIAN([.$F279];[.$S279])" office:value-type="float"/>
          <table:table-cell table:formula="of:=MEDIAN([.$G279];[.$T279])" office:value-type="float"/>
          <table:table-cell table:formula="of:=MEDIAN([.$H279];[.$U279])" office:value-type="float"/>
          <table:table-cell table:formula="of:=MEDIAN([.$I279];[.$V279])" office:value-type="float"/>
          <table:table-cell table:formula="of:=MEDIAN([.$J279])" office:value-type="float"/>
          <table:table-cell table:formula="of:=MEDIAN([.$K279];[.$W279])" office:value-type="float"/>
          <table:table-cell table:formula="of:=MEDIAN([.$L279];[.$X279])" office:value-type="float"/>
          <table:table-cell table:formula="of:=MEDIAN([.$M279];[.$Y279])" office:value-type="float"/>
          <table:table-cell table:formula="of:=MEDIAN([.$N279];[.$Z279])" office:value-type="float"/>
          <table:table-cell table:formula="of:=MAX([.$B279];[.$O279])" office:value-type="float"/>
          <table:table-cell table:formula="of:=MAX([.$C279];[.$P279])" office:value-type="float"/>
          <table:table-cell table:formula="of:=MAX([.$D279];[.$Q279])" office:value-type="float"/>
          <table:table-cell table:formula="of:=MAX([.$E279];[.$R279])" office:value-type="float"/>
          <table:table-cell table:formula="of:=MAX([.$F279];[.$S279])" office:value-type="float"/>
          <table:table-cell table:formula="of:=MAX([.$G279];[.$T279])" office:value-type="float"/>
          <table:table-cell table:formula="of:=MAX([.$H279];[.$U279])" office:value-type="float"/>
          <table:table-cell table:formula="of:=MAX([.$I279];[.$V279])" office:value-type="float"/>
          <table:table-cell table:formula="of:=MAX([.$J279])" office:value-type="float"/>
          <table:table-cell table:formula="of:=MAX([.$K279];[.$W279])" office:value-type="float"/>
          <table:table-cell table:formula="of:=MAX([.$L279];[.$X279])" office:value-type="float"/>
          <table:table-cell table:formula="of:=MAX([.$M279];[.$Y279])" office:value-type="float"/>
          <table:table-cell table:formula="of:=MAX([.$N279];[.$Z279])" office:value-type="float"/>
        </table:table-row>
        <table:table-row table:style-name="ro1">
          <table:table-cell office:value-type="string">
            <text:p>p07.pddl/7</text:p>
          </table:table-cell>
          <table:table-cell office:value-type="float" office:value="0.401972"/>
          <table:table-cell office:value-type="float" office:value="0.36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91.0"/>
          <table:table-cell office:value-type="float" office:value="2209.0"/>
          <table:table-cell office:value-type="float" office:value="1753.0"/>
          <table:table-cell office:value-type="float" office:value="33958.0"/>
          <table:table-cell office:value-type="float" office:value="11020.0"/>
          <table:table-cell office:value-type="float" office:value="0.0"/>
          <table:table-cell office:value-type="float" office:value="0.0"/>
          <table:table-cell office:value-type="float" office:value="0.381076"/>
          <table:table-cell office:value-type="float" office:value="0.339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94.0"/>
          <table:table-cell office:value-type="float" office:value="916.0"/>
          <table:table-cell office:value-type="float" office:value="33958.0"/>
          <table:table-cell office:value-type="float" office:value="11020.0"/>
          <table:table-cell office:value-type="float" office:value="0.0"/>
          <table:table-cell office:value-type="float" office:value="0.0"/>
          <table:table-cell table:formula="of:=MIN([.$B280];[.$O280])" office:value-type="float"/>
          <table:table-cell table:formula="of:=MIN([.$C280];[.$P280])" office:value-type="float"/>
          <table:table-cell table:formula="of:=MIN([.$D280];[.$Q280])" office:value-type="float"/>
          <table:table-cell table:formula="of:=MIN([.$E280];[.$R280])" office:value-type="float"/>
          <table:table-cell table:formula="of:=MIN([.$F280];[.$S280])" office:value-type="float"/>
          <table:table-cell table:formula="of:=MIN([.$G280];[.$T280])" office:value-type="float"/>
          <table:table-cell table:formula="of:=MIN([.$H280];[.$U280])" office:value-type="float"/>
          <table:table-cell table:formula="of:=MIN([.$I280];[.$V280])" office:value-type="float"/>
          <table:table-cell table:formula="of:=MIN([.$J280])" office:value-type="float"/>
          <table:table-cell table:formula="of:=MIN([.$K280];[.$W280])" office:value-type="float"/>
          <table:table-cell table:formula="of:=MIN([.$L280];[.$X280])" office:value-type="float"/>
          <table:table-cell table:formula="of:=MIN([.$M280];[.$Y280])" office:value-type="float"/>
          <table:table-cell table:formula="of:=MIN([.$N280];[.$Z280])" office:value-type="float"/>
          <table:table-cell table:formula="of:=MEDIAN([.$B280];[.$O280])" office:value-type="float"/>
          <table:table-cell table:formula="of:=MEDIAN([.$C280];[.$P280])" office:value-type="float"/>
          <table:table-cell table:formula="of:=MEDIAN([.$D280];[.$Q280])" office:value-type="float"/>
          <table:table-cell table:formula="of:=MEDIAN([.$E280];[.$R280])" office:value-type="float"/>
          <table:table-cell table:formula="of:=MEDIAN([.$F280];[.$S280])" office:value-type="float"/>
          <table:table-cell table:formula="of:=MEDIAN([.$G280];[.$T280])" office:value-type="float"/>
          <table:table-cell table:formula="of:=MEDIAN([.$H280];[.$U280])" office:value-type="float"/>
          <table:table-cell table:formula="of:=MEDIAN([.$I280];[.$V280])" office:value-type="float"/>
          <table:table-cell table:formula="of:=MEDIAN([.$J280])" office:value-type="float"/>
          <table:table-cell table:formula="of:=MEDIAN([.$K280];[.$W280])" office:value-type="float"/>
          <table:table-cell table:formula="of:=MEDIAN([.$L280];[.$X280])" office:value-type="float"/>
          <table:table-cell table:formula="of:=MEDIAN([.$M280];[.$Y280])" office:value-type="float"/>
          <table:table-cell table:formula="of:=MEDIAN([.$N280];[.$Z280])" office:value-type="float"/>
          <table:table-cell table:formula="of:=MAX([.$B280];[.$O280])" office:value-type="float"/>
          <table:table-cell table:formula="of:=MAX([.$C280];[.$P280])" office:value-type="float"/>
          <table:table-cell table:formula="of:=MAX([.$D280];[.$Q280])" office:value-type="float"/>
          <table:table-cell table:formula="of:=MAX([.$E280];[.$R280])" office:value-type="float"/>
          <table:table-cell table:formula="of:=MAX([.$F280];[.$S280])" office:value-type="float"/>
          <table:table-cell table:formula="of:=MAX([.$G280];[.$T280])" office:value-type="float"/>
          <table:table-cell table:formula="of:=MAX([.$H280];[.$U280])" office:value-type="float"/>
          <table:table-cell table:formula="of:=MAX([.$I280];[.$V280])" office:value-type="float"/>
          <table:table-cell table:formula="of:=MAX([.$J280])" office:value-type="float"/>
          <table:table-cell table:formula="of:=MAX([.$K280];[.$W280])" office:value-type="float"/>
          <table:table-cell table:formula="of:=MAX([.$L280];[.$X280])" office:value-type="float"/>
          <table:table-cell table:formula="of:=MAX([.$M280];[.$Y280])" office:value-type="float"/>
          <table:table-cell table:formula="of:=MAX([.$N280];[.$Z280])" office:value-type="float"/>
        </table:table-row>
        <table:table-row table:style-name="ro1">
          <table:table-cell office:value-type="string">
            <text:p>p07.pddl/8</text:p>
          </table:table-cell>
          <table:table-cell office:value-type="float" office:value="0.500031"/>
          <table:table-cell office:value-type="float" office:value="0.455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99.0"/>
          <table:table-cell office:value-type="float" office:value="4805.0"/>
          <table:table-cell office:value-type="float" office:value="4032.0"/>
          <table:table-cell office:value-type="float" office:value="38406.0"/>
          <table:table-cell office:value-type="float" office:value="14221.0"/>
          <table:table-cell office:value-type="float" office:value="0.0"/>
          <table:table-cell office:value-type="float" office:value="0.0"/>
          <table:table-cell office:value-type="float" office:value="0.425644"/>
          <table:table-cell office:value-type="float" office:value="0.38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6.0"/>
          <table:table-cell office:value-type="float" office:value="512.0"/>
          <table:table-cell office:value-type="float" office:value="38406.0"/>
          <table:table-cell office:value-type="float" office:value="14221.0"/>
          <table:table-cell office:value-type="float" office:value="0.0"/>
          <table:table-cell office:value-type="float" office:value="0.0"/>
          <table:table-cell table:formula="of:=MIN([.$B281];[.$O281])" office:value-type="float"/>
          <table:table-cell table:formula="of:=MIN([.$C281];[.$P281])" office:value-type="float"/>
          <table:table-cell table:formula="of:=MIN([.$D281];[.$Q281])" office:value-type="float"/>
          <table:table-cell table:formula="of:=MIN([.$E281];[.$R281])" office:value-type="float"/>
          <table:table-cell table:formula="of:=MIN([.$F281];[.$S281])" office:value-type="float"/>
          <table:table-cell table:formula="of:=MIN([.$G281];[.$T281])" office:value-type="float"/>
          <table:table-cell table:formula="of:=MIN([.$H281];[.$U281])" office:value-type="float"/>
          <table:table-cell table:formula="of:=MIN([.$I281];[.$V281])" office:value-type="float"/>
          <table:table-cell table:formula="of:=MIN([.$J281])" office:value-type="float"/>
          <table:table-cell table:formula="of:=MIN([.$K281];[.$W281])" office:value-type="float"/>
          <table:table-cell table:formula="of:=MIN([.$L281];[.$X281])" office:value-type="float"/>
          <table:table-cell table:formula="of:=MIN([.$M281];[.$Y281])" office:value-type="float"/>
          <table:table-cell table:formula="of:=MIN([.$N281];[.$Z281])" office:value-type="float"/>
          <table:table-cell table:formula="of:=MEDIAN([.$B281];[.$O281])" office:value-type="float"/>
          <table:table-cell table:formula="of:=MEDIAN([.$C281];[.$P281])" office:value-type="float"/>
          <table:table-cell table:formula="of:=MEDIAN([.$D281];[.$Q281])" office:value-type="float"/>
          <table:table-cell table:formula="of:=MEDIAN([.$E281];[.$R281])" office:value-type="float"/>
          <table:table-cell table:formula="of:=MEDIAN([.$F281];[.$S281])" office:value-type="float"/>
          <table:table-cell table:formula="of:=MEDIAN([.$G281];[.$T281])" office:value-type="float"/>
          <table:table-cell table:formula="of:=MEDIAN([.$H281];[.$U281])" office:value-type="float"/>
          <table:table-cell table:formula="of:=MEDIAN([.$I281];[.$V281])" office:value-type="float"/>
          <table:table-cell table:formula="of:=MEDIAN([.$J281])" office:value-type="float"/>
          <table:table-cell table:formula="of:=MEDIAN([.$K281];[.$W281])" office:value-type="float"/>
          <table:table-cell table:formula="of:=MEDIAN([.$L281];[.$X281])" office:value-type="float"/>
          <table:table-cell table:formula="of:=MEDIAN([.$M281];[.$Y281])" office:value-type="float"/>
          <table:table-cell table:formula="of:=MEDIAN([.$N281];[.$Z281])" office:value-type="float"/>
          <table:table-cell table:formula="of:=MAX([.$B281];[.$O281])" office:value-type="float"/>
          <table:table-cell table:formula="of:=MAX([.$C281];[.$P281])" office:value-type="float"/>
          <table:table-cell table:formula="of:=MAX([.$D281];[.$Q281])" office:value-type="float"/>
          <table:table-cell table:formula="of:=MAX([.$E281];[.$R281])" office:value-type="float"/>
          <table:table-cell table:formula="of:=MAX([.$F281];[.$S281])" office:value-type="float"/>
          <table:table-cell table:formula="of:=MAX([.$G281];[.$T281])" office:value-type="float"/>
          <table:table-cell table:formula="of:=MAX([.$H281];[.$U281])" office:value-type="float"/>
          <table:table-cell table:formula="of:=MAX([.$I281];[.$V281])" office:value-type="float"/>
          <table:table-cell table:formula="of:=MAX([.$J281])" office:value-type="float"/>
          <table:table-cell table:formula="of:=MAX([.$K281];[.$W281])" office:value-type="float"/>
          <table:table-cell table:formula="of:=MAX([.$L281];[.$X281])" office:value-type="float"/>
          <table:table-cell table:formula="of:=MAX([.$M281];[.$Y281])" office:value-type="float"/>
          <table:table-cell table:formula="of:=MAX([.$N281];[.$Z281])" office:value-type="float"/>
        </table:table-row>
        <table:table-row table:style-name="ro1">
          <table:table-cell office:value-type="string">
            <text:p>p07.pddl/9</text:p>
          </table:table-cell>
          <table:table-cell office:value-type="float" office:value="0.71764"/>
          <table:table-cell office:value-type="float" office:value="0.675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205.0"/>
          <table:table-cell office:value-type="float" office:value="11606.0"/>
          <table:table-cell office:value-type="float" office:value="9753.0"/>
          <table:table-cell office:value-type="float" office:value="42854.0"/>
          <table:table-cell office:value-type="float" office:value="17785.0"/>
          <table:table-cell office:value-type="float" office:value="0.0"/>
          <table:table-cell office:value-type="float" office:value="0.0"/>
          <table:table-cell office:value-type="float" office:value="0.487601"/>
          <table:table-cell office:value-type="float" office:value="0.44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77.0"/>
          <table:table-cell office:value-type="float" office:value="901.0"/>
          <table:table-cell office:value-type="float" office:value="42854.0"/>
          <table:table-cell office:value-type="float" office:value="17785.0"/>
          <table:table-cell office:value-type="float" office:value="0.0"/>
          <table:table-cell office:value-type="float" office:value="0.0"/>
          <table:table-cell table:formula="of:=MIN([.$B282];[.$O282])" office:value-type="float"/>
          <table:table-cell table:formula="of:=MIN([.$C282];[.$P282])" office:value-type="float"/>
          <table:table-cell table:formula="of:=MIN([.$D282];[.$Q282])" office:value-type="float"/>
          <table:table-cell table:formula="of:=MIN([.$E282];[.$R282])" office:value-type="float"/>
          <table:table-cell table:formula="of:=MIN([.$F282];[.$S282])" office:value-type="float"/>
          <table:table-cell table:formula="of:=MIN([.$G282];[.$T282])" office:value-type="float"/>
          <table:table-cell table:formula="of:=MIN([.$H282];[.$U282])" office:value-type="float"/>
          <table:table-cell table:formula="of:=MIN([.$I282];[.$V282])" office:value-type="float"/>
          <table:table-cell table:formula="of:=MIN([.$J282])" office:value-type="float"/>
          <table:table-cell table:formula="of:=MIN([.$K282];[.$W282])" office:value-type="float"/>
          <table:table-cell table:formula="of:=MIN([.$L282];[.$X282])" office:value-type="float"/>
          <table:table-cell table:formula="of:=MIN([.$M282];[.$Y282])" office:value-type="float"/>
          <table:table-cell table:formula="of:=MIN([.$N282];[.$Z282])" office:value-type="float"/>
          <table:table-cell table:formula="of:=MEDIAN([.$B282];[.$O282])" office:value-type="float"/>
          <table:table-cell table:formula="of:=MEDIAN([.$C282];[.$P282])" office:value-type="float"/>
          <table:table-cell table:formula="of:=MEDIAN([.$D282];[.$Q282])" office:value-type="float"/>
          <table:table-cell table:formula="of:=MEDIAN([.$E282];[.$R282])" office:value-type="float"/>
          <table:table-cell table:formula="of:=MEDIAN([.$F282];[.$S282])" office:value-type="float"/>
          <table:table-cell table:formula="of:=MEDIAN([.$G282];[.$T282])" office:value-type="float"/>
          <table:table-cell table:formula="of:=MEDIAN([.$H282];[.$U282])" office:value-type="float"/>
          <table:table-cell table:formula="of:=MEDIAN([.$I282];[.$V282])" office:value-type="float"/>
          <table:table-cell table:formula="of:=MEDIAN([.$J282])" office:value-type="float"/>
          <table:table-cell table:formula="of:=MEDIAN([.$K282];[.$W282])" office:value-type="float"/>
          <table:table-cell table:formula="of:=MEDIAN([.$L282];[.$X282])" office:value-type="float"/>
          <table:table-cell table:formula="of:=MEDIAN([.$M282];[.$Y282])" office:value-type="float"/>
          <table:table-cell table:formula="of:=MEDIAN([.$N282];[.$Z282])" office:value-type="float"/>
          <table:table-cell table:formula="of:=MAX([.$B282];[.$O282])" office:value-type="float"/>
          <table:table-cell table:formula="of:=MAX([.$C282];[.$P282])" office:value-type="float"/>
          <table:table-cell table:formula="of:=MAX([.$D282];[.$Q282])" office:value-type="float"/>
          <table:table-cell table:formula="of:=MAX([.$E282];[.$R282])" office:value-type="float"/>
          <table:table-cell table:formula="of:=MAX([.$F282];[.$S282])" office:value-type="float"/>
          <table:table-cell table:formula="of:=MAX([.$G282];[.$T282])" office:value-type="float"/>
          <table:table-cell table:formula="of:=MAX([.$H282];[.$U282])" office:value-type="float"/>
          <table:table-cell table:formula="of:=MAX([.$I282];[.$V282])" office:value-type="float"/>
          <table:table-cell table:formula="of:=MAX([.$J282])" office:value-type="float"/>
          <table:table-cell table:formula="of:=MAX([.$K282];[.$W282])" office:value-type="float"/>
          <table:table-cell table:formula="of:=MAX([.$L282];[.$X282])" office:value-type="float"/>
          <table:table-cell table:formula="of:=MAX([.$M282];[.$Y282])" office:value-type="float"/>
          <table:table-cell table:formula="of:=MAX([.$N282];[.$Z28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82])" office:value-type="float"/>
          <table:table-cell table:formula="of:=SUM([.C3:.C282])" office:value-type="float"/>
          <table:table-cell table:formula="of:=SUM([.D3:.D282])" office:value-type="float"/>
          <table:table-cell table:formula="of:=SUM([.E3:.E282])" office:value-type="float"/>
          <table:table-cell table:formula="of:=SUM([.F3:.F282])" office:value-type="float"/>
          <table:table-cell table:formula="of:=SUM([.G3:.G282])" office:value-type="float"/>
          <table:table-cell table:formula="of:=SUM([.H3:.H282])" office:value-type="float"/>
          <table:table-cell table:formula="of:=SUM([.I3:.I282])" office:value-type="float"/>
          <table:table-cell table:formula="of:=SUM([.J3:.J282])" office:value-type="float"/>
          <table:table-cell table:formula="of:=SUM([.K3:.K282])" office:value-type="float"/>
          <table:table-cell table:formula="of:=SUM([.L3:.L282])" office:value-type="float"/>
          <table:table-cell table:formula="of:=SUM([.M3:.M282])" office:value-type="float"/>
          <table:table-cell table:formula="of:=SUM([.N3:.N282])" office:value-type="float"/>
          <table:table-cell table:formula="of:=SUM([.O3:.O282])" office:value-type="float"/>
          <table:table-cell table:formula="of:=SUM([.P3:.P282])" office:value-type="float"/>
          <table:table-cell table:formula="of:=SUM([.Q3:.Q282])" office:value-type="float"/>
          <table:table-cell table:formula="of:=SUM([.R3:.R282])" office:value-type="float"/>
          <table:table-cell table:formula="of:=SUM([.S3:.S282])" office:value-type="float"/>
          <table:table-cell table:formula="of:=SUM([.T3:.T282])" office:value-type="float"/>
          <table:table-cell table:formula="of:=SUM([.U3:.U282])" office:value-type="float"/>
          <table:table-cell table:formula="of:=SUM([.V3:.V282])" office:value-type="float"/>
          <table:table-cell table:formula="of:=SUM([.W3:.W282])" office:value-type="float"/>
          <table:table-cell table:formula="of:=SUM([.X3:.X282])" office:value-type="float"/>
          <table:table-cell table:formula="of:=SUM([.Y3:.Y282])" office:value-type="float"/>
          <table:table-cell table:formula="of:=SUM([.Z3:.Z282])" office:value-type="float"/>
          <table:table-cell table:formula="of:=SUM([.AA3:.AA282])" office:value-type="float"/>
          <table:table-cell table:formula="of:=SUM([.AB3:.AB282])" office:value-type="float"/>
          <table:table-cell table:formula="of:=SUM([.AC3:.AC282])" office:value-type="float"/>
          <table:table-cell table:formula="of:=SUM([.AD3:.AD282])" office:value-type="float"/>
          <table:table-cell table:formula="of:=SUM([.AE3:.AE282])" office:value-type="float"/>
          <table:table-cell table:formula="of:=SUM([.AF3:.AF282])" office:value-type="float"/>
          <table:table-cell table:formula="of:=SUM([.AG3:.AG282])" office:value-type="float"/>
          <table:table-cell table:formula="of:=SUM([.AH3:.AH282])" office:value-type="float"/>
          <table:table-cell table:formula="of:=SUM([.AI3:.AI282])" office:value-type="float"/>
          <table:table-cell table:formula="of:=SUM([.AJ3:.AJ282])" office:value-type="float"/>
          <table:table-cell table:formula="of:=SUM([.AK3:.AK282])" office:value-type="float"/>
          <table:table-cell table:formula="of:=SUM([.AL3:.AL282])" office:value-type="float"/>
          <table:table-cell table:formula="of:=SUM([.AM3:.AM282])" office:value-type="float"/>
          <table:table-cell table:formula="of:=SUM([.AN3:.AN282])" office:value-type="float"/>
          <table:table-cell table:formula="of:=SUM([.AO3:.AO282])" office:value-type="float"/>
          <table:table-cell table:formula="of:=SUM([.AP3:.AP282])" office:value-type="float"/>
          <table:table-cell table:formula="of:=SUM([.AQ3:.AQ282])" office:value-type="float"/>
          <table:table-cell table:formula="of:=SUM([.AR3:.AR282])" office:value-type="float"/>
          <table:table-cell table:formula="of:=SUM([.AS3:.AS282])" office:value-type="float"/>
          <table:table-cell table:formula="of:=SUM([.AT3:.AT282])" office:value-type="float"/>
          <table:table-cell table:formula="of:=SUM([.AU3:.AU282])" office:value-type="float"/>
          <table:table-cell table:formula="of:=SUM([.AV3:.AV282])" office:value-type="float"/>
          <table:table-cell table:formula="of:=SUM([.AW3:.AW282])" office:value-type="float"/>
          <table:table-cell table:formula="of:=SUM([.AX3:.AX282])" office:value-type="float"/>
          <table:table-cell table:formula="of:=SUM([.AY3:.AY282])" office:value-type="float"/>
          <table:table-cell table:formula="of:=SUM([.AZ3:.AZ282])" office:value-type="float"/>
          <table:table-cell table:formula="of:=SUM([.BA3:.BA282])" office:value-type="float"/>
          <table:table-cell table:formula="of:=SUM([.BB3:.BB282])" office:value-type="float"/>
          <table:table-cell table:formula="of:=SUM([.BC3:.BC282])" office:value-type="float"/>
          <table:table-cell table:formula="of:=SUM([.BD3:.BD282])" office:value-type="float"/>
          <table:table-cell table:formula="of:=SUM([.BE3:.BE282])" office:value-type="float"/>
          <table:table-cell table:formula="of:=SUM([.BF3:.BF282])" office:value-type="float"/>
          <table:table-cell table:formula="of:=SUM([.BG3:.BG282])" office:value-type="float"/>
          <table:table-cell table:formula="of:=SUM([.BH3:.BH282])" office:value-type="float"/>
          <table:table-cell table:formula="of:=SUM([.BI3:.BI282])" office:value-type="float"/>
          <table:table-cell table:formula="of:=SUM([.BJ3:.BJ282])" office:value-type="float"/>
          <table:table-cell table:formula="of:=SUM([.BK3:.BK282])" office:value-type="float"/>
          <table:table-cell table:formula="of:=SUM([.BL3:.BL282])" office:value-type="float"/>
          <table:table-cell table:formula="of:=SUM([.BM3:.BM28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82])" office:value-type="float"/>
          <table:table-cell table:formula="of:=AVERAGE([.C3:.C282])" office:value-type="float"/>
          <table:table-cell table:formula="of:=AVERAGE([.D3:.D282])" office:value-type="float"/>
          <table:table-cell table:formula="of:=AVERAGE([.E3:.E282])" office:value-type="float"/>
          <table:table-cell table:formula="of:=AVERAGE([.F3:.F282])" office:value-type="float"/>
          <table:table-cell table:formula="of:=AVERAGE([.G3:.G282])" office:value-type="float"/>
          <table:table-cell table:formula="of:=AVERAGE([.H3:.H282])" office:value-type="float"/>
          <table:table-cell table:formula="of:=AVERAGE([.I3:.I282])" office:value-type="float"/>
          <table:table-cell table:formula="of:=AVERAGE([.J3:.J282])" office:value-type="float"/>
          <table:table-cell table:formula="of:=AVERAGE([.K3:.K282])" office:value-type="float"/>
          <table:table-cell table:formula="of:=AVERAGE([.L3:.L282])" office:value-type="float"/>
          <table:table-cell table:formula="of:=AVERAGE([.M3:.M282])" office:value-type="float"/>
          <table:table-cell table:formula="of:=AVERAGE([.N3:.N282])" office:value-type="float"/>
          <table:table-cell table:formula="of:=AVERAGE([.O3:.O282])" office:value-type="float"/>
          <table:table-cell table:formula="of:=AVERAGE([.P3:.P282])" office:value-type="float"/>
          <table:table-cell table:formula="of:=AVERAGE([.Q3:.Q282])" office:value-type="float"/>
          <table:table-cell table:formula="of:=AVERAGE([.R3:.R282])" office:value-type="float"/>
          <table:table-cell table:formula="of:=AVERAGE([.S3:.S282])" office:value-type="float"/>
          <table:table-cell table:formula="of:=AVERAGE([.T3:.T282])" office:value-type="float"/>
          <table:table-cell table:formula="of:=AVERAGE([.U3:.U282])" office:value-type="float"/>
          <table:table-cell table:formula="of:=AVERAGE([.V3:.V282])" office:value-type="float"/>
          <table:table-cell table:formula="of:=AVERAGE([.W3:.W282])" office:value-type="float"/>
          <table:table-cell table:formula="of:=AVERAGE([.X3:.X282])" office:value-type="float"/>
          <table:table-cell table:formula="of:=AVERAGE([.Y3:.Y282])" office:value-type="float"/>
          <table:table-cell table:formula="of:=AVERAGE([.Z3:.Z282])" office:value-type="float"/>
          <table:table-cell table:formula="of:=AVERAGE([.AA3:.AA282])" office:value-type="float"/>
          <table:table-cell table:formula="of:=AVERAGE([.AB3:.AB282])" office:value-type="float"/>
          <table:table-cell table:formula="of:=AVERAGE([.AC3:.AC282])" office:value-type="float"/>
          <table:table-cell table:formula="of:=AVERAGE([.AD3:.AD282])" office:value-type="float"/>
          <table:table-cell table:formula="of:=AVERAGE([.AE3:.AE282])" office:value-type="float"/>
          <table:table-cell table:formula="of:=AVERAGE([.AF3:.AF282])" office:value-type="float"/>
          <table:table-cell table:formula="of:=AVERAGE([.AG3:.AG282])" office:value-type="float"/>
          <table:table-cell table:formula="of:=AVERAGE([.AH3:.AH282])" office:value-type="float"/>
          <table:table-cell table:formula="of:=AVERAGE([.AI3:.AI282])" office:value-type="float"/>
          <table:table-cell table:formula="of:=AVERAGE([.AJ3:.AJ282])" office:value-type="float"/>
          <table:table-cell table:formula="of:=AVERAGE([.AK3:.AK282])" office:value-type="float"/>
          <table:table-cell table:formula="of:=AVERAGE([.AL3:.AL282])" office:value-type="float"/>
          <table:table-cell table:formula="of:=AVERAGE([.AM3:.AM282])" office:value-type="float"/>
          <table:table-cell table:formula="of:=AVERAGE([.AN3:.AN282])" office:value-type="float"/>
          <table:table-cell table:formula="of:=AVERAGE([.AO3:.AO282])" office:value-type="float"/>
          <table:table-cell table:formula="of:=AVERAGE([.AP3:.AP282])" office:value-type="float"/>
          <table:table-cell table:formula="of:=AVERAGE([.AQ3:.AQ282])" office:value-type="float"/>
          <table:table-cell table:formula="of:=AVERAGE([.AR3:.AR282])" office:value-type="float"/>
          <table:table-cell table:formula="of:=AVERAGE([.AS3:.AS282])" office:value-type="float"/>
          <table:table-cell table:formula="of:=AVERAGE([.AT3:.AT282])" office:value-type="float"/>
          <table:table-cell table:formula="of:=AVERAGE([.AU3:.AU282])" office:value-type="float"/>
          <table:table-cell table:formula="of:=AVERAGE([.AV3:.AV282])" office:value-type="float"/>
          <table:table-cell table:formula="of:=AVERAGE([.AW3:.AW282])" office:value-type="float"/>
          <table:table-cell table:formula="of:=AVERAGE([.AX3:.AX282])" office:value-type="float"/>
          <table:table-cell table:formula="of:=AVERAGE([.AY3:.AY282])" office:value-type="float"/>
          <table:table-cell table:formula="of:=AVERAGE([.AZ3:.AZ282])" office:value-type="float"/>
          <table:table-cell table:formula="of:=AVERAGE([.BA3:.BA282])" office:value-type="float"/>
          <table:table-cell table:formula="of:=AVERAGE([.BB3:.BB282])" office:value-type="float"/>
          <table:table-cell table:formula="of:=AVERAGE([.BC3:.BC282])" office:value-type="float"/>
          <table:table-cell table:formula="of:=AVERAGE([.BD3:.BD282])" office:value-type="float"/>
          <table:table-cell table:formula="of:=AVERAGE([.BE3:.BE282])" office:value-type="float"/>
          <table:table-cell table:formula="of:=AVERAGE([.BF3:.BF282])" office:value-type="float"/>
          <table:table-cell table:formula="of:=AVERAGE([.BG3:.BG282])" office:value-type="float"/>
          <table:table-cell table:formula="of:=AVERAGE([.BH3:.BH282])" office:value-type="float"/>
          <table:table-cell table:formula="of:=AVERAGE([.BI3:.BI282])" office:value-type="float"/>
          <table:table-cell table:formula="of:=AVERAGE([.BJ3:.BJ282])" office:value-type="float"/>
          <table:table-cell table:formula="of:=AVERAGE([.BK3:.BK282])" office:value-type="float"/>
          <table:table-cell table:formula="of:=AVERAGE([.BL3:.BL282])" office:value-type="float"/>
          <table:table-cell table:formula="of:=AVERAGE([.BM3:.BM28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82])" office:value-type="float"/>
          <table:table-cell table:formula="of:=STDEV([.C3:.C282])" office:value-type="float"/>
          <table:table-cell table:formula="of:=STDEV([.D3:.D282])" office:value-type="float"/>
          <table:table-cell table:formula="of:=STDEV([.E3:.E282])" office:value-type="float"/>
          <table:table-cell table:formula="of:=STDEV([.F3:.F282])" office:value-type="float"/>
          <table:table-cell table:formula="of:=STDEV([.G3:.G282])" office:value-type="float"/>
          <table:table-cell table:formula="of:=STDEV([.H3:.H282])" office:value-type="float"/>
          <table:table-cell table:formula="of:=STDEV([.I3:.I282])" office:value-type="float"/>
          <table:table-cell table:formula="of:=STDEV([.J3:.J282])" office:value-type="float"/>
          <table:table-cell table:formula="of:=STDEV([.K3:.K282])" office:value-type="float"/>
          <table:table-cell table:formula="of:=STDEV([.L3:.L282])" office:value-type="float"/>
          <table:table-cell table:formula="of:=STDEV([.M3:.M282])" office:value-type="float"/>
          <table:table-cell table:formula="of:=STDEV([.N3:.N282])" office:value-type="float"/>
          <table:table-cell table:formula="of:=STDEV([.O3:.O282])" office:value-type="float"/>
          <table:table-cell table:formula="of:=STDEV([.P3:.P282])" office:value-type="float"/>
          <table:table-cell table:formula="of:=STDEV([.Q3:.Q282])" office:value-type="float"/>
          <table:table-cell table:formula="of:=STDEV([.R3:.R282])" office:value-type="float"/>
          <table:table-cell table:formula="of:=STDEV([.S3:.S282])" office:value-type="float"/>
          <table:table-cell table:formula="of:=STDEV([.T3:.T282])" office:value-type="float"/>
          <table:table-cell table:formula="of:=STDEV([.U3:.U282])" office:value-type="float"/>
          <table:table-cell table:formula="of:=STDEV([.V3:.V282])" office:value-type="float"/>
          <table:table-cell table:formula="of:=STDEV([.W3:.W282])" office:value-type="float"/>
          <table:table-cell table:formula="of:=STDEV([.X3:.X282])" office:value-type="float"/>
          <table:table-cell table:formula="of:=STDEV([.Y3:.Y282])" office:value-type="float"/>
          <table:table-cell table:formula="of:=STDEV([.Z3:.Z282])" office:value-type="float"/>
          <table:table-cell table:formula="of:=STDEV([.AA3:.AA282])" office:value-type="float"/>
          <table:table-cell table:formula="of:=STDEV([.AB3:.AB282])" office:value-type="float"/>
          <table:table-cell table:formula="of:=STDEV([.AC3:.AC282])" office:value-type="float"/>
          <table:table-cell table:formula="of:=STDEV([.AD3:.AD282])" office:value-type="float"/>
          <table:table-cell table:formula="of:=STDEV([.AE3:.AE282])" office:value-type="float"/>
          <table:table-cell table:formula="of:=STDEV([.AF3:.AF282])" office:value-type="float"/>
          <table:table-cell table:formula="of:=STDEV([.AG3:.AG282])" office:value-type="float"/>
          <table:table-cell table:formula="of:=STDEV([.AH3:.AH282])" office:value-type="float"/>
          <table:table-cell table:formula="of:=STDEV([.AI3:.AI282])" office:value-type="float"/>
          <table:table-cell table:formula="of:=STDEV([.AJ3:.AJ282])" office:value-type="float"/>
          <table:table-cell table:formula="of:=STDEV([.AK3:.AK282])" office:value-type="float"/>
          <table:table-cell table:formula="of:=STDEV([.AL3:.AL282])" office:value-type="float"/>
          <table:table-cell table:formula="of:=STDEV([.AM3:.AM282])" office:value-type="float"/>
          <table:table-cell table:formula="of:=STDEV([.AN3:.AN282])" office:value-type="float"/>
          <table:table-cell table:formula="of:=STDEV([.AO3:.AO282])" office:value-type="float"/>
          <table:table-cell table:formula="of:=STDEV([.AP3:.AP282])" office:value-type="float"/>
          <table:table-cell table:formula="of:=STDEV([.AQ3:.AQ282])" office:value-type="float"/>
          <table:table-cell table:formula="of:=STDEV([.AR3:.AR282])" office:value-type="float"/>
          <table:table-cell table:formula="of:=STDEV([.AS3:.AS282])" office:value-type="float"/>
          <table:table-cell table:formula="of:=STDEV([.AT3:.AT282])" office:value-type="float"/>
          <table:table-cell table:formula="of:=STDEV([.AU3:.AU282])" office:value-type="float"/>
          <table:table-cell table:formula="of:=STDEV([.AV3:.AV282])" office:value-type="float"/>
          <table:table-cell table:formula="of:=STDEV([.AW3:.AW282])" office:value-type="float"/>
          <table:table-cell table:formula="of:=STDEV([.AX3:.AX282])" office:value-type="float"/>
          <table:table-cell table:formula="of:=STDEV([.AY3:.AY282])" office:value-type="float"/>
          <table:table-cell table:formula="of:=STDEV([.AZ3:.AZ282])" office:value-type="float"/>
          <table:table-cell table:formula="of:=STDEV([.BA3:.BA282])" office:value-type="float"/>
          <table:table-cell table:formula="of:=STDEV([.BB3:.BB282])" office:value-type="float"/>
          <table:table-cell table:formula="of:=STDEV([.BC3:.BC282])" office:value-type="float"/>
          <table:table-cell table:formula="of:=STDEV([.BD3:.BD282])" office:value-type="float"/>
          <table:table-cell table:formula="of:=STDEV([.BE3:.BE282])" office:value-type="float"/>
          <table:table-cell table:formula="of:=STDEV([.BF3:.BF282])" office:value-type="float"/>
          <table:table-cell table:formula="of:=STDEV([.BG3:.BG282])" office:value-type="float"/>
          <table:table-cell table:formula="of:=STDEV([.BH3:.BH282])" office:value-type="float"/>
          <table:table-cell table:formula="of:=STDEV([.BI3:.BI282])" office:value-type="float"/>
          <table:table-cell table:formula="of:=STDEV([.BJ3:.BJ282])" office:value-type="float"/>
          <table:table-cell table:formula="of:=STDEV([.BK3:.BK282])" office:value-type="float"/>
          <table:table-cell table:formula="of:=STDEV([.BL3:.BL282])" office:value-type="float"/>
          <table:table-cell table:formula="of:=STDEV([.BM3:.BM28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82]-[.$AA3:.$AA282])^2)^0.5" office:value-type="float"/>
          <table:table-cell table:number-matrix-columns-spanned="1" table:number-matrix-rows-spanned="1" table:formula="of:=SUM(([.C3:.C282]-[.$AB3:.$AB282])^2)^0.5" office:value-type="float"/>
          <table:table-cell table:number-matrix-columns-spanned="1" table:number-matrix-rows-spanned="1" table:formula="of:=SUM(([.D3:.D282]-[.$AC3:.$AC282])^2)^0.5" office:value-type="float"/>
          <table:table-cell table:number-matrix-columns-spanned="1" table:number-matrix-rows-spanned="1" table:formula="of:=SUM(([.E3:.E282]-[.$AD3:.$AD282])^2)^0.5" office:value-type="float"/>
          <table:table-cell table:number-matrix-columns-spanned="1" table:number-matrix-rows-spanned="1" table:formula="of:=SUM(([.F3:.F282]-[.$AE3:.$AE282])^2)^0.5" office:value-type="float"/>
          <table:table-cell table:number-matrix-columns-spanned="1" table:number-matrix-rows-spanned="1" table:formula="of:=SUM(([.G3:.G282]-[.$AF3:.$AF282])^2)^0.5" office:value-type="float"/>
          <table:table-cell table:number-matrix-columns-spanned="1" table:number-matrix-rows-spanned="1" table:formula="of:=SUM(([.H3:.H282]-[.$AG3:.$AG282])^2)^0.5" office:value-type="float"/>
          <table:table-cell table:number-matrix-columns-spanned="1" table:number-matrix-rows-spanned="1" table:formula="of:=SUM(([.I3:.I282]-[.$AH3:.$AH282])^2)^0.5" office:value-type="float"/>
          <table:table-cell table:number-matrix-columns-spanned="1" table:number-matrix-rows-spanned="1" table:formula="of:=SUM(([.J3:.J282]-[.$AI3:.$AI282])^2)^0.5" office:value-type="float"/>
          <table:table-cell table:number-matrix-columns-spanned="1" table:number-matrix-rows-spanned="1" table:formula="of:=SUM(([.K3:.K282]-[.$AJ3:.$AJ282])^2)^0.5" office:value-type="float"/>
          <table:table-cell table:number-matrix-columns-spanned="1" table:number-matrix-rows-spanned="1" table:formula="of:=SUM(([.L3:.L282]-[.$AK3:.$AK282])^2)^0.5" office:value-type="float"/>
          <table:table-cell table:number-matrix-columns-spanned="1" table:number-matrix-rows-spanned="1" table:formula="of:=SUM(([.M3:.M282]-[.$AL3:.$AL282])^2)^0.5" office:value-type="float"/>
          <table:table-cell table:number-matrix-columns-spanned="1" table:number-matrix-rows-spanned="1" table:formula="of:=SUM(([.N3:.N282]-[.$AM3:.$AM282])^2)^0.5" office:value-type="float"/>
          <table:table-cell table:number-matrix-columns-spanned="1" table:number-matrix-rows-spanned="1" table:formula="of:=SUM(([.O3:.O282]-[.$AA3:.$AA282])^2)^0.5" office:value-type="float"/>
          <table:table-cell table:number-matrix-columns-spanned="1" table:number-matrix-rows-spanned="1" table:formula="of:=SUM(([.P3:.P282]-[.$AB3:.$AB282])^2)^0.5" office:value-type="float"/>
          <table:table-cell table:number-matrix-columns-spanned="1" table:number-matrix-rows-spanned="1" table:formula="of:=SUM(([.Q3:.Q282]-[.$AC3:.$AC282])^2)^0.5" office:value-type="float"/>
          <table:table-cell table:number-matrix-columns-spanned="1" table:number-matrix-rows-spanned="1" table:formula="of:=SUM(([.R3:.R282]-[.$AD3:.$AD282])^2)^0.5" office:value-type="float"/>
          <table:table-cell table:number-matrix-columns-spanned="1" table:number-matrix-rows-spanned="1" table:formula="of:=SUM(([.S3:.S282]-[.$AE3:.$AE282])^2)^0.5" office:value-type="float"/>
          <table:table-cell table:number-matrix-columns-spanned="1" table:number-matrix-rows-spanned="1" table:formula="of:=SUM(([.T3:.T282]-[.$AF3:.$AF282])^2)^0.5" office:value-type="float"/>
          <table:table-cell table:number-matrix-columns-spanned="1" table:number-matrix-rows-spanned="1" table:formula="of:=SUM(([.U3:.U282]-[.$AG3:.$AG282])^2)^0.5" office:value-type="float"/>
          <table:table-cell table:number-matrix-columns-spanned="1" table:number-matrix-rows-spanned="1" table:formula="of:=SUM(([.V3:.V282]-[.$AH3:.$AH282])^2)^0.5" office:value-type="float"/>
          <table:table-cell table:number-matrix-columns-spanned="1" table:number-matrix-rows-spanned="1" table:formula="of:=SUM(([.W3:.W282]-[.$AJ3:.$AJ282])^2)^0.5" office:value-type="float"/>
          <table:table-cell table:number-matrix-columns-spanned="1" table:number-matrix-rows-spanned="1" table:formula="of:=SUM(([.X3:.X282]-[.$AK3:.$AK282])^2)^0.5" office:value-type="float"/>
          <table:table-cell table:number-matrix-columns-spanned="1" table:number-matrix-rows-spanned="1" table:formula="of:=SUM(([.Y3:.Y282]-[.$AL3:.$AL282])^2)^0.5" office:value-type="float"/>
          <table:table-cell table:number-matrix-columns-spanned="1" table:number-matrix-rows-spanned="1" table:formula="of:=SUM(([.Z3:.Z282]-[.$AM3:.$AM28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82]=[.$AA3:.$AA282])" office:value-type="float"/>
          <table:table-cell table:number-matrix-columns-spanned="1" table:number-matrix-rows-spanned="1" table:formula="of:=SUM([.C3:.C282]=[.$AB3:.$AB282])" office:value-type="float"/>
          <table:table-cell table:number-matrix-columns-spanned="1" table:number-matrix-rows-spanned="1" table:formula="of:=SUM([.D3:.D282]=[.$AC3:.$AC282])" office:value-type="float"/>
          <table:table-cell table:number-matrix-columns-spanned="1" table:number-matrix-rows-spanned="1" table:formula="of:=SUM([.E3:.E282]=[.$AD3:.$AD282])" office:value-type="float"/>
          <table:table-cell table:number-matrix-columns-spanned="1" table:number-matrix-rows-spanned="1" table:formula="of:=SUM([.F3:.F282]=[.$AE3:.$AE282])" office:value-type="float"/>
          <table:table-cell table:number-matrix-columns-spanned="1" table:number-matrix-rows-spanned="1" table:formula="of:=SUM([.G3:.G282]=[.$AF3:.$AF282])" office:value-type="float"/>
          <table:table-cell table:number-matrix-columns-spanned="1" table:number-matrix-rows-spanned="1" table:formula="of:=SUM([.H3:.H282]=[.$AG3:.$AG282])" office:value-type="float"/>
          <table:table-cell table:number-matrix-columns-spanned="1" table:number-matrix-rows-spanned="1" table:formula="of:=SUM([.I3:.I282]=[.$AH3:.$AH282])" office:value-type="float"/>
          <table:table-cell table:number-matrix-columns-spanned="1" table:number-matrix-rows-spanned="1" table:formula="of:=SUM([.J3:.J282]=[.$AI3:.$AI282])" office:value-type="float"/>
          <table:table-cell table:number-matrix-columns-spanned="1" table:number-matrix-rows-spanned="1" table:formula="of:=SUM([.K3:.K282]=[.$AJ3:.$AJ282])" office:value-type="float"/>
          <table:table-cell table:number-matrix-columns-spanned="1" table:number-matrix-rows-spanned="1" table:formula="of:=SUM([.L3:.L282]=[.$AK3:.$AK282])" office:value-type="float"/>
          <table:table-cell table:number-matrix-columns-spanned="1" table:number-matrix-rows-spanned="1" table:formula="of:=SUM([.M3:.M282]=[.$AL3:.$AL282])" office:value-type="float"/>
          <table:table-cell table:number-matrix-columns-spanned="1" table:number-matrix-rows-spanned="1" table:formula="of:=SUM([.N3:.N282]=[.$AM3:.$AM282])" office:value-type="float"/>
          <table:table-cell table:number-matrix-columns-spanned="1" table:number-matrix-rows-spanned="1" table:formula="of:=SUM([.O3:.O282]=[.$AA3:.$AA282])" office:value-type="float"/>
          <table:table-cell table:number-matrix-columns-spanned="1" table:number-matrix-rows-spanned="1" table:formula="of:=SUM([.P3:.P282]=[.$AB3:.$AB282])" office:value-type="float"/>
          <table:table-cell table:number-matrix-columns-spanned="1" table:number-matrix-rows-spanned="1" table:formula="of:=SUM([.Q3:.Q282]=[.$AC3:.$AC282])" office:value-type="float"/>
          <table:table-cell table:number-matrix-columns-spanned="1" table:number-matrix-rows-spanned="1" table:formula="of:=SUM([.R3:.R282]=[.$AD3:.$AD282])" office:value-type="float"/>
          <table:table-cell table:number-matrix-columns-spanned="1" table:number-matrix-rows-spanned="1" table:formula="of:=SUM([.S3:.S282]=[.$AE3:.$AE282])" office:value-type="float"/>
          <table:table-cell table:number-matrix-columns-spanned="1" table:number-matrix-rows-spanned="1" table:formula="of:=SUM([.T3:.T282]=[.$AF3:.$AF282])" office:value-type="float"/>
          <table:table-cell table:number-matrix-columns-spanned="1" table:number-matrix-rows-spanned="1" table:formula="of:=SUM([.U3:.U282]=[.$AG3:.$AG282])" office:value-type="float"/>
          <table:table-cell table:number-matrix-columns-spanned="1" table:number-matrix-rows-spanned="1" table:formula="of:=SUM([.V3:.V282]=[.$AH3:.$AH282])" office:value-type="float"/>
          <table:table-cell table:number-matrix-columns-spanned="1" table:number-matrix-rows-spanned="1" table:formula="of:=SUM([.W3:.W282]=[.$AJ3:.$AJ282])" office:value-type="float"/>
          <table:table-cell table:number-matrix-columns-spanned="1" table:number-matrix-rows-spanned="1" table:formula="of:=SUM([.X3:.X282]=[.$AK3:.$AK282])" office:value-type="float"/>
          <table:table-cell table:number-matrix-columns-spanned="1" table:number-matrix-rows-spanned="1" table:formula="of:=SUM([.Y3:.Y282]=[.$AL3:.$AL282])" office:value-type="float"/>
          <table:table-cell table:number-matrix-columns-spanned="1" table:number-matrix-rows-spanned="1" table:formula="of:=SUM([.Z3:.Z282]=[.$AM3:.$AM28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82]&lt;[.$AN3:.$AN282])" office:value-type="float"/>
          <table:table-cell table:number-matrix-columns-spanned="1" table:number-matrix-rows-spanned="1" table:formula="of:=SUM([.C3:.C282]&lt;[.$AO3:.$AO282])" office:value-type="float"/>
          <table:table-cell table:number-matrix-columns-spanned="1" table:number-matrix-rows-spanned="1" table:formula="of:=SUM([.D3:.D282]&lt;[.$AP3:.$AP282])" office:value-type="float"/>
          <table:table-cell table:number-matrix-columns-spanned="1" table:number-matrix-rows-spanned="1" table:formula="of:=SUM([.E3:.E282]&lt;[.$AQ3:.$AQ282])" office:value-type="float"/>
          <table:table-cell table:number-matrix-columns-spanned="1" table:number-matrix-rows-spanned="1" table:formula="of:=SUM([.F3:.F282]&lt;[.$AR3:.$AR282])" office:value-type="float"/>
          <table:table-cell table:number-matrix-columns-spanned="1" table:number-matrix-rows-spanned="1" table:formula="of:=SUM([.G3:.G282]&lt;[.$AS3:.$AS282])" office:value-type="float"/>
          <table:table-cell table:number-matrix-columns-spanned="1" table:number-matrix-rows-spanned="1" table:formula="of:=SUM([.H3:.H282]&lt;[.$AT3:.$AT282])" office:value-type="float"/>
          <table:table-cell table:number-matrix-columns-spanned="1" table:number-matrix-rows-spanned="1" table:formula="of:=SUM([.I3:.I282]&lt;[.$AU3:.$AU282])" office:value-type="float"/>
          <table:table-cell table:number-matrix-columns-spanned="1" table:number-matrix-rows-spanned="1" table:formula="of:=SUM([.J3:.J282]&lt;[.$AV3:.$AV282])" office:value-type="float"/>
          <table:table-cell table:number-matrix-columns-spanned="1" table:number-matrix-rows-spanned="1" table:formula="of:=SUM([.K3:.K282]&lt;[.$AW3:.$AW282])" office:value-type="float"/>
          <table:table-cell table:number-matrix-columns-spanned="1" table:number-matrix-rows-spanned="1" table:formula="of:=SUM([.L3:.L282]&lt;[.$AX3:.$AX282])" office:value-type="float"/>
          <table:table-cell table:number-matrix-columns-spanned="1" table:number-matrix-rows-spanned="1" table:formula="of:=SUM([.M3:.M282]&lt;[.$AY3:.$AY282])" office:value-type="float"/>
          <table:table-cell table:number-matrix-columns-spanned="1" table:number-matrix-rows-spanned="1" table:formula="of:=SUM([.N3:.N282]&lt;[.$AZ3:.$AZ282])" office:value-type="float"/>
          <table:table-cell table:number-matrix-columns-spanned="1" table:number-matrix-rows-spanned="1" table:formula="of:=SUM([.O3:.O282]&lt;[.$AN3:.$AN282])" office:value-type="float"/>
          <table:table-cell table:number-matrix-columns-spanned="1" table:number-matrix-rows-spanned="1" table:formula="of:=SUM([.P3:.P282]&lt;[.$AO3:.$AO282])" office:value-type="float"/>
          <table:table-cell table:number-matrix-columns-spanned="1" table:number-matrix-rows-spanned="1" table:formula="of:=SUM([.Q3:.Q282]&lt;[.$AP3:.$AP282])" office:value-type="float"/>
          <table:table-cell table:number-matrix-columns-spanned="1" table:number-matrix-rows-spanned="1" table:formula="of:=SUM([.R3:.R282]&lt;[.$AQ3:.$AQ282])" office:value-type="float"/>
          <table:table-cell table:number-matrix-columns-spanned="1" table:number-matrix-rows-spanned="1" table:formula="of:=SUM([.S3:.S282]&lt;[.$AR3:.$AR282])" office:value-type="float"/>
          <table:table-cell table:number-matrix-columns-spanned="1" table:number-matrix-rows-spanned="1" table:formula="of:=SUM([.T3:.T282]&lt;[.$AS3:.$AS282])" office:value-type="float"/>
          <table:table-cell table:number-matrix-columns-spanned="1" table:number-matrix-rows-spanned="1" table:formula="of:=SUM([.U3:.U282]&lt;[.$AT3:.$AT282])" office:value-type="float"/>
          <table:table-cell table:number-matrix-columns-spanned="1" table:number-matrix-rows-spanned="1" table:formula="of:=SUM([.V3:.V282]&lt;[.$AU3:.$AU282])" office:value-type="float"/>
          <table:table-cell table:number-matrix-columns-spanned="1" table:number-matrix-rows-spanned="1" table:formula="of:=SUM([.W3:.W282]&lt;[.$AW3:.$AW282])" office:value-type="float"/>
          <table:table-cell table:number-matrix-columns-spanned="1" table:number-matrix-rows-spanned="1" table:formula="of:=SUM([.X3:.X282]&lt;[.$AX3:.$AX282])" office:value-type="float"/>
          <table:table-cell table:number-matrix-columns-spanned="1" table:number-matrix-rows-spanned="1" table:formula="of:=SUM([.Y3:.Y282]&lt;[.$AY3:.$AY282])" office:value-type="float"/>
          <table:table-cell table:number-matrix-columns-spanned="1" table:number-matrix-rows-spanned="1" table:formula="of:=SUM([.Z3:.Z282]&lt;[.$AZ3:.$AZ28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82]&gt;[.$AN3:.$AN282])" office:value-type="float"/>
          <table:table-cell table:number-matrix-columns-spanned="1" table:number-matrix-rows-spanned="1" table:formula="of:=SUM([.C3:.C282]&gt;[.$AO3:.$AO282])" office:value-type="float"/>
          <table:table-cell table:number-matrix-columns-spanned="1" table:number-matrix-rows-spanned="1" table:formula="of:=SUM([.D3:.D282]&gt;[.$AP3:.$AP282])" office:value-type="float"/>
          <table:table-cell table:number-matrix-columns-spanned="1" table:number-matrix-rows-spanned="1" table:formula="of:=SUM([.E3:.E282]&gt;[.$AQ3:.$AQ282])" office:value-type="float"/>
          <table:table-cell table:number-matrix-columns-spanned="1" table:number-matrix-rows-spanned="1" table:formula="of:=SUM([.F3:.F282]&gt;[.$AR3:.$AR282])" office:value-type="float"/>
          <table:table-cell table:number-matrix-columns-spanned="1" table:number-matrix-rows-spanned="1" table:formula="of:=SUM([.G3:.G282]&gt;[.$AS3:.$AS282])" office:value-type="float"/>
          <table:table-cell table:number-matrix-columns-spanned="1" table:number-matrix-rows-spanned="1" table:formula="of:=SUM([.H3:.H282]&gt;[.$AT3:.$AT282])" office:value-type="float"/>
          <table:table-cell table:number-matrix-columns-spanned="1" table:number-matrix-rows-spanned="1" table:formula="of:=SUM([.I3:.I282]&gt;[.$AU3:.$AU282])" office:value-type="float"/>
          <table:table-cell table:number-matrix-columns-spanned="1" table:number-matrix-rows-spanned="1" table:formula="of:=SUM([.J3:.J282]&gt;[.$AV3:.$AV282])" office:value-type="float"/>
          <table:table-cell table:number-matrix-columns-spanned="1" table:number-matrix-rows-spanned="1" table:formula="of:=SUM([.K3:.K282]&gt;[.$AW3:.$AW282])" office:value-type="float"/>
          <table:table-cell table:number-matrix-columns-spanned="1" table:number-matrix-rows-spanned="1" table:formula="of:=SUM([.L3:.L282]&gt;[.$AX3:.$AX282])" office:value-type="float"/>
          <table:table-cell table:number-matrix-columns-spanned="1" table:number-matrix-rows-spanned="1" table:formula="of:=SUM([.M3:.M282]&gt;[.$AY3:.$AY282])" office:value-type="float"/>
          <table:table-cell table:number-matrix-columns-spanned="1" table:number-matrix-rows-spanned="1" table:formula="of:=SUM([.N3:.N282]&gt;[.$AZ3:.$AZ282])" office:value-type="float"/>
          <table:table-cell table:number-matrix-columns-spanned="1" table:number-matrix-rows-spanned="1" table:formula="of:=SUM([.O3:.O282]&gt;[.$AN3:.$AN282])" office:value-type="float"/>
          <table:table-cell table:number-matrix-columns-spanned="1" table:number-matrix-rows-spanned="1" table:formula="of:=SUM([.P3:.P282]&gt;[.$AO3:.$AO282])" office:value-type="float"/>
          <table:table-cell table:number-matrix-columns-spanned="1" table:number-matrix-rows-spanned="1" table:formula="of:=SUM([.Q3:.Q282]&gt;[.$AP3:.$AP282])" office:value-type="float"/>
          <table:table-cell table:number-matrix-columns-spanned="1" table:number-matrix-rows-spanned="1" table:formula="of:=SUM([.R3:.R282]&gt;[.$AQ3:.$AQ282])" office:value-type="float"/>
          <table:table-cell table:number-matrix-columns-spanned="1" table:number-matrix-rows-spanned="1" table:formula="of:=SUM([.S3:.S282]&gt;[.$AR3:.$AR282])" office:value-type="float"/>
          <table:table-cell table:number-matrix-columns-spanned="1" table:number-matrix-rows-spanned="1" table:formula="of:=SUM([.T3:.T282]&gt;[.$AS3:.$AS282])" office:value-type="float"/>
          <table:table-cell table:number-matrix-columns-spanned="1" table:number-matrix-rows-spanned="1" table:formula="of:=SUM([.U3:.U282]&gt;[.$AT3:.$AT282])" office:value-type="float"/>
          <table:table-cell table:number-matrix-columns-spanned="1" table:number-matrix-rows-spanned="1" table:formula="of:=SUM([.V3:.V282]&gt;[.$AU3:.$AU282])" office:value-type="float"/>
          <table:table-cell table:number-matrix-columns-spanned="1" table:number-matrix-rows-spanned="1" table:formula="of:=SUM([.W3:.W282]&gt;[.$AW3:.$AW282])" office:value-type="float"/>
          <table:table-cell table:number-matrix-columns-spanned="1" table:number-matrix-rows-spanned="1" table:formula="of:=SUM([.X3:.X282]&gt;[.$AX3:.$AX282])" office:value-type="float"/>
          <table:table-cell table:number-matrix-columns-spanned="1" table:number-matrix-rows-spanned="1" table:formula="of:=SUM([.Y3:.Y282]&gt;[.$AY3:.$AY282])" office:value-type="float"/>
          <table:table-cell table:number-matrix-columns-spanned="1" table:number-matrix-rows-spanned="1" table:formula="of:=SUM([.Z3:.Z282]&gt;[.$AZ3:.$AZ28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82]=[.$BA3:.$BA282])" office:value-type="float"/>
          <table:table-cell table:number-matrix-columns-spanned="1" table:number-matrix-rows-spanned="1" table:formula="of:=SUM([.C3:.C282]=[.$BB3:.$BB282])" office:value-type="float"/>
          <table:table-cell table:number-matrix-columns-spanned="1" table:number-matrix-rows-spanned="1" table:formula="of:=SUM([.D3:.D282]=[.$BC3:.$BC282])" office:value-type="float"/>
          <table:table-cell table:number-matrix-columns-spanned="1" table:number-matrix-rows-spanned="1" table:formula="of:=SUM([.E3:.E282]=[.$BD3:.$BD282])" office:value-type="float"/>
          <table:table-cell table:number-matrix-columns-spanned="1" table:number-matrix-rows-spanned="1" table:formula="of:=SUM([.F3:.F282]=[.$BE3:.$BE282])" office:value-type="float"/>
          <table:table-cell table:number-matrix-columns-spanned="1" table:number-matrix-rows-spanned="1" table:formula="of:=SUM([.G3:.G282]=[.$BF3:.$BF282])" office:value-type="float"/>
          <table:table-cell table:number-matrix-columns-spanned="1" table:number-matrix-rows-spanned="1" table:formula="of:=SUM([.H3:.H282]=[.$BG3:.$BG282])" office:value-type="float"/>
          <table:table-cell table:number-matrix-columns-spanned="1" table:number-matrix-rows-spanned="1" table:formula="of:=SUM([.I3:.I282]=[.$BH3:.$BH282])" office:value-type="float"/>
          <table:table-cell table:number-matrix-columns-spanned="1" table:number-matrix-rows-spanned="1" table:formula="of:=SUM([.J3:.J282]=[.$BI3:.$BI282])" office:value-type="float"/>
          <table:table-cell table:number-matrix-columns-spanned="1" table:number-matrix-rows-spanned="1" table:formula="of:=SUM([.K3:.K282]=[.$BJ3:.$BJ282])" office:value-type="float"/>
          <table:table-cell table:number-matrix-columns-spanned="1" table:number-matrix-rows-spanned="1" table:formula="of:=SUM([.L3:.L282]=[.$BK3:.$BK282])" office:value-type="float"/>
          <table:table-cell table:number-matrix-columns-spanned="1" table:number-matrix-rows-spanned="1" table:formula="of:=SUM([.M3:.M282]=[.$BL3:.$BL282])" office:value-type="float"/>
          <table:table-cell table:number-matrix-columns-spanned="1" table:number-matrix-rows-spanned="1" table:formula="of:=SUM([.N3:.N282]=[.$BM3:.$BM282])" office:value-type="float"/>
          <table:table-cell table:number-matrix-columns-spanned="1" table:number-matrix-rows-spanned="1" table:formula="of:=SUM([.O3:.O282]=[.$BA3:.$BA282])" office:value-type="float"/>
          <table:table-cell table:number-matrix-columns-spanned="1" table:number-matrix-rows-spanned="1" table:formula="of:=SUM([.P3:.P282]=[.$BB3:.$BB282])" office:value-type="float"/>
          <table:table-cell table:number-matrix-columns-spanned="1" table:number-matrix-rows-spanned="1" table:formula="of:=SUM([.Q3:.Q282]=[.$BC3:.$BC282])" office:value-type="float"/>
          <table:table-cell table:number-matrix-columns-spanned="1" table:number-matrix-rows-spanned="1" table:formula="of:=SUM([.R3:.R282]=[.$BD3:.$BD282])" office:value-type="float"/>
          <table:table-cell table:number-matrix-columns-spanned="1" table:number-matrix-rows-spanned="1" table:formula="of:=SUM([.S3:.S282]=[.$BE3:.$BE282])" office:value-type="float"/>
          <table:table-cell table:number-matrix-columns-spanned="1" table:number-matrix-rows-spanned="1" table:formula="of:=SUM([.T3:.T282]=[.$BF3:.$BF282])" office:value-type="float"/>
          <table:table-cell table:number-matrix-columns-spanned="1" table:number-matrix-rows-spanned="1" table:formula="of:=SUM([.U3:.U282]=[.$BG3:.$BG282])" office:value-type="float"/>
          <table:table-cell table:number-matrix-columns-spanned="1" table:number-matrix-rows-spanned="1" table:formula="of:=SUM([.V3:.V282]=[.$BH3:.$BH282])" office:value-type="float"/>
          <table:table-cell table:number-matrix-columns-spanned="1" table:number-matrix-rows-spanned="1" table:formula="of:=SUM([.W3:.W282]=[.$BJ3:.$BJ282])" office:value-type="float"/>
          <table:table-cell table:number-matrix-columns-spanned="1" table:number-matrix-rows-spanned="1" table:formula="of:=SUM([.X3:.X282]=[.$BK3:.$BK282])" office:value-type="float"/>
          <table:table-cell table:number-matrix-columns-spanned="1" table:number-matrix-rows-spanned="1" table:formula="of:=SUM([.Y3:.Y282]=[.$BL3:.$BL282])" office:value-type="float"/>
          <table:table-cell table:number-matrix-columns-spanned="1" table:number-matrix-rows-spanned="1" table:formula="of:=SUM([.Z3:.Z282]=[.$BM3:.$BM28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p01.pddl</text:p>
          </table:table-cell>
          <table:table-cell table:formula="of:=AVERAGE([Instances.B3:Instances.B42])" office:value-type="float"/>
          <table:table-cell table:formula="of:=AVERAGE([Instances.C3:Instances.C42])" office:value-type="float"/>
          <table:table-cell table:formula="of:=AVERAGE([Instances.D3:Instances.D42])" office:value-type="float"/>
          <table:table-cell table:formula="of:=AVERAGE([Instances.E3:Instances.E42])" office:value-type="float"/>
          <table:table-cell table:formula="of:=SUM([Instances.F3:Instances.F42])" office:value-type="float"/>
          <table:table-cell table:formula="of:=AVERAGE([Instances.G3:Instances.G42])" office:value-type="float"/>
          <table:table-cell table:formula="of:=AVERAGE([Instances.H3:Instances.H42])" office:value-type="float"/>
          <table:table-cell table:formula="of:=AVERAGE([Instances.I3:Instances.I42])" office:value-type="float"/>
          <table:table-cell table:formula="of:=AVERAGE([Instances.J3:Instances.J42])" office:value-type="float"/>
          <table:table-cell table:formula="of:=AVERAGE([Instances.K3:Instances.K42])" office:value-type="float"/>
          <table:table-cell table:formula="of:=AVERAGE([Instances.L3:Instances.L42])" office:value-type="float"/>
          <table:table-cell table:formula="of:=AVERAGE([Instances.M3:Instances.M42])" office:value-type="float"/>
          <table:table-cell table:formula="of:=AVERAGE([Instances.N3:Instances.N42])" office:value-type="float"/>
          <table:table-cell table:formula="of:=AVERAGE([Instances.O3:Instances.O42])" office:value-type="float"/>
          <table:table-cell table:formula="of:=AVERAGE([Instances.P3:Instances.P42])" office:value-type="float"/>
          <table:table-cell table:formula="of:=AVERAGE([Instances.Q3:Instances.Q42])" office:value-type="float"/>
          <table:table-cell table:formula="of:=AVERAGE([Instances.R3:Instances.R42])" office:value-type="float"/>
          <table:table-cell table:formula="of:=SUM([Instances.S3:Instances.S42])" office:value-type="float"/>
          <table:table-cell table:formula="of:=AVERAGE([Instances.T3:Instances.T42])" office:value-type="float"/>
          <table:table-cell table:formula="of:=AVERAGE([Instances.U3:Instances.U42])" office:value-type="float"/>
          <table:table-cell table:formula="of:=AVERAGE([Instances.V3:Instances.V42])" office:value-type="float"/>
          <table:table-cell table:formula="of:=AVERAGE([Instances.W3:Instances.W42])" office:value-type="float"/>
          <table:table-cell table:formula="of:=AVERAGE([Instances.X3:Instances.X42])" office:value-type="float"/>
          <table:table-cell table:formula="of:=AVERAGE([Instances.Y3:Instances.Y42])" office:value-type="float"/>
          <table:table-cell table:formula="of:=AVERAGE([Instances.Z3:Instances.Z42])" office:value-type="float"/>
          <table:table-cell table:formula="of:=MIN([.$B3];[.$O3])" office:value-type="float"/>
          <table:table-cell table:formula="of:=MIN([.$C3];[.$P3])" office:value-type="float"/>
          <table:table-cell table:formula="of:=MIN([.$D3];[.$Q3])" office:value-type="float"/>
          <table:table-cell table:formula="of:=MIN([.$E3];[.$R3])" office:value-type="float"/>
          <table:table-cell table:formula="of:=MIN([.$F3];[.$S3])" office:value-type="float"/>
          <table:table-cell table:formula="of:=MIN([.$G3];[.$T3])" office:value-type="float"/>
          <table:table-cell table:formula="of:=MIN([.$H3];[.$U3])" office:value-type="float"/>
          <table:table-cell table:formula="of:=MIN([.$I3];[.$V3])" office:value-type="float"/>
          <table:table-cell table:formula="of:=MIN([.$J3])" office:value-type="float"/>
          <table:table-cell table:formula="of:=MIN([.$K3];[.$W3])" office:value-type="float"/>
          <table:table-cell table:formula="of:=MIN([.$L3];[.$X3])" office:value-type="float"/>
          <table:table-cell table:formula="of:=MIN([.$M3];[.$Y3])" office:value-type="float"/>
          <table:table-cell table:formula="of:=MIN([.$N3];[.$Z3])" office:value-type="float"/>
          <table:table-cell table:formula="of:=MEDIAN([.$B3];[.$O3])" office:value-type="float"/>
          <table:table-cell table:formula="of:=MEDIAN([.$C3];[.$P3])" office:value-type="float"/>
          <table:table-cell table:formula="of:=MEDIAN([.$D3];[.$Q3])" office:value-type="float"/>
          <table:table-cell table:formula="of:=MEDIAN([.$E3];[.$R3])" office:value-type="float"/>
          <table:table-cell table:formula="of:=MEDIAN([.$F3];[.$S3])" office:value-type="float"/>
          <table:table-cell table:formula="of:=MEDIAN([.$G3];[.$T3])" office:value-type="float"/>
          <table:table-cell table:formula="of:=MEDIAN([.$H3];[.$U3])" office:value-type="float"/>
          <table:table-cell table:formula="of:=MEDIAN([.$I3];[.$V3])" office:value-type="float"/>
          <table:table-cell table:formula="of:=MEDIAN([.$J3])" office:value-type="float"/>
          <table:table-cell table:formula="of:=MEDIAN([.$K3];[.$W3])" office:value-type="float"/>
          <table:table-cell table:formula="of:=MEDIAN([.$L3];[.$X3])" office:value-type="float"/>
          <table:table-cell table:formula="of:=MEDIAN([.$M3];[.$Y3])" office:value-type="float"/>
          <table:table-cell table:formula="of:=MEDIAN([.$N3];[.$Z3])" office:value-type="float"/>
          <table:table-cell table:formula="of:=MAX([.$B3];[.$O3])" office:value-type="float"/>
          <table:table-cell table:formula="of:=MAX([.$C3];[.$P3])" office:value-type="float"/>
          <table:table-cell table:formula="of:=MAX([.$D3];[.$Q3])" office:value-type="float"/>
          <table:table-cell table:formula="of:=MAX([.$E3];[.$R3])" office:value-type="float"/>
          <table:table-cell table:formula="of:=MAX([.$F3];[.$S3])" office:value-type="float"/>
          <table:table-cell table:formula="of:=MAX([.$G3];[.$T3])" office:value-type="float"/>
          <table:table-cell table:formula="of:=MAX([.$H3];[.$U3])" office:value-type="float"/>
          <table:table-cell table:formula="of:=MAX([.$I3];[.$V3])" office:value-type="float"/>
          <table:table-cell table:formula="of:=MAX([.$J3])" office:value-type="float"/>
          <table:table-cell table:formula="of:=MAX([.$K3];[.$W3])" office:value-type="float"/>
          <table:table-cell table:formula="of:=MAX([.$L3];[.$X3])" office:value-type="float"/>
          <table:table-cell table:formula="of:=MAX([.$M3];[.$Y3])" office:value-type="float"/>
          <table:table-cell table:formula="of:=MAX([.$N3];[.$Z3])" office:value-type="float"/>
        </table:table-row>
        <table:table-row table:style-name="ro1">
          <table:table-cell office:value-type="string">
            <text:p>p02.pddl</text:p>
          </table:table-cell>
          <table:table-cell table:formula="of:=AVERAGE([Instances.B43:Instances.B82])" office:value-type="float"/>
          <table:table-cell table:formula="of:=AVERAGE([Instances.C43:Instances.C82])" office:value-type="float"/>
          <table:table-cell table:formula="of:=AVERAGE([Instances.D43:Instances.D82])" office:value-type="float"/>
          <table:table-cell table:formula="of:=AVERAGE([Instances.E43:Instances.E82])" office:value-type="float"/>
          <table:table-cell table:formula="of:=SUM([Instances.F43:Instances.F82])" office:value-type="float"/>
          <table:table-cell table:formula="of:=AVERAGE([Instances.G43:Instances.G82])" office:value-type="float"/>
          <table:table-cell table:formula="of:=AVERAGE([Instances.H43:Instances.H82])" office:value-type="float"/>
          <table:table-cell table:formula="of:=AVERAGE([Instances.I43:Instances.I82])" office:value-type="float"/>
          <table:table-cell table:formula="of:=AVERAGE([Instances.J43:Instances.J82])" office:value-type="float"/>
          <table:table-cell table:formula="of:=AVERAGE([Instances.K43:Instances.K82])" office:value-type="float"/>
          <table:table-cell table:formula="of:=AVERAGE([Instances.L43:Instances.L82])" office:value-type="float"/>
          <table:table-cell table:formula="of:=AVERAGE([Instances.M43:Instances.M82])" office:value-type="float"/>
          <table:table-cell table:formula="of:=AVERAGE([Instances.N43:Instances.N82])" office:value-type="float"/>
          <table:table-cell table:formula="of:=AVERAGE([Instances.O43:Instances.O82])" office:value-type="float"/>
          <table:table-cell table:formula="of:=AVERAGE([Instances.P43:Instances.P82])" office:value-type="float"/>
          <table:table-cell table:formula="of:=AVERAGE([Instances.Q43:Instances.Q82])" office:value-type="float"/>
          <table:table-cell table:formula="of:=AVERAGE([Instances.R43:Instances.R82])" office:value-type="float"/>
          <table:table-cell table:formula="of:=SUM([Instances.S43:Instances.S82])" office:value-type="float"/>
          <table:table-cell table:formula="of:=AVERAGE([Instances.T43:Instances.T82])" office:value-type="float"/>
          <table:table-cell table:formula="of:=AVERAGE([Instances.U43:Instances.U82])" office:value-type="float"/>
          <table:table-cell table:formula="of:=AVERAGE([Instances.V43:Instances.V82])" office:value-type="float"/>
          <table:table-cell table:formula="of:=AVERAGE([Instances.W43:Instances.W82])" office:value-type="float"/>
          <table:table-cell table:formula="of:=AVERAGE([Instances.X43:Instances.X82])" office:value-type="float"/>
          <table:table-cell table:formula="of:=AVERAGE([Instances.Y43:Instances.Y82])" office:value-type="float"/>
          <table:table-cell table:formula="of:=AVERAGE([Instances.Z43:Instances.Z82])" office:value-type="float"/>
          <table:table-cell table:formula="of:=MIN([.$B4];[.$O4])" office:value-type="float"/>
          <table:table-cell table:formula="of:=MIN([.$C4];[.$P4])" office:value-type="float"/>
          <table:table-cell table:formula="of:=MIN([.$D4];[.$Q4])" office:value-type="float"/>
          <table:table-cell table:formula="of:=MIN([.$E4];[.$R4])" office:value-type="float"/>
          <table:table-cell table:formula="of:=MIN([.$F4];[.$S4])" office:value-type="float"/>
          <table:table-cell table:formula="of:=MIN([.$G4];[.$T4])" office:value-type="float"/>
          <table:table-cell table:formula="of:=MIN([.$H4];[.$U4])" office:value-type="float"/>
          <table:table-cell table:formula="of:=MIN([.$I4];[.$V4])" office:value-type="float"/>
          <table:table-cell table:formula="of:=MIN([.$J4])" office:value-type="float"/>
          <table:table-cell table:formula="of:=MIN([.$K4];[.$W4])" office:value-type="float"/>
          <table:table-cell table:formula="of:=MIN([.$L4];[.$X4])" office:value-type="float"/>
          <table:table-cell table:formula="of:=MIN([.$M4];[.$Y4])" office:value-type="float"/>
          <table:table-cell table:formula="of:=MIN([.$N4];[.$Z4])" office:value-type="float"/>
          <table:table-cell table:formula="of:=MEDIAN([.$B4];[.$O4])" office:value-type="float"/>
          <table:table-cell table:formula="of:=MEDIAN([.$C4];[.$P4])" office:value-type="float"/>
          <table:table-cell table:formula="of:=MEDIAN([.$D4];[.$Q4])" office:value-type="float"/>
          <table:table-cell table:formula="of:=MEDIAN([.$E4];[.$R4])" office:value-type="float"/>
          <table:table-cell table:formula="of:=MEDIAN([.$F4];[.$S4])" office:value-type="float"/>
          <table:table-cell table:formula="of:=MEDIAN([.$G4];[.$T4])" office:value-type="float"/>
          <table:table-cell table:formula="of:=MEDIAN([.$H4];[.$U4])" office:value-type="float"/>
          <table:table-cell table:formula="of:=MEDIAN([.$I4];[.$V4])" office:value-type="float"/>
          <table:table-cell table:formula="of:=MEDIAN([.$J4])" office:value-type="float"/>
          <table:table-cell table:formula="of:=MEDIAN([.$K4];[.$W4])" office:value-type="float"/>
          <table:table-cell table:formula="of:=MEDIAN([.$L4];[.$X4])" office:value-type="float"/>
          <table:table-cell table:formula="of:=MEDIAN([.$M4];[.$Y4])" office:value-type="float"/>
          <table:table-cell table:formula="of:=MEDIAN([.$N4];[.$Z4])" office:value-type="float"/>
          <table:table-cell table:formula="of:=MAX([.$B4];[.$O4])" office:value-type="float"/>
          <table:table-cell table:formula="of:=MAX([.$C4];[.$P4])" office:value-type="float"/>
          <table:table-cell table:formula="of:=MAX([.$D4];[.$Q4])" office:value-type="float"/>
          <table:table-cell table:formula="of:=MAX([.$E4];[.$R4])" office:value-type="float"/>
          <table:table-cell table:formula="of:=MAX([.$F4];[.$S4])" office:value-type="float"/>
          <table:table-cell table:formula="of:=MAX([.$G4];[.$T4])" office:value-type="float"/>
          <table:table-cell table:formula="of:=MAX([.$H4];[.$U4])" office:value-type="float"/>
          <table:table-cell table:formula="of:=MAX([.$I4];[.$V4])" office:value-type="float"/>
          <table:table-cell table:formula="of:=MAX([.$J4])" office:value-type="float"/>
          <table:table-cell table:formula="of:=MAX([.$K4];[.$W4])" office:value-type="float"/>
          <table:table-cell table:formula="of:=MAX([.$L4];[.$X4])" office:value-type="float"/>
          <table:table-cell table:formula="of:=MAX([.$M4];[.$Y4])" office:value-type="float"/>
          <table:table-cell table:formula="of:=MAX([.$N4];[.$Z4])" office:value-type="float"/>
        </table:table-row>
        <table:table-row table:style-name="ro1">
          <table:table-cell office:value-type="string">
            <text:p>p03.pddl</text:p>
          </table:table-cell>
          <table:table-cell table:formula="of:=AVERAGE([Instances.B83:Instances.B122])" office:value-type="float"/>
          <table:table-cell table:formula="of:=AVERAGE([Instances.C83:Instances.C122])" office:value-type="float"/>
          <table:table-cell table:formula="of:=AVERAGE([Instances.D83:Instances.D122])" office:value-type="float"/>
          <table:table-cell table:formula="of:=AVERAGE([Instances.E83:Instances.E122])" office:value-type="float"/>
          <table:table-cell table:formula="of:=SUM([Instances.F83:Instances.F122])" office:value-type="float"/>
          <table:table-cell table:formula="of:=AVERAGE([Instances.G83:Instances.G122])" office:value-type="float"/>
          <table:table-cell table:formula="of:=AVERAGE([Instances.H83:Instances.H122])" office:value-type="float"/>
          <table:table-cell table:formula="of:=AVERAGE([Instances.I83:Instances.I122])" office:value-type="float"/>
          <table:table-cell table:formula="of:=AVERAGE([Instances.J83:Instances.J122])" office:value-type="float"/>
          <table:table-cell table:formula="of:=AVERAGE([Instances.K83:Instances.K122])" office:value-type="float"/>
          <table:table-cell table:formula="of:=AVERAGE([Instances.L83:Instances.L122])" office:value-type="float"/>
          <table:table-cell table:formula="of:=AVERAGE([Instances.M83:Instances.M122])" office:value-type="float"/>
          <table:table-cell table:formula="of:=AVERAGE([Instances.N83:Instances.N122])" office:value-type="float"/>
          <table:table-cell table:formula="of:=AVERAGE([Instances.O83:Instances.O122])" office:value-type="float"/>
          <table:table-cell table:formula="of:=AVERAGE([Instances.P83:Instances.P122])" office:value-type="float"/>
          <table:table-cell table:formula="of:=AVERAGE([Instances.Q83:Instances.Q122])" office:value-type="float"/>
          <table:table-cell table:formula="of:=AVERAGE([Instances.R83:Instances.R122])" office:value-type="float"/>
          <table:table-cell table:formula="of:=SUM([Instances.S83:Instances.S122])" office:value-type="float"/>
          <table:table-cell table:formula="of:=AVERAGE([Instances.T83:Instances.T122])" office:value-type="float"/>
          <table:table-cell table:formula="of:=AVERAGE([Instances.U83:Instances.U122])" office:value-type="float"/>
          <table:table-cell table:formula="of:=AVERAGE([Instances.V83:Instances.V122])" office:value-type="float"/>
          <table:table-cell table:formula="of:=AVERAGE([Instances.W83:Instances.W122])" office:value-type="float"/>
          <table:table-cell table:formula="of:=AVERAGE([Instances.X83:Instances.X122])" office:value-type="float"/>
          <table:table-cell table:formula="of:=AVERAGE([Instances.Y83:Instances.Y122])" office:value-type="float"/>
          <table:table-cell table:formula="of:=AVERAGE([Instances.Z83:Instances.Z122])" office:value-type="float"/>
          <table:table-cell table:formula="of:=MIN([.$B5];[.$O5])" office:value-type="float"/>
          <table:table-cell table:formula="of:=MIN([.$C5];[.$P5])" office:value-type="float"/>
          <table:table-cell table:formula="of:=MIN([.$D5];[.$Q5])" office:value-type="float"/>
          <table:table-cell table:formula="of:=MIN([.$E5];[.$R5])" office:value-type="float"/>
          <table:table-cell table:formula="of:=MIN([.$F5];[.$S5])" office:value-type="float"/>
          <table:table-cell table:formula="of:=MIN([.$G5];[.$T5])" office:value-type="float"/>
          <table:table-cell table:formula="of:=MIN([.$H5];[.$U5])" office:value-type="float"/>
          <table:table-cell table:formula="of:=MIN([.$I5];[.$V5])" office:value-type="float"/>
          <table:table-cell table:formula="of:=MIN([.$J5])" office:value-type="float"/>
          <table:table-cell table:formula="of:=MIN([.$K5];[.$W5])" office:value-type="float"/>
          <table:table-cell table:formula="of:=MIN([.$L5];[.$X5])" office:value-type="float"/>
          <table:table-cell table:formula="of:=MIN([.$M5];[.$Y5])" office:value-type="float"/>
          <table:table-cell table:formula="of:=MIN([.$N5];[.$Z5])" office:value-type="float"/>
          <table:table-cell table:formula="of:=MEDIAN([.$B5];[.$O5])" office:value-type="float"/>
          <table:table-cell table:formula="of:=MEDIAN([.$C5];[.$P5])" office:value-type="float"/>
          <table:table-cell table:formula="of:=MEDIAN([.$D5];[.$Q5])" office:value-type="float"/>
          <table:table-cell table:formula="of:=MEDIAN([.$E5];[.$R5])" office:value-type="float"/>
          <table:table-cell table:formula="of:=MEDIAN([.$F5];[.$S5])" office:value-type="float"/>
          <table:table-cell table:formula="of:=MEDIAN([.$G5];[.$T5])" office:value-type="float"/>
          <table:table-cell table:formula="of:=MEDIAN([.$H5];[.$U5])" office:value-type="float"/>
          <table:table-cell table:formula="of:=MEDIAN([.$I5];[.$V5])" office:value-type="float"/>
          <table:table-cell table:formula="of:=MEDIAN([.$J5])" office:value-type="float"/>
          <table:table-cell table:formula="of:=MEDIAN([.$K5];[.$W5])" office:value-type="float"/>
          <table:table-cell table:formula="of:=MEDIAN([.$L5];[.$X5])" office:value-type="float"/>
          <table:table-cell table:formula="of:=MEDIAN([.$M5];[.$Y5])" office:value-type="float"/>
          <table:table-cell table:formula="of:=MEDIAN([.$N5];[.$Z5])" office:value-type="float"/>
          <table:table-cell table:formula="of:=MAX([.$B5];[.$O5])" office:value-type="float"/>
          <table:table-cell table:formula="of:=MAX([.$C5];[.$P5])" office:value-type="float"/>
          <table:table-cell table:formula="of:=MAX([.$D5];[.$Q5])" office:value-type="float"/>
          <table:table-cell table:formula="of:=MAX([.$E5];[.$R5])" office:value-type="float"/>
          <table:table-cell table:formula="of:=MAX([.$F5];[.$S5])" office:value-type="float"/>
          <table:table-cell table:formula="of:=MAX([.$G5];[.$T5])" office:value-type="float"/>
          <table:table-cell table:formula="of:=MAX([.$H5];[.$U5])" office:value-type="float"/>
          <table:table-cell table:formula="of:=MAX([.$I5];[.$V5])" office:value-type="float"/>
          <table:table-cell table:formula="of:=MAX([.$J5])" office:value-type="float"/>
          <table:table-cell table:formula="of:=MAX([.$K5];[.$W5])" office:value-type="float"/>
          <table:table-cell table:formula="of:=MAX([.$L5];[.$X5])" office:value-type="float"/>
          <table:table-cell table:formula="of:=MAX([.$M5];[.$Y5])" office:value-type="float"/>
          <table:table-cell table:formula="of:=MAX([.$N5];[.$Z5])" office:value-type="float"/>
        </table:table-row>
        <table:table-row table:style-name="ro1">
          <table:table-cell office:value-type="string">
            <text:p>p04.pddl</text:p>
          </table:table-cell>
          <table:table-cell table:formula="of:=AVERAGE([Instances.B123:Instances.B162])" office:value-type="float"/>
          <table:table-cell table:formula="of:=AVERAGE([Instances.C123:Instances.C162])" office:value-type="float"/>
          <table:table-cell table:formula="of:=AVERAGE([Instances.D123:Instances.D162])" office:value-type="float"/>
          <table:table-cell table:formula="of:=AVERAGE([Instances.E123:Instances.E162])" office:value-type="float"/>
          <table:table-cell table:formula="of:=SUM([Instances.F123:Instances.F162])" office:value-type="float"/>
          <table:table-cell table:formula="of:=AVERAGE([Instances.G123:Instances.G162])" office:value-type="float"/>
          <table:table-cell table:formula="of:=AVERAGE([Instances.H123:Instances.H162])" office:value-type="float"/>
          <table:table-cell table:formula="of:=AVERAGE([Instances.I123:Instances.I162])" office:value-type="float"/>
          <table:table-cell table:formula="of:=AVERAGE([Instances.J123:Instances.J162])" office:value-type="float"/>
          <table:table-cell table:formula="of:=AVERAGE([Instances.K123:Instances.K162])" office:value-type="float"/>
          <table:table-cell table:formula="of:=AVERAGE([Instances.L123:Instances.L162])" office:value-type="float"/>
          <table:table-cell table:formula="of:=AVERAGE([Instances.M123:Instances.M162])" office:value-type="float"/>
          <table:table-cell table:formula="of:=AVERAGE([Instances.N123:Instances.N162])" office:value-type="float"/>
          <table:table-cell table:formula="of:=AVERAGE([Instances.O123:Instances.O162])" office:value-type="float"/>
          <table:table-cell table:formula="of:=AVERAGE([Instances.P123:Instances.P162])" office:value-type="float"/>
          <table:table-cell table:formula="of:=AVERAGE([Instances.Q123:Instances.Q162])" office:value-type="float"/>
          <table:table-cell table:formula="of:=AVERAGE([Instances.R123:Instances.R162])" office:value-type="float"/>
          <table:table-cell table:formula="of:=SUM([Instances.S123:Instances.S162])" office:value-type="float"/>
          <table:table-cell table:formula="of:=AVERAGE([Instances.T123:Instances.T162])" office:value-type="float"/>
          <table:table-cell table:formula="of:=AVERAGE([Instances.U123:Instances.U162])" office:value-type="float"/>
          <table:table-cell table:formula="of:=AVERAGE([Instances.V123:Instances.V162])" office:value-type="float"/>
          <table:table-cell table:formula="of:=AVERAGE([Instances.W123:Instances.W162])" office:value-type="float"/>
          <table:table-cell table:formula="of:=AVERAGE([Instances.X123:Instances.X162])" office:value-type="float"/>
          <table:table-cell table:formula="of:=AVERAGE([Instances.Y123:Instances.Y162])" office:value-type="float"/>
          <table:table-cell table:formula="of:=AVERAGE([Instances.Z123:Instances.Z162])" office:value-type="float"/>
          <table:table-cell table:formula="of:=MIN([.$B6];[.$O6])" office:value-type="float"/>
          <table:table-cell table:formula="of:=MIN([.$C6];[.$P6])" office:value-type="float"/>
          <table:table-cell table:formula="of:=MIN([.$D6];[.$Q6])" office:value-type="float"/>
          <table:table-cell table:formula="of:=MIN([.$E6];[.$R6])" office:value-type="float"/>
          <table:table-cell table:formula="of:=MIN([.$F6];[.$S6])" office:value-type="float"/>
          <table:table-cell table:formula="of:=MIN([.$G6];[.$T6])" office:value-type="float"/>
          <table:table-cell table:formula="of:=MIN([.$H6];[.$U6])" office:value-type="float"/>
          <table:table-cell table:formula="of:=MIN([.$I6];[.$V6])" office:value-type="float"/>
          <table:table-cell table:formula="of:=MIN([.$J6])" office:value-type="float"/>
          <table:table-cell table:formula="of:=MIN([.$K6];[.$W6])" office:value-type="float"/>
          <table:table-cell table:formula="of:=MIN([.$L6];[.$X6])" office:value-type="float"/>
          <table:table-cell table:formula="of:=MIN([.$M6];[.$Y6])" office:value-type="float"/>
          <table:table-cell table:formula="of:=MIN([.$N6];[.$Z6])" office:value-type="float"/>
          <table:table-cell table:formula="of:=MEDIAN([.$B6];[.$O6])" office:value-type="float"/>
          <table:table-cell table:formula="of:=MEDIAN([.$C6];[.$P6])" office:value-type="float"/>
          <table:table-cell table:formula="of:=MEDIAN([.$D6];[.$Q6])" office:value-type="float"/>
          <table:table-cell table:formula="of:=MEDIAN([.$E6];[.$R6])" office:value-type="float"/>
          <table:table-cell table:formula="of:=MEDIAN([.$F6];[.$S6])" office:value-type="float"/>
          <table:table-cell table:formula="of:=MEDIAN([.$G6];[.$T6])" office:value-type="float"/>
          <table:table-cell table:formula="of:=MEDIAN([.$H6];[.$U6])" office:value-type="float"/>
          <table:table-cell table:formula="of:=MEDIAN([.$I6];[.$V6])" office:value-type="float"/>
          <table:table-cell table:formula="of:=MEDIAN([.$J6])" office:value-type="float"/>
          <table:table-cell table:formula="of:=MEDIAN([.$K6];[.$W6])" office:value-type="float"/>
          <table:table-cell table:formula="of:=MEDIAN([.$L6];[.$X6])" office:value-type="float"/>
          <table:table-cell table:formula="of:=MEDIAN([.$M6];[.$Y6])" office:value-type="float"/>
          <table:table-cell table:formula="of:=MEDIAN([.$N6];[.$Z6])" office:value-type="float"/>
          <table:table-cell table:formula="of:=MAX([.$B6];[.$O6])" office:value-type="float"/>
          <table:table-cell table:formula="of:=MAX([.$C6];[.$P6])" office:value-type="float"/>
          <table:table-cell table:formula="of:=MAX([.$D6];[.$Q6])" office:value-type="float"/>
          <table:table-cell table:formula="of:=MAX([.$E6];[.$R6])" office:value-type="float"/>
          <table:table-cell table:formula="of:=MAX([.$F6];[.$S6])" office:value-type="float"/>
          <table:table-cell table:formula="of:=MAX([.$G6];[.$T6])" office:value-type="float"/>
          <table:table-cell table:formula="of:=MAX([.$H6];[.$U6])" office:value-type="float"/>
          <table:table-cell table:formula="of:=MAX([.$I6];[.$V6])" office:value-type="float"/>
          <table:table-cell table:formula="of:=MAX([.$J6])" office:value-type="float"/>
          <table:table-cell table:formula="of:=MAX([.$K6];[.$W6])" office:value-type="float"/>
          <table:table-cell table:formula="of:=MAX([.$L6];[.$X6])" office:value-type="float"/>
          <table:table-cell table:formula="of:=MAX([.$M6];[.$Y6])" office:value-type="float"/>
          <table:table-cell table:formula="of:=MAX([.$N6];[.$Z6])" office:value-type="float"/>
        </table:table-row>
        <table:table-row table:style-name="ro1">
          <table:table-cell office:value-type="string">
            <text:p>p05.pddl</text:p>
          </table:table-cell>
          <table:table-cell table:formula="of:=AVERAGE([Instances.B163:Instances.B202])" office:value-type="float"/>
          <table:table-cell table:formula="of:=AVERAGE([Instances.C163:Instances.C202])" office:value-type="float"/>
          <table:table-cell table:formula="of:=AVERAGE([Instances.D163:Instances.D202])" office:value-type="float"/>
          <table:table-cell table:formula="of:=AVERAGE([Instances.E163:Instances.E202])" office:value-type="float"/>
          <table:table-cell table:formula="of:=SUM([Instances.F163:Instances.F202])" office:value-type="float"/>
          <table:table-cell table:formula="of:=AVERAGE([Instances.G163:Instances.G202])" office:value-type="float"/>
          <table:table-cell table:formula="of:=AVERAGE([Instances.H163:Instances.H202])" office:value-type="float"/>
          <table:table-cell table:formula="of:=AVERAGE([Instances.I163:Instances.I202])" office:value-type="float"/>
          <table:table-cell table:formula="of:=AVERAGE([Instances.J163:Instances.J202])" office:value-type="float"/>
          <table:table-cell table:formula="of:=AVERAGE([Instances.K163:Instances.K202])" office:value-type="float"/>
          <table:table-cell table:formula="of:=AVERAGE([Instances.L163:Instances.L202])" office:value-type="float"/>
          <table:table-cell table:formula="of:=AVERAGE([Instances.M163:Instances.M202])" office:value-type="float"/>
          <table:table-cell table:formula="of:=AVERAGE([Instances.N163:Instances.N202])" office:value-type="float"/>
          <table:table-cell table:formula="of:=AVERAGE([Instances.O163:Instances.O202])" office:value-type="float"/>
          <table:table-cell table:formula="of:=AVERAGE([Instances.P163:Instances.P202])" office:value-type="float"/>
          <table:table-cell table:formula="of:=AVERAGE([Instances.Q163:Instances.Q202])" office:value-type="float"/>
          <table:table-cell table:formula="of:=AVERAGE([Instances.R163:Instances.R202])" office:value-type="float"/>
          <table:table-cell table:formula="of:=SUM([Instances.S163:Instances.S202])" office:value-type="float"/>
          <table:table-cell table:formula="of:=AVERAGE([Instances.T163:Instances.T202])" office:value-type="float"/>
          <table:table-cell table:formula="of:=AVERAGE([Instances.U163:Instances.U202])" office:value-type="float"/>
          <table:table-cell table:formula="of:=AVERAGE([Instances.V163:Instances.V202])" office:value-type="float"/>
          <table:table-cell table:formula="of:=AVERAGE([Instances.W163:Instances.W202])" office:value-type="float"/>
          <table:table-cell table:formula="of:=AVERAGE([Instances.X163:Instances.X202])" office:value-type="float"/>
          <table:table-cell table:formula="of:=AVERAGE([Instances.Y163:Instances.Y202])" office:value-type="float"/>
          <table:table-cell table:formula="of:=AVERAGE([Instances.Z163:Instances.Z202])" office:value-type="float"/>
          <table:table-cell table:formula="of:=MIN([.$B7];[.$O7])" office:value-type="float"/>
          <table:table-cell table:formula="of:=MIN([.$C7];[.$P7])" office:value-type="float"/>
          <table:table-cell table:formula="of:=MIN([.$D7];[.$Q7])" office:value-type="float"/>
          <table:table-cell table:formula="of:=MIN([.$E7];[.$R7])" office:value-type="float"/>
          <table:table-cell table:formula="of:=MIN([.$F7];[.$S7])" office:value-type="float"/>
          <table:table-cell table:formula="of:=MIN([.$G7];[.$T7])" office:value-type="float"/>
          <table:table-cell table:formula="of:=MIN([.$H7];[.$U7])" office:value-type="float"/>
          <table:table-cell table:formula="of:=MIN([.$I7];[.$V7])" office:value-type="float"/>
          <table:table-cell table:formula="of:=MIN([.$J7])" office:value-type="float"/>
          <table:table-cell table:formula="of:=MIN([.$K7];[.$W7])" office:value-type="float"/>
          <table:table-cell table:formula="of:=MIN([.$L7];[.$X7])" office:value-type="float"/>
          <table:table-cell table:formula="of:=MIN([.$M7];[.$Y7])" office:value-type="float"/>
          <table:table-cell table:formula="of:=MIN([.$N7];[.$Z7])" office:value-type="float"/>
          <table:table-cell table:formula="of:=MEDIAN([.$B7];[.$O7])" office:value-type="float"/>
          <table:table-cell table:formula="of:=MEDIAN([.$C7];[.$P7])" office:value-type="float"/>
          <table:table-cell table:formula="of:=MEDIAN([.$D7];[.$Q7])" office:value-type="float"/>
          <table:table-cell table:formula="of:=MEDIAN([.$E7];[.$R7])" office:value-type="float"/>
          <table:table-cell table:formula="of:=MEDIAN([.$F7];[.$S7])" office:value-type="float"/>
          <table:table-cell table:formula="of:=MEDIAN([.$G7];[.$T7])" office:value-type="float"/>
          <table:table-cell table:formula="of:=MEDIAN([.$H7];[.$U7])" office:value-type="float"/>
          <table:table-cell table:formula="of:=MEDIAN([.$I7];[.$V7])" office:value-type="float"/>
          <table:table-cell table:formula="of:=MEDIAN([.$J7])" office:value-type="float"/>
          <table:table-cell table:formula="of:=MEDIAN([.$K7];[.$W7])" office:value-type="float"/>
          <table:table-cell table:formula="of:=MEDIAN([.$L7];[.$X7])" office:value-type="float"/>
          <table:table-cell table:formula="of:=MEDIAN([.$M7];[.$Y7])" office:value-type="float"/>
          <table:table-cell table:formula="of:=MEDIAN([.$N7];[.$Z7])" office:value-type="float"/>
          <table:table-cell table:formula="of:=MAX([.$B7];[.$O7])" office:value-type="float"/>
          <table:table-cell table:formula="of:=MAX([.$C7];[.$P7])" office:value-type="float"/>
          <table:table-cell table:formula="of:=MAX([.$D7];[.$Q7])" office:value-type="float"/>
          <table:table-cell table:formula="of:=MAX([.$E7];[.$R7])" office:value-type="float"/>
          <table:table-cell table:formula="of:=MAX([.$F7];[.$S7])" office:value-type="float"/>
          <table:table-cell table:formula="of:=MAX([.$G7];[.$T7])" office:value-type="float"/>
          <table:table-cell table:formula="of:=MAX([.$H7];[.$U7])" office:value-type="float"/>
          <table:table-cell table:formula="of:=MAX([.$I7];[.$V7])" office:value-type="float"/>
          <table:table-cell table:formula="of:=MAX([.$J7])" office:value-type="float"/>
          <table:table-cell table:formula="of:=MAX([.$K7];[.$W7])" office:value-type="float"/>
          <table:table-cell table:formula="of:=MAX([.$L7];[.$X7])" office:value-type="float"/>
          <table:table-cell table:formula="of:=MAX([.$M7];[.$Y7])" office:value-type="float"/>
          <table:table-cell table:formula="of:=MAX([.$N7];[.$Z7])" office:value-type="float"/>
        </table:table-row>
        <table:table-row table:style-name="ro1">
          <table:table-cell office:value-type="string">
            <text:p>p06.pddl</text:p>
          </table:table-cell>
          <table:table-cell table:formula="of:=AVERAGE([Instances.B203:Instances.B242])" office:value-type="float"/>
          <table:table-cell table:formula="of:=AVERAGE([Instances.C203:Instances.C242])" office:value-type="float"/>
          <table:table-cell table:formula="of:=AVERAGE([Instances.D203:Instances.D242])" office:value-type="float"/>
          <table:table-cell table:formula="of:=AVERAGE([Instances.E203:Instances.E242])" office:value-type="float"/>
          <table:table-cell table:formula="of:=SUM([Instances.F203:Instances.F242])" office:value-type="float"/>
          <table:table-cell table:formula="of:=AVERAGE([Instances.G203:Instances.G242])" office:value-type="float"/>
          <table:table-cell table:formula="of:=AVERAGE([Instances.H203:Instances.H242])" office:value-type="float"/>
          <table:table-cell table:formula="of:=AVERAGE([Instances.I203:Instances.I242])" office:value-type="float"/>
          <table:table-cell table:formula="of:=AVERAGE([Instances.J203:Instances.J242])" office:value-type="float"/>
          <table:table-cell table:formula="of:=AVERAGE([Instances.K203:Instances.K242])" office:value-type="float"/>
          <table:table-cell table:formula="of:=AVERAGE([Instances.L203:Instances.L242])" office:value-type="float"/>
          <table:table-cell table:formula="of:=AVERAGE([Instances.M203:Instances.M242])" office:value-type="float"/>
          <table:table-cell table:formula="of:=AVERAGE([Instances.N203:Instances.N242])" office:value-type="float"/>
          <table:table-cell table:formula="of:=AVERAGE([Instances.O203:Instances.O242])" office:value-type="float"/>
          <table:table-cell table:formula="of:=AVERAGE([Instances.P203:Instances.P242])" office:value-type="float"/>
          <table:table-cell table:formula="of:=AVERAGE([Instances.Q203:Instances.Q242])" office:value-type="float"/>
          <table:table-cell table:formula="of:=AVERAGE([Instances.R203:Instances.R242])" office:value-type="float"/>
          <table:table-cell table:formula="of:=SUM([Instances.S203:Instances.S242])" office:value-type="float"/>
          <table:table-cell table:formula="of:=AVERAGE([Instances.T203:Instances.T242])" office:value-type="float"/>
          <table:table-cell table:formula="of:=AVERAGE([Instances.U203:Instances.U242])" office:value-type="float"/>
          <table:table-cell table:formula="of:=AVERAGE([Instances.V203:Instances.V242])" office:value-type="float"/>
          <table:table-cell table:formula="of:=AVERAGE([Instances.W203:Instances.W242])" office:value-type="float"/>
          <table:table-cell table:formula="of:=AVERAGE([Instances.X203:Instances.X242])" office:value-type="float"/>
          <table:table-cell table:formula="of:=AVERAGE([Instances.Y203:Instances.Y242])" office:value-type="float"/>
          <table:table-cell table:formula="of:=AVERAGE([Instances.Z203:Instances.Z242])" office:value-type="float"/>
          <table:table-cell table:formula="of:=MIN([.$B8];[.$O8])" office:value-type="float"/>
          <table:table-cell table:formula="of:=MIN([.$C8];[.$P8])" office:value-type="float"/>
          <table:table-cell table:formula="of:=MIN([.$D8];[.$Q8])" office:value-type="float"/>
          <table:table-cell table:formula="of:=MIN([.$E8];[.$R8])" office:value-type="float"/>
          <table:table-cell table:formula="of:=MIN([.$F8];[.$S8])" office:value-type="float"/>
          <table:table-cell table:formula="of:=MIN([.$G8];[.$T8])" office:value-type="float"/>
          <table:table-cell table:formula="of:=MIN([.$H8];[.$U8])" office:value-type="float"/>
          <table:table-cell table:formula="of:=MIN([.$I8];[.$V8])" office:value-type="float"/>
          <table:table-cell table:formula="of:=MIN([.$J8])" office:value-type="float"/>
          <table:table-cell table:formula="of:=MIN([.$K8];[.$W8])" office:value-type="float"/>
          <table:table-cell table:formula="of:=MIN([.$L8];[.$X8])" office:value-type="float"/>
          <table:table-cell table:formula="of:=MIN([.$M8];[.$Y8])" office:value-type="float"/>
          <table:table-cell table:formula="of:=MIN([.$N8];[.$Z8])" office:value-type="float"/>
          <table:table-cell table:formula="of:=MEDIAN([.$B8];[.$O8])" office:value-type="float"/>
          <table:table-cell table:formula="of:=MEDIAN([.$C8];[.$P8])" office:value-type="float"/>
          <table:table-cell table:formula="of:=MEDIAN([.$D8];[.$Q8])" office:value-type="float"/>
          <table:table-cell table:formula="of:=MEDIAN([.$E8];[.$R8])" office:value-type="float"/>
          <table:table-cell table:formula="of:=MEDIAN([.$F8];[.$S8])" office:value-type="float"/>
          <table:table-cell table:formula="of:=MEDIAN([.$G8];[.$T8])" office:value-type="float"/>
          <table:table-cell table:formula="of:=MEDIAN([.$H8];[.$U8])" office:value-type="float"/>
          <table:table-cell table:formula="of:=MEDIAN([.$I8];[.$V8])" office:value-type="float"/>
          <table:table-cell table:formula="of:=MEDIAN([.$J8])" office:value-type="float"/>
          <table:table-cell table:formula="of:=MEDIAN([.$K8];[.$W8])" office:value-type="float"/>
          <table:table-cell table:formula="of:=MEDIAN([.$L8];[.$X8])" office:value-type="float"/>
          <table:table-cell table:formula="of:=MEDIAN([.$M8];[.$Y8])" office:value-type="float"/>
          <table:table-cell table:formula="of:=MEDIAN([.$N8];[.$Z8])" office:value-type="float"/>
          <table:table-cell table:formula="of:=MAX([.$B8];[.$O8])" office:value-type="float"/>
          <table:table-cell table:formula="of:=MAX([.$C8];[.$P8])" office:value-type="float"/>
          <table:table-cell table:formula="of:=MAX([.$D8];[.$Q8])" office:value-type="float"/>
          <table:table-cell table:formula="of:=MAX([.$E8];[.$R8])" office:value-type="float"/>
          <table:table-cell table:formula="of:=MAX([.$F8];[.$S8])" office:value-type="float"/>
          <table:table-cell table:formula="of:=MAX([.$G8];[.$T8])" office:value-type="float"/>
          <table:table-cell table:formula="of:=MAX([.$H8];[.$U8])" office:value-type="float"/>
          <table:table-cell table:formula="of:=MAX([.$I8];[.$V8])" office:value-type="float"/>
          <table:table-cell table:formula="of:=MAX([.$J8])" office:value-type="float"/>
          <table:table-cell table:formula="of:=MAX([.$K8];[.$W8])" office:value-type="float"/>
          <table:table-cell table:formula="of:=MAX([.$L8];[.$X8])" office:value-type="float"/>
          <table:table-cell table:formula="of:=MAX([.$M8];[.$Y8])" office:value-type="float"/>
          <table:table-cell table:formula="of:=MAX([.$N8];[.$Z8])" office:value-type="float"/>
        </table:table-row>
        <table:table-row table:style-name="ro1">
          <table:table-cell office:value-type="string">
            <text:p>p07.pddl</text:p>
          </table:table-cell>
          <table:table-cell table:formula="of:=AVERAGE([Instances.B243:Instances.B282])" office:value-type="float"/>
          <table:table-cell table:formula="of:=AVERAGE([Instances.C243:Instances.C282])" office:value-type="float"/>
          <table:table-cell table:formula="of:=AVERAGE([Instances.D243:Instances.D282])" office:value-type="float"/>
          <table:table-cell table:formula="of:=AVERAGE([Instances.E243:Instances.E282])" office:value-type="float"/>
          <table:table-cell table:formula="of:=SUM([Instances.F243:Instances.F282])" office:value-type="float"/>
          <table:table-cell table:formula="of:=AVERAGE([Instances.G243:Instances.G282])" office:value-type="float"/>
          <table:table-cell table:formula="of:=AVERAGE([Instances.H243:Instances.H282])" office:value-type="float"/>
          <table:table-cell table:formula="of:=AVERAGE([Instances.I243:Instances.I282])" office:value-type="float"/>
          <table:table-cell table:formula="of:=AVERAGE([Instances.J243:Instances.J282])" office:value-type="float"/>
          <table:table-cell table:formula="of:=AVERAGE([Instances.K243:Instances.K282])" office:value-type="float"/>
          <table:table-cell table:formula="of:=AVERAGE([Instances.L243:Instances.L282])" office:value-type="float"/>
          <table:table-cell table:formula="of:=AVERAGE([Instances.M243:Instances.M282])" office:value-type="float"/>
          <table:table-cell table:formula="of:=AVERAGE([Instances.N243:Instances.N282])" office:value-type="float"/>
          <table:table-cell table:formula="of:=AVERAGE([Instances.O243:Instances.O282])" office:value-type="float"/>
          <table:table-cell table:formula="of:=AVERAGE([Instances.P243:Instances.P282])" office:value-type="float"/>
          <table:table-cell table:formula="of:=AVERAGE([Instances.Q243:Instances.Q282])" office:value-type="float"/>
          <table:table-cell table:formula="of:=AVERAGE([Instances.R243:Instances.R282])" office:value-type="float"/>
          <table:table-cell table:formula="of:=SUM([Instances.S243:Instances.S282])" office:value-type="float"/>
          <table:table-cell table:formula="of:=AVERAGE([Instances.T243:Instances.T282])" office:value-type="float"/>
          <table:table-cell table:formula="of:=AVERAGE([Instances.U243:Instances.U282])" office:value-type="float"/>
          <table:table-cell table:formula="of:=AVERAGE([Instances.V243:Instances.V282])" office:value-type="float"/>
          <table:table-cell table:formula="of:=AVERAGE([Instances.W243:Instances.W282])" office:value-type="float"/>
          <table:table-cell table:formula="of:=AVERAGE([Instances.X243:Instances.X282])" office:value-type="float"/>
          <table:table-cell table:formula="of:=AVERAGE([Instances.Y243:Instances.Y282])" office:value-type="float"/>
          <table:table-cell table:formula="of:=AVERAGE([Instances.Z243:Instances.Z282])" office:value-type="float"/>
          <table:table-cell table:formula="of:=MIN([.$B9];[.$O9])" office:value-type="float"/>
          <table:table-cell table:formula="of:=MIN([.$C9];[.$P9])" office:value-type="float"/>
          <table:table-cell table:formula="of:=MIN([.$D9];[.$Q9])" office:value-type="float"/>
          <table:table-cell table:formula="of:=MIN([.$E9];[.$R9])" office:value-type="float"/>
          <table:table-cell table:formula="of:=MIN([.$F9];[.$S9])" office:value-type="float"/>
          <table:table-cell table:formula="of:=MIN([.$G9];[.$T9])" office:value-type="float"/>
          <table:table-cell table:formula="of:=MIN([.$H9];[.$U9])" office:value-type="float"/>
          <table:table-cell table:formula="of:=MIN([.$I9];[.$V9])" office:value-type="float"/>
          <table:table-cell table:formula="of:=MIN([.$J9])" office:value-type="float"/>
          <table:table-cell table:formula="of:=MIN([.$K9];[.$W9])" office:value-type="float"/>
          <table:table-cell table:formula="of:=MIN([.$L9];[.$X9])" office:value-type="float"/>
          <table:table-cell table:formula="of:=MIN([.$M9];[.$Y9])" office:value-type="float"/>
          <table:table-cell table:formula="of:=MIN([.$N9];[.$Z9])" office:value-type="float"/>
          <table:table-cell table:formula="of:=MEDIAN([.$B9];[.$O9])" office:value-type="float"/>
          <table:table-cell table:formula="of:=MEDIAN([.$C9];[.$P9])" office:value-type="float"/>
          <table:table-cell table:formula="of:=MEDIAN([.$D9];[.$Q9])" office:value-type="float"/>
          <table:table-cell table:formula="of:=MEDIAN([.$E9];[.$R9])" office:value-type="float"/>
          <table:table-cell table:formula="of:=MEDIAN([.$F9];[.$S9])" office:value-type="float"/>
          <table:table-cell table:formula="of:=MEDIAN([.$G9];[.$T9])" office:value-type="float"/>
          <table:table-cell table:formula="of:=MEDIAN([.$H9];[.$U9])" office:value-type="float"/>
          <table:table-cell table:formula="of:=MEDIAN([.$I9];[.$V9])" office:value-type="float"/>
          <table:table-cell table:formula="of:=MEDIAN([.$J9])" office:value-type="float"/>
          <table:table-cell table:formula="of:=MEDIAN([.$K9];[.$W9])" office:value-type="float"/>
          <table:table-cell table:formula="of:=MEDIAN([.$L9];[.$X9])" office:value-type="float"/>
          <table:table-cell table:formula="of:=MEDIAN([.$M9];[.$Y9])" office:value-type="float"/>
          <table:table-cell table:formula="of:=MEDIAN([.$N9];[.$Z9])" office:value-type="float"/>
          <table:table-cell table:formula="of:=MAX([.$B9];[.$O9])" office:value-type="float"/>
          <table:table-cell table:formula="of:=MAX([.$C9];[.$P9])" office:value-type="float"/>
          <table:table-cell table:formula="of:=MAX([.$D9];[.$Q9])" office:value-type="float"/>
          <table:table-cell table:formula="of:=MAX([.$E9];[.$R9])" office:value-type="float"/>
          <table:table-cell table:formula="of:=MAX([.$F9];[.$S9])" office:value-type="float"/>
          <table:table-cell table:formula="of:=MAX([.$G9];[.$T9])" office:value-type="float"/>
          <table:table-cell table:formula="of:=MAX([.$H9];[.$U9])" office:value-type="float"/>
          <table:table-cell table:formula="of:=MAX([.$I9];[.$V9])" office:value-type="float"/>
          <table:table-cell table:formula="of:=MAX([.$J9])" office:value-type="float"/>
          <table:table-cell table:formula="of:=MAX([.$K9];[.$W9])" office:value-type="float"/>
          <table:table-cell table:formula="of:=MAX([.$L9];[.$X9])" office:value-type="float"/>
          <table:table-cell table:formula="of:=MAX([.$M9];[.$Y9])" office:value-type="float"/>
          <table:table-cell table:formula="of:=MAX([.$N9];[.$Z9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9])" office:value-type="float"/>
          <table:table-cell table:formula="of:=SUM([.C3:.C9])" office:value-type="float"/>
          <table:table-cell table:formula="of:=SUM([.D3:.D9])" office:value-type="float"/>
          <table:table-cell table:formula="of:=SUM([.E3:.E9])" office:value-type="float"/>
          <table:table-cell table:formula="of:=SUM([.F3:.F9])" office:value-type="float"/>
          <table:table-cell table:formula="of:=SUM([.G3:.G9])" office:value-type="float"/>
          <table:table-cell table:formula="of:=SUM([.H3:.H9])" office:value-type="float"/>
          <table:table-cell table:formula="of:=SUM([.I3:.I9])" office:value-type="float"/>
          <table:table-cell table:formula="of:=SUM([.J3:.J9])" office:value-type="float"/>
          <table:table-cell table:formula="of:=SUM([.K3:.K9])" office:value-type="float"/>
          <table:table-cell table:formula="of:=SUM([.L3:.L9])" office:value-type="float"/>
          <table:table-cell table:formula="of:=SUM([.M3:.M9])" office:value-type="float"/>
          <table:table-cell table:formula="of:=SUM([.N3:.N9])" office:value-type="float"/>
          <table:table-cell table:formula="of:=SUM([.O3:.O9])" office:value-type="float"/>
          <table:table-cell table:formula="of:=SUM([.P3:.P9])" office:value-type="float"/>
          <table:table-cell table:formula="of:=SUM([.Q3:.Q9])" office:value-type="float"/>
          <table:table-cell table:formula="of:=SUM([.R3:.R9])" office:value-type="float"/>
          <table:table-cell table:formula="of:=SUM([.S3:.S9])" office:value-type="float"/>
          <table:table-cell table:formula="of:=SUM([.T3:.T9])" office:value-type="float"/>
          <table:table-cell table:formula="of:=SUM([.U3:.U9])" office:value-type="float"/>
          <table:table-cell table:formula="of:=SUM([.V3:.V9])" office:value-type="float"/>
          <table:table-cell table:formula="of:=SUM([.W3:.W9])" office:value-type="float"/>
          <table:table-cell table:formula="of:=SUM([.X3:.X9])" office:value-type="float"/>
          <table:table-cell table:formula="of:=SUM([.Y3:.Y9])" office:value-type="float"/>
          <table:table-cell table:formula="of:=SUM([.Z3:.Z9])" office:value-type="float"/>
          <table:table-cell table:formula="of:=SUM([.AA3:.AA9])" office:value-type="float"/>
          <table:table-cell table:formula="of:=SUM([.AB3:.AB9])" office:value-type="float"/>
          <table:table-cell table:formula="of:=SUM([.AC3:.AC9])" office:value-type="float"/>
          <table:table-cell table:formula="of:=SUM([.AD3:.AD9])" office:value-type="float"/>
          <table:table-cell table:formula="of:=SUM([.AE3:.AE9])" office:value-type="float"/>
          <table:table-cell table:formula="of:=SUM([.AF3:.AF9])" office:value-type="float"/>
          <table:table-cell table:formula="of:=SUM([.AG3:.AG9])" office:value-type="float"/>
          <table:table-cell table:formula="of:=SUM([.AH3:.AH9])" office:value-type="float"/>
          <table:table-cell table:formula="of:=SUM([.AI3:.AI9])" office:value-type="float"/>
          <table:table-cell table:formula="of:=SUM([.AJ3:.AJ9])" office:value-type="float"/>
          <table:table-cell table:formula="of:=SUM([.AK3:.AK9])" office:value-type="float"/>
          <table:table-cell table:formula="of:=SUM([.AL3:.AL9])" office:value-type="float"/>
          <table:table-cell table:formula="of:=SUM([.AM3:.AM9])" office:value-type="float"/>
          <table:table-cell table:formula="of:=SUM([.AN3:.AN9])" office:value-type="float"/>
          <table:table-cell table:formula="of:=SUM([.AO3:.AO9])" office:value-type="float"/>
          <table:table-cell table:formula="of:=SUM([.AP3:.AP9])" office:value-type="float"/>
          <table:table-cell table:formula="of:=SUM([.AQ3:.AQ9])" office:value-type="float"/>
          <table:table-cell table:formula="of:=SUM([.AR3:.AR9])" office:value-type="float"/>
          <table:table-cell table:formula="of:=SUM([.AS3:.AS9])" office:value-type="float"/>
          <table:table-cell table:formula="of:=SUM([.AT3:.AT9])" office:value-type="float"/>
          <table:table-cell table:formula="of:=SUM([.AU3:.AU9])" office:value-type="float"/>
          <table:table-cell table:formula="of:=SUM([.AV3:.AV9])" office:value-type="float"/>
          <table:table-cell table:formula="of:=SUM([.AW3:.AW9])" office:value-type="float"/>
          <table:table-cell table:formula="of:=SUM([.AX3:.AX9])" office:value-type="float"/>
          <table:table-cell table:formula="of:=SUM([.AY3:.AY9])" office:value-type="float"/>
          <table:table-cell table:formula="of:=SUM([.AZ3:.AZ9])" office:value-type="float"/>
          <table:table-cell table:formula="of:=SUM([.BA3:.BA9])" office:value-type="float"/>
          <table:table-cell table:formula="of:=SUM([.BB3:.BB9])" office:value-type="float"/>
          <table:table-cell table:formula="of:=SUM([.BC3:.BC9])" office:value-type="float"/>
          <table:table-cell table:formula="of:=SUM([.BD3:.BD9])" office:value-type="float"/>
          <table:table-cell table:formula="of:=SUM([.BE3:.BE9])" office:value-type="float"/>
          <table:table-cell table:formula="of:=SUM([.BF3:.BF9])" office:value-type="float"/>
          <table:table-cell table:formula="of:=SUM([.BG3:.BG9])" office:value-type="float"/>
          <table:table-cell table:formula="of:=SUM([.BH3:.BH9])" office:value-type="float"/>
          <table:table-cell table:formula="of:=SUM([.BI3:.BI9])" office:value-type="float"/>
          <table:table-cell table:formula="of:=SUM([.BJ3:.BJ9])" office:value-type="float"/>
          <table:table-cell table:formula="of:=SUM([.BK3:.BK9])" office:value-type="float"/>
          <table:table-cell table:formula="of:=SUM([.BL3:.BL9])" office:value-type="float"/>
          <table:table-cell table:formula="of:=SUM([.BM3:.BM9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9])" office:value-type="float"/>
          <table:table-cell table:formula="of:=AVERAGE([.C3:.C9])" office:value-type="float"/>
          <table:table-cell table:formula="of:=AVERAGE([.D3:.D9])" office:value-type="float"/>
          <table:table-cell table:formula="of:=AVERAGE([.E3:.E9])" office:value-type="float"/>
          <table:table-cell table:formula="of:=AVERAGE([.F3:.F9])" office:value-type="float"/>
          <table:table-cell table:formula="of:=AVERAGE([.G3:.G9])" office:value-type="float"/>
          <table:table-cell table:formula="of:=AVERAGE([.H3:.H9])" office:value-type="float"/>
          <table:table-cell table:formula="of:=AVERAGE([.I3:.I9])" office:value-type="float"/>
          <table:table-cell table:formula="of:=AVERAGE([.J3:.J9])" office:value-type="float"/>
          <table:table-cell table:formula="of:=AVERAGE([.K3:.K9])" office:value-type="float"/>
          <table:table-cell table:formula="of:=AVERAGE([.L3:.L9])" office:value-type="float"/>
          <table:table-cell table:formula="of:=AVERAGE([.M3:.M9])" office:value-type="float"/>
          <table:table-cell table:formula="of:=AVERAGE([.N3:.N9])" office:value-type="float"/>
          <table:table-cell table:formula="of:=AVERAGE([.O3:.O9])" office:value-type="float"/>
          <table:table-cell table:formula="of:=AVERAGE([.P3:.P9])" office:value-type="float"/>
          <table:table-cell table:formula="of:=AVERAGE([.Q3:.Q9])" office:value-type="float"/>
          <table:table-cell table:formula="of:=AVERAGE([.R3:.R9])" office:value-type="float"/>
          <table:table-cell table:formula="of:=AVERAGE([.S3:.S9])" office:value-type="float"/>
          <table:table-cell table:formula="of:=AVERAGE([.T3:.T9])" office:value-type="float"/>
          <table:table-cell table:formula="of:=AVERAGE([.U3:.U9])" office:value-type="float"/>
          <table:table-cell table:formula="of:=AVERAGE([.V3:.V9])" office:value-type="float"/>
          <table:table-cell table:formula="of:=AVERAGE([.W3:.W9])" office:value-type="float"/>
          <table:table-cell table:formula="of:=AVERAGE([.X3:.X9])" office:value-type="float"/>
          <table:table-cell table:formula="of:=AVERAGE([.Y3:.Y9])" office:value-type="float"/>
          <table:table-cell table:formula="of:=AVERAGE([.Z3:.Z9])" office:value-type="float"/>
          <table:table-cell table:formula="of:=AVERAGE([.AA3:.AA9])" office:value-type="float"/>
          <table:table-cell table:formula="of:=AVERAGE([.AB3:.AB9])" office:value-type="float"/>
          <table:table-cell table:formula="of:=AVERAGE([.AC3:.AC9])" office:value-type="float"/>
          <table:table-cell table:formula="of:=AVERAGE([.AD3:.AD9])" office:value-type="float"/>
          <table:table-cell table:formula="of:=AVERAGE([.AE3:.AE9])" office:value-type="float"/>
          <table:table-cell table:formula="of:=AVERAGE([.AF3:.AF9])" office:value-type="float"/>
          <table:table-cell table:formula="of:=AVERAGE([.AG3:.AG9])" office:value-type="float"/>
          <table:table-cell table:formula="of:=AVERAGE([.AH3:.AH9])" office:value-type="float"/>
          <table:table-cell table:formula="of:=AVERAGE([.AI3:.AI9])" office:value-type="float"/>
          <table:table-cell table:formula="of:=AVERAGE([.AJ3:.AJ9])" office:value-type="float"/>
          <table:table-cell table:formula="of:=AVERAGE([.AK3:.AK9])" office:value-type="float"/>
          <table:table-cell table:formula="of:=AVERAGE([.AL3:.AL9])" office:value-type="float"/>
          <table:table-cell table:formula="of:=AVERAGE([.AM3:.AM9])" office:value-type="float"/>
          <table:table-cell table:formula="of:=AVERAGE([.AN3:.AN9])" office:value-type="float"/>
          <table:table-cell table:formula="of:=AVERAGE([.AO3:.AO9])" office:value-type="float"/>
          <table:table-cell table:formula="of:=AVERAGE([.AP3:.AP9])" office:value-type="float"/>
          <table:table-cell table:formula="of:=AVERAGE([.AQ3:.AQ9])" office:value-type="float"/>
          <table:table-cell table:formula="of:=AVERAGE([.AR3:.AR9])" office:value-type="float"/>
          <table:table-cell table:formula="of:=AVERAGE([.AS3:.AS9])" office:value-type="float"/>
          <table:table-cell table:formula="of:=AVERAGE([.AT3:.AT9])" office:value-type="float"/>
          <table:table-cell table:formula="of:=AVERAGE([.AU3:.AU9])" office:value-type="float"/>
          <table:table-cell table:formula="of:=AVERAGE([.AV3:.AV9])" office:value-type="float"/>
          <table:table-cell table:formula="of:=AVERAGE([.AW3:.AW9])" office:value-type="float"/>
          <table:table-cell table:formula="of:=AVERAGE([.AX3:.AX9])" office:value-type="float"/>
          <table:table-cell table:formula="of:=AVERAGE([.AY3:.AY9])" office:value-type="float"/>
          <table:table-cell table:formula="of:=AVERAGE([.AZ3:.AZ9])" office:value-type="float"/>
          <table:table-cell table:formula="of:=AVERAGE([.BA3:.BA9])" office:value-type="float"/>
          <table:table-cell table:formula="of:=AVERAGE([.BB3:.BB9])" office:value-type="float"/>
          <table:table-cell table:formula="of:=AVERAGE([.BC3:.BC9])" office:value-type="float"/>
          <table:table-cell table:formula="of:=AVERAGE([.BD3:.BD9])" office:value-type="float"/>
          <table:table-cell table:formula="of:=AVERAGE([.BE3:.BE9])" office:value-type="float"/>
          <table:table-cell table:formula="of:=AVERAGE([.BF3:.BF9])" office:value-type="float"/>
          <table:table-cell table:formula="of:=AVERAGE([.BG3:.BG9])" office:value-type="float"/>
          <table:table-cell table:formula="of:=AVERAGE([.BH3:.BH9])" office:value-type="float"/>
          <table:table-cell table:formula="of:=AVERAGE([.BI3:.BI9])" office:value-type="float"/>
          <table:table-cell table:formula="of:=AVERAGE([.BJ3:.BJ9])" office:value-type="float"/>
          <table:table-cell table:formula="of:=AVERAGE([.BK3:.BK9])" office:value-type="float"/>
          <table:table-cell table:formula="of:=AVERAGE([.BL3:.BL9])" office:value-type="float"/>
          <table:table-cell table:formula="of:=AVERAGE([.BM3:.BM9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9])" office:value-type="float"/>
          <table:table-cell table:formula="of:=STDEV([.C3:.C9])" office:value-type="float"/>
          <table:table-cell table:formula="of:=STDEV([.D3:.D9])" office:value-type="float"/>
          <table:table-cell table:formula="of:=STDEV([.E3:.E9])" office:value-type="float"/>
          <table:table-cell table:formula="of:=STDEV([.F3:.F9])" office:value-type="float"/>
          <table:table-cell table:formula="of:=STDEV([.G3:.G9])" office:value-type="float"/>
          <table:table-cell table:formula="of:=STDEV([.H3:.H9])" office:value-type="float"/>
          <table:table-cell table:formula="of:=STDEV([.I3:.I9])" office:value-type="float"/>
          <table:table-cell table:formula="of:=STDEV([.J3:.J9])" office:value-type="float"/>
          <table:table-cell table:formula="of:=STDEV([.K3:.K9])" office:value-type="float"/>
          <table:table-cell table:formula="of:=STDEV([.L3:.L9])" office:value-type="float"/>
          <table:table-cell table:formula="of:=STDEV([.M3:.M9])" office:value-type="float"/>
          <table:table-cell table:formula="of:=STDEV([.N3:.N9])" office:value-type="float"/>
          <table:table-cell table:formula="of:=STDEV([.O3:.O9])" office:value-type="float"/>
          <table:table-cell table:formula="of:=STDEV([.P3:.P9])" office:value-type="float"/>
          <table:table-cell table:formula="of:=STDEV([.Q3:.Q9])" office:value-type="float"/>
          <table:table-cell table:formula="of:=STDEV([.R3:.R9])" office:value-type="float"/>
          <table:table-cell table:formula="of:=STDEV([.S3:.S9])" office:value-type="float"/>
          <table:table-cell table:formula="of:=STDEV([.T3:.T9])" office:value-type="float"/>
          <table:table-cell table:formula="of:=STDEV([.U3:.U9])" office:value-type="float"/>
          <table:table-cell table:formula="of:=STDEV([.V3:.V9])" office:value-type="float"/>
          <table:table-cell table:formula="of:=STDEV([.W3:.W9])" office:value-type="float"/>
          <table:table-cell table:formula="of:=STDEV([.X3:.X9])" office:value-type="float"/>
          <table:table-cell table:formula="of:=STDEV([.Y3:.Y9])" office:value-type="float"/>
          <table:table-cell table:formula="of:=STDEV([.Z3:.Z9])" office:value-type="float"/>
          <table:table-cell table:formula="of:=STDEV([.AA3:.AA9])" office:value-type="float"/>
          <table:table-cell table:formula="of:=STDEV([.AB3:.AB9])" office:value-type="float"/>
          <table:table-cell table:formula="of:=STDEV([.AC3:.AC9])" office:value-type="float"/>
          <table:table-cell table:formula="of:=STDEV([.AD3:.AD9])" office:value-type="float"/>
          <table:table-cell table:formula="of:=STDEV([.AE3:.AE9])" office:value-type="float"/>
          <table:table-cell table:formula="of:=STDEV([.AF3:.AF9])" office:value-type="float"/>
          <table:table-cell table:formula="of:=STDEV([.AG3:.AG9])" office:value-type="float"/>
          <table:table-cell table:formula="of:=STDEV([.AH3:.AH9])" office:value-type="float"/>
          <table:table-cell table:formula="of:=STDEV([.AI3:.AI9])" office:value-type="float"/>
          <table:table-cell table:formula="of:=STDEV([.AJ3:.AJ9])" office:value-type="float"/>
          <table:table-cell table:formula="of:=STDEV([.AK3:.AK9])" office:value-type="float"/>
          <table:table-cell table:formula="of:=STDEV([.AL3:.AL9])" office:value-type="float"/>
          <table:table-cell table:formula="of:=STDEV([.AM3:.AM9])" office:value-type="float"/>
          <table:table-cell table:formula="of:=STDEV([.AN3:.AN9])" office:value-type="float"/>
          <table:table-cell table:formula="of:=STDEV([.AO3:.AO9])" office:value-type="float"/>
          <table:table-cell table:formula="of:=STDEV([.AP3:.AP9])" office:value-type="float"/>
          <table:table-cell table:formula="of:=STDEV([.AQ3:.AQ9])" office:value-type="float"/>
          <table:table-cell table:formula="of:=STDEV([.AR3:.AR9])" office:value-type="float"/>
          <table:table-cell table:formula="of:=STDEV([.AS3:.AS9])" office:value-type="float"/>
          <table:table-cell table:formula="of:=STDEV([.AT3:.AT9])" office:value-type="float"/>
          <table:table-cell table:formula="of:=STDEV([.AU3:.AU9])" office:value-type="float"/>
          <table:table-cell table:formula="of:=STDEV([.AV3:.AV9])" office:value-type="float"/>
          <table:table-cell table:formula="of:=STDEV([.AW3:.AW9])" office:value-type="float"/>
          <table:table-cell table:formula="of:=STDEV([.AX3:.AX9])" office:value-type="float"/>
          <table:table-cell table:formula="of:=STDEV([.AY3:.AY9])" office:value-type="float"/>
          <table:table-cell table:formula="of:=STDEV([.AZ3:.AZ9])" office:value-type="float"/>
          <table:table-cell table:formula="of:=STDEV([.BA3:.BA9])" office:value-type="float"/>
          <table:table-cell table:formula="of:=STDEV([.BB3:.BB9])" office:value-type="float"/>
          <table:table-cell table:formula="of:=STDEV([.BC3:.BC9])" office:value-type="float"/>
          <table:table-cell table:formula="of:=STDEV([.BD3:.BD9])" office:value-type="float"/>
          <table:table-cell table:formula="of:=STDEV([.BE3:.BE9])" office:value-type="float"/>
          <table:table-cell table:formula="of:=STDEV([.BF3:.BF9])" office:value-type="float"/>
          <table:table-cell table:formula="of:=STDEV([.BG3:.BG9])" office:value-type="float"/>
          <table:table-cell table:formula="of:=STDEV([.BH3:.BH9])" office:value-type="float"/>
          <table:table-cell table:formula="of:=STDEV([.BI3:.BI9])" office:value-type="float"/>
          <table:table-cell table:formula="of:=STDEV([.BJ3:.BJ9])" office:value-type="float"/>
          <table:table-cell table:formula="of:=STDEV([.BK3:.BK9])" office:value-type="float"/>
          <table:table-cell table:formula="of:=STDEV([.BL3:.BL9])" office:value-type="float"/>
          <table:table-cell table:formula="of:=STDEV([.BM3:.BM9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9]-[.$AA3:.$AA9])^2)^0.5" office:value-type="float"/>
          <table:table-cell table:number-matrix-columns-spanned="1" table:number-matrix-rows-spanned="1" table:formula="of:=SUM(([.C3:.C9]-[.$AB3:.$AB9])^2)^0.5" office:value-type="float"/>
          <table:table-cell table:number-matrix-columns-spanned="1" table:number-matrix-rows-spanned="1" table:formula="of:=SUM(([.D3:.D9]-[.$AC3:.$AC9])^2)^0.5" office:value-type="float"/>
          <table:table-cell table:number-matrix-columns-spanned="1" table:number-matrix-rows-spanned="1" table:formula="of:=SUM(([.E3:.E9]-[.$AD3:.$AD9])^2)^0.5" office:value-type="float"/>
          <table:table-cell table:number-matrix-columns-spanned="1" table:number-matrix-rows-spanned="1" table:formula="of:=SUM(([.F3:.F9]-[.$AE3:.$AE9])^2)^0.5" office:value-type="float"/>
          <table:table-cell table:number-matrix-columns-spanned="1" table:number-matrix-rows-spanned="1" table:formula="of:=SUM(([.G3:.G9]-[.$AF3:.$AF9])^2)^0.5" office:value-type="float"/>
          <table:table-cell table:number-matrix-columns-spanned="1" table:number-matrix-rows-spanned="1" table:formula="of:=SUM(([.H3:.H9]-[.$AG3:.$AG9])^2)^0.5" office:value-type="float"/>
          <table:table-cell table:number-matrix-columns-spanned="1" table:number-matrix-rows-spanned="1" table:formula="of:=SUM(([.I3:.I9]-[.$AH3:.$AH9])^2)^0.5" office:value-type="float"/>
          <table:table-cell table:number-matrix-columns-spanned="1" table:number-matrix-rows-spanned="1" table:formula="of:=SUM(([.J3:.J9]-[.$AI3:.$AI9])^2)^0.5" office:value-type="float"/>
          <table:table-cell table:number-matrix-columns-spanned="1" table:number-matrix-rows-spanned="1" table:formula="of:=SUM(([.K3:.K9]-[.$AJ3:.$AJ9])^2)^0.5" office:value-type="float"/>
          <table:table-cell table:number-matrix-columns-spanned="1" table:number-matrix-rows-spanned="1" table:formula="of:=SUM(([.L3:.L9]-[.$AK3:.$AK9])^2)^0.5" office:value-type="float"/>
          <table:table-cell table:number-matrix-columns-spanned="1" table:number-matrix-rows-spanned="1" table:formula="of:=SUM(([.M3:.M9]-[.$AL3:.$AL9])^2)^0.5" office:value-type="float"/>
          <table:table-cell table:number-matrix-columns-spanned="1" table:number-matrix-rows-spanned="1" table:formula="of:=SUM(([.N3:.N9]-[.$AM3:.$AM9])^2)^0.5" office:value-type="float"/>
          <table:table-cell table:number-matrix-columns-spanned="1" table:number-matrix-rows-spanned="1" table:formula="of:=SUM(([.O3:.O9]-[.$AA3:.$AA9])^2)^0.5" office:value-type="float"/>
          <table:table-cell table:number-matrix-columns-spanned="1" table:number-matrix-rows-spanned="1" table:formula="of:=SUM(([.P3:.P9]-[.$AB3:.$AB9])^2)^0.5" office:value-type="float"/>
          <table:table-cell table:number-matrix-columns-spanned="1" table:number-matrix-rows-spanned="1" table:formula="of:=SUM(([.Q3:.Q9]-[.$AC3:.$AC9])^2)^0.5" office:value-type="float"/>
          <table:table-cell table:number-matrix-columns-spanned="1" table:number-matrix-rows-spanned="1" table:formula="of:=SUM(([.R3:.R9]-[.$AD3:.$AD9])^2)^0.5" office:value-type="float"/>
          <table:table-cell table:number-matrix-columns-spanned="1" table:number-matrix-rows-spanned="1" table:formula="of:=SUM(([.S3:.S9]-[.$AE3:.$AE9])^2)^0.5" office:value-type="float"/>
          <table:table-cell table:number-matrix-columns-spanned="1" table:number-matrix-rows-spanned="1" table:formula="of:=SUM(([.T3:.T9]-[.$AF3:.$AF9])^2)^0.5" office:value-type="float"/>
          <table:table-cell table:number-matrix-columns-spanned="1" table:number-matrix-rows-spanned="1" table:formula="of:=SUM(([.U3:.U9]-[.$AG3:.$AG9])^2)^0.5" office:value-type="float"/>
          <table:table-cell table:number-matrix-columns-spanned="1" table:number-matrix-rows-spanned="1" table:formula="of:=SUM(([.V3:.V9]-[.$AH3:.$AH9])^2)^0.5" office:value-type="float"/>
          <table:table-cell table:number-matrix-columns-spanned="1" table:number-matrix-rows-spanned="1" table:formula="of:=SUM(([.W3:.W9]-[.$AJ3:.$AJ9])^2)^0.5" office:value-type="float"/>
          <table:table-cell table:number-matrix-columns-spanned="1" table:number-matrix-rows-spanned="1" table:formula="of:=SUM(([.X3:.X9]-[.$AK3:.$AK9])^2)^0.5" office:value-type="float"/>
          <table:table-cell table:number-matrix-columns-spanned="1" table:number-matrix-rows-spanned="1" table:formula="of:=SUM(([.Y3:.Y9]-[.$AL3:.$AL9])^2)^0.5" office:value-type="float"/>
          <table:table-cell table:number-matrix-columns-spanned="1" table:number-matrix-rows-spanned="1" table:formula="of:=SUM(([.Z3:.Z9]-[.$AM3:.$AM9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9]=[.$AA3:.$AA9])" office:value-type="float"/>
          <table:table-cell table:number-matrix-columns-spanned="1" table:number-matrix-rows-spanned="1" table:formula="of:=SUM([.C3:.C9]=[.$AB3:.$AB9])" office:value-type="float"/>
          <table:table-cell table:number-matrix-columns-spanned="1" table:number-matrix-rows-spanned="1" table:formula="of:=SUM([.D3:.D9]=[.$AC3:.$AC9])" office:value-type="float"/>
          <table:table-cell table:number-matrix-columns-spanned="1" table:number-matrix-rows-spanned="1" table:formula="of:=SUM([.E3:.E9]=[.$AD3:.$AD9])" office:value-type="float"/>
          <table:table-cell table:number-matrix-columns-spanned="1" table:number-matrix-rows-spanned="1" table:formula="of:=SUM([.F3:.F9]=[.$AE3:.$AE9])" office:value-type="float"/>
          <table:table-cell table:number-matrix-columns-spanned="1" table:number-matrix-rows-spanned="1" table:formula="of:=SUM([.G3:.G9]=[.$AF3:.$AF9])" office:value-type="float"/>
          <table:table-cell table:number-matrix-columns-spanned="1" table:number-matrix-rows-spanned="1" table:formula="of:=SUM([.H3:.H9]=[.$AG3:.$AG9])" office:value-type="float"/>
          <table:table-cell table:number-matrix-columns-spanned="1" table:number-matrix-rows-spanned="1" table:formula="of:=SUM([.I3:.I9]=[.$AH3:.$AH9])" office:value-type="float"/>
          <table:table-cell table:number-matrix-columns-spanned="1" table:number-matrix-rows-spanned="1" table:formula="of:=SUM([.J3:.J9]=[.$AI3:.$AI9])" office:value-type="float"/>
          <table:table-cell table:number-matrix-columns-spanned="1" table:number-matrix-rows-spanned="1" table:formula="of:=SUM([.K3:.K9]=[.$AJ3:.$AJ9])" office:value-type="float"/>
          <table:table-cell table:number-matrix-columns-spanned="1" table:number-matrix-rows-spanned="1" table:formula="of:=SUM([.L3:.L9]=[.$AK3:.$AK9])" office:value-type="float"/>
          <table:table-cell table:number-matrix-columns-spanned="1" table:number-matrix-rows-spanned="1" table:formula="of:=SUM([.M3:.M9]=[.$AL3:.$AL9])" office:value-type="float"/>
          <table:table-cell table:number-matrix-columns-spanned="1" table:number-matrix-rows-spanned="1" table:formula="of:=SUM([.N3:.N9]=[.$AM3:.$AM9])" office:value-type="float"/>
          <table:table-cell table:number-matrix-columns-spanned="1" table:number-matrix-rows-spanned="1" table:formula="of:=SUM([.O3:.O9]=[.$AA3:.$AA9])" office:value-type="float"/>
          <table:table-cell table:number-matrix-columns-spanned="1" table:number-matrix-rows-spanned="1" table:formula="of:=SUM([.P3:.P9]=[.$AB3:.$AB9])" office:value-type="float"/>
          <table:table-cell table:number-matrix-columns-spanned="1" table:number-matrix-rows-spanned="1" table:formula="of:=SUM([.Q3:.Q9]=[.$AC3:.$AC9])" office:value-type="float"/>
          <table:table-cell table:number-matrix-columns-spanned="1" table:number-matrix-rows-spanned="1" table:formula="of:=SUM([.R3:.R9]=[.$AD3:.$AD9])" office:value-type="float"/>
          <table:table-cell table:number-matrix-columns-spanned="1" table:number-matrix-rows-spanned="1" table:formula="of:=SUM([.S3:.S9]=[.$AE3:.$AE9])" office:value-type="float"/>
          <table:table-cell table:number-matrix-columns-spanned="1" table:number-matrix-rows-spanned="1" table:formula="of:=SUM([.T3:.T9]=[.$AF3:.$AF9])" office:value-type="float"/>
          <table:table-cell table:number-matrix-columns-spanned="1" table:number-matrix-rows-spanned="1" table:formula="of:=SUM([.U3:.U9]=[.$AG3:.$AG9])" office:value-type="float"/>
          <table:table-cell table:number-matrix-columns-spanned="1" table:number-matrix-rows-spanned="1" table:formula="of:=SUM([.V3:.V9]=[.$AH3:.$AH9])" office:value-type="float"/>
          <table:table-cell table:number-matrix-columns-spanned="1" table:number-matrix-rows-spanned="1" table:formula="of:=SUM([.W3:.W9]=[.$AJ3:.$AJ9])" office:value-type="float"/>
          <table:table-cell table:number-matrix-columns-spanned="1" table:number-matrix-rows-spanned="1" table:formula="of:=SUM([.X3:.X9]=[.$AK3:.$AK9])" office:value-type="float"/>
          <table:table-cell table:number-matrix-columns-spanned="1" table:number-matrix-rows-spanned="1" table:formula="of:=SUM([.Y3:.Y9]=[.$AL3:.$AL9])" office:value-type="float"/>
          <table:table-cell table:number-matrix-columns-spanned="1" table:number-matrix-rows-spanned="1" table:formula="of:=SUM([.Z3:.Z9]=[.$AM3:.$AM9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9]&lt;[.$AN3:.$AN9])" office:value-type="float"/>
          <table:table-cell table:number-matrix-columns-spanned="1" table:number-matrix-rows-spanned="1" table:formula="of:=SUM([.C3:.C9]&lt;[.$AO3:.$AO9])" office:value-type="float"/>
          <table:table-cell table:number-matrix-columns-spanned="1" table:number-matrix-rows-spanned="1" table:formula="of:=SUM([.D3:.D9]&lt;[.$AP3:.$AP9])" office:value-type="float"/>
          <table:table-cell table:number-matrix-columns-spanned="1" table:number-matrix-rows-spanned="1" table:formula="of:=SUM([.E3:.E9]&lt;[.$AQ3:.$AQ9])" office:value-type="float"/>
          <table:table-cell table:number-matrix-columns-spanned="1" table:number-matrix-rows-spanned="1" table:formula="of:=SUM([.F3:.F9]&lt;[.$AR3:.$AR9])" office:value-type="float"/>
          <table:table-cell table:number-matrix-columns-spanned="1" table:number-matrix-rows-spanned="1" table:formula="of:=SUM([.G3:.G9]&lt;[.$AS3:.$AS9])" office:value-type="float"/>
          <table:table-cell table:number-matrix-columns-spanned="1" table:number-matrix-rows-spanned="1" table:formula="of:=SUM([.H3:.H9]&lt;[.$AT3:.$AT9])" office:value-type="float"/>
          <table:table-cell table:number-matrix-columns-spanned="1" table:number-matrix-rows-spanned="1" table:formula="of:=SUM([.I3:.I9]&lt;[.$AU3:.$AU9])" office:value-type="float"/>
          <table:table-cell table:number-matrix-columns-spanned="1" table:number-matrix-rows-spanned="1" table:formula="of:=SUM([.J3:.J9]&lt;[.$AV3:.$AV9])" office:value-type="float"/>
          <table:table-cell table:number-matrix-columns-spanned="1" table:number-matrix-rows-spanned="1" table:formula="of:=SUM([.K3:.K9]&lt;[.$AW3:.$AW9])" office:value-type="float"/>
          <table:table-cell table:number-matrix-columns-spanned="1" table:number-matrix-rows-spanned="1" table:formula="of:=SUM([.L3:.L9]&lt;[.$AX3:.$AX9])" office:value-type="float"/>
          <table:table-cell table:number-matrix-columns-spanned="1" table:number-matrix-rows-spanned="1" table:formula="of:=SUM([.M3:.M9]&lt;[.$AY3:.$AY9])" office:value-type="float"/>
          <table:table-cell table:number-matrix-columns-spanned="1" table:number-matrix-rows-spanned="1" table:formula="of:=SUM([.N3:.N9]&lt;[.$AZ3:.$AZ9])" office:value-type="float"/>
          <table:table-cell table:number-matrix-columns-spanned="1" table:number-matrix-rows-spanned="1" table:formula="of:=SUM([.O3:.O9]&lt;[.$AN3:.$AN9])" office:value-type="float"/>
          <table:table-cell table:number-matrix-columns-spanned="1" table:number-matrix-rows-spanned="1" table:formula="of:=SUM([.P3:.P9]&lt;[.$AO3:.$AO9])" office:value-type="float"/>
          <table:table-cell table:number-matrix-columns-spanned="1" table:number-matrix-rows-spanned="1" table:formula="of:=SUM([.Q3:.Q9]&lt;[.$AP3:.$AP9])" office:value-type="float"/>
          <table:table-cell table:number-matrix-columns-spanned="1" table:number-matrix-rows-spanned="1" table:formula="of:=SUM([.R3:.R9]&lt;[.$AQ3:.$AQ9])" office:value-type="float"/>
          <table:table-cell table:number-matrix-columns-spanned="1" table:number-matrix-rows-spanned="1" table:formula="of:=SUM([.S3:.S9]&lt;[.$AR3:.$AR9])" office:value-type="float"/>
          <table:table-cell table:number-matrix-columns-spanned="1" table:number-matrix-rows-spanned="1" table:formula="of:=SUM([.T3:.T9]&lt;[.$AS3:.$AS9])" office:value-type="float"/>
          <table:table-cell table:number-matrix-columns-spanned="1" table:number-matrix-rows-spanned="1" table:formula="of:=SUM([.U3:.U9]&lt;[.$AT3:.$AT9])" office:value-type="float"/>
          <table:table-cell table:number-matrix-columns-spanned="1" table:number-matrix-rows-spanned="1" table:formula="of:=SUM([.V3:.V9]&lt;[.$AU3:.$AU9])" office:value-type="float"/>
          <table:table-cell table:number-matrix-columns-spanned="1" table:number-matrix-rows-spanned="1" table:formula="of:=SUM([.W3:.W9]&lt;[.$AW3:.$AW9])" office:value-type="float"/>
          <table:table-cell table:number-matrix-columns-spanned="1" table:number-matrix-rows-spanned="1" table:formula="of:=SUM([.X3:.X9]&lt;[.$AX3:.$AX9])" office:value-type="float"/>
          <table:table-cell table:number-matrix-columns-spanned="1" table:number-matrix-rows-spanned="1" table:formula="of:=SUM([.Y3:.Y9]&lt;[.$AY3:.$AY9])" office:value-type="float"/>
          <table:table-cell table:number-matrix-columns-spanned="1" table:number-matrix-rows-spanned="1" table:formula="of:=SUM([.Z3:.Z9]&lt;[.$AZ3:.$AZ9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9]&gt;[.$AN3:.$AN9])" office:value-type="float"/>
          <table:table-cell table:number-matrix-columns-spanned="1" table:number-matrix-rows-spanned="1" table:formula="of:=SUM([.C3:.C9]&gt;[.$AO3:.$AO9])" office:value-type="float"/>
          <table:table-cell table:number-matrix-columns-spanned="1" table:number-matrix-rows-spanned="1" table:formula="of:=SUM([.D3:.D9]&gt;[.$AP3:.$AP9])" office:value-type="float"/>
          <table:table-cell table:number-matrix-columns-spanned="1" table:number-matrix-rows-spanned="1" table:formula="of:=SUM([.E3:.E9]&gt;[.$AQ3:.$AQ9])" office:value-type="float"/>
          <table:table-cell table:number-matrix-columns-spanned="1" table:number-matrix-rows-spanned="1" table:formula="of:=SUM([.F3:.F9]&gt;[.$AR3:.$AR9])" office:value-type="float"/>
          <table:table-cell table:number-matrix-columns-spanned="1" table:number-matrix-rows-spanned="1" table:formula="of:=SUM([.G3:.G9]&gt;[.$AS3:.$AS9])" office:value-type="float"/>
          <table:table-cell table:number-matrix-columns-spanned="1" table:number-matrix-rows-spanned="1" table:formula="of:=SUM([.H3:.H9]&gt;[.$AT3:.$AT9])" office:value-type="float"/>
          <table:table-cell table:number-matrix-columns-spanned="1" table:number-matrix-rows-spanned="1" table:formula="of:=SUM([.I3:.I9]&gt;[.$AU3:.$AU9])" office:value-type="float"/>
          <table:table-cell table:number-matrix-columns-spanned="1" table:number-matrix-rows-spanned="1" table:formula="of:=SUM([.J3:.J9]&gt;[.$AV3:.$AV9])" office:value-type="float"/>
          <table:table-cell table:number-matrix-columns-spanned="1" table:number-matrix-rows-spanned="1" table:formula="of:=SUM([.K3:.K9]&gt;[.$AW3:.$AW9])" office:value-type="float"/>
          <table:table-cell table:number-matrix-columns-spanned="1" table:number-matrix-rows-spanned="1" table:formula="of:=SUM([.L3:.L9]&gt;[.$AX3:.$AX9])" office:value-type="float"/>
          <table:table-cell table:number-matrix-columns-spanned="1" table:number-matrix-rows-spanned="1" table:formula="of:=SUM([.M3:.M9]&gt;[.$AY3:.$AY9])" office:value-type="float"/>
          <table:table-cell table:number-matrix-columns-spanned="1" table:number-matrix-rows-spanned="1" table:formula="of:=SUM([.N3:.N9]&gt;[.$AZ3:.$AZ9])" office:value-type="float"/>
          <table:table-cell table:number-matrix-columns-spanned="1" table:number-matrix-rows-spanned="1" table:formula="of:=SUM([.O3:.O9]&gt;[.$AN3:.$AN9])" office:value-type="float"/>
          <table:table-cell table:number-matrix-columns-spanned="1" table:number-matrix-rows-spanned="1" table:formula="of:=SUM([.P3:.P9]&gt;[.$AO3:.$AO9])" office:value-type="float"/>
          <table:table-cell table:number-matrix-columns-spanned="1" table:number-matrix-rows-spanned="1" table:formula="of:=SUM([.Q3:.Q9]&gt;[.$AP3:.$AP9])" office:value-type="float"/>
          <table:table-cell table:number-matrix-columns-spanned="1" table:number-matrix-rows-spanned="1" table:formula="of:=SUM([.R3:.R9]&gt;[.$AQ3:.$AQ9])" office:value-type="float"/>
          <table:table-cell table:number-matrix-columns-spanned="1" table:number-matrix-rows-spanned="1" table:formula="of:=SUM([.S3:.S9]&gt;[.$AR3:.$AR9])" office:value-type="float"/>
          <table:table-cell table:number-matrix-columns-spanned="1" table:number-matrix-rows-spanned="1" table:formula="of:=SUM([.T3:.T9]&gt;[.$AS3:.$AS9])" office:value-type="float"/>
          <table:table-cell table:number-matrix-columns-spanned="1" table:number-matrix-rows-spanned="1" table:formula="of:=SUM([.U3:.U9]&gt;[.$AT3:.$AT9])" office:value-type="float"/>
          <table:table-cell table:number-matrix-columns-spanned="1" table:number-matrix-rows-spanned="1" table:formula="of:=SUM([.V3:.V9]&gt;[.$AU3:.$AU9])" office:value-type="float"/>
          <table:table-cell table:number-matrix-columns-spanned="1" table:number-matrix-rows-spanned="1" table:formula="of:=SUM([.W3:.W9]&gt;[.$AW3:.$AW9])" office:value-type="float"/>
          <table:table-cell table:number-matrix-columns-spanned="1" table:number-matrix-rows-spanned="1" table:formula="of:=SUM([.X3:.X9]&gt;[.$AX3:.$AX9])" office:value-type="float"/>
          <table:table-cell table:number-matrix-columns-spanned="1" table:number-matrix-rows-spanned="1" table:formula="of:=SUM([.Y3:.Y9]&gt;[.$AY3:.$AY9])" office:value-type="float"/>
          <table:table-cell table:number-matrix-columns-spanned="1" table:number-matrix-rows-spanned="1" table:formula="of:=SUM([.Z3:.Z9]&gt;[.$AZ3:.$AZ9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9]=[.$BA3:.$BA9])" office:value-type="float"/>
          <table:table-cell table:number-matrix-columns-spanned="1" table:number-matrix-rows-spanned="1" table:formula="of:=SUM([.C3:.C9]=[.$BB3:.$BB9])" office:value-type="float"/>
          <table:table-cell table:number-matrix-columns-spanned="1" table:number-matrix-rows-spanned="1" table:formula="of:=SUM([.D3:.D9]=[.$BC3:.$BC9])" office:value-type="float"/>
          <table:table-cell table:number-matrix-columns-spanned="1" table:number-matrix-rows-spanned="1" table:formula="of:=SUM([.E3:.E9]=[.$BD3:.$BD9])" office:value-type="float"/>
          <table:table-cell table:number-matrix-columns-spanned="1" table:number-matrix-rows-spanned="1" table:formula="of:=SUM([.F3:.F9]=[.$BE3:.$BE9])" office:value-type="float"/>
          <table:table-cell table:number-matrix-columns-spanned="1" table:number-matrix-rows-spanned="1" table:formula="of:=SUM([.G3:.G9]=[.$BF3:.$BF9])" office:value-type="float"/>
          <table:table-cell table:number-matrix-columns-spanned="1" table:number-matrix-rows-spanned="1" table:formula="of:=SUM([.H3:.H9]=[.$BG3:.$BG9])" office:value-type="float"/>
          <table:table-cell table:number-matrix-columns-spanned="1" table:number-matrix-rows-spanned="1" table:formula="of:=SUM([.I3:.I9]=[.$BH3:.$BH9])" office:value-type="float"/>
          <table:table-cell table:number-matrix-columns-spanned="1" table:number-matrix-rows-spanned="1" table:formula="of:=SUM([.J3:.J9]=[.$BI3:.$BI9])" office:value-type="float"/>
          <table:table-cell table:number-matrix-columns-spanned="1" table:number-matrix-rows-spanned="1" table:formula="of:=SUM([.K3:.K9]=[.$BJ3:.$BJ9])" office:value-type="float"/>
          <table:table-cell table:number-matrix-columns-spanned="1" table:number-matrix-rows-spanned="1" table:formula="of:=SUM([.L3:.L9]=[.$BK3:.$BK9])" office:value-type="float"/>
          <table:table-cell table:number-matrix-columns-spanned="1" table:number-matrix-rows-spanned="1" table:formula="of:=SUM([.M3:.M9]=[.$BL3:.$BL9])" office:value-type="float"/>
          <table:table-cell table:number-matrix-columns-spanned="1" table:number-matrix-rows-spanned="1" table:formula="of:=SUM([.N3:.N9]=[.$BM3:.$BM9])" office:value-type="float"/>
          <table:table-cell table:number-matrix-columns-spanned="1" table:number-matrix-rows-spanned="1" table:formula="of:=SUM([.O3:.O9]=[.$BA3:.$BA9])" office:value-type="float"/>
          <table:table-cell table:number-matrix-columns-spanned="1" table:number-matrix-rows-spanned="1" table:formula="of:=SUM([.P3:.P9]=[.$BB3:.$BB9])" office:value-type="float"/>
          <table:table-cell table:number-matrix-columns-spanned="1" table:number-matrix-rows-spanned="1" table:formula="of:=SUM([.Q3:.Q9]=[.$BC3:.$BC9])" office:value-type="float"/>
          <table:table-cell table:number-matrix-columns-spanned="1" table:number-matrix-rows-spanned="1" table:formula="of:=SUM([.R3:.R9]=[.$BD3:.$BD9])" office:value-type="float"/>
          <table:table-cell table:number-matrix-columns-spanned="1" table:number-matrix-rows-spanned="1" table:formula="of:=SUM([.S3:.S9]=[.$BE3:.$BE9])" office:value-type="float"/>
          <table:table-cell table:number-matrix-columns-spanned="1" table:number-matrix-rows-spanned="1" table:formula="of:=SUM([.T3:.T9]=[.$BF3:.$BF9])" office:value-type="float"/>
          <table:table-cell table:number-matrix-columns-spanned="1" table:number-matrix-rows-spanned="1" table:formula="of:=SUM([.U3:.U9]=[.$BG3:.$BG9])" office:value-type="float"/>
          <table:table-cell table:number-matrix-columns-spanned="1" table:number-matrix-rows-spanned="1" table:formula="of:=SUM([.V3:.V9]=[.$BH3:.$BH9])" office:value-type="float"/>
          <table:table-cell table:number-matrix-columns-spanned="1" table:number-matrix-rows-spanned="1" table:formula="of:=SUM([.W3:.W9]=[.$BJ3:.$BJ9])" office:value-type="float"/>
          <table:table-cell table:number-matrix-columns-spanned="1" table:number-matrix-rows-spanned="1" table:formula="of:=SUM([.X3:.X9]=[.$BK3:.$BK9])" office:value-type="float"/>
          <table:table-cell table:number-matrix-columns-spanned="1" table:number-matrix-rows-spanned="1" table:formula="of:=SUM([.Y3:.Y9]=[.$BL3:.$BL9])" office:value-type="float"/>
          <table:table-cell table:number-matrix-columns-spanned="1" table:number-matrix-rows-spanned="1" table:formula="of:=SUM([.Z3:.Z9]=[.$BM3:.$BM9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